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26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PageStyle_5f_Tabla_20_definita_20_SIM">
      <style:table-properties table:display="true" style:writing-mode="lr-tb"/>
    </style:style>
    <style:style style:name="ta2" style:family="table" style:master-page-name="PageStyle_5f_Pruebas_20__28_no_20_tocar_29_">
      <style:table-properties table:display="false" style:writing-mode="lr-tb"/>
    </style:style>
    <style:style style:name="ta3" style:family="table" style:master-page-name="PageStyle_5f_Valores_20_aleatorios_20_para_20_entrena">
      <style:table-properties table:display="false" style:writing-mode="lr-tb"/>
    </style:style>
    <style:style style:name="ta4" style:family="table" style:master-page-name="PageStyle_5f_multiplesimulations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d0e0e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4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44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a definita SIM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YAW (º)</text:p>
          </table:table-cell>
          <table:table-cell table:style-name="ce4" office:value-type="string" calcext:value-type="string">
            <text:p>PITCH (º)</text:p>
          </table:table-cell>
          <table:table-cell table:style-name="ce4" office:value-type="string" calcext:value-type="string">
            <text:p>ROLL (º)</text:p>
          </table:table-cell>
          <table:table-cell table:style-name="ce4" office:value-type="string" calcext:value-type="string">
            <text:p>V (m/s)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CL</text:p>
          </table:table-cell>
          <table:table-cell table:style-name="ce4" office:value-type="string" calcext:value-type="string">
            <text:p>C_pitch_w</text:p>
          </table:table-cell>
          <table:table-cell table:style-name="ce4" office:value-type="string" calcext:value-type="string">
            <text:p>C_roll_w</text:p>
          </table:table-cell>
          <table:table-cell table:style-name="ce4" office:value-type="string" calcext:value-type="string">
            <text:p>C_yaw_w</text:p>
          </table:table-cell>
          <table:table-cell table:style-name="ce1" office:value-type="string" calcext:value-type="string">
            <text:p>X CP</text:p>
          </table:table-cell>
          <table:table-cell table:style-name="ce1" office:value-type="string" calcext:value-type="string">
            <text:p>Y CP</text:p>
          </table:table-cell>
          <table:table-cell table:style-name="ce1" office:value-type="string" calcext:value-type="string">
            <text:p>Z CP</text:p>
          </table:table-cell>
          <table:table-cell table:number-columns-repeated="5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16900215" calcext:value-type="float">
            <text:p>0.016900215</text:p>
          </table:table-cell>
          <table:table-cell table:style-name="ce2" office:value-type="float" office:value="-0.001613261" calcext:value-type="float">
            <text:p>-0.001613261</text:p>
          </table:table-cell>
          <table:table-cell table:style-name="ce2" office:value-type="float" office:value="0.01513806" calcext:value-type="float">
            <text:p>0.01513806</text:p>
          </table:table-cell>
          <table:table-cell table:style-name="ce2" office:value-type="float" office:value="0.000049907858" calcext:value-type="float">
            <text:p>4.9907858E-05</text:p>
          </table:table-cell>
          <table:table-cell table:style-name="ce2" office:value-type="float" office:value="0.000078462712" calcext:value-type="float">
            <text:p>7.8462712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1588815" calcext:value-type="float">
            <text:p>0.01588815</text:p>
          </table:table-cell>
          <table:table-cell table:style-name="ce2" office:value-type="float" office:value="0.13196394" calcext:value-type="float">
            <text:p>0.13196394</text:p>
          </table:table-cell>
          <table:table-cell table:style-name="ce2" office:value-type="float" office:value="0.012670598" calcext:value-type="float">
            <text:p>0.012670598</text:p>
          </table:table-cell>
          <table:table-cell table:style-name="ce2" office:value-type="float" office:value="0.00000046425005" calcext:value-type="float">
            <text:p>4.6425005E-07</text:p>
          </table:table-cell>
          <table:table-cell table:style-name="ce2" office:value-type="float" office:value="-0.000024652894" calcext:value-type="float">
            <text:p>-2.4652894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20654851" calcext:value-type="float">
            <text:p>0.020654851</text:p>
          </table:table-cell>
          <table:table-cell table:style-name="ce2" office:value-type="float" office:value="0.2706181" calcext:value-type="float">
            <text:p>0.2706181</text:p>
          </table:table-cell>
          <table:table-cell table:style-name="ce2" office:value-type="float" office:value="0.0084695793" calcext:value-type="float">
            <text:p>0.0084695793</text:p>
          </table:table-cell>
          <table:table-cell table:style-name="ce2" office:value-type="float" office:value="-0.000022802235" calcext:value-type="float">
            <text:p>-2.2802235E-05</text:p>
          </table:table-cell>
          <table:table-cell table:style-name="ce2" office:value-type="float" office:value="0.000063089851" calcext:value-type="float">
            <text:p>6.3089851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29660698" calcext:value-type="float">
            <text:p>0.029660698</text:p>
          </table:table-cell>
          <table:table-cell table:style-name="ce2" office:value-type="float" office:value="0.38862579" calcext:value-type="float">
            <text:p>0.38862579</text:p>
          </table:table-cell>
          <table:table-cell table:style-name="ce2" office:value-type="float" office:value="0.0043153513" calcext:value-type="float">
            <text:p>0.0043153513</text:p>
          </table:table-cell>
          <table:table-cell table:style-name="ce2" office:value-type="float" office:value="-0.0047227223" calcext:value-type="float">
            <text:p>-0.0047227223</text:p>
          </table:table-cell>
          <table:table-cell table:style-name="ce2" office:value-type="float" office:value="0.00017189135" calcext:value-type="float">
            <text:p>0.000171891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43881946" calcext:value-type="float">
            <text:p>0.043881946</text:p>
          </table:table-cell>
          <table:table-cell table:style-name="ce2" office:value-type="float" office:value="0.53136356" calcext:value-type="float">
            <text:p>0.53136356</text:p>
          </table:table-cell>
          <table:table-cell table:style-name="ce2" office:value-type="float" office:value="0.0006566902" calcext:value-type="float">
            <text:p>0.0006566902</text:p>
          </table:table-cell>
          <table:table-cell table:style-name="ce2" office:value-type="float" office:value="-0.00014576367" calcext:value-type="float">
            <text:p>-0.00014576367</text:p>
          </table:table-cell>
          <table:table-cell table:style-name="ce2" office:value-type="float" office:value="-0.0000007456802" calcext:value-type="float">
            <text:p>-7.456802E-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62089177" calcext:value-type="float">
            <text:p>0.062089177</text:p>
          </table:table-cell>
          <table:table-cell table:style-name="ce2" office:value-type="float" office:value="0.6531929" calcext:value-type="float">
            <text:p>0.6531929</text:p>
          </table:table-cell>
          <table:table-cell table:style-name="ce2" office:value-type="float" office:value="-0.0018275929" calcext:value-type="float">
            <text:p>-0.0018275929</text:p>
          </table:table-cell>
          <table:table-cell table:style-name="ce2" office:value-type="float" office:value="-0.0011311386" calcext:value-type="float">
            <text:p>-0.0011311386</text:p>
          </table:table-cell>
          <table:table-cell table:style-name="ce2" office:value-type="float" office:value="-0.000021252629" calcext:value-type="float">
            <text:p>-2.1252629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84774782" calcext:value-type="float">
            <text:p>0.084774782</text:p>
          </table:table-cell>
          <table:table-cell table:style-name="ce2" office:value-type="float" office:value="0.76616181" calcext:value-type="float">
            <text:p>0.76616181</text:p>
          </table:table-cell>
          <table:table-cell table:style-name="ce2" office:value-type="float" office:value="-0.0075851024" calcext:value-type="float">
            <text:p>-0.0075851024</text:p>
          </table:table-cell>
          <table:table-cell table:style-name="ce2" office:value-type="float" office:value="0.00010798103" calcext:value-type="float">
            <text:p>0.00010798103</text:p>
          </table:table-cell>
          <table:table-cell table:style-name="ce2" office:value-type="float" office:value="0.0000086883796" calcext:value-type="float">
            <text:p>8.6883796E-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14580469" calcext:value-type="float">
            <text:p>0.14580469</text:p>
          </table:table-cell>
          <table:table-cell table:style-name="ce2" office:value-type="float" office:value="0.70870571" calcext:value-type="float">
            <text:p>0.70870571</text:p>
          </table:table-cell>
          <table:table-cell table:style-name="ce2" office:value-type="float" office:value="-0.039285833" calcext:value-type="float">
            <text:p>-0.039285833</text:p>
          </table:table-cell>
          <table:table-cell table:style-name="ce2" office:value-type="float" office:value="0.000943649" calcext:value-type="float">
            <text:p>0.000943649</text:p>
          </table:table-cell>
          <table:table-cell table:style-name="ce2" office:value-type="float" office:value="0.00023649294" calcext:value-type="float">
            <text:p>0.000236492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]+1"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 table:style-name="ce5" office:value-type="float" office:value="-9" calcext:value-type="float">
            <text:p>-9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11853197" calcext:value-type="float">
            <text:p>0.11853197</text:p>
          </table:table-cell>
          <table:table-cell table:style-name="ce2" office:value-type="float" office:value="-0.25701713" calcext:value-type="float">
            <text:p>-0.25701713</text:p>
          </table:table-cell>
          <table:table-cell table:style-name="ce2" office:value-type="float" office:value="0.014789174" calcext:value-type="float">
            <text:p>0.014789174</text:p>
          </table:table-cell>
          <table:table-cell table:style-name="ce2" office:value-type="float" office:value="0.024934585" calcext:value-type="float">
            <text:p>0.024934585</text:p>
          </table:table-cell>
          <table:table-cell table:style-name="ce2" office:value-type="float" office:value="-0.040407514" calcext:value-type="float">
            <text:p>-0.0404075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 table:style-name="ce5" office:value-type="float" office:value="-6" calcext:value-type="float">
            <text:p>-6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86788152" calcext:value-type="float">
            <text:p>0.086788152</text:p>
          </table:table-cell>
          <table:table-cell table:style-name="ce2" office:value-type="float" office:value="-0.096447767" calcext:value-type="float">
            <text:p>-0.096447767</text:p>
          </table:table-cell>
          <table:table-cell table:style-name="ce2" office:value-type="float" office:value="0.01264923" calcext:value-type="float">
            <text:p>0.01264923</text:p>
          </table:table-cell>
          <table:table-cell table:style-name="ce2" office:value-type="float" office:value="0.019120353" calcext:value-type="float">
            <text:p>0.019120353</text:p>
          </table:table-cell>
          <table:table-cell table:style-name="ce2" office:value-type="float" office:value="-0.04042804" calcext:value-type="float">
            <text:p>-0.040428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 table:style-name="ce5" office:value-type="float" office:value="-3" calcext:value-type="float">
            <text:p>-3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7999334" calcext:value-type="float">
            <text:p>0.07999334</text:p>
          </table:table-cell>
          <table:table-cell table:style-name="ce2" office:value-type="float" office:value="0.051530009" calcext:value-type="float">
            <text:p>0.051530009</text:p>
          </table:table-cell>
          <table:table-cell table:style-name="ce2" office:value-type="float" office:value="0.011088297" calcext:value-type="float">
            <text:p>0.011088297</text:p>
          </table:table-cell>
          <table:table-cell table:style-name="ce2" office:value-type="float" office:value="0.016487927" calcext:value-type="float">
            <text:p>0.016487927</text:p>
          </table:table-cell>
          <table:table-cell table:style-name="ce2" office:value-type="float" office:value="-0.038525019" calcext:value-type="float">
            <text:p>-0.0385250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2]+1" office:value-type="float" office:value="11" calcext:value-type="float">
            <text:p>11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84434505" calcext:value-type="float">
            <text:p>0.084434505</text:p>
          </table:table-cell>
          <table:table-cell table:style-name="ce2" office:value-type="float" office:value="0.20876848" calcext:value-type="float">
            <text:p>0.20876848</text:p>
          </table:table-cell>
          <table:table-cell table:style-name="ce2" office:value-type="float" office:value="0.0064179529" calcext:value-type="float">
            <text:p>0.0064179529</text:p>
          </table:table-cell>
          <table:table-cell table:style-name="ce2" office:value-type="float" office:value="0.00715118" calcext:value-type="float">
            <text:p>0.00715118</text:p>
          </table:table-cell>
          <table:table-cell table:style-name="ce2" office:value-type="float" office:value="-0.038128946" calcext:value-type="float">
            <text:p>-0.0381289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3]+1" office:value-type="float" office:value="12" calcext:value-type="float">
            <text:p>12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97253253" calcext:value-type="float">
            <text:p>0.097253253</text:p>
          </table:table-cell>
          <table:table-cell table:style-name="ce2" office:value-type="float" office:value="0.35405122" calcext:value-type="float">
            <text:p>0.35405122</text:p>
          </table:table-cell>
          <table:table-cell table:style-name="ce2" office:value-type="float" office:value="0.0049068459" calcext:value-type="float">
            <text:p>0.0049068459</text:p>
          </table:table-cell>
          <table:table-cell table:style-name="ce2" office:value-type="float" office:value="-0.0025667754" calcext:value-type="float">
            <text:p>-0.0025667754</text:p>
          </table:table-cell>
          <table:table-cell table:style-name="ce2" office:value-type="float" office:value="-0.038195743" calcext:value-type="float">
            <text:p>-0.0381957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4]+1" office:value-type="float" office:value="13" calcext:value-type="float">
            <text:p>13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12159473" calcext:value-type="float">
            <text:p>0.12159473</text:p>
          </table:table-cell>
          <table:table-cell table:style-name="ce2" office:value-type="float" office:value="0.49029642" calcext:value-type="float">
            <text:p>0.49029642</text:p>
          </table:table-cell>
          <table:table-cell table:style-name="ce2" office:value-type="float" office:value="-0.0006273917" calcext:value-type="float">
            <text:p>-0.0006273917</text:p>
          </table:table-cell>
          <table:table-cell table:style-name="ce2" office:value-type="float" office:value="-0.017718107" calcext:value-type="float">
            <text:p>-0.017718107</text:p>
          </table:table-cell>
          <table:table-cell table:style-name="ce2" office:value-type="float" office:value="-0.037288765" calcext:value-type="float">
            <text:p>-0.0372887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5]+1" office:value-type="float" office:value="14" calcext:value-type="float">
            <text:p>1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2" office:value-type="float" office:value="0.1733838" calcext:value-type="float">
            <text:p>0.1733838</text:p>
          </table:table-cell>
          <table:table-cell table:style-name="ce2" office:value-type="float" office:value="0.63279937" calcext:value-type="float">
            <text:p>0.63279937</text:p>
          </table:table-cell>
          <table:table-cell table:style-name="ce2" office:value-type="float" office:value="-0.01423566" calcext:value-type="float">
            <text:p>-0.01423566</text:p>
          </table:table-cell>
          <table:table-cell table:style-name="ce2" office:value-type="float" office:value="-0.034136109" calcext:value-type="float">
            <text:p>-0.034136109</text:p>
          </table:table-cell>
          <table:table-cell table:style-name="ce2" office:value-type="float" office:value="-0.035338523" calcext:value-type="float">
            <text:p>-0.0353385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6]+1" office:value-type="float" office:value="15" calcext:value-type="float">
            <text:p>1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24592411" calcext:value-type="float">
            <text:p>0.24592411</text:p>
          </table:table-cell>
          <table:table-cell table:style-name="ce2" office:value-type="float" office:value="0.65123791" calcext:value-type="float">
            <text:p>0.65123791</text:p>
          </table:table-cell>
          <table:table-cell table:style-name="ce2" office:value-type="float" office:value="-0.0056842967" calcext:value-type="float">
            <text:p>-0.0056842967</text:p>
          </table:table-cell>
          <table:table-cell table:style-name="ce2" office:value-type="float" office:value="-0.072077255" calcext:value-type="float">
            <text:p>-0.072077255</text:p>
          </table:table-cell>
          <table:table-cell table:style-name="ce2" office:value-type="float" office:value="-0.032925034" calcext:value-type="float">
            <text:p>-0.0329250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7]+1" office:value-type="float" office:value="16" calcext:value-type="float">
            <text:p>1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3843" calcext:value-type="float">
            <text:p>0.13843</text:p>
          </table:table-cell>
          <table:table-cell table:style-name="ce5" office:value-type="float" office:value="-0.11473" calcext:value-type="float">
            <text:p>-0.11473</text:p>
          </table:table-cell>
          <table:table-cell table:style-name="ce5" office:value-type="float" office:value="-0.025643" calcext:value-type="float">
            <text:p>-0.025643</text:p>
          </table:table-cell>
          <table:table-cell table:style-name="ce5" office:value-type="float" office:value="0.022477" calcext:value-type="float">
            <text:p>0.022477</text:p>
          </table:table-cell>
          <table:table-cell table:style-name="ce5" office:value-type="float" office:value="-0.051182" calcext:value-type="float">
            <text:p>-0.0511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8]+1" office:value-type="float" office:value="17" calcext:value-type="float">
            <text:p>1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2245" calcext:value-type="float">
            <text:p>0.12245</text:p>
          </table:table-cell>
          <table:table-cell table:style-name="ce5" office:value-type="float" office:value="-0.079936" calcext:value-type="float">
            <text:p>-0.079936</text:p>
          </table:table-cell>
          <table:table-cell table:style-name="ce5" office:value-type="float" office:value="-0.015962" calcext:value-type="float">
            <text:p>-0.015962</text:p>
          </table:table-cell>
          <table:table-cell table:style-name="ce5" office:value-type="float" office:value="0.020815" calcext:value-type="float">
            <text:p>0.020815</text:p>
          </table:table-cell>
          <table:table-cell table:style-name="ce5" office:value-type="float" office:value="-0.04979" calcext:value-type="float">
            <text:p>-0.049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9]+1" office:value-type="float" office:value="18" calcext:value-type="float">
            <text:p>1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-0.046062" calcext:value-type="float">
            <text:p>-0.046062</text:p>
          </table:table-cell>
          <table:table-cell table:style-name="ce5" office:value-type="float" office:value="-0.007605" calcext:value-type="float">
            <text:p>-0.007605</text:p>
          </table:table-cell>
          <table:table-cell table:style-name="ce5" office:value-type="float" office:value="0.017209" calcext:value-type="float">
            <text:p>0.017209</text:p>
          </table:table-cell>
          <table:table-cell table:style-name="ce5" office:value-type="float" office:value="-0.048861" calcext:value-type="float">
            <text:p>-0.0488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0]+1" office:value-type="float" office:value="19" calcext:value-type="float">
            <text:p>19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0364" calcext:value-type="float">
            <text:p>0.10364</text:p>
          </table:table-cell>
          <table:table-cell table:style-name="ce5" office:value-type="float" office:value="-0.0152" calcext:value-type="float">
            <text:p>-0.0152</text:p>
          </table:table-cell>
          <table:table-cell table:style-name="ce5" office:value-type="float" office:value="-0.0010875" calcext:value-type="float">
            <text:p>-0.0010875</text:p>
          </table:table-cell>
          <table:table-cell table:style-name="ce5" office:value-type="float" office:value="0.014741" calcext:value-type="float">
            <text:p>0.014741</text:p>
          </table:table-cell>
          <table:table-cell table:style-name="ce5" office:value-type="float" office:value="-0.047416" calcext:value-type="float">
            <text:p>-0.0474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1]+1" office:value-type="float" office:value="20" calcext:value-type="float">
            <text:p>2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0496" calcext:value-type="float">
            <text:p>0.10496</text:p>
          </table:table-cell>
          <table:table-cell table:style-name="ce5" office:value-type="float" office:value="0.013809" calcext:value-type="float">
            <text:p>0.013809</text:p>
          </table:table-cell>
          <table:table-cell table:style-name="ce5" office:value-type="float" office:value="0.0026542" calcext:value-type="float">
            <text:p>0.0026542</text:p>
          </table:table-cell>
          <table:table-cell table:style-name="ce5" office:value-type="float" office:value="0.011188" calcext:value-type="float">
            <text:p>0.011188</text:p>
          </table:table-cell>
          <table:table-cell table:style-name="ce5" office:value-type="float" office:value="-0.046353" calcext:value-type="float">
            <text:p>-0.0463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2]+1" office:value-type="float" office:value="21" calcext:value-type="float">
            <text:p>2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151" calcext:value-type="float">
            <text:p>0.1151</text:p>
          </table:table-cell>
          <table:table-cell table:style-name="ce5" office:value-type="float" office:value="0.053088" calcext:value-type="float">
            <text:p>0.053088</text:p>
          </table:table-cell>
          <table:table-cell table:style-name="ce5" office:value-type="float" office:value="0.0083342" calcext:value-type="float">
            <text:p>0.0083342</text:p>
          </table:table-cell>
          <table:table-cell table:style-name="ce5" office:value-type="float" office:value="0.0041077" calcext:value-type="float">
            <text:p>0.0041077</text:p>
          </table:table-cell>
          <table:table-cell table:style-name="ce5" office:value-type="float" office:value="-0.046904" calcext:value-type="float">
            <text:p>-0.0469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3]+1" office:value-type="float" office:value="22" calcext:value-type="float">
            <text:p>22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2752" calcext:value-type="float">
            <text:p>0.12752</text:p>
          </table:table-cell>
          <table:table-cell table:style-name="ce5" office:value-type="float" office:value="0.085777" calcext:value-type="float">
            <text:p>0.085777</text:p>
          </table:table-cell>
          <table:table-cell table:style-name="ce5" office:value-type="float" office:value="0.006378" calcext:value-type="float">
            <text:p>0.006378</text:p>
          </table:table-cell>
          <table:table-cell table:style-name="ce5" office:value-type="float" office:value="-0.005801" calcext:value-type="float">
            <text:p>-0.005801</text:p>
          </table:table-cell>
          <table:table-cell table:style-name="ce5" office:value-type="float" office:value="-0.051923" calcext:value-type="float">
            <text:p>-0.0519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4]+1" office:value-type="float" office:value="23" calcext:value-type="float">
            <text:p>2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4378" calcext:value-type="float">
            <text:p>0.14378</text:p>
          </table:table-cell>
          <table:table-cell table:style-name="ce5" office:value-type="float" office:value="0.14102" calcext:value-type="float">
            <text:p>0.14102</text:p>
          </table:table-cell>
          <table:table-cell table:style-name="ce5" office:value-type="float" office:value="0.025529" calcext:value-type="float">
            <text:p>0.025529</text:p>
          </table:table-cell>
          <table:table-cell table:style-name="ce5" office:value-type="float" office:value="-0.0086575" calcext:value-type="float">
            <text:p>-0.0086575</text:p>
          </table:table-cell>
          <table:table-cell table:style-name="ce5" office:value-type="float" office:value="-0.046951" calcext:value-type="float">
            <text:p>-0.0469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5]+1" office:value-type="float" office:value="24" calcext:value-type="float">
            <text:p>24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2" table:style-name="ce5" office:value-type="float" office:value="-9" calcext:value-type="float">
            <text:p>-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1476" calcext:value-type="float">
            <text:p>0.11476</text:p>
          </table:table-cell>
          <table:table-cell table:style-name="ce5" office:value-type="float" office:value="0.32961" calcext:value-type="float">
            <text:p>0.32961</text:p>
          </table:table-cell>
          <table:table-cell table:style-name="ce5" office:value-type="float" office:value="0.055252" calcext:value-type="float">
            <text:p>0.055252</text:p>
          </table:table-cell>
          <table:table-cell table:style-name="ce5" office:value-type="float" office:value="0.033451" calcext:value-type="float">
            <text:p>0.033451</text:p>
          </table:table-cell>
          <table:table-cell table:style-name="ce5" office:value-type="float" office:value="0.043708" calcext:value-type="float">
            <text:p>0.0437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6]+1" office:value-type="float" office:value="25" calcext:value-type="float">
            <text:p>25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2" table:style-name="ce5" office:value-type="float" office:value="-6" calcext:value-type="float">
            <text:p>-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88901" calcext:value-type="float">
            <text:p>0.088901</text:p>
          </table:table-cell>
          <table:table-cell table:style-name="ce5" office:value-type="float" office:value="0.18288" calcext:value-type="float">
            <text:p>0.18288</text:p>
          </table:table-cell>
          <table:table-cell table:style-name="ce5" office:value-type="float" office:value="0.023265" calcext:value-type="float">
            <text:p>0.023265</text:p>
          </table:table-cell>
          <table:table-cell table:style-name="ce5" office:value-type="float" office:value="0.01323" calcext:value-type="float">
            <text:p>0.01323</text:p>
          </table:table-cell>
          <table:table-cell table:style-name="ce5" office:value-type="float" office:value="0.039705" calcext:value-type="float">
            <text:p>0.0397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7]+1" office:value-type="float" office:value="26" calcext:value-type="float">
            <text:p>26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2" table:style-name="ce5" office:value-type="float" office:value="-3" calcext:value-type="float">
            <text:p>-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82526" calcext:value-type="float">
            <text:p>0.082526</text:p>
          </table:table-cell>
          <table:table-cell table:style-name="ce5" office:value-type="float" office:value="0.028549" calcext:value-type="float">
            <text:p>0.028549</text:p>
          </table:table-cell>
          <table:table-cell table:style-name="ce5" office:value-type="float" office:value="-0.010168" calcext:value-type="float">
            <text:p>-0.010168</text:p>
          </table:table-cell>
          <table:table-cell table:style-name="ce5" office:value-type="float" office:value="-0.017485" calcext:value-type="float">
            <text:p>-0.017485</text:p>
          </table:table-cell>
          <table:table-cell table:style-name="ce5" office:value-type="float" office:value="0.036119" calcext:value-type="float">
            <text:p>0.0361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8]+1" office:value-type="float" office:value="27" calcext:value-type="float">
            <text:p>27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8887" calcext:value-type="float">
            <text:p>0.08887</text:p>
          </table:table-cell>
          <table:table-cell table:style-name="ce5" office:value-type="float" office:value="-0.10398" calcext:value-type="float">
            <text:p>-0.10398</text:p>
          </table:table-cell>
          <table:table-cell table:style-name="ce5" office:value-type="float" office:value="-0.039783" calcext:value-type="float">
            <text:p>-0.039783</text:p>
          </table:table-cell>
          <table:table-cell table:style-name="ce5" office:value-type="float" office:value="-0.019589" calcext:value-type="float">
            <text:p>-0.019589</text:p>
          </table:table-cell>
          <table:table-cell table:style-name="ce5" office:value-type="float" office:value="0.034254" calcext:value-type="float">
            <text:p>0.0342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29]+1" office:value-type="float" office:value="28" calcext:value-type="float">
            <text:p>28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1373" calcext:value-type="float">
            <text:p>0.11373</text:p>
          </table:table-cell>
          <table:table-cell table:style-name="ce5" office:value-type="float" office:value="-0.21472" calcext:value-type="float">
            <text:p>-0.21472</text:p>
          </table:table-cell>
          <table:table-cell table:style-name="ce5" office:value-type="float" office:value="-0.072842" calcext:value-type="float">
            <text:p>-0.072842</text:p>
          </table:table-cell>
          <table:table-cell table:style-name="ce5" office:value-type="float" office:value="-0.023767" calcext:value-type="float">
            <text:p>-0.023767</text:p>
          </table:table-cell>
          <table:table-cell table:style-name="ce5" office:value-type="float" office:value="0.034584" calcext:value-type="float">
            <text:p>0.0345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0]+1" office:value-type="float" office:value="29" calcext:value-type="float">
            <text:p>29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6258" calcext:value-type="float">
            <text:p>0.16258</text:p>
          </table:table-cell>
          <table:table-cell table:style-name="ce5" office:value-type="float" office:value="-0.32484" calcext:value-type="float">
            <text:p>-0.32484</text:p>
          </table:table-cell>
          <table:table-cell table:style-name="ce5" office:value-type="float" office:value="-0.11393" calcext:value-type="float">
            <text:p>-0.11393</text:p>
          </table:table-cell>
          <table:table-cell table:style-name="ce5" office:value-type="float" office:value="-0.0078611" calcext:value-type="float">
            <text:p>-0.0078611</text:p>
          </table:table-cell>
          <table:table-cell table:style-name="ce5" office:value-type="float" office:value="0.032453" calcext:value-type="float">
            <text:p>0.0324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1]+1" office:value-type="float" office:value="30" calcext:value-type="float">
            <text:p>30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0.20822" calcext:value-type="float">
            <text:p>0.20822</text:p>
          </table:table-cell>
          <table:table-cell table:style-name="ce5" office:value-type="float" office:value="-0.37983" calcext:value-type="float">
            <text:p>-0.37983</text:p>
          </table:table-cell>
          <table:table-cell table:style-name="ce5" office:value-type="float" office:value="-0.12434" calcext:value-type="float">
            <text:p>-0.12434</text:p>
          </table:table-cell>
          <table:table-cell table:style-name="ce5" office:value-type="float" office:value="-0.026287" calcext:value-type="float">
            <text:p>-0.026287</text:p>
          </table:table-cell>
          <table:table-cell table:style-name="ce5" office:value-type="float" office:value="0.038177" calcext:value-type="float">
            <text:p>0.03817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2]+1" office:value-type="float" office:value="31" calcext:value-type="float">
            <text:p>31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27441" calcext:value-type="float">
            <text:p>0.27441</text:p>
          </table:table-cell>
          <table:table-cell table:style-name="ce5" office:value-type="float" office:value="-0.43516" calcext:value-type="float">
            <text:p>-0.43516</text:p>
          </table:table-cell>
          <table:table-cell table:style-name="ce5" office:value-type="float" office:value="-0.15327" calcext:value-type="float">
            <text:p>-0.15327</text:p>
          </table:table-cell>
          <table:table-cell table:style-name="ce5" office:value-type="float" office:value="-0.01764" calcext:value-type="float">
            <text:p>-0.01764</text:p>
          </table:table-cell>
          <table:table-cell table:style-name="ce5" office:value-type="float" office:value="0.037929" calcext:value-type="float">
            <text:p>0.0379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3]+1" office:value-type="float" office:value="32" calcext:value-type="float">
            <text:p>32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33287347" calcext:value-type="float">
            <text:p>0.033287347</text:p>
          </table:table-cell>
          <table:table-cell table:style-name="ce2" office:value-type="float" office:value="0.19831453" calcext:value-type="float">
            <text:p>0.19831453</text:p>
          </table:table-cell>
          <table:table-cell table:style-name="ce2" office:value-type="float" office:value="0.046990457" calcext:value-type="float">
            <text:p>0.046990457</text:p>
          </table:table-cell>
          <table:table-cell table:style-name="ce2" office:value-type="float" office:value="-0.00034007117" calcext:value-type="float">
            <text:p>-0.00034007117</text:p>
          </table:table-cell>
          <table:table-cell table:style-name="ce2" office:value-type="float" office:value="0.00022244069" calcext:value-type="float">
            <text:p>0.000222440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4]+1" office:value-type="float" office:value="33" calcext:value-type="float">
            <text:p>33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27592059" calcext:value-type="float">
            <text:p>0.027592059</text:p>
          </table:table-cell>
          <table:table-cell table:style-name="ce2" office:value-type="float" office:value="0.048950545" calcext:value-type="float">
            <text:p>0.048950545</text:p>
          </table:table-cell>
          <table:table-cell table:style-name="ce2" office:value-type="float" office:value="0.018076072" calcext:value-type="float">
            <text:p>0.018076072</text:p>
          </table:table-cell>
          <table:table-cell table:style-name="ce2" office:value-type="float" office:value="0.0010579641" calcext:value-type="float">
            <text:p>0.0010579641</text:p>
          </table:table-cell>
          <table:table-cell table:style-name="ce2" office:value-type="float" office:value="-0.000021812351" calcext:value-type="float">
            <text:p>-2.1812351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5]+1" office:value-type="float" office:value="34" calcext:value-type="float">
            <text:p>34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33135126" calcext:value-type="float">
            <text:p>0.033135126</text:p>
          </table:table-cell>
          <table:table-cell table:style-name="ce2" office:value-type="float" office:value="-0.082053049" calcext:value-type="float">
            <text:p>-0.082053049</text:p>
          </table:table-cell>
          <table:table-cell table:style-name="ce2" office:value-type="float" office:value="-0.019165217" calcext:value-type="float">
            <text:p>-0.019165217</text:p>
          </table:table-cell>
          <table:table-cell table:style-name="ce2" office:value-type="float" office:value="-0.0012735957" calcext:value-type="float">
            <text:p>-0.0012735957</text:p>
          </table:table-cell>
          <table:table-cell table:style-name="ce2" office:value-type="float" office:value="0.000055620624" calcext:value-type="float">
            <text:p>5.5620624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6]+1" office:value-type="float" office:value="35" calcext:value-type="float">
            <text:p>35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51945476" calcext:value-type="float">
            <text:p>0.051945476</text:p>
          </table:table-cell>
          <table:table-cell table:style-name="ce2" office:value-type="float" office:value="-0.22344077" calcext:value-type="float">
            <text:p>-0.22344077</text:p>
          </table:table-cell>
          <table:table-cell table:style-name="ce2" office:value-type="float" office:value="-0.05221411" calcext:value-type="float">
            <text:p>-0.05221411</text:p>
          </table:table-cell>
          <table:table-cell table:style-name="ce2" office:value-type="float" office:value="0.00085278348" calcext:value-type="float">
            <text:p>0.00085278348</text:p>
          </table:table-cell>
          <table:table-cell table:style-name="ce2" office:value-type="float" office:value="-0.00016175248" calcext:value-type="float">
            <text:p>-0.000161752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7]+1" office:value-type="float" office:value="36" calcext:value-type="float">
            <text:p>3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75719085" calcext:value-type="float">
            <text:p>0.075719085</text:p>
          </table:table-cell>
          <table:table-cell table:style-name="ce2" office:value-type="float" office:value="-0.27694347" calcext:value-type="float">
            <text:p>-0.27694347</text:p>
          </table:table-cell>
          <table:table-cell table:style-name="ce2" office:value-type="float" office:value="-0.063307866" calcext:value-type="float">
            <text:p>-0.063307866</text:p>
          </table:table-cell>
          <table:table-cell table:style-name="ce2" office:value-type="float" office:value="-0.00091914616" calcext:value-type="float">
            <text:p>-0.00091914616</text:p>
          </table:table-cell>
          <table:table-cell table:style-name="ce2" office:value-type="float" office:value="0.00036548138" calcext:value-type="float">
            <text:p>0.000365481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8]+1" office:value-type="float" office:value="37" calcext:value-type="float">
            <text:p>37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096687044" calcext:value-type="float">
            <text:p>0.096687044</text:p>
          </table:table-cell>
          <table:table-cell table:style-name="ce2" office:value-type="float" office:value="-0.23573378" calcext:value-type="float">
            <text:p>-0.23573378</text:p>
          </table:table-cell>
          <table:table-cell table:style-name="ce2" office:value-type="float" office:value="-0.077549836" calcext:value-type="float">
            <text:p>-0.077549836</text:p>
          </table:table-cell>
          <table:table-cell table:style-name="ce2" office:value-type="float" office:value="0.00928487" calcext:value-type="float">
            <text:p>0.00928487</text:p>
          </table:table-cell>
          <table:table-cell table:style-name="ce2" office:value-type="float" office:value="-0.0009437771" calcext:value-type="float">
            <text:p>-0.00094377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39]+1" office:value-type="float" office:value="38" calcext:value-type="float">
            <text:p>38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0.11566676" calcext:value-type="float">
            <text:p>0.11566676</text:p>
          </table:table-cell>
          <table:table-cell table:style-name="ce2" office:value-type="float" office:value="-0.21893423" calcext:value-type="float">
            <text:p>-0.21893423</text:p>
          </table:table-cell>
          <table:table-cell table:style-name="ce2" office:value-type="float" office:value="-0.082693324" calcext:value-type="float">
            <text:p>-0.082693324</text:p>
          </table:table-cell>
          <table:table-cell table:style-name="ce2" office:value-type="float" office:value="-0.011749597" calcext:value-type="float">
            <text:p>-0.011749597</text:p>
          </table:table-cell>
          <table:table-cell table:style-name="ce2" office:value-type="float" office:value="0.0011835345" calcext:value-type="float">
            <text:p>0.00118353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0]+1" office:value-type="float" office:value="39" calcext:value-type="float">
            <text:p>39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9973" calcext:value-type="float">
            <text:p>0.19973</text:p>
          </table:table-cell>
          <table:table-cell table:style-name="ce5" office:value-type="float" office:value="-0.46574" calcext:value-type="float">
            <text:p>-0.46574</text:p>
          </table:table-cell>
          <table:table-cell table:style-name="ce5" office:value-type="float" office:value="-0.10351" calcext:value-type="float">
            <text:p>-0.10351</text:p>
          </table:table-cell>
          <table:table-cell table:style-name="ce5" office:value-type="float" office:value="0.0012544" calcext:value-type="float">
            <text:p>0.0012544</text:p>
          </table:table-cell>
          <table:table-cell table:style-name="ce5" office:value-type="float" office:value="-0.0012072" calcext:value-type="float">
            <text:p>-0.00120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1]+1" office:value-type="float" office:value="40" calcext:value-type="float">
            <text:p>4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2916" calcext:value-type="float">
            <text:p>0.02916</text:p>
          </table:table-cell>
          <table:table-cell table:style-name="ce5" office:value-type="float" office:value="0.39365" calcext:value-type="float">
            <text:p>0.39365</text:p>
          </table:table-cell>
          <table:table-cell table:style-name="ce5" office:value-type="float" office:value="0.0073473" calcext:value-type="float">
            <text:p>0.0073473</text:p>
          </table:table-cell>
          <table:table-cell table:style-name="ce5" office:value-type="float" office:value="0.00038803" calcext:value-type="float">
            <text:p>0.00038803</text:p>
          </table:table-cell>
          <table:table-cell table:style-name="ce5" office:value-type="float" office:value="0.00047788" calcext:value-type="float">
            <text:p>0.000477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2]+1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29832" calcext:value-type="float">
            <text:p>0.029832</text:p>
          </table:table-cell>
          <table:table-cell table:style-name="ce5" office:value-type="float" office:value="0.38514" calcext:value-type="float">
            <text:p>0.38514</text:p>
          </table:table-cell>
          <table:table-cell table:style-name="ce5" office:value-type="float" office:value="0.0040081" calcext:value-type="float">
            <text:p>0.0040081</text:p>
          </table:table-cell>
          <table:table-cell table:style-name="ce5" office:value-type="float" office:value="-0.0032425" calcext:value-type="float">
            <text:p>-0.0032425</text:p>
          </table:table-cell>
          <table:table-cell table:style-name="ce5" office:value-type="float" office:value="0.00080664" calcext:value-type="float">
            <text:p>0.000806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3]+1" office:value-type="float" office:value="42" calcext:value-type="float">
            <text:p>4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0.029192" calcext:value-type="float">
            <text:p>0.029192</text:p>
          </table:table-cell>
          <table:table-cell table:style-name="ce5" office:value-type="float" office:value="0.38977" calcext:value-type="float">
            <text:p>0.38977</text:p>
          </table:table-cell>
          <table:table-cell table:style-name="ce5" office:value-type="float" office:value="0.0071903" calcext:value-type="float">
            <text:p>0.0071903</text:p>
          </table:table-cell>
          <table:table-cell table:style-name="ce5" office:value-type="float" office:value="0.0011874" calcext:value-type="float">
            <text:p>0.0011874</text:p>
          </table:table-cell>
          <table:table-cell table:style-name="ce5" office:value-type="float" office:value="0.00121" calcext:value-type="float">
            <text:p>0.001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4]+1" office:value-type="float" office:value="43" calcext:value-type="float">
            <text:p>4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29207" calcext:value-type="float">
            <text:p>0.029207</text:p>
          </table:table-cell>
          <table:table-cell table:style-name="ce5" office:value-type="float" office:value="0.38601" calcext:value-type="float">
            <text:p>0.38601</text:p>
          </table:table-cell>
          <table:table-cell table:style-name="ce5" office:value-type="float" office:value="0.0071412" calcext:value-type="float">
            <text:p>0.0071412</text:p>
          </table:table-cell>
          <table:table-cell table:style-name="ce5" office:value-type="float" office:value="0.001545" calcext:value-type="float">
            <text:p>0.001545</text:p>
          </table:table-cell>
          <table:table-cell table:style-name="ce5" office:value-type="float" office:value="0.001664" calcext:value-type="float">
            <text:p>0.0016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5]+1" office:value-type="float" office:value="44" calcext:value-type="float">
            <text:p>4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29537" calcext:value-type="float">
            <text:p>0.029537</text:p>
          </table:table-cell>
          <table:table-cell table:style-name="ce5" office:value-type="float" office:value="0.39473" calcext:value-type="float">
            <text:p>0.39473</text:p>
          </table:table-cell>
          <table:table-cell table:style-name="ce5" office:value-type="float" office:value="0.007129" calcext:value-type="float">
            <text:p>0.007129</text:p>
          </table:table-cell>
          <table:table-cell table:style-name="ce5" office:value-type="float" office:value="0.0017171" calcext:value-type="float">
            <text:p>0.0017171</text:p>
          </table:table-cell>
          <table:table-cell table:style-name="ce5" office:value-type="float" office:value="0.0067834" calcext:value-type="float">
            <text:p>0.00678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6]+1" office:value-type="float" office:value="45" calcext:value-type="float">
            <text:p>4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31108" calcext:value-type="float">
            <text:p>0.031108</text:p>
          </table:table-cell>
          <table:table-cell table:style-name="ce5" office:value-type="float" office:value="0.40454" calcext:value-type="float">
            <text:p>0.40454</text:p>
          </table:table-cell>
          <table:table-cell table:style-name="ce5" office:value-type="float" office:value="0.006783" calcext:value-type="float">
            <text:p>0.006783</text:p>
          </table:table-cell>
          <table:table-cell table:style-name="ce5" office:value-type="float" office:value="0.0036761" calcext:value-type="float">
            <text:p>0.0036761</text:p>
          </table:table-cell>
          <table:table-cell table:style-name="ce5" office:value-type="float" office:value="0.014263" calcext:value-type="float">
            <text:p>0.0142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7]+1" office:value-type="float" office:value="46" calcext:value-type="float">
            <text:p>4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33229" calcext:value-type="float">
            <text:p>0.033229</text:p>
          </table:table-cell>
          <table:table-cell table:style-name="ce5" office:value-type="float" office:value="0.40298" calcext:value-type="float">
            <text:p>0.40298</text:p>
          </table:table-cell>
          <table:table-cell table:style-name="ce5" office:value-type="float" office:value="0.0039478" calcext:value-type="float">
            <text:p>0.0039478</text:p>
          </table:table-cell>
          <table:table-cell table:style-name="ce5" office:value-type="float" office:value="0.0048907" calcext:value-type="float">
            <text:p>0.0048907</text:p>
          </table:table-cell>
          <table:table-cell table:style-name="ce5" office:value-type="float" office:value="0.020072" calcext:value-type="float">
            <text:p>0.0200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8]+1" office:value-type="float" office:value="47" calcext:value-type="float">
            <text:p>4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36443" calcext:value-type="float">
            <text:p>0.036443</text:p>
          </table:table-cell>
          <table:table-cell table:style-name="ce5" office:value-type="float" office:value="0.38406" calcext:value-type="float">
            <text:p>0.38406</text:p>
          </table:table-cell>
          <table:table-cell table:style-name="ce5" office:value-type="float" office:value="0.0052464" calcext:value-type="float">
            <text:p>0.0052464</text:p>
          </table:table-cell>
          <table:table-cell table:style-name="ce5" office:value-type="float" office:value="0.0058835" calcext:value-type="float">
            <text:p>0.0058835</text:p>
          </table:table-cell>
          <table:table-cell table:style-name="ce5" office:value-type="float" office:value="0.030403" calcext:value-type="float">
            <text:p>0.0304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49]+1" office:value-type="float" office:value="48" calcext:value-type="float">
            <text:p>48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7181" calcext:value-type="float">
            <text:p>0.17181</text:p>
          </table:table-cell>
          <table:table-cell table:style-name="ce5" office:value-type="float" office:value="-0.25576" calcext:value-type="float">
            <text:p>-0.25576</text:p>
          </table:table-cell>
          <table:table-cell table:style-name="ce5" office:value-type="float" office:value="-0.055254" calcext:value-type="float">
            <text:p>-0.055254</text:p>
          </table:table-cell>
          <table:table-cell table:style-name="ce5" office:value-type="float" office:value="-0.047147" calcext:value-type="float">
            <text:p>-0.047147</text:p>
          </table:table-cell>
          <table:table-cell table:style-name="ce5" office:value-type="float" office:value="0.047277" calcext:value-type="float">
            <text:p>0.04727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0]+1" office:value-type="float" office:value="49" calcext:value-type="float">
            <text:p>4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61462" calcext:value-type="float">
            <text:p>0.061462</text:p>
          </table:table-cell>
          <table:table-cell table:style-name="ce5" office:value-type="float" office:value="0.46022" calcext:value-type="float">
            <text:p>0.46022</text:p>
          </table:table-cell>
          <table:table-cell table:style-name="ce5" office:value-type="float" office:value="0.0033456" calcext:value-type="float">
            <text:p>0.0033456</text:p>
          </table:table-cell>
          <table:table-cell table:style-name="ce5" office:value-type="float" office:value="0.011277" calcext:value-type="float">
            <text:p>0.011277</text:p>
          </table:table-cell>
          <table:table-cell table:style-name="ce5" office:value-type="float" office:value="0.031985" calcext:value-type="float">
            <text:p>0.0319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1]+1" office:value-type="float" office:value="50" calcext:value-type="float">
            <text:p>5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1" calcext:value-type="float">
            <text:p>-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0435" calcext:value-type="float">
            <text:p>0.10435</text:p>
          </table:table-cell>
          <table:table-cell table:style-name="ce5" office:value-type="float" office:value="-0.0064907" calcext:value-type="float">
            <text:p>-0.0064907</text:p>
          </table:table-cell>
          <table:table-cell table:style-name="ce5" office:value-type="float" office:value="0.0038526" calcext:value-type="float">
            <text:p>0.0038526</text:p>
          </table:table-cell>
          <table:table-cell table:style-name="ce5" office:value-type="float" office:value="-0.013903" calcext:value-type="float">
            <text:p>-0.013903</text:p>
          </table:table-cell>
          <table:table-cell table:style-name="ce5" office:value-type="float" office:value="0.04626" calcext:value-type="float">
            <text:p>0.046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2]+1" office:value-type="float" office:value="51" calcext:value-type="float">
            <text:p>51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-3" calcext:value-type="float">
            <text:p>-3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70871" calcext:value-type="float">
            <text:p>0.070871</text:p>
          </table:table-cell>
          <table:table-cell table:style-name="ce5" office:value-type="float" office:value="0.12737" calcext:value-type="float">
            <text:p>0.12737</text:p>
          </table:table-cell>
          <table:table-cell table:style-name="ce5" office:value-type="float" office:value="0.015676" calcext:value-type="float">
            <text:p>0.015676</text:p>
          </table:table-cell>
          <table:table-cell table:style-name="ce5" office:value-type="float" office:value="0.012307" calcext:value-type="float">
            <text:p>0.012307</text:p>
          </table:table-cell>
          <table:table-cell table:style-name="ce5" office:value-type="float" office:value="0.033817" calcext:value-type="float">
            <text:p>0.0338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3]+1" office:value-type="float" office:value="52" calcext:value-type="float">
            <text:p>5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2" calcext:value-type="float">
            <text:p>-2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87223" calcext:value-type="float">
            <text:p>0.087223</text:p>
          </table:table-cell>
          <table:table-cell table:style-name="ce5" office:value-type="float" office:value="0.14143" calcext:value-type="float">
            <text:p>0.14143</text:p>
          </table:table-cell>
          <table:table-cell table:style-name="ce5" office:value-type="float" office:value="0.0060358" calcext:value-type="float">
            <text:p>0.0060358</text:p>
          </table:table-cell>
          <table:table-cell table:style-name="ce5" office:value-type="float" office:value="-0.0051374" calcext:value-type="float">
            <text:p>-0.0051374</text:p>
          </table:table-cell>
          <table:table-cell table:style-name="ce5" office:value-type="float" office:value="0.037772" calcext:value-type="float">
            <text:p>0.0377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4]+1" office:value-type="float" office:value="53" calcext:value-type="float">
            <text:p>53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4277" calcext:value-type="float">
            <text:p>0.04277</text:p>
          </table:table-cell>
          <table:table-cell table:style-name="ce5" office:value-type="float" office:value="0.33384" calcext:value-type="float">
            <text:p>0.33384</text:p>
          </table:table-cell>
          <table:table-cell table:style-name="ce5" office:value-type="float" office:value="0.011049" calcext:value-type="float">
            <text:p>0.011049</text:p>
          </table:table-cell>
          <table:table-cell table:style-name="ce5" office:value-type="float" office:value="0.003962" calcext:value-type="float">
            <text:p>0.003962</text:p>
          </table:table-cell>
          <table:table-cell table:style-name="ce5" office:value-type="float" office:value="0.02486" calcext:value-type="float">
            <text:p>0.024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5]+1" office:value-type="float" office:value="54" calcext:value-type="float">
            <text:p>5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42034" calcext:value-type="float">
            <text:p>0.042034</text:p>
          </table:table-cell>
          <table:table-cell table:style-name="ce5" office:value-type="float" office:value="0.015297" calcext:value-type="float">
            <text:p>0.015297</text:p>
          </table:table-cell>
          <table:table-cell table:style-name="ce5" office:value-type="float" office:value="0.012637" calcext:value-type="float">
            <text:p>0.012637</text:p>
          </table:table-cell>
          <table:table-cell table:style-name="ce5" office:value-type="float" office:value="-0.0070152" calcext:value-type="float">
            <text:p>-0.0070152</text:p>
          </table:table-cell>
          <table:table-cell table:style-name="ce5" office:value-type="float" office:value="0.030173" calcext:value-type="float">
            <text:p>0.0301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6]+1" office:value-type="float" office:value="55" calcext:value-type="float">
            <text:p>5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73791" calcext:value-type="float">
            <text:p>0.073791</text:p>
          </table:table-cell>
          <table:table-cell table:style-name="ce5" office:value-type="float" office:value="0.39162" calcext:value-type="float">
            <text:p>0.39162</text:p>
          </table:table-cell>
          <table:table-cell table:style-name="ce5" office:value-type="float" office:value="0.011178" calcext:value-type="float">
            <text:p>0.011178</text:p>
          </table:table-cell>
          <table:table-cell table:style-name="ce5" office:value-type="float" office:value="-0.0010321" calcext:value-type="float">
            <text:p>-0.0010321</text:p>
          </table:table-cell>
          <table:table-cell table:style-name="ce5" office:value-type="float" office:value="0.037208" calcext:value-type="float">
            <text:p>0.0372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7]+1" office:value-type="float" office:value="56" calcext:value-type="float">
            <text:p>5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-6" calcext:value-type="float">
            <text:p>-6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0694" calcext:value-type="float">
            <text:p>0.10694</text:p>
          </table:table-cell>
          <table:table-cell table:style-name="ce5" office:value-type="float" office:value="0.098147" calcext:value-type="float">
            <text:p>0.098147</text:p>
          </table:table-cell>
          <table:table-cell table:style-name="ce5" office:value-type="float" office:value="0.011066" calcext:value-type="float">
            <text:p>0.011066</text:p>
          </table:table-cell>
          <table:table-cell table:style-name="ce5" office:value-type="float" office:value="-0.0085282" calcext:value-type="float">
            <text:p>-0.0085282</text:p>
          </table:table-cell>
          <table:table-cell table:style-name="ce5" office:value-type="float" office:value="0.042395" calcext:value-type="float">
            <text:p>0.0423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8]+1" office:value-type="float" office:value="57" calcext:value-type="float">
            <text:p>57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2861" calcext:value-type="float">
            <text:p>0.12861</text:p>
          </table:table-cell>
          <table:table-cell table:style-name="ce5" office:value-type="float" office:value="0.10014" calcext:value-type="float">
            <text:p>0.10014</text:p>
          </table:table-cell>
          <table:table-cell table:style-name="ce5" office:value-type="float" office:value="0.0181" calcext:value-type="float">
            <text:p>0.0181</text:p>
          </table:table-cell>
          <table:table-cell table:style-name="ce5" office:value-type="float" office:value="-0.00087719" calcext:value-type="float">
            <text:p>-0.00087719</text:p>
          </table:table-cell>
          <table:table-cell table:style-name="ce5" office:value-type="float" office:value="0.045752" calcext:value-type="float">
            <text:p>0.0457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59]+1" office:value-type="float" office:value="58" calcext:value-type="float">
            <text:p>5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80125" calcext:value-type="float">
            <text:p>0.080125</text:p>
          </table:table-cell>
          <table:table-cell table:style-name="ce5" office:value-type="float" office:value="0.54718" calcext:value-type="float">
            <text:p>0.54718</text:p>
          </table:table-cell>
          <table:table-cell table:style-name="ce5" office:value-type="float" office:value="0.01114" calcext:value-type="float">
            <text:p>0.01114</text:p>
          </table:table-cell>
          <table:table-cell table:style-name="ce5" office:value-type="float" office:value="0.011634" calcext:value-type="float">
            <text:p>0.011634</text:p>
          </table:table-cell>
          <table:table-cell table:style-name="ce5" office:value-type="float" office:value="0.034524" calcext:value-type="float">
            <text:p>0.0345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0]+1" office:value-type="float" office:value="59" calcext:value-type="float">
            <text:p>59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65598" calcext:value-type="float">
            <text:p>0.065598</text:p>
          </table:table-cell>
          <table:table-cell table:style-name="ce5" office:value-type="float" office:value="0.045614" calcext:value-type="float">
            <text:p>0.045614</text:p>
          </table:table-cell>
          <table:table-cell table:style-name="ce5" office:value-type="float" office:value="-0.004407" calcext:value-type="float">
            <text:p>-0.004407</text:p>
          </table:table-cell>
          <table:table-cell table:style-name="ce5" office:value-type="float" office:value="0.0012775" calcext:value-type="float">
            <text:p>0.0012775</text:p>
          </table:table-cell>
          <table:table-cell table:style-name="ce5" office:value-type="float" office:value="0.030719" calcext:value-type="float">
            <text:p>0.0307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1]+1" office:value-type="float" office:value="60" calcext:value-type="float">
            <text:p>60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88905" calcext:value-type="float">
            <text:p>0.088905</text:p>
          </table:table-cell>
          <table:table-cell table:style-name="ce5" office:value-type="float" office:value="-0.24956" calcext:value-type="float">
            <text:p>-0.24956</text:p>
          </table:table-cell>
          <table:table-cell table:style-name="ce5" office:value-type="float" office:value="-0.073192" calcext:value-type="float">
            <text:p>-0.073192</text:p>
          </table:table-cell>
          <table:table-cell table:style-name="ce5" office:value-type="float" office:value="-0.019968" calcext:value-type="float">
            <text:p>-0.019968</text:p>
          </table:table-cell>
          <table:table-cell table:style-name="ce5" office:value-type="float" office:value="0.38475" calcext:value-type="float">
            <text:p>0.384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2]+1" office:value-type="float" office:value="61" calcext:value-type="float">
            <text:p>61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2159" calcext:value-type="float">
            <text:p>0.12159</text:p>
          </table:table-cell>
          <table:table-cell table:style-name="ce5" office:value-type="float" office:value="0.4903" calcext:value-type="float">
            <text:p>0.4903</text:p>
          </table:table-cell>
          <table:table-cell table:style-name="ce5" office:value-type="float" office:value="-0.00062739" calcext:value-type="float">
            <text:p>-0.00062739</text:p>
          </table:table-cell>
          <table:table-cell table:style-name="ce5" office:value-type="float" office:value="-0.017718" calcext:value-type="float">
            <text:p>-0.017718</text:p>
          </table:table-cell>
          <table:table-cell table:style-name="ce5" office:value-type="float" office:value="-0.037289" calcext:value-type="float">
            <text:p>-0.0372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3]+1" office:value-type="float" office:value="62" calcext:value-type="float">
            <text:p>6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7338" calcext:value-type="float">
            <text:p>0.17338</text:p>
          </table:table-cell>
          <table:table-cell table:style-name="ce5" office:value-type="float" office:value="0.6328" calcext:value-type="float">
            <text:p>0.6328</text:p>
          </table:table-cell>
          <table:table-cell table:style-name="ce5" office:value-type="float" office:value="-0.014236" calcext:value-type="float">
            <text:p>-0.014236</text:p>
          </table:table-cell>
          <table:table-cell table:style-name="ce5" office:value-type="float" office:value="-0.034136" calcext:value-type="float">
            <text:p>-0.034136</text:p>
          </table:table-cell>
          <table:table-cell table:style-name="ce5" office:value-type="float" office:value="-0.035339" calcext:value-type="float">
            <text:p>-0.0353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4]+1" office:value-type="float" office:value="63" calcext:value-type="float">
            <text:p>6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24592" calcext:value-type="float">
            <text:p>0.24592</text:p>
          </table:table-cell>
          <table:table-cell table:style-name="ce5" office:value-type="float" office:value="0.65124" calcext:value-type="float">
            <text:p>0.65124</text:p>
          </table:table-cell>
          <table:table-cell table:style-name="ce5" office:value-type="float" office:value="-0.0056843" calcext:value-type="float">
            <text:p>-0.0056843</text:p>
          </table:table-cell>
          <table:table-cell table:style-name="ce5" office:value-type="float" office:value="-0.072077" calcext:value-type="float">
            <text:p>-0.072077</text:p>
          </table:table-cell>
          <table:table-cell table:style-name="ce5" office:value-type="float" office:value="-0.032925" calcext:value-type="float">
            <text:p>-0.0329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5]+1" office:value-type="float" office:value="64" calcext:value-type="float">
            <text:p>6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51945" calcext:value-type="float">
            <text:p>0.051945</text:p>
          </table:table-cell>
          <table:table-cell table:style-name="ce5" office:value-type="float" office:value="-0.22344" calcext:value-type="float">
            <text:p>-0.22344</text:p>
          </table:table-cell>
          <table:table-cell table:style-name="ce5" office:value-type="float" office:value="-0.052214" calcext:value-type="float">
            <text:p>-0.052214</text:p>
          </table:table-cell>
          <table:table-cell table:style-name="ce5" office:value-type="float" office:value="0.00085278" calcext:value-type="float">
            <text:p>0.00085278</text:p>
          </table:table-cell>
          <table:table-cell table:style-name="ce5" office:value-type="float" office:value="-0.00016175" calcext:value-type="float">
            <text:p>-0.000161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6]+1" office:value-type="float" office:value="65" calcext:value-type="float">
            <text:p>6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33287" calcext:value-type="float">
            <text:p>0.033287</text:p>
          </table:table-cell>
          <table:table-cell table:style-name="ce5" office:value-type="float" office:value="0.19831" calcext:value-type="float">
            <text:p>0.19831</text:p>
          </table:table-cell>
          <table:table-cell table:style-name="ce5" office:value-type="float" office:value="0.04699" calcext:value-type="float">
            <text:p>0.04699</text:p>
          </table:table-cell>
          <table:table-cell table:style-name="ce5" office:value-type="float" office:value="-0.00034007" calcext:value-type="float">
            <text:p>-0.00034007</text:p>
          </table:table-cell>
          <table:table-cell table:style-name="ce5" office:value-type="float" office:value="0.00022244" calcext:value-type="float">
            <text:p>0.000222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7]+1" office:value-type="float" office:value="66" calcext:value-type="float">
            <text:p>66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27592" calcext:value-type="float">
            <text:p>0.027592</text:p>
          </table:table-cell>
          <table:table-cell table:style-name="ce5" office:value-type="float" office:value="0.048951" calcext:value-type="float">
            <text:p>0.048951</text:p>
          </table:table-cell>
          <table:table-cell table:style-name="ce5" office:value-type="float" office:value="0.018076" calcext:value-type="float">
            <text:p>0.018076</text:p>
          </table:table-cell>
          <table:table-cell table:style-name="ce5" office:value-type="float" office:value="0.001058" calcext:value-type="float">
            <text:p>0.001058</text:p>
          </table:table-cell>
          <table:table-cell table:style-name="ce5" office:value-type="float" office:value="-0.0000281" calcext:value-type="float">
            <text:p>-2.81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8]+1" office:value-type="float" office:value="67" calcext:value-type="float">
            <text:p>6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33135" calcext:value-type="float">
            <text:p>0.033135</text:p>
          </table:table-cell>
          <table:table-cell table:style-name="ce5" office:value-type="float" office:value="-0.082053" calcext:value-type="float">
            <text:p>-0.082053</text:p>
          </table:table-cell>
          <table:table-cell table:style-name="ce5" office:value-type="float" office:value="-0.019165" calcext:value-type="float">
            <text:p>-0.019165</text:p>
          </table:table-cell>
          <table:table-cell table:style-name="ce5" office:value-type="float" office:value="-0.0012736" calcext:value-type="float">
            <text:p>-0.0012736</text:p>
          </table:table-cell>
          <table:table-cell table:style-name="ce5" office:value-type="float" office:value="0.0000556" calcext:value-type="float">
            <text:p>5.56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69]+1" office:value-type="float" office:value="68" calcext:value-type="float">
            <text:p>68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-2" calcext:value-type="float">
            <text:p>-2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75719" calcext:value-type="float">
            <text:p>0.075719</text:p>
          </table:table-cell>
          <table:table-cell table:style-name="ce5" office:value-type="float" office:value="-0.27694" calcext:value-type="float">
            <text:p>-0.27694</text:p>
          </table:table-cell>
          <table:table-cell table:style-name="ce5" office:value-type="float" office:value="-0.063308" calcext:value-type="float">
            <text:p>-0.063308</text:p>
          </table:table-cell>
          <table:table-cell table:style-name="ce5" office:value-type="float" office:value="-0.00091915" calcext:value-type="float">
            <text:p>-0.00091915</text:p>
          </table:table-cell>
          <table:table-cell table:style-name="ce5" office:value-type="float" office:value="0.00036548" calcext:value-type="float">
            <text:p>0.000365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0]+1" office:value-type="float" office:value="69" calcext:value-type="float">
            <text:p>6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1" calcext:value-type="float">
            <text:p>-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0295" calcext:value-type="float">
            <text:p>0.10295</text:p>
          </table:table-cell>
          <table:table-cell table:style-name="ce5" office:value-type="float" office:value="0.0080699" calcext:value-type="float">
            <text:p>0.0080699</text:p>
          </table:table-cell>
          <table:table-cell table:style-name="ce5" office:value-type="float" office:value="0.0038417" calcext:value-type="float">
            <text:p>0.0038417</text:p>
          </table:table-cell>
          <table:table-cell table:style-name="ce5" office:value-type="float" office:value="-0.014315" calcext:value-type="float">
            <text:p>-0.014315</text:p>
          </table:table-cell>
          <table:table-cell table:style-name="ce5" office:value-type="float" office:value="0.044676" calcext:value-type="float">
            <text:p>0.0446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1]+1" office:value-type="float" office:value="70" calcext:value-type="float">
            <text:p>7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-6" calcext:value-type="float">
            <text:p>-6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9873" calcext:value-type="float">
            <text:p>0.09873</text:p>
          </table:table-cell>
          <table:table-cell table:style-name="ce5" office:value-type="float" office:value="-0.11291" calcext:value-type="float">
            <text:p>-0.11291</text:p>
          </table:table-cell>
          <table:table-cell table:style-name="ce5" office:value-type="float" office:value="-0.041323" calcext:value-type="float">
            <text:p>-0.041323</text:p>
          </table:table-cell>
          <table:table-cell table:style-name="ce5" office:value-type="float" office:value="-0.02831" calcext:value-type="float">
            <text:p>-0.02831</text:p>
          </table:table-cell>
          <table:table-cell table:style-name="ce5" office:value-type="float" office:value="0.034166" calcext:value-type="float">
            <text:p>0.0341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2]+1" office:value-type="float" office:value="71" calcext:value-type="float">
            <text:p>7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67154" calcext:value-type="float">
            <text:p>0.067154</text:p>
          </table:table-cell>
          <table:table-cell table:style-name="ce5" office:value-type="float" office:value="0.16507" calcext:value-type="float">
            <text:p>0.16507</text:p>
          </table:table-cell>
          <table:table-cell table:style-name="ce5" office:value-type="float" office:value="0.011988" calcext:value-type="float">
            <text:p>0.011988</text:p>
          </table:table-cell>
          <table:table-cell table:style-name="ce5" office:value-type="float" office:value="-0.014343" calcext:value-type="float">
            <text:p>-0.014343</text:p>
          </table:table-cell>
          <table:table-cell table:style-name="ce5" office:value-type="float" office:value="0.03616" calcext:value-type="float">
            <text:p>0.036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3]+1" office:value-type="float" office:value="72" calcext:value-type="float">
            <text:p>7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89751" calcext:value-type="float">
            <text:p>0.089751</text:p>
          </table:table-cell>
          <table:table-cell table:style-name="ce5" office:value-type="float" office:value="-0.066995" calcext:value-type="float">
            <text:p>-0.066995</text:p>
          </table:table-cell>
          <table:table-cell table:style-name="ce5" office:value-type="float" office:value="-0.026364" calcext:value-type="float">
            <text:p>-0.026364</text:p>
          </table:table-cell>
          <table:table-cell table:style-name="ce5" office:value-type="float" office:value="-0.020643" calcext:value-type="float">
            <text:p>-0.020643</text:p>
          </table:table-cell>
          <table:table-cell table:style-name="ce5" office:value-type="float" office:value="0.037573" calcext:value-type="float">
            <text:p>0.0375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4]+1" office:value-type="float" office:value="73" calcext:value-type="float">
            <text:p>7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0249" calcext:value-type="float">
            <text:p>0.10249</text:p>
          </table:table-cell>
          <table:table-cell table:style-name="ce5" office:value-type="float" office:value="0.69493" calcext:value-type="float">
            <text:p>0.69493</text:p>
          </table:table-cell>
          <table:table-cell table:style-name="ce5" office:value-type="float" office:value="-0.0099819" calcext:value-type="float">
            <text:p>-0.0099819</text:p>
          </table:table-cell>
          <table:table-cell table:style-name="ce5" office:value-type="float" office:value="0.030977" calcext:value-type="float">
            <text:p>0.030977</text:p>
          </table:table-cell>
          <table:table-cell table:style-name="ce5" office:value-type="float" office:value="0.02293" calcext:value-type="float">
            <text:p>0.0229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5]+1" office:value-type="float" office:value="74" calcext:value-type="float">
            <text:p>74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-8" calcext:value-type="float">
            <text:p>-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014369" calcext:value-type="float">
            <text:p>0.0014369</text:p>
          </table:table-cell>
          <table:table-cell table:style-name="ce5" office:value-type="float" office:value="-0.074407" calcext:value-type="float">
            <text:p>-0.074407</text:p>
          </table:table-cell>
          <table:table-cell table:style-name="ce5" office:value-type="float" office:value="-0.05644" calcext:value-type="float">
            <text:p>-0.05644</text:p>
          </table:table-cell>
          <table:table-cell table:style-name="ce5" office:value-type="float" office:value="0.12017" calcext:value-type="float">
            <text:p>0.12017</text:p>
          </table:table-cell>
          <table:table-cell table:style-name="ce5" office:value-type="float" office:value="-0.13718" calcext:value-type="float">
            <text:p>-0.137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6]+1" office:value-type="float" office:value="75" calcext:value-type="float">
            <text:p>7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84244" calcext:value-type="float">
            <text:p>0.084244</text:p>
          </table:table-cell>
          <table:table-cell table:style-name="ce5" office:value-type="float" office:value="0.44473" calcext:value-type="float">
            <text:p>0.44473</text:p>
          </table:table-cell>
          <table:table-cell table:style-name="ce5" office:value-type="float" office:value="0.010462" calcext:value-type="float">
            <text:p>0.010462</text:p>
          </table:table-cell>
          <table:table-cell table:style-name="ce5" office:value-type="float" office:value="0.0020149" calcext:value-type="float">
            <text:p>0.0020149</text:p>
          </table:table-cell>
          <table:table-cell table:style-name="ce5" office:value-type="float" office:value="0.038485" calcext:value-type="float">
            <text:p>0.0384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7]+1" office:value-type="float" office:value="76" calcext:value-type="float">
            <text:p>7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5572" calcext:value-type="float">
            <text:p>0.15572</text:p>
          </table:table-cell>
          <table:table-cell table:style-name="ce5" office:value-type="float" office:value="0.34116" calcext:value-type="float">
            <text:p>0.34116</text:p>
          </table:table-cell>
          <table:table-cell table:style-name="ce5" office:value-type="float" office:value="-0.003133" calcext:value-type="float">
            <text:p>-0.003133</text:p>
          </table:table-cell>
          <table:table-cell table:style-name="ce5" office:value-type="float" office:value="0.012671" calcext:value-type="float">
            <text:p>0.012671</text:p>
          </table:table-cell>
          <table:table-cell table:style-name="ce5" office:value-type="float" office:value="0.045144" calcext:value-type="float">
            <text:p>0.0451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8]+1" office:value-type="float" office:value="77" calcext:value-type="float">
            <text:p>7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24221" calcext:value-type="float">
            <text:p>0.24221</text:p>
          </table:table-cell>
          <table:table-cell table:style-name="ce5" office:value-type="float" office:value="0.31919" calcext:value-type="float">
            <text:p>0.31919</text:p>
          </table:table-cell>
          <table:table-cell table:style-name="ce5" office:value-type="float" office:value="0.0064169" calcext:value-type="float">
            <text:p>0.0064169</text:p>
          </table:table-cell>
          <table:table-cell table:style-name="ce5" office:value-type="float" office:value="0.0031457" calcext:value-type="float">
            <text:p>0.0031457</text:p>
          </table:table-cell>
          <table:table-cell table:style-name="ce5" office:value-type="float" office:value="0.01049" calcext:value-type="float">
            <text:p>0.010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79]+1" office:value-type="float" office:value="78" calcext:value-type="float">
            <text:p>7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1243" calcext:value-type="float">
            <text:p>0.11243</text:p>
          </table:table-cell>
          <table:table-cell table:style-name="ce5" office:value-type="float" office:value="-0.14631" calcext:value-type="float">
            <text:p>-0.14631</text:p>
          </table:table-cell>
          <table:table-cell table:style-name="ce5" office:value-type="float" office:value="0.0042158" calcext:value-type="float">
            <text:p>0.0042158</text:p>
          </table:table-cell>
          <table:table-cell table:style-name="ce5" office:value-type="float" office:value="-0.02273" calcext:value-type="float">
            <text:p>-0.02273</text:p>
          </table:table-cell>
          <table:table-cell table:style-name="ce5" office:value-type="float" office:value="0.043283" calcext:value-type="float">
            <text:p>0.0432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0]+1" office:value-type="float" office:value="79" calcext:value-type="float">
            <text:p>7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97211" calcext:value-type="float">
            <text:p>0.097211</text:p>
          </table:table-cell>
          <table:table-cell table:style-name="ce5" office:value-type="float" office:value="0.68924" calcext:value-type="float">
            <text:p>0.68924</text:p>
          </table:table-cell>
          <table:table-cell table:style-name="ce5" office:value-type="float" office:value="-0.0095995" calcext:value-type="float">
            <text:p>-0.0095995</text:p>
          </table:table-cell>
          <table:table-cell table:style-name="ce5" office:value-type="float" office:value="0.026076" calcext:value-type="float">
            <text:p>0.026076</text:p>
          </table:table-cell>
          <table:table-cell table:style-name="ce5" office:value-type="float" office:value="0.023809" calcext:value-type="float">
            <text:p>0.0238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1]+1" office:value-type="float" office:value="80" calcext:value-type="float">
            <text:p>80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4758" calcext:value-type="float">
            <text:p>0.04758</text:p>
          </table:table-cell>
          <table:table-cell table:style-name="ce5" office:value-type="float" office:value="-0.07386" calcext:value-type="float">
            <text:p>-0.07386</text:p>
          </table:table-cell>
          <table:table-cell table:style-name="ce5" office:value-type="float" office:value="-0.021012" calcext:value-type="float">
            <text:p>-0.021012</text:p>
          </table:table-cell>
          <table:table-cell table:style-name="ce5" office:value-type="float" office:value="0.0028858" calcext:value-type="float">
            <text:p>0.0028858</text:p>
          </table:table-cell>
          <table:table-cell table:style-name="ce5" office:value-type="float" office:value="0.020694" calcext:value-type="float">
            <text:p>0.0206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2]+1" office:value-type="float" office:value="81" calcext:value-type="float">
            <text:p>8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48253" calcext:value-type="float">
            <text:p>0.048253</text:p>
          </table:table-cell>
          <table:table-cell table:style-name="ce5" office:value-type="float" office:value="-0.10331" calcext:value-type="float">
            <text:p>-0.10331</text:p>
          </table:table-cell>
          <table:table-cell table:style-name="ce5" office:value-type="float" office:value="0.014842" calcext:value-type="float">
            <text:p>0.014842</text:p>
          </table:table-cell>
          <table:table-cell table:style-name="ce5" office:value-type="float" office:value="-0.010738" calcext:value-type="float">
            <text:p>-0.010738</text:p>
          </table:table-cell>
          <table:table-cell table:style-name="ce5" office:value-type="float" office:value="0.029556" calcext:value-type="float">
            <text:p>0.0295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3]+1" office:value-type="float" office:value="82" calcext:value-type="float">
            <text:p>82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1077" calcext:value-type="float">
            <text:p>0.11077</text:p>
          </table:table-cell>
          <table:table-cell table:style-name="ce5" office:value-type="float" office:value="-0.13183" calcext:value-type="float">
            <text:p>-0.13183</text:p>
          </table:table-cell>
          <table:table-cell table:style-name="ce5" office:value-type="float" office:value="-0.036784" calcext:value-type="float">
            <text:p>-0.036784</text:p>
          </table:table-cell>
          <table:table-cell table:style-name="ce5" office:value-type="float" office:value="-0.032574" calcext:value-type="float">
            <text:p>-0.032574</text:p>
          </table:table-cell>
          <table:table-cell table:style-name="ce5" office:value-type="float" office:value="0.044012" calcext:value-type="float">
            <text:p>0.0440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4]+1" office:value-type="float" office:value="83" calcext:value-type="float">
            <text:p>83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2904" calcext:value-type="float">
            <text:p>0.12904</text:p>
          </table:table-cell>
          <table:table-cell table:style-name="ce5" office:value-type="float" office:value="-0.2448" calcext:value-type="float">
            <text:p>-0.2448</text:p>
          </table:table-cell>
          <table:table-cell table:style-name="ce5" office:value-type="float" office:value="-0.087174" calcext:value-type="float">
            <text:p>-0.087174</text:p>
          </table:table-cell>
          <table:table-cell table:style-name="ce5" office:value-type="float" office:value="-0.025464" calcext:value-type="float">
            <text:p>-0.025464</text:p>
          </table:table-cell>
          <table:table-cell table:style-name="ce5" office:value-type="float" office:value="0.026705" calcext:value-type="float">
            <text:p>0.0267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5]+1" office:value-type="float" office:value="84" calcext:value-type="float">
            <text:p>8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83403" calcext:value-type="float">
            <text:p>0.083403</text:p>
          </table:table-cell>
          <table:table-cell table:style-name="ce5" office:value-type="float" office:value="0.65815" calcext:value-type="float">
            <text:p>0.65815</text:p>
          </table:table-cell>
          <table:table-cell table:style-name="ce5" office:value-type="float" office:value="-0.0059284" calcext:value-type="float">
            <text:p>-0.0059284</text:p>
          </table:table-cell>
          <table:table-cell table:style-name="ce5" office:value-type="float" office:value="0.016462" calcext:value-type="float">
            <text:p>0.016462</text:p>
          </table:table-cell>
          <table:table-cell table:style-name="ce5" office:value-type="float" office:value="0.023005" calcext:value-type="float">
            <text:p>0.0230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6]+1" office:value-type="float" office:value="85" calcext:value-type="float">
            <text:p>85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93872" calcext:value-type="float">
            <text:p>0.093872</text:p>
          </table:table-cell>
          <table:table-cell table:style-name="ce5" office:value-type="float" office:value="-0.15134" calcext:value-type="float">
            <text:p>-0.15134</text:p>
          </table:table-cell>
          <table:table-cell table:style-name="ce5" office:value-type="float" office:value="-0.054438" calcext:value-type="float">
            <text:p>-0.054438</text:p>
          </table:table-cell>
          <table:table-cell table:style-name="ce5" office:value-type="float" office:value="-0.019422" calcext:value-type="float">
            <text:p>-0.019422</text:p>
          </table:table-cell>
          <table:table-cell table:style-name="ce5" office:value-type="float" office:value="0.032435" calcext:value-type="float">
            <text:p>0.0324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7]+1" office:value-type="float" office:value="86" calcext:value-type="float">
            <text:p>8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32" calcext:value-type="float">
            <text:p>0.132</text:p>
          </table:table-cell>
          <table:table-cell table:style-name="ce5" office:value-type="float" office:value="-0.16084" calcext:value-type="float">
            <text:p>-0.16084</text:p>
          </table:table-cell>
          <table:table-cell table:style-name="ce5" office:value-type="float" office:value="-0.0079725" calcext:value-type="float">
            <text:p>-0.0079725</text:p>
          </table:table-cell>
          <table:table-cell table:style-name="ce5" office:value-type="float" office:value="-0.024293" calcext:value-type="float">
            <text:p>-0.024293</text:p>
          </table:table-cell>
          <table:table-cell table:style-name="ce5" office:value-type="float" office:value="0.046335" calcext:value-type="float">
            <text:p>0.0463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8]+1" office:value-type="float" office:value="87" calcext:value-type="float">
            <text:p>87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-8" calcext:value-type="float">
            <text:p>-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1345" calcext:value-type="float">
            <text:p>0.11345</text:p>
          </table:table-cell>
          <table:table-cell table:style-name="ce5" office:value-type="float" office:value="0.062627" calcext:value-type="float">
            <text:p>0.062627</text:p>
          </table:table-cell>
          <table:table-cell table:style-name="ce5" office:value-type="float" office:value="0.0011152" calcext:value-type="float">
            <text:p>0.0011152</text:p>
          </table:table-cell>
          <table:table-cell table:style-name="ce5" office:value-type="float" office:value="-0.0017037" calcext:value-type="float">
            <text:p>-0.0017037</text:p>
          </table:table-cell>
          <table:table-cell table:style-name="ce5" office:value-type="float" office:value="0.048364" calcext:value-type="float">
            <text:p>0.0483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89]+1" office:value-type="float" office:value="88" calcext:value-type="float">
            <text:p>8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0639" calcext:value-type="float">
            <text:p>0.10639</text:p>
          </table:table-cell>
          <table:table-cell table:style-name="ce5" office:value-type="float" office:value="-0.15355" calcext:value-type="float">
            <text:p>-0.15355</text:p>
          </table:table-cell>
          <table:table-cell table:style-name="ce5" office:value-type="float" office:value="0.0042497" calcext:value-type="float">
            <text:p>0.0042497</text:p>
          </table:table-cell>
          <table:table-cell table:style-name="ce5" office:value-type="float" office:value="-0.024242" calcext:value-type="float">
            <text:p>-0.024242</text:p>
          </table:table-cell>
          <table:table-cell table:style-name="ce5" office:value-type="float" office:value="0.043224" calcext:value-type="float">
            <text:p>0.0432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0]+1" office:value-type="float" office:value="89" calcext:value-type="float">
            <text:p>8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-8" calcext:value-type="float">
            <text:p>-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65905" calcext:value-type="float">
            <text:p>0.065905</text:p>
          </table:table-cell>
          <table:table-cell table:style-name="ce5" office:value-type="float" office:value="0.62382" calcext:value-type="float">
            <text:p>0.62382</text:p>
          </table:table-cell>
          <table:table-cell table:style-name="ce5" office:value-type="float" office:value="-0.0063934" calcext:value-type="float">
            <text:p>-0.0063934</text:p>
          </table:table-cell>
          <table:table-cell table:style-name="ce5" office:value-type="float" office:value="0.00089296" calcext:value-type="float">
            <text:p>0.00089296</text:p>
          </table:table-cell>
          <table:table-cell table:style-name="ce5" office:value-type="float" office:value="0.0029057" calcext:value-type="float">
            <text:p>0.00290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1]+1" office:value-type="float" office:value="90" calcext:value-type="float">
            <text:p>9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7024" calcext:value-type="float">
            <text:p>0.17024</text:p>
          </table:table-cell>
          <table:table-cell table:style-name="ce5" office:value-type="float" office:value="0.34216" calcext:value-type="float">
            <text:p>0.34216</text:p>
          </table:table-cell>
          <table:table-cell table:style-name="ce5" office:value-type="float" office:value="-0.0001442" calcext:value-type="float">
            <text:p>-0.0001442</text:p>
          </table:table-cell>
          <table:table-cell table:style-name="ce5" office:value-type="float" office:value="0.015716" calcext:value-type="float">
            <text:p>0.015716</text:p>
          </table:table-cell>
          <table:table-cell table:style-name="ce5" office:value-type="float" office:value="0.046227" calcext:value-type="float">
            <text:p>0.0462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2]+1" office:value-type="float" office:value="91" calcext:value-type="float">
            <text:p>9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4" calcext:value-type="float">
            <text:p>-4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4016" calcext:value-type="float">
            <text:p>0.14016</text:p>
          </table:table-cell>
          <table:table-cell table:style-name="ce5" office:value-type="float" office:value="0.62729" calcext:value-type="float">
            <text:p>0.62729</text:p>
          </table:table-cell>
          <table:table-cell table:style-name="ce5" office:value-type="float" office:value="0.0050296" calcext:value-type="float">
            <text:p>0.0050296</text:p>
          </table:table-cell>
          <table:table-cell table:style-name="ce5" office:value-type="float" office:value="0.027125" calcext:value-type="float">
            <text:p>0.027125</text:p>
          </table:table-cell>
          <table:table-cell table:style-name="ce5" office:value-type="float" office:value="0.039596" calcext:value-type="float">
            <text:p>0.0395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3]+1" office:value-type="float" office:value="92" calcext:value-type="float">
            <text:p>9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971" calcext:value-type="float">
            <text:p>0.0971</text:p>
          </table:table-cell>
          <table:table-cell table:style-name="ce5" office:value-type="float" office:value="0.071973" calcext:value-type="float">
            <text:p>0.071973</text:p>
          </table:table-cell>
          <table:table-cell table:style-name="ce5" office:value-type="float" office:value="-0.0010176" calcext:value-type="float">
            <text:p>-0.0010176</text:p>
          </table:table-cell>
          <table:table-cell table:style-name="ce5" office:value-type="float" office:value="0.00027171" calcext:value-type="float">
            <text:p>0.00027171</text:p>
          </table:table-cell>
          <table:table-cell table:style-name="ce5" office:value-type="float" office:value="0.044211" calcext:value-type="float">
            <text:p>0.0442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4]+1" office:value-type="float" office:value="93" calcext:value-type="float">
            <text:p>9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094782" calcext:value-type="float">
            <text:p>0.094782</text:p>
          </table:table-cell>
          <table:table-cell table:style-name="ce5" office:value-type="float" office:value="0.31662" calcext:value-type="float">
            <text:p>0.31662</text:p>
          </table:table-cell>
          <table:table-cell table:style-name="ce5" office:value-type="float" office:value="0.0093181" calcext:value-type="float">
            <text:p>0.0093181</text:p>
          </table:table-cell>
          <table:table-cell table:style-name="ce5" office:value-type="float" office:value="0.00064496" calcext:value-type="float">
            <text:p>0.00064496</text:p>
          </table:table-cell>
          <table:table-cell table:style-name="ce5" office:value-type="float" office:value="0.03405" calcext:value-type="float">
            <text:p>0.034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5]+1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1069" calcext:value-type="float">
            <text:p>0.11069</text:p>
          </table:table-cell>
          <table:table-cell table:style-name="ce5" office:value-type="float" office:value="0.035963" calcext:value-type="float">
            <text:p>0.035963</text:p>
          </table:table-cell>
          <table:table-cell table:style-name="ce5" office:value-type="float" office:value="0.002376" calcext:value-type="float">
            <text:p>0.002376</text:p>
          </table:table-cell>
          <table:table-cell table:style-name="ce5" office:value-type="float" office:value="-0.0079021" calcext:value-type="float">
            <text:p>-0.0079021</text:p>
          </table:table-cell>
          <table:table-cell table:style-name="ce5" office:value-type="float" office:value="0.048078" calcext:value-type="float">
            <text:p>0.04807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6]+1" office:value-type="float" office:value="95" calcext:value-type="float">
            <text:p>9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0667" calcext:value-type="float">
            <text:p>0.10667</text:p>
          </table:table-cell>
          <table:table-cell table:style-name="ce5" office:value-type="float" office:value="0.070795" calcext:value-type="float">
            <text:p>0.070795</text:p>
          </table:table-cell>
          <table:table-cell table:style-name="ce5" office:value-type="float" office:value="0.0024158" calcext:value-type="float">
            <text:p>0.0024158</text:p>
          </table:table-cell>
          <table:table-cell table:style-name="ce5" office:value-type="float" office:value="-0.010521" calcext:value-type="float">
            <text:p>-0.010521</text:p>
          </table:table-cell>
          <table:table-cell table:style-name="ce5" office:value-type="float" office:value="0.044204" calcext:value-type="float">
            <text:p>0.0442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7]+1" office:value-type="float" office:value="96" calcext:value-type="float">
            <text:p>96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325" calcext:value-type="float">
            <text:p>0.1325</text:p>
          </table:table-cell>
          <table:table-cell table:style-name="ce5" office:value-type="float" office:value="-0.29987" calcext:value-type="float">
            <text:p>-0.29987</text:p>
          </table:table-cell>
          <table:table-cell table:style-name="ce5" office:value-type="float" office:value="-0.090205" calcext:value-type="float">
            <text:p>-0.090205</text:p>
          </table:table-cell>
          <table:table-cell table:style-name="ce5" office:value-type="float" office:value="0.0022003" calcext:value-type="float">
            <text:p>0.0022003</text:p>
          </table:table-cell>
          <table:table-cell table:style-name="ce5" office:value-type="float" office:value="0.012374" calcext:value-type="float">
            <text:p>0.0123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8]+1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-0.021854" calcext:value-type="float">
            <text:p>-0.021854</text:p>
          </table:table-cell>
          <table:table-cell table:style-name="ce5" office:value-type="float" office:value="0.0020504" calcext:value-type="float">
            <text:p>0.0020504</text:p>
          </table:table-cell>
          <table:table-cell table:style-name="ce5" office:value-type="float" office:value="-0.0097276" calcext:value-type="float">
            <text:p>-0.0097276</text:p>
          </table:table-cell>
          <table:table-cell table:style-name="ce5" office:value-type="float" office:value="0.05212" calcext:value-type="float">
            <text:p>0.052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99]+1" office:value-type="float" office:value="98" calcext:value-type="float">
            <text:p>98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20417" calcext:value-type="float">
            <text:p>0.20417</text:p>
          </table:table-cell>
          <table:table-cell table:style-name="ce5" office:value-type="float" office:value="-0.38155" calcext:value-type="float">
            <text:p>-0.38155</text:p>
          </table:table-cell>
          <table:table-cell table:style-name="ce5" office:value-type="float" office:value="-0.12745" calcext:value-type="float">
            <text:p>-0.12745</text:p>
          </table:table-cell>
          <table:table-cell table:style-name="ce5" office:value-type="float" office:value="0.00000286" calcext:value-type="float">
            <text:p>2.86E-06</text:p>
          </table:table-cell>
          <table:table-cell table:style-name="ce5" office:value-type="float" office:value="0.022771" calcext:value-type="float">
            <text:p>0.0227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00]+1" office:value-type="float" office:value="99" calcext:value-type="float">
            <text:p>9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10644" calcext:value-type="float">
            <text:p>0.10644</text:p>
          </table:table-cell>
          <table:table-cell table:style-name="ce5" office:value-type="float" office:value="0.17254" calcext:value-type="float">
            <text:p>0.17254</text:p>
          </table:table-cell>
          <table:table-cell table:style-name="ce5" office:value-type="float" office:value="0.0083285" calcext:value-type="float">
            <text:p>0.0083285</text:p>
          </table:table-cell>
          <table:table-cell table:style-name="ce5" office:value-type="float" office:value="-0.0011499" calcext:value-type="float">
            <text:p>-0.0011499</text:p>
          </table:table-cell>
          <table:table-cell table:style-name="ce5" office:value-type="float" office:value="0.042383" calcext:value-type="float">
            <text:p>0.0423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2" table:formula="of:=[.A101]+1"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15132" calcext:value-type="float">
            <text:p>0.15132</text:p>
          </table:table-cell>
          <table:table-cell table:style-name="ce5" office:value-type="float" office:value="-0.42191" calcext:value-type="float">
            <text:p>-0.42191</text:p>
          </table:table-cell>
          <table:table-cell table:style-name="ce5" office:value-type="float" office:value="-0.11921" calcext:value-type="float">
            <text:p>-0.11921</text:p>
          </table:table-cell>
          <table:table-cell table:style-name="ce5" office:value-type="float" office:value="0.030289" calcext:value-type="float">
            <text:p>0.030289</text:p>
          </table:table-cell>
          <table:table-cell table:style-name="ce5" office:value-type="float" office:value="0.028286" calcext:value-type="float">
            <text:p>0.0282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02]+1" office:value-type="float" office:value="101" calcext:value-type="float">
            <text:p>1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0.63712" calcext:value-type="float">
            <text:p>0.63712</text:p>
          </table:table-cell>
          <table:table-cell table:style-name="ce6" office:value-type="float" office:value="0.5068" calcext:value-type="float">
            <text:p>0.5068</text:p>
          </table:table-cell>
          <table:table-cell table:style-name="ce6" office:value-type="float" office:value="-0.1497" calcext:value-type="float">
            <text:p>-0.1497</text:p>
          </table:table-cell>
          <table:table-cell table:style-name="ce6" office:value-type="float" office:value="-0.081442" calcext:value-type="float">
            <text:p>-0.081442</text:p>
          </table:table-cell>
          <table:table-cell table:style-name="ce6" office:value-type="float" office:value="0.10707" calcext:value-type="float">
            <text:p>0.107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03]+1" office:value-type="float" office:value="102" calcext:value-type="float">
            <text:p>102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45" calcext:value-type="float">
            <text:p>-45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0.33223" calcext:value-type="float">
            <text:p>0.33223</text:p>
          </table:table-cell>
          <table:table-cell table:style-name="ce6" office:value-type="float" office:value="0.46318" calcext:value-type="float">
            <text:p>0.46318</text:p>
          </table:table-cell>
          <table:table-cell table:style-name="ce6" office:value-type="float" office:value="0.095428" calcext:value-type="float">
            <text:p>0.095428</text:p>
          </table:table-cell>
          <table:table-cell table:style-name="ce6" office:value-type="float" office:value="0.013916" calcext:value-type="float">
            <text:p>0.013916</text:p>
          </table:table-cell>
          <table:table-cell table:style-name="ce6" office:value-type="float" office:value="0.12184" calcext:value-type="float">
            <text:p>0.121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04]+1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0.63941" calcext:value-type="float">
            <text:p>0.63941</text:p>
          </table:table-cell>
          <table:table-cell table:style-name="ce6" office:value-type="float" office:value="0.54973" calcext:value-type="float">
            <text:p>0.54973</text:p>
          </table:table-cell>
          <table:table-cell table:style-name="ce6" office:value-type="float" office:value="-0.11282" calcext:value-type="float">
            <text:p>-0.11282</text:p>
          </table:table-cell>
          <table:table-cell table:style-name="ce6" office:value-type="float" office:value="-0.00039566" calcext:value-type="float">
            <text:p>-0.00039566</text:p>
          </table:table-cell>
          <table:table-cell table:style-name="ce6" office:value-type="float" office:value="0.0026706" calcext:value-type="float">
            <text:p>0.00267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05]+1" office:value-type="float" office:value="104" calcext:value-type="float">
            <text:p>104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-45" calcext:value-type="float">
            <text:p>-45</text:p>
          </table:table-cell>
          <table:table-cell table:style-name="ce6" office:value-type="float" office:value="180" calcext:value-type="float">
            <text:p>180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0.49674" calcext:value-type="float">
            <text:p>0.49674</text:p>
          </table:table-cell>
          <table:table-cell table:style-name="ce6" office:value-type="float" office:value="-0.56345" calcext:value-type="float">
            <text:p>-0.56345</text:p>
          </table:table-cell>
          <table:table-cell table:style-name="ce6" office:value-type="float" office:value="-0.15868" calcext:value-type="float">
            <text:p>-0.15868</text:p>
          </table:table-cell>
          <table:table-cell table:style-name="ce6" office:value-type="float" office:value="0.0025659" calcext:value-type="float">
            <text:p>0.0025659</text:p>
          </table:table-cell>
          <table:table-cell table:style-name="ce6" office:value-type="float" office:value="-0.0014481" calcext:value-type="float">
            <text:p>-0.00144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06]+1" office:value-type="float" office:value="105" calcext:value-type="float">
            <text:p>10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0" calcext:value-type="float">
            <text:p>180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0.051123" calcext:value-type="float">
            <text:p>0.051123</text:p>
          </table:table-cell>
          <table:table-cell table:style-name="ce6" office:value-type="float" office:value="0.2148" calcext:value-type="float">
            <text:p>0.2148</text:p>
          </table:table-cell>
          <table:table-cell table:style-name="ce6" office:value-type="float" office:value="0.049068" calcext:value-type="float">
            <text:p>0.049068</text:p>
          </table:table-cell>
          <table:table-cell table:style-name="ce6" office:value-type="float" office:value="0.0035757" calcext:value-type="float">
            <text:p>0.0035757</text:p>
          </table:table-cell>
          <table:table-cell table:style-name="ce6" office:value-type="float" office:value="0.00031073" calcext:value-type="float">
            <text:p>0.000310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07]+1" office:value-type="float" office:value="106" calcext:value-type="float">
            <text:p>106</text:p>
          </table:table-cell>
          <table:table-cell table:number-columns-repeated="2" table:style-name="ce6" office:value-type="float" office:value="45" calcext:value-type="float">
            <text:p>45</text:p>
          </table:table-cell>
          <table:table-cell table:style-name="ce6" office:value-type="float" office:value="-45" calcext:value-type="float">
            <text:p>-4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91743" calcext:value-type="float">
            <text:p>0.91743</text:p>
          </table:table-cell>
          <table:table-cell table:style-name="ce6" office:value-type="float" office:value="0.50349" calcext:value-type="float">
            <text:p>0.50349</text:p>
          </table:table-cell>
          <table:table-cell table:style-name="ce6" office:value-type="float" office:value="0.06447" calcext:value-type="float">
            <text:p>0.06447</text:p>
          </table:table-cell>
          <table:table-cell table:style-name="ce6" office:value-type="float" office:value="0.10219" calcext:value-type="float">
            <text:p>0.10219</text:p>
          </table:table-cell>
          <table:table-cell table:style-name="ce6" office:value-type="float" office:value="0.20518" calcext:value-type="float">
            <text:p>0.205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08]+1" office:value-type="float" office:value="107" calcext:value-type="float">
            <text:p>10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7439" calcext:value-type="float">
            <text:p>0.47439</text:p>
          </table:table-cell>
          <table:table-cell table:style-name="ce6" office:value-type="float" office:value="-0.00061814" calcext:value-type="float">
            <text:p>-0.00061814</text:p>
          </table:table-cell>
          <table:table-cell table:style-name="ce6" office:value-type="float" office:value="-0.011756" calcext:value-type="float">
            <text:p>-0.011756</text:p>
          </table:table-cell>
          <table:table-cell table:style-name="ce6" office:value-type="float" office:value="0.013725" calcext:value-type="float">
            <text:p>0.013725</text:p>
          </table:table-cell>
          <table:table-cell table:style-name="ce6" office:value-type="float" office:value="0.14363" calcext:value-type="float">
            <text:p>0.143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09]+1" office:value-type="float" office:value="108" calcext:value-type="float">
            <text:p>10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-135" calcext:value-type="float">
            <text:p>-13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063106" calcext:value-type="float">
            <text:p>0.063106</text:p>
          </table:table-cell>
          <table:table-cell table:style-name="ce6" office:value-type="float" office:value="0.14333" calcext:value-type="float">
            <text:p>0.14333</text:p>
          </table:table-cell>
          <table:table-cell table:style-name="ce6" office:value-type="float" office:value="0.041655" calcext:value-type="float">
            <text:p>0.041655</text:p>
          </table:table-cell>
          <table:table-cell table:style-name="ce6" office:value-type="float" office:value="-0.0044067" calcext:value-type="float">
            <text:p>-0.0044067</text:p>
          </table:table-cell>
          <table:table-cell table:style-name="ce6" office:value-type="float" office:value="0.014076" calcext:value-type="float">
            <text:p>0.0140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0]+1" office:value-type="float" office:value="109" calcext:value-type="float">
            <text:p>10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-45" calcext:value-type="float">
            <text:p>-4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83884" calcext:value-type="float">
            <text:p>0.83884</text:p>
          </table:table-cell>
          <table:table-cell table:style-name="ce6" office:value-type="float" office:value="-0.50399" calcext:value-type="float">
            <text:p>-0.50399</text:p>
          </table:table-cell>
          <table:table-cell table:style-name="ce6" office:value-type="float" office:value="-0.039489" calcext:value-type="float">
            <text:p>-0.039489</text:p>
          </table:table-cell>
          <table:table-cell table:style-name="ce6" office:value-type="float" office:value="-0.074487" calcext:value-type="float">
            <text:p>-0.074487</text:p>
          </table:table-cell>
          <table:table-cell table:style-name="ce6" office:value-type="float" office:value="0.15233" calcext:value-type="float">
            <text:p>0.152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1]+1" office:value-type="float" office:value="110" calcext:value-type="float">
            <text:p>11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53357" calcext:value-type="float">
            <text:p>0.53357</text:p>
          </table:table-cell>
          <table:table-cell table:style-name="ce6" office:value-type="float" office:value="0.00047761" calcext:value-type="float">
            <text:p>0.00047761</text:p>
          </table:table-cell>
          <table:table-cell table:style-name="ce6" office:value-type="float" office:value="-0.011169" calcext:value-type="float">
            <text:p>-0.011169</text:p>
          </table:table-cell>
          <table:table-cell table:style-name="ce6" office:value-type="float" office:value="0.0063943" calcext:value-type="float">
            <text:p>0.0063943</text:p>
          </table:table-cell>
          <table:table-cell table:style-name="ce6" office:value-type="float" office:value="0.14011" calcext:value-type="float">
            <text:p>0.140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2]+1" office:value-type="float" office:value="111" calcext:value-type="float">
            <text:p>11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68372" calcext:value-type="float">
            <text:p>0.68372</text:p>
          </table:table-cell>
          <table:table-cell table:style-name="ce6" office:value-type="float" office:value="-0.54882" calcext:value-type="float">
            <text:p>-0.54882</text:p>
          </table:table-cell>
          <table:table-cell table:style-name="ce6" office:value-type="float" office:value="-0.18548" calcext:value-type="float">
            <text:p>-0.18548</text:p>
          </table:table-cell>
          <table:table-cell table:style-name="ce6" office:value-type="float" office:value="-0.093419" calcext:value-type="float">
            <text:p>-0.093419</text:p>
          </table:table-cell>
          <table:table-cell table:style-name="ce6" office:value-type="float" office:value="0.10673" calcext:value-type="float">
            <text:p>0.106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3]+1" office:value-type="float" office:value="112" calcext:value-type="float">
            <text:p>11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66968" calcext:value-type="float">
            <text:p>0.66968</text:p>
          </table:table-cell>
          <table:table-cell table:style-name="ce6" office:value-type="float" office:value="0.52843" calcext:value-type="float">
            <text:p>0.52843</text:p>
          </table:table-cell>
          <table:table-cell table:style-name="ce6" office:value-type="float" office:value="0.15309" calcext:value-type="float">
            <text:p>0.15309</text:p>
          </table:table-cell>
          <table:table-cell table:style-name="ce6" office:value-type="float" office:value="0.077149" calcext:value-type="float">
            <text:p>0.077149</text:p>
          </table:table-cell>
          <table:table-cell table:style-name="ce6" office:value-type="float" office:value="0.098799" calcext:value-type="float">
            <text:p>0.0987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4]+1" office:value-type="float" office:value="113" calcext:value-type="float">
            <text:p>11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13869" calcext:value-type="float">
            <text:p>0.13869</text:p>
          </table:table-cell>
          <table:table-cell table:style-name="ce6" office:value-type="float" office:value="-0.013176" calcext:value-type="float">
            <text:p>-0.013176</text:p>
          </table:table-cell>
          <table:table-cell table:style-name="ce6" office:value-type="float" office:value="-0.01024" calcext:value-type="float">
            <text:p>-0.01024</text:p>
          </table:table-cell>
          <table:table-cell table:style-name="ce6" office:value-type="float" office:value="0.015282" calcext:value-type="float">
            <text:p>0.015282</text:p>
          </table:table-cell>
          <table:table-cell table:style-name="ce6" office:value-type="float" office:value="0.052196" calcext:value-type="float">
            <text:p>0.0521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5]+1" office:value-type="float" office:value="114" calcext:value-type="float">
            <text:p>11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-45" calcext:value-type="float">
            <text:p>-4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69963" calcext:value-type="float">
            <text:p>0.69963</text:p>
          </table:table-cell>
          <table:table-cell table:style-name="ce6" office:value-type="float" office:value="0.61057" calcext:value-type="float">
            <text:p>0.61057</text:p>
          </table:table-cell>
          <table:table-cell table:style-name="ce6" office:value-type="float" office:value="0.15947" calcext:value-type="float">
            <text:p>0.15947</text:p>
          </table:table-cell>
          <table:table-cell table:style-name="ce6" office:value-type="float" office:value="0.069671" calcext:value-type="float">
            <text:p>0.069671</text:p>
          </table:table-cell>
          <table:table-cell table:style-name="ce6" office:value-type="float" office:value="0.12936" calcext:value-type="float">
            <text:p>0.129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6]+1" office:value-type="float" office:value="115" calcext:value-type="float">
            <text:p>11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-135" calcext:value-type="float">
            <text:p>-13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7371" calcext:value-type="float">
            <text:p>0.7371</text:p>
          </table:table-cell>
          <table:table-cell table:style-name="ce6" office:value-type="float" office:value="-0.64464" calcext:value-type="float">
            <text:p>-0.64464</text:p>
          </table:table-cell>
          <table:table-cell table:style-name="ce6" office:value-type="float" office:value="-0.21769" calcext:value-type="float">
            <text:p>-0.21769</text:p>
          </table:table-cell>
          <table:table-cell table:style-name="ce6" office:value-type="float" office:value="-0.067164" calcext:value-type="float">
            <text:p>-0.067164</text:p>
          </table:table-cell>
          <table:table-cell table:style-name="ce6" office:value-type="float" office:value="0.13635" calcext:value-type="float">
            <text:p>0.136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7]+1" office:value-type="float" office:value="116" calcext:value-type="float">
            <text:p>116</text:p>
          </table:table-cell>
          <table:table-cell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45" calcext:value-type="float">
            <text:p>4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8105" calcext:value-type="float">
            <text:p>0.8105</text:p>
          </table:table-cell>
          <table:table-cell table:style-name="ce6" office:value-type="float" office:value="-0.33454" calcext:value-type="float">
            <text:p>-0.33454</text:p>
          </table:table-cell>
          <table:table-cell table:style-name="ce6" office:value-type="float" office:value="-0.23398" calcext:value-type="float">
            <text:p>-0.23398</text:p>
          </table:table-cell>
          <table:table-cell table:style-name="ce6" office:value-type="float" office:value="-0.06052" calcext:value-type="float">
            <text:p>-0.06052</text:p>
          </table:table-cell>
          <table:table-cell table:style-name="ce6" office:value-type="float" office:value="0.028082" calcext:value-type="float">
            <text:p>0.0280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8]+1" office:value-type="float" office:value="117" calcext:value-type="float">
            <text:p>117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80952" calcext:value-type="float">
            <text:p>0.80952</text:p>
          </table:table-cell>
          <table:table-cell table:style-name="ce6" office:value-type="float" office:value="0.33501" calcext:value-type="float">
            <text:p>0.33501</text:p>
          </table:table-cell>
          <table:table-cell table:style-name="ce6" office:value-type="float" office:value="0.20313" calcext:value-type="float">
            <text:p>0.20313</text:p>
          </table:table-cell>
          <table:table-cell table:style-name="ce6" office:value-type="float" office:value="0.049957" calcext:value-type="float">
            <text:p>0.049957</text:p>
          </table:table-cell>
          <table:table-cell table:style-name="ce6" office:value-type="float" office:value="0.026824" calcext:value-type="float">
            <text:p>0.0268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19]+1" office:value-type="float" office:value="118" calcext:value-type="float">
            <text:p>118</text:p>
          </table:table-cell>
          <table:table-cell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-45" calcext:value-type="float">
            <text:p>-4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88517" calcext:value-type="float">
            <text:p>0.88517</text:p>
          </table:table-cell>
          <table:table-cell table:style-name="ce6" office:value-type="float" office:value="0.54648" calcext:value-type="float">
            <text:p>0.54648</text:p>
          </table:table-cell>
          <table:table-cell table:style-name="ce6" office:value-type="float" office:value="0.16881" calcext:value-type="float">
            <text:p>0.16881</text:p>
          </table:table-cell>
          <table:table-cell table:style-name="ce6" office:value-type="float" office:value="0.040021" calcext:value-type="float">
            <text:p>0.040021</text:p>
          </table:table-cell>
          <table:table-cell table:style-name="ce6" office:value-type="float" office:value="0.066442" calcext:value-type="float">
            <text:p>0.0664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3" table:formula="of:=[.A120]+1" office:value-type="float" office:value="119" calcext:value-type="float">
            <text:p>119</text:p>
          </table:table-cell>
          <table:table-cell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-90" calcext:value-type="float">
            <text:p>-9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61021" calcext:value-type="float">
            <text:p>0.61021</text:p>
          </table:table-cell>
          <table:table-cell table:style-name="ce6" office:value-type="float" office:value="-0.0029299" calcext:value-type="float">
            <text:p>-0.0029299</text:p>
          </table:table-cell>
          <table:table-cell table:style-name="ce6" office:value-type="float" office:value="-0.01229" calcext:value-type="float">
            <text:p>-0.01229</text:p>
          </table:table-cell>
          <table:table-cell table:style-name="ce6" office:value-type="float" office:value="-0.011945" calcext:value-type="float">
            <text:p>-0.011945</text:p>
          </table:table-cell>
          <table:table-cell table:style-name="ce6" office:value-type="float" office:value="0.093873" calcext:value-type="float">
            <text:p>0.0938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51"/>
        </table:table-row>
        <table:table-row table:style-name="ro2" table:number-rows-repeated="10484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uebas (no tocar)" table:style-name="ta2">
        <table:table-column table:style-name="co1" table:number-columns-repeated="64" table:default-cell-style-name="Default"/>
        <table:table-row table:style-name="ro3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YAW (º)</text:p>
          </table:table-cell>
          <table:table-cell table:style-name="ce14" office:value-type="string" calcext:value-type="string">
            <text:p>PITCH (º)</text:p>
          </table:table-cell>
          <table:table-cell table:style-name="ce14" office:value-type="string" calcext:value-type="string">
            <text:p>ROLL (º)</text:p>
          </table:table-cell>
          <table:table-cell table:style-name="ce14" office:value-type="string" calcext:value-type="string">
            <text:p>V (m/s)</text:p>
          </table:table-cell>
          <table:table-cell table:style-name="ce14" office:value-type="string" calcext:value-type="string">
            <text:p>CD</text:p>
          </table:table-cell>
          <table:table-cell table:style-name="ce14" office:value-type="string" calcext:value-type="string">
            <text:p>CL</text:p>
          </table:table-cell>
          <table:table-cell table:style-name="ce14" office:value-type="string" calcext:value-type="string">
            <text:p>CM</text:p>
          </table:table-cell>
          <table:table-cell table:number-columns-repeated="56"/>
        </table:table-row>
        <table:table-row table:style-name="ro3">
          <table:table-cell table:style-name="ce9" table:formula="of:=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" calcext:value-type="float">
            <text:p>-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083878" calcext:value-type="float">
            <text:p>0.0083878</text:p>
          </table:table-cell>
          <table:table-cell table:style-name="ce15" office:value-type="float" office:value="-0.00057955" calcext:value-type="float">
            <text:p>-0.00057955</text:p>
          </table:table-cell>
          <table:table-cell table:style-name="ce15" office:value-type="float" office:value="0.0075854" calcext:value-type="float">
            <text:p>0.0075854</text:p>
          </table:table-cell>
          <table:table-cell table:number-columns-repeated="56"/>
        </table:table-row>
        <table:table-row table:style-name="ro3">
          <table:table-cell table:style-name="ce9" table:formula="of:=[.A2]+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08002" calcext:value-type="float">
            <text:p>0.008002</text:p>
          </table:table-cell>
          <table:table-cell table:style-name="ce15" office:value-type="float" office:value="0.068179" calcext:value-type="float">
            <text:p>0.068179</text:p>
          </table:table-cell>
          <table:table-cell table:style-name="ce15" office:value-type="float" office:value="0.0055863" calcext:value-type="float">
            <text:p>0.0055863</text:p>
          </table:table-cell>
          <table:table-cell table:number-columns-repeated="56"/>
        </table:table-row>
        <table:table-row table:style-name="ro3">
          <table:table-cell table:style-name="ce9" table:formula="of:=[.A3]+1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100002" calcext:value-type="float">
            <text:p>0.0100002</text:p>
          </table:table-cell>
          <table:table-cell table:style-name="ce15" office:value-type="float" office:value="0.13067" calcext:value-type="float">
            <text:p>0.13067</text:p>
          </table:table-cell>
          <table:table-cell table:style-name="ce15" office:value-type="float" office:value="0.0050843" calcext:value-type="float">
            <text:p>0.0050843</text:p>
          </table:table-cell>
          <table:table-cell table:number-columns-repeated="56"/>
        </table:table-row>
        <table:table-row table:style-name="ro3">
          <table:table-cell table:style-name="ce9" table:formula="of:=[.A4]+1" office:value-type="float" office:value="3" calcext:value-type="float">
            <text:p>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14652" calcext:value-type="float">
            <text:p>0.014652</text:p>
          </table:table-cell>
          <table:table-cell table:style-name="ce15" office:value-type="float" office:value="0.19714" calcext:value-type="float">
            <text:p>0.19714</text:p>
          </table:table-cell>
          <table:table-cell table:style-name="ce15" office:value-type="float" office:value="0.0035617" calcext:value-type="float">
            <text:p>0.0035617</text:p>
          </table:table-cell>
          <table:table-cell table:number-columns-repeated="56"/>
        </table:table-row>
        <table:table-row table:style-name="ro3">
          <table:table-cell table:style-name="ce9" table:formula="of:=[.A5]+1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21898" calcext:value-type="float">
            <text:p>0.021898</text:p>
          </table:table-cell>
          <table:table-cell table:style-name="ce15" office:value-type="float" office:value="0.26404" calcext:value-type="float">
            <text:p>0.26404</text:p>
          </table:table-cell>
          <table:table-cell table:style-name="ce15" office:value-type="float" office:value="-0.00010429" calcext:value-type="float">
            <text:p>-0.00010429</text:p>
          </table:table-cell>
          <table:table-cell table:number-columns-repeated="56"/>
        </table:table-row>
        <table:table-row table:style-name="ro3">
          <table:table-cell table:style-name="ce9" table:formula="of:=[.A6]+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31194" calcext:value-type="float">
            <text:p>0.031194</text:p>
          </table:table-cell>
          <table:table-cell table:style-name="ce15" office:value-type="float" office:value="0.32842" calcext:value-type="float">
            <text:p>0.32842</text:p>
          </table:table-cell>
          <table:table-cell table:style-name="ce15" office:value-type="float" office:value="-0.0016009" calcext:value-type="float">
            <text:p>-0.0016009</text:p>
          </table:table-cell>
          <table:table-cell table:number-columns-repeated="56"/>
        </table:table-row>
        <table:table-row table:style-name="ro3">
          <table:table-cell table:style-name="ce9" table:formula="of:=[.A7]+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42202" calcext:value-type="float">
            <text:p>0.042202</text:p>
          </table:table-cell>
          <table:table-cell table:style-name="ce15" office:value-type="float" office:value="0.38204" calcext:value-type="float">
            <text:p>0.38204</text:p>
          </table:table-cell>
          <table:table-cell table:style-name="ce15" office:value-type="float" office:value="-0.0036602" calcext:value-type="float">
            <text:p>-0.0036602</text:p>
          </table:table-cell>
          <table:table-cell table:number-columns-repeated="56"/>
        </table:table-row>
        <table:table-row table:style-name="ro3">
          <table:table-cell table:style-name="ce9" table:formula="of:=[.A8]+1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73982" calcext:value-type="float">
            <text:p>0.073982</text:p>
          </table:table-cell>
          <table:table-cell table:style-name="ce15" office:value-type="float" office:value="0.36897" calcext:value-type="float">
            <text:p>0.36897</text:p>
          </table:table-cell>
          <table:table-cell table:style-name="ce15" office:value-type="float" office:value="-0.012862" calcext:value-type="float">
            <text:p>-0.012862</text:p>
          </table:table-cell>
          <table:table-cell table:number-columns-repeated="56"/>
        </table:table-row>
        <table:table-row table:style-name="ro3">
          <table:table-cell table:style-name="ce10" table:formula="of:=[.A9]+1" office:value-type="float" office:value="8" calcext:value-type="float">
            <text:p>8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-9" calcext:value-type="float">
            <text:p>-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12253" calcext:value-type="float">
            <text:p>0.12253</text:p>
          </table:table-cell>
          <table:table-cell table:style-name="ce16" office:value-type="float" office:value="-0.28136" calcext:value-type="float">
            <text:p>-0.28136</text:p>
          </table:table-cell>
          <table:table-cell table:style-name="ce16" office:value-type="float" office:value="0.14947" calcext:value-type="float">
            <text:p>0.14947</text:p>
          </table:table-cell>
          <table:table-cell table:number-columns-repeated="56"/>
        </table:table-row>
        <table:table-row table:style-name="ro3">
          <table:table-cell table:style-name="ce10" table:formula="of:=[.A10]+1" office:value-type="float" office:value="9" calcext:value-type="float">
            <text:p>9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-6" calcext:value-type="float">
            <text:p>-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86491" calcext:value-type="float">
            <text:p>0.086491</text:p>
          </table:table-cell>
          <table:table-cell table:style-name="ce16" office:value-type="float" office:value="-0.10135" calcext:value-type="float">
            <text:p>-0.10135</text:p>
          </table:table-cell>
          <table:table-cell table:style-name="ce16" office:value-type="float" office:value="0.057031" calcext:value-type="float">
            <text:p>0.057031</text:p>
          </table:table-cell>
          <table:table-cell table:number-columns-repeated="56"/>
        </table:table-row>
        <table:table-row table:style-name="ro3">
          <table:table-cell table:style-name="ce10" table:formula="of:=[.A11]+1" office:value-type="float" office:value="10" calcext:value-type="float">
            <text:p>10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-3" calcext:value-type="float">
            <text:p>-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79388" calcext:value-type="float">
            <text:p>0.079388</text:p>
          </table:table-cell>
          <table:table-cell table:style-name="ce16" office:value-type="float" office:value="0.050077" calcext:value-type="float">
            <text:p>0.050077</text:p>
          </table:table-cell>
          <table:table-cell table:style-name="ce16" office:value-type="float" office:value="-0.012402" calcext:value-type="float">
            <text:p>-0.012402</text:p>
          </table:table-cell>
          <table:table-cell table:number-columns-repeated="56"/>
        </table:table-row>
        <table:table-row table:style-name="ro3">
          <table:table-cell table:style-name="ce10" table:formula="of:=[.A12]+1" office:value-type="float" office:value="11" calcext:value-type="float">
            <text:p>11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83906" calcext:value-type="float">
            <text:p>0.083906</text:p>
          </table:table-cell>
          <table:table-cell table:style-name="ce16" office:value-type="float" office:value="0.20458" calcext:value-type="float">
            <text:p>0.20458</text:p>
          </table:table-cell>
          <table:table-cell table:style-name="ce16" office:value-type="float" office:value="-0.086622" calcext:value-type="float">
            <text:p>-0.086622</text:p>
          </table:table-cell>
          <table:table-cell table:number-columns-repeated="56"/>
        </table:table-row>
        <table:table-row table:style-name="ro3">
          <table:table-cell table:style-name="ce10" table:formula="of:=[.A13]+1" office:value-type="float" office:value="12" calcext:value-type="float">
            <text:p>12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96326" calcext:value-type="float">
            <text:p>0.096326</text:p>
          </table:table-cell>
          <table:table-cell table:style-name="ce16" office:value-type="float" office:value="0.34897" calcext:value-type="float">
            <text:p>0.34897</text:p>
          </table:table-cell>
          <table:table-cell table:style-name="ce16" office:value-type="float" office:value="-0.15463" calcext:value-type="float">
            <text:p>-0.15463</text:p>
          </table:table-cell>
          <table:table-cell table:number-columns-repeated="56"/>
        </table:table-row>
        <table:table-row table:style-name="ro3">
          <table:table-cell table:style-name="ce10" table:formula="of:=[.A14]+1" office:value-type="float" office:value="13" calcext:value-type="float">
            <text:p>13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12346" calcext:value-type="float">
            <text:p>0.12346</text:p>
          </table:table-cell>
          <table:table-cell table:style-name="ce16" office:value-type="float" office:value="0.49487" calcext:value-type="float">
            <text:p>0.49487</text:p>
          </table:table-cell>
          <table:table-cell table:style-name="ce16" office:value-type="float" office:value="-0.22424" calcext:value-type="float">
            <text:p>-0.22424</text:p>
          </table:table-cell>
          <table:table-cell table:number-columns-repeated="56"/>
        </table:table-row>
        <table:table-row table:style-name="ro3">
          <table:table-cell table:style-name="ce10" table:formula="of:=[.A15]+1" office:value-type="float" office:value="14" calcext:value-type="float">
            <text:p>14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3" table:style-name="ce16" office:value-type="float" office:value="9" calcext:value-type="float">
            <text:p>9</text:p>
          </table:table-cell>
          <table:table-cell table:style-name="ce16" office:value-type="float" office:value="0.17703" calcext:value-type="float">
            <text:p>0.17703</text:p>
          </table:table-cell>
          <table:table-cell table:style-name="ce16" office:value-type="float" office:value="0.63813" calcext:value-type="float">
            <text:p>0.63813</text:p>
          </table:table-cell>
          <table:table-cell table:style-name="ce16" office:value-type="float" office:value="-0.30107" calcext:value-type="float">
            <text:p>-0.30107</text:p>
          </table:table-cell>
          <table:table-cell table:number-columns-repeated="56"/>
        </table:table-row>
        <table:table-row table:style-name="ro3">
          <table:table-cell table:style-name="ce10" table:formula="of:=[.A16]+1" office:value-type="float" office:value="15" calcext:value-type="float">
            <text:p>15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26863" calcext:value-type="float">
            <text:p>0.26863</text:p>
          </table:table-cell>
          <table:table-cell table:style-name="ce16" office:value-type="float" office:value="0.73982" calcext:value-type="float">
            <text:p>0.73982</text:p>
          </table:table-cell>
          <table:table-cell table:style-name="ce16" office:value-type="float" office:value="-0.34074" calcext:value-type="float">
            <text:p>-0.34074</text:p>
          </table:table-cell>
          <table:table-cell table:number-columns-repeated="56"/>
        </table:table-row>
        <table:table-row table:style-name="ro3">
          <table:table-cell table:style-name="ce11" table:formula="of:=[.A17]+1" office:value-type="float" office:value="16" calcext:value-type="float">
            <text:p>16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9" calcext:value-type="float">
            <text:p>-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2907" calcext:value-type="float">
            <text:p>0.12907</text:p>
          </table:table-cell>
          <table:table-cell table:style-name="ce17" office:value-type="float" office:value="0.10061" calcext:value-type="float">
            <text:p>0.10061</text:p>
          </table:table-cell>
          <table:table-cell table:style-name="ce17" office:value-type="float" office:value="-0.023198" calcext:value-type="float">
            <text:p>-0.023198</text:p>
          </table:table-cell>
          <table:table-cell table:number-columns-repeated="56"/>
        </table:table-row>
        <table:table-row table:style-name="ro3">
          <table:table-cell table:style-name="ce11" table:formula="of:=[.A18]+1" office:value-type="float" office:value="17" calcext:value-type="float">
            <text:p>17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6" calcext:value-type="float">
            <text:p>-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1491" calcext:value-type="float">
            <text:p>0.11491</text:p>
          </table:table-cell>
          <table:table-cell table:style-name="ce17" office:value-type="float" office:value="0.053222" calcext:value-type="float">
            <text:p>0.053222</text:p>
          </table:table-cell>
          <table:table-cell table:style-name="ce17" office:value-type="float" office:value="-0.023198" calcext:value-type="float">
            <text:p>-0.023198</text:p>
          </table:table-cell>
          <table:table-cell table:number-columns-repeated="56"/>
        </table:table-row>
        <table:table-row table:style-name="ro3">
          <table:table-cell table:style-name="ce11" table:formula="of:=[.A19]+1" office:value-type="float" office:value="18" calcext:value-type="float">
            <text:p>18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0489" calcext:value-type="float">
            <text:p>0.10489</text:p>
          </table:table-cell>
          <table:table-cell table:style-name="ce17" office:value-type="float" office:value="0.012833" calcext:value-type="float">
            <text:p>0.012833</text:p>
          </table:table-cell>
          <table:table-cell table:style-name="ce17" office:value-type="float" office:value="-0.0024106" calcext:value-type="float">
            <text:p>-0.0024106</text:p>
          </table:table-cell>
          <table:table-cell table:number-columns-repeated="56"/>
        </table:table-row>
        <table:table-row table:style-name="ro3">
          <table:table-cell table:style-name="ce11" table:formula="of:=[.A20]+1" office:value-type="float" office:value="19" calcext:value-type="float">
            <text:p>19</text:p>
          </table:table-cell>
          <table:table-cell table:style-name="ce17" office:value-type="float" office:value="90" calcext:value-type="float">
            <text:p>9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035" calcext:value-type="float">
            <text:p>0.1035</text:p>
          </table:table-cell>
          <table:table-cell table:style-name="ce17" office:value-type="float" office:value="-0.015831" calcext:value-type="float">
            <text:p>-0.015831</text:p>
          </table:table-cell>
          <table:table-cell table:style-name="ce17" office:value-type="float" office:value="-0.0056516" calcext:value-type="float">
            <text:p>-0.0056516</text:p>
          </table:table-cell>
          <table:table-cell table:number-columns-repeated="56"/>
        </table:table-row>
        <table:table-row table:style-name="ro3">
          <table:table-cell table:style-name="ce11" table:formula="of:=[.A21]+1" office:value-type="float" office:value="20" calcext:value-type="float">
            <text:p>2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1123" calcext:value-type="float">
            <text:p>0.11123</text:p>
          </table:table-cell>
          <table:table-cell table:style-name="ce17" office:value-type="float" office:value="-0.047455" calcext:value-type="float">
            <text:p>-0.047455</text:p>
          </table:table-cell>
          <table:table-cell table:style-name="ce17" office:value-type="float" office:value="0.012897" calcext:value-type="float">
            <text:p>0.012897</text:p>
          </table:table-cell>
          <table:table-cell table:number-columns-repeated="56"/>
        </table:table-row>
        <table:table-row table:style-name="ro3">
          <table:table-cell table:style-name="ce11" table:formula="of:=[.A22]+1" office:value-type="float" office:value="21" calcext:value-type="float">
            <text:p>2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2285" calcext:value-type="float">
            <text:p>0.12285</text:p>
          </table:table-cell>
          <table:table-cell table:style-name="ce17" office:value-type="float" office:value="-0.081158" calcext:value-type="float">
            <text:p>-0.081158</text:p>
          </table:table-cell>
          <table:table-cell table:style-name="ce17" office:value-type="float" office:value="0.016409" calcext:value-type="float">
            <text:p>0.016409</text:p>
          </table:table-cell>
          <table:table-cell table:number-columns-repeated="56"/>
        </table:table-row>
        <table:table-row table:style-name="ro3">
          <table:table-cell table:style-name="ce11" table:formula="of:=[.A23]+1" office:value-type="float" office:value="22" calcext:value-type="float">
            <text:p>22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3749" calcext:value-type="float">
            <text:p>0.13749</text:p>
          </table:table-cell>
          <table:table-cell table:style-name="ce17" office:value-type="float" office:value="-0.12103" calcext:value-type="float">
            <text:p>-0.12103</text:p>
          </table:table-cell>
          <table:table-cell table:style-name="ce17" office:value-type="float" office:value="0.020869" calcext:value-type="float">
            <text:p>0.020869</text:p>
          </table:table-cell>
          <table:table-cell table:number-columns-repeated="56"/>
        </table:table-row>
        <table:table-row table:style-name="ro3">
          <table:table-cell table:style-name="ce11" table:formula="of:=[.A24]+1" office:value-type="float" office:value="23" calcext:value-type="float">
            <text:p>23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5711" calcext:value-type="float">
            <text:p>0.15711</text:p>
          </table:table-cell>
          <table:table-cell table:style-name="ce17" office:value-type="float" office:value="-0.16227" calcext:value-type="float">
            <text:p>-0.16227</text:p>
          </table:table-cell>
          <table:table-cell table:style-name="ce17" office:value-type="float" office:value="0.026508" calcext:value-type="float">
            <text:p>0.026508</text:p>
          </table:table-cell>
          <table:table-cell table:number-columns-repeated="56"/>
        </table:table-row>
        <table:table-row table:style-name="ro3">
          <table:table-cell table:style-name="ce12" table:formula="of:=[.A25]+1" office:value-type="float" office:value="24" calcext:value-type="float">
            <text:p>24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-9" calcext:value-type="float">
            <text:p>-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11476" calcext:value-type="float">
            <text:p>0.11476</text:p>
          </table:table-cell>
          <table:table-cell table:style-name="ce18" office:value-type="float" office:value="0.32961" calcext:value-type="float">
            <text:p>0.32961</text:p>
          </table:table-cell>
          <table:table-cell table:style-name="ce18" office:value-type="float" office:value="-0.1918" calcext:value-type="float">
            <text:p>-0.1918</text:p>
          </table:table-cell>
          <table:table-cell table:number-columns-repeated="56"/>
        </table:table-row>
        <table:table-row table:style-name="ro3">
          <table:table-cell table:style-name="ce12" table:formula="of:=[.A26]+1" office:value-type="float" office:value="25" calcext:value-type="float">
            <text:p>25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-6" calcext:value-type="float">
            <text:p>-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088901" calcext:value-type="float">
            <text:p>0.088901</text:p>
          </table:table-cell>
          <table:table-cell table:style-name="ce18" office:value-type="float" office:value="0.18288" calcext:value-type="float">
            <text:p>0.18288</text:p>
          </table:table-cell>
          <table:table-cell table:style-name="ce18" office:value-type="float" office:value="-0.11349" calcext:value-type="float">
            <text:p>-0.11349</text:p>
          </table:table-cell>
          <table:table-cell table:number-columns-repeated="56"/>
        </table:table-row>
        <table:table-row table:style-name="ro3">
          <table:table-cell table:style-name="ce12" table:formula="of:=[.A27]+1" office:value-type="float" office:value="26" calcext:value-type="float">
            <text:p>26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-3" calcext:value-type="float">
            <text:p>-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082526" calcext:value-type="float">
            <text:p>0.082526</text:p>
          </table:table-cell>
          <table:table-cell table:style-name="ce18" office:value-type="float" office:value="0.028549" calcext:value-type="float">
            <text:p>0.028549</text:p>
          </table:table-cell>
          <table:table-cell table:style-name="ce18" office:value-type="float" office:value="-0.032001" calcext:value-type="float">
            <text:p>-0.032001</text:p>
          </table:table-cell>
          <table:table-cell table:number-columns-repeated="56"/>
        </table:table-row>
        <table:table-row table:style-name="ro3">
          <table:table-cell table:style-name="ce12" table:formula="of:=[.A28]+1" office:value-type="float" office:value="27" calcext:value-type="float">
            <text:p>27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08887" calcext:value-type="float">
            <text:p>0.08887</text:p>
          </table:table-cell>
          <table:table-cell table:style-name="ce18" office:value-type="float" office:value="-0.10398" calcext:value-type="float">
            <text:p>-0.10398</text:p>
          </table:table-cell>
          <table:table-cell table:style-name="ce18" office:value-type="float" office:value="0.037644" calcext:value-type="float">
            <text:p>0.037644</text:p>
          </table:table-cell>
          <table:table-cell table:number-columns-repeated="56"/>
        </table:table-row>
        <table:table-row table:style-name="ro3">
          <table:table-cell table:style-name="ce12" table:formula="of:=[.A29]+1" office:value-type="float" office:value="28" calcext:value-type="float">
            <text:p>28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11373" calcext:value-type="float">
            <text:p>0.11373</text:p>
          </table:table-cell>
          <table:table-cell table:style-name="ce18" office:value-type="float" office:value="-0.21472" calcext:value-type="float">
            <text:p>-0.21472</text:p>
          </table:table-cell>
          <table:table-cell table:style-name="ce18" office:value-type="float" office:value="0.087419" calcext:value-type="float">
            <text:p>0.087419</text:p>
          </table:table-cell>
          <table:table-cell table:number-columns-repeated="56"/>
        </table:table-row>
        <table:table-row table:style-name="ro3">
          <table:table-cell table:style-name="ce12" table:formula="of:=[.A30]+1" office:value-type="float" office:value="29" calcext:value-type="float">
            <text:p>29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16258" calcext:value-type="float">
            <text:p>0.16258</text:p>
          </table:table-cell>
          <table:table-cell table:style-name="ce18" office:value-type="float" office:value="-0.32484" calcext:value-type="float">
            <text:p>-0.32484</text:p>
          </table:table-cell>
          <table:table-cell table:style-name="ce18" office:value-type="float" office:value="0.13833" calcext:value-type="float">
            <text:p>0.13833</text:p>
          </table:table-cell>
          <table:table-cell table:number-columns-repeated="56"/>
        </table:table-row>
        <table:table-row table:style-name="ro3">
          <table:table-cell table:style-name="ce12" table:formula="of:=[.A31]+1" office:value-type="float" office:value="30" calcext:value-type="float">
            <text:p>30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3" table:style-name="ce18" office:value-type="float" office:value="9" calcext:value-type="float">
            <text:p>9</text:p>
          </table:table-cell>
          <table:table-cell table:style-name="ce18" office:value-type="float" office:value="0.20822" calcext:value-type="float">
            <text:p>0.20822</text:p>
          </table:table-cell>
          <table:table-cell table:style-name="ce18" office:value-type="float" office:value="-0.37983" calcext:value-type="float">
            <text:p>-0.37983</text:p>
          </table:table-cell>
          <table:table-cell table:style-name="ce18" office:value-type="float" office:value="0.16252" calcext:value-type="float">
            <text:p>0.16252</text:p>
          </table:table-cell>
          <table:table-cell table:number-columns-repeated="56"/>
        </table:table-row>
        <table:table-row table:style-name="ro3">
          <table:table-cell table:style-name="ce12" table:formula="of:=[.A32]+1" office:value-type="float" office:value="31" calcext:value-type="float">
            <text:p>31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27441" calcext:value-type="float">
            <text:p>0.27441</text:p>
          </table:table-cell>
          <table:table-cell table:style-name="ce18" office:value-type="float" office:value="-0.43516" calcext:value-type="float">
            <text:p>-0.43516</text:p>
          </table:table-cell>
          <table:table-cell table:style-name="ce18" office:value-type="float" office:value="0.17537" calcext:value-type="float">
            <text:p>0.17537</text:p>
          </table:table-cell>
          <table:table-cell table:number-columns-repeated="56"/>
        </table:table-row>
        <table:table-row table:style-name="ro3">
          <table:table-cell table:style-name="ce13" table:formula="of:=[.A33]+1" office:value-type="float" office:value="32" calcext:value-type="float">
            <text:p>32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-9" calcext:value-type="float">
            <text:p>-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0.016799" calcext:value-type="float">
            <text:p>0.016799</text:p>
          </table:table-cell>
          <table:table-cell table:style-name="ce20" office:value-type="float" office:value="0.10242" calcext:value-type="float">
            <text:p>0.10242</text:p>
          </table:table-cell>
          <table:table-cell table:style-name="ce20" office:value-type="float" office:value="-0.051379" calcext:value-type="float">
            <text:p>-0.051379</text:p>
          </table:table-cell>
          <table:table-cell table:number-columns-repeated="56"/>
        </table:table-row>
        <table:table-row table:style-name="ro3">
          <table:table-cell table:style-name="ce13" table:formula="of:=[.A34]+1" office:value-type="float" office:value="33" calcext:value-type="float">
            <text:p>33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-6" calcext:value-type="float">
            <text:p>-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0.013803" calcext:value-type="float">
            <text:p>0.013803</text:p>
          </table:table-cell>
          <table:table-cell table:style-name="ce20" office:value-type="float" office:value="0.022725" calcext:value-type="float">
            <text:p>0.022725</text:p>
          </table:table-cell>
          <table:table-cell table:style-name="ce20" office:value-type="float" office:value="-0.0089296" calcext:value-type="float">
            <text:p>-0.0089296</text:p>
          </table:table-cell>
          <table:table-cell table:number-columns-repeated="56"/>
        </table:table-row>
        <table:table-row table:style-name="ro3">
          <table:table-cell table:style-name="ce13" table:formula="of:=[.A35]+1" office:value-type="float" office:value="34" calcext:value-type="float">
            <text:p>34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-3" calcext:value-type="float">
            <text:p>-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0.015922" calcext:value-type="float">
            <text:p>0.015922</text:p>
          </table:table-cell>
          <table:table-cell table:style-name="ce20" office:value-type="float" office:value="-0.040229" calcext:value-type="float">
            <text:p>-0.040229</text:p>
          </table:table-cell>
          <table:table-cell table:style-name="ce20" office:value-type="float" office:value="0.019357" calcext:value-type="float">
            <text:p>0.019357</text:p>
          </table:table-cell>
          <table:table-cell table:number-columns-repeated="56"/>
        </table:table-row>
        <table:table-row table:style-name="ro3">
          <table:table-cell table:style-name="ce13" table:formula="of:=[.A36]+1" office:value-type="float" office:value="35" calcext:value-type="float">
            <text:p>35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0.025841" calcext:value-type="float">
            <text:p>0.025841</text:p>
          </table:table-cell>
          <table:table-cell table:style-name="ce20" office:value-type="float" office:value="-0.010368" calcext:value-type="float">
            <text:p>-0.010368</text:p>
          </table:table-cell>
          <table:table-cell table:style-name="ce20" office:value-type="float" office:value="0.051401" calcext:value-type="float">
            <text:p>0.051401</text:p>
          </table:table-cell>
          <table:table-cell table:number-columns-repeated="56"/>
        </table:table-row>
        <table:table-row table:style-name="ro3">
          <table:table-cell table:style-name="ce13" table:formula="of:=[.A37]+1" office:value-type="float" office:value="36" calcext:value-type="float">
            <text:p>36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38701" calcext:value-type="float">
            <text:p>0.038701</text:p>
          </table:table-cell>
          <table:table-cell table:style-name="ce19" office:value-type="float" office:value="-0.14572" calcext:value-type="float">
            <text:p>-0.14572</text:p>
          </table:table-cell>
          <table:table-cell table:style-name="ce19" office:value-type="float" office:value="0.073988" calcext:value-type="float">
            <text:p>0.073988</text:p>
          </table:table-cell>
          <table:table-cell table:number-columns-repeated="56"/>
        </table:table-row>
        <table:table-row table:style-name="ro3">
          <table:table-cell table:style-name="ce13" table:formula="of:=[.A38]+1" office:value-type="float" office:value="37" calcext:value-type="float">
            <text:p>37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50143" calcext:value-type="float">
            <text:p>0.050143</text:p>
          </table:table-cell>
          <table:table-cell table:style-name="ce19" office:value-type="float" office:value="-0.13665" calcext:value-type="float">
            <text:p>-0.13665</text:p>
          </table:table-cell>
          <table:table-cell table:style-name="ce19" office:value-type="float" office:value="0.061533" calcext:value-type="float">
            <text:p>0.061533</text:p>
          </table:table-cell>
          <table:table-cell table:number-columns-repeated="56"/>
        </table:table-row>
        <table:table-row table:style-name="ro3">
          <table:table-cell table:style-name="ce13" table:formula="of:=[.A39]+1" office:value-type="float" office:value="38" calcext:value-type="float">
            <text:p>38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59553" calcext:value-type="float">
            <text:p>0.059553</text:p>
          </table:table-cell>
          <table:table-cell table:style-name="ce19" office:value-type="float" office:value="-0.12554" calcext:value-type="float">
            <text:p>-0.12554</text:p>
          </table:table-cell>
          <table:table-cell table:style-name="ce19" office:value-type="float" office:value="0.052179" calcext:value-type="float">
            <text:p>0.052179</text:p>
          </table:table-cell>
          <table:table-cell table:number-columns-repeated="56"/>
        </table:table-row>
        <table:table-row table:style-name="ro3">
          <table:table-cell table:style-name="ce13" table:formula="of:=[.A40]+1" office:value-type="float" office:value="39" calcext:value-type="float">
            <text:p>3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98458" calcext:value-type="float">
            <text:p>0.098458</text:p>
          </table:table-cell>
          <table:table-cell table:style-name="ce19" office:value-type="float" office:value="-0.21703" calcext:value-type="float">
            <text:p>-0.21703</text:p>
          </table:table-cell>
          <table:table-cell table:style-name="ce19" office:value-type="float" office:value="0.10253" calcext:value-type="float">
            <text:p>0.10253</text:p>
          </table:table-cell>
          <table:table-cell table:number-columns-repeated="56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alores aleatorios para entrena" table:style-name="ta3">
        <table:table-column table:style-name="co1" table:number-columns-repeated="64" table:default-cell-style-name="Default"/>
        <table:table-row table:style-name="ro3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YAW (º)</text:p>
          </table:table-cell>
          <table:table-cell table:style-name="ce14" office:value-type="string" calcext:value-type="string">
            <text:p>PITCH (º)</text:p>
          </table:table-cell>
          <table:table-cell table:style-name="ce14" office:value-type="string" calcext:value-type="string">
            <text:p>ROLL (º)</text:p>
          </table:table-cell>
          <table:table-cell table:style-name="ce14" office:value-type="string" calcext:value-type="string">
            <text:p>V (m/s)</text:p>
          </table:table-cell>
          <table:table-cell table:style-name="ce14" office:value-type="string" calcext:value-type="string">
            <text:p>CD</text:p>
          </table:table-cell>
          <table:table-cell table:style-name="ce21" office:value-type="string" calcext:value-type="string">
            <text:p>CL</text:p>
          </table:table-cell>
          <table:table-cell table:style-name="ce14" office:value-type="string" calcext:value-type="string">
            <text:p>CM</text:p>
          </table:table-cell>
          <table:table-cell table:number-columns-repeated="56"/>
        </table:table-row>
        <table:table-row table:style-name="ro3">
          <table:table-cell table:style-name="ce9" table:formula="of:=0" office:value-type="float" office:value="0" calcext:value-type="float">
            <text:p>0</text:p>
          </table:table-cell>
          <table:table-cell table:style-name="ce15" table:formula="of:=RAND()*180" office:value-type="float" office:value="7.88389820139601" calcext:value-type="float">
            <text:p>7.88389820139601</text:p>
          </table:table-cell>
          <table:table-cell table:style-name="ce15" table:formula="of:=RAND()*180" office:value-type="float" office:value="133.30096156583" calcext:value-type="float">
            <text:p>133.30096156583</text:p>
          </table:table-cell>
          <table:table-cell table:style-name="ce15" table:formula="of:=RAND()*180" office:value-type="float" office:value="66.1073875256169" calcext:value-type="float">
            <text:p>66.107387525616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]*EXP([.C2]/180)-[.D2]/([.C2]^2))/180" office:value-type="float" office:value="0.091831626874597" calcext:value-type="float">
            <text:p>0.091831626874597</text:p>
          </table:table-cell>
          <table:table-cell table:style-name="ce22" table:formula="of:=0.01*([.B2]+[.B2]^2*0.1+[.C2]*[.D2])/([.C2]*[.D2]-[.B2])" office:value-type="float" office:value="0.0100249689304164" calcext:value-type="float">
            <text:p>0.01002</text:p>
          </table:table-cell>
          <table:table-cell table:style-name="ce24" office:value-type="float" office:value="75.854" calcext:value-type="float">
            <text:p>76</text:p>
          </table:table-cell>
          <table:table-cell table:number-columns-repeated="56"/>
        </table:table-row>
        <table:table-row table:style-name="ro3">
          <table:table-cell table:style-name="ce9" table:formula="of:=[.A2]+1" office:value-type="float" office:value="1" calcext:value-type="float">
            <text:p>1</text:p>
          </table:table-cell>
          <table:table-cell table:style-name="ce15" table:formula="of:=RAND()*180" office:value-type="float" office:value="88.3039455983182" calcext:value-type="float">
            <text:p>88.3039455983182</text:p>
          </table:table-cell>
          <table:table-cell table:style-name="ce15" table:formula="of:=RAND()*180" office:value-type="float" office:value="166.638866138666" calcext:value-type="float">
            <text:p>166.638866138666</text:p>
          </table:table-cell>
          <table:table-cell table:style-name="ce15" table:formula="of:=RAND()*180" office:value-type="float" office:value="139.030864519151" calcext:value-type="float">
            <text:p>139.03086451915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]*EXP([.C3]/180)-[.D3]/([.C3]^2))/180" office:value-type="float" office:value="1.23809876911613" calcext:value-type="float">
            <text:p>1.23809876911613</text:p>
          </table:table-cell>
          <table:table-cell table:style-name="ce22" table:formula="of:=0.01*([.B3]+[.B3]^2*0.1+[.C3]*[.D3])/([.C3]*[.D3]-[.B3])" office:value-type="float" office:value="0.0104143766984944" calcext:value-type="float">
            <text:p>0.01041</text:p>
          </table:table-cell>
          <table:table-cell table:style-name="ce24" office:value-type="float" office:value="55.863" calcext:value-type="float">
            <text:p>56</text:p>
          </table:table-cell>
          <table:table-cell table:number-columns-repeated="56"/>
        </table:table-row>
        <table:table-row table:style-name="ro3">
          <table:table-cell table:style-name="ce9" table:formula="of:=[.A3]+1" office:value-type="float" office:value="2" calcext:value-type="float">
            <text:p>2</text:p>
          </table:table-cell>
          <table:table-cell table:style-name="ce15" table:formula="of:=RAND()*180" office:value-type="float" office:value="160.474363987117" calcext:value-type="float">
            <text:p>160.474363987117</text:p>
          </table:table-cell>
          <table:table-cell table:style-name="ce15" table:formula="of:=RAND()*180" office:value-type="float" office:value="133.543560101519" calcext:value-type="float">
            <text:p>133.543560101519</text:p>
          </table:table-cell>
          <table:table-cell table:style-name="ce15" table:formula="of:=RAND()*180" office:value-type="float" office:value="92.4555766970182" calcext:value-type="float">
            <text:p>92.455576697018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]*EXP([.C4]/180)-[.D4]/([.C4]^2))/180" office:value-type="float" office:value="1.87211842244008" calcext:value-type="float">
            <text:p>1.87211842244008</text:p>
          </table:table-cell>
          <table:table-cell table:style-name="ce22" table:formula="of:=0.01*([.B4]+[.B4]^2*0.1+[.C4]*[.D4])/([.C4]*[.D4]-[.B4])" office:value-type="float" office:value="0.0123765487866307" calcext:value-type="float">
            <text:p>0.01238</text:p>
          </table:table-cell>
          <table:table-cell table:style-name="ce24" office:value-type="float" office:value="50.843" calcext:value-type="float">
            <text:p>51</text:p>
          </table:table-cell>
          <table:table-cell table:number-columns-repeated="56"/>
        </table:table-row>
        <table:table-row table:style-name="ro3">
          <table:table-cell table:style-name="ce9" table:formula="of:=[.A4]+1" office:value-type="float" office:value="3" calcext:value-type="float">
            <text:p>3</text:p>
          </table:table-cell>
          <table:table-cell table:style-name="ce15" table:formula="of:=RAND()*180" office:value-type="float" office:value="7.83538377173682" calcext:value-type="float">
            <text:p>7.83538377173682</text:p>
          </table:table-cell>
          <table:table-cell table:style-name="ce15" table:formula="of:=RAND()*180" office:value-type="float" office:value="100.66854666889" calcext:value-type="float">
            <text:p>100.66854666889</text:p>
          </table:table-cell>
          <table:table-cell table:style-name="ce15" table:formula="of:=RAND()*180" office:value-type="float" office:value="67.0321738954031" calcext:value-type="float">
            <text:p>67.032173895403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]*EXP([.C5]/180)-[.D5]/([.C5]^2))/180" office:value-type="float" office:value="0.0761142358997124" calcext:value-type="float">
            <text:p>0.076114235899712</text:p>
          </table:table-cell>
          <table:table-cell table:style-name="ce22" table:formula="of:=0.01*([.B5]+[.B5]^2*0.1+[.C5]*[.D5])/([.C5]*[.D5]-[.B5])" office:value-type="float" office:value="0.0100323582444308" calcext:value-type="float">
            <text:p>0.01003</text:p>
          </table:table-cell>
          <table:table-cell table:style-name="ce24" office:value-type="float" office:value="35.617" calcext:value-type="float">
            <text:p>36</text:p>
          </table:table-cell>
          <table:table-cell table:number-columns-repeated="56"/>
        </table:table-row>
        <table:table-row table:style-name="ro3">
          <table:table-cell table:style-name="ce9" table:formula="of:=[.A5]+1" office:value-type="float" office:value="4" calcext:value-type="float">
            <text:p>4</text:p>
          </table:table-cell>
          <table:table-cell table:style-name="ce15" table:formula="of:=RAND()*180" office:value-type="float" office:value="55.3754992466298" calcext:value-type="float">
            <text:p>55.3754992466298</text:p>
          </table:table-cell>
          <table:table-cell table:style-name="ce15" table:formula="of:=RAND()*180" office:value-type="float" office:value="145.147150309554" calcext:value-type="float">
            <text:p>145.147150309554</text:p>
          </table:table-cell>
          <table:table-cell table:style-name="ce15" table:formula="of:=RAND()*180" office:value-type="float" office:value="166.347016277524" calcext:value-type="float">
            <text:p>166.34701627752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]*EXP([.C6]/180)-[.D6]/([.C6]^2))/180" office:value-type="float" office:value="0.689002614675927" calcext:value-type="float">
            <text:p>0.689002614675927</text:p>
          </table:table-cell>
          <table:table-cell table:style-name="ce22" table:formula="of:=0.01*([.B6]+[.B6]^2*0.1+[.C6]*[.D6])/([.C6]*[.D6]-[.B6])" office:value-type="float" office:value="0.0101732692577589" calcext:value-type="float">
            <text:p>0.01017</text:p>
          </table:table-cell>
          <table:table-cell table:style-name="ce24" office:value-type="float" office:value="-10.429" calcext:value-type="float">
            <text:p>-10</text:p>
          </table:table-cell>
          <table:table-cell table:number-columns-repeated="56"/>
        </table:table-row>
        <table:table-row table:style-name="ro3">
          <table:table-cell table:style-name="ce9" table:formula="of:=[.A6]+1" office:value-type="float" office:value="5" calcext:value-type="float">
            <text:p>5</text:p>
          </table:table-cell>
          <table:table-cell table:style-name="ce15" table:formula="of:=RAND()*180" office:value-type="float" office:value="24.6907260383353" calcext:value-type="float">
            <text:p>24.6907260383353</text:p>
          </table:table-cell>
          <table:table-cell table:style-name="ce15" table:formula="of:=RAND()*180" office:value-type="float" office:value="76.3369577214512" calcext:value-type="float">
            <text:p>76.3369577214512</text:p>
          </table:table-cell>
          <table:table-cell table:style-name="ce15" table:formula="of:=RAND()*180" office:value-type="float" office:value="60.2549402976263" calcext:value-type="float">
            <text:p>60.254940297626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7]*EXP([.C7]/180)-[.D7]/([.C7]^2))/180" office:value-type="float" office:value="0.209567581774633" calcext:value-type="float">
            <text:p>0.209567581774633</text:p>
          </table:table-cell>
          <table:table-cell table:style-name="ce22" table:formula="of:=0.01*([.B7]+[.B7]^2*0.1+[.C7]*[.D7])/([.C7]*[.D7]-[.B7])" office:value-type="float" office:value="0.0102411911130674" calcext:value-type="float">
            <text:p>0.01024</text:p>
          </table:table-cell>
          <table:table-cell table:style-name="ce24" office:value-type="float" office:value="-16.009" calcext:value-type="float">
            <text:p>-16</text:p>
          </table:table-cell>
          <table:table-cell table:number-columns-repeated="56"/>
        </table:table-row>
        <table:table-row table:style-name="ro3">
          <table:table-cell table:style-name="ce9" table:formula="of:=[.A7]+1" office:value-type="float" office:value="6" calcext:value-type="float">
            <text:p>6</text:p>
          </table:table-cell>
          <table:table-cell table:style-name="ce15" table:formula="of:=RAND()*180" office:value-type="float" office:value="97.6686411248279" calcext:value-type="float">
            <text:p>97.6686411248279</text:p>
          </table:table-cell>
          <table:table-cell table:style-name="ce15" table:formula="of:=RAND()*180" office:value-type="float" office:value="125.792205072729" calcext:value-type="float">
            <text:p>125.792205072729</text:p>
          </table:table-cell>
          <table:table-cell table:style-name="ce15" table:formula="of:=RAND()*180" office:value-type="float" office:value="15.9507763473539" calcext:value-type="float">
            <text:p>15.950776347353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]*EXP([.C8]/180)-[.D8]/([.C8]^2))/180" office:value-type="float" office:value="1.0914031239809" calcext:value-type="float">
            <text:p>1.0914031239809</text:p>
          </table:table-cell>
          <table:table-cell table:style-name="ce22" table:formula="of:=0.01*([.B8]+[.B8]^2*0.1+[.C8]*[.D8])/([.C8]*[.D8]-[.B8])" office:value-type="float" office:value="0.0160207710850755" calcext:value-type="float">
            <text:p>0.01602</text:p>
          </table:table-cell>
          <table:table-cell table:style-name="ce24" office:value-type="float" office:value="-36.602" calcext:value-type="float">
            <text:p>-37</text:p>
          </table:table-cell>
          <table:table-cell table:number-columns-repeated="56"/>
        </table:table-row>
        <table:table-row table:style-name="ro3">
          <table:table-cell table:style-name="ce9" table:formula="of:=[.A8]+1" office:value-type="float" office:value="7" calcext:value-type="float">
            <text:p>7</text:p>
          </table:table-cell>
          <table:table-cell table:style-name="ce15" table:formula="of:=RAND()*180" office:value-type="float" office:value="118.846880652637" calcext:value-type="float">
            <text:p>118.846880652637</text:p>
          </table:table-cell>
          <table:table-cell table:style-name="ce15" table:formula="of:=RAND()*180" office:value-type="float" office:value="123.237158793016" calcext:value-type="float">
            <text:p>123.237158793016</text:p>
          </table:table-cell>
          <table:table-cell table:style-name="ce15" table:formula="of:=RAND()*180" office:value-type="float" office:value="21.0014340999899" calcext:value-type="float">
            <text:p>21.001434099989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9]*EXP([.C9]/180)-[.D9]/([.C9]^2))/180" office:value-type="float" office:value="1.30934120184174" calcext:value-type="float">
            <text:p>1.30934120184174</text:p>
          </table:table-cell>
          <table:table-cell table:style-name="ce22" table:formula="of:=0.01*([.B9]+[.B9]^2*0.1+[.C9]*[.D9])/([.C9]*[.D9]-[.B9])" office:value-type="float" office:value="0.0166826430844428" calcext:value-type="float">
            <text:p>0.01668</text:p>
          </table:table-cell>
          <table:table-cell table:style-name="ce24" office:value-type="float" office:value="-12.862" calcext:value-type="float">
            <text:p>-13</text:p>
          </table:table-cell>
          <table:table-cell table:number-columns-repeated="56"/>
        </table:table-row>
        <table:table-row table:style-name="ro3">
          <table:table-cell table:style-name="ce9" table:formula="of:=[.A9]+1" office:value-type="float" office:value="8" calcext:value-type="float">
            <text:p>8</text:p>
          </table:table-cell>
          <table:table-cell table:style-name="ce15" table:formula="of:=RAND()*180" office:value-type="float" office:value="20.4556127773467" calcext:value-type="float">
            <text:p>20.4556127773467</text:p>
          </table:table-cell>
          <table:table-cell table:style-name="ce15" table:formula="of:=RAND()*180" office:value-type="float" office:value="77.2471307520467" calcext:value-type="float">
            <text:p>77.2471307520467</text:p>
          </table:table-cell>
          <table:table-cell table:style-name="ce15" table:formula="of:=RAND()*180" office:value-type="float" office:value="15.5381273477835" calcext:value-type="float">
            <text:p>15.538127347783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0]*EXP([.C10]/180)-[.D10]/([.C10]^2))/180" office:value-type="float" office:value="0.174534700827976" calcext:value-type="float">
            <text:p>0.174534700827976</text:p>
          </table:table-cell>
          <table:table-cell table:style-name="ce22" table:formula="of:=0.01*([.B10]+[.B10]^2*0.1+[.C10]*[.D10])/([.C10]*[.D10]-[.B10])" office:value-type="float" office:value="0.0107014156820306" calcext:value-type="float">
            <text:p>0.01070</text:p>
          </table:table-cell>
          <table:table-cell table:style-name="ce25" office:value-type="float" office:value="14.947" calcext:value-type="float">
            <text:p>15</text:p>
          </table:table-cell>
          <table:table-cell table:number-columns-repeated="56"/>
        </table:table-row>
        <table:table-row table:style-name="ro3">
          <table:table-cell table:style-name="ce9" table:formula="of:=[.A10]+1" office:value-type="float" office:value="9" calcext:value-type="float">
            <text:p>9</text:p>
          </table:table-cell>
          <table:table-cell table:style-name="ce15" table:formula="of:=RAND()*180" office:value-type="float" office:value="12.5371694504153" calcext:value-type="float">
            <text:p>12.5371694504153</text:p>
          </table:table-cell>
          <table:table-cell table:style-name="ce15" table:formula="of:=RAND()*180" office:value-type="float" office:value="94.1884291923814" calcext:value-type="float">
            <text:p>94.1884291923814</text:p>
          </table:table-cell>
          <table:table-cell table:style-name="ce15" table:formula="of:=RAND()*180" office:value-type="float" office:value="7.29533589056651" calcext:value-type="float">
            <text:p>7.2953358905665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1]*EXP([.C11]/180)-[.D11]/([.C11]^2))/180" office:value-type="float" office:value="0.11753385244088" calcext:value-type="float">
            <text:p>0.11753385244088</text:p>
          </table:table-cell>
          <table:table-cell table:style-name="ce22" table:formula="of:=0.01*([.B11]+[.B11]^2*0.1+[.C11]*[.D11])/([.C11]*[.D11]-[.B11])" office:value-type="float" office:value="0.0106046910408325" calcext:value-type="float">
            <text:p>0.01060</text:p>
          </table:table-cell>
          <table:table-cell table:style-name="ce25" office:value-type="float" office:value="57.031" calcext:value-type="float">
            <text:p>57</text:p>
          </table:table-cell>
          <table:table-cell table:number-columns-repeated="56"/>
        </table:table-row>
        <table:table-row table:style-name="ro3">
          <table:table-cell table:style-name="ce9" table:formula="of:=[.A11]+1" office:value-type="float" office:value="10" calcext:value-type="float">
            <text:p>10</text:p>
          </table:table-cell>
          <table:table-cell table:style-name="ce15" table:formula="of:=RAND()*180" office:value-type="float" office:value="9.02313036732238" calcext:value-type="float">
            <text:p>9.02313036732238</text:p>
          </table:table-cell>
          <table:table-cell table:style-name="ce15" table:formula="of:=RAND()*180" office:value-type="float" office:value="27.1128879704501" calcext:value-type="float">
            <text:p>27.1128879704501</text:p>
          </table:table-cell>
          <table:table-cell table:style-name="ce15" table:formula="of:=RAND()*180" office:value-type="float" office:value="79.0977813953618" calcext:value-type="float">
            <text:p>79.097781395361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2]*EXP([.C12]/180)-[.D12]/([.C12]^2))/180" office:value-type="float" office:value="0.0576797694002309" calcext:value-type="float">
            <text:p>0.057679769400231</text:p>
          </table:table-cell>
          <table:table-cell table:style-name="ce22" table:formula="of:=0.01*([.B12]+[.B12]^2*0.1+[.C12]*[.D12])/([.C12]*[.D12]-[.B12])" office:value-type="float" office:value="0.0101226288124563" calcext:value-type="float">
            <text:p>0.01012</text:p>
          </table:table-cell>
          <table:table-cell table:style-name="ce25" office:value-type="float" office:value="-12.402" calcext:value-type="float">
            <text:p>-12</text:p>
          </table:table-cell>
          <table:table-cell table:number-columns-repeated="56"/>
        </table:table-row>
        <table:table-row table:style-name="ro3">
          <table:table-cell table:style-name="ce9" table:formula="of:=[.A12]+1" office:value-type="float" office:value="11" calcext:value-type="float">
            <text:p>11</text:p>
          </table:table-cell>
          <table:table-cell table:style-name="ce15" table:formula="of:=RAND()*180" office:value-type="float" office:value="0.296534973521269" calcext:value-type="float">
            <text:p>0.296534973521269</text:p>
          </table:table-cell>
          <table:table-cell table:style-name="ce15" table:formula="of:=RAND()*180" office:value-type="float" office:value="143.965702074339" calcext:value-type="float">
            <text:p>143.965702074339</text:p>
          </table:table-cell>
          <table:table-cell table:style-name="ce15" table:formula="of:=RAND()*180" office:value-type="float" office:value="35.1022573359045" calcext:value-type="float">
            <text:p>35.102257335904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]*EXP([.C13]/180)-[.D13]/([.C13]^2))/180" office:value-type="float" office:value="0.0036562853263172" calcext:value-type="float">
            <text:p>0.003656285326317</text:p>
          </table:table-cell>
          <table:table-cell table:style-name="ce22" table:formula="of:=0.01*([.B13]+[.B13]^2*0.1+[.C13]*[.D13])/([.C13]*[.D13]-[.B13])" office:value-type="float" office:value="0.0100011910478859" calcext:value-type="float">
            <text:p>0.01000</text:p>
          </table:table-cell>
          <table:table-cell table:style-name="ce25" office:value-type="float" office:value="-86.622" calcext:value-type="float">
            <text:p>-87</text:p>
          </table:table-cell>
          <table:table-cell table:number-columns-repeated="56"/>
        </table:table-row>
        <table:table-row table:style-name="ro3">
          <table:table-cell table:style-name="ce9" table:formula="of:=[.A13]+1" office:value-type="float" office:value="12" calcext:value-type="float">
            <text:p>12</text:p>
          </table:table-cell>
          <table:table-cell table:style-name="ce15" table:formula="of:=RAND()*180" office:value-type="float" office:value="11.1467292520187" calcext:value-type="float">
            <text:p>11.1467292520187</text:p>
          </table:table-cell>
          <table:table-cell table:style-name="ce15" table:formula="of:=RAND()*180" office:value-type="float" office:value="55.5885709922242" calcext:value-type="float">
            <text:p>55.5885709922242</text:p>
          </table:table-cell>
          <table:table-cell table:style-name="ce15" table:formula="of:=RAND()*180" office:value-type="float" office:value="19.9845146623039" calcext:value-type="float">
            <text:p>19.984514662303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4]*EXP([.C14]/180)-[.D14]/([.C14]^2))/180" office:value-type="float" office:value="0.0842967913860563" calcext:value-type="float">
            <text:p>0.084296791386056</text:p>
          </table:table-cell>
          <table:table-cell table:style-name="ce22" table:formula="of:=0.01*([.B14]+[.B14]^2*0.1+[.C14]*[.D14])/([.C14]*[.D14]-[.B14])" office:value-type="float" office:value="0.0103156897253024" calcext:value-type="float">
            <text:p>0.01032</text:p>
          </table:table-cell>
          <table:table-cell table:style-name="ce25" office:value-type="float" office:value="-15.463" calcext:value-type="float">
            <text:p>-15</text:p>
          </table:table-cell>
          <table:table-cell table:number-columns-repeated="56"/>
        </table:table-row>
        <table:table-row table:style-name="ro3">
          <table:table-cell table:style-name="ce9" table:formula="of:=[.A14]+1" office:value-type="float" office:value="13" calcext:value-type="float">
            <text:p>13</text:p>
          </table:table-cell>
          <table:table-cell table:style-name="ce15" table:formula="of:=RAND()*180" office:value-type="float" office:value="92.035624063157" calcext:value-type="float">
            <text:p>92.035624063157</text:p>
          </table:table-cell>
          <table:table-cell table:style-name="ce15" table:formula="of:=RAND()*180" office:value-type="float" office:value="33.7521290930506" calcext:value-type="float">
            <text:p>33.7521290930506</text:p>
          </table:table-cell>
          <table:table-cell table:style-name="ce15" table:formula="of:=RAND()*180" office:value-type="float" office:value="55.7344259182802" calcext:value-type="float">
            <text:p>55.734425918280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5]*EXP([.C15]/180)-[.D15]/([.C15]^2))/180" office:value-type="float" office:value="0.616491905532588" calcext:value-type="float">
            <text:p>0.616491905532588</text:p>
          </table:table-cell>
          <table:table-cell table:style-name="ce22" table:formula="of:=0.01*([.B15]+[.B15]^2*0.1+[.C15]*[.D15])/([.C15]*[.D15]-[.B15])" office:value-type="float" office:value="0.0157633188779766" calcext:value-type="float">
            <text:p>0.01576</text:p>
          </table:table-cell>
          <table:table-cell table:style-name="ce25" office:value-type="float" office:value="-22.424" calcext:value-type="float">
            <text:p>-22</text:p>
          </table:table-cell>
          <table:table-cell table:number-columns-repeated="56"/>
        </table:table-row>
        <table:table-row table:style-name="ro3">
          <table:table-cell table:style-name="ce9" table:formula="of:=[.A15]+1" office:value-type="float" office:value="14" calcext:value-type="float">
            <text:p>14</text:p>
          </table:table-cell>
          <table:table-cell table:style-name="ce15" table:formula="of:=RAND()*180" office:value-type="float" office:value="45.9604773937432" calcext:value-type="float">
            <text:p>45.9604773937432</text:p>
          </table:table-cell>
          <table:table-cell table:style-name="ce15" table:formula="of:=RAND()*180" office:value-type="float" office:value="112.58828071976" calcext:value-type="float">
            <text:p>112.58828071976</text:p>
          </table:table-cell>
          <table:table-cell table:style-name="ce15" table:formula="of:=RAND()*180" office:value-type="float" office:value="156.662300880911" calcext:value-type="float">
            <text:p>156.66230088091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6]*EXP([.C16]/180)-[.D16]/([.C16]^2))/180" office:value-type="float" office:value="0.477195778658059" calcext:value-type="float">
            <text:p>0.477195778658059</text:p>
          </table:table-cell>
          <table:table-cell table:style-name="ce22" table:formula="of:=0.01*([.B16]+[.B16]^2*0.1+[.C16]*[.D16])/([.C16]*[.D16]-[.B16])" office:value-type="float" office:value="0.010172323202762" calcext:value-type="float">
            <text:p>0.01017</text:p>
          </table:table-cell>
          <table:table-cell table:style-name="ce25" office:value-type="float" office:value="-30.107" calcext:value-type="float">
            <text:p>-30</text:p>
          </table:table-cell>
          <table:table-cell table:number-columns-repeated="56"/>
        </table:table-row>
        <table:table-row table:style-name="ro3">
          <table:table-cell table:style-name="ce9" table:formula="of:=[.A16]+1" office:value-type="float" office:value="15" calcext:value-type="float">
            <text:p>15</text:p>
          </table:table-cell>
          <table:table-cell table:style-name="ce15" table:formula="of:=RAND()*180" office:value-type="float" office:value="111.087829819222" calcext:value-type="float">
            <text:p>111.087829819222</text:p>
          </table:table-cell>
          <table:table-cell table:style-name="ce15" table:formula="of:=RAND()*180" office:value-type="float" office:value="129.624841244843" calcext:value-type="float">
            <text:p>129.624841244843</text:p>
          </table:table-cell>
          <table:table-cell table:style-name="ce15" table:formula="of:=RAND()*180" office:value-type="float" office:value="162.663129942857" calcext:value-type="float">
            <text:p>162.66312994285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]*EXP([.C17]/180)-[.D17]/([.C17]^2))/180" office:value-type="float" office:value="1.26802413615679" calcext:value-type="float">
            <text:p>1.26802413615679</text:p>
          </table:table-cell>
          <table:table-cell table:style-name="ce22" table:formula="of:=0.01*([.B17]+[.B17]^2*0.1+[.C17]*[.D17])/([.C17]*[.D17]-[.B17])" office:value-type="float" office:value="0.0106942975528652" calcext:value-type="float">
            <text:p>0.01069</text:p>
          </table:table-cell>
          <table:table-cell table:style-name="ce25" office:value-type="float" office:value="-34.074" calcext:value-type="float">
            <text:p>-34</text:p>
          </table:table-cell>
          <table:table-cell table:number-columns-repeated="56"/>
        </table:table-row>
        <table:table-row table:style-name="ro3">
          <table:table-cell table:style-name="ce9" table:formula="of:=[.A17]+1" office:value-type="float" office:value="16" calcext:value-type="float">
            <text:p>16</text:p>
          </table:table-cell>
          <table:table-cell table:style-name="ce15" table:formula="of:=RAND()*180" office:value-type="float" office:value="45.8417952195999" calcext:value-type="float">
            <text:p>45.8417952195999</text:p>
          </table:table-cell>
          <table:table-cell table:style-name="ce15" table:formula="of:=RAND()*180" office:value-type="float" office:value="146.850094471749" calcext:value-type="float">
            <text:p>146.850094471749</text:p>
          </table:table-cell>
          <table:table-cell table:style-name="ce15" table:formula="of:=RAND()*180" office:value-type="float" office:value="137.447942455594" calcext:value-type="float">
            <text:p>137.44794245559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]*EXP([.C18]/180)-[.D18]/([.C18]^2))/180" office:value-type="float" office:value="0.575803828471189" calcext:value-type="float">
            <text:p>0.575803828471189</text:p>
          </table:table-cell>
          <table:table-cell table:style-name="ce22" table:formula="of:=0.01*([.B18]+[.B18]^2*0.1+[.C18]*[.D18])/([.C18]*[.D18]-[.B18])" office:value-type="float" office:value="0.0101498781364277" calcext:value-type="float">
            <text:p>0.01015</text:p>
          </table:table-cell>
          <table:table-cell table:style-name="ce26" office:value-type="float" office:value="-23.198" calcext:value-type="float">
            <text:p>-23</text:p>
          </table:table-cell>
          <table:table-cell table:number-columns-repeated="56"/>
        </table:table-row>
        <table:table-row table:style-name="ro3">
          <table:table-cell table:style-name="ce9" table:formula="of:=[.A18]+1" office:value-type="float" office:value="17" calcext:value-type="float">
            <text:p>17</text:p>
          </table:table-cell>
          <table:table-cell table:style-name="ce15" table:formula="of:=RAND()*180" office:value-type="float" office:value="94.245633445571" calcext:value-type="float">
            <text:p>94.245633445571</text:p>
          </table:table-cell>
          <table:table-cell table:style-name="ce15" table:formula="of:=RAND()*180" office:value-type="float" office:value="10.0205372111191" calcext:value-type="float">
            <text:p>10.0205372111191</text:p>
          </table:table-cell>
          <table:table-cell table:style-name="ce15" table:formula="of:=RAND()*180" office:value-type="float" office:value="90.8628673334299" calcext:value-type="float">
            <text:p>90.862867333429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9]*EXP([.C19]/180)-[.D19]/([.C19]^2))/180" office:value-type="float" office:value="0.548534077200879" calcext:value-type="float">
            <text:p>0.548534077200879</text:p>
          </table:table-cell>
          <table:table-cell table:style-name="ce22" table:formula="of:=0.01*([.B19]+[.B19]^2*0.1+[.C19]*[.D19])/([.C19]*[.D19]-[.B19])" office:value-type="float" office:value="0.0231910123557699" calcext:value-type="float">
            <text:p>0.02319</text:p>
          </table:table-cell>
          <table:table-cell table:style-name="ce26" office:value-type="float" office:value="-23.198" calcext:value-type="float">
            <text:p>-23</text:p>
          </table:table-cell>
          <table:table-cell table:number-columns-repeated="56"/>
        </table:table-row>
        <table:table-row table:style-name="ro3">
          <table:table-cell table:style-name="ce9" table:formula="of:=[.A19]+1" office:value-type="float" office:value="18" calcext:value-type="float">
            <text:p>18</text:p>
          </table:table-cell>
          <table:table-cell table:style-name="ce15" table:formula="of:=RAND()*180" office:value-type="float" office:value="48.5619414484558" calcext:value-type="float">
            <text:p>48.5619414484558</text:p>
          </table:table-cell>
          <table:table-cell table:style-name="ce15" table:formula="of:=RAND()*180" office:value-type="float" office:value="176.474540641961" calcext:value-type="float">
            <text:p>176.474540641961</text:p>
          </table:table-cell>
          <table:table-cell table:style-name="ce15" table:formula="of:=RAND()*180" office:value-type="float" office:value="147.359528270777" calcext:value-type="float">
            <text:p>147.35952827077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0]*EXP([.C20]/180)-[.D20]/([.C20]^2))/180" office:value-type="float" office:value="0.719111279024312" calcext:value-type="float">
            <text:p>0.719111279024312</text:p>
          </table:table-cell>
          <table:table-cell table:style-name="ce22" table:formula="of:=0.01*([.B20]+[.B20]^2*0.1+[.C20]*[.D20])/([.C20]*[.D20]-[.B20])" office:value-type="float" office:value="0.0101282716324643" calcext:value-type="float">
            <text:p>0.01013</text:p>
          </table:table-cell>
          <table:table-cell table:style-name="ce26" office:value-type="float" office:value="-24.106" calcext:value-type="float">
            <text:p>-24</text:p>
          </table:table-cell>
          <table:table-cell table:number-columns-repeated="56"/>
        </table:table-row>
        <table:table-row table:style-name="ro3">
          <table:table-cell table:style-name="ce9" table:formula="of:=[.A20]+1" office:value-type="float" office:value="19" calcext:value-type="float">
            <text:p>19</text:p>
          </table:table-cell>
          <table:table-cell table:style-name="ce15" table:formula="of:=RAND()*180" office:value-type="float" office:value="32.083931904041" calcext:value-type="float">
            <text:p>32.083931904041</text:p>
          </table:table-cell>
          <table:table-cell table:style-name="ce15" table:formula="of:=RAND()*180" office:value-type="float" office:value="81.0776488633875" calcext:value-type="float">
            <text:p>81.0776488633875</text:p>
          </table:table-cell>
          <table:table-cell table:style-name="ce15" table:formula="of:=RAND()*180" office:value-type="float" office:value="33.9700866770602" calcext:value-type="float">
            <text:p>33.970086677060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1]*EXP([.C21]/180)-[.D21]/([.C21]^2))/180" office:value-type="float" office:value="0.27963424736646" calcext:value-type="float">
            <text:p>0.27963424736646</text:p>
          </table:table-cell>
          <table:table-cell table:style-name="ce22" table:formula="of:=0.01*([.B21]+[.B21]^2*0.1+[.C21]*[.D21])/([.C21]*[.D21]-[.B21])" office:value-type="float" office:value="0.0106138784027524" calcext:value-type="float">
            <text:p>0.01061</text:p>
          </table:table-cell>
          <table:table-cell table:style-name="ce26" office:value-type="float" office:value="-56.516" calcext:value-type="float">
            <text:p>-57</text:p>
          </table:table-cell>
          <table:table-cell table:number-columns-repeated="56"/>
        </table:table-row>
        <table:table-row table:style-name="ro3">
          <table:table-cell table:style-name="ce9" table:formula="of:=[.A21]+1" office:value-type="float" office:value="20" calcext:value-type="float">
            <text:p>20</text:p>
          </table:table-cell>
          <table:table-cell table:style-name="ce15" table:formula="of:=RAND()*180" office:value-type="float" office:value="126.657612068728" calcext:value-type="float">
            <text:p>126.657612068728</text:p>
          </table:table-cell>
          <table:table-cell table:style-name="ce15" table:formula="of:=RAND()*180" office:value-type="float" office:value="1.11503584318232" calcext:value-type="float">
            <text:p>1.11503584318232</text:p>
          </table:table-cell>
          <table:table-cell table:style-name="ce15" table:formula="of:=RAND()*180" office:value-type="float" office:value="133.622968021985" calcext:value-type="float">
            <text:p>133.62296802198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]*EXP([.C22]/180)-[.D22]/([.C22]^2))/180" office:value-type="float" office:value="0.110947971712715" calcext:value-type="float">
            <text:p>0.110947971712715</text:p>
          </table:table-cell>
          <table:table-cell table:style-name="ce22" table:formula="of:=0.01*([.B22]+[.B22]^2*0.1+[.C22]*[.D22])/([.C22]*[.D22]-[.B22])" office:value-type="float" office:value="0.84160139127138" calcext:value-type="float">
            <text:p>0.84160</text:p>
          </table:table-cell>
          <table:table-cell table:style-name="ce26" office:value-type="float" office:value="12.897" calcext:value-type="float">
            <text:p>13</text:p>
          </table:table-cell>
          <table:table-cell table:number-columns-repeated="56"/>
        </table:table-row>
        <table:table-row table:style-name="ro3">
          <table:table-cell table:style-name="ce9" table:formula="of:=[.A22]+1" office:value-type="float" office:value="21" calcext:value-type="float">
            <text:p>21</text:p>
          </table:table-cell>
          <table:table-cell table:style-name="ce15" table:formula="of:=RAND()*180" office:value-type="float" office:value="111.771571610228" calcext:value-type="float">
            <text:p>111.771571610228</text:p>
          </table:table-cell>
          <table:table-cell table:style-name="ce15" table:formula="of:=RAND()*180" office:value-type="float" office:value="150.571940176522" calcext:value-type="float">
            <text:p>150.571940176522</text:p>
          </table:table-cell>
          <table:table-cell table:style-name="ce15" table:formula="of:=RAND()*180" office:value-type="float" office:value="91.1193246153094" calcext:value-type="float">
            <text:p>91.119324615309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3]*EXP([.C23]/180)-[.D23]/([.C23]^2))/180" office:value-type="float" office:value="1.43332310736554" calcext:value-type="float">
            <text:p>1.43332310736554</text:p>
          </table:table-cell>
          <table:table-cell table:style-name="ce22" table:formula="of:=0.01*([.B23]+[.B23]^2*0.1+[.C23]*[.D23])/([.C23]*[.D23]-[.B23])" office:value-type="float" office:value="0.0110823084815399" calcext:value-type="float">
            <text:p>0.01108</text:p>
          </table:table-cell>
          <table:table-cell table:style-name="ce26" office:value-type="float" office:value="16.409" calcext:value-type="float">
            <text:p>16</text:p>
          </table:table-cell>
          <table:table-cell table:number-columns-repeated="56"/>
        </table:table-row>
        <table:table-row table:style-name="ro3">
          <table:table-cell table:style-name="ce9" table:formula="of:=[.A23]+1" office:value-type="float" office:value="22" calcext:value-type="float">
            <text:p>22</text:p>
          </table:table-cell>
          <table:table-cell table:style-name="ce15" table:formula="of:=RAND()*180" office:value-type="float" office:value="72.8799255077351" calcext:value-type="float">
            <text:p>72.8799255077351</text:p>
          </table:table-cell>
          <table:table-cell table:style-name="ce15" table:formula="of:=RAND()*180" office:value-type="float" office:value="72.7708655988601" calcext:value-type="float">
            <text:p>72.7708655988601</text:p>
          </table:table-cell>
          <table:table-cell table:style-name="ce15" table:formula="of:=RAND()*180" office:value-type="float" office:value="78.6902567022525" calcext:value-type="float">
            <text:p>78.690256702252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4]*EXP([.C24]/180)-[.D24]/([.C24]^2))/180" office:value-type="float" office:value="0.606532399974618" calcext:value-type="float">
            <text:p>0.606532399974618</text:p>
          </table:table-cell>
          <table:table-cell table:style-name="ce22" table:formula="of:=0.01*([.B24]+[.B24]^2*0.1+[.C24]*[.D24])/([.C24]*[.D24]-[.B24])" office:value-type="float" office:value="0.0111973305370472" calcext:value-type="float">
            <text:p>0.01120</text:p>
          </table:table-cell>
          <table:table-cell table:style-name="ce26" office:value-type="float" office:value="20.869" calcext:value-type="float">
            <text:p>21</text:p>
          </table:table-cell>
          <table:table-cell table:number-columns-repeated="56"/>
        </table:table-row>
        <table:table-row table:style-name="ro3">
          <table:table-cell table:style-name="ce9" table:formula="of:=[.A24]+1" office:value-type="float" office:value="23" calcext:value-type="float">
            <text:p>23</text:p>
          </table:table-cell>
          <table:table-cell table:style-name="ce15" table:formula="of:=RAND()*180" office:value-type="float" office:value="123.455662125444" calcext:value-type="float">
            <text:p>123.455662125444</text:p>
          </table:table-cell>
          <table:table-cell table:style-name="ce15" table:formula="of:=RAND()*180" office:value-type="float" office:value="92.5908956630805" calcext:value-type="float">
            <text:p>92.5908956630805</text:p>
          </table:table-cell>
          <table:table-cell table:style-name="ce15" table:formula="of:=RAND()*180" office:value-type="float" office:value="89.6846672142688" calcext:value-type="float">
            <text:p>89.684667214268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5]*EXP([.C25]/180)-[.D25]/([.C25]^2))/180" office:value-type="float" office:value="1.14713603553798" calcext:value-type="float">
            <text:p>1.14713603553798</text:p>
          </table:table-cell>
          <table:table-cell table:style-name="ce22" table:formula="of:=0.01*([.B25]+[.B25]^2*0.1+[.C25]*[.D25])/([.C25]*[.D25]-[.B25])" office:value-type="float" office:value="0.0121649475129175" calcext:value-type="float">
            <text:p>0.01216</text:p>
          </table:table-cell>
          <table:table-cell table:style-name="ce26" office:value-type="float" office:value="26.508" calcext:value-type="float">
            <text:p>27</text:p>
          </table:table-cell>
          <table:table-cell table:number-columns-repeated="56"/>
        </table:table-row>
        <table:table-row table:style-name="ro3">
          <table:table-cell table:style-name="ce9" table:formula="of:=[.A25]+1" office:value-type="float" office:value="24" calcext:value-type="float">
            <text:p>24</text:p>
          </table:table-cell>
          <table:table-cell table:style-name="ce15" table:formula="of:=RAND()*180" office:value-type="float" office:value="24.7760981901162" calcext:value-type="float">
            <text:p>24.7760981901162</text:p>
          </table:table-cell>
          <table:table-cell table:style-name="ce15" table:formula="of:=RAND()*180" office:value-type="float" office:value="14.9341625297666" calcext:value-type="float">
            <text:p>14.9341625297666</text:p>
          </table:table-cell>
          <table:table-cell table:style-name="ce15" table:formula="of:=RAND()*180" office:value-type="float" office:value="54.6649440550963" calcext:value-type="float">
            <text:p>54.664944055096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]*EXP([.C26]/180)-[.D26]/([.C26]^2))/180" office:value-type="float" office:value="0.148190507461062" calcext:value-type="float">
            <text:p>0.148190507461062</text:p>
          </table:table-cell>
          <table:table-cell table:style-name="ce22" table:formula="of:=0.01*([.B26]+[.B26]^2*0.1+[.C26]*[.D26])/([.C26]*[.D26]-[.B26])" office:value-type="float" office:value="0.0114014380005885" calcext:value-type="float">
            <text:p>0.01140</text:p>
          </table:table-cell>
          <table:table-cell table:style-name="ce27" office:value-type="float" office:value="-1.918" calcext:value-type="float">
            <text:p>-2</text:p>
          </table:table-cell>
          <table:table-cell table:number-columns-repeated="56"/>
        </table:table-row>
        <table:table-row table:style-name="ro3">
          <table:table-cell table:style-name="ce9" table:formula="of:=[.A26]+1" office:value-type="float" office:value="25" calcext:value-type="float">
            <text:p>25</text:p>
          </table:table-cell>
          <table:table-cell table:style-name="ce15" table:formula="of:=RAND()*180" office:value-type="float" office:value="90.1125083982386" calcext:value-type="float">
            <text:p>90.1125083982386</text:p>
          </table:table-cell>
          <table:table-cell table:style-name="ce15" table:formula="of:=RAND()*180" office:value-type="float" office:value="177.425739459061" calcext:value-type="float">
            <text:p>177.425739459061</text:p>
          </table:table-cell>
          <table:table-cell table:style-name="ce15" table:formula="of:=RAND()*180" office:value-type="float" office:value="138.216021503702" calcext:value-type="float">
            <text:p>138.21602150370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7]*EXP([.C27]/180)-[.D27]/([.C27]^2))/180" office:value-type="float" office:value="1.34149209981264" calcext:value-type="float">
            <text:p>1.34149209981264</text:p>
          </table:table-cell>
          <table:table-cell table:style-name="ce22" table:formula="of:=0.01*([.B27]+[.B27]^2*0.1+[.C27]*[.D27])/([.C27]*[.D27]-[.B27])" office:value-type="float" office:value="0.0104061117182815" calcext:value-type="float">
            <text:p>0.01041</text:p>
          </table:table-cell>
          <table:table-cell table:style-name="ce27" office:value-type="float" office:value="-11.349" calcext:value-type="float">
            <text:p>-11</text:p>
          </table:table-cell>
          <table:table-cell table:number-columns-repeated="56"/>
        </table:table-row>
        <table:table-row table:style-name="ro3">
          <table:table-cell table:style-name="ce9" table:formula="of:=[.A27]+1" office:value-type="float" office:value="26" calcext:value-type="float">
            <text:p>26</text:p>
          </table:table-cell>
          <table:table-cell table:style-name="ce15" table:formula="of:=RAND()*180" office:value-type="float" office:value="58.1494682662103" calcext:value-type="float">
            <text:p>58.1494682662103</text:p>
          </table:table-cell>
          <table:table-cell table:style-name="ce15" table:formula="of:=RAND()*180" office:value-type="float" office:value="44.5484753166159" calcext:value-type="float">
            <text:p>44.5484753166159</text:p>
          </table:table-cell>
          <table:table-cell table:style-name="ce15" table:formula="of:=RAND()*180" office:value-type="float" office:value="103.508912652009" calcext:value-type="float">
            <text:p>103.50891265200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8]*EXP([.C28]/180)-[.D28]/([.C28]^2))/180" office:value-type="float" office:value="0.413478761470328" calcext:value-type="float">
            <text:p>0.413478761470328</text:p>
          </table:table-cell>
          <table:table-cell table:style-name="ce22" table:formula="of:=0.01*([.B28]+[.B28]^2*0.1+[.C28]*[.D28])/([.C28]*[.D28]-[.B28])" office:value-type="float" office:value="0.0109980969209352" calcext:value-type="float">
            <text:p>0.01100</text:p>
          </table:table-cell>
          <table:table-cell table:style-name="ce27" office:value-type="float" office:value="-32.001" calcext:value-type="float">
            <text:p>-32</text:p>
          </table:table-cell>
          <table:table-cell table:number-columns-repeated="56"/>
        </table:table-row>
        <table:table-row table:style-name="ro3">
          <table:table-cell table:style-name="ce9" table:formula="of:=[.A28]+1" office:value-type="float" office:value="27" calcext:value-type="float">
            <text:p>27</text:p>
          </table:table-cell>
          <table:table-cell table:style-name="ce15" table:formula="of:=RAND()*180" office:value-type="float" office:value="139.516594816563" calcext:value-type="float">
            <text:p>139.516594816563</text:p>
          </table:table-cell>
          <table:table-cell table:style-name="ce15" table:formula="of:=RAND()*180" office:value-type="float" office:value="66.4955526447439" calcext:value-type="float">
            <text:p>66.4955526447439</text:p>
          </table:table-cell>
          <table:table-cell table:style-name="ce15" table:formula="of:=RAND()*180" office:value-type="float" office:value="135.740074636967" calcext:value-type="float">
            <text:p>135.74007463696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9]*EXP([.C29]/180)-[.D29]/([.C29]^2))/180" office:value-type="float" office:value="1.12130630804438" calcext:value-type="float">
            <text:p>1.12130630804438</text:p>
          </table:table-cell>
          <table:table-cell table:style-name="ce22" table:formula="of:=0.01*([.B29]+[.B29]^2*0.1+[.C29]*[.D29])/([.C29]*[.D29]-[.B29])" office:value-type="float" office:value="0.0125043577339125" calcext:value-type="float">
            <text:p>0.01250</text:p>
          </table:table-cell>
          <table:table-cell table:style-name="ce27" office:value-type="float" office:value="37.644" calcext:value-type="float">
            <text:p>38</text:p>
          </table:table-cell>
          <table:table-cell table:number-columns-repeated="56"/>
        </table:table-row>
        <table:table-row table:style-name="ro3">
          <table:table-cell table:style-name="ce9" table:formula="of:=[.A29]+1" office:value-type="float" office:value="28" calcext:value-type="float">
            <text:p>28</text:p>
          </table:table-cell>
          <table:table-cell table:style-name="ce15" table:formula="of:=RAND()*180" office:value-type="float" office:value="27.9698210627113" calcext:value-type="float">
            <text:p>27.9698210627113</text:p>
          </table:table-cell>
          <table:table-cell table:style-name="ce15" table:formula="of:=RAND()*180" office:value-type="float" office:value="73.4814914507227" calcext:value-type="float">
            <text:p>73.4814914507227</text:p>
          </table:table-cell>
          <table:table-cell table:style-name="ce15" table:formula="of:=RAND()*180" office:value-type="float" office:value="67.564262093725" calcext:value-type="float">
            <text:p>67.56426209372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]*EXP([.C30]/180)-[.D30]/([.C30]^2))/180" office:value-type="float" office:value="0.233657782152215" calcext:value-type="float">
            <text:p>0.233657782152215</text:p>
          </table:table-cell>
          <table:table-cell table:style-name="ce22" table:formula="of:=0.01*([.B30]+[.B30]^2*0.1+[.C30]*[.D30])/([.C30]*[.D30]-[.B30])" office:value-type="float" office:value="0.0102717793115334" calcext:value-type="float">
            <text:p>0.01027</text:p>
          </table:table-cell>
          <table:table-cell table:style-name="ce27" office:value-type="float" office:value="87.419" calcext:value-type="float">
            <text:p>87</text:p>
          </table:table-cell>
          <table:table-cell table:number-columns-repeated="56"/>
        </table:table-row>
        <table:table-row table:style-name="ro3">
          <table:table-cell table:style-name="ce9" table:formula="of:=[.A30]+1" office:value-type="float" office:value="29" calcext:value-type="float">
            <text:p>29</text:p>
          </table:table-cell>
          <table:table-cell table:style-name="ce15" table:formula="of:=RAND()*180" office:value-type="float" office:value="146.751279229658" calcext:value-type="float">
            <text:p>146.751279229658</text:p>
          </table:table-cell>
          <table:table-cell table:style-name="ce15" table:formula="of:=RAND()*180" office:value-type="float" office:value="19.9367829534692" calcext:value-type="float">
            <text:p>19.9367829534692</text:p>
          </table:table-cell>
          <table:table-cell table:style-name="ce15" table:formula="of:=RAND()*180" office:value-type="float" office:value="26.5769953270086" calcext:value-type="float">
            <text:p>26.576995327008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1]*EXP([.C31]/180)-[.D31]/([.C31]^2))/180" office:value-type="float" office:value="0.910405009291955" calcext:value-type="float">
            <text:p>0.910405009291955</text:p>
          </table:table-cell>
          <table:table-cell table:style-name="ce22" table:formula="of:=0.01*([.B31]+[.B31]^2*0.1+[.C31]*[.D31])/([.C31]*[.D31]-[.B31])" office:value-type="float" office:value="0.0738747587665076" calcext:value-type="float">
            <text:p>0.07387</text:p>
          </table:table-cell>
          <table:table-cell table:style-name="ce27" office:value-type="float" office:value="13.833" calcext:value-type="float">
            <text:p>14</text:p>
          </table:table-cell>
          <table:table-cell table:number-columns-repeated="56"/>
        </table:table-row>
        <table:table-row table:style-name="ro3">
          <table:table-cell table:style-name="ce9" table:formula="of:=[.A31]+1" office:value-type="float" office:value="30" calcext:value-type="float">
            <text:p>30</text:p>
          </table:table-cell>
          <table:table-cell table:style-name="ce15" table:formula="of:=RAND()*180" office:value-type="float" office:value="96.8025947408824" calcext:value-type="float">
            <text:p>96.8025947408824</text:p>
          </table:table-cell>
          <table:table-cell table:style-name="ce15" table:formula="of:=RAND()*180" office:value-type="float" office:value="24.6422730281702" calcext:value-type="float">
            <text:p>24.6422730281702</text:p>
          </table:table-cell>
          <table:table-cell table:style-name="ce15" table:formula="of:=RAND()*180" office:value-type="float" office:value="121.740962100925" calcext:value-type="float">
            <text:p>121.74096210092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2]*EXP([.C32]/180)-[.D32]/([.C32]^2))/180" office:value-type="float" office:value="0.615580699559622" calcext:value-type="float">
            <text:p>0.615580699559622</text:p>
          </table:table-cell>
          <table:table-cell table:style-name="ce22" table:formula="of:=0.01*([.B32]+[.B32]^2*0.1+[.C32]*[.D32])/([.C32]*[.D32]-[.B32])" office:value-type="float" office:value="0.0138946354040669" calcext:value-type="float">
            <text:p>0.01389</text:p>
          </table:table-cell>
          <table:table-cell table:style-name="ce27" office:value-type="float" office:value="16.252" calcext:value-type="float">
            <text:p>16</text:p>
          </table:table-cell>
          <table:table-cell table:number-columns-repeated="56"/>
        </table:table-row>
        <table:table-row table:style-name="ro3">
          <table:table-cell table:style-name="ce9" table:formula="of:=[.A32]+1" office:value-type="float" office:value="31" calcext:value-type="float">
            <text:p>31</text:p>
          </table:table-cell>
          <table:table-cell table:style-name="ce15" table:formula="of:=RAND()*180" office:value-type="float" office:value="92.5493443394223" calcext:value-type="float">
            <text:p>92.5493443394223</text:p>
          </table:table-cell>
          <table:table-cell table:style-name="ce15" table:formula="of:=RAND()*180" office:value-type="float" office:value="46.9200559172847" calcext:value-type="float">
            <text:p>46.9200559172847</text:p>
          </table:table-cell>
          <table:table-cell table:style-name="ce15" table:formula="of:=RAND()*180" office:value-type="float" office:value="175.20093449432" calcext:value-type="float">
            <text:p>175.2009344943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3]*EXP([.C33]/180)-[.D33]/([.C33]^2))/180" office:value-type="float" office:value="0.666836279758659" calcext:value-type="float">
            <text:p>0.666836279758659</text:p>
          </table:table-cell>
          <table:table-cell table:style-name="ce22" table:formula="of:=0.01*([.B33]+[.B33]^2*0.1+[.C33]*[.D33])/([.C33]*[.D33]-[.B33])" office:value-type="float" office:value="0.0112815589537398" calcext:value-type="float">
            <text:p>0.01128</text:p>
          </table:table-cell>
          <table:table-cell table:style-name="ce27" office:value-type="float" office:value="17.537" calcext:value-type="float">
            <text:p>18</text:p>
          </table:table-cell>
          <table:table-cell table:number-columns-repeated="56"/>
        </table:table-row>
        <table:table-row table:style-name="ro3">
          <table:table-cell table:style-name="ce9" table:formula="of:=[.A33]+1" office:value-type="float" office:value="32" calcext:value-type="float">
            <text:p>32</text:p>
          </table:table-cell>
          <table:table-cell table:style-name="ce15" table:formula="of:=RAND()*180" office:value-type="float" office:value="123.132103557133" calcext:value-type="float">
            <text:p>123.132103557133</text:p>
          </table:table-cell>
          <table:table-cell table:style-name="ce15" table:formula="of:=RAND()*180" office:value-type="float" office:value="175.336894772265" calcext:value-type="float">
            <text:p>175.336894772265</text:p>
          </table:table-cell>
          <table:table-cell table:style-name="ce15" table:formula="of:=RAND()*180" office:value-type="float" office:value="79.5355409034616" calcext:value-type="float">
            <text:p>79.535540903461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4]*EXP([.C34]/180)-[.D34]/([.C34]^2))/180" office:value-type="float" office:value="1.81191965894342" calcext:value-type="float">
            <text:p>1.81191965894342</text:p>
          </table:table-cell>
          <table:table-cell table:style-name="ce22" table:formula="of:=0.01*([.B34]+[.B34]^2*0.1+[.C34]*[.D34])/([.C34]*[.D34]-[.B34])" office:value-type="float" office:value="0.011275044789881" calcext:value-type="float">
            <text:p>0.01128</text:p>
          </table:table-cell>
          <table:table-cell table:style-name="ce28" office:value-type="float" office:value="-51.379" calcext:value-type="float">
            <text:p>-51</text:p>
          </table:table-cell>
          <table:table-cell table:number-columns-repeated="56"/>
        </table:table-row>
        <table:table-row table:style-name="ro3">
          <table:table-cell table:style-name="ce9" table:formula="of:=[.A34]+1" office:value-type="float" office:value="33" calcext:value-type="float">
            <text:p>33</text:p>
          </table:table-cell>
          <table:table-cell table:style-name="ce15" table:formula="of:=RAND()*180" office:value-type="float" office:value="147.829917990607" calcext:value-type="float">
            <text:p>147.829917990607</text:p>
          </table:table-cell>
          <table:table-cell table:style-name="ce15" table:formula="of:=RAND()*180" office:value-type="float" office:value="158.445019129665" calcext:value-type="float">
            <text:p>158.445019129665</text:p>
          </table:table-cell>
          <table:table-cell table:style-name="ce15" table:formula="of:=RAND()*180" office:value-type="float" office:value="13.4717849272624" calcext:value-type="float">
            <text:p>13.471784927262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]*EXP([.C35]/180)-[.D35]/([.C35]^2))/180" office:value-type="float" office:value="1.98050955035226" calcext:value-type="float">
            <text:p>1.98050955035226</text:p>
          </table:table-cell>
          <table:table-cell table:style-name="ce22" table:formula="of:=0.01*([.B35]+[.B35]^2*0.1+[.C35]*[.D35])/([.C35]*[.D35]-[.B35])" office:value-type="float" office:value="0.0224881420536628" calcext:value-type="float">
            <text:p>0.02249</text:p>
          </table:table-cell>
          <table:table-cell table:style-name="ce28" office:value-type="float" office:value="-89.296" calcext:value-type="float">
            <text:p>-89</text:p>
          </table:table-cell>
          <table:table-cell table:number-columns-repeated="56"/>
        </table:table-row>
        <table:table-row table:style-name="ro3">
          <table:table-cell table:style-name="ce9" table:formula="of:=[.A35]+1" office:value-type="float" office:value="34" calcext:value-type="float">
            <text:p>34</text:p>
          </table:table-cell>
          <table:table-cell table:style-name="ce15" table:formula="of:=RAND()*180" office:value-type="float" office:value="142.117899979077" calcext:value-type="float">
            <text:p>142.117899979077</text:p>
          </table:table-cell>
          <table:table-cell table:style-name="ce15" table:formula="of:=RAND()*180" office:value-type="float" office:value="119.167825021111" calcext:value-type="float">
            <text:p>119.167825021111</text:p>
          </table:table-cell>
          <table:table-cell table:style-name="ce15" table:formula="of:=RAND()*180" office:value-type="float" office:value="92.4015290782511" calcext:value-type="float">
            <text:p>92.401529078251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6]*EXP([.C36]/180)-[.D36]/([.C36]^2))/180" office:value-type="float" office:value="1.53069212237371" calcext:value-type="float">
            <text:p>1.53069212237371</text:p>
          </table:table-cell>
          <table:table-cell table:style-name="ce22" table:formula="of:=0.01*([.B36]+[.B36]^2*0.1+[.C36]*[.D36])/([.C36]*[.D36]-[.B36])" office:value-type="float" office:value="0.0121197435162685" calcext:value-type="float">
            <text:p>0.01212</text:p>
          </table:table-cell>
          <table:table-cell table:style-name="ce28" office:value-type="float" office:value="19.357" calcext:value-type="float">
            <text:p>19</text:p>
          </table:table-cell>
          <table:table-cell table:number-columns-repeated="56"/>
        </table:table-row>
        <table:table-row table:style-name="ro3">
          <table:table-cell table:style-name="ce9" table:formula="of:=[.A36]+1" office:value-type="float" office:value="35" calcext:value-type="float">
            <text:p>35</text:p>
          </table:table-cell>
          <table:table-cell table:style-name="ce15" table:formula="of:=RAND()*180" office:value-type="float" office:value="41.2685286982378" calcext:value-type="float">
            <text:p>41.2685286982378</text:p>
          </table:table-cell>
          <table:table-cell table:style-name="ce15" table:formula="of:=RAND()*180" office:value-type="float" office:value="3.86630276344021" calcext:value-type="float">
            <text:p>3.86630276344021</text:p>
          </table:table-cell>
          <table:table-cell table:style-name="ce15" table:formula="of:=RAND()*180" office:value-type="float" office:value="83.700521534217" calcext:value-type="float">
            <text:p>83.70052153421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7]*EXP([.C37]/180)-[.D37]/([.C37]^2))/180" office:value-type="float" office:value="0.203140044415949" calcext:value-type="float">
            <text:p>0.203140044415949</text:p>
          </table:table-cell>
          <table:table-cell table:style-name="ce22" table:formula="of:=0.01*([.B37]+[.B37]^2*0.1+[.C37]*[.D37])/([.C37]*[.D37]-[.B37])" office:value-type="float" office:value="0.0189552840873733" calcext:value-type="float">
            <text:p>0.01896</text:p>
          </table:table-cell>
          <table:table-cell table:style-name="ce28" office:value-type="float" office:value="51.401" calcext:value-type="float">
            <text:p>51</text:p>
          </table:table-cell>
          <table:table-cell table:number-columns-repeated="56"/>
        </table:table-row>
        <table:table-row table:style-name="ro3">
          <table:table-cell table:style-name="ce9" table:formula="of:=[.A37]+1" office:value-type="float" office:value="36" calcext:value-type="float">
            <text:p>36</text:p>
          </table:table-cell>
          <table:table-cell table:style-name="ce15" table:formula="of:=RAND()*180" office:value-type="float" office:value="149.026812556847" calcext:value-type="float">
            <text:p>149.026812556847</text:p>
          </table:table-cell>
          <table:table-cell table:style-name="ce15" table:formula="of:=RAND()*180" office:value-type="float" office:value="119.929869483816" calcext:value-type="float">
            <text:p>119.929869483816</text:p>
          </table:table-cell>
          <table:table-cell table:style-name="ce15" table:formula="of:=RAND()*180" office:value-type="float" office:value="42.6674073038642" calcext:value-type="float">
            <text:p>42.667407303864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8]*EXP([.C38]/180)-[.D38]/([.C38]^2))/180" office:value-type="float" office:value="1.61193644583393" calcext:value-type="float">
            <text:p>1.61193644583393</text:p>
          </table:table-cell>
          <table:table-cell table:style-name="ce22" table:formula="of:=0.01*([.B38]+[.B38]^2*0.1+[.C38]*[.D38])/([.C38]*[.D38]-[.B38])" office:value-type="float" office:value="0.0150702844856553" calcext:value-type="float">
            <text:p>0.01507</text:p>
          </table:table-cell>
          <table:table-cell table:style-name="ce28" office:value-type="float" office:value="73.988" calcext:value-type="float">
            <text:p>74</text:p>
          </table:table-cell>
          <table:table-cell table:number-columns-repeated="56"/>
        </table:table-row>
        <table:table-row table:style-name="ro3">
          <table:table-cell table:style-name="ce9" table:formula="of:=[.A38]+1" office:value-type="float" office:value="37" calcext:value-type="float">
            <text:p>37</text:p>
          </table:table-cell>
          <table:table-cell table:style-name="ce15" table:formula="of:=RAND()*180" office:value-type="float" office:value="157.172894795892" calcext:value-type="float">
            <text:p>157.172894795892</text:p>
          </table:table-cell>
          <table:table-cell table:style-name="ce15" table:formula="of:=RAND()*180" office:value-type="float" office:value="58.7639694002932" calcext:value-type="float">
            <text:p>58.7639694002932</text:p>
          </table:table-cell>
          <table:table-cell table:style-name="ce15" table:formula="of:=RAND()*180" office:value-type="float" office:value="76.9725955704632" calcext:value-type="float">
            <text:p>76.972595570463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]*EXP([.C39]/180)-[.D39]/([.C39]^2))/180" office:value-type="float" office:value="1.21016142806493" calcext:value-type="float">
            <text:p>1.21016142806493</text:p>
          </table:table-cell>
          <table:table-cell table:style-name="ce22" table:formula="of:=0.01*([.B39]+[.B39]^2*0.1+[.C39]*[.D39])/([.C39]*[.D39]-[.B39])" office:value-type="float" office:value="0.0163780363276537" calcext:value-type="float">
            <text:p>0.01638</text:p>
          </table:table-cell>
          <table:table-cell table:style-name="ce28" office:value-type="float" office:value="61.533" calcext:value-type="float">
            <text:p>62</text:p>
          </table:table-cell>
          <table:table-cell table:number-columns-repeated="56"/>
        </table:table-row>
        <table:table-row table:style-name="ro3">
          <table:table-cell table:style-name="ce9" table:formula="of:=[.A39]+1" office:value-type="float" office:value="38" calcext:value-type="float">
            <text:p>38</text:p>
          </table:table-cell>
          <table:table-cell table:style-name="ce15" table:formula="of:=RAND()*180" office:value-type="float" office:value="77.3359362204302" calcext:value-type="float">
            <text:p>77.3359362204302</text:p>
          </table:table-cell>
          <table:table-cell table:style-name="ce15" table:formula="of:=RAND()*180" office:value-type="float" office:value="62.8066144888315" calcext:value-type="float">
            <text:p>62.8066144888315</text:p>
          </table:table-cell>
          <table:table-cell table:style-name="ce15" table:formula="of:=RAND()*180" office:value-type="float" office:value="1.6477440236695" calcext:value-type="float">
            <text:p>1.647744023669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0]*EXP([.C40]/180)-[.D40]/([.C40]^2))/180" office:value-type="float" office:value="0.609036983598606" calcext:value-type="float">
            <text:p>0.609036983598606</text:p>
          </table:table-cell>
          <table:table-cell table:style-name="ce22" table:formula="of:=0.01*([.B40]+[.B40]^2*0.1+[.C40]*[.D40])/([.C40]*[.D40]-[.B40])" office:value-type="float" office:value="0.297824839219887" calcext:value-type="float">
            <text:p>0.29782</text:p>
          </table:table-cell>
          <table:table-cell table:style-name="ce28" office:value-type="float" office:value="52.179" calcext:value-type="float">
            <text:p>52</text:p>
          </table:table-cell>
          <table:table-cell table:number-columns-repeated="56"/>
        </table:table-row>
        <table:table-row table:style-name="ro3">
          <table:table-cell table:style-name="ce9" table:formula="of:=[.A40]+1" office:value-type="float" office:value="39" calcext:value-type="float">
            <text:p>39</text:p>
          </table:table-cell>
          <table:table-cell table:style-name="ce15" table:formula="of:=RAND()*180" office:value-type="float" office:value="150.930689343242" calcext:value-type="float">
            <text:p>150.930689343242</text:p>
          </table:table-cell>
          <table:table-cell table:style-name="ce15" table:formula="of:=RAND()*180" office:value-type="float" office:value="97.7187137977626" calcext:value-type="float">
            <text:p>97.7187137977626</text:p>
          </table:table-cell>
          <table:table-cell table:style-name="ce15" table:formula="of:=RAND()*180" office:value-type="float" office:value="162.457492073943" calcext:value-type="float">
            <text:p>162.45749207394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1]*EXP([.C41]/180)-[.D41]/([.C41]^2))/180" office:value-type="float" office:value="1.44293626660012" calcext:value-type="float">
            <text:p>1.44293626660012</text:p>
          </table:table-cell>
          <table:table-cell table:style-name="ce22" table:formula="of:=0.01*([.B41]+[.B41]^2*0.1+[.C41]*[.D41])/([.C41]*[.D41]-[.B41])" office:value-type="float" office:value="0.0116406988041332" calcext:value-type="float">
            <text:p>0.01164</text:p>
          </table:table-cell>
          <table:table-cell table:style-name="ce28" office:value-type="float" office:value="10.253" calcext:value-type="float">
            <text:p>10</text:p>
          </table:table-cell>
          <table:table-cell table:number-columns-repeated="56"/>
        </table:table-row>
        <table:table-row table:style-name="ro3">
          <table:table-cell table:style-name="ce9" table:formula="of:=[.A41]+1" office:value-type="float" office:value="40" calcext:value-type="float">
            <text:p>40</text:p>
          </table:table-cell>
          <table:table-cell table:style-name="ce15" table:formula="of:=RAND()*180" office:value-type="float" office:value="120.438890064628" calcext:value-type="float">
            <text:p>120.438890064628</text:p>
          </table:table-cell>
          <table:table-cell table:style-name="ce15" table:formula="of:=RAND()*180" office:value-type="float" office:value="5.64319346534055" calcext:value-type="float">
            <text:p>5.64319346534055</text:p>
          </table:table-cell>
          <table:table-cell table:style-name="ce15" table:formula="of:=RAND()*180" office:value-type="float" office:value="31.8647905789052" calcext:value-type="float">
            <text:p>31.864790578905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2]*EXP([.C42]/180)-[.D42]/([.C42]^2))/180" office:value-type="float" office:value="0.684855497965836" calcext:value-type="float">
            <text:p>0.684855497965836</text:p>
          </table:table-cell>
          <table:table-cell table:style-name="ce22" table:formula="of:=0.01*([.B42]+[.B42]^2*0.1+[.C42]*[.D42])/([.C42]*[.D42]-[.B42])" office:value-type="float" office:value="0.294847120789296" calcext:value-type="float">
            <text:p>0.29485</text:p>
          </table:table-cell>
          <table:table-cell table:style-name="ce24" office:value-type="string" calcext:value-type="string">
            <text:p>4,748,920,581</text:p>
          </table:table-cell>
          <table:table-cell table:number-columns-repeated="56"/>
        </table:table-row>
        <table:table-row table:style-name="ro3">
          <table:table-cell table:style-name="ce9" table:formula="of:=[.A42]+1" office:value-type="float" office:value="41" calcext:value-type="float">
            <text:p>41</text:p>
          </table:table-cell>
          <table:table-cell table:style-name="ce15" table:formula="of:=RAND()*180" office:value-type="float" office:value="56.0538708534837" calcext:value-type="float">
            <text:p>56.0538708534837</text:p>
          </table:table-cell>
          <table:table-cell table:style-name="ce15" table:formula="of:=RAND()*180" office:value-type="float" office:value="74.2237866772933" calcext:value-type="float">
            <text:p>74.2237866772933</text:p>
          </table:table-cell>
          <table:table-cell table:style-name="ce15" table:formula="of:=RAND()*180" office:value-type="float" office:value="143.920081769914" calcext:value-type="float">
            <text:p>143.92008176991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3]*EXP([.C43]/180)-[.D43]/([.C43]^2))/180" office:value-type="float" office:value="0.470199651055362" calcext:value-type="float">
            <text:p>0.470199651055362</text:p>
          </table:table-cell>
          <table:table-cell table:style-name="ce22" table:formula="of:=0.01*([.B43]+[.B43]^2*0.1+[.C43]*[.D43])/([.C43]*[.D43]-[.B43])" office:value-type="float" office:value="0.0104011874401881" calcext:value-type="float">
            <text:p>0.01040</text:p>
          </table:table-cell>
          <table:table-cell table:style-name="ce24" office:value-type="string" calcext:value-type="string">
            <text:p>5,019,930,913</text:p>
          </table:table-cell>
          <table:table-cell table:number-columns-repeated="56"/>
        </table:table-row>
        <table:table-row table:style-name="ro3">
          <table:table-cell table:style-name="ce9" table:formula="of:=[.A43]+1" office:value-type="float" office:value="42" calcext:value-type="float">
            <text:p>42</text:p>
          </table:table-cell>
          <table:table-cell table:style-name="ce15" table:formula="of:=RAND()*180" office:value-type="float" office:value="173.691182094806" calcext:value-type="float">
            <text:p>173.691182094806</text:p>
          </table:table-cell>
          <table:table-cell table:style-name="ce15" table:formula="of:=RAND()*180" office:value-type="float" office:value="38.8971645243253" calcext:value-type="float">
            <text:p>38.8971645243253</text:p>
          </table:table-cell>
          <table:table-cell table:style-name="ce15" table:formula="of:=RAND()*180" office:value-type="float" office:value="57.6003553281696" calcext:value-type="float">
            <text:p>57.600355328169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]*EXP([.C44]/180)-[.D44]/([.C44]^2))/180" office:value-type="float" office:value="1.19750570007971" calcext:value-type="float">
            <text:p>1.19750570007971</text:p>
          </table:table-cell>
          <table:table-cell table:style-name="ce22" table:formula="of:=0.01*([.B44]+[.B44]^2*0.1+[.C44]*[.D44])/([.C44]*[.D44]-[.B44])" office:value-type="float" office:value="0.0262775602463083" calcext:value-type="float">
            <text:p>0.02628</text:p>
          </table:table-cell>
          <table:table-cell table:style-name="ce24" office:value-type="string" calcext:value-type="string">
            <text:p>5,290,941,245</text:p>
          </table:table-cell>
          <table:table-cell table:number-columns-repeated="56"/>
        </table:table-row>
        <table:table-row table:style-name="ro3">
          <table:table-cell table:style-name="ce9" table:formula="of:=[.A44]+1" office:value-type="float" office:value="43" calcext:value-type="float">
            <text:p>43</text:p>
          </table:table-cell>
          <table:table-cell table:style-name="ce15" table:formula="of:=RAND()*180" office:value-type="float" office:value="26.7132142981156" calcext:value-type="float">
            <text:p>26.7132142981156</text:p>
          </table:table-cell>
          <table:table-cell table:style-name="ce15" table:formula="of:=RAND()*180" office:value-type="float" office:value="62.0919476055682" calcext:value-type="float">
            <text:p>62.0919476055682</text:p>
          </table:table-cell>
          <table:table-cell table:style-name="ce15" table:formula="of:=RAND()*180" office:value-type="float" office:value="16.6568583177667" calcext:value-type="float">
            <text:p>16.656858317766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5]*EXP([.C45]/180)-[.D45]/([.C45]^2))/180" office:value-type="float" office:value="0.209515453294474" calcext:value-type="float">
            <text:p>0.209515453294474</text:p>
          </table:table-cell>
          <table:table-cell table:style-name="ce22" table:formula="of:=0.01*([.B45]+[.B45]^2*0.1+[.C45]*[.D45])/([.C45]*[.D45]-[.B45])" office:value-type="float" office:value="0.0112385172751665" calcext:value-type="float">
            <text:p>0.01124</text:p>
          </table:table-cell>
          <table:table-cell table:style-name="ce24" office:value-type="string" calcext:value-type="string">
            <text:p>5,561,951,577</text:p>
          </table:table-cell>
          <table:table-cell table:number-columns-repeated="56"/>
        </table:table-row>
        <table:table-row table:style-name="ro3">
          <table:table-cell table:style-name="ce9" table:formula="of:=[.A45]+1" office:value-type="float" office:value="44" calcext:value-type="float">
            <text:p>44</text:p>
          </table:table-cell>
          <table:table-cell table:style-name="ce15" table:formula="of:=RAND()*180" office:value-type="float" office:value="88.4960808406372" calcext:value-type="float">
            <text:p>88.4960808406372</text:p>
          </table:table-cell>
          <table:table-cell table:style-name="ce15" table:formula="of:=RAND()*180" office:value-type="float" office:value="176.533948808005" calcext:value-type="float">
            <text:p>176.533948808005</text:p>
          </table:table-cell>
          <table:table-cell table:style-name="ce15" table:formula="of:=RAND()*180" office:value-type="float" office:value="122.530237062324" calcext:value-type="float">
            <text:p>122.53023706232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6]*EXP([.C46]/180)-[.D46]/([.C46]^2))/180" office:value-type="float" office:value="1.31091964974197" calcext:value-type="float">
            <text:p>1.31091964974197</text:p>
          </table:table-cell>
          <table:table-cell table:style-name="ce22" table:formula="of:=0.01*([.B46]+[.B46]^2*0.1+[.C46]*[.D46])/([.C46]*[.D46]-[.B46])" office:value-type="float" office:value="0.0104457044974835" calcext:value-type="float">
            <text:p>0.01045</text:p>
          </table:table-cell>
          <table:table-cell table:style-name="ce24" office:value-type="string" calcext:value-type="string">
            <text:p>5,832,961,909</text:p>
          </table:table-cell>
          <table:table-cell table:number-columns-repeated="56"/>
        </table:table-row>
        <table:table-row table:style-name="ro3">
          <table:table-cell table:style-name="ce9" table:formula="of:=[.A46]+1" office:value-type="float" office:value="45" calcext:value-type="float">
            <text:p>45</text:p>
          </table:table-cell>
          <table:table-cell table:style-name="ce15" table:formula="of:=RAND()*180" office:value-type="float" office:value="25.1809003454657" calcext:value-type="float">
            <text:p>25.1809003454657</text:p>
          </table:table-cell>
          <table:table-cell table:style-name="ce15" table:formula="of:=RAND()*180" office:value-type="float" office:value="36.3249128248599" calcext:value-type="float">
            <text:p>36.3249128248599</text:p>
          </table:table-cell>
          <table:table-cell table:style-name="ce15" table:formula="of:=RAND()*180" office:value-type="float" office:value="48.8466885408595" calcext:value-type="float">
            <text:p>48.846688540859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7]*EXP([.C47]/180)-[.D47]/([.C47]^2))/180" office:value-type="float" office:value="0.170969827617389" calcext:value-type="float">
            <text:p>0.170969827617389</text:p>
          </table:table-cell>
          <table:table-cell table:style-name="ce22" table:formula="of:=0.01*([.B47]+[.B47]^2*0.1+[.C47]*[.D47])/([.C47]*[.D47]-[.B47])" office:value-type="float" office:value="0.0106504200432409" calcext:value-type="float">
            <text:p>0.01065</text:p>
          </table:table-cell>
          <table:table-cell table:style-name="ce24" office:value-type="string" calcext:value-type="string">
            <text:p>6,103,972,241</text:p>
          </table:table-cell>
          <table:table-cell table:number-columns-repeated="56"/>
        </table:table-row>
        <table:table-row table:style-name="ro3">
          <table:table-cell table:style-name="ce9" table:formula="of:=[.A47]+1" office:value-type="float" office:value="46" calcext:value-type="float">
            <text:p>46</text:p>
          </table:table-cell>
          <table:table-cell table:style-name="ce15" table:formula="of:=RAND()*180" office:value-type="float" office:value="155.685389651236" calcext:value-type="float">
            <text:p>155.685389651236</text:p>
          </table:table-cell>
          <table:table-cell table:style-name="ce15" table:formula="of:=RAND()*180" office:value-type="float" office:value="109.657860926092" calcext:value-type="float">
            <text:p>109.657860926092</text:p>
          </table:table-cell>
          <table:table-cell table:style-name="ce15" table:formula="of:=RAND()*180" office:value-type="float" office:value="127.600452984802" calcext:value-type="float">
            <text:p>127.60045298480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]*EXP([.C48]/180)-[.D48]/([.C48]^2))/180" office:value-type="float" office:value="1.59050831666554" calcext:value-type="float">
            <text:p>1.59050831666554</text:p>
          </table:table-cell>
          <table:table-cell table:style-name="ce22" table:formula="of:=0.01*([.B48]+[.B48]^2*0.1+[.C48]*[.D48])/([.C48]*[.D48]-[.B48])" office:value-type="float" office:value="0.0119767454551154" calcext:value-type="float">
            <text:p>0.01198</text:p>
          </table:table-cell>
          <table:table-cell table:style-name="ce24" office:value-type="string" calcext:value-type="string">
            <text:p>6,374,982,573</text:p>
          </table:table-cell>
          <table:table-cell table:number-columns-repeated="56"/>
        </table:table-row>
        <table:table-row table:style-name="ro3">
          <table:table-cell table:style-name="ce9" table:formula="of:=[.A48]+1" office:value-type="float" office:value="47" calcext:value-type="float">
            <text:p>47</text:p>
          </table:table-cell>
          <table:table-cell table:style-name="ce15" table:formula="of:=RAND()*180" office:value-type="float" office:value="121.164526450108" calcext:value-type="float">
            <text:p>121.164526450108</text:p>
          </table:table-cell>
          <table:table-cell table:style-name="ce15" table:formula="of:=RAND()*180" office:value-type="float" office:value="174.310376153486" calcext:value-type="float">
            <text:p>174.310376153486</text:p>
          </table:table-cell>
          <table:table-cell table:style-name="ce15" table:formula="of:=RAND()*180" office:value-type="float" office:value="16.9718670235154" calcext:value-type="float">
            <text:p>16.971867023515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9]*EXP([.C49]/180)-[.D49]/([.C49]^2))/180" office:value-type="float" office:value="1.77283812357498" calcext:value-type="float">
            <text:p>1.77283812357498</text:p>
          </table:table-cell>
          <table:table-cell table:style-name="ce22" table:formula="of:=0.01*([.B49]+[.B49]^2*0.1+[.C49]*[.D49])/([.C49]*[.D49]-[.B49])" office:value-type="float" office:value="0.0160285086635349" calcext:value-type="float">
            <text:p>0.01603</text:p>
          </table:table-cell>
          <table:table-cell table:style-name="ce24" office:value-type="string" calcext:value-type="string">
            <text:p>6,645,992,905</text:p>
          </table:table-cell>
          <table:table-cell table:number-columns-repeated="56"/>
        </table:table-row>
        <table:table-row table:style-name="ro3">
          <table:table-cell table:style-name="ce9" table:formula="of:=[.A49]+1" office:value-type="float" office:value="48" calcext:value-type="float">
            <text:p>48</text:p>
          </table:table-cell>
          <table:table-cell table:style-name="ce15" table:formula="of:=RAND()*180" office:value-type="float" office:value="11.8389251225233" calcext:value-type="float">
            <text:p>11.8389251225233</text:p>
          </table:table-cell>
          <table:table-cell table:style-name="ce15" table:formula="of:=RAND()*180" office:value-type="float" office:value="139.376568035981" calcext:value-type="float">
            <text:p>139.376568035981</text:p>
          </table:table-cell>
          <table:table-cell table:style-name="ce15" table:formula="of:=RAND()*180" office:value-type="float" office:value="107.528889897854" calcext:value-type="float">
            <text:p>107.52888989785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0]*EXP([.C50]/180)-[.D50]/([.C50]^2))/180" office:value-type="float" office:value="0.142635148538569" calcext:value-type="float">
            <text:p>0.142635148538569</text:p>
          </table:table-cell>
          <table:table-cell table:style-name="ce22" table:formula="of:=0.01*([.B50]+[.B50]^2*0.1+[.C50]*[.D50])/([.C50]*[.D50]-[.B50])" office:value-type="float" office:value="0.0100251709117752" calcext:value-type="float">
            <text:p>0.01003</text:p>
          </table:table-cell>
          <table:table-cell table:style-name="ce25" office:value-type="string" calcext:value-type="string">
            <text:p>6,917,003,237</text:p>
          </table:table-cell>
          <table:table-cell table:number-columns-repeated="56"/>
        </table:table-row>
        <table:table-row table:style-name="ro3">
          <table:table-cell table:style-name="ce9" table:formula="of:=[.A50]+1" office:value-type="float" office:value="49" calcext:value-type="float">
            <text:p>49</text:p>
          </table:table-cell>
          <table:table-cell table:style-name="ce15" table:formula="of:=RAND()*180" office:value-type="float" office:value="22.7906744703889" calcext:value-type="float">
            <text:p>22.7906744703889</text:p>
          </table:table-cell>
          <table:table-cell table:style-name="ce15" table:formula="of:=RAND()*180" office:value-type="float" office:value="102.729976557346" calcext:value-type="float">
            <text:p>102.729976557346</text:p>
          </table:table-cell>
          <table:table-cell table:style-name="ce15" table:formula="of:=RAND()*180" office:value-type="float" office:value="4.82276580451656" calcext:value-type="float">
            <text:p>4.8227658045165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1]*EXP([.C51]/180)-[.D51]/([.C51]^2))/180" office:value-type="float" office:value="0.224048069868206" calcext:value-type="float">
            <text:p>0.224048069868206</text:p>
          </table:table-cell>
          <table:table-cell table:style-name="ce22" table:formula="of:=0.01*([.B51]+[.B51]^2*0.1+[.C51]*[.D51])/([.C51]*[.D51]-[.B51])" office:value-type="float" office:value="0.0120633117995003" calcext:value-type="float">
            <text:p>0.01206</text:p>
          </table:table-cell>
          <table:table-cell table:style-name="ce25" office:value-type="string" calcext:value-type="string">
            <text:p>7,188,013,569</text:p>
          </table:table-cell>
          <table:table-cell table:number-columns-repeated="56"/>
        </table:table-row>
        <table:table-row table:style-name="ro3">
          <table:table-cell table:style-name="ce9" table:formula="of:=[.A51]+1" office:value-type="float" office:value="50" calcext:value-type="float">
            <text:p>50</text:p>
          </table:table-cell>
          <table:table-cell table:style-name="ce15" table:formula="of:=RAND()*180" office:value-type="float" office:value="79.3417006196943" calcext:value-type="float">
            <text:p>79.3417006196943</text:p>
          </table:table-cell>
          <table:table-cell table:style-name="ce15" table:formula="of:=RAND()*180" office:value-type="float" office:value="89.3326862930819" calcext:value-type="float">
            <text:p>89.3326862930819</text:p>
          </table:table-cell>
          <table:table-cell table:style-name="ce15" table:formula="of:=RAND()*180" office:value-type="float" office:value="97.4253406562638" calcext:value-type="float">
            <text:p>97.425340656263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2]*EXP([.C52]/180)-[.D52]/([.C52]^2))/180" office:value-type="float" office:value="0.723978215030073" calcext:value-type="float">
            <text:p>0.723978215030073</text:p>
          </table:table-cell>
          <table:table-cell table:style-name="ce22" table:formula="of:=0.01*([.B52]+[.B52]^2*0.1+[.C52]*[.D52])/([.C52]*[.D52]-[.B52])" office:value-type="float" office:value="0.0109139618950814" calcext:value-type="float">
            <text:p>0.01091</text:p>
          </table:table-cell>
          <table:table-cell table:style-name="ce25" office:value-type="string" calcext:value-type="string">
            <text:p>7,459,023,901</text:p>
          </table:table-cell>
          <table:table-cell table:number-columns-repeated="56"/>
        </table:table-row>
        <table:table-row table:style-name="ro3">
          <table:table-cell table:style-name="ce9" table:formula="of:=[.A52]+1" office:value-type="float" office:value="51" calcext:value-type="float">
            <text:p>51</text:p>
          </table:table-cell>
          <table:table-cell table:style-name="ce15" table:formula="of:=RAND()*180" office:value-type="float" office:value="39.6640894945784" calcext:value-type="float">
            <text:p>39.6640894945784</text:p>
          </table:table-cell>
          <table:table-cell table:style-name="ce15" table:formula="of:=RAND()*180" office:value-type="float" office:value="79.6847618174062" calcext:value-type="float">
            <text:p>79.6847618174062</text:p>
          </table:table-cell>
          <table:table-cell table:style-name="ce15" table:formula="of:=RAND()*180" office:value-type="float" office:value="51.8627559594992" calcext:value-type="float">
            <text:p>51.862755959499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]*EXP([.C53]/180)-[.D53]/([.C53]^2))/180" office:value-type="float" office:value="0.343025746185947" calcext:value-type="float">
            <text:p>0.343025746185947</text:p>
          </table:table-cell>
          <table:table-cell table:style-name="ce22" table:formula="of:=0.01*([.B53]+[.B53]^2*0.1+[.C53]*[.D53])/([.C53]*[.D53]-[.B53])" office:value-type="float" office:value="0.0105781865585218" calcext:value-type="float">
            <text:p>0.01058</text:p>
          </table:table-cell>
          <table:table-cell table:style-name="ce25" office:value-type="string" calcext:value-type="string">
            <text:p>7,730,034,233</text:p>
          </table:table-cell>
          <table:table-cell table:number-columns-repeated="56"/>
        </table:table-row>
        <table:table-row table:style-name="ro3">
          <table:table-cell table:style-name="ce9" table:formula="of:=[.A53]+1" office:value-type="float" office:value="52" calcext:value-type="float">
            <text:p>52</text:p>
          </table:table-cell>
          <table:table-cell table:style-name="ce15" table:formula="of:=RAND()*180" office:value-type="float" office:value="43.489880173701" calcext:value-type="float">
            <text:p>43.489880173701</text:p>
          </table:table-cell>
          <table:table-cell table:style-name="ce15" table:formula="of:=RAND()*180" office:value-type="float" office:value="71.8172516573286" calcext:value-type="float">
            <text:p>71.8172516573286</text:p>
          </table:table-cell>
          <table:table-cell table:style-name="ce15" table:formula="of:=RAND()*180" office:value-type="float" office:value="48.6490539208747" calcext:value-type="float">
            <text:p>48.649053920874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4]*EXP([.C54]/180)-[.D54]/([.C54]^2))/180" office:value-type="float" office:value="0.36002226995908" calcext:value-type="float">
            <text:p>0.36002226995908</text:p>
          </table:table-cell>
          <table:table-cell table:style-name="ce22" table:formula="of:=0.01*([.B54]+[.B54]^2*0.1+[.C54]*[.D54])/([.C54]*[.D54]-[.B54])" office:value-type="float" office:value="0.0108002568162933" calcext:value-type="float">
            <text:p>0.01080</text:p>
          </table:table-cell>
          <table:table-cell table:style-name="ce25" office:value-type="string" calcext:value-type="string">
            <text:p>8,001,044,565</text:p>
          </table:table-cell>
          <table:table-cell table:number-columns-repeated="56"/>
        </table:table-row>
        <table:table-row table:style-name="ro3">
          <table:table-cell table:style-name="ce9" table:formula="of:=[.A54]+1" office:value-type="float" office:value="53" calcext:value-type="float">
            <text:p>53</text:p>
          </table:table-cell>
          <table:table-cell table:style-name="ce15" table:formula="of:=RAND()*180" office:value-type="float" office:value="68.5799591300271" calcext:value-type="float">
            <text:p>68.5799591300271</text:p>
          </table:table-cell>
          <table:table-cell table:style-name="ce15" table:formula="of:=RAND()*180" office:value-type="float" office:value="58.9779518142951" calcext:value-type="float">
            <text:p>58.9779518142951</text:p>
          </table:table-cell>
          <table:table-cell table:style-name="ce15" table:formula="of:=RAND()*180" office:value-type="float" office:value="135.793036771479" calcext:value-type="float">
            <text:p>135.79303677147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5]*EXP([.C55]/180)-[.D55]/([.C55]^2))/180" office:value-type="float" office:value="0.528500513467901" calcext:value-type="float">
            <text:p>0.528500513467901</text:p>
          </table:table-cell>
          <table:table-cell table:style-name="ce22" table:formula="of:=0.01*([.B55]+[.B55]^2*0.1+[.C55]*[.D55])/([.C55]*[.D55]-[.B55])" office:value-type="float" office:value="0.0107650686799206" calcext:value-type="float">
            <text:p>0.01077</text:p>
          </table:table-cell>
          <table:table-cell table:style-name="ce25" office:value-type="string" calcext:value-type="string">
            <text:p>8,272,054,897</text:p>
          </table:table-cell>
          <table:table-cell table:number-columns-repeated="56"/>
        </table:table-row>
        <table:table-row table:style-name="ro3">
          <table:table-cell table:style-name="ce9" table:formula="of:=[.A55]+1" office:value-type="float" office:value="54" calcext:value-type="float">
            <text:p>54</text:p>
          </table:table-cell>
          <table:table-cell table:style-name="ce15" table:formula="of:=RAND()*180" office:value-type="float" office:value="26.851941639695" calcext:value-type="float">
            <text:p>26.851941639695</text:p>
          </table:table-cell>
          <table:table-cell table:style-name="ce15" table:formula="of:=RAND()*180" office:value-type="float" office:value="93.1729557638575" calcext:value-type="float">
            <text:p>93.1729557638575</text:p>
          </table:table-cell>
          <table:table-cell table:style-name="ce15" table:formula="of:=RAND()*180" office:value-type="float" office:value="78.4372540931256" calcext:value-type="float">
            <text:p>78.437254093125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6]*EXP([.C56]/180)-[.D56]/([.C56]^2))/180" office:value-type="float" office:value="0.250275809987223" calcext:value-type="float">
            <text:p>0.250275809987223</text:p>
          </table:table-cell>
          <table:table-cell table:style-name="ce22" table:formula="of:=0.01*([.B56]+[.B56]^2*0.1+[.C56]*[.D56])/([.C56]*[.D56]-[.B56])" office:value-type="float" office:value="0.010172778484141" calcext:value-type="float">
            <text:p>0.01017</text:p>
          </table:table-cell>
          <table:table-cell table:style-name="ce25" office:value-type="string" calcext:value-type="string">
            <text:p>8,543,065,229</text:p>
          </table:table-cell>
          <table:table-cell table:number-columns-repeated="56"/>
        </table:table-row>
        <table:table-row table:style-name="ro3">
          <table:table-cell table:style-name="ce9" table:formula="of:=[.A56]+1" office:value-type="float" office:value="55" calcext:value-type="float">
            <text:p>55</text:p>
          </table:table-cell>
          <table:table-cell table:style-name="ce15" table:formula="of:=RAND()*180" office:value-type="float" office:value="107.798872841546" calcext:value-type="float">
            <text:p>107.798872841546</text:p>
          </table:table-cell>
          <table:table-cell table:style-name="ce15" table:formula="of:=RAND()*180" office:value-type="float" office:value="109.450958400874" calcext:value-type="float">
            <text:p>109.450958400874</text:p>
          </table:table-cell>
          <table:table-cell table:style-name="ce15" table:formula="of:=RAND()*180" office:value-type="float" office:value="53.6614942135939" calcext:value-type="float">
            <text:p>53.661494213593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]*EXP([.C57]/180)-[.D57]/([.C57]^2))/180" office:value-type="float" office:value="1.10004227316474" calcext:value-type="float">
            <text:p>1.10004227316474</text:p>
          </table:table-cell>
          <table:table-cell table:style-name="ce22" table:formula="of:=0.01*([.B57]+[.B57]^2*0.1+[.C57]*[.D57])/([.C57]*[.D57]-[.B57])" office:value-type="float" office:value="0.0123894834862505" calcext:value-type="float">
            <text:p>0.01239</text:p>
          </table:table-cell>
          <table:table-cell table:style-name="ce25" office:value-type="string" calcext:value-type="string">
            <text:p>8,814,075,561</text:p>
          </table:table-cell>
          <table:table-cell table:number-columns-repeated="56"/>
        </table:table-row>
        <table:table-row table:style-name="ro3">
          <table:table-cell table:style-name="ce9" table:formula="of:=[.A57]+1" office:value-type="float" office:value="56" calcext:value-type="float">
            <text:p>56</text:p>
          </table:table-cell>
          <table:table-cell table:style-name="ce15" table:formula="of:=RAND()*180" office:value-type="float" office:value="49.7713349060333" calcext:value-type="float">
            <text:p>49.7713349060333</text:p>
          </table:table-cell>
          <table:table-cell table:style-name="ce15" table:formula="of:=RAND()*180" office:value-type="float" office:value="171.306412261586" calcext:value-type="float">
            <text:p>171.306412261586</text:p>
          </table:table-cell>
          <table:table-cell table:style-name="ce15" table:formula="of:=RAND()*180" office:value-type="float" office:value="91.1005052834202" calcext:value-type="float">
            <text:p>91.100505283420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]*EXP([.C58]/180)-[.D58]/([.C58]^2))/180" office:value-type="float" office:value="0.716168769742895" calcext:value-type="float">
            <text:p>0.716168769742895</text:p>
          </table:table-cell>
          <table:table-cell table:style-name="ce22" table:formula="of:=0.01*([.B58]+[.B58]^2*0.1+[.C58]*[.D58])/([.C58]*[.D58]-[.B58])" office:value-type="float" office:value="0.0102232282687985" calcext:value-type="float">
            <text:p>0.01022</text:p>
          </table:table-cell>
          <table:table-cell table:style-name="ce26" office:value-type="string" calcext:value-type="string">
            <text:p>9,085,085,893</text:p>
          </table:table-cell>
          <table:table-cell table:number-columns-repeated="56"/>
        </table:table-row>
        <table:table-row table:style-name="ro3">
          <table:table-cell table:style-name="ce9" table:formula="of:=[.A58]+1" office:value-type="float" office:value="57" calcext:value-type="float">
            <text:p>57</text:p>
          </table:table-cell>
          <table:table-cell table:style-name="ce15" table:formula="of:=RAND()*180" office:value-type="float" office:value="76.3641318663165" calcext:value-type="float">
            <text:p>76.3641318663165</text:p>
          </table:table-cell>
          <table:table-cell table:style-name="ce15" table:formula="of:=RAND()*180" office:value-type="float" office:value="0.683923962495697" calcext:value-type="float">
            <text:p>0.683923962495697</text:p>
          </table:table-cell>
          <table:table-cell table:style-name="ce15" table:formula="of:=RAND()*180" office:value-type="float" office:value="145.48817032823" calcext:value-type="float">
            <text:p>145.4881703282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9]*EXP([.C59]/180)-[.D59]/([.C59]^2))/180" office:value-type="float" office:value="-1.30212308664418" calcext:value-type="float">
            <text:p>-1.30212308664418</text:p>
          </table:table-cell>
          <table:table-cell table:style-name="ce22" table:formula="of:=0.01*([.B59]+[.B59]^2*0.1+[.C59]*[.D59])/([.C59]*[.D59]-[.B59])" office:value-type="float" office:value="0.328028186325349" calcext:value-type="float">
            <text:p>0.32803</text:p>
          </table:table-cell>
          <table:table-cell table:style-name="ce26" office:value-type="string" calcext:value-type="string">
            <text:p>9,356,096,225</text:p>
          </table:table-cell>
          <table:table-cell table:number-columns-repeated="56"/>
        </table:table-row>
        <table:table-row table:style-name="ro3">
          <table:table-cell table:style-name="ce9" table:formula="of:=[.A59]+1" office:value-type="float" office:value="58" calcext:value-type="float">
            <text:p>58</text:p>
          </table:table-cell>
          <table:table-cell table:style-name="ce15" table:formula="of:=RAND()*180" office:value-type="float" office:value="173.383136056143" calcext:value-type="float">
            <text:p>173.383136056143</text:p>
          </table:table-cell>
          <table:table-cell table:style-name="ce15" table:formula="of:=RAND()*180" office:value-type="float" office:value="131.766262049355" calcext:value-type="float">
            <text:p>131.766262049355</text:p>
          </table:table-cell>
          <table:table-cell table:style-name="ce15" table:formula="of:=RAND()*180" office:value-type="float" office:value="39.1407545142199" calcext:value-type="float">
            <text:p>39.140754514219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0]*EXP([.C60]/180)-[.D60]/([.C60]^2))/180" office:value-type="float" office:value="2.00285866030875" calcext:value-type="float">
            <text:p>2.00285866030875</text:p>
          </table:table-cell>
          <table:table-cell table:style-name="ce22" table:formula="of:=0.01*([.B60]+[.B60]^2*0.1+[.C60]*[.D60])/([.C60]*[.D60]-[.B60])" office:value-type="float" office:value="0.0167273381133774" calcext:value-type="float">
            <text:p>0.01673</text:p>
          </table:table-cell>
          <table:table-cell table:style-name="ce26" office:value-type="string" calcext:value-type="string">
            <text:p>9,627,106,557</text:p>
          </table:table-cell>
          <table:table-cell table:number-columns-repeated="56"/>
        </table:table-row>
        <table:table-row table:style-name="ro3">
          <table:table-cell table:style-name="ce9" table:formula="of:=[.A60]+1" office:value-type="float" office:value="59" calcext:value-type="float">
            <text:p>59</text:p>
          </table:table-cell>
          <table:table-cell table:style-name="ce15" table:formula="of:=RAND()*180" office:value-type="float" office:value="78.4137258527301" calcext:value-type="float">
            <text:p>78.4137258527301</text:p>
          </table:table-cell>
          <table:table-cell table:style-name="ce15" table:formula="of:=RAND()*180" office:value-type="float" office:value="172.975980706533" calcext:value-type="float">
            <text:p>172.975980706533</text:p>
          </table:table-cell>
          <table:table-cell table:style-name="ce15" table:formula="of:=RAND()*180" office:value-type="float" office:value="33.1714490864587" calcext:value-type="float">
            <text:p>33.171449086458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]*EXP([.C61]/180)-[.D61]/([.C61]^2))/180" office:value-type="float" office:value="1.13884478047931" calcext:value-type="float">
            <text:p>1.13884478047931</text:p>
          </table:table-cell>
          <table:table-cell table:style-name="ce22" table:formula="of:=0.01*([.B61]+[.B61]^2*0.1+[.C61]*[.D61])/([.C61]*[.D61]-[.B61])" office:value-type="float" office:value="0.0113635577010125" calcext:value-type="float">
            <text:p>0.01136</text:p>
          </table:table-cell>
          <table:table-cell table:style-name="ce26" office:value-type="string" calcext:value-type="string">
            <text:p>9,898,116,889</text:p>
          </table:table-cell>
          <table:table-cell table:number-columns-repeated="56"/>
        </table:table-row>
        <table:table-row table:style-name="ro3">
          <table:table-cell table:style-name="ce9" table:formula="of:=[.A61]+1" office:value-type="float" office:value="60" calcext:value-type="float">
            <text:p>60</text:p>
          </table:table-cell>
          <table:table-cell table:style-name="ce15" table:formula="of:=RAND()*180" office:value-type="float" office:value="55.4843687029654" calcext:value-type="float">
            <text:p>55.4843687029654</text:p>
          </table:table-cell>
          <table:table-cell table:style-name="ce15" table:formula="of:=RAND()*180" office:value-type="float" office:value="168.849156002045" calcext:value-type="float">
            <text:p>168.849156002045</text:p>
          </table:table-cell>
          <table:table-cell table:style-name="ce15" table:formula="of:=RAND()*180" office:value-type="float" office:value="92.3711443094681" calcext:value-type="float">
            <text:p>92.371144309468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2]*EXP([.C62]/180)-[.D62]/([.C62]^2))/180" office:value-type="float" office:value="0.787550720643796" calcext:value-type="float">
            <text:p>0.787550720643796</text:p>
          </table:table-cell>
          <table:table-cell table:style-name="ce22" table:formula="of:=0.01*([.B62]+[.B62]^2*0.1+[.C62]*[.D62])/([.C62]*[.D62]-[.B62])" office:value-type="float" office:value="0.0102694884657474" calcext:value-type="float">
            <text:p>0.01027</text:p>
          </table:table-cell>
          <table:table-cell table:style-name="ce26" office:value-type="string" calcext:value-type="string">
            <text:p>1,016,912,722</text:p>
          </table:table-cell>
          <table:table-cell table:number-columns-repeated="56"/>
        </table:table-row>
        <table:table-row table:style-name="ro3">
          <table:table-cell table:style-name="ce9" table:formula="of:=[.A62]+1" office:value-type="float" office:value="61" calcext:value-type="float">
            <text:p>61</text:p>
          </table:table-cell>
          <table:table-cell table:style-name="ce15" table:formula="of:=RAND()*180" office:value-type="float" office:value="52.9209219564172" calcext:value-type="float">
            <text:p>52.9209219564172</text:p>
          </table:table-cell>
          <table:table-cell table:style-name="ce15" table:formula="of:=RAND()*180" office:value-type="float" office:value="67.4350183084085" calcext:value-type="float">
            <text:p>67.4350183084085</text:p>
          </table:table-cell>
          <table:table-cell table:style-name="ce15" table:formula="of:=RAND()*180" office:value-type="float" office:value="112.609277239399" calcext:value-type="float">
            <text:p>112.60927723939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3]*EXP([.C63]/180)-[.D63]/([.C63]^2))/180" office:value-type="float" office:value="0.427482953230083" calcext:value-type="float">
            <text:p>0.427482953230083</text:p>
          </table:table-cell>
          <table:table-cell table:style-name="ce22" table:formula="of:=0.01*([.B63]+[.B63]^2*0.1+[.C63]*[.D63])/([.C63]*[.D63]-[.B63])" office:value-type="float" office:value="0.0105117490867904" calcext:value-type="float">
            <text:p>0.01051</text:p>
          </table:table-cell>
          <table:table-cell table:style-name="ce26" office:value-type="string" calcext:value-type="string">
            <text:p>1,044,013,755</text:p>
          </table:table-cell>
          <table:table-cell table:number-columns-repeated="56"/>
        </table:table-row>
        <table:table-row table:style-name="ro3">
          <table:table-cell table:style-name="ce9" table:formula="of:=[.A63]+1" office:value-type="float" office:value="62" calcext:value-type="float">
            <text:p>62</text:p>
          </table:table-cell>
          <table:table-cell table:style-name="ce15" table:formula="of:=RAND()*180" office:value-type="float" office:value="53.74689976115" calcext:value-type="float">
            <text:p>53.74689976115</text:p>
          </table:table-cell>
          <table:table-cell table:style-name="ce15" table:formula="of:=RAND()*180" office:value-type="float" office:value="7.32443275701338" calcext:value-type="float">
            <text:p>7.32443275701338</text:p>
          </table:table-cell>
          <table:table-cell table:style-name="ce15" table:formula="of:=RAND()*180" office:value-type="float" office:value="54.0657660533796" calcext:value-type="float">
            <text:p>54.065766053379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4]*EXP([.C64]/180)-[.D64]/([.C64]^2))/180" office:value-type="float" office:value="0.305395760369657" calcext:value-type="float">
            <text:p>0.305395760369657</text:p>
          </table:table-cell>
          <table:table-cell table:style-name="ce22" table:formula="of:=0.01*([.B64]+[.B64]^2*0.1+[.C64]*[.D64])/([.C64]*[.D64]-[.B64])" office:value-type="float" office:value="0.0215810634258904" calcext:value-type="float">
            <text:p>0.02158</text:p>
          </table:table-cell>
          <table:table-cell table:style-name="ce26" office:value-type="string" calcext:value-type="string">
            <text:p>1,071,114,788</text:p>
          </table:table-cell>
          <table:table-cell table:number-columns-repeated="56"/>
        </table:table-row>
        <table:table-row table:style-name="ro3">
          <table:table-cell table:style-name="ce9" table:formula="of:=[.A64]+1" office:value-type="float" office:value="63" calcext:value-type="float">
            <text:p>63</text:p>
          </table:table-cell>
          <table:table-cell table:style-name="ce15" table:formula="of:=RAND()*180" office:value-type="float" office:value="103.18751707263" calcext:value-type="float">
            <text:p>103.18751707263</text:p>
          </table:table-cell>
          <table:table-cell table:style-name="ce15" table:formula="of:=RAND()*180" office:value-type="float" office:value="123.064181290312" calcext:value-type="float">
            <text:p>123.064181290312</text:p>
          </table:table-cell>
          <table:table-cell table:style-name="ce15" table:formula="of:=RAND()*180" office:value-type="float" office:value="88.8264082337175" calcext:value-type="float">
            <text:p>88.826408233717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5]*EXP([.C65]/180)-[.D65]/([.C65]^2))/180" office:value-type="float" office:value="1.13570345376511" calcext:value-type="float">
            <text:p>1.13570345376511</text:p>
          </table:table-cell>
          <table:table-cell table:style-name="ce22" table:formula="of:=0.01*([.B65]+[.B65]^2*0.1+[.C65]*[.D65])/([.C65]*[.D65]-[.B65])" office:value-type="float" office:value="0.0111739217039751" calcext:value-type="float">
            <text:p>0.01117</text:p>
          </table:table-cell>
          <table:table-cell table:style-name="ce26" office:value-type="string" calcext:value-type="string">
            <text:p>1,098,215,822</text:p>
          </table:table-cell>
          <table:table-cell table:number-columns-repeated="56"/>
        </table:table-row>
        <table:table-row table:style-name="ro3">
          <table:table-cell table:style-name="ce9" table:formula="of:=[.A65]+1" office:value-type="float" office:value="64" calcext:value-type="float">
            <text:p>64</text:p>
          </table:table-cell>
          <table:table-cell table:style-name="ce15" table:formula="of:=RAND()*180" office:value-type="float" office:value="146.274378460237" calcext:value-type="float">
            <text:p>146.274378460237</text:p>
          </table:table-cell>
          <table:table-cell table:style-name="ce15" table:formula="of:=RAND()*180" office:value-type="float" office:value="26.0969388407611" calcext:value-type="float">
            <text:p>26.0969388407611</text:p>
          </table:table-cell>
          <table:table-cell table:style-name="ce15" table:formula="of:=RAND()*180" office:value-type="float" office:value="164.897948255342" calcext:value-type="float">
            <text:p>164.89794825534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6]*EXP([.C66]/180)-[.D66]/([.C66]^2))/180" office:value-type="float" office:value="0.938077615723748" calcext:value-type="float">
            <text:p>0.938077615723748</text:p>
          </table:table-cell>
          <table:table-cell table:style-name="ce22" table:formula="of:=0.01*([.B66]+[.B66]^2*0.1+[.C66]*[.D66])/([.C66]*[.D66]-[.B66])" office:value-type="float" office:value="0.0158506966957611" calcext:value-type="float">
            <text:p>0.01585</text:p>
          </table:table-cell>
          <table:table-cell table:style-name="ce27" office:value-type="string" calcext:value-type="string">
            <text:p>1,125,316,855</text:p>
          </table:table-cell>
          <table:table-cell table:number-columns-repeated="56"/>
        </table:table-row>
        <table:table-row table:style-name="ro3">
          <table:table-cell table:style-name="ce9" table:formula="of:=[.A66]+1" office:value-type="float" office:value="65" calcext:value-type="float">
            <text:p>65</text:p>
          </table:table-cell>
          <table:table-cell table:style-name="ce15" table:formula="of:=RAND()*180" office:value-type="float" office:value="59.4256071308462" calcext:value-type="float">
            <text:p>59.4256071308462</text:p>
          </table:table-cell>
          <table:table-cell table:style-name="ce15" table:formula="of:=RAND()*180" office:value-type="float" office:value="168.118462149474" calcext:value-type="float">
            <text:p>168.118462149474</text:p>
          </table:table-cell>
          <table:table-cell table:style-name="ce15" table:formula="of:=RAND()*180" office:value-type="float" office:value="137.215610677128" calcext:value-type="float">
            <text:p>137.21561067712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7]*EXP([.C67]/180)-[.D67]/([.C67]^2))/180" office:value-type="float" office:value="0.840068141166439" calcext:value-type="float">
            <text:p>0.840068141166439</text:p>
          </table:table-cell>
          <table:table-cell table:style-name="ce22" table:formula="of:=0.01*([.B67]+[.B67]^2*0.1+[.C67]*[.D67])/([.C67]*[.D67]-[.B67])" office:value-type="float" office:value="0.0102051329606162" calcext:value-type="float">
            <text:p>0.01021</text:p>
          </table:table-cell>
          <table:table-cell table:style-name="ce27" office:value-type="string" calcext:value-type="string">
            <text:p>1,152,417,888</text:p>
          </table:table-cell>
          <table:table-cell table:number-columns-repeated="56"/>
        </table:table-row>
        <table:table-row table:style-name="ro3">
          <table:table-cell table:style-name="ce9" table:formula="of:=[.A67]+1" office:value-type="float" office:value="66" calcext:value-type="float">
            <text:p>66</text:p>
          </table:table-cell>
          <table:table-cell table:style-name="ce15" table:formula="of:=RAND()*180" office:value-type="float" office:value="165.039778315853" calcext:value-type="float">
            <text:p>165.039778315853</text:p>
          </table:table-cell>
          <table:table-cell table:style-name="ce15" table:formula="of:=RAND()*180" office:value-type="float" office:value="173.553348252252" calcext:value-type="float">
            <text:p>173.553348252252</text:p>
          </table:table-cell>
          <table:table-cell table:style-name="ce15" table:formula="of:=RAND()*180" office:value-type="float" office:value="108.391926052922" calcext:value-type="float">
            <text:p>108.39192605292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8]*EXP([.C68]/180)-[.D68]/([.C68]^2))/180" office:value-type="float" office:value="2.40465544899896" calcext:value-type="float">
            <text:p>2.40465544899896</text:p>
          </table:table-cell>
          <table:table-cell table:style-name="ce22" table:formula="of:=0.01*([.B68]+[.B68]^2*0.1+[.C68]*[.D68])/([.C68]*[.D68]-[.B68])" office:value-type="float" office:value="0.0116377619284651" calcext:value-type="float">
            <text:p>0.01164</text:p>
          </table:table-cell>
          <table:table-cell table:style-name="ce27" office:value-type="string" calcext:value-type="string">
            <text:p>1,179,518,921</text:p>
          </table:table-cell>
          <table:table-cell table:number-columns-repeated="56"/>
        </table:table-row>
        <table:table-row table:style-name="ro3">
          <table:table-cell table:style-name="ce9" table:formula="of:=[.A68]+1" office:value-type="float" office:value="67" calcext:value-type="float">
            <text:p>67</text:p>
          </table:table-cell>
          <table:table-cell table:style-name="ce15" table:formula="of:=RAND()*180" office:value-type="float" office:value="77.913781740803" calcext:value-type="float">
            <text:p>77.913781740803</text:p>
          </table:table-cell>
          <table:table-cell table:style-name="ce15" table:formula="of:=RAND()*180" office:value-type="float" office:value="89.4299482186591" calcext:value-type="float">
            <text:p>89.4299482186591</text:p>
          </table:table-cell>
          <table:table-cell table:style-name="ce15" table:formula="of:=RAND()*180" office:value-type="float" office:value="179.662013647973" calcext:value-type="float">
            <text:p>179.66201364797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9]*EXP([.C69]/180)-[.D69]/([.C69]^2))/180" office:value-type="float" office:value="0.71127482008923" calcext:value-type="float">
            <text:p>0.71127482008923</text:p>
          </table:table-cell>
          <table:table-cell table:style-name="ce22" table:formula="of:=0.01*([.B69]+[.B69]^2*0.1+[.C69]*[.D69])/([.C69]*[.D69]-[.B69])" office:value-type="float" office:value="0.0104771226067729" calcext:value-type="float">
            <text:p>0.01048</text:p>
          </table:table-cell>
          <table:table-cell table:style-name="ce27" office:value-type="string" calcext:value-type="string">
            <text:p>1,206,619,954</text:p>
          </table:table-cell>
          <table:table-cell table:number-columns-repeated="56"/>
        </table:table-row>
        <table:table-row table:style-name="ro3">
          <table:table-cell table:style-name="ce9" table:formula="of:=[.A69]+1" office:value-type="float" office:value="68" calcext:value-type="float">
            <text:p>68</text:p>
          </table:table-cell>
          <table:table-cell table:style-name="ce15" table:formula="of:=RAND()*180" office:value-type="float" office:value="66.1046389420272" calcext:value-type="float">
            <text:p>66.1046389420272</text:p>
          </table:table-cell>
          <table:table-cell table:style-name="ce15" table:formula="of:=RAND()*180" office:value-type="float" office:value="44.5937220782655" calcext:value-type="float">
            <text:p>44.5937220782655</text:p>
          </table:table-cell>
          <table:table-cell table:style-name="ce15" table:formula="of:=RAND()*180" office:value-type="float" office:value="145.595208925053" calcext:value-type="float">
            <text:p>145.59520892505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70]*EXP([.C70]/180)-[.D70]/([.C70]^2))/180" office:value-type="float" office:value="0.470085861050973" calcext:value-type="float">
            <text:p>0.470085861050973</text:p>
          </table:table-cell>
          <table:table-cell table:style-name="ce22" table:formula="of:=0.01*([.B70]+[.B70]^2*0.1+[.C70]*[.D70])/([.C70]*[.D70]-[.B70])" office:value-type="float" office:value="0.0108856907468526" calcext:value-type="float">
            <text:p>0.01089</text:p>
          </table:table-cell>
          <table:table-cell table:style-name="ce27" office:value-type="string" calcext:value-type="string">
            <text:p>1,233,720,988</text:p>
          </table:table-cell>
          <table:table-cell table:number-columns-repeated="56"/>
        </table:table-row>
        <table:table-row table:style-name="ro3">
          <table:table-cell table:style-name="ce9" table:formula="of:=[.A70]+1" office:value-type="float" office:value="69" calcext:value-type="float">
            <text:p>69</text:p>
          </table:table-cell>
          <table:table-cell table:style-name="ce15" table:formula="of:=RAND()*180" office:value-type="float" office:value="105.821931503867" calcext:value-type="float">
            <text:p>105.821931503867</text:p>
          </table:table-cell>
          <table:table-cell table:style-name="ce15" table:formula="of:=RAND()*180" office:value-type="float" office:value="131.183827512013" calcext:value-type="float">
            <text:p>131.183827512013</text:p>
          </table:table-cell>
          <table:table-cell table:style-name="ce15" table:formula="of:=RAND()*180" office:value-type="float" office:value="68.5139307837116" calcext:value-type="float">
            <text:p>68.513930783711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71]*EXP([.C71]/180)-[.D71]/([.C71]^2))/180" office:value-type="float" office:value="1.21845276507736" calcext:value-type="float">
            <text:p>1.21845276507736</text:p>
          </table:table-cell>
          <table:table-cell table:style-name="ce22" table:formula="of:=0.01*([.B71]+[.B71]^2*0.1+[.C71]*[.D71])/([.C71]*[.D71]-[.B71])" office:value-type="float" office:value="0.0114990512598658" calcext:value-type="float">
            <text:p>0.01150</text:p>
          </table:table-cell>
          <table:table-cell table:style-name="ce27" office:value-type="string" calcext:value-type="string">
            <text:p>1,260,822,021</text:p>
          </table:table-cell>
          <table:table-cell table:number-columns-repeated="56"/>
        </table:table-row>
        <table:table-row table:style-name="ro3">
          <table:table-cell table:style-name="ce9" table:formula="of:=[.A71]+1" office:value-type="float" office:value="70" calcext:value-type="float">
            <text:p>70</text:p>
          </table:table-cell>
          <table:table-cell table:style-name="ce15" table:formula="of:=RAND()*180" office:value-type="float" office:value="121.925851757464" calcext:value-type="float">
            <text:p>121.925851757464</text:p>
          </table:table-cell>
          <table:table-cell table:style-name="ce15" table:formula="of:=RAND()*180" office:value-type="float" office:value="91.842790782744" calcext:value-type="float">
            <text:p>91.842790782744</text:p>
          </table:table-cell>
          <table:table-cell table:style-name="ce15" table:formula="of:=RAND()*180" office:value-type="float" office:value="151.796700846598" calcext:value-type="float">
            <text:p>151.79670084659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72]*EXP([.C72]/180)-[.D72]/([.C72]^2))/180" office:value-type="float" office:value="1.12817958751511" calcext:value-type="float">
            <text:p>1.12817958751511</text:p>
          </table:table-cell>
          <table:table-cell table:style-name="ce22" table:formula="of:=0.01*([.B72]+[.B72]^2*0.1+[.C72]*[.D72])/([.C72]*[.D72]-[.B72])" office:value-type="float" office:value="0.0112521742367792" calcext:value-type="float">
            <text:p>0.01125</text:p>
          </table:table-cell>
          <table:table-cell table:style-name="ce27" office:value-type="string" calcext:value-type="string">
            <text:p>1,287,923,054</text:p>
          </table:table-cell>
          <table:table-cell table:number-columns-repeated="56"/>
        </table:table-row>
        <table:table-row table:style-name="ro3">
          <table:table-cell table:style-name="ce9" table:formula="of:=[.A72]+1" office:value-type="float" office:value="71" calcext:value-type="float">
            <text:p>71</text:p>
          </table:table-cell>
          <table:table-cell table:style-name="ce15" table:formula="of:=RAND()*180" office:value-type="float" office:value="165.876718254055" calcext:value-type="float">
            <text:p>165.876718254055</text:p>
          </table:table-cell>
          <table:table-cell table:style-name="ce15" table:formula="of:=RAND()*180" office:value-type="float" office:value="97.541988633766" calcext:value-type="float">
            <text:p>97.541988633766</text:p>
          </table:table-cell>
          <table:table-cell table:style-name="ce15" table:formula="of:=RAND()*180" office:value-type="float" office:value="4.79721841813096" calcext:value-type="float">
            <text:p>4.7972184181309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73]*EXP([.C73]/180)-[.D73]/([.C73]^2))/180" office:value-type="float" office:value="1.58436891841159" calcext:value-type="float">
            <text:p>1.58436891841159</text:p>
          </table:table-cell>
          <table:table-cell table:style-name="ce22" table:formula="of:=0.01*([.B73]+[.B73]^2*0.1+[.C73]*[.D73])/([.C73]*[.D73]-[.B73])" office:value-type="float" office:value="0.112076683087351" calcext:value-type="float">
            <text:p>0.11208</text:p>
          </table:table-cell>
          <table:table-cell table:style-name="ce27" office:value-type="string" calcext:value-type="string">
            <text:p>1,315,024,087</text:p>
          </table:table-cell>
          <table:table-cell table:number-columns-repeated="56"/>
        </table:table-row>
        <table:table-row table:style-name="ro3">
          <table:table-cell table:style-name="ce9" table:formula="of:=[.A73]+1" office:value-type="float" office:value="72" calcext:value-type="float">
            <text:p>72</text:p>
          </table:table-cell>
          <table:table-cell table:style-name="ce15" table:formula="of:=RAND()*180" office:value-type="float" office:value="117.544730728863" calcext:value-type="float">
            <text:p>117.544730728863</text:p>
          </table:table-cell>
          <table:table-cell table:style-name="ce15" table:formula="of:=RAND()*180" office:value-type="float" office:value="177.023791042608" calcext:value-type="float">
            <text:p>177.023791042608</text:p>
          </table:table-cell>
          <table:table-cell table:style-name="ce15" table:formula="of:=RAND()*180" office:value-type="float" office:value="25.3046943581755" calcext:value-type="float">
            <text:p>25.304694358175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4]*EXP([.C74]/180)-[.D74]/([.C74]^2))/180" office:value-type="float" office:value="1.74599576829496" calcext:value-type="float">
            <text:p>1.74599576829496</text:p>
          </table:table-cell>
          <table:table-cell table:style-name="ce22" table:formula="of:=0.01*([.B74]+[.B74]^2*0.1+[.C74]*[.D74])/([.C74]*[.D74]-[.B74])" office:value-type="float" office:value="0.0137064883285391" calcext:value-type="float">
            <text:p>0.01371</text:p>
          </table:table-cell>
          <table:table-cell table:style-name="ce28" office:value-type="string" calcext:value-type="string">
            <text:p>134,212,512</text:p>
          </table:table-cell>
          <table:table-cell table:number-columns-repeated="56"/>
        </table:table-row>
        <table:table-row table:style-name="ro3">
          <table:table-cell table:style-name="ce9" table:formula="of:=[.A74]+1" office:value-type="float" office:value="73" calcext:value-type="float">
            <text:p>73</text:p>
          </table:table-cell>
          <table:table-cell table:style-name="ce15" table:formula="of:=RAND()*180" office:value-type="float" office:value="84.3674669971257" calcext:value-type="float">
            <text:p>84.3674669971257</text:p>
          </table:table-cell>
          <table:table-cell table:style-name="ce15" table:formula="of:=RAND()*180" office:value-type="float" office:value="165.306870209262" calcext:value-type="float">
            <text:p>165.306870209262</text:p>
          </table:table-cell>
          <table:table-cell table:style-name="ce15" table:formula="of:=RAND()*180" office:value-type="float" office:value="89.9730637970949" calcext:value-type="float">
            <text:p>89.973063797094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5]*EXP([.C75]/180)-[.D75]/([.C75]^2))/180" office:value-type="float" office:value="1.17419280530482" calcext:value-type="float">
            <text:p>1.17419280530482</text:p>
          </table:table-cell>
          <table:table-cell table:style-name="ce22" table:formula="of:=0.01*([.B75]+[.B75]^2*0.1+[.C75]*[.D75])/([.C75]*[.D75]-[.B75])" office:value-type="float" office:value="0.0105953978653646" calcext:value-type="float">
            <text:p>0.01060</text:p>
          </table:table-cell>
          <table:table-cell table:style-name="ce28" office:value-type="string" calcext:value-type="string">
            <text:p>1,369,226,154</text:p>
          </table:table-cell>
          <table:table-cell table:number-columns-repeated="56"/>
        </table:table-row>
        <table:table-row table:style-name="ro3">
          <table:table-cell table:style-name="ce9" table:formula="of:=[.A75]+1" office:value-type="float" office:value="74" calcext:value-type="float">
            <text:p>74</text:p>
          </table:table-cell>
          <table:table-cell table:style-name="ce15" table:formula="of:=RAND()*180" office:value-type="float" office:value="21.6798244186492" calcext:value-type="float">
            <text:p>21.6798244186492</text:p>
          </table:table-cell>
          <table:table-cell table:style-name="ce15" table:formula="of:=RAND()*180" office:value-type="float" office:value="162.477665648744" calcext:value-type="float">
            <text:p>162.477665648744</text:p>
          </table:table-cell>
          <table:table-cell table:style-name="ce15" table:formula="of:=RAND()*180" office:value-type="float" office:value="136.963393373907" calcext:value-type="float">
            <text:p>136.96339337390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6]*EXP([.C76]/180)-[.D76]/([.C76]^2))/180" office:value-type="float" office:value="0.297001491519776" calcext:value-type="float">
            <text:p>0.297001491519776</text:p>
          </table:table-cell>
          <table:table-cell table:style-name="ce22" table:formula="of:=0.01*([.B76]+[.B76]^2*0.1+[.C76]*[.D76])/([.C76]*[.D76]-[.B76])" office:value-type="float" office:value="0.0100406449663388" calcext:value-type="float">
            <text:p>0.01004</text:p>
          </table:table-cell>
          <table:table-cell table:style-name="ce28" office:value-type="string" calcext:value-type="string">
            <text:p>1,396,327,187</text:p>
          </table:table-cell>
          <table:table-cell table:number-columns-repeated="56"/>
        </table:table-row>
        <table:table-row table:style-name="ro3">
          <table:table-cell table:style-name="ce9" table:formula="of:=[.A76]+1" office:value-type="float" office:value="75" calcext:value-type="float">
            <text:p>75</text:p>
          </table:table-cell>
          <table:table-cell table:style-name="ce15" table:formula="of:=RAND()*180" office:value-type="float" office:value="45.0932983150015" calcext:value-type="float">
            <text:p>45.0932983150015</text:p>
          </table:table-cell>
          <table:table-cell table:style-name="ce15" table:formula="of:=RAND()*180" office:value-type="float" office:value="118.560992807727" calcext:value-type="float">
            <text:p>118.560992807727</text:p>
          </table:table-cell>
          <table:table-cell table:style-name="ce15" table:formula="of:=RAND()*180" office:value-type="float" office:value="8.26471088184745" calcext:value-type="float">
            <text:p>8.2647108818474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7]*EXP([.C77]/180)-[.D77]/([.C77]^2))/180" office:value-type="float" office:value="0.484054499036929" calcext:value-type="float">
            <text:p>0.484054499036929</text:p>
          </table:table-cell>
          <table:table-cell table:style-name="ce22" table:formula="of:=0.01*([.B77]+[.B77]^2*0.1+[.C77]*[.D77])/([.C77]*[.D77]-[.B77])" office:value-type="float" office:value="0.0131400699286483" calcext:value-type="float">
            <text:p>0.01314</text:p>
          </table:table-cell>
          <table:table-cell table:style-name="ce28" office:value-type="string" calcext:value-type="string">
            <text:p>142,342,822</text:p>
          </table:table-cell>
          <table:table-cell table:number-columns-repeated="56"/>
        </table:table-row>
        <table:table-row table:style-name="ro3">
          <table:table-cell table:style-name="ce9" table:formula="of:=[.A77]+1" office:value-type="float" office:value="76" calcext:value-type="float">
            <text:p>76</text:p>
          </table:table-cell>
          <table:table-cell table:style-name="ce15" table:formula="of:=RAND()*180" office:value-type="float" office:value="123.354356686369" calcext:value-type="float">
            <text:p>123.354356686369</text:p>
          </table:table-cell>
          <table:table-cell table:style-name="ce15" table:formula="of:=RAND()*180" office:value-type="float" office:value="39.7481827115802" calcext:value-type="float">
            <text:p>39.7481827115802</text:p>
          </table:table-cell>
          <table:table-cell table:style-name="ce15" table:formula="of:=RAND()*180" office:value-type="float" office:value="107.57671793259" calcext:value-type="float">
            <text:p>107.5767179325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8]*EXP([.C78]/180)-[.D78]/([.C78]^2))/180" office:value-type="float" office:value="0.854263858307728" calcext:value-type="float">
            <text:p>0.854263858307728</text:p>
          </table:table-cell>
          <table:table-cell table:style-name="ce22" table:formula="of:=0.01*([.B78]+[.B78]^2*0.1+[.C78]*[.D78])/([.C78]*[.D78]-[.B78])" office:value-type="float" office:value="0.0142583632753356" calcext:value-type="float">
            <text:p>0.01426</text:p>
          </table:table-cell>
          <table:table-cell table:style-name="ce28" office:value-type="string" calcext:value-type="string">
            <text:p>1,450,529,253</text:p>
          </table:table-cell>
          <table:table-cell table:number-columns-repeated="56"/>
        </table:table-row>
        <table:table-row table:style-name="ro3">
          <table:table-cell table:style-name="ce9" table:formula="of:=[.A78]+1" office:value-type="float" office:value="77" calcext:value-type="float">
            <text:p>77</text:p>
          </table:table-cell>
          <table:table-cell table:style-name="ce15" table:formula="of:=RAND()*180" office:value-type="float" office:value="140.314001878506" calcext:value-type="float">
            <text:p>140.314001878506</text:p>
          </table:table-cell>
          <table:table-cell table:style-name="ce15" table:formula="of:=RAND()*180" office:value-type="float" office:value="77.9003327590107" calcext:value-type="float">
            <text:p>77.9003327590107</text:p>
          </table:table-cell>
          <table:table-cell table:style-name="ce15" table:formula="of:=RAND()*180" office:value-type="float" office:value="34.738393623004" calcext:value-type="float">
            <text:p>34.73839362300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9]*EXP([.C79]/180)-[.D79]/([.C79]^2))/180" office:value-type="float" office:value="1.20163014803382" calcext:value-type="float">
            <text:p>1.20163014803382</text:p>
          </table:table-cell>
          <table:table-cell table:style-name="ce22" table:formula="of:=0.01*([.B79]+[.B79]^2*0.1+[.C79]*[.D79])/([.C79]*[.D79]-[.B79])" office:value-type="float" office:value="0.0187669099955759" calcext:value-type="float">
            <text:p>0.01877</text:p>
          </table:table-cell>
          <table:table-cell table:style-name="ce28" office:value-type="string" calcext:value-type="string">
            <text:p>1,477,630,286</text:p>
          </table:table-cell>
          <table:table-cell table:number-columns-repeated="56"/>
        </table:table-row>
        <table:table-row table:style-name="ro3">
          <table:table-cell table:style-name="ce9" table:formula="of:=[.A79]+1" office:value-type="float" office:value="78" calcext:value-type="float">
            <text:p>78</text:p>
          </table:table-cell>
          <table:table-cell table:style-name="ce15" table:formula="of:=RAND()*180" office:value-type="float" office:value="107.808363471739" calcext:value-type="float">
            <text:p>107.808363471739</text:p>
          </table:table-cell>
          <table:table-cell table:style-name="ce15" table:formula="of:=RAND()*180" office:value-type="float" office:value="115.144005954934" calcext:value-type="float">
            <text:p>115.144005954934</text:p>
          </table:table-cell>
          <table:table-cell table:style-name="ce15" table:formula="of:=RAND()*180" office:value-type="float" office:value="9.81252596946215" calcext:value-type="float">
            <text:p>9.8125259694621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80]*EXP([.C80]/180)-[.D80]/([.C80]^2))/180" office:value-type="float" office:value="1.13551204337122" calcext:value-type="float">
            <text:p>1.13551204337122</text:p>
          </table:table-cell>
          <table:table-cell table:style-name="ce22" table:formula="of:=0.01*([.B80]+[.B80]^2*0.1+[.C80]*[.D80])/([.C80]*[.D80]-[.B80])" office:value-type="float" office:value="0.0234816060029108" calcext:value-type="float">
            <text:p>0.02348</text:p>
          </table:table-cell>
          <table:table-cell table:style-name="ce28" office:value-type="string" calcext:value-type="string">
            <text:p>150,473,132</text:p>
          </table:table-cell>
          <table:table-cell table:number-columns-repeated="56"/>
        </table:table-row>
        <table:table-row table:style-name="ro3">
          <table:table-cell table:style-name="ce9" table:formula="of:=[.A80]+1" office:value-type="float" office:value="79" calcext:value-type="float">
            <text:p>79</text:p>
          </table:table-cell>
          <table:table-cell table:style-name="ce15" table:formula="of:=RAND()*180" office:value-type="float" office:value="74.2509168111888" calcext:value-type="float">
            <text:p>74.2509168111888</text:p>
          </table:table-cell>
          <table:table-cell table:style-name="ce15" table:formula="of:=RAND()*180" office:value-type="float" office:value="83.3990693382047" calcext:value-type="float">
            <text:p>83.3990693382047</text:p>
          </table:table-cell>
          <table:table-cell table:style-name="ce15" table:formula="of:=RAND()*180" office:value-type="float" office:value="14.9835083407612" calcext:value-type="float">
            <text:p>14.983508340761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81]*EXP([.C81]/180)-[.D81]/([.C81]^2))/180" office:value-type="float" office:value="0.655604992309183" calcext:value-type="float">
            <text:p>0.655604992309183</text:p>
          </table:table-cell>
          <table:table-cell table:style-name="ce22" table:formula="of:=0.01*([.B81]+[.B81]^2*0.1+[.C81]*[.D81])/([.C81]*[.D81]-[.B81])" office:value-type="float" office:value="0.0159541064575547" calcext:value-type="float">
            <text:p>0.01595</text:p>
          </table:table-cell>
          <table:table-cell table:style-name="ce28" office:value-type="string" calcext:value-type="string">
            <text:p>1,531,832,353</text:p>
          </table:table-cell>
          <table:table-cell table:number-columns-repeated="56"/>
        </table:table-row>
        <table:table-row table:style-name="ro3">
          <table:table-cell table:style-name="ce9" table:formula="of:=[.A81]+1" office:value-type="float" office:value="80" calcext:value-type="float">
            <text:p>80</text:p>
          </table:table-cell>
          <table:table-cell table:style-name="ce15" table:formula="of:=RAND()*180" office:value-type="float" office:value="99.7569524650406" calcext:value-type="float">
            <text:p>99.7569524650406</text:p>
          </table:table-cell>
          <table:table-cell table:style-name="ce15" table:formula="of:=RAND()*180" office:value-type="float" office:value="45.7288676099017" calcext:value-type="float">
            <text:p>45.7288676099017</text:p>
          </table:table-cell>
          <table:table-cell table:style-name="ce15" table:formula="of:=RAND()*180" office:value-type="float" office:value="126.632818793293" calcext:value-type="float">
            <text:p>126.63281879329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2]*EXP([.C82]/180)-[.D82]/([.C82]^2))/180" office:value-type="float" office:value="0.714164605636864" calcext:value-type="float">
            <text:p>0.714164605636864</text:p>
          </table:table-cell>
          <table:table-cell table:style-name="ce22" table:formula="of:=0.01*([.B82]+[.B82]^2*0.1+[.C82]*[.D82])/([.C82]*[.D82]-[.B82])" office:value-type="float" office:value="0.0120992004704696" calcext:value-type="float">
            <text:p>0.01210</text:p>
          </table:table-cell>
          <table:table-cell table:style-name="ce24" office:value-type="string" calcext:value-type="string">
            <text:p>1,558,933,386</text:p>
          </table:table-cell>
          <table:table-cell table:number-columns-repeated="56"/>
        </table:table-row>
        <table:table-row table:style-name="ro3">
          <table:table-cell table:style-name="ce9" table:formula="of:=[.A82]+1" office:value-type="float" office:value="81" calcext:value-type="float">
            <text:p>81</text:p>
          </table:table-cell>
          <table:table-cell table:style-name="ce15" table:formula="of:=RAND()*180" office:value-type="float" office:value="98.8861140485909" calcext:value-type="float">
            <text:p>98.8861140485909</text:p>
          </table:table-cell>
          <table:table-cell table:style-name="ce15" table:formula="of:=RAND()*180" office:value-type="float" office:value="135.854698687349" calcext:value-type="float">
            <text:p>135.854698687349</text:p>
          </table:table-cell>
          <table:table-cell table:style-name="ce15" table:formula="of:=RAND()*180" office:value-type="float" office:value="42.0901997503152" calcext:value-type="float">
            <text:p>42.090199750315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3]*EXP([.C83]/180)-[.D83]/([.C83]^2))/180" office:value-type="float" office:value="1.16853339949182" calcext:value-type="float">
            <text:p>1.16853339949182</text:p>
          </table:table-cell>
          <table:table-cell table:style-name="ce22" table:formula="of:=0.01*([.B83]+[.B83]^2*0.1+[.C83]*[.D83])/([.C83]*[.D83]-[.B83])" office:value-type="float" office:value="0.0120921215184512" calcext:value-type="float">
            <text:p>0.01209</text:p>
          </table:table-cell>
          <table:table-cell table:style-name="ce24" office:value-type="string" calcext:value-type="string">
            <text:p>1,586,034,419</text:p>
          </table:table-cell>
          <table:table-cell table:number-columns-repeated="56"/>
        </table:table-row>
        <table:table-row table:style-name="ro3">
          <table:table-cell table:style-name="ce9" table:formula="of:=[.A83]+1" office:value-type="float" office:value="82" calcext:value-type="float">
            <text:p>82</text:p>
          </table:table-cell>
          <table:table-cell table:style-name="ce15" table:formula="of:=RAND()*180" office:value-type="float" office:value="5.56271570520117" calcext:value-type="float">
            <text:p>5.56271570520117</text:p>
          </table:table-cell>
          <table:table-cell table:style-name="ce15" table:formula="of:=RAND()*180" office:value-type="float" office:value="121.069999738352" calcext:value-type="float">
            <text:p>121.069999738352</text:p>
          </table:table-cell>
          <table:table-cell table:style-name="ce15" table:formula="of:=RAND()*180" office:value-type="float" office:value="26.925861653627" calcext:value-type="float">
            <text:p>26.92586165362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4]*EXP([.C84]/180)-[.D84]/([.C84]^2))/180" office:value-type="float" office:value="0.0605413989108279" calcext:value-type="float">
            <text:p>0.060541398910828</text:p>
          </table:table-cell>
          <table:table-cell table:style-name="ce22" table:formula="of:=0.01*([.B84]+[.B84]^2*0.1+[.C84]*[.D84])/([.C84]*[.D84]-[.B84])" office:value-type="float" office:value="0.0100436947658474" calcext:value-type="float">
            <text:p>0.01004</text:p>
          </table:table-cell>
          <table:table-cell table:style-name="ce24" office:value-type="string" calcext:value-type="string">
            <text:p>1,613,135,452</text:p>
          </table:table-cell>
          <table:table-cell table:number-columns-repeated="56"/>
        </table:table-row>
        <table:table-row table:style-name="ro3">
          <table:table-cell table:style-name="ce9" table:formula="of:=[.A84]+1" office:value-type="float" office:value="83" calcext:value-type="float">
            <text:p>83</text:p>
          </table:table-cell>
          <table:table-cell table:style-name="ce15" table:formula="of:=RAND()*180" office:value-type="float" office:value="63.2071522853361" calcext:value-type="float">
            <text:p>63.2071522853361</text:p>
          </table:table-cell>
          <table:table-cell table:style-name="ce15" table:formula="of:=RAND()*180" office:value-type="float" office:value="81.5846528984736" calcext:value-type="float">
            <text:p>81.5846528984736</text:p>
          </table:table-cell>
          <table:table-cell table:style-name="ce15" table:formula="of:=RAND()*180" office:value-type="float" office:value="5.07152758935339" calcext:value-type="float">
            <text:p>5.0715275893533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5]*EXP([.C85]/180)-[.D85]/([.C85]^2))/180" office:value-type="float" office:value="0.552501584944379" calcext:value-type="float">
            <text:p>0.552501584944379</text:p>
          </table:table-cell>
          <table:table-cell table:style-name="ce22" table:formula="of:=0.01*([.B85]+[.B85]^2*0.1+[.C85]*[.D85])/([.C85]*[.D85]-[.B85])" office:value-type="float" office:value="0.0250028873329408" calcext:value-type="float">
            <text:p>0.02500</text:p>
          </table:table-cell>
          <table:table-cell table:style-name="ce24" office:value-type="string" calcext:value-type="string">
            <text:p>1,640,236,486</text:p>
          </table:table-cell>
          <table:table-cell table:number-columns-repeated="56"/>
        </table:table-row>
        <table:table-row table:style-name="ro3">
          <table:table-cell table:style-name="ce9" table:formula="of:=[.A85]+1" office:value-type="float" office:value="84" calcext:value-type="float">
            <text:p>84</text:p>
          </table:table-cell>
          <table:table-cell table:style-name="ce15" table:formula="of:=RAND()*180" office:value-type="float" office:value="20.2231587862819" calcext:value-type="float">
            <text:p>20.2231587862819</text:p>
          </table:table-cell>
          <table:table-cell table:style-name="ce15" table:formula="of:=RAND()*180" office:value-type="float" office:value="170.640526837329" calcext:value-type="float">
            <text:p>170.640526837329</text:p>
          </table:table-cell>
          <table:table-cell table:style-name="ce15" table:formula="of:=RAND()*180" office:value-type="float" office:value="31.0432502213765" calcext:value-type="float">
            <text:p>31.043250221376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6]*EXP([.C86]/180)-[.D86]/([.C86]^2))/180" office:value-type="float" office:value="0.289921254036393" calcext:value-type="float">
            <text:p>0.289921254036393</text:p>
          </table:table-cell>
          <table:table-cell table:style-name="ce22" table:formula="of:=0.01*([.B86]+[.B86]^2*0.1+[.C86]*[.D86])/([.C86]*[.D86]-[.B86])" office:value-type="float" office:value="0.0101541476708973" calcext:value-type="float">
            <text:p>0.01015</text:p>
          </table:table-cell>
          <table:table-cell table:style-name="ce24" office:value-type="string" calcext:value-type="string">
            <text:p>1,667,337,519</text:p>
          </table:table-cell>
          <table:table-cell table:number-columns-repeated="56"/>
        </table:table-row>
        <table:table-row table:style-name="ro3">
          <table:table-cell table:style-name="ce9" table:formula="of:=[.A86]+1" office:value-type="float" office:value="85" calcext:value-type="float">
            <text:p>85</text:p>
          </table:table-cell>
          <table:table-cell table:style-name="ce15" table:formula="of:=RAND()*180" office:value-type="float" office:value="162.233159767348" calcext:value-type="float">
            <text:p>162.233159767348</text:p>
          </table:table-cell>
          <table:table-cell table:style-name="ce15" table:formula="of:=RAND()*180" office:value-type="float" office:value="137.335732117222" calcext:value-type="float">
            <text:p>137.335732117222</text:p>
          </table:table-cell>
          <table:table-cell table:style-name="ce15" table:formula="of:=RAND()*180" office:value-type="float" office:value="43.22799967786" calcext:value-type="float">
            <text:p>43.2279996778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7]*EXP([.C87]/180)-[.D87]/([.C87]^2))/180" office:value-type="float" office:value="1.93295014760804" calcext:value-type="float">
            <text:p>1.93295014760804</text:p>
          </table:table-cell>
          <table:table-cell table:style-name="ce22" table:formula="of:=0.01*([.B87]+[.B87]^2*0.1+[.C87]*[.D87])/([.C87]*[.D87]-[.B87])" office:value-type="float" office:value="0.0151197818526711" calcext:value-type="float">
            <text:p>0.01512</text:p>
          </table:table-cell>
          <table:table-cell table:style-name="ce24" office:value-type="string" calcext:value-type="string">
            <text:p>1,694,438,552</text:p>
          </table:table-cell>
          <table:table-cell table:number-columns-repeated="56"/>
        </table:table-row>
        <table:table-row table:style-name="ro3">
          <table:table-cell table:style-name="ce9" table:formula="of:=[.A87]+1" office:value-type="float" office:value="86" calcext:value-type="float">
            <text:p>86</text:p>
          </table:table-cell>
          <table:table-cell table:style-name="ce15" table:formula="of:=RAND()*180" office:value-type="float" office:value="79.4382785764663" calcext:value-type="float">
            <text:p>79.4382785764663</text:p>
          </table:table-cell>
          <table:table-cell table:style-name="ce15" table:formula="of:=RAND()*180" office:value-type="float" office:value="11.0670339970429" calcext:value-type="float">
            <text:p>11.0670339970429</text:p>
          </table:table-cell>
          <table:table-cell table:style-name="ce15" table:formula="of:=RAND()*180" office:value-type="float" office:value="109.314459598857" calcext:value-type="float">
            <text:p>109.31445959885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8]*EXP([.C88]/180)-[.D88]/([.C88]^2))/180" office:value-type="float" office:value="0.464351010371653" calcext:value-type="float">
            <text:p>0.464351010371653</text:p>
          </table:table-cell>
          <table:table-cell table:style-name="ce22" table:formula="of:=0.01*([.B88]+[.B88]^2*0.1+[.C88]*[.D88])/([.C88]*[.D88]-[.B88])" office:value-type="float" office:value="0.0169882918765694" calcext:value-type="float">
            <text:p>0.01699</text:p>
          </table:table-cell>
          <table:table-cell table:style-name="ce24" office:value-type="string" calcext:value-type="string">
            <text:p>1,721,539,585</text:p>
          </table:table-cell>
          <table:table-cell table:number-columns-repeated="56"/>
        </table:table-row>
        <table:table-row table:style-name="ro3">
          <table:table-cell table:style-name="ce9" table:formula="of:=[.A88]+1" office:value-type="float" office:value="87" calcext:value-type="float">
            <text:p>87</text:p>
          </table:table-cell>
          <table:table-cell table:style-name="ce15" table:formula="of:=RAND()*180" office:value-type="float" office:value="6.71458339238363" calcext:value-type="float">
            <text:p>6.71458339238363</text:p>
          </table:table-cell>
          <table:table-cell table:style-name="ce15" table:formula="of:=RAND()*180" office:value-type="float" office:value="27.4096568998085" calcext:value-type="float">
            <text:p>27.4096568998085</text:p>
          </table:table-cell>
          <table:table-cell table:style-name="ce15" table:formula="of:=RAND()*180" office:value-type="float" office:value="13.5552275260014" calcext:value-type="float">
            <text:p>13.555227526001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9]*EXP([.C89]/180)-[.D89]/([.C89]^2))/180" office:value-type="float" office:value="0.0433386950797768" calcext:value-type="float">
            <text:p>0.043338695079777</text:p>
          </table:table-cell>
          <table:table-cell table:style-name="ce22" table:formula="of:=0.01*([.B89]+[.B89]^2*0.1+[.C89]*[.D89])/([.C89]*[.D89]-[.B89])" office:value-type="float" office:value="0.0104916742540536" calcext:value-type="float">
            <text:p>0.01049</text:p>
          </table:table-cell>
          <table:table-cell table:style-name="ce24" office:value-type="string" calcext:value-type="string">
            <text:p>1,748,640,618</text:p>
          </table:table-cell>
          <table:table-cell table:number-columns-repeated="56"/>
        </table:table-row>
        <table:table-row table:style-name="ro3">
          <table:table-cell table:style-name="ce9" table:formula="of:=[.A89]+1" office:value-type="float" office:value="88" calcext:value-type="float">
            <text:p>88</text:p>
          </table:table-cell>
          <table:table-cell table:style-name="ce15" table:formula="of:=RAND()*180" office:value-type="float" office:value="31.3100241856061" calcext:value-type="float">
            <text:p>31.3100241856061</text:p>
          </table:table-cell>
          <table:table-cell table:style-name="ce15" table:formula="of:=RAND()*180" office:value-type="float" office:value="84.9335710989131" calcext:value-type="float">
            <text:p>84.9335710989131</text:p>
          </table:table-cell>
          <table:table-cell table:style-name="ce15" table:formula="of:=RAND()*180" office:value-type="float" office:value="25.7384601554623" calcext:value-type="float">
            <text:p>25.738460155462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0]*EXP([.C90]/180)-[.D90]/([.C90]^2))/180" office:value-type="float" office:value="0.278806729150431" calcext:value-type="float">
            <text:p>0.278806729150431</text:p>
          </table:table-cell>
          <table:table-cell table:style-name="ce22" table:formula="of:=0.01*([.B90]+[.B90]^2*0.1+[.C90]*[.D90])/([.C90]*[.D90]-[.B90])" office:value-type="float" office:value="0.0107455707676583" calcext:value-type="float">
            <text:p>0.01075</text:p>
          </table:table-cell>
          <table:table-cell table:style-name="ce25" office:value-type="string" calcext:value-type="string">
            <text:p>1,775,741,652</text:p>
          </table:table-cell>
          <table:table-cell table:number-columns-repeated="56"/>
        </table:table-row>
        <table:table-row table:style-name="ro3">
          <table:table-cell table:style-name="ce9" table:formula="of:=[.A90]+1" office:value-type="float" office:value="89" calcext:value-type="float">
            <text:p>89</text:p>
          </table:table-cell>
          <table:table-cell table:style-name="ce15" table:formula="of:=RAND()*180" office:value-type="float" office:value="87.5376094286203" calcext:value-type="float">
            <text:p>87.5376094286203</text:p>
          </table:table-cell>
          <table:table-cell table:style-name="ce15" table:formula="of:=RAND()*180" office:value-type="float" office:value="135.549982455083" calcext:value-type="float">
            <text:p>135.549982455083</text:p>
          </table:table-cell>
          <table:table-cell table:style-name="ce15" table:formula="of:=RAND()*180" office:value-type="float" office:value="149.731412620477" calcext:value-type="float">
            <text:p>149.73141262047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1]*EXP([.C91]/180)-[.D91]/([.C91]^2))/180" office:value-type="float" office:value="1.03264481140612" calcext:value-type="float">
            <text:p>1.03264481140612</text:p>
          </table:table-cell>
          <table:table-cell table:style-name="ce22" table:formula="of:=0.01*([.B91]+[.B91]^2*0.1+[.C91]*[.D91])/([.C91]*[.D91]-[.B91])" office:value-type="float" office:value="0.0104658218414838" calcext:value-type="float">
            <text:p>0.01047</text:p>
          </table:table-cell>
          <table:table-cell table:style-name="ce25" office:value-type="string" calcext:value-type="string">
            <text:p>1,802,842,685</text:p>
          </table:table-cell>
          <table:table-cell table:number-columns-repeated="56"/>
        </table:table-row>
        <table:table-row table:style-name="ro3">
          <table:table-cell table:style-name="ce9" table:formula="of:=[.A91]+1" office:value-type="float" office:value="90" calcext:value-type="float">
            <text:p>90</text:p>
          </table:table-cell>
          <table:table-cell table:style-name="ce15" table:formula="of:=RAND()*180" office:value-type="float" office:value="66.8486287802933" calcext:value-type="float">
            <text:p>66.8486287802933</text:p>
          </table:table-cell>
          <table:table-cell table:style-name="ce15" table:formula="of:=RAND()*180" office:value-type="float" office:value="53.241284460794" calcext:value-type="float">
            <text:p>53.241284460794</text:p>
          </table:table-cell>
          <table:table-cell table:style-name="ce15" table:formula="of:=RAND()*180" office:value-type="float" office:value="104.863216477375" calcext:value-type="float">
            <text:p>104.86321647737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2]*EXP([.C92]/180)-[.D92]/([.C92]^2))/180" office:value-type="float" office:value="0.498998132461789" calcext:value-type="float">
            <text:p>0.498998132461789</text:p>
          </table:table-cell>
          <table:table-cell table:style-name="ce22" table:formula="of:=0.01*([.B92]+[.B92]^2*0.1+[.C92]*[.D92])/([.C92]*[.D92]-[.B92])" office:value-type="float" office:value="0.0110524832024903" calcext:value-type="float">
            <text:p>0.01105</text:p>
          </table:table-cell>
          <table:table-cell table:style-name="ce25" office:value-type="string" calcext:value-type="string">
            <text:p>1,829,943,718</text:p>
          </table:table-cell>
          <table:table-cell table:number-columns-repeated="56"/>
        </table:table-row>
        <table:table-row table:style-name="ro3">
          <table:table-cell table:style-name="ce9" table:formula="of:=[.A92]+1" office:value-type="float" office:value="91" calcext:value-type="float">
            <text:p>91</text:p>
          </table:table-cell>
          <table:table-cell table:style-name="ce15" table:formula="of:=RAND()*180" office:value-type="float" office:value="163.929637318594" calcext:value-type="float">
            <text:p>163.929637318594</text:p>
          </table:table-cell>
          <table:table-cell table:style-name="ce15" table:formula="of:=RAND()*180" office:value-type="float" office:value="75.2205321040935" calcext:value-type="float">
            <text:p>75.2205321040935</text:p>
          </table:table-cell>
          <table:table-cell table:style-name="ce15" table:formula="of:=RAND()*180" office:value-type="float" office:value="120.897375165787" calcext:value-type="float">
            <text:p>120.89737516578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3]*EXP([.C93]/180)-[.D93]/([.C93]^2))/180" office:value-type="float" office:value="1.38304344184445" calcext:value-type="float">
            <text:p>1.38304344184445</text:p>
          </table:table-cell>
          <table:table-cell table:style-name="ce22" table:formula="of:=0.01*([.B93]+[.B93]^2*0.1+[.C93]*[.D93])/([.C93]*[.D93]-[.B93])" office:value-type="float" office:value="0.0133764165408937" calcext:value-type="float">
            <text:p>0.01338</text:p>
          </table:table-cell>
          <table:table-cell table:style-name="ce25" office:value-type="string" calcext:value-type="string">
            <text:p>1,857,044,751</text:p>
          </table:table-cell>
          <table:table-cell table:number-columns-repeated="56"/>
        </table:table-row>
        <table:table-row table:style-name="ro3">
          <table:table-cell table:style-name="ce9" table:formula="of:=[.A93]+1" office:value-type="float" office:value="92" calcext:value-type="float">
            <text:p>92</text:p>
          </table:table-cell>
          <table:table-cell table:style-name="ce15" table:formula="of:=RAND()*180" office:value-type="float" office:value="109.213086479562" calcext:value-type="float">
            <text:p>109.213086479562</text:p>
          </table:table-cell>
          <table:table-cell table:style-name="ce15" table:formula="of:=RAND()*180" office:value-type="float" office:value="69.3878778242207" calcext:value-type="float">
            <text:p>69.3878778242207</text:p>
          </table:table-cell>
          <table:table-cell table:style-name="ce15" table:formula="of:=RAND()*180" office:value-type="float" office:value="150.257684907316" calcext:value-type="float">
            <text:p>150.25768490731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4]*EXP([.C94]/180)-[.D94]/([.C94]^2))/180" office:value-type="float" office:value="0.891934917369792" calcext:value-type="float">
            <text:p>0.891934917369792</text:p>
          </table:table-cell>
          <table:table-cell table:style-name="ce22" table:formula="of:=0.01*([.B94]+[.B94]^2*0.1+[.C94]*[.D94])/([.C94]*[.D94]-[.B94])" office:value-type="float" office:value="0.0113678362712293" calcext:value-type="float">
            <text:p>0.01137</text:p>
          </table:table-cell>
          <table:table-cell table:style-name="ce25" office:value-type="string" calcext:value-type="string">
            <text:p>1,884,145,784</text:p>
          </table:table-cell>
          <table:table-cell table:number-columns-repeated="56"/>
        </table:table-row>
        <table:table-row table:style-name="ro3">
          <table:table-cell table:style-name="ce9" table:formula="of:=[.A94]+1" office:value-type="float" office:value="93" calcext:value-type="float">
            <text:p>93</text:p>
          </table:table-cell>
          <table:table-cell table:style-name="ce15" table:formula="of:=RAND()*180" office:value-type="float" office:value="109.318004573122" calcext:value-type="float">
            <text:p>109.318004573122</text:p>
          </table:table-cell>
          <table:table-cell table:style-name="ce15" table:formula="of:=RAND()*180" office:value-type="float" office:value="62.173802494512" calcext:value-type="float">
            <text:p>62.173802494512</text:p>
          </table:table-cell>
          <table:table-cell table:style-name="ce15" table:formula="of:=RAND()*180" office:value-type="float" office:value="19.4305349292901" calcext:value-type="float">
            <text:p>19.430534929290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5]*EXP([.C95]/180)-[.D95]/([.C95]^2))/180" office:value-type="float" office:value="0.857856638830445" calcext:value-type="float">
            <text:p>0.857856638830445</text:p>
          </table:table-cell>
          <table:table-cell table:style-name="ce22" table:formula="of:=0.01*([.B95]+[.B95]^2*0.1+[.C95]*[.D95])/([.C95]*[.D95]-[.B95])" office:value-type="float" office:value="0.0228662183756353" calcext:value-type="float">
            <text:p>0.02287</text:p>
          </table:table-cell>
          <table:table-cell table:style-name="ce25" office:value-type="string" calcext:value-type="string">
            <text:p>1,911,246,818</text:p>
          </table:table-cell>
          <table:table-cell table:number-columns-repeated="56"/>
        </table:table-row>
        <table:table-row table:style-name="ro3">
          <table:table-cell table:style-name="ce9" table:formula="of:=[.A95]+1" office:value-type="float" office:value="94" calcext:value-type="float">
            <text:p>94</text:p>
          </table:table-cell>
          <table:table-cell table:style-name="ce15" table:formula="of:=RAND()*180" office:value-type="float" office:value="140.869209303728" calcext:value-type="float">
            <text:p>140.869209303728</text:p>
          </table:table-cell>
          <table:table-cell table:style-name="ce15" table:formula="of:=RAND()*180" office:value-type="float" office:value="166.262954731534" calcext:value-type="float">
            <text:p>166.262954731534</text:p>
          </table:table-cell>
          <table:table-cell table:style-name="ce15" table:formula="of:=RAND()*180" office:value-type="float" office:value="74.3517626174536" calcext:value-type="float">
            <text:p>74.351762617453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6]*EXP([.C96]/180)-[.D96]/([.C96]^2))/180" office:value-type="float" office:value="1.97101870080339" calcext:value-type="float">
            <text:p>1.97101870080339</text:p>
          </table:table-cell>
          <table:table-cell table:style-name="ce22" table:formula="of:=0.01*([.B96]+[.B96]^2*0.1+[.C96]*[.D96])/([.C96]*[.D96]-[.B96])" office:value-type="float" office:value="0.0118542983478902" calcext:value-type="float">
            <text:p>0.01185</text:p>
          </table:table-cell>
          <table:table-cell table:style-name="ce25" office:value-type="string" calcext:value-type="string">
            <text:p>1,938,347,851</text:p>
          </table:table-cell>
          <table:table-cell table:number-columns-repeated="56"/>
        </table:table-row>
        <table:table-row table:style-name="ro3">
          <table:table-cell table:style-name="ce9" table:formula="of:=[.A96]+1" office:value-type="float" office:value="95" calcext:value-type="float">
            <text:p>95</text:p>
          </table:table-cell>
          <table:table-cell table:style-name="ce15" table:formula="of:=RAND()*180" office:value-type="float" office:value="22.3337635875828" calcext:value-type="float">
            <text:p>22.3337635875828</text:p>
          </table:table-cell>
          <table:table-cell table:style-name="ce15" table:formula="of:=RAND()*180" office:value-type="float" office:value="120.309646081586" calcext:value-type="float">
            <text:p>120.309646081586</text:p>
          </table:table-cell>
          <table:table-cell table:style-name="ce15" table:formula="of:=RAND()*180" office:value-type="float" office:value="174.270526382771" calcext:value-type="float">
            <text:p>174.27052638277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7]*EXP([.C97]/180)-[.D97]/([.C97]^2))/180" office:value-type="float" office:value="0.242017153534778" calcext:value-type="float">
            <text:p>0.242017153534778</text:p>
          </table:table-cell>
          <table:table-cell table:style-name="ce22" table:formula="of:=0.01*([.B97]+[.B97]^2*0.1+[.C97]*[.D97])/([.C97]*[.D97]-[.B97])" office:value-type="float" office:value="0.0100451426725178" calcext:value-type="float">
            <text:p>0.01005</text:p>
          </table:table-cell>
          <table:table-cell table:style-name="ce25" office:value-type="string" calcext:value-type="string">
            <text:p>1,965,448,884</text:p>
          </table:table-cell>
          <table:table-cell table:number-columns-repeated="56"/>
        </table:table-row>
        <table:table-row table:style-name="ro3">
          <table:table-cell table:style-name="ce9" table:formula="of:=[.A97]+1" office:value-type="float" office:value="96" calcext:value-type="float">
            <text:p>96</text:p>
          </table:table-cell>
          <table:table-cell table:style-name="ce15" table:formula="of:=RAND()*180" office:value-type="float" office:value="2.48083167165991" calcext:value-type="float">
            <text:p>2.48083167165991</text:p>
          </table:table-cell>
          <table:table-cell table:style-name="ce15" table:formula="of:=RAND()*180" office:value-type="float" office:value="34.1777031900354" calcext:value-type="float">
            <text:p>34.1777031900354</text:p>
          </table:table-cell>
          <table:table-cell table:style-name="ce15" table:formula="of:=RAND()*180" office:value-type="float" office:value="72.8712531983654" calcext:value-type="float">
            <text:p>72.871253198365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98]*EXP([.C98]/180)-[.D98]/([.C98]^2))/180" office:value-type="float" office:value="0.0163177194941047" calcext:value-type="float">
            <text:p>0.016317719494105</text:p>
          </table:table-cell>
          <table:table-cell table:style-name="ce22" table:formula="of:=0.01*([.B98]+[.B98]^2*0.1+[.C98]*[.D98])/([.C98]*[.D98]-[.B98])" office:value-type="float" office:value="0.0100224152388451" calcext:value-type="float">
            <text:p>0.01002</text:p>
          </table:table-cell>
          <table:table-cell table:style-name="ce26" office:value-type="string" calcext:value-type="string">
            <text:p>1,992,549,917</text:p>
          </table:table-cell>
          <table:table-cell table:number-columns-repeated="56"/>
        </table:table-row>
        <table:table-row table:style-name="ro3">
          <table:table-cell table:style-name="ce9" table:formula="of:=[.A98]+1" office:value-type="float" office:value="97" calcext:value-type="float">
            <text:p>97</text:p>
          </table:table-cell>
          <table:table-cell table:style-name="ce15" table:formula="of:=RAND()*180" office:value-type="float" office:value="171.58039959499" calcext:value-type="float">
            <text:p>171.58039959499</text:p>
          </table:table-cell>
          <table:table-cell table:style-name="ce15" table:formula="of:=RAND()*180" office:value-type="float" office:value="73.4304946032419" calcext:value-type="float">
            <text:p>73.4304946032419</text:p>
          </table:table-cell>
          <table:table-cell table:style-name="ce15" table:formula="of:=RAND()*180" office:value-type="float" office:value="144.103249590861" calcext:value-type="float">
            <text:p>144.10324959086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99]*EXP([.C99]/180)-[.D99]/([.C99]^2))/180" office:value-type="float" office:value="1.43324157295809" calcext:value-type="float">
            <text:p>1.43324157295809</text:p>
          </table:table-cell>
          <table:table-cell table:style-name="ce22" table:formula="of:=0.01*([.B99]+[.B99]^2*0.1+[.C99]*[.D99])/([.C99]*[.D99]-[.B99])" office:value-type="float" office:value="0.0131576815778667" calcext:value-type="float">
            <text:p>0.01316</text:p>
          </table:table-cell>
          <table:table-cell table:style-name="ce26" office:value-type="string" calcext:value-type="string">
            <text:p>201,965,095</text:p>
          </table:table-cell>
          <table:table-cell table:number-columns-repeated="56"/>
        </table:table-row>
        <table:table-row table:style-name="ro3">
          <table:table-cell table:style-name="ce9" table:formula="of:=[.A99]+1" office:value-type="float" office:value="98" calcext:value-type="float">
            <text:p>98</text:p>
          </table:table-cell>
          <table:table-cell table:style-name="ce15" table:formula="of:=RAND()*180" office:value-type="float" office:value="101.535532022744" calcext:value-type="float">
            <text:p>101.535532022744</text:p>
          </table:table-cell>
          <table:table-cell table:style-name="ce15" table:formula="of:=RAND()*180" office:value-type="float" office:value="26.7979735554743" calcext:value-type="float">
            <text:p>26.7979735554743</text:p>
          </table:table-cell>
          <table:table-cell table:style-name="ce15" table:formula="of:=RAND()*180" office:value-type="float" office:value="10.291291289323" calcext:value-type="float">
            <text:p>10.29129128932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0]*EXP([.C100]/180)-[.D100]/([.C100]^2))/180" office:value-type="float" office:value="0.654559991922781" calcext:value-type="float">
            <text:p>0.654559991922781</text:p>
          </table:table-cell>
          <table:table-cell table:style-name="ce22" table:formula="of:=0.01*([.B100]+[.B100]^2*0.1+[.C100]*[.D100])/([.C100]*[.D100]-[.B100])" office:value-type="float" office:value="0.0808187049505301" calcext:value-type="float">
            <text:p>0.08082</text:p>
          </table:table-cell>
          <table:table-cell table:style-name="ce26" office:value-type="string" calcext:value-type="string">
            <text:p>2,046,751,984</text:p>
          </table:table-cell>
          <table:table-cell table:number-columns-repeated="56"/>
        </table:table-row>
        <table:table-row table:style-name="ro3">
          <table:table-cell table:style-name="ce9" table:formula="of:=[.A100]+1" office:value-type="float" office:value="99" calcext:value-type="float">
            <text:p>99</text:p>
          </table:table-cell>
          <table:table-cell table:style-name="ce15" table:formula="of:=RAND()*180" office:value-type="float" office:value="76.6184078070461" calcext:value-type="float">
            <text:p>76.6184078070461</text:p>
          </table:table-cell>
          <table:table-cell table:style-name="ce15" table:formula="of:=RAND()*180" office:value-type="float" office:value="45.1721365135279" calcext:value-type="float">
            <text:p>45.1721365135279</text:p>
          </table:table-cell>
          <table:table-cell table:style-name="ce15" table:formula="of:=RAND()*180" office:value-type="float" office:value="157.312443647692" calcext:value-type="float">
            <text:p>157.31244364769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1]*EXP([.C101]/180)-[.D101]/([.C101]^2))/180" office:value-type="float" office:value="0.546650088573704" calcext:value-type="float">
            <text:p>0.546650088573704</text:p>
          </table:table-cell>
          <table:table-cell table:style-name="ce22" table:formula="of:=0.01*([.B101]+[.B101]^2*0.1+[.C101]*[.D101])/([.C101]*[.D101]-[.B101])" office:value-type="float" office:value="0.0110530943447234" calcext:value-type="float">
            <text:p>0.01105</text:p>
          </table:table-cell>
          <table:table-cell table:style-name="ce26" office:value-type="string" calcext:value-type="string">
            <text:p>2,073,853,017</text:p>
          </table:table-cell>
          <table:table-cell table:number-columns-repeated="56"/>
        </table:table-row>
        <table:table-row table:style-name="ro3">
          <table:table-cell table:style-name="ce9" table:formula="of:=[.A101]+1" office:value-type="float" office:value="100" calcext:value-type="float">
            <text:p>100</text:p>
          </table:table-cell>
          <table:table-cell table:style-name="ce15" table:formula="of:=RAND()*180" office:value-type="float" office:value="60.5781400200396" calcext:value-type="float">
            <text:p>60.5781400200396</text:p>
          </table:table-cell>
          <table:table-cell table:style-name="ce15" table:formula="of:=RAND()*180" office:value-type="float" office:value="17.9096455231826" calcext:value-type="float">
            <text:p>17.9096455231826</text:p>
          </table:table-cell>
          <table:table-cell table:style-name="ce15" table:formula="of:=RAND()*180" office:value-type="float" office:value="166.34558326595" calcext:value-type="float">
            <text:p>166.3455832659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2]*EXP([.C102]/180)-[.D102]/([.C102]^2))/180" office:value-type="float" office:value="0.368872193897319" calcext:value-type="float">
            <text:p>0.368872193897319</text:p>
          </table:table-cell>
          <table:table-cell table:style-name="ce22" table:formula="of:=0.01*([.B102]+[.B102]^2*0.1+[.C102]*[.D102])/([.C102]*[.D102]-[.B102])" office:value-type="float" office:value="0.0116724639529463" calcext:value-type="float">
            <text:p>0.01167</text:p>
          </table:table-cell>
          <table:table-cell table:style-name="ce26" office:value-type="string" calcext:value-type="string">
            <text:p>210,095,405</text:p>
          </table:table-cell>
          <table:table-cell table:number-columns-repeated="56"/>
        </table:table-row>
        <table:table-row table:style-name="ro3">
          <table:table-cell table:style-name="ce9" table:formula="of:=[.A102]+1" office:value-type="float" office:value="101" calcext:value-type="float">
            <text:p>101</text:p>
          </table:table-cell>
          <table:table-cell table:style-name="ce15" table:formula="of:=RAND()*180" office:value-type="float" office:value="8.10347201644505" calcext:value-type="float">
            <text:p>8.10347201644505</text:p>
          </table:table-cell>
          <table:table-cell table:style-name="ce15" table:formula="of:=RAND()*180" office:value-type="float" office:value="67.9938984777887" calcext:value-type="float">
            <text:p>67.9938984777887</text:p>
          </table:table-cell>
          <table:table-cell table:style-name="ce15" table:formula="of:=RAND()*180" office:value-type="float" office:value="138.511465722345" calcext:value-type="float">
            <text:p>138.51146572234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3]*EXP([.C103]/180)-[.D103]/([.C103]^2))/180" office:value-type="float" office:value="0.0655162112947612" calcext:value-type="float">
            <text:p>0.065516211294761</text:p>
          </table:table-cell>
          <table:table-cell table:style-name="ce22" table:formula="of:=0.01*([.B103]+[.B103]^2*0.1+[.C103]*[.D103])/([.C103]*[.D103]-[.B103])" office:value-type="float" office:value="0.0100242018902832" calcext:value-type="float">
            <text:p>0.01002</text:p>
          </table:table-cell>
          <table:table-cell table:style-name="ce26" office:value-type="string" calcext:value-type="string">
            <text:p>2,128,055,083</text:p>
          </table:table-cell>
          <table:table-cell table:number-columns-repeated="56"/>
        </table:table-row>
        <table:table-row table:style-name="ro3">
          <table:table-cell table:style-name="ce9" table:formula="of:=[.A103]+1" office:value-type="float" office:value="102" calcext:value-type="float">
            <text:p>102</text:p>
          </table:table-cell>
          <table:table-cell table:style-name="ce15" table:formula="of:=RAND()*180" office:value-type="float" office:value="174.088916379187" calcext:value-type="float">
            <text:p>174.088916379187</text:p>
          </table:table-cell>
          <table:table-cell table:style-name="ce15" table:formula="of:=RAND()*180" office:value-type="float" office:value="39.1474373801921" calcext:value-type="float">
            <text:p>39.1474373801921</text:p>
          </table:table-cell>
          <table:table-cell table:style-name="ce15" table:formula="of:=RAND()*180" office:value-type="float" office:value="164.357168609616" calcext:value-type="float">
            <text:p>164.35716860961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4]*EXP([.C104]/180)-[.D104]/([.C104]^2))/180" office:value-type="float" office:value="1.20153432155607" calcext:value-type="float">
            <text:p>1.20153432155607</text:p>
          </table:table-cell>
          <table:table-cell table:style-name="ce22" table:formula="of:=0.01*([.B104]+[.B104]^2*0.1+[.C104]*[.D104])/([.C104]*[.D104]-[.B104])" office:value-type="float" office:value="0.0153974975795218" calcext:value-type="float">
            <text:p>0.01540</text:p>
          </table:table-cell>
          <table:table-cell table:style-name="ce26" office:value-type="string" calcext:value-type="string">
            <text:p>2,155,156,116</text:p>
          </table:table-cell>
          <table:table-cell table:number-columns-repeated="56"/>
        </table:table-row>
        <table:table-row table:style-name="ro3">
          <table:table-cell table:style-name="ce9" table:formula="of:=[.A104]+1" office:value-type="float" office:value="103" calcext:value-type="float">
            <text:p>103</text:p>
          </table:table-cell>
          <table:table-cell table:style-name="ce15" table:formula="of:=RAND()*180" office:value-type="float" office:value="14.0971443421142" calcext:value-type="float">
            <text:p>14.0971443421142</text:p>
          </table:table-cell>
          <table:table-cell table:style-name="ce15" table:formula="of:=RAND()*180" office:value-type="float" office:value="132.306897603991" calcext:value-type="float">
            <text:p>132.306897603991</text:p>
          </table:table-cell>
          <table:table-cell table:style-name="ce15" table:formula="of:=RAND()*180" office:value-type="float" office:value="7.05170740266071" calcext:value-type="float">
            <text:p>7.0517074026607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5]*EXP([.C105]/180)-[.D105]/([.C105]^2))/180" office:value-type="float" office:value="0.163333691329076" calcext:value-type="float">
            <text:p>0.163333691329076</text:p>
          </table:table-cell>
          <table:table-cell table:style-name="ce22" table:formula="of:=0.01*([.B105]+[.B105]^2*0.1+[.C105]*[.D105])/([.C105]*[.D105]-[.B105])" office:value-type="float" office:value="0.0105230997376142" calcext:value-type="float">
            <text:p>0.01052</text:p>
          </table:table-cell>
          <table:table-cell table:style-name="ce26" office:value-type="string" calcext:value-type="string">
            <text:p>218,225,715</text:p>
          </table:table-cell>
          <table:table-cell table:number-columns-repeated="56"/>
        </table:table-row>
        <table:table-row table:style-name="ro3">
          <table:table-cell table:style-name="ce9" table:formula="of:=[.A105]+1" office:value-type="float" office:value="104" calcext:value-type="float">
            <text:p>104</text:p>
          </table:table-cell>
          <table:table-cell table:style-name="ce15" table:formula="of:=RAND()*180" office:value-type="float" office:value="129.40647238976" calcext:value-type="float">
            <text:p>129.40647238976</text:p>
          </table:table-cell>
          <table:table-cell table:style-name="ce15" table:formula="of:=RAND()*180" office:value-type="float" office:value="12.7257696224657" calcext:value-type="float">
            <text:p>12.7257696224657</text:p>
          </table:table-cell>
          <table:table-cell table:style-name="ce15" table:formula="of:=RAND()*180" office:value-type="float" office:value="161.987563947286" calcext:value-type="float">
            <text:p>161.98756394728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06]*EXP([.C106]/180)-[.D106]/([.C106]^2))/180" office:value-type="float" office:value="0.766034709622943" calcext:value-type="float">
            <text:p>0.766034709622943</text:p>
          </table:table-cell>
          <table:table-cell table:style-name="ce22" table:formula="of:=0.01*([.B106]+[.B106]^2*0.1+[.C106]*[.D106])/([.C106]*[.D106]-[.B106])" office:value-type="float" office:value="0.0200072800158676" calcext:value-type="float">
            <text:p>0.02001</text:p>
          </table:table-cell>
          <table:table-cell table:style-name="ce27" office:value-type="string" calcext:value-type="string">
            <text:p>2,209,358,183</text:p>
          </table:table-cell>
          <table:table-cell table:number-columns-repeated="56"/>
        </table:table-row>
        <table:table-row table:style-name="ro3">
          <table:table-cell table:style-name="ce9" table:formula="of:=[.A106]+1" office:value-type="float" office:value="105" calcext:value-type="float">
            <text:p>105</text:p>
          </table:table-cell>
          <table:table-cell table:style-name="ce15" table:formula="of:=RAND()*180" office:value-type="float" office:value="87.9834369328427" calcext:value-type="float">
            <text:p>87.9834369328427</text:p>
          </table:table-cell>
          <table:table-cell table:style-name="ce15" table:formula="of:=RAND()*180" office:value-type="float" office:value="110.231240583034" calcext:value-type="float">
            <text:p>110.231240583034</text:p>
          </table:table-cell>
          <table:table-cell table:style-name="ce15" table:formula="of:=RAND()*180" office:value-type="float" office:value="139.952224861479" calcext:value-type="float">
            <text:p>139.95222486147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07]*EXP([.C107]/180)-[.D107]/([.C107]^2))/180" office:value-type="float" office:value="0.901690944151494" calcext:value-type="float">
            <text:p>0.901690944151494</text:p>
          </table:table-cell>
          <table:table-cell table:style-name="ce22" table:formula="of:=0.01*([.B107]+[.B107]^2*0.1+[.C107]*[.D107])/([.C107]*[.D107]-[.B107])" office:value-type="float" office:value="0.0106193804780084" calcext:value-type="float">
            <text:p>0.01062</text:p>
          </table:table-cell>
          <table:table-cell table:style-name="ce27" office:value-type="string" calcext:value-type="string">
            <text:p>2,236,459,216</text:p>
          </table:table-cell>
          <table:table-cell table:number-columns-repeated="56"/>
        </table:table-row>
        <table:table-row table:style-name="ro3">
          <table:table-cell table:style-name="ce9" table:formula="of:=[.A107]+1" office:value-type="float" office:value="106" calcext:value-type="float">
            <text:p>106</text:p>
          </table:table-cell>
          <table:table-cell table:style-name="ce15" table:formula="of:=RAND()*180" office:value-type="float" office:value="38.9934200546232" calcext:value-type="float">
            <text:p>38.9934200546232</text:p>
          </table:table-cell>
          <table:table-cell table:style-name="ce15" table:formula="of:=RAND()*180" office:value-type="float" office:value="19.2724976800422" calcext:value-type="float">
            <text:p>19.2724976800422</text:p>
          </table:table-cell>
          <table:table-cell table:style-name="ce15" table:formula="of:=RAND()*180" office:value-type="float" office:value="4.62392971604398" calcext:value-type="float">
            <text:p>4.6239297160439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08]*EXP([.C108]/180)-[.D108]/([.C108]^2))/180" office:value-type="float" office:value="0.241042650500962" calcext:value-type="float">
            <text:p>0.241042650500962</text:p>
          </table:table-cell>
          <table:table-cell table:style-name="ce22" table:formula="of:=0.01*([.B108]+[.B108]^2*0.1+[.C108]*[.D108])/([.C108]*[.D108]-[.B108])" office:value-type="float" office:value="0.0558958025646176" calcext:value-type="float">
            <text:p>0.05590</text:p>
          </table:table-cell>
          <table:table-cell table:style-name="ce27" office:value-type="string" calcext:value-type="string">
            <text:p>2,263,560,249</text:p>
          </table:table-cell>
          <table:table-cell table:number-columns-repeated="56"/>
        </table:table-row>
        <table:table-row table:style-name="ro3">
          <table:table-cell table:style-name="ce9" table:formula="of:=[.A108]+1" office:value-type="float" office:value="107" calcext:value-type="float">
            <text:p>107</text:p>
          </table:table-cell>
          <table:table-cell table:style-name="ce15" table:formula="of:=RAND()*180" office:value-type="float" office:value="25.6628073128447" calcext:value-type="float">
            <text:p>25.6628073128447</text:p>
          </table:table-cell>
          <table:table-cell table:style-name="ce15" table:formula="of:=RAND()*180" office:value-type="float" office:value="45.9979952639821" calcext:value-type="float">
            <text:p>45.9979952639821</text:p>
          </table:table-cell>
          <table:table-cell table:style-name="ce15" table:formula="of:=RAND()*180" office:value-type="float" office:value="126.856927623194" calcext:value-type="float">
            <text:p>126.85692762319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09]*EXP([.C109]/180)-[.D109]/([.C109]^2))/180" office:value-type="float" office:value="0.183749698545937" calcext:value-type="float">
            <text:p>0.183749698545937</text:p>
          </table:table-cell>
          <table:table-cell table:style-name="ce22" table:formula="of:=0.01*([.B109]+[.B109]^2*0.1+[.C109]*[.D109])/([.C109]*[.D109]-[.B109])" office:value-type="float" office:value="0.0102017102182708" calcext:value-type="float">
            <text:p>0.01020</text:p>
          </table:table-cell>
          <table:table-cell table:style-name="ce27" office:value-type="string" calcext:value-type="string">
            <text:p>2,290,661,282</text:p>
          </table:table-cell>
          <table:table-cell table:number-columns-repeated="56"/>
        </table:table-row>
        <table:table-row table:style-name="ro3">
          <table:table-cell table:style-name="ce9" table:formula="of:=[.A109]+1" office:value-type="float" office:value="108" calcext:value-type="float">
            <text:p>108</text:p>
          </table:table-cell>
          <table:table-cell table:style-name="ce15" table:formula="of:=RAND()*180" office:value-type="float" office:value="116.636084415576" calcext:value-type="float">
            <text:p>116.636084415576</text:p>
          </table:table-cell>
          <table:table-cell table:style-name="ce15" table:formula="of:=RAND()*180" office:value-type="float" office:value="40.786137225572" calcext:value-type="float">
            <text:p>40.786137225572</text:p>
          </table:table-cell>
          <table:table-cell table:style-name="ce15" table:formula="of:=RAND()*180" office:value-type="float" office:value="84.745269028552" calcext:value-type="float">
            <text:p>84.74526902855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10]*EXP([.C110]/180)-[.D110]/([.C110]^2))/180" office:value-type="float" office:value="0.812485850232742" calcext:value-type="float">
            <text:p>0.812485850232742</text:p>
          </table:table-cell>
          <table:table-cell table:style-name="ce22" table:formula="of:=0.01*([.B110]+[.B110]^2*0.1+[.C110]*[.D110])/([.C110]*[.D110]-[.B110])" office:value-type="float" office:value="0.0147717577537827" calcext:value-type="float">
            <text:p>0.01477</text:p>
          </table:table-cell>
          <table:table-cell table:style-name="ce27" office:value-type="string" calcext:value-type="string">
            <text:p>2,317,762,316</text:p>
          </table:table-cell>
          <table:table-cell table:number-columns-repeated="56"/>
        </table:table-row>
        <table:table-row table:style-name="ro3">
          <table:table-cell table:style-name="ce9" table:formula="of:=[.A110]+1" office:value-type="float" office:value="109" calcext:value-type="float">
            <text:p>109</text:p>
          </table:table-cell>
          <table:table-cell table:style-name="ce15" table:formula="of:=RAND()*180" office:value-type="float" office:value="126.50479543077" calcext:value-type="float">
            <text:p>126.50479543077</text:p>
          </table:table-cell>
          <table:table-cell table:style-name="ce15" table:formula="of:=RAND()*180" office:value-type="float" office:value="97.7894067500112" calcext:value-type="float">
            <text:p>97.7894067500112</text:p>
          </table:table-cell>
          <table:table-cell table:style-name="ce15" table:formula="of:=RAND()*180" office:value-type="float" office:value="170.4564347199" calcext:value-type="float">
            <text:p>170.456434719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11]*EXP([.C111]/180)-[.D111]/([.C111]^2))/180" office:value-type="float" office:value="1.20987373227473" calcext:value-type="float">
            <text:p>1.20987373227473</text:p>
          </table:table-cell>
          <table:table-cell table:style-name="ce22" table:formula="of:=0.01*([.B111]+[.B111]^2*0.1+[.C111]*[.D111])/([.C111]*[.D111]-[.B111])" office:value-type="float" office:value="0.0111203718269176" calcext:value-type="float">
            <text:p>0.01112</text:p>
          </table:table-cell>
          <table:table-cell table:style-name="ce27" office:value-type="string" calcext:value-type="string">
            <text:p>2,344,863,349</text:p>
          </table:table-cell>
          <table:table-cell table:number-columns-repeated="56"/>
        </table:table-row>
        <table:table-row table:style-name="ro3">
          <table:table-cell table:style-name="ce9" table:formula="of:=[.A111]+1" office:value-type="float" office:value="110" calcext:value-type="float">
            <text:p>110</text:p>
          </table:table-cell>
          <table:table-cell table:style-name="ce15" table:formula="of:=RAND()*180" office:value-type="float" office:value="145.679069111376" calcext:value-type="float">
            <text:p>145.679069111376</text:p>
          </table:table-cell>
          <table:table-cell table:style-name="ce15" table:formula="of:=RAND()*180" office:value-type="float" office:value="3.3171978533125" calcext:value-type="float">
            <text:p>3.3171978533125</text:p>
          </table:table-cell>
          <table:table-cell table:style-name="ce15" table:formula="of:=RAND()*180" office:value-type="float" office:value="123.212375019079" calcext:value-type="float">
            <text:p>123.21237501907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12]*EXP([.C112]/180)-[.D112]/([.C112]^2))/180" office:value-type="float" office:value="0.762174478917855" calcext:value-type="float">
            <text:p>0.762174478917855</text:p>
          </table:table-cell>
          <table:table-cell table:style-name="ce22" table:formula="of:=0.01*([.B112]+[.B112]^2*0.1+[.C112]*[.D112])/([.C112]*[.D112]-[.B112])" office:value-type="float" office:value="0.101757539222029" calcext:value-type="float">
            <text:p>0.10176</text:p>
          </table:table-cell>
          <table:table-cell table:style-name="ce27" office:value-type="string" calcext:value-type="string">
            <text:p>2,371,964,382</text:p>
          </table:table-cell>
          <table:table-cell table:number-columns-repeated="56"/>
        </table:table-row>
        <table:table-row table:style-name="ro3">
          <table:table-cell table:style-name="ce9" table:formula="of:=[.A112]+1" office:value-type="float" office:value="111" calcext:value-type="float">
            <text:p>111</text:p>
          </table:table-cell>
          <table:table-cell table:style-name="ce15" table:formula="of:=RAND()*180" office:value-type="float" office:value="132.095644934995" calcext:value-type="float">
            <text:p>132.095644934995</text:p>
          </table:table-cell>
          <table:table-cell table:style-name="ce15" table:formula="of:=RAND()*180" office:value-type="float" office:value="1.40067241546202" calcext:value-type="float">
            <text:p>1.40067241546202</text:p>
          </table:table-cell>
          <table:table-cell table:style-name="ce15" table:formula="of:=RAND()*180" office:value-type="float" office:value="122.620112302975" calcext:value-type="float">
            <text:p>122.62011230297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13]*EXP([.C113]/180)-[.D113]/([.C113]^2))/180" office:value-type="float" office:value="0.392368497740839" calcext:value-type="float">
            <text:p>0.392368497740839</text:p>
          </table:table-cell>
          <table:table-cell table:style-name="ce22" table:formula="of:=0.01*([.B113]+[.B113]^2*0.1+[.C113]*[.D113])/([.C113]*[.D113]-[.B113])" office:value-type="float" office:value="0.51664961732194" calcext:value-type="float">
            <text:p>0.51665</text:p>
          </table:table-cell>
          <table:table-cell table:style-name="ce27" office:value-type="string" calcext:value-type="string">
            <text:p>2,399,065,415</text:p>
          </table:table-cell>
          <table:table-cell table:number-columns-repeated="56"/>
        </table:table-row>
        <table:table-row table:style-name="ro3">
          <table:table-cell table:style-name="ce9" table:formula="of:=[.A113]+1" office:value-type="float" office:value="112" calcext:value-type="float">
            <text:p>112</text:p>
          </table:table-cell>
          <table:table-cell table:style-name="ce15" table:formula="of:=RAND()*180" office:value-type="float" office:value="169.921152895801" calcext:value-type="float">
            <text:p>169.921152895801</text:p>
          </table:table-cell>
          <table:table-cell table:style-name="ce15" table:formula="of:=RAND()*180" office:value-type="float" office:value="23.0137014910391" calcext:value-type="float">
            <text:p>23.0137014910391</text:p>
          </table:table-cell>
          <table:table-cell table:style-name="ce15" table:formula="of:=RAND()*180" office:value-type="float" office:value="54.4096938501607" calcext:value-type="float">
            <text:p>54.409693850160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4]*EXP([.C114]/180)-[.D114]/([.C114]^2))/180" office:value-type="float" office:value="1.0721858397597" calcext:value-type="float">
            <text:p>1.0721858397597</text:p>
          </table:table-cell>
          <table:table-cell table:style-name="ce22" table:formula="of:=0.01*([.B114]+[.B114]^2*0.1+[.C114]*[.D114])/([.C114]*[.D114]-[.B114])" office:value-type="float" office:value="0.0398190822666514" calcext:value-type="float">
            <text:p>0.03982</text:p>
          </table:table-cell>
          <table:table-cell table:style-name="ce28" office:value-type="string" calcext:value-type="string">
            <text:p>2,426,166,448</text:p>
          </table:table-cell>
          <table:table-cell table:number-columns-repeated="56"/>
        </table:table-row>
        <table:table-row table:style-name="ro3">
          <table:table-cell table:style-name="ce9" table:formula="of:=[.A114]+1" office:value-type="float" office:value="113" calcext:value-type="float">
            <text:p>113</text:p>
          </table:table-cell>
          <table:table-cell table:style-name="ce15" table:formula="of:=RAND()*180" office:value-type="float" office:value="34.5107427931601" calcext:value-type="float">
            <text:p>34.5107427931601</text:p>
          </table:table-cell>
          <table:table-cell table:style-name="ce15" table:formula="of:=RAND()*180" office:value-type="float" office:value="60.5311874126506" calcext:value-type="float">
            <text:p>60.5311874126506</text:p>
          </table:table-cell>
          <table:table-cell table:style-name="ce15" table:formula="of:=RAND()*180" office:value-type="float" office:value="31.8271532402608" calcext:value-type="float">
            <text:p>31.827153240260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5]*EXP([.C115]/180)-[.D115]/([.C115]^2))/180" office:value-type="float" office:value="0.268318210033817" calcext:value-type="float">
            <text:p>0.268318210033817</text:p>
          </table:table-cell>
          <table:table-cell table:style-name="ce22" table:formula="of:=0.01*([.B115]+[.B115]^2*0.1+[.C115]*[.D115])/([.C115]*[.D115]-[.B115])" office:value-type="float" office:value="0.0109942820983372" calcext:value-type="float">
            <text:p>0.01099</text:p>
          </table:table-cell>
          <table:table-cell table:style-name="ce28" office:value-type="string" calcext:value-type="string">
            <text:p>2,453,267,482</text:p>
          </table:table-cell>
          <table:table-cell table:number-columns-repeated="56"/>
        </table:table-row>
        <table:table-row table:style-name="ro3">
          <table:table-cell table:style-name="ce9" table:formula="of:=[.A115]+1" office:value-type="float" office:value="114" calcext:value-type="float">
            <text:p>114</text:p>
          </table:table-cell>
          <table:table-cell table:style-name="ce15" table:formula="of:=RAND()*180" office:value-type="float" office:value="132.277243439941" calcext:value-type="float">
            <text:p>132.277243439941</text:p>
          </table:table-cell>
          <table:table-cell table:style-name="ce15" table:formula="of:=RAND()*180" office:value-type="float" office:value="60.1941426658637" calcext:value-type="float">
            <text:p>60.1941426658637</text:p>
          </table:table-cell>
          <table:table-cell table:style-name="ce15" table:formula="of:=RAND()*180" office:value-type="float" office:value="114.943387308817" calcext:value-type="float">
            <text:p>114.94338730881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6]*EXP([.C116]/180)-[.D116]/([.C116]^2))/180" office:value-type="float" office:value="1.02652922938339" calcext:value-type="float">
            <text:p>1.02652922938339</text:p>
          </table:table-cell>
          <table:table-cell table:style-name="ce22" table:formula="of:=0.01*([.B116]+[.B116]^2*0.1+[.C116]*[.D116])/([.C116]*[.D116]-[.B116])" office:value-type="float" office:value="0.0129680091788904" calcext:value-type="float">
            <text:p>0.01297</text:p>
          </table:table-cell>
          <table:table-cell table:style-name="ce28" office:value-type="string" calcext:value-type="string">
            <text:p>2,480,368,515</text:p>
          </table:table-cell>
          <table:table-cell table:number-columns-repeated="56"/>
        </table:table-row>
        <table:table-row table:style-name="ro3">
          <table:table-cell table:style-name="ce9" table:formula="of:=[.A116]+1" office:value-type="float" office:value="115" calcext:value-type="float">
            <text:p>115</text:p>
          </table:table-cell>
          <table:table-cell table:style-name="ce15" table:formula="of:=RAND()*180" office:value-type="float" office:value="87.4623383495538" calcext:value-type="float">
            <text:p>87.4623383495538</text:p>
          </table:table-cell>
          <table:table-cell table:style-name="ce15" table:formula="of:=RAND()*180" office:value-type="float" office:value="177.728138125421" calcext:value-type="float">
            <text:p>177.728138125421</text:p>
          </table:table-cell>
          <table:table-cell table:style-name="ce15" table:formula="of:=RAND()*180" office:value-type="float" office:value="42.4300485560564" calcext:value-type="float">
            <text:p>42.430048556056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7]*EXP([.C117]/180)-[.D117]/([.C117]^2))/180" office:value-type="float" office:value="1.30424490226205" calcext:value-type="float">
            <text:p>1.30424490226205</text:p>
          </table:table-cell>
          <table:table-cell table:style-name="ce22" table:formula="of:=0.01*([.B117]+[.B117]^2*0.1+[.C117]*[.D117])/([.C117]*[.D117]-[.B117])" office:value-type="float" office:value="0.0112609972286147" calcext:value-type="float">
            <text:p>0.01126</text:p>
          </table:table-cell>
          <table:table-cell table:style-name="ce28" office:value-type="string" calcext:value-type="string">
            <text:p>2,507,469,548</text:p>
          </table:table-cell>
          <table:table-cell table:number-columns-repeated="56"/>
        </table:table-row>
        <table:table-row table:style-name="ro3">
          <table:table-cell table:style-name="ce9" table:formula="of:=[.A117]+1" office:value-type="float" office:value="116" calcext:value-type="float">
            <text:p>116</text:p>
          </table:table-cell>
          <table:table-cell table:style-name="ce15" table:formula="of:=RAND()*180" office:value-type="float" office:value="121.388905868851" calcext:value-type="float">
            <text:p>121.388905868851</text:p>
          </table:table-cell>
          <table:table-cell table:style-name="ce15" table:formula="of:=RAND()*180" office:value-type="float" office:value="10.9216314852092" calcext:value-type="float">
            <text:p>10.9216314852092</text:p>
          </table:table-cell>
          <table:table-cell table:style-name="ce15" table:formula="of:=RAND()*180" office:value-type="float" office:value="173.088273840775" calcext:value-type="float">
            <text:p>173.08827384077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8]*EXP([.C118]/180)-[.D118]/([.C118]^2))/180" office:value-type="float" office:value="0.708506779121701" calcext:value-type="float">
            <text:p>0.708506779121701</text:p>
          </table:table-cell>
          <table:table-cell table:style-name="ce22" table:formula="of:=0.01*([.B118]+[.B118]^2*0.1+[.C118]*[.D118])/([.C118]*[.D118]-[.B118])" office:value-type="float" office:value="0.0197020211568641" calcext:value-type="float">
            <text:p>0.01970</text:p>
          </table:table-cell>
          <table:table-cell table:style-name="ce28" office:value-type="string" calcext:value-type="string">
            <text:p>2,534,570,581</text:p>
          </table:table-cell>
          <table:table-cell table:number-columns-repeated="56"/>
        </table:table-row>
        <table:table-row table:style-name="ro3">
          <table:table-cell table:style-name="ce9" table:formula="of:=[.A118]+1" office:value-type="float" office:value="117" calcext:value-type="float">
            <text:p>117</text:p>
          </table:table-cell>
          <table:table-cell table:style-name="ce15" table:formula="of:=RAND()*180" office:value-type="float" office:value="26.8552461295287" calcext:value-type="float">
            <text:p>26.8552461295287</text:p>
          </table:table-cell>
          <table:table-cell table:style-name="ce15" table:formula="of:=RAND()*180" office:value-type="float" office:value="43.8514384801238" calcext:value-type="float">
            <text:p>43.8514384801238</text:p>
          </table:table-cell>
          <table:table-cell table:style-name="ce15" table:formula="of:=RAND()*180" office:value-type="float" office:value="89.5255594207861" calcext:value-type="float">
            <text:p>89.525559420786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9]*EXP([.C119]/180)-[.D119]/([.C119]^2))/180" office:value-type="float" office:value="0.190094063268014" calcext:value-type="float">
            <text:p>0.190094063268014</text:p>
          </table:table-cell>
          <table:table-cell table:style-name="ce22" table:formula="of:=0.01*([.B119]+[.B119]^2*0.1+[.C119]*[.D119])/([.C119]*[.D119]-[.B119])" office:value-type="float" office:value="0.0103227286663579" calcext:value-type="float">
            <text:p>0.01032</text:p>
          </table:table-cell>
          <table:table-cell table:style-name="ce28" office:value-type="string" calcext:value-type="string">
            <text:p>2,561,671,614</text:p>
          </table:table-cell>
          <table:table-cell table:number-columns-repeated="56"/>
        </table:table-row>
        <table:table-row table:style-name="ro3">
          <table:table-cell table:style-name="ce9" table:formula="of:=[.A119]+1" office:value-type="float" office:value="118" calcext:value-type="float">
            <text:p>118</text:p>
          </table:table-cell>
          <table:table-cell table:style-name="ce15" table:formula="of:=RAND()*180" office:value-type="float" office:value="76.1331307445524" calcext:value-type="float">
            <text:p>76.1331307445524</text:p>
          </table:table-cell>
          <table:table-cell table:style-name="ce15" table:formula="of:=RAND()*180" office:value-type="float" office:value="84.4583073837422" calcext:value-type="float">
            <text:p>84.4583073837422</text:p>
          </table:table-cell>
          <table:table-cell table:style-name="ce15" table:formula="of:=RAND()*180" office:value-type="float" office:value="117.455989471267" calcext:value-type="float">
            <text:p>117.45598947126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20]*EXP([.C120]/180)-[.D120]/([.C120]^2))/180" office:value-type="float" office:value="0.676112501017711" calcext:value-type="float">
            <text:p>0.676112501017711</text:p>
          </table:table-cell>
          <table:table-cell table:style-name="ce22" table:formula="of:=0.01*([.B120]+[.B120]^2*0.1+[.C120]*[.D120])/([.C120]*[.D120]-[.B120])" office:value-type="float" office:value="0.0107434899958213" calcext:value-type="float">
            <text:p>0.01074</text:p>
          </table:table-cell>
          <table:table-cell table:style-name="ce28" office:value-type="string" calcext:value-type="string">
            <text:p>2,588,772,648</text:p>
          </table:table-cell>
          <table:table-cell table:number-columns-repeated="56"/>
        </table:table-row>
        <table:table-row table:style-name="ro3">
          <table:table-cell table:style-name="ce9" table:formula="of:=[.A120]+1" office:value-type="float" office:value="119" calcext:value-type="float">
            <text:p>119</text:p>
          </table:table-cell>
          <table:table-cell table:style-name="ce15" table:formula="of:=RAND()*180" office:value-type="float" office:value="69.2663252493139" calcext:value-type="float">
            <text:p>69.2663252493139</text:p>
          </table:table-cell>
          <table:table-cell table:style-name="ce15" table:formula="of:=RAND()*180" office:value-type="float" office:value="18.7770975446446" calcext:value-type="float">
            <text:p>18.7770975446446</text:p>
          </table:table-cell>
          <table:table-cell table:style-name="ce15" table:formula="of:=RAND()*180" office:value-type="float" office:value="77.8349175583291" calcext:value-type="float">
            <text:p>77.834917558329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21]*EXP([.C121]/180)-[.D121]/([.C121]^2))/180" office:value-type="float" office:value="0.425897618433322" calcext:value-type="float">
            <text:p>0.425897618433322</text:p>
          </table:table-cell>
          <table:table-cell table:style-name="ce22" table:formula="of:=0.01*([.B121]+[.B121]^2*0.1+[.C121]*[.D121])/([.C121]*[.D121]-[.B121])" office:value-type="float" office:value="0.0144411286468885" calcext:value-type="float">
            <text:p>0.01444</text:p>
          </table:table-cell>
          <table:table-cell table:style-name="ce28" office:value-type="string" calcext:value-type="string">
            <text:p>2,615,873,681</text:p>
          </table:table-cell>
          <table:table-cell table:number-columns-repeated="56"/>
        </table:table-row>
        <table:table-row table:style-name="ro3">
          <table:table-cell table:style-name="ce9" table:formula="of:=[.A121]+1" office:value-type="float" office:value="120" calcext:value-type="float">
            <text:p>120</text:p>
          </table:table-cell>
          <table:table-cell table:style-name="ce15" table:formula="of:=RAND()*180" office:value-type="float" office:value="64.7197306998012" calcext:value-type="float">
            <text:p>64.7197306998012</text:p>
          </table:table-cell>
          <table:table-cell table:style-name="ce15" table:formula="of:=RAND()*180" office:value-type="float" office:value="81.8303402824289" calcext:value-type="float">
            <text:p>81.8303402824289</text:p>
          </table:table-cell>
          <table:table-cell table:style-name="ce15" table:formula="of:=RAND()*180" office:value-type="float" office:value="51.4497046804199" calcext:value-type="float">
            <text:p>51.449704680419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2]*EXP([.C122]/180)-[.D122]/([.C122]^2))/180" office:value-type="float" office:value="0.566457575489833" calcext:value-type="float">
            <text:p>0.566457575489833</text:p>
          </table:table-cell>
          <table:table-cell table:style-name="ce22" table:formula="of:=0.01*([.B122]+[.B122]^2*0.1+[.C122]*[.D122])/([.C122]*[.D122]-[.B122])" office:value-type="float" office:value="0.0113226714665081" calcext:value-type="float">
            <text:p>0.01132</text:p>
          </table:table-cell>
          <table:table-cell table:style-name="ce24" office:value-type="string" calcext:value-type="string">
            <text:p>2,642,974,714</text:p>
          </table:table-cell>
          <table:table-cell table:number-columns-repeated="56"/>
        </table:table-row>
        <table:table-row table:style-name="ro3">
          <table:table-cell table:style-name="ce9" table:formula="of:=[.A122]+1" office:value-type="float" office:value="121" calcext:value-type="float">
            <text:p>121</text:p>
          </table:table-cell>
          <table:table-cell table:style-name="ce15" table:formula="of:=RAND()*180" office:value-type="float" office:value="167.034076582823" calcext:value-type="float">
            <text:p>167.034076582823</text:p>
          </table:table-cell>
          <table:table-cell table:style-name="ce15" table:formula="of:=RAND()*180" office:value-type="float" office:value="78.7012745808342" calcext:value-type="float">
            <text:p>78.7012745808342</text:p>
          </table:table-cell>
          <table:table-cell table:style-name="ce15" table:formula="of:=RAND()*180" office:value-type="float" office:value="43.2106133663624" calcext:value-type="float">
            <text:p>43.210613366362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3]*EXP([.C123]/180)-[.D123]/([.C123]^2))/180" office:value-type="float" office:value="1.43683578109243" calcext:value-type="float">
            <text:p>1.43683578109243</text:p>
          </table:table-cell>
          <table:table-cell table:style-name="ce22" table:formula="of:=0.01*([.B123]+[.B123]^2*0.1+[.C123]*[.D123])/([.C123]*[.D123]-[.B123])" office:value-type="float" office:value="0.0196611003803701" calcext:value-type="float">
            <text:p>0.01966</text:p>
          </table:table-cell>
          <table:table-cell table:style-name="ce24" office:value-type="string" calcext:value-type="string">
            <text:p>2,670,075,747</text:p>
          </table:table-cell>
          <table:table-cell table:number-columns-repeated="56"/>
        </table:table-row>
        <table:table-row table:style-name="ro3">
          <table:table-cell table:style-name="ce9" table:formula="of:=[.A123]+1" office:value-type="float" office:value="122" calcext:value-type="float">
            <text:p>122</text:p>
          </table:table-cell>
          <table:table-cell table:style-name="ce15" table:formula="of:=RAND()*180" office:value-type="float" office:value="80.4413751814193" calcext:value-type="float">
            <text:p>80.4413751814193</text:p>
          </table:table-cell>
          <table:table-cell table:style-name="ce15" table:formula="of:=RAND()*180" office:value-type="float" office:value="135.571381563232" calcext:value-type="float">
            <text:p>135.571381563232</text:p>
          </table:table-cell>
          <table:table-cell table:style-name="ce15" table:formula="of:=RAND()*180" office:value-type="float" office:value="66.5374944422318" calcext:value-type="float">
            <text:p>66.537494442231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4]*EXP([.C124]/180)-[.D124]/([.C124]^2))/180" office:value-type="float" office:value="0.949067799717161" calcext:value-type="float">
            <text:p>0.949067799717161</text:p>
          </table:table-cell>
          <table:table-cell table:style-name="ce22" table:formula="of:=0.01*([.B124]+[.B124]^2*0.1+[.C124]*[.D124])/([.C124]*[.D124]-[.B124])" office:value-type="float" office:value="0.0109037491073728" calcext:value-type="float">
            <text:p>0.01090</text:p>
          </table:table-cell>
          <table:table-cell table:style-name="ce24" office:value-type="string" calcext:value-type="string">
            <text:p>269,717,678</text:p>
          </table:table-cell>
          <table:table-cell table:number-columns-repeated="56"/>
        </table:table-row>
        <table:table-row table:style-name="ro3">
          <table:table-cell table:style-name="ce9" table:formula="of:=[.A124]+1" office:value-type="float" office:value="123" calcext:value-type="float">
            <text:p>123</text:p>
          </table:table-cell>
          <table:table-cell table:style-name="ce15" table:formula="of:=RAND()*180" office:value-type="float" office:value="76.0726007318633" calcext:value-type="float">
            <text:p>76.0726007318633</text:p>
          </table:table-cell>
          <table:table-cell table:style-name="ce15" table:formula="of:=RAND()*180" office:value-type="float" office:value="48.1772749218813" calcext:value-type="float">
            <text:p>48.1772749218813</text:p>
          </table:table-cell>
          <table:table-cell table:style-name="ce15" table:formula="of:=RAND()*180" office:value-type="float" office:value="125.312304078409" calcext:value-type="float">
            <text:p>125.31230407840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5]*EXP([.C125]/180)-[.D125]/([.C125]^2))/180" office:value-type="float" office:value="0.552025871055571" calcext:value-type="float">
            <text:p>0.552025871055571</text:p>
          </table:table-cell>
          <table:table-cell table:style-name="ce22" table:formula="of:=0.01*([.B125]+[.B125]^2*0.1+[.C125]*[.D125])/([.C125]*[.D125]-[.B125])" office:value-type="float" office:value="0.0112260241358804" calcext:value-type="float">
            <text:p>0.01123</text:p>
          </table:table-cell>
          <table:table-cell table:style-name="ce24" office:value-type="string" calcext:value-type="string">
            <text:p>2,724,277,814</text:p>
          </table:table-cell>
          <table:table-cell table:number-columns-repeated="56"/>
        </table:table-row>
        <table:table-row table:style-name="ro3">
          <table:table-cell table:style-name="ce9" table:formula="of:=[.A125]+1" office:value-type="float" office:value="124" calcext:value-type="float">
            <text:p>124</text:p>
          </table:table-cell>
          <table:table-cell table:style-name="ce15" table:formula="of:=RAND()*180" office:value-type="float" office:value="7.74764695438206" calcext:value-type="float">
            <text:p>7.74764695438206</text:p>
          </table:table-cell>
          <table:table-cell table:style-name="ce15" table:formula="of:=RAND()*180" office:value-type="float" office:value="26.839217129471" calcext:value-type="float">
            <text:p>26.839217129471</text:p>
          </table:table-cell>
          <table:table-cell table:style-name="ce15" table:formula="of:=RAND()*180" office:value-type="float" office:value="90.3924184370182" calcext:value-type="float">
            <text:p>90.392418437018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6]*EXP([.C126]/180)-[.D126]/([.C126]^2))/180" office:value-type="float" office:value="0.0492664417209534" calcext:value-type="float">
            <text:p>0.049266441720953</text:p>
          </table:table-cell>
          <table:table-cell table:style-name="ce22" table:formula="of:=0.01*([.B126]+[.B126]^2*0.1+[.C126]*[.D126])/([.C126]*[.D126]-[.B126])" office:value-type="float" office:value="0.0100888962159901" calcext:value-type="float">
            <text:p>0.01009</text:p>
          </table:table-cell>
          <table:table-cell table:style-name="ce24" office:value-type="string" calcext:value-type="string">
            <text:p>2,751,378,847</text:p>
          </table:table-cell>
          <table:table-cell table:number-columns-repeated="56"/>
        </table:table-row>
        <table:table-row table:style-name="ro3">
          <table:table-cell table:style-name="ce9" table:formula="of:=[.A126]+1" office:value-type="float" office:value="125" calcext:value-type="float">
            <text:p>125</text:p>
          </table:table-cell>
          <table:table-cell table:style-name="ce15" table:formula="of:=RAND()*180" office:value-type="float" office:value="9.54059079817112" calcext:value-type="float">
            <text:p>9.54059079817112</text:p>
          </table:table-cell>
          <table:table-cell table:style-name="ce15" table:formula="of:=RAND()*180" office:value-type="float" office:value="143.37466794751" calcext:value-type="float">
            <text:p>143.37466794751</text:p>
          </table:table-cell>
          <table:table-cell table:style-name="ce15" table:formula="of:=RAND()*180" office:value-type="float" office:value="50.1932521067757" calcext:value-type="float">
            <text:p>50.193252106775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7]*EXP([.C127]/180)-[.D127]/([.C127]^2))/180" office:value-type="float" office:value="0.117538315350214" calcext:value-type="float">
            <text:p>0.117538315350214</text:p>
          </table:table-cell>
          <table:table-cell table:style-name="ce22" table:formula="of:=0.01*([.B127]+[.B127]^2*0.1+[.C127]*[.D127])/([.C127]*[.D127]-[.B127])" office:value-type="float" office:value="0.0100392150549499" calcext:value-type="float">
            <text:p>0.01004</text:p>
          </table:table-cell>
          <table:table-cell table:style-name="ce24" office:value-type="string" calcext:value-type="string">
            <text:p>277,847,988</text:p>
          </table:table-cell>
          <table:table-cell table:number-columns-repeated="56"/>
        </table:table-row>
        <table:table-row table:style-name="ro3">
          <table:table-cell table:style-name="ce9" table:formula="of:=[.A127]+1" office:value-type="float" office:value="126" calcext:value-type="float">
            <text:p>126</text:p>
          </table:table-cell>
          <table:table-cell table:style-name="ce15" table:formula="of:=RAND()*180" office:value-type="float" office:value="39.4514953700664" calcext:value-type="float">
            <text:p>39.4514953700664</text:p>
          </table:table-cell>
          <table:table-cell table:style-name="ce15" table:formula="of:=RAND()*180" office:value-type="float" office:value="94.6992456014588" calcext:value-type="float">
            <text:p>94.6992456014588</text:p>
          </table:table-cell>
          <table:table-cell table:style-name="ce15" table:formula="of:=RAND()*180" office:value-type="float" office:value="75.8896726382574" calcext:value-type="float">
            <text:p>75.889672638257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8]*EXP([.C128]/180)-[.D128]/([.C128]^2))/180" office:value-type="float" office:value="0.370869609579297" calcext:value-type="float">
            <text:p>0.370869609579297</text:p>
          </table:table-cell>
          <table:table-cell table:style-name="ce22" table:formula="of:=0.01*([.B128]+[.B128]^2*0.1+[.C128]*[.D128])/([.C128]*[.D128]-[.B128])" office:value-type="float" office:value="0.010328161545858" calcext:value-type="float">
            <text:p>0.01033</text:p>
          </table:table-cell>
          <table:table-cell table:style-name="ce24" office:value-type="string" calcext:value-type="string">
            <text:p>2,805,580,913</text:p>
          </table:table-cell>
          <table:table-cell table:number-columns-repeated="56"/>
        </table:table-row>
        <table:table-row table:style-name="ro3">
          <table:table-cell table:style-name="ce9" table:formula="of:=[.A128]+1" office:value-type="float" office:value="127" calcext:value-type="float">
            <text:p>127</text:p>
          </table:table-cell>
          <table:table-cell table:style-name="ce15" table:formula="of:=RAND()*180" office:value-type="float" office:value="136.173887322114" calcext:value-type="float">
            <text:p>136.173887322114</text:p>
          </table:table-cell>
          <table:table-cell table:style-name="ce15" table:formula="of:=RAND()*180" office:value-type="float" office:value="114.503557379512" calcext:value-type="float">
            <text:p>114.503557379512</text:p>
          </table:table-cell>
          <table:table-cell table:style-name="ce15" table:formula="of:=RAND()*180" office:value-type="float" office:value="37.5110326110787" calcext:value-type="float">
            <text:p>37.511032611078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9]*EXP([.C129]/180)-[.D129]/([.C129]^2))/180" office:value-type="float" office:value="1.42917242687641" calcext:value-type="float">
            <text:p>1.42917242687641</text:p>
          </table:table-cell>
          <table:table-cell table:style-name="ce22" table:formula="of:=0.01*([.B129]+[.B129]^2*0.1+[.C129]*[.D129])/([.C129]*[.D129]-[.B129])" office:value-type="float" office:value="0.0151134754711875" calcext:value-type="float">
            <text:p>0.01511</text:p>
          </table:table-cell>
          <table:table-cell table:style-name="ce24" office:value-type="string" calcext:value-type="string">
            <text:p>2,832,681,946</text:p>
          </table:table-cell>
          <table:table-cell table:number-columns-repeated="56"/>
        </table:table-row>
        <table:table-row table:style-name="ro3">
          <table:table-cell table:style-name="ce9" table:formula="of:=[.A129]+1" office:value-type="float" office:value="128" calcext:value-type="float">
            <text:p>128</text:p>
          </table:table-cell>
          <table:table-cell table:style-name="ce15" table:formula="of:=RAND()*180" office:value-type="float" office:value="130.488214260644" calcext:value-type="float">
            <text:p>130.488214260644</text:p>
          </table:table-cell>
          <table:table-cell table:style-name="ce15" table:formula="of:=RAND()*180" office:value-type="float" office:value="155.94518832313" calcext:value-type="float">
            <text:p>155.94518832313</text:p>
          </table:table-cell>
          <table:table-cell table:style-name="ce15" table:formula="of:=RAND()*180" office:value-type="float" office:value="14.333667177564" calcext:value-type="float">
            <text:p>14.33366717756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0]*EXP([.C130]/180)-[.D130]/([.C130]^2))/180" office:value-type="float" office:value="1.72406748808829" calcext:value-type="float">
            <text:p>1.72406748808829</text:p>
          </table:table-cell>
          <table:table-cell table:style-name="ce22" table:formula="of:=0.01*([.B130]+[.B130]^2*0.1+[.C130]*[.D130])/([.C130]*[.D130]-[.B130])" office:value-type="float" office:value="0.0193296947981849" calcext:value-type="float">
            <text:p>0.01933</text:p>
          </table:table-cell>
          <table:table-cell table:style-name="ce25" office:value-type="string" calcext:value-type="string">
            <text:p>285,978,298</text:p>
          </table:table-cell>
          <table:table-cell table:number-columns-repeated="56"/>
        </table:table-row>
        <table:table-row table:style-name="ro3">
          <table:table-cell table:style-name="ce9" table:formula="of:=[.A130]+1" office:value-type="float" office:value="129" calcext:value-type="float">
            <text:p>129</text:p>
          </table:table-cell>
          <table:table-cell table:style-name="ce15" table:formula="of:=RAND()*180" office:value-type="float" office:value="54.0561739691497" calcext:value-type="float">
            <text:p>54.0561739691497</text:p>
          </table:table-cell>
          <table:table-cell table:style-name="ce15" table:formula="of:=RAND()*180" office:value-type="float" office:value="41.2288259198842" calcext:value-type="float">
            <text:p>41.2288259198842</text:p>
          </table:table-cell>
          <table:table-cell table:style-name="ce15" table:formula="of:=RAND()*180" office:value-type="float" office:value="20.2602937140397" calcext:value-type="float">
            <text:p>20.260293714039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1]*EXP([.C131]/180)-[.D131]/([.C131]^2))/180" office:value-type="float" office:value="0.377547297750407" calcext:value-type="float">
            <text:p>0.377547297750407</text:p>
          </table:table-cell>
          <table:table-cell table:style-name="ce22" table:formula="of:=0.01*([.B131]+[.B131]^2*0.1+[.C131]*[.D131])/([.C131]*[.D131]-[.B131])" office:value-type="float" office:value="0.0151240748013103" calcext:value-type="float">
            <text:p>0.01512</text:p>
          </table:table-cell>
          <table:table-cell table:style-name="ce25" office:value-type="string" calcext:value-type="string">
            <text:p>2,886,884,013</text:p>
          </table:table-cell>
          <table:table-cell table:number-columns-repeated="56"/>
        </table:table-row>
        <table:table-row table:style-name="ro3">
          <table:table-cell table:style-name="ce9" table:formula="of:=[.A131]+1" office:value-type="float" office:value="130" calcext:value-type="float">
            <text:p>130</text:p>
          </table:table-cell>
          <table:table-cell table:style-name="ce15" table:formula="of:=RAND()*180" office:value-type="float" office:value="9.225281789199" calcext:value-type="float">
            <text:p>9.225281789199</text:p>
          </table:table-cell>
          <table:table-cell table:style-name="ce15" table:formula="of:=RAND()*180" office:value-type="float" office:value="97.1287939795974" calcext:value-type="float">
            <text:p>97.1287939795974</text:p>
          </table:table-cell>
          <table:table-cell table:style-name="ce15" table:formula="of:=RAND()*180" office:value-type="float" office:value="119.266883991578" calcext:value-type="float">
            <text:p>119.26688399157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2]*EXP([.C132]/180)-[.D132]/([.C132]^2))/180" office:value-type="float" office:value="0.0878430190497091" calcext:value-type="float">
            <text:p>0.087843019049709</text:p>
          </table:table-cell>
          <table:table-cell table:style-name="ce22" table:formula="of:=0.01*([.B132]+[.B132]^2*0.1+[.C132]*[.D132])/([.C132]*[.D132]-[.B132])" office:value-type="float" office:value="0.0100232925197966" calcext:value-type="float">
            <text:p>0.01002</text:p>
          </table:table-cell>
          <table:table-cell table:style-name="ce25" office:value-type="string" calcext:value-type="string">
            <text:p>2,913,985,046</text:p>
          </table:table-cell>
          <table:table-cell table:number-columns-repeated="56"/>
        </table:table-row>
        <table:table-row table:style-name="ro3">
          <table:table-cell table:style-name="ce9" table:formula="of:=[.A132]+1" office:value-type="float" office:value="131" calcext:value-type="float">
            <text:p>131</text:p>
          </table:table-cell>
          <table:table-cell table:style-name="ce15" table:formula="of:=RAND()*180" office:value-type="float" office:value="120.655159817467" calcext:value-type="float">
            <text:p>120.655159817467</text:p>
          </table:table-cell>
          <table:table-cell table:style-name="ce15" table:formula="of:=RAND()*180" office:value-type="float" office:value="170.909524100479" calcext:value-type="float">
            <text:p>170.909524100479</text:p>
          </table:table-cell>
          <table:table-cell table:style-name="ce15" table:formula="of:=RAND()*180" office:value-type="float" office:value="2.0571780935767" calcext:value-type="float">
            <text:p>2.057178093576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3]*EXP([.C133]/180)-[.D133]/([.C133]^2))/180" office:value-type="float" office:value="1.73234648177758" calcext:value-type="float">
            <text:p>1.73234648177758</text:p>
          </table:table-cell>
          <table:table-cell table:style-name="ce22" table:formula="of:=0.01*([.B133]+[.B133]^2*0.1+[.C133]*[.D133])/([.C133]*[.D133]-[.B133])" office:value-type="float" office:value="0.0834868463857813" calcext:value-type="float">
            <text:p>0.08349</text:p>
          </table:table-cell>
          <table:table-cell table:style-name="ce25" office:value-type="string" calcext:value-type="string">
            <text:p>2,941,086,079</text:p>
          </table:table-cell>
          <table:table-cell table:number-columns-repeated="56"/>
        </table:table-row>
        <table:table-row table:style-name="ro3">
          <table:table-cell table:style-name="ce9" table:formula="of:=[.A133]+1" office:value-type="float" office:value="132" calcext:value-type="float">
            <text:p>132</text:p>
          </table:table-cell>
          <table:table-cell table:style-name="ce15" table:formula="of:=RAND()*180" office:value-type="float" office:value="169.134200963357" calcext:value-type="float">
            <text:p>169.134200963357</text:p>
          </table:table-cell>
          <table:table-cell table:style-name="ce15" table:formula="of:=RAND()*180" office:value-type="float" office:value="116.682537532966" calcext:value-type="float">
            <text:p>116.682537532966</text:p>
          </table:table-cell>
          <table:table-cell table:style-name="ce15" table:formula="of:=RAND()*180" office:value-type="float" office:value="83.251549635788" calcext:value-type="float">
            <text:p>83.25154963578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4]*EXP([.C134]/180)-[.D134]/([.C134]^2))/180" office:value-type="float" office:value="1.79670251699419" calcext:value-type="float">
            <text:p>1.79670251699419</text:p>
          </table:table-cell>
          <table:table-cell table:style-name="ce22" table:formula="of:=0.01*([.B134]+[.B134]^2*0.1+[.C134]*[.D134])/([.C134]*[.D134]-[.B134])" office:value-type="float" office:value="0.0133514410477198" calcext:value-type="float">
            <text:p>0.01335</text:p>
          </table:table-cell>
          <table:table-cell table:style-name="ce25" office:value-type="string" calcext:value-type="string">
            <text:p>2,968,187,112</text:p>
          </table:table-cell>
          <table:table-cell table:number-columns-repeated="56"/>
        </table:table-row>
        <table:table-row table:style-name="ro3">
          <table:table-cell table:style-name="ce9" table:formula="of:=[.A134]+1" office:value-type="float" office:value="133" calcext:value-type="float">
            <text:p>133</text:p>
          </table:table-cell>
          <table:table-cell table:style-name="ce15" table:formula="of:=RAND()*180" office:value-type="float" office:value="121.963881431458" calcext:value-type="float">
            <text:p>121.963881431458</text:p>
          </table:table-cell>
          <table:table-cell table:style-name="ce15" table:formula="of:=RAND()*180" office:value-type="float" office:value="48.6766884368569" calcext:value-type="float">
            <text:p>48.6766884368569</text:p>
          </table:table-cell>
          <table:table-cell table:style-name="ce15" table:formula="of:=RAND()*180" office:value-type="float" office:value="10.8691494597317" calcext:value-type="float">
            <text:p>10.869149459731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5]*EXP([.C135]/180)-[.D135]/([.C135]^2))/180" office:value-type="float" office:value="0.887954694414161" calcext:value-type="float">
            <text:p>0.887954694414161</text:p>
          </table:table-cell>
          <table:table-cell table:style-name="ce22" table:formula="of:=0.01*([.B135]+[.B135]^2*0.1+[.C135]*[.D135])/([.C135]*[.D135]-[.B135])" office:value-type="float" office:value="0.0525301573925194" calcext:value-type="float">
            <text:p>0.05253</text:p>
          </table:table-cell>
          <table:table-cell table:style-name="ce25" office:value-type="string" calcext:value-type="string">
            <text:p>2,995,288,146</text:p>
          </table:table-cell>
          <table:table-cell table:number-columns-repeated="56"/>
        </table:table-row>
        <table:table-row table:style-name="ro3">
          <table:table-cell table:style-name="ce9" table:formula="of:=[.A135]+1" office:value-type="float" office:value="134" calcext:value-type="float">
            <text:p>134</text:p>
          </table:table-cell>
          <table:table-cell table:style-name="ce15" table:formula="of:=RAND()*180" office:value-type="float" office:value="76.5142938433663" calcext:value-type="float">
            <text:p>76.5142938433663</text:p>
          </table:table-cell>
          <table:table-cell table:style-name="ce15" table:formula="of:=RAND()*180" office:value-type="float" office:value="155.960849721635" calcext:value-type="float">
            <text:p>155.960849721635</text:p>
          </table:table-cell>
          <table:table-cell table:style-name="ce15" table:formula="of:=RAND()*180" office:value-type="float" office:value="41.7286273386441" calcext:value-type="float">
            <text:p>41.728627338644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6]*EXP([.C136]/180)-[.D136]/([.C136]^2))/180" office:value-type="float" office:value="1.01102074422336" calcext:value-type="float">
            <text:p>1.01102074422336</text:p>
          </table:table-cell>
          <table:table-cell table:style-name="ce22" table:formula="of:=0.01*([.B136]+[.B136]^2*0.1+[.C136]*[.D136])/([.C136]*[.D136]-[.B136])" office:value-type="float" office:value="0.0111482084280659" calcext:value-type="float">
            <text:p>0.01115</text:p>
          </table:table-cell>
          <table:table-cell table:style-name="ce25" office:value-type="string" calcext:value-type="string">
            <text:p>3,022,389,179</text:p>
          </table:table-cell>
          <table:table-cell table:number-columns-repeated="56"/>
        </table:table-row>
        <table:table-row table:style-name="ro3">
          <table:table-cell table:style-name="ce9" table:formula="of:=[.A136]+1" office:value-type="float" office:value="135" calcext:value-type="float">
            <text:p>135</text:p>
          </table:table-cell>
          <table:table-cell table:style-name="ce15" table:formula="of:=RAND()*180" office:value-type="float" office:value="107.6075061914" calcext:value-type="float">
            <text:p>107.6075061914</text:p>
          </table:table-cell>
          <table:table-cell table:style-name="ce15" table:formula="of:=RAND()*180" office:value-type="float" office:value="125.993562468094" calcext:value-type="float">
            <text:p>125.993562468094</text:p>
          </table:table-cell>
          <table:table-cell table:style-name="ce15" table:formula="of:=RAND()*180" office:value-type="float" office:value="27.374039297806" calcext:value-type="float">
            <text:p>27.37403929780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7]*EXP([.C137]/180)-[.D137]/([.C137]^2))/180" office:value-type="float" office:value="1.20380795982309" calcext:value-type="float">
            <text:p>1.20380795982309</text:p>
          </table:table-cell>
          <table:table-cell table:style-name="ce22" table:formula="of:=0.01*([.B137]+[.B137]^2*0.1+[.C137]*[.D137])/([.C137]*[.D137]-[.B137])" office:value-type="float" office:value="0.01410958000197" calcext:value-type="float">
            <text:p>0.01411</text:p>
          </table:table-cell>
          <table:table-cell table:style-name="ce25" office:value-type="string" calcext:value-type="string">
            <text:p>3,049,490,212</text:p>
          </table:table-cell>
          <table:table-cell table:number-columns-repeated="56"/>
        </table:table-row>
        <table:table-row table:style-name="ro3">
          <table:table-cell table:style-name="ce9" table:formula="of:=[.A137]+1" office:value-type="float" office:value="136" calcext:value-type="float">
            <text:p>136</text:p>
          </table:table-cell>
          <table:table-cell table:style-name="ce15" table:formula="of:=RAND()*180" office:value-type="float" office:value="94.5454629329105" calcext:value-type="float">
            <text:p>94.5454629329105</text:p>
          </table:table-cell>
          <table:table-cell table:style-name="ce15" table:formula="of:=RAND()*180" office:value-type="float" office:value="69.1049153931111" calcext:value-type="float">
            <text:p>69.1049153931111</text:p>
          </table:table-cell>
          <table:table-cell table:style-name="ce15" table:formula="of:=RAND()*180" office:value-type="float" office:value="27.6041676072438" calcext:value-type="float">
            <text:p>27.604167607243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38]*EXP([.C138]/180)-[.D138]/([.C138]^2))/180" office:value-type="float" office:value="0.771050433816801" calcext:value-type="float">
            <text:p>0.771050433816801</text:p>
          </table:table-cell>
          <table:table-cell table:style-name="ce22" table:formula="of:=0.01*([.B138]+[.B138]^2*0.1+[.C138]*[.D138])/([.C138]*[.D138]-[.B138])" office:value-type="float" office:value="0.0159732628885523" calcext:value-type="float">
            <text:p>0.01597</text:p>
          </table:table-cell>
          <table:table-cell table:style-name="ce26" office:value-type="string" calcext:value-type="string">
            <text:p>3,076,591,245</text:p>
          </table:table-cell>
          <table:table-cell table:number-columns-repeated="56"/>
        </table:table-row>
        <table:table-row table:style-name="ro3">
          <table:table-cell table:style-name="ce9" table:formula="of:=[.A138]+1" office:value-type="float" office:value="137" calcext:value-type="float">
            <text:p>137</text:p>
          </table:table-cell>
          <table:table-cell table:style-name="ce15" table:formula="of:=RAND()*180" office:value-type="float" office:value="67.2957625691506" calcext:value-type="float">
            <text:p>67.2957625691506</text:p>
          </table:table-cell>
          <table:table-cell table:style-name="ce15" table:formula="of:=RAND()*180" office:value-type="float" office:value="152.610496381241" calcext:value-type="float">
            <text:p>152.610496381241</text:p>
          </table:table-cell>
          <table:table-cell table:style-name="ce15" table:formula="of:=RAND()*180" office:value-type="float" office:value="147.353117005961" calcext:value-type="float">
            <text:p>147.35311700596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39]*EXP([.C139]/180)-[.D139]/([.C139]^2))/180" office:value-type="float" office:value="0.872786981534688" calcext:value-type="float">
            <text:p>0.872786981534688</text:p>
          </table:table-cell>
          <table:table-cell table:style-name="ce22" table:formula="of:=0.01*([.B139]+[.B139]^2*0.1+[.C139]*[.D139])/([.C139]*[.D139]-[.B139])" office:value-type="float" office:value="0.0102620226013817" calcext:value-type="float">
            <text:p>0.01026</text:p>
          </table:table-cell>
          <table:table-cell table:style-name="ce26" office:value-type="string" calcext:value-type="string">
            <text:p>3,103,692,278</text:p>
          </table:table-cell>
          <table:table-cell table:number-columns-repeated="56"/>
        </table:table-row>
        <table:table-row table:style-name="ro3">
          <table:table-cell table:style-name="ce9" table:formula="of:=[.A139]+1" office:value-type="float" office:value="138" calcext:value-type="float">
            <text:p>138</text:p>
          </table:table-cell>
          <table:table-cell table:style-name="ce15" table:formula="of:=RAND()*180" office:value-type="float" office:value="36.7802863048479" calcext:value-type="float">
            <text:p>36.7802863048479</text:p>
          </table:table-cell>
          <table:table-cell table:style-name="ce15" table:formula="of:=RAND()*180" office:value-type="float" office:value="37.0537860080367" calcext:value-type="float">
            <text:p>37.0537860080367</text:p>
          </table:table-cell>
          <table:table-cell table:style-name="ce15" table:formula="of:=RAND()*180" office:value-type="float" office:value="34.9930302476148" calcext:value-type="float">
            <text:p>34.993030247614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0]*EXP([.C140]/180)-[.D140]/([.C140]^2))/180" office:value-type="float" office:value="0.250899036234949" calcext:value-type="float">
            <text:p>0.250899036234949</text:p>
          </table:table-cell>
          <table:table-cell table:style-name="ce22" table:formula="of:=0.01*([.B140]+[.B140]^2*0.1+[.C140]*[.D140])/([.C140]*[.D140]-[.B140])" office:value-type="float" office:value="0.0116576617734995" calcext:value-type="float">
            <text:p>0.01166</text:p>
          </table:table-cell>
          <table:table-cell table:style-name="ce26" office:value-type="string" calcext:value-type="string">
            <text:p>3,130,793,312</text:p>
          </table:table-cell>
          <table:table-cell table:number-columns-repeated="56"/>
        </table:table-row>
        <table:table-row table:style-name="ro3">
          <table:table-cell table:style-name="ce9" table:formula="of:=[.A140]+1" office:value-type="float" office:value="139" calcext:value-type="float">
            <text:p>139</text:p>
          </table:table-cell>
          <table:table-cell table:style-name="ce15" table:formula="of:=RAND()*180" office:value-type="float" office:value="144.835449423624" calcext:value-type="float">
            <text:p>144.835449423624</text:p>
          </table:table-cell>
          <table:table-cell table:style-name="ce15" table:formula="of:=RAND()*180" office:value-type="float" office:value="111.196357504377" calcext:value-type="float">
            <text:p>111.196357504377</text:p>
          </table:table-cell>
          <table:table-cell table:style-name="ce15" table:formula="of:=RAND()*180" office:value-type="float" office:value="165.953570237506" calcext:value-type="float">
            <text:p>165.95357023750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1]*EXP([.C141]/180)-[.D141]/([.C141]^2))/180" office:value-type="float" office:value="1.49234542601418" calcext:value-type="float">
            <text:p>1.49234542601418</text:p>
          </table:table-cell>
          <table:table-cell table:style-name="ce22" table:formula="of:=0.01*([.B141]+[.B141]^2*0.1+[.C141]*[.D141])/([.C141]*[.D141]-[.B141])" office:value-type="float" office:value="0.01130397846975" calcext:value-type="float">
            <text:p>0.01130</text:p>
          </table:table-cell>
          <table:table-cell table:style-name="ce26" office:value-type="string" calcext:value-type="string">
            <text:p>3,157,894,345</text:p>
          </table:table-cell>
          <table:table-cell table:number-columns-repeated="56"/>
        </table:table-row>
        <table:table-row table:style-name="ro3">
          <table:table-cell table:style-name="ce9" table:formula="of:=[.A141]+1" office:value-type="float" office:value="140" calcext:value-type="float">
            <text:p>140</text:p>
          </table:table-cell>
          <table:table-cell table:style-name="ce15" table:formula="of:=RAND()*180" office:value-type="float" office:value="163.383853633502" calcext:value-type="float">
            <text:p>163.383853633502</text:p>
          </table:table-cell>
          <table:table-cell table:style-name="ce15" table:formula="of:=RAND()*180" office:value-type="float" office:value="30.3253944238128" calcext:value-type="float">
            <text:p>30.3253944238128</text:p>
          </table:table-cell>
          <table:table-cell table:style-name="ce15" table:formula="of:=RAND()*180" office:value-type="float" office:value="163.903426384171" calcext:value-type="float">
            <text:p>163.90342638417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2]*EXP([.C142]/180)-[.D142]/([.C142]^2))/180" office:value-type="float" office:value="1.07325681851023" calcext:value-type="float">
            <text:p>1.07325681851023</text:p>
          </table:table-cell>
          <table:table-cell table:style-name="ce22" table:formula="of:=0.01*([.B142]+[.B142]^2*0.1+[.C142]*[.D142])/([.C142]*[.D142]-[.B142])" office:value-type="float" office:value="0.0162329176928387" calcext:value-type="float">
            <text:p>0.01623</text:p>
          </table:table-cell>
          <table:table-cell table:style-name="ce26" office:value-type="string" calcext:value-type="string">
            <text:p>3,184,995,378</text:p>
          </table:table-cell>
          <table:table-cell table:number-columns-repeated="56"/>
        </table:table-row>
        <table:table-row table:style-name="ro3">
          <table:table-cell table:style-name="ce9" table:formula="of:=[.A142]+1" office:value-type="float" office:value="141" calcext:value-type="float">
            <text:p>141</text:p>
          </table:table-cell>
          <table:table-cell table:style-name="ce15" table:formula="of:=RAND()*180" office:value-type="float" office:value="14.134876205991" calcext:value-type="float">
            <text:p>14.134876205991</text:p>
          </table:table-cell>
          <table:table-cell table:style-name="ce15" table:formula="of:=RAND()*180" office:value-type="float" office:value="112.004545680002" calcext:value-type="float">
            <text:p>112.004545680002</text:p>
          </table:table-cell>
          <table:table-cell table:style-name="ce15" table:formula="of:=RAND()*180" office:value-type="float" office:value="168.301436884612" calcext:value-type="float">
            <text:p>168.30143688461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3]*EXP([.C143]/180)-[.D143]/([.C143]^2))/180" office:value-type="float" office:value="0.146230124471639" calcext:value-type="float">
            <text:p>0.146230124471639</text:p>
          </table:table-cell>
          <table:table-cell table:style-name="ce22" table:formula="of:=0.01*([.B143]+[.B143]^2*0.1+[.C143]*[.D143])/([.C143]*[.D143]-[.B143])" office:value-type="float" office:value="0.0100256148986785" calcext:value-type="float">
            <text:p>0.01003</text:p>
          </table:table-cell>
          <table:table-cell table:style-name="ce26" office:value-type="string" calcext:value-type="string">
            <text:p>3,212,096,411</text:p>
          </table:table-cell>
          <table:table-cell table:number-columns-repeated="56"/>
        </table:table-row>
        <table:table-row table:style-name="ro3">
          <table:table-cell table:style-name="ce9" table:formula="of:=[.A143]+1" office:value-type="float" office:value="142" calcext:value-type="float">
            <text:p>142</text:p>
          </table:table-cell>
          <table:table-cell table:style-name="ce15" table:formula="of:=RAND()*180" office:value-type="float" office:value="45.7832153596057" calcext:value-type="float">
            <text:p>45.7832153596057</text:p>
          </table:table-cell>
          <table:table-cell table:style-name="ce15" table:formula="of:=RAND()*180" office:value-type="float" office:value="58.8935363649892" calcext:value-type="float">
            <text:p>58.8935363649892</text:p>
          </table:table-cell>
          <table:table-cell table:style-name="ce15" table:formula="of:=RAND()*180" office:value-type="float" office:value="159.697014624646" calcext:value-type="float">
            <text:p>159.69701462464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4]*EXP([.C144]/180)-[.D144]/([.C144]^2))/180" office:value-type="float" office:value="0.352544546946122" calcext:value-type="float">
            <text:p>0.352544546946122</text:p>
          </table:table-cell>
          <table:table-cell table:style-name="ce22" table:formula="of:=0.01*([.B144]+[.B144]^2*0.1+[.C144]*[.D144])/([.C144]*[.D144]-[.B144])" office:value-type="float" office:value="0.010321792725432" calcext:value-type="float">
            <text:p>0.01032</text:p>
          </table:table-cell>
          <table:table-cell table:style-name="ce26" office:value-type="string" calcext:value-type="string">
            <text:p>3,239,197,444</text:p>
          </table:table-cell>
          <table:table-cell table:number-columns-repeated="56"/>
        </table:table-row>
        <table:table-row table:style-name="ro3">
          <table:table-cell table:style-name="ce9" table:formula="of:=[.A144]+1" office:value-type="float" office:value="143" calcext:value-type="float">
            <text:p>143</text:p>
          </table:table-cell>
          <table:table-cell table:style-name="ce15" table:formula="of:=RAND()*180" office:value-type="float" office:value="52.102499883558" calcext:value-type="float">
            <text:p>52.102499883558</text:p>
          </table:table-cell>
          <table:table-cell table:style-name="ce15" table:formula="of:=RAND()*180" office:value-type="float" office:value="170.422639928741" calcext:value-type="float">
            <text:p>170.422639928741</text:p>
          </table:table-cell>
          <table:table-cell table:style-name="ce15" table:formula="of:=RAND()*180" office:value-type="float" office:value="172.72948270063" calcext:value-type="float">
            <text:p>172.7294827006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5]*EXP([.C145]/180)-[.D145]/([.C145]^2))/180" office:value-type="float" office:value="0.746025300988813" calcext:value-type="float">
            <text:p>0.746025300988813</text:p>
          </table:table-cell>
          <table:table-cell table:style-name="ce22" table:formula="of:=0.01*([.B145]+[.B145]^2*0.1+[.C145]*[.D145])/([.C145]*[.D145]-[.B145])" office:value-type="float" office:value="0.0101278452186631" calcext:value-type="float">
            <text:p>0.01013</text:p>
          </table:table-cell>
          <table:table-cell table:style-name="ce26" office:value-type="string" calcext:value-type="string">
            <text:p>3,266,298,478</text:p>
          </table:table-cell>
          <table:table-cell table:number-columns-repeated="56"/>
        </table:table-row>
        <table:table-row table:style-name="ro3">
          <table:table-cell table:style-name="ce9" table:formula="of:=[.A145]+1" office:value-type="float" office:value="144" calcext:value-type="float">
            <text:p>144</text:p>
          </table:table-cell>
          <table:table-cell table:style-name="ce15" table:formula="of:=RAND()*180" office:value-type="float" office:value="137.582871106917" calcext:value-type="float">
            <text:p>137.582871106917</text:p>
          </table:table-cell>
          <table:table-cell table:style-name="ce15" table:formula="of:=RAND()*180" office:value-type="float" office:value="4.20747480530712" calcext:value-type="float">
            <text:p>4.20747480530712</text:p>
          </table:table-cell>
          <table:table-cell table:style-name="ce15" table:formula="of:=RAND()*180" office:value-type="float" office:value="46.4345133895257" calcext:value-type="float">
            <text:p>46.434513389525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46]*EXP([.C146]/180)-[.D146]/([.C146]^2))/180" office:value-type="float" office:value="0.767854084687762" calcext:value-type="float">
            <text:p>0.767854084687762</text:p>
          </table:table-cell>
          <table:table-cell table:style-name="ce22" table:formula="of:=0.01*([.B146]+[.B146]^2*0.1+[.C146]*[.D146])/([.C146]*[.D146]-[.B146])" office:value-type="float" office:value="0.385168951464338" calcext:value-type="float">
            <text:p>0.38517</text:p>
          </table:table-cell>
          <table:table-cell table:style-name="ce27" office:value-type="string" calcext:value-type="string">
            <text:p>3,293,399,511</text:p>
          </table:table-cell>
          <table:table-cell table:number-columns-repeated="56"/>
        </table:table-row>
        <table:table-row table:style-name="ro3">
          <table:table-cell table:style-name="ce9" table:formula="of:=[.A146]+1" office:value-type="float" office:value="145" calcext:value-type="float">
            <text:p>145</text:p>
          </table:table-cell>
          <table:table-cell table:style-name="ce15" table:formula="of:=RAND()*180" office:value-type="float" office:value="62.9755701152158" calcext:value-type="float">
            <text:p>62.9755701152158</text:p>
          </table:table-cell>
          <table:table-cell table:style-name="ce15" table:formula="of:=RAND()*180" office:value-type="float" office:value="169.096784971277" calcext:value-type="float">
            <text:p>169.096784971277</text:p>
          </table:table-cell>
          <table:table-cell table:style-name="ce15" table:formula="of:=RAND()*180" office:value-type="float" office:value="140.341829905334" calcext:value-type="float">
            <text:p>140.34182990533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47]*EXP([.C147]/180)-[.D147]/([.C147]^2))/180" office:value-type="float" office:value="0.895105352977113" calcext:value-type="float">
            <text:p>0.895105352977113</text:p>
          </table:table-cell>
          <table:table-cell table:style-name="ce22" table:formula="of:=0.01*([.B147]+[.B147]^2*0.1+[.C147]*[.D147])/([.C147]*[.D147]-[.B147])" office:value-type="float" office:value="0.0102207770269948" calcext:value-type="float">
            <text:p>0.01022</text:p>
          </table:table-cell>
          <table:table-cell table:style-name="ce27" office:value-type="string" calcext:value-type="string">
            <text:p>3,320,500,544</text:p>
          </table:table-cell>
          <table:table-cell table:number-columns-repeated="56"/>
        </table:table-row>
        <table:table-row table:style-name="ro3">
          <table:table-cell table:style-name="ce9" table:formula="of:=[.A147]+1" office:value-type="float" office:value="146" calcext:value-type="float">
            <text:p>146</text:p>
          </table:table-cell>
          <table:table-cell table:style-name="ce15" table:formula="of:=RAND()*180" office:value-type="float" office:value="111.656268313568" calcext:value-type="float">
            <text:p>111.656268313568</text:p>
          </table:table-cell>
          <table:table-cell table:style-name="ce15" table:formula="of:=RAND()*180" office:value-type="float" office:value="46.4677032076331" calcext:value-type="float">
            <text:p>46.4677032076331</text:p>
          </table:table-cell>
          <table:table-cell table:style-name="ce15" table:formula="of:=RAND()*180" office:value-type="float" office:value="9.18995981988243" calcext:value-type="float">
            <text:p>9.1899598198824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48]*EXP([.C148]/180)-[.D148]/([.C148]^2))/180" office:value-type="float" office:value="0.802994615538158" calcext:value-type="float">
            <text:p>0.802994615538158</text:p>
          </table:table-cell>
          <table:table-cell table:style-name="ce22" table:formula="of:=0.01*([.B148]+[.B148]^2*0.1+[.C148]*[.D148])/([.C148]*[.D148]-[.B148])" office:value-type="float" office:value="0.0566112149124791" calcext:value-type="float">
            <text:p>0.05661</text:p>
          </table:table-cell>
          <table:table-cell table:style-name="ce27" office:value-type="string" calcext:value-type="string">
            <text:p>3,347,601,577</text:p>
          </table:table-cell>
          <table:table-cell table:number-columns-repeated="56"/>
        </table:table-row>
        <table:table-row table:style-name="ro3">
          <table:table-cell table:style-name="ce9" table:formula="of:=[.A148]+1" office:value-type="float" office:value="147" calcext:value-type="float">
            <text:p>147</text:p>
          </table:table-cell>
          <table:table-cell table:style-name="ce15" table:formula="of:=RAND()*180" office:value-type="float" office:value="96.6505428749319" calcext:value-type="float">
            <text:p>96.6505428749319</text:p>
          </table:table-cell>
          <table:table-cell table:style-name="ce15" table:formula="of:=RAND()*180" office:value-type="float" office:value="84.3776001832886" calcext:value-type="float">
            <text:p>84.3776001832886</text:p>
          </table:table-cell>
          <table:table-cell table:style-name="ce15" table:formula="of:=RAND()*180" office:value-type="float" office:value="57.9755560854717" calcext:value-type="float">
            <text:p>57.975556085471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49]*EXP([.C149]/180)-[.D149]/([.C149]^2))/180" office:value-type="float" office:value="0.858006753946854" calcext:value-type="float">
            <text:p>0.858006753946854</text:p>
          </table:table-cell>
          <table:table-cell table:style-name="ce22" table:formula="of:=0.01*([.B149]+[.B149]^2*0.1+[.C149]*[.D149])/([.C149]*[.D149]-[.B149])" office:value-type="float" office:value="0.0123511776568255" calcext:value-type="float">
            <text:p>0.01235</text:p>
          </table:table-cell>
          <table:table-cell table:style-name="ce27" office:value-type="string" calcext:value-type="string">
            <text:p>337,470,261</text:p>
          </table:table-cell>
          <table:table-cell table:number-columns-repeated="56"/>
        </table:table-row>
        <table:table-row table:style-name="ro3">
          <table:table-cell table:style-name="ce9" table:formula="of:=[.A149]+1" office:value-type="float" office:value="148" calcext:value-type="float">
            <text:p>148</text:p>
          </table:table-cell>
          <table:table-cell table:style-name="ce15" table:formula="of:=RAND()*180" office:value-type="float" office:value="144.381671595657" calcext:value-type="float">
            <text:p>144.381671595657</text:p>
          </table:table-cell>
          <table:table-cell table:style-name="ce15" table:formula="of:=RAND()*180" office:value-type="float" office:value="86.307084627389" calcext:value-type="float">
            <text:p>86.307084627389</text:p>
          </table:table-cell>
          <table:table-cell table:style-name="ce15" table:formula="of:=RAND()*180" office:value-type="float" office:value="60.4873581401648" calcext:value-type="float">
            <text:p>60.487358140164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50]*EXP([.C150]/180)-[.D150]/([.C150]^2))/180" office:value-type="float" office:value="1.29557216377886" calcext:value-type="float">
            <text:p>1.29557216377886</text:p>
          </table:table-cell>
          <table:table-cell table:style-name="ce22" table:formula="of:=0.01*([.B150]+[.B150]^2*0.1+[.C150]*[.D150])/([.C150]*[.D150]-[.B150])" office:value-type="float" office:value="0.0146755724072385" calcext:value-type="float">
            <text:p>0.01468</text:p>
          </table:table-cell>
          <table:table-cell table:style-name="ce27" office:value-type="string" calcext:value-type="string">
            <text:p>3,401,803,644</text:p>
          </table:table-cell>
          <table:table-cell table:number-columns-repeated="56"/>
        </table:table-row>
        <table:table-row table:style-name="ro3">
          <table:table-cell table:style-name="ce9" table:formula="of:=[.A150]+1" office:value-type="float" office:value="149" calcext:value-type="float">
            <text:p>149</text:p>
          </table:table-cell>
          <table:table-cell table:style-name="ce15" table:formula="of:=RAND()*180" office:value-type="float" office:value="127.573084900387" calcext:value-type="float">
            <text:p>127.573084900387</text:p>
          </table:table-cell>
          <table:table-cell table:style-name="ce15" table:formula="of:=RAND()*180" office:value-type="float" office:value="39.1306993217538" calcext:value-type="float">
            <text:p>39.1306993217538</text:p>
          </table:table-cell>
          <table:table-cell table:style-name="ce15" table:formula="of:=RAND()*180" office:value-type="float" office:value="18.0108433545019" calcext:value-type="float">
            <text:p>18.010843354501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51]*EXP([.C151]/180)-[.D151]/([.C151]^2))/180" office:value-type="float" office:value="0.880778722162254" calcext:value-type="float">
            <text:p>0.880778722162254</text:p>
          </table:table-cell>
          <table:table-cell table:style-name="ce22" table:formula="of:=0.01*([.B151]+[.B151]^2*0.1+[.C151]*[.D151])/([.C151]*[.D151]-[.B151])" office:value-type="float" office:value="0.0426164750341575" calcext:value-type="float">
            <text:p>0.04262</text:p>
          </table:table-cell>
          <table:table-cell table:style-name="ce27" office:value-type="string" calcext:value-type="string">
            <text:p>3,428,904,677</text:p>
          </table:table-cell>
          <table:table-cell table:number-columns-repeated="56"/>
        </table:table-row>
        <table:table-row table:style-name="ro3">
          <table:table-cell table:style-name="ce9" table:formula="of:=[.A151]+1" office:value-type="float" office:value="150" calcext:value-type="float">
            <text:p>150</text:p>
          </table:table-cell>
          <table:table-cell table:style-name="ce15" table:formula="of:=RAND()*180" office:value-type="float" office:value="173.350236508659" calcext:value-type="float">
            <text:p>173.350236508659</text:p>
          </table:table-cell>
          <table:table-cell table:style-name="ce15" table:formula="of:=RAND()*180" office:value-type="float" office:value="2.42188478392464" calcext:value-type="float">
            <text:p>2.42188478392464</text:p>
          </table:table-cell>
          <table:table-cell table:style-name="ce15" table:formula="of:=RAND()*180" office:value-type="float" office:value="65.8766286634014" calcext:value-type="float">
            <text:p>65.876628663401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52]*EXP([.C152]/180)-[.D152]/([.C152]^2))/180" office:value-type="float" office:value="0.913706980221068" calcext:value-type="float">
            <text:p>0.913706980221068</text:p>
          </table:table-cell>
          <table:table-cell table:style-name="ce22" table:formula="of:=0.01*([.B152]+[.B152]^2*0.1+[.C152]*[.D152])/([.C152]*[.D152]-[.B152])" office:value-type="float" office:value="-2.41797558034405" calcext:value-type="float">
            <text:p>-2.41798</text:p>
          </table:table-cell>
          <table:table-cell table:style-name="ce27" office:value-type="string" calcext:value-type="string">
            <text:p>345,600,571</text:p>
          </table:table-cell>
          <table:table-cell table:number-columns-repeated="56"/>
        </table:table-row>
        <table:table-row table:style-name="ro3">
          <table:table-cell table:style-name="ce9" table:formula="of:=[.A152]+1" office:value-type="float" office:value="151" calcext:value-type="float">
            <text:p>151</text:p>
          </table:table-cell>
          <table:table-cell table:style-name="ce15" table:formula="of:=RAND()*180" office:value-type="float" office:value="103.052092822175" calcext:value-type="float">
            <text:p>103.052092822175</text:p>
          </table:table-cell>
          <table:table-cell table:style-name="ce15" table:formula="of:=RAND()*180" office:value-type="float" office:value="122.320946739384" calcext:value-type="float">
            <text:p>122.320946739384</text:p>
          </table:table-cell>
          <table:table-cell table:style-name="ce15" table:formula="of:=RAND()*180" office:value-type="float" office:value="86.9661807800503" calcext:value-type="float">
            <text:p>86.966180780050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53]*EXP([.C153]/180)-[.D153]/([.C153]^2))/180" office:value-type="float" office:value="1.12953946127892" calcext:value-type="float">
            <text:p>1.12953946127892</text:p>
          </table:table-cell>
          <table:table-cell table:style-name="ce22" table:formula="of:=0.01*([.B153]+[.B153]^2*0.1+[.C153]*[.D153])/([.C153]*[.D153]-[.B153])" office:value-type="float" office:value="0.0112037111068985" calcext:value-type="float">
            <text:p>0.01120</text:p>
          </table:table-cell>
          <table:table-cell table:style-name="ce27" office:value-type="string" calcext:value-type="string">
            <text:p>3,483,106,743</text:p>
          </table:table-cell>
          <table:table-cell table:number-columns-repeated="56"/>
        </table:table-row>
        <table:table-row table:style-name="ro3">
          <table:table-cell table:style-name="ce9" table:formula="of:=[.A153]+1" office:value-type="float" office:value="152" calcext:value-type="float">
            <text:p>152</text:p>
          </table:table-cell>
          <table:table-cell table:style-name="ce15" table:formula="of:=RAND()*180" office:value-type="float" office:value="12.2675882104357" calcext:value-type="float">
            <text:p>12.2675882104357</text:p>
          </table:table-cell>
          <table:table-cell table:style-name="ce15" table:formula="of:=RAND()*180" office:value-type="float" office:value="152.61200990506" calcext:value-type="float">
            <text:p>152.61200990506</text:p>
          </table:table-cell>
          <table:table-cell table:style-name="ce15" table:formula="of:=RAND()*180" office:value-type="float" office:value="29.9431421141287" calcext:value-type="float">
            <text:p>29.943142114128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4]*EXP([.C154]/180)-[.D154]/([.C154]^2))/180" office:value-type="float" office:value="0.159104101819932" calcext:value-type="float">
            <text:p>0.159104101819932</text:p>
          </table:table-cell>
          <table:table-cell table:style-name="ce22" table:formula="of:=0.01*([.B154]+[.B154]^2*0.1+[.C154]*[.D154])/([.C154]*[.D154]-[.B154])" office:value-type="float" office:value="0.010086857448834" calcext:value-type="float">
            <text:p>0.01009</text:p>
          </table:table-cell>
          <table:table-cell table:style-name="ce28" office:value-type="string" calcext:value-type="string">
            <text:p>3,510,207,776</text:p>
          </table:table-cell>
          <table:table-cell table:number-columns-repeated="56"/>
        </table:table-row>
        <table:table-row table:style-name="ro3">
          <table:table-cell table:style-name="ce9" table:formula="of:=[.A154]+1" office:value-type="float" office:value="153" calcext:value-type="float">
            <text:p>153</text:p>
          </table:table-cell>
          <table:table-cell table:style-name="ce15" table:formula="of:=RAND()*180" office:value-type="float" office:value="135.35199745305" calcext:value-type="float">
            <text:p>135.35199745305</text:p>
          </table:table-cell>
          <table:table-cell table:style-name="ce15" table:formula="of:=RAND()*180" office:value-type="float" office:value="105.119386566534" calcext:value-type="float">
            <text:p>105.119386566534</text:p>
          </table:table-cell>
          <table:table-cell table:style-name="ce15" table:formula="of:=RAND()*180" office:value-type="float" office:value="115.369929545833" calcext:value-type="float">
            <text:p>115.36992954583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5]*EXP([.C155]/180)-[.D155]/([.C155]^2))/180" office:value-type="float" office:value="1.34834174081536" calcext:value-type="float">
            <text:p>1.34834174081536</text:p>
          </table:table-cell>
          <table:table-cell table:style-name="ce22" table:formula="of:=0.01*([.B155]+[.B155]^2*0.1+[.C155]*[.D155])/([.C155]*[.D155]-[.B155])" office:value-type="float" office:value="0.0117533972542405" calcext:value-type="float">
            <text:p>0.01175</text:p>
          </table:table-cell>
          <table:table-cell table:style-name="ce28" office:value-type="string" calcext:value-type="string">
            <text:p>353,730,881</text:p>
          </table:table-cell>
          <table:table-cell table:number-columns-repeated="56"/>
        </table:table-row>
        <table:table-row table:style-name="ro3">
          <table:table-cell table:style-name="ce9" table:formula="of:=[.A155]+1" office:value-type="float" office:value="154" calcext:value-type="float">
            <text:p>154</text:p>
          </table:table-cell>
          <table:table-cell table:style-name="ce15" table:formula="of:=RAND()*180" office:value-type="float" office:value="152.025121971335" calcext:value-type="float">
            <text:p>152.025121971335</text:p>
          </table:table-cell>
          <table:table-cell table:style-name="ce15" table:formula="of:=RAND()*180" office:value-type="float" office:value="144.013991920638" calcext:value-type="float">
            <text:p>144.013991920638</text:p>
          </table:table-cell>
          <table:table-cell table:style-name="ce15" table:formula="of:=RAND()*180" office:value-type="float" office:value="47.9033765234236" calcext:value-type="float">
            <text:p>47.903376523423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6]*EXP([.C156]/180)-[.D156]/([.C156]^2))/180" office:value-type="float" office:value="1.87978956902102" calcext:value-type="float">
            <text:p>1.87978956902102</text:p>
          </table:table-cell>
          <table:table-cell table:style-name="ce22" table:formula="of:=0.01*([.B156]+[.B156]^2*0.1+[.C156]*[.D156])/([.C156]*[.D156]-[.B156])" office:value-type="float" office:value="0.013876268190254" calcext:value-type="float">
            <text:p>0.01388</text:p>
          </table:table-cell>
          <table:table-cell table:style-name="ce28" office:value-type="string" calcext:value-type="string">
            <text:p>3,564,409,843</text:p>
          </table:table-cell>
          <table:table-cell table:number-columns-repeated="56"/>
        </table:table-row>
        <table:table-row table:style-name="ro3">
          <table:table-cell table:style-name="ce9" table:formula="of:=[.A156]+1" office:value-type="float" office:value="155" calcext:value-type="float">
            <text:p>155</text:p>
          </table:table-cell>
          <table:table-cell table:style-name="ce15" table:formula="of:=RAND()*180" office:value-type="float" office:value="178.046012642964" calcext:value-type="float">
            <text:p>178.046012642964</text:p>
          </table:table-cell>
          <table:table-cell table:style-name="ce15" table:formula="of:=RAND()*180" office:value-type="float" office:value="106.317022427897" calcext:value-type="float">
            <text:p>106.317022427897</text:p>
          </table:table-cell>
          <table:table-cell table:style-name="ce15" table:formula="of:=RAND()*180" office:value-type="float" office:value="139.775781740322" calcext:value-type="float">
            <text:p>139.77578174032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7]*EXP([.C157]/180)-[.D157]/([.C157]^2))/180" office:value-type="float" office:value="1.7854970090324" calcext:value-type="float">
            <text:p>1.7854970090324</text:p>
          </table:table-cell>
          <table:table-cell table:style-name="ce22" table:formula="of:=0.01*([.B157]+[.B157]^2*0.1+[.C157]*[.D157])/([.C157]*[.D157]-[.B157])" office:value-type="float" office:value="0.0124015872971089" calcext:value-type="float">
            <text:p>0.01240</text:p>
          </table:table-cell>
          <table:table-cell table:style-name="ce28" office:value-type="string" calcext:value-type="string">
            <text:p>3,591,510,876</text:p>
          </table:table-cell>
          <table:table-cell table:number-columns-repeated="56"/>
        </table:table-row>
        <table:table-row table:style-name="ro3">
          <table:table-cell table:style-name="ce9" table:formula="of:=[.A157]+1" office:value-type="float" office:value="156" calcext:value-type="float">
            <text:p>156</text:p>
          </table:table-cell>
          <table:table-cell table:style-name="ce15" table:formula="of:=RAND()*180" office:value-type="float" office:value="123.726838066384" calcext:value-type="float">
            <text:p>123.726838066384</text:p>
          </table:table-cell>
          <table:table-cell table:style-name="ce15" table:formula="of:=RAND()*180" office:value-type="float" office:value="166.133946962642" calcext:value-type="float">
            <text:p>166.133946962642</text:p>
          </table:table-cell>
          <table:table-cell table:style-name="ce15" table:formula="of:=RAND()*180" office:value-type="float" office:value="18.6615862320931" calcext:value-type="float">
            <text:p>18.661586232093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8]*EXP([.C158]/180)-[.D158]/([.C158]^2))/180" office:value-type="float" office:value="1.72993453468029" calcext:value-type="float">
            <text:p>1.72993453468029</text:p>
          </table:table-cell>
          <table:table-cell table:style-name="ce22" table:formula="of:=0.01*([.B158]+[.B158]^2*0.1+[.C158]*[.D158])/([.C158]*[.D158]-[.B158])" office:value-type="float" office:value="0.0159742290815724" calcext:value-type="float">
            <text:p>0.01597</text:p>
          </table:table-cell>
          <table:table-cell table:style-name="ce28" office:value-type="string" calcext:value-type="string">
            <text:p>3,618,611,909</text:p>
          </table:table-cell>
          <table:table-cell table:number-columns-repeated="56"/>
        </table:table-row>
        <table:table-row table:style-name="ro3">
          <table:table-cell table:style-name="ce9" table:formula="of:=[.A158]+1" office:value-type="float" office:value="157" calcext:value-type="float">
            <text:p>157</text:p>
          </table:table-cell>
          <table:table-cell table:style-name="ce15" table:formula="of:=RAND()*180" office:value-type="float" office:value="8.09720794202812" calcext:value-type="float">
            <text:p>8.09720794202812</text:p>
          </table:table-cell>
          <table:table-cell table:style-name="ce15" table:formula="of:=RAND()*180" office:value-type="float" office:value="54.444628372974" calcext:value-type="float">
            <text:p>54.444628372974</text:p>
          </table:table-cell>
          <table:table-cell table:style-name="ce15" table:formula="of:=RAND()*180" office:value-type="float" office:value="87.1515093422524" calcext:value-type="float">
            <text:p>87.151509342252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9]*EXP([.C159]/180)-[.D159]/([.C159]^2))/180" office:value-type="float" office:value="0.0607095482470202" calcext:value-type="float">
            <text:p>0.06070954824702</text:p>
          </table:table-cell>
          <table:table-cell table:style-name="ce22" table:formula="of:=0.01*([.B159]+[.B159]^2*0.1+[.C159]*[.D159])/([.C159]*[.D159]-[.B159])" office:value-type="float" office:value="0.010048029742953" calcext:value-type="float">
            <text:p>0.01005</text:p>
          </table:table-cell>
          <table:table-cell table:style-name="ce28" office:value-type="string" calcext:value-type="string">
            <text:p>3,645,712,942</text:p>
          </table:table-cell>
          <table:table-cell table:number-columns-repeated="56"/>
        </table:table-row>
        <table:table-row table:style-name="ro3">
          <table:table-cell table:style-name="ce9" table:formula="of:=[.A159]+1" office:value-type="float" office:value="158" calcext:value-type="float">
            <text:p>158</text:p>
          </table:table-cell>
          <table:table-cell table:style-name="ce15" table:formula="of:=RAND()*180" office:value-type="float" office:value="45.5551152447698" calcext:value-type="float">
            <text:p>45.5551152447698</text:p>
          </table:table-cell>
          <table:table-cell table:style-name="ce15" table:formula="of:=RAND()*180" office:value-type="float" office:value="84.3539949863318" calcext:value-type="float">
            <text:p>84.3539949863318</text:p>
          </table:table-cell>
          <table:table-cell table:style-name="ce15" table:formula="of:=RAND()*180" office:value-type="float" office:value="137.143864149318" calcext:value-type="float">
            <text:p>137.14386414931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60]*EXP([.C160]/180)-[.D160]/([.C160]^2))/180" office:value-type="float" office:value="0.404272770468625" calcext:value-type="float">
            <text:p>0.404272770468625</text:p>
          </table:table-cell>
          <table:table-cell table:style-name="ce22" table:formula="of:=0.01*([.B160]+[.B160]^2*0.1+[.C160]*[.D160])/([.C160]*[.D160]-[.B160])" office:value-type="float" office:value="0.0102591643399516" calcext:value-type="float">
            <text:p>0.01026</text:p>
          </table:table-cell>
          <table:table-cell table:style-name="ce28" office:value-type="string" calcext:value-type="string">
            <text:p>3,672,813,976</text:p>
          </table:table-cell>
          <table:table-cell table:number-columns-repeated="56"/>
        </table:table-row>
        <table:table-row table:style-name="ro3">
          <table:table-cell table:style-name="ce9" table:formula="of:=[.A160]+1" office:value-type="float" office:value="159" calcext:value-type="float">
            <text:p>159</text:p>
          </table:table-cell>
          <table:table-cell table:style-name="ce15" table:formula="of:=RAND()*180" office:value-type="float" office:value="159.863350542311" calcext:value-type="float">
            <text:p>159.863350542311</text:p>
          </table:table-cell>
          <table:table-cell table:style-name="ce15" table:formula="of:=RAND()*180" office:value-type="float" office:value="20.6895626104116" calcext:value-type="float">
            <text:p>20.6895626104116</text:p>
          </table:table-cell>
          <table:table-cell table:style-name="ce15" table:formula="of:=RAND()*180" office:value-type="float" office:value="62.9934709471435" calcext:value-type="float">
            <text:p>62.993470947143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61]*EXP([.C161]/180)-[.D161]/([.C161]^2))/180" office:value-type="float" office:value="0.995493813105846" calcext:value-type="float">
            <text:p>0.995493813105846</text:p>
          </table:table-cell>
          <table:table-cell table:style-name="ce22" table:formula="of:=0.01*([.B161]+[.B161]^2*0.1+[.C161]*[.D161])/([.C161]*[.D161]-[.B161])" office:value-type="float" office:value="0.0351464501884254" calcext:value-type="float">
            <text:p>0.03515</text:p>
          </table:table-cell>
          <table:table-cell table:style-name="ce28" office:value-type="string" calcext:value-type="string">
            <text:p>3,699,915,009</text:p>
          </table:table-cell>
          <table:table-cell table:number-columns-repeated="56"/>
        </table:table-row>
        <table:table-row table:style-name="ro3">
          <table:table-cell table:style-name="ce9" table:formula="of:=[.A161]+1" office:value-type="float" office:value="160" calcext:value-type="float">
            <text:p>160</text:p>
          </table:table-cell>
          <table:table-cell table:style-name="ce15" table:formula="of:=RAND()*180" office:value-type="float" office:value="44.3589967023395" calcext:value-type="float">
            <text:p>44.3589967023395</text:p>
          </table:table-cell>
          <table:table-cell table:style-name="ce15" table:formula="of:=RAND()*180" office:value-type="float" office:value="1.26972390581395" calcext:value-type="float">
            <text:p>1.26972390581395</text:p>
          </table:table-cell>
          <table:table-cell table:style-name="ce15" table:formula="of:=RAND()*180" office:value-type="float" office:value="31.8941480667776" calcext:value-type="float">
            <text:p>31.894148066777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2]*EXP([.C162]/180)-[.D162]/([.C162]^2))/180" office:value-type="float" office:value="0.138277779509919" calcext:value-type="float">
            <text:p>0.138277779509919</text:p>
          </table:table-cell>
          <table:table-cell table:style-name="ce22" table:formula="of:=0.01*([.B162]+[.B162]^2*0.1+[.C162]*[.D162])/([.C162]*[.D162]-[.B162])" office:value-type="float" office:value="-0.729183641521095" calcext:value-type="float">
            <text:p>-0.72918</text:p>
          </table:table-cell>
          <table:table-cell table:style-name="ce24" office:value-type="string" calcext:value-type="string">
            <text:p>3,727,016,042</text:p>
          </table:table-cell>
          <table:table-cell table:number-columns-repeated="56"/>
        </table:table-row>
        <table:table-row table:style-name="ro3">
          <table:table-cell table:style-name="ce9" table:formula="of:=[.A162]+1" office:value-type="float" office:value="161" calcext:value-type="float">
            <text:p>161</text:p>
          </table:table-cell>
          <table:table-cell table:style-name="ce15" table:formula="of:=RAND()*180" office:value-type="float" office:value="4.41828026167134" calcext:value-type="float">
            <text:p>4.41828026167134</text:p>
          </table:table-cell>
          <table:table-cell table:style-name="ce15" table:formula="of:=RAND()*180" office:value-type="float" office:value="140.855091827715" calcext:value-type="float">
            <text:p>140.855091827715</text:p>
          </table:table-cell>
          <table:table-cell table:style-name="ce15" table:formula="of:=RAND()*180" office:value-type="float" office:value="155.790109052272" calcext:value-type="float">
            <text:p>155.79010905227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3]*EXP([.C163]/180)-[.D163]/([.C163]^2))/180" office:value-type="float" office:value="0.0536383497788134" calcext:value-type="float">
            <text:p>0.053638349778814</text:p>
          </table:table-cell>
          <table:table-cell table:style-name="ce22" table:formula="of:=0.01*([.B163]+[.B163]^2*0.1+[.C163]*[.D163])/([.C163]*[.D163]-[.B163])" office:value-type="float" office:value="0.0100049174885138" calcext:value-type="float">
            <text:p>0.01000</text:p>
          </table:table-cell>
          <table:table-cell table:style-name="ce24" office:value-type="string" calcext:value-type="string">
            <text:p>3,754,117,075</text:p>
          </table:table-cell>
          <table:table-cell table:number-columns-repeated="56"/>
        </table:table-row>
        <table:table-row table:style-name="ro3">
          <table:table-cell table:style-name="ce9" table:formula="of:=[.A163]+1" office:value-type="float" office:value="162" calcext:value-type="float">
            <text:p>162</text:p>
          </table:table-cell>
          <table:table-cell table:style-name="ce15" table:formula="of:=RAND()*180" office:value-type="float" office:value="89.4001901216023" calcext:value-type="float">
            <text:p>89.4001901216023</text:p>
          </table:table-cell>
          <table:table-cell table:style-name="ce15" table:formula="of:=RAND()*180" office:value-type="float" office:value="168.7580585086" calcext:value-type="float">
            <text:p>168.7580585086</text:p>
          </table:table-cell>
          <table:table-cell table:style-name="ce15" table:formula="of:=RAND()*180" office:value-type="float" office:value="56.5011828275037" calcext:value-type="float">
            <text:p>56.501182827503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4]*EXP([.C164]/180)-[.D164]/([.C164]^2))/180" office:value-type="float" office:value="1.26833122123104" calcext:value-type="float">
            <text:p>1.26833122123104</text:p>
          </table:table-cell>
          <table:table-cell table:style-name="ce22" table:formula="of:=0.01*([.B164]+[.B164]^2*0.1+[.C164]*[.D164])/([.C164]*[.D164]-[.B164])" office:value-type="float" office:value="0.0110354415828895" calcext:value-type="float">
            <text:p>0.01104</text:p>
          </table:table-cell>
          <table:table-cell table:style-name="ce24" office:value-type="string" calcext:value-type="string">
            <text:p>3,781,218,108</text:p>
          </table:table-cell>
          <table:table-cell table:number-columns-repeated="56"/>
        </table:table-row>
        <table:table-row table:style-name="ro3">
          <table:table-cell table:style-name="ce9" table:formula="of:=[.A164]+1" office:value-type="float" office:value="163" calcext:value-type="float">
            <text:p>163</text:p>
          </table:table-cell>
          <table:table-cell table:style-name="ce15" table:formula="of:=RAND()*180" office:value-type="float" office:value="5.51407817698117" calcext:value-type="float">
            <text:p>5.51407817698117</text:p>
          </table:table-cell>
          <table:table-cell table:style-name="ce15" table:formula="of:=RAND()*180" office:value-type="float" office:value="106.951133765642" calcext:value-type="float">
            <text:p>106.951133765642</text:p>
          </table:table-cell>
          <table:table-cell table:style-name="ce15" table:formula="of:=RAND()*180" office:value-type="float" office:value="18.6186404799433" calcext:value-type="float">
            <text:p>18.618640479943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5]*EXP([.C165]/180)-[.D165]/([.C165]^2))/180" office:value-type="float" office:value="0.0554850113848353" calcext:value-type="float">
            <text:p>0.055485011384835</text:p>
          </table:table-cell>
          <table:table-cell table:style-name="ce22" table:formula="of:=0.01*([.B165]+[.B165]^2*0.1+[.C165]*[.D165])/([.C165]*[.D165]-[.B165])" office:value-type="float" office:value="0.0100708473675322" calcext:value-type="float">
            <text:p>0.01007</text:p>
          </table:table-cell>
          <table:table-cell table:style-name="ce24" office:value-type="string" calcext:value-type="string">
            <text:p>3,808,319,142</text:p>
          </table:table-cell>
          <table:table-cell table:number-columns-repeated="56"/>
        </table:table-row>
        <table:table-row table:style-name="ro3">
          <table:table-cell table:style-name="ce9" table:formula="of:=[.A165]+1" office:value-type="float" office:value="164" calcext:value-type="float">
            <text:p>164</text:p>
          </table:table-cell>
          <table:table-cell table:style-name="ce15" table:formula="of:=RAND()*180" office:value-type="float" office:value="160.198711000198" calcext:value-type="float">
            <text:p>160.198711000198</text:p>
          </table:table-cell>
          <table:table-cell table:style-name="ce15" table:formula="of:=RAND()*180" office:value-type="float" office:value="67.5892049761464" calcext:value-type="float">
            <text:p>67.5892049761464</text:p>
          </table:table-cell>
          <table:table-cell table:style-name="ce15" table:formula="of:=RAND()*180" office:value-type="float" office:value="109.535671744053" calcext:value-type="float">
            <text:p>109.53567174405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6]*EXP([.C166]/180)-[.D166]/([.C166]^2))/180" office:value-type="float" office:value="1.29544063780454" calcext:value-type="float">
            <text:p>1.29544063780454</text:p>
          </table:table-cell>
          <table:table-cell table:style-name="ce22" table:formula="of:=0.01*([.B166]+[.B166]^2*0.1+[.C166]*[.D166])/([.C166]*[.D166]-[.B166])" office:value-type="float" office:value="0.0139854595525831" calcext:value-type="float">
            <text:p>0.01399</text:p>
          </table:table-cell>
          <table:table-cell table:style-name="ce24" office:value-type="string" calcext:value-type="string">
            <text:p>3,835,420,175</text:p>
          </table:table-cell>
          <table:table-cell table:number-columns-repeated="56"/>
        </table:table-row>
        <table:table-row table:style-name="ro3">
          <table:table-cell table:style-name="ce9" table:formula="of:=[.A166]+1" office:value-type="float" office:value="165" calcext:value-type="float">
            <text:p>165</text:p>
          </table:table-cell>
          <table:table-cell table:style-name="ce15" table:formula="of:=RAND()*180" office:value-type="float" office:value="75.513146607522" calcext:value-type="float">
            <text:p>75.513146607522</text:p>
          </table:table-cell>
          <table:table-cell table:style-name="ce15" table:formula="of:=RAND()*180" office:value-type="float" office:value="118.634455073527" calcext:value-type="float">
            <text:p>118.634455073527</text:p>
          </table:table-cell>
          <table:table-cell table:style-name="ce15" table:formula="of:=RAND()*180" office:value-type="float" office:value="83.0362099080845" calcext:value-type="float">
            <text:p>83.036209908084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7]*EXP([.C167]/180)-[.D167]/([.C167]^2))/180" office:value-type="float" office:value="0.810900276013893" calcext:value-type="float">
            <text:p>0.810900276013893</text:p>
          </table:table-cell>
          <table:table-cell table:style-name="ce22" table:formula="of:=0.01*([.B167]+[.B167]^2*0.1+[.C167]*[.D167])/([.C167]*[.D167]-[.B167])" office:value-type="float" office:value="0.0107378180927048" calcext:value-type="float">
            <text:p>0.01074</text:p>
          </table:table-cell>
          <table:table-cell table:style-name="ce24" office:value-type="string" calcext:value-type="string">
            <text:p>3,862,521,208</text:p>
          </table:table-cell>
          <table:table-cell table:number-columns-repeated="56"/>
        </table:table-row>
        <table:table-row table:style-name="ro3">
          <table:table-cell table:style-name="ce9" table:formula="of:=[.A167]+1" office:value-type="float" office:value="166" calcext:value-type="float">
            <text:p>166</text:p>
          </table:table-cell>
          <table:table-cell table:style-name="ce15" table:formula="of:=RAND()*180" office:value-type="float" office:value="2.6599207662084" calcext:value-type="float">
            <text:p>2.6599207662084</text:p>
          </table:table-cell>
          <table:table-cell table:style-name="ce15" table:formula="of:=RAND()*180" office:value-type="float" office:value="84.692429020205" calcext:value-type="float">
            <text:p>84.692429020205</text:p>
          </table:table-cell>
          <table:table-cell table:style-name="ce15" table:formula="of:=RAND()*180" office:value-type="float" office:value="132.683584425712" calcext:value-type="float">
            <text:p>132.68358442571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8]*EXP([.C168]/180)-[.D168]/([.C168]^2))/180" office:value-type="float" office:value="0.0235530309067888" calcext:value-type="float">
            <text:p>0.023553030906789</text:p>
          </table:table-cell>
          <table:table-cell table:style-name="ce22" table:formula="of:=0.01*([.B168]+[.B168]^2*0.1+[.C168]*[.D168])/([.C168]*[.D168]-[.B168])" office:value-type="float" office:value="0.0100053649800888" calcext:value-type="float">
            <text:p>0.01001</text:p>
          </table:table-cell>
          <table:table-cell table:style-name="ce24" office:value-type="string" calcext:value-type="string">
            <text:p>3,889,622,241</text:p>
          </table:table-cell>
          <table:table-cell table:number-columns-repeated="56"/>
        </table:table-row>
        <table:table-row table:style-name="ro3">
          <table:table-cell table:style-name="ce9" table:formula="of:=[.A168]+1" office:value-type="float" office:value="167" calcext:value-type="float">
            <text:p>167</text:p>
          </table:table-cell>
          <table:table-cell table:style-name="ce15" table:formula="of:=RAND()*180" office:value-type="float" office:value="83.5462275003766" calcext:value-type="float">
            <text:p>83.5462275003766</text:p>
          </table:table-cell>
          <table:table-cell table:style-name="ce15" table:formula="of:=RAND()*180" office:value-type="float" office:value="102.096283350582" calcext:value-type="float">
            <text:p>102.096283350582</text:p>
          </table:table-cell>
          <table:table-cell table:style-name="ce15" table:formula="of:=RAND()*180" office:value-type="float" office:value="101.786262893215" calcext:value-type="float">
            <text:p>101.78626289321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9]*EXP([.C169]/180)-[.D169]/([.C169]^2))/180" office:value-type="float" office:value="0.81838576214235" calcext:value-type="float">
            <text:p>0.81838576214235</text:p>
          </table:table-cell>
          <table:table-cell table:style-name="ce22" table:formula="of:=0.01*([.B169]+[.B169]^2*0.1+[.C169]*[.D169])/([.C169]*[.D169]-[.B169])" office:value-type="float" office:value="0.0108392041710861" calcext:value-type="float">
            <text:p>0.01084</text:p>
          </table:table-cell>
          <table:table-cell table:style-name="ce24" office:value-type="string" calcext:value-type="string">
            <text:p>3,916,723,274</text:p>
          </table:table-cell>
          <table:table-cell table:number-columns-repeated="56"/>
        </table:table-row>
        <table:table-row table:style-name="ro3">
          <table:table-cell table:style-name="ce9" table:formula="of:=[.A169]+1" office:value-type="float" office:value="168" calcext:value-type="float">
            <text:p>168</text:p>
          </table:table-cell>
          <table:table-cell table:style-name="ce15" table:formula="of:=RAND()*180" office:value-type="float" office:value="96.0083878697474" calcext:value-type="float">
            <text:p>96.0083878697474</text:p>
          </table:table-cell>
          <table:table-cell table:style-name="ce15" table:formula="of:=RAND()*180" office:value-type="float" office:value="167.42281396469" calcext:value-type="float">
            <text:p>167.42281396469</text:p>
          </table:table-cell>
          <table:table-cell table:style-name="ce15" table:formula="of:=RAND()*180" office:value-type="float" office:value="88.0403726696592" calcext:value-type="float">
            <text:p>88.040372669659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0]*EXP([.C170]/180)-[.D170]/([.C170]^2))/180" office:value-type="float" office:value="1.35201023584629" calcext:value-type="float">
            <text:p>1.35201023584629</text:p>
          </table:table-cell>
          <table:table-cell table:style-name="ce22" table:formula="of:=0.01*([.B170]+[.B170]^2*0.1+[.C170]*[.D170])/([.C170]*[.D170]-[.B170])" office:value-type="float" office:value="0.0107605715533138" calcext:value-type="float">
            <text:p>0.01076</text:p>
          </table:table-cell>
          <table:table-cell table:style-name="ce25" office:value-type="string" calcext:value-type="string">
            <text:p>3,943,824,308</text:p>
          </table:table-cell>
          <table:table-cell table:number-columns-repeated="56"/>
        </table:table-row>
        <table:table-row table:style-name="ro3">
          <table:table-cell table:style-name="ce9" table:formula="of:=[.A170]+1" office:value-type="float" office:value="169" calcext:value-type="float">
            <text:p>169</text:p>
          </table:table-cell>
          <table:table-cell table:style-name="ce15" table:formula="of:=RAND()*180" office:value-type="float" office:value="133.134178409731" calcext:value-type="float">
            <text:p>133.134178409731</text:p>
          </table:table-cell>
          <table:table-cell table:style-name="ce15" table:formula="of:=RAND()*180" office:value-type="float" office:value="130.120987160059" calcext:value-type="float">
            <text:p>130.120987160059</text:p>
          </table:table-cell>
          <table:table-cell table:style-name="ce15" table:formula="of:=RAND()*180" office:value-type="float" office:value="161.192432081015" calcext:value-type="float">
            <text:p>161.19243208101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1]*EXP([.C171]/180)-[.D171]/([.C171]^2))/180" office:value-type="float" office:value="1.52388088530992" calcext:value-type="float">
            <text:p>1.52388088530992</text:p>
          </table:table-cell>
          <table:table-cell table:style-name="ce22" table:formula="of:=0.01*([.B171]+[.B171]^2*0.1+[.C171]*[.D171])/([.C171]*[.D171]-[.B171])" office:value-type="float" office:value="0.0109782168413973" calcext:value-type="float">
            <text:p>0.01098</text:p>
          </table:table-cell>
          <table:table-cell table:style-name="ce25" office:value-type="string" calcext:value-type="string">
            <text:p>3,970,925,341</text:p>
          </table:table-cell>
          <table:table-cell table:number-columns-repeated="56"/>
        </table:table-row>
        <table:table-row table:style-name="ro3">
          <table:table-cell table:style-name="ce9" table:formula="of:=[.A171]+1" office:value-type="float" office:value="170" calcext:value-type="float">
            <text:p>170</text:p>
          </table:table-cell>
          <table:table-cell table:style-name="ce15" table:formula="of:=RAND()*180" office:value-type="float" office:value="12.4167109244403" calcext:value-type="float">
            <text:p>12.4167109244403</text:p>
          </table:table-cell>
          <table:table-cell table:style-name="ce15" table:formula="of:=RAND()*180" office:value-type="float" office:value="139.233674979934" calcext:value-type="float">
            <text:p>139.233674979934</text:p>
          </table:table-cell>
          <table:table-cell table:style-name="ce15" table:formula="of:=RAND()*180" office:value-type="float" office:value="30.9145594908864" calcext:value-type="float">
            <text:p>30.914559490886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2]*EXP([.C172]/180)-[.D172]/([.C172]^2))/180" office:value-type="float" office:value="0.149500958986445" calcext:value-type="float">
            <text:p>0.149500958986445</text:p>
          </table:table-cell>
          <table:table-cell table:style-name="ce22" table:formula="of:=0.01*([.B172]+[.B172]^2*0.1+[.C172]*[.D172])/([.C172]*[.D172]-[.B172])" office:value-type="float" office:value="0.0100937827115674" calcext:value-type="float">
            <text:p>0.01009</text:p>
          </table:table-cell>
          <table:table-cell table:style-name="ce25" office:value-type="string" calcext:value-type="string">
            <text:p>3,998,026,374</text:p>
          </table:table-cell>
          <table:table-cell table:number-columns-repeated="56"/>
        </table:table-row>
        <table:table-row table:style-name="ro3">
          <table:table-cell table:style-name="ce9" table:formula="of:=[.A172]+1" office:value-type="float" office:value="171" calcext:value-type="float">
            <text:p>171</text:p>
          </table:table-cell>
          <table:table-cell table:style-name="ce15" table:formula="of:=RAND()*180" office:value-type="float" office:value="45.5210540389316" calcext:value-type="float">
            <text:p>45.5210540389316</text:p>
          </table:table-cell>
          <table:table-cell table:style-name="ce15" table:formula="of:=RAND()*180" office:value-type="float" office:value="171.81000937041" calcext:value-type="float">
            <text:p>171.81000937041</text:p>
          </table:table-cell>
          <table:table-cell table:style-name="ce15" table:formula="of:=RAND()*180" office:value-type="float" office:value="173.629322558791" calcext:value-type="float">
            <text:p>173.62932255879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3]*EXP([.C173]/180)-[.D173]/([.C173]^2))/180" office:value-type="float" office:value="0.656828976925272" calcext:value-type="float">
            <text:p>0.656828976925272</text:p>
          </table:table-cell>
          <table:table-cell table:style-name="ce22" table:formula="of:=0.01*([.B173]+[.B173]^2*0.1+[.C173]*[.D173])/([.C173]*[.D173]-[.B173])" office:value-type="float" office:value="0.0101001347622776" calcext:value-type="float">
            <text:p>0.01010</text:p>
          </table:table-cell>
          <table:table-cell table:style-name="ce25" office:value-type="string" calcext:value-type="string">
            <text:p>4,025,127,407</text:p>
          </table:table-cell>
          <table:table-cell table:number-columns-repeated="56"/>
        </table:table-row>
        <table:table-row table:style-name="ro3">
          <table:table-cell table:style-name="ce9" table:formula="of:=[.A173]+1" office:value-type="float" office:value="172" calcext:value-type="float">
            <text:p>172</text:p>
          </table:table-cell>
          <table:table-cell table:style-name="ce15" table:formula="of:=RAND()*180" office:value-type="float" office:value="111.454221481556" calcext:value-type="float">
            <text:p>111.454221481556</text:p>
          </table:table-cell>
          <table:table-cell table:style-name="ce15" table:formula="of:=RAND()*180" office:value-type="float" office:value="133.684803825544" calcext:value-type="float">
            <text:p>133.684803825544</text:p>
          </table:table-cell>
          <table:table-cell table:style-name="ce15" table:formula="of:=RAND()*180" office:value-type="float" office:value="3.8760600413023" calcext:value-type="float">
            <text:p>3.876060041302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4]*EXP([.C174]/180)-[.D174]/([.C174]^2))/180" office:value-type="float" office:value="1.30128145644787" calcext:value-type="float">
            <text:p>1.30128145644787</text:p>
          </table:table-cell>
          <table:table-cell table:style-name="ce22" table:formula="of:=0.01*([.B174]+[.B174]^2*0.1+[.C174]*[.D174])/([.C174]*[.D174]-[.B174])" office:value-type="float" office:value="0.0460229844463165" calcext:value-type="float">
            <text:p>0.04602</text:p>
          </table:table-cell>
          <table:table-cell table:style-name="ce25" office:value-type="string" calcext:value-type="string">
            <text:p>405,222,844</text:p>
          </table:table-cell>
          <table:table-cell table:number-columns-repeated="56"/>
        </table:table-row>
        <table:table-row table:style-name="ro3">
          <table:table-cell table:style-name="ce9" table:formula="of:=[.A174]+1" office:value-type="float" office:value="173" calcext:value-type="float">
            <text:p>173</text:p>
          </table:table-cell>
          <table:table-cell table:style-name="ce15" table:formula="of:=RAND()*180" office:value-type="float" office:value="143.156230100855" calcext:value-type="float">
            <text:p>143.156230100855</text:p>
          </table:table-cell>
          <table:table-cell table:style-name="ce15" table:formula="of:=RAND()*180" office:value-type="float" office:value="127.042540358313" calcext:value-type="float">
            <text:p>127.042540358313</text:p>
          </table:table-cell>
          <table:table-cell table:style-name="ce15" table:formula="of:=RAND()*180" office:value-type="float" office:value="94.0931724357916" calcext:value-type="float">
            <text:p>94.093172435791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5]*EXP([.C175]/180)-[.D175]/([.C175]^2))/180" office:value-type="float" office:value="1.61083307935593" calcext:value-type="float">
            <text:p>1.61083307935593</text:p>
          </table:table-cell>
          <table:table-cell table:style-name="ce22" table:formula="of:=0.01*([.B175]+[.B175]^2*0.1+[.C175]*[.D175])/([.C175]*[.D175]-[.B175])" office:value-type="float" office:value="0.0119776026403926" calcext:value-type="float">
            <text:p>0.01198</text:p>
          </table:table-cell>
          <table:table-cell table:style-name="ce25" office:value-type="string" calcext:value-type="string">
            <text:p>4,079,329,474</text:p>
          </table:table-cell>
          <table:table-cell table:number-columns-repeated="56"/>
        </table:table-row>
        <table:table-row table:style-name="ro3">
          <table:table-cell table:style-name="ce9" table:formula="of:=[.A175]+1" office:value-type="float" office:value="174" calcext:value-type="float">
            <text:p>174</text:p>
          </table:table-cell>
          <table:table-cell table:style-name="ce15" table:formula="of:=RAND()*180" office:value-type="float" office:value="155.763625431149" calcext:value-type="float">
            <text:p>155.763625431149</text:p>
          </table:table-cell>
          <table:table-cell table:style-name="ce15" table:formula="of:=RAND()*180" office:value-type="float" office:value="66.2615180461943" calcext:value-type="float">
            <text:p>66.2615180461943</text:p>
          </table:table-cell>
          <table:table-cell table:style-name="ce15" table:formula="of:=RAND()*180" office:value-type="float" office:value="27.0812660727609" calcext:value-type="float">
            <text:p>27.081266072760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6]*EXP([.C176]/180)-[.D176]/([.C176]^2))/180" office:value-type="float" office:value="1.25041428745186" calcext:value-type="float">
            <text:p>1.25041428745186</text:p>
          </table:table-cell>
          <table:table-cell table:style-name="ce22" table:formula="of:=0.01*([.B176]+[.B176]^2*0.1+[.C176]*[.D176])/([.C176]*[.D176]-[.B176])" office:value-type="float" office:value="0.0267070710422276" calcext:value-type="float">
            <text:p>0.02671</text:p>
          </table:table-cell>
          <table:table-cell table:style-name="ce25" office:value-type="string" calcext:value-type="string">
            <text:p>4,106,430,507</text:p>
          </table:table-cell>
          <table:table-cell table:number-columns-repeated="56"/>
        </table:table-row>
        <table:table-row table:style-name="ro3">
          <table:table-cell table:style-name="ce9" table:formula="of:=[.A176]+1" office:value-type="float" office:value="175" calcext:value-type="float">
            <text:p>175</text:p>
          </table:table-cell>
          <table:table-cell table:style-name="ce15" table:formula="of:=RAND()*180" office:value-type="float" office:value="72.6681027552343" calcext:value-type="float">
            <text:p>72.6681027552343</text:p>
          </table:table-cell>
          <table:table-cell table:style-name="ce15" table:formula="of:=RAND()*180" office:value-type="float" office:value="56.3340361481447" calcext:value-type="float">
            <text:p>56.3340361481447</text:p>
          </table:table-cell>
          <table:table-cell table:style-name="ce15" table:formula="of:=RAND()*180" office:value-type="float" office:value="150.106348615123" calcext:value-type="float">
            <text:p>150.10634861512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7]*EXP([.C177]/180)-[.D177]/([.C177]^2))/180" office:value-type="float" office:value="0.551803350317838" calcext:value-type="float">
            <text:p>0.551803350317838</text:p>
          </table:table-cell>
          <table:table-cell table:style-name="ce22" table:formula="of:=0.01*([.B177]+[.B177]^2*0.1+[.C177]*[.D177])/([.C177]*[.D177]-[.B177])" office:value-type="float" office:value="0.0108032531464459" calcext:value-type="float">
            <text:p>0.01080</text:p>
          </table:table-cell>
          <table:table-cell table:style-name="ce25" office:value-type="string" calcext:value-type="string">
            <text:p>413,353,154</text:p>
          </table:table-cell>
          <table:table-cell table:number-columns-repeated="56"/>
        </table:table-row>
        <table:table-row table:style-name="ro3">
          <table:table-cell table:style-name="ce9" table:formula="of:=[.A177]+1" office:value-type="float" office:value="176" calcext:value-type="float">
            <text:p>176</text:p>
          </table:table-cell>
          <table:table-cell table:style-name="ce15" table:formula="of:=RAND()*180" office:value-type="float" office:value="47.2315553411196" calcext:value-type="float">
            <text:p>47.2315553411196</text:p>
          </table:table-cell>
          <table:table-cell table:style-name="ce15" table:formula="of:=RAND()*180" office:value-type="float" office:value="108.843688534493" calcext:value-type="float">
            <text:p>108.843688534493</text:p>
          </table:table-cell>
          <table:table-cell table:style-name="ce15" table:formula="of:=RAND()*180" office:value-type="float" office:value="137.85972945355" calcext:value-type="float">
            <text:p>137.8597294535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78]*EXP([.C178]/180)-[.D178]/([.C178]^2))/180" office:value-type="float" office:value="0.480301105485118" calcext:value-type="float">
            <text:p>0.480301105485118</text:p>
          </table:table-cell>
          <table:table-cell table:style-name="ce22" table:formula="of:=0.01*([.B178]+[.B178]^2*0.1+[.C178]*[.D178])/([.C178]*[.D178]-[.B178])" office:value-type="float" office:value="0.0102122921385685" calcext:value-type="float">
            <text:p>0.01021</text:p>
          </table:table-cell>
          <table:table-cell table:style-name="ce26" office:value-type="string" calcext:value-type="string">
            <text:p>4,160,632,573</text:p>
          </table:table-cell>
          <table:table-cell table:number-columns-repeated="56"/>
        </table:table-row>
        <table:table-row table:style-name="ro3">
          <table:table-cell table:style-name="ce9" table:formula="of:=[.A178]+1" office:value-type="float" office:value="177" calcext:value-type="float">
            <text:p>177</text:p>
          </table:table-cell>
          <table:table-cell table:style-name="ce15" table:formula="of:=RAND()*180" office:value-type="float" office:value="101.502650938391" calcext:value-type="float">
            <text:p>101.502650938391</text:p>
          </table:table-cell>
          <table:table-cell table:style-name="ce15" table:formula="of:=RAND()*180" office:value-type="float" office:value="165.797428940645" calcext:value-type="float">
            <text:p>165.797428940645</text:p>
          </table:table-cell>
          <table:table-cell table:style-name="ce15" table:formula="of:=RAND()*180" office:value-type="float" office:value="116.156247207991" calcext:value-type="float">
            <text:p>116.15624720799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79]*EXP([.C179]/180)-[.D179]/([.C179]^2))/180" office:value-type="float" office:value="1.41652730983039" calcext:value-type="float">
            <text:p>1.41652730983039</text:p>
          </table:table-cell>
          <table:table-cell table:style-name="ce22" table:formula="of:=0.01*([.B179]+[.B179]^2*0.1+[.C179]*[.D179])/([.C179]*[.D179]-[.B179])" office:value-type="float" office:value="0.0106437804798648" calcext:value-type="float">
            <text:p>0.01064</text:p>
          </table:table-cell>
          <table:table-cell table:style-name="ce26" office:value-type="string" calcext:value-type="string">
            <text:p>4,187,733,606</text:p>
          </table:table-cell>
          <table:table-cell table:number-columns-repeated="56"/>
        </table:table-row>
        <table:table-row table:style-name="ro3">
          <table:table-cell table:style-name="ce9" table:formula="of:=[.A179]+1" office:value-type="float" office:value="178" calcext:value-type="float">
            <text:p>178</text:p>
          </table:table-cell>
          <table:table-cell table:style-name="ce15" table:formula="of:=RAND()*180" office:value-type="float" office:value="1.96048177321921" calcext:value-type="float">
            <text:p>1.96048177321921</text:p>
          </table:table-cell>
          <table:table-cell table:style-name="ce15" table:formula="of:=RAND()*180" office:value-type="float" office:value="95.4407361824036" calcext:value-type="float">
            <text:p>95.4407361824036</text:p>
          </table:table-cell>
          <table:table-cell table:style-name="ce15" table:formula="of:=RAND()*180" office:value-type="float" office:value="152.534480290773" calcext:value-type="float">
            <text:p>152.53448029077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0]*EXP([.C180]/180)-[.D180]/([.C180]^2))/180" office:value-type="float" office:value="0.0184151894636981" calcext:value-type="float">
            <text:p>0.018415189463698</text:p>
          </table:table-cell>
          <table:table-cell table:style-name="ce22" table:formula="of:=0.01*([.B180]+[.B180]^2*0.1+[.C180]*[.D180])/([.C180]*[.D180]-[.B180])" office:value-type="float" office:value="0.0100029577492592" calcext:value-type="float">
            <text:p>0.01000</text:p>
          </table:table-cell>
          <table:table-cell table:style-name="ce26" office:value-type="string" calcext:value-type="string">
            <text:p>421,483,464</text:p>
          </table:table-cell>
          <table:table-cell table:number-columns-repeated="56"/>
        </table:table-row>
        <table:table-row table:style-name="ro3">
          <table:table-cell table:style-name="ce9" table:formula="of:=[.A180]+1" office:value-type="float" office:value="179" calcext:value-type="float">
            <text:p>179</text:p>
          </table:table-cell>
          <table:table-cell table:style-name="ce15" table:formula="of:=RAND()*180" office:value-type="float" office:value="73.6889439743938" calcext:value-type="float">
            <text:p>73.6889439743938</text:p>
          </table:table-cell>
          <table:table-cell table:style-name="ce15" table:formula="of:=RAND()*180" office:value-type="float" office:value="111.760297986981" calcext:value-type="float">
            <text:p>111.760297986981</text:p>
          </table:table-cell>
          <table:table-cell table:style-name="ce15" table:formula="of:=RAND()*180" office:value-type="float" office:value="143.688726740446" calcext:value-type="float">
            <text:p>143.68872674044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1]*EXP([.C181]/180)-[.D181]/([.C181]^2))/180" office:value-type="float" office:value="0.761627686895583" calcext:value-type="float">
            <text:p>0.761627686895583</text:p>
          </table:table-cell>
          <table:table-cell table:style-name="ce22" table:formula="of:=0.01*([.B181]+[.B181]^2*0.1+[.C181]*[.D181])/([.C181]*[.D181]-[.B181])" office:value-type="float" office:value="0.0104318946989959" calcext:value-type="float">
            <text:p>0.01043</text:p>
          </table:table-cell>
          <table:table-cell table:style-name="ce26" office:value-type="string" calcext:value-type="string">
            <text:p>4,241,935,673</text:p>
          </table:table-cell>
          <table:table-cell table:number-columns-repeated="56"/>
        </table:table-row>
        <table:table-row table:style-name="ro3">
          <table:table-cell table:style-name="ce9" table:formula="of:=[.A181]+1" office:value-type="float" office:value="180" calcext:value-type="float">
            <text:p>180</text:p>
          </table:table-cell>
          <table:table-cell table:style-name="ce15" table:formula="of:=RAND()*180" office:value-type="float" office:value="60.1074196339287" calcext:value-type="float">
            <text:p>60.1074196339287</text:p>
          </table:table-cell>
          <table:table-cell table:style-name="ce15" table:formula="of:=RAND()*180" office:value-type="float" office:value="82.590437258856" calcext:value-type="float">
            <text:p>82.590437258856</text:p>
          </table:table-cell>
          <table:table-cell table:style-name="ce15" table:formula="of:=RAND()*180" office:value-type="float" office:value="5.54160347406438" calcext:value-type="float">
            <text:p>5.5416034740643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2]*EXP([.C182]/180)-[.D182]/([.C182]^2))/180" office:value-type="float" office:value="0.528349996874235" calcext:value-type="float">
            <text:p>0.528349996874235</text:p>
          </table:table-cell>
          <table:table-cell table:style-name="ce22" table:formula="of:=0.01*([.B182]+[.B182]^2*0.1+[.C182]*[.D182])/([.C182]*[.D182]-[.B182])" office:value-type="float" office:value="0.0221110174433501" calcext:value-type="float">
            <text:p>0.02211</text:p>
          </table:table-cell>
          <table:table-cell table:style-name="ce26" office:value-type="string" calcext:value-type="string">
            <text:p>4,269,036,706</text:p>
          </table:table-cell>
          <table:table-cell table:number-columns-repeated="56"/>
        </table:table-row>
        <table:table-row table:style-name="ro3">
          <table:table-cell table:style-name="ce9" table:formula="of:=[.A182]+1" office:value-type="float" office:value="181" calcext:value-type="float">
            <text:p>181</text:p>
          </table:table-cell>
          <table:table-cell table:style-name="ce15" table:formula="of:=RAND()*180" office:value-type="float" office:value="128.981635839645" calcext:value-type="float">
            <text:p>128.981635839645</text:p>
          </table:table-cell>
          <table:table-cell table:style-name="ce15" table:formula="of:=RAND()*180" office:value-type="float" office:value="99.3507227375145" calcext:value-type="float">
            <text:p>99.3507227375145</text:p>
          </table:table-cell>
          <table:table-cell table:style-name="ce15" table:formula="of:=RAND()*180" office:value-type="float" office:value="138.495589969911" calcext:value-type="float">
            <text:p>138.49558996991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3]*EXP([.C183]/180)-[.D183]/([.C183]^2))/180" office:value-type="float" office:value="1.2443322023027" calcext:value-type="float">
            <text:p>1.2443322023027</text:p>
          </table:table-cell>
          <table:table-cell table:style-name="ce22" table:formula="of:=0.01*([.B183]+[.B183]^2*0.1+[.C183]*[.D183])/([.C183]*[.D183]-[.B183])" office:value-type="float" office:value="0.0114097557780184" calcext:value-type="float">
            <text:p>0.01141</text:p>
          </table:table-cell>
          <table:table-cell table:style-name="ce26" office:value-type="string" calcext:value-type="string">
            <text:p>4,296,137,739</text:p>
          </table:table-cell>
          <table:table-cell table:number-columns-repeated="56"/>
        </table:table-row>
        <table:table-row table:style-name="ro3">
          <table:table-cell table:style-name="ce9" table:formula="of:=[.A183]+1" office:value-type="float" office:value="182" calcext:value-type="float">
            <text:p>182</text:p>
          </table:table-cell>
          <table:table-cell table:style-name="ce15" table:formula="of:=RAND()*180" office:value-type="float" office:value="112.523818238268" calcext:value-type="float">
            <text:p>112.523818238268</text:p>
          </table:table-cell>
          <table:table-cell table:style-name="ce15" table:formula="of:=RAND()*180" office:value-type="float" office:value="26.2511792139848" calcext:value-type="float">
            <text:p>26.2511792139848</text:p>
          </table:table-cell>
          <table:table-cell table:style-name="ce15" table:formula="of:=RAND()*180" office:value-type="float" office:value="112.725103009522" calcext:value-type="float">
            <text:p>112.72510300952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4]*EXP([.C184]/180)-[.D184]/([.C184]^2))/180" office:value-type="float" office:value="0.722376160733209" calcext:value-type="float">
            <text:p>0.722376160733209</text:p>
          </table:table-cell>
          <table:table-cell table:style-name="ce22" table:formula="of:=0.01*([.B184]+[.B184]^2*0.1+[.C184]*[.D184])/([.C184]*[.D184]-[.B184])" office:value-type="float" office:value="0.0152384811537008" calcext:value-type="float">
            <text:p>0.01524</text:p>
          </table:table-cell>
          <table:table-cell table:style-name="ce26" office:value-type="string" calcext:value-type="string">
            <text:p>4,323,238,772</text:p>
          </table:table-cell>
          <table:table-cell table:number-columns-repeated="56"/>
        </table:table-row>
        <table:table-row table:style-name="ro3">
          <table:table-cell table:style-name="ce9" table:formula="of:=[.A184]+1" office:value-type="float" office:value="183" calcext:value-type="float">
            <text:p>183</text:p>
          </table:table-cell>
          <table:table-cell table:style-name="ce15" table:formula="of:=RAND()*180" office:value-type="float" office:value="106.517004474683" calcext:value-type="float">
            <text:p>106.517004474683</text:p>
          </table:table-cell>
          <table:table-cell table:style-name="ce15" table:formula="of:=RAND()*180" office:value-type="float" office:value="85.682889236067" calcext:value-type="float">
            <text:p>85.682889236067</text:p>
          </table:table-cell>
          <table:table-cell table:style-name="ce15" table:formula="of:=RAND()*180" office:value-type="float" office:value="129.349651220584" calcext:value-type="float">
            <text:p>129.34965122058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5]*EXP([.C185]/180)-[.D185]/([.C185]^2))/180" office:value-type="float" office:value="0.952429751215759" calcext:value-type="float">
            <text:p>0.952429751215759</text:p>
          </table:table-cell>
          <table:table-cell table:style-name="ce22" table:formula="of:=0.01*([.B185]+[.B185]^2*0.1+[.C185]*[.D185])/([.C185]*[.D185]-[.B185])" office:value-type="float" office:value="0.0112277292001368" calcext:value-type="float">
            <text:p>0.01123</text:p>
          </table:table-cell>
          <table:table-cell table:style-name="ce26" office:value-type="string" calcext:value-type="string">
            <text:p>4,350,339,806</text:p>
          </table:table-cell>
          <table:table-cell table:number-columns-repeated="56"/>
        </table:table-row>
        <table:table-row table:style-name="ro3">
          <table:table-cell table:style-name="ce9" table:formula="of:=[.A185]+1" office:value-type="float" office:value="184" calcext:value-type="float">
            <text:p>184</text:p>
          </table:table-cell>
          <table:table-cell table:style-name="ce15" table:formula="of:=RAND()*180" office:value-type="float" office:value="168.17891708012" calcext:value-type="float">
            <text:p>168.17891708012</text:p>
          </table:table-cell>
          <table:table-cell table:style-name="ce15" table:formula="of:=RAND()*180" office:value-type="float" office:value="147.180464610225" calcext:value-type="float">
            <text:p>147.180464610225</text:p>
          </table:table-cell>
          <table:table-cell table:style-name="ce15" table:formula="of:=RAND()*180" office:value-type="float" office:value="53.1498411454632" calcext:value-type="float">
            <text:p>53.149841145463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86]*EXP([.C186]/180)-[.D186]/([.C186]^2))/180" office:value-type="float" office:value="2.11643771392486" calcext:value-type="float">
            <text:p>2.11643771392486</text:p>
          </table:table-cell>
          <table:table-cell table:style-name="ce22" table:formula="of:=0.01*([.B186]+[.B186]^2*0.1+[.C186]*[.D186])/([.C186]*[.D186]-[.B186])" office:value-type="float" office:value="0.0141345583721804" calcext:value-type="float">
            <text:p>0.01413</text:p>
          </table:table-cell>
          <table:table-cell table:style-name="ce27" office:value-type="string" calcext:value-type="string">
            <text:p>4,377,440,839</text:p>
          </table:table-cell>
          <table:table-cell table:number-columns-repeated="56"/>
        </table:table-row>
        <table:table-row table:style-name="ro3">
          <table:table-cell table:style-name="ce9" table:formula="of:=[.A186]+1" office:value-type="float" office:value="185" calcext:value-type="float">
            <text:p>185</text:p>
          </table:table-cell>
          <table:table-cell table:style-name="ce15" table:formula="of:=RAND()*180" office:value-type="float" office:value="69.9521463462704" calcext:value-type="float">
            <text:p>69.9521463462704</text:p>
          </table:table-cell>
          <table:table-cell table:style-name="ce15" table:formula="of:=RAND()*180" office:value-type="float" office:value="139.558547117161" calcext:value-type="float">
            <text:p>139.558547117161</text:p>
          </table:table-cell>
          <table:table-cell table:style-name="ce15" table:formula="of:=RAND()*180" office:value-type="float" office:value="100.229023309815" calcext:value-type="float">
            <text:p>100.22902330981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87]*EXP([.C187]/180)-[.D187]/([.C187]^2))/180" office:value-type="float" office:value="0.843787927785015" calcext:value-type="float">
            <text:p>0.843787927785015</text:p>
          </table:table-cell>
          <table:table-cell table:style-name="ce22" table:formula="of:=0.01*([.B187]+[.B187]^2*0.1+[.C187]*[.D187])/([.C187]*[.D187]-[.B187])" office:value-type="float" office:value="0.010452105680675" calcext:value-type="float">
            <text:p>0.01045</text:p>
          </table:table-cell>
          <table:table-cell table:style-name="ce27" office:value-type="string" calcext:value-type="string">
            <text:p>4,404,541,872</text:p>
          </table:table-cell>
          <table:table-cell table:number-columns-repeated="56"/>
        </table:table-row>
        <table:table-row table:style-name="ro3">
          <table:table-cell table:style-name="ce9" table:formula="of:=[.A187]+1" office:value-type="float" office:value="186" calcext:value-type="float">
            <text:p>186</text:p>
          </table:table-cell>
          <table:table-cell table:style-name="ce15" table:formula="of:=RAND()*180" office:value-type="float" office:value="22.4007784698432" calcext:value-type="float">
            <text:p>22.4007784698432</text:p>
          </table:table-cell>
          <table:table-cell table:style-name="ce15" table:formula="of:=RAND()*180" office:value-type="float" office:value="7.51400507849187" calcext:value-type="float">
            <text:p>7.51400507849187</text:p>
          </table:table-cell>
          <table:table-cell table:style-name="ce15" table:formula="of:=RAND()*180" office:value-type="float" office:value="150.747191133262" calcext:value-type="float">
            <text:p>150.74719113326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88]*EXP([.C188]/180)-[.D188]/([.C188]^2))/180" office:value-type="float" office:value="0.114920611973673" calcext:value-type="float">
            <text:p>0.114920611973673</text:p>
          </table:table-cell>
          <table:table-cell table:style-name="ce22" table:formula="of:=0.01*([.B188]+[.B188]^2*0.1+[.C188]*[.D188])/([.C188]*[.D188]-[.B188])" office:value-type="float" office:value="0.0108554428020307" calcext:value-type="float">
            <text:p>0.01086</text:p>
          </table:table-cell>
          <table:table-cell table:style-name="ce27" office:value-type="string" calcext:value-type="string">
            <text:p>4,431,642,905</text:p>
          </table:table-cell>
          <table:table-cell table:number-columns-repeated="56"/>
        </table:table-row>
        <table:table-row table:style-name="ro3">
          <table:table-cell table:style-name="ce9" table:formula="of:=[.A188]+1" office:value-type="float" office:value="187" calcext:value-type="float">
            <text:p>187</text:p>
          </table:table-cell>
          <table:table-cell table:style-name="ce15" table:formula="of:=RAND()*180" office:value-type="float" office:value="76.2444243109136" calcext:value-type="float">
            <text:p>76.2444243109136</text:p>
          </table:table-cell>
          <table:table-cell table:style-name="ce15" table:formula="of:=RAND()*180" office:value-type="float" office:value="178.662506407482" calcext:value-type="float">
            <text:p>178.662506407482</text:p>
          </table:table-cell>
          <table:table-cell table:style-name="ce15" table:formula="of:=RAND()*180" office:value-type="float" office:value="29.0478697004612" calcext:value-type="float">
            <text:p>29.047869700461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89]*EXP([.C189]/180)-[.D189]/([.C189]^2))/180" office:value-type="float" office:value="1.14288125965991" calcext:value-type="float">
            <text:p>1.14288125965991</text:p>
          </table:table-cell>
          <table:table-cell table:style-name="ce22" table:formula="of:=0.01*([.B189]+[.B189]^2*0.1+[.C189]*[.D189])/([.C189]*[.D189]-[.B189])" office:value-type="float" office:value="0.0114350387995499" calcext:value-type="float">
            <text:p>0.01144</text:p>
          </table:table-cell>
          <table:table-cell table:style-name="ce27" office:value-type="string" calcext:value-type="string">
            <text:p>4,458,743,938</text:p>
          </table:table-cell>
          <table:table-cell table:number-columns-repeated="56"/>
        </table:table-row>
        <table:table-row table:style-name="ro3">
          <table:table-cell table:style-name="ce9" table:formula="of:=[.A189]+1" office:value-type="float" office:value="188" calcext:value-type="float">
            <text:p>188</text:p>
          </table:table-cell>
          <table:table-cell table:style-name="ce15" table:formula="of:=RAND()*180" office:value-type="float" office:value="61.3522447762497" calcext:value-type="float">
            <text:p>61.3522447762497</text:p>
          </table:table-cell>
          <table:table-cell table:style-name="ce15" table:formula="of:=RAND()*180" office:value-type="float" office:value="99.2053440553707" calcext:value-type="float">
            <text:p>99.2053440553707</text:p>
          </table:table-cell>
          <table:table-cell table:style-name="ce15" table:formula="of:=RAND()*180" office:value-type="float" office:value="62.2360228607898" calcext:value-type="float">
            <text:p>62.236022860789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90]*EXP([.C190]/180)-[.D190]/([.C190]^2))/180" office:value-type="float" office:value="0.591411224720007" calcext:value-type="float">
            <text:p>0.591411224720007</text:p>
          </table:table-cell>
          <table:table-cell table:style-name="ce22" table:formula="of:=0.01*([.B190]+[.B190]^2*0.1+[.C190]*[.D190])/([.C190]*[.D190]-[.B190])" office:value-type="float" office:value="0.0108165076371031" calcext:value-type="float">
            <text:p>0.01082</text:p>
          </table:table-cell>
          <table:table-cell table:style-name="ce27" office:value-type="string" calcext:value-type="string">
            <text:p>4,485,844,972</text:p>
          </table:table-cell>
          <table:table-cell table:number-columns-repeated="56"/>
        </table:table-row>
        <table:table-row table:style-name="ro3">
          <table:table-cell table:style-name="ce9" table:formula="of:=[.A190]+1" office:value-type="float" office:value="189" calcext:value-type="float">
            <text:p>189</text:p>
          </table:table-cell>
          <table:table-cell table:style-name="ce15" table:formula="of:=RAND()*180" office:value-type="float" office:value="9.96030012005009" calcext:value-type="float">
            <text:p>9.96030012005009</text:p>
          </table:table-cell>
          <table:table-cell table:style-name="ce15" table:formula="of:=RAND()*180" office:value-type="float" office:value="156.762769793136" calcext:value-type="float">
            <text:p>156.762769793136</text:p>
          </table:table-cell>
          <table:table-cell table:style-name="ce15" table:formula="of:=RAND()*180" office:value-type="float" office:value="98.2000969814735" calcext:value-type="float">
            <text:p>98.200096981473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91]*EXP([.C191]/180)-[.D191]/([.C191]^2))/180" office:value-type="float" office:value="0.132177004258347" calcext:value-type="float">
            <text:p>0.132177004258347</text:p>
          </table:table-cell>
          <table:table-cell table:style-name="ce22" table:formula="of:=0.01*([.B191]+[.B191]^2*0.1+[.C191]*[.D191])/([.C191]*[.D191]-[.B191])" office:value-type="float" office:value="0.0100193974583133" calcext:value-type="float">
            <text:p>0.01002</text:p>
          </table:table-cell>
          <table:table-cell table:style-name="ce27" office:value-type="string" calcext:value-type="string">
            <text:p>4,512,946,005</text:p>
          </table:table-cell>
          <table:table-cell table:number-columns-repeated="56"/>
        </table:table-row>
        <table:table-row table:style-name="ro3">
          <table:table-cell table:style-name="ce9" table:formula="of:=[.A191]+1" office:value-type="float" office:value="190" calcext:value-type="float">
            <text:p>190</text:p>
          </table:table-cell>
          <table:table-cell table:style-name="ce15" table:formula="of:=RAND()*180" office:value-type="float" office:value="6.48916730004857" calcext:value-type="float">
            <text:p>6.48916730004857</text:p>
          </table:table-cell>
          <table:table-cell table:style-name="ce15" table:formula="of:=RAND()*180" office:value-type="float" office:value="56.2793350393159" calcext:value-type="float">
            <text:p>56.2793350393159</text:p>
          </table:table-cell>
          <table:table-cell table:style-name="ce15" table:formula="of:=RAND()*180" office:value-type="float" office:value="120.252914157888" calcext:value-type="float">
            <text:p>120.25291415788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92]*EXP([.C192]/180)-[.D192]/([.C192]^2))/180" office:value-type="float" office:value="0.0490728858208191" calcext:value-type="float">
            <text:p>0.049072885820819</text:p>
          </table:table-cell>
          <table:table-cell table:style-name="ce22" table:formula="of:=0.01*([.B192]+[.B192]^2*0.1+[.C192]*[.D192])/([.C192]*[.D192]-[.B192])" office:value-type="float" office:value="0.0100254231480869" calcext:value-type="float">
            <text:p>0.01003</text:p>
          </table:table-cell>
          <table:table-cell table:style-name="ce27" office:value-type="string" calcext:value-type="string">
            <text:p>4,540,047,038</text:p>
          </table:table-cell>
          <table:table-cell table:number-columns-repeated="56"/>
        </table:table-row>
        <table:table-row table:style-name="ro3">
          <table:table-cell table:style-name="ce9" table:formula="of:=[.A192]+1" office:value-type="float" office:value="191" calcext:value-type="float">
            <text:p>191</text:p>
          </table:table-cell>
          <table:table-cell table:style-name="ce15" table:formula="of:=RAND()*180" office:value-type="float" office:value="106.036534253672" calcext:value-type="float">
            <text:p>106.036534253672</text:p>
          </table:table-cell>
          <table:table-cell table:style-name="ce15" table:formula="of:=RAND()*180" office:value-type="float" office:value="38.3333772464028" calcext:value-type="float">
            <text:p>38.3333772464028</text:p>
          </table:table-cell>
          <table:table-cell table:style-name="ce15" table:formula="of:=RAND()*180" office:value-type="float" office:value="35.7671159415392" calcext:value-type="float">
            <text:p>35.767115941539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93]*EXP([.C193]/180)-[.D193]/([.C193]^2))/180" office:value-type="float" office:value="0.728771177697905" calcext:value-type="float">
            <text:p>0.728771177697905</text:p>
          </table:table-cell>
          <table:table-cell table:style-name="ce22" table:formula="of:=0.01*([.B193]+[.B193]^2*0.1+[.C193]*[.D193])/([.C193]*[.D193]-[.B193])" office:value-type="float" office:value="0.0205644883750705" calcext:value-type="float">
            <text:p>0.02056</text:p>
          </table:table-cell>
          <table:table-cell table:style-name="ce27" office:value-type="string" calcext:value-type="string">
            <text:p>4,567,148,071</text:p>
          </table:table-cell>
          <table:table-cell table:number-columns-repeated="56"/>
        </table:table-row>
        <table:table-row table:style-name="ro3">
          <table:table-cell table:style-name="ce9" table:formula="of:=[.A193]+1" office:value-type="float" office:value="192" calcext:value-type="float">
            <text:p>192</text:p>
          </table:table-cell>
          <table:table-cell table:style-name="ce15" table:formula="of:=RAND()*180" office:value-type="float" office:value="102.211074064545" calcext:value-type="float">
            <text:p>102.211074064545</text:p>
          </table:table-cell>
          <table:table-cell table:style-name="ce15" table:formula="of:=RAND()*180" office:value-type="float" office:value="129.569925912962" calcext:value-type="float">
            <text:p>129.569925912962</text:p>
          </table:table-cell>
          <table:table-cell table:style-name="ce15" table:formula="of:=RAND()*180" office:value-type="float" office:value="42.9358586732511" calcext:value-type="float">
            <text:p>42.935858673251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4]*EXP([.C194]/180)-[.D194]/([.C194]^2))/180" office:value-type="float" office:value="1.16637881356104" calcext:value-type="float">
            <text:p>1.16637881356104</text:p>
          </table:table-cell>
          <table:table-cell table:style-name="ce22" table:formula="of:=0.01*([.B194]+[.B194]^2*0.1+[.C194]*[.D194])/([.C194]*[.D194]-[.B194])" office:value-type="float" office:value="0.0122873758579599" calcext:value-type="float">
            <text:p>0.01229</text:p>
          </table:table-cell>
          <table:table-cell table:style-name="ce28" office:value-type="string" calcext:value-type="string">
            <text:p>4,594,249,104</text:p>
          </table:table-cell>
          <table:table-cell table:number-columns-repeated="56"/>
        </table:table-row>
        <table:table-row table:style-name="ro3">
          <table:table-cell table:style-name="ce9" table:formula="of:=[.A194]+1" office:value-type="float" office:value="193" calcext:value-type="float">
            <text:p>193</text:p>
          </table:table-cell>
          <table:table-cell table:style-name="ce15" table:formula="of:=RAND()*180" office:value-type="float" office:value="131.926932617004" calcext:value-type="float">
            <text:p>131.926932617004</text:p>
          </table:table-cell>
          <table:table-cell table:style-name="ce15" table:formula="of:=RAND()*180" office:value-type="float" office:value="16.5538204722325" calcext:value-type="float">
            <text:p>16.5538204722325</text:p>
          </table:table-cell>
          <table:table-cell table:style-name="ce15" table:formula="of:=RAND()*180" office:value-type="float" office:value="154.296410838036" calcext:value-type="float">
            <text:p>154.29641083803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5]*EXP([.C195]/180)-[.D195]/([.C195]^2))/180" office:value-type="float" office:value="0.800400091369646" calcext:value-type="float">
            <text:p>0.800400091369646</text:p>
          </table:table-cell>
          <table:table-cell table:style-name="ce22" table:formula="of:=0.01*([.B195]+[.B195]^2*0.1+[.C195]*[.D195])/([.C195]*[.D195]-[.B195])" office:value-type="float" office:value="0.0182745810724147" calcext:value-type="float">
            <text:p>0.01827</text:p>
          </table:table-cell>
          <table:table-cell table:style-name="ce28" office:value-type="string" calcext:value-type="string">
            <text:p>4,621,350,138</text:p>
          </table:table-cell>
          <table:table-cell table:number-columns-repeated="56"/>
        </table:table-row>
        <table:table-row table:style-name="ro3">
          <table:table-cell table:style-name="ce9" table:formula="of:=[.A195]+1" office:value-type="float" office:value="194" calcext:value-type="float">
            <text:p>194</text:p>
          </table:table-cell>
          <table:table-cell table:style-name="ce15" table:formula="of:=RAND()*180" office:value-type="float" office:value="137.89495726142" calcext:value-type="float">
            <text:p>137.89495726142</text:p>
          </table:table-cell>
          <table:table-cell table:style-name="ce15" table:formula="of:=RAND()*180" office:value-type="float" office:value="89.0053604623846" calcext:value-type="float">
            <text:p>89.0053604623846</text:p>
          </table:table-cell>
          <table:table-cell table:style-name="ce15" table:formula="of:=RAND()*180" office:value-type="float" office:value="170.602701697321" calcext:value-type="float">
            <text:p>170.60270169732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6]*EXP([.C196]/180)-[.D196]/([.C196]^2))/180" office:value-type="float" office:value="1.2559777299982" calcext:value-type="float">
            <text:p>1.2559777299982</text:p>
          </table:table-cell>
          <table:table-cell table:style-name="ce22" table:formula="of:=0.01*([.B196]+[.B196]^2*0.1+[.C196]*[.D196])/([.C196]*[.D196]-[.B196])" office:value-type="float" office:value="0.011447026674277" calcext:value-type="float">
            <text:p>0.01145</text:p>
          </table:table-cell>
          <table:table-cell table:style-name="ce28" office:value-type="string" calcext:value-type="string">
            <text:p>4,648,451,171</text:p>
          </table:table-cell>
          <table:table-cell table:number-columns-repeated="56"/>
        </table:table-row>
        <table:table-row table:style-name="ro3">
          <table:table-cell table:style-name="ce9" table:formula="of:=[.A196]+1" office:value-type="float" office:value="195" calcext:value-type="float">
            <text:p>195</text:p>
          </table:table-cell>
          <table:table-cell table:style-name="ce15" table:formula="of:=RAND()*180" office:value-type="float" office:value="21.6314393729447" calcext:value-type="float">
            <text:p>21.6314393729447</text:p>
          </table:table-cell>
          <table:table-cell table:style-name="ce15" table:formula="of:=RAND()*180" office:value-type="float" office:value="21.901541563603" calcext:value-type="float">
            <text:p>21.901541563603</text:p>
          </table:table-cell>
          <table:table-cell table:style-name="ce15" table:formula="of:=RAND()*180" office:value-type="float" office:value="85.2854746965726" calcext:value-type="float">
            <text:p>85.285474696572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7]*EXP([.C197]/180)-[.D197]/([.C197]^2))/180" office:value-type="float" office:value="0.134735968620826" calcext:value-type="float">
            <text:p>0.134735968620826</text:p>
          </table:table-cell>
          <table:table-cell table:style-name="ce22" table:formula="of:=0.01*([.B197]+[.B197]^2*0.1+[.C197]*[.D197])/([.C197]*[.D197]-[.B197])" office:value-type="float" office:value="0.0104877708954189" calcext:value-type="float">
            <text:p>0.01049</text:p>
          </table:table-cell>
          <table:table-cell table:style-name="ce28" office:value-type="string" calcext:value-type="string">
            <text:p>4,675,552,204</text:p>
          </table:table-cell>
          <table:table-cell table:number-columns-repeated="56"/>
        </table:table-row>
        <table:table-row table:style-name="ro3">
          <table:table-cell table:style-name="ce9" table:formula="of:=[.A197]+1" office:value-type="float" office:value="196" calcext:value-type="float">
            <text:p>196</text:p>
          </table:table-cell>
          <table:table-cell table:style-name="ce15" table:formula="of:=RAND()*180" office:value-type="float" office:value="142.706035031807" calcext:value-type="float">
            <text:p>142.706035031807</text:p>
          </table:table-cell>
          <table:table-cell table:style-name="ce15" table:formula="of:=RAND()*180" office:value-type="float" office:value="170.814043844248" calcext:value-type="float">
            <text:p>170.814043844248</text:p>
          </table:table-cell>
          <table:table-cell table:style-name="ce15" table:formula="of:=RAND()*180" office:value-type="float" office:value="99.8790284816712" calcext:value-type="float">
            <text:p>99.879028481671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8]*EXP([.C198]/180)-[.D198]/([.C198]^2))/180" office:value-type="float" office:value="2.04784411408116" calcext:value-type="float">
            <text:p>2.04784411408116</text:p>
          </table:table-cell>
          <table:table-cell table:style-name="ce22" table:formula="of:=0.01*([.B198]+[.B198]^2*0.1+[.C198]*[.D198])/([.C198]*[.D198]-[.B198])" office:value-type="float" office:value="0.0113724486044666" calcext:value-type="float">
            <text:p>0.01137</text:p>
          </table:table-cell>
          <table:table-cell table:style-name="ce28" office:value-type="string" calcext:value-type="string">
            <text:p>4,702,653,237</text:p>
          </table:table-cell>
          <table:table-cell table:number-columns-repeated="56"/>
        </table:table-row>
        <table:table-row table:style-name="ro3">
          <table:table-cell table:style-name="ce9" table:formula="of:=[.A198]+1" office:value-type="float" office:value="197" calcext:value-type="float">
            <text:p>197</text:p>
          </table:table-cell>
          <table:table-cell table:style-name="ce15" table:formula="of:=RAND()*180" office:value-type="float" office:value="37.1848625976419" calcext:value-type="float">
            <text:p>37.1848625976419</text:p>
          </table:table-cell>
          <table:table-cell table:style-name="ce15" table:formula="of:=RAND()*180" office:value-type="float" office:value="24.7033094415051" calcext:value-type="float">
            <text:p>24.7033094415051</text:p>
          </table:table-cell>
          <table:table-cell table:style-name="ce15" table:formula="of:=RAND()*180" office:value-type="float" office:value="107.636660730895" calcext:value-type="float">
            <text:p>107.63666073089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9]*EXP([.C199]/180)-[.D199]/([.C199]^2))/180" office:value-type="float" office:value="0.235991826444475" calcext:value-type="float">
            <text:p>0.235991826444475</text:p>
          </table:table-cell>
          <table:table-cell table:style-name="ce22" table:formula="of:=0.01*([.B199]+[.B199]^2*0.1+[.C199]*[.D199])/([.C199]*[.D199]-[.B199])" office:value-type="float" office:value="0.0108110511073103" calcext:value-type="float">
            <text:p>0.01081</text:p>
          </table:table-cell>
          <table:table-cell table:style-name="ce28" office:value-type="string" calcext:value-type="string">
            <text:p>472,975,427</text:p>
          </table:table-cell>
          <table:table-cell table:number-columns-repeated="56"/>
        </table:table-row>
        <table:table-row table:style-name="ro3">
          <table:table-cell table:style-name="ce9" table:formula="of:=[.A199]+1" office:value-type="float" office:value="198" calcext:value-type="float">
            <text:p>198</text:p>
          </table:table-cell>
          <table:table-cell table:style-name="ce15" table:formula="of:=RAND()*180" office:value-type="float" office:value="4.27391880646444" calcext:value-type="float">
            <text:p>4.27391880646444</text:p>
          </table:table-cell>
          <table:table-cell table:style-name="ce15" table:formula="of:=RAND()*180" office:value-type="float" office:value="141.107187483071" calcext:value-type="float">
            <text:p>141.107187483071</text:p>
          </table:table-cell>
          <table:table-cell table:style-name="ce15" table:formula="of:=RAND()*180" office:value-type="float" office:value="105.955093651241" calcext:value-type="float">
            <text:p>105.95509365124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00]*EXP([.C200]/180)-[.D200]/([.C200]^2))/180" office:value-type="float" office:value="0.0519712006330332" calcext:value-type="float">
            <text:p>0.051971200633033</text:p>
          </table:table-cell>
          <table:table-cell table:style-name="ce22" table:formula="of:=0.01*([.B200]+[.B200]^2*0.1+[.C200]*[.D200])/([.C200]*[.D200]-[.B200])" office:value-type="float" office:value="0.0100069409569808" calcext:value-type="float">
            <text:p>0.01001</text:p>
          </table:table-cell>
          <table:table-cell table:style-name="ce28" office:value-type="string" calcext:value-type="string">
            <text:p>4,756,855,303</text:p>
          </table:table-cell>
          <table:table-cell table:number-columns-repeated="56"/>
        </table:table-row>
        <table:table-row table:style-name="ro3">
          <table:table-cell table:style-name="ce9" table:formula="of:=[.A200]+1" office:value-type="float" office:value="199" calcext:value-type="float">
            <text:p>199</text:p>
          </table:table-cell>
          <table:table-cell table:style-name="ce15" table:formula="of:=RAND()*180" office:value-type="float" office:value="120.140919530839" calcext:value-type="float">
            <text:p>120.140919530839</text:p>
          </table:table-cell>
          <table:table-cell table:style-name="ce15" table:formula="of:=RAND()*180" office:value-type="float" office:value="8.5616908813123" calcext:value-type="float">
            <text:p>8.5616908813123</text:p>
          </table:table-cell>
          <table:table-cell table:style-name="ce15" table:formula="of:=RAND()*180" office:value-type="float" office:value="154.508613745351" calcext:value-type="float">
            <text:p>154.50861374535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1]*EXP([.C201]/180)-[.D201]/([.C201]^2))/180" office:value-type="float" office:value="0.688253785379556" calcext:value-type="float">
            <text:p>0.688253785379556</text:p>
          </table:table-cell>
          <table:table-cell table:style-name="ce22" table:formula="of:=0.01*([.B201]+[.B201]^2*0.1+[.C201]*[.D201])/([.C201]*[.D201]-[.B201])" office:value-type="float" office:value="0.0239988874814901" calcext:value-type="float">
            <text:p>0.02400</text:p>
          </table:table-cell>
          <table:table-cell table:style-name="ce24" office:value-type="float" office:value="13.3219384615385" calcext:value-type="float">
            <text:p>13</text:p>
          </table:table-cell>
          <table:table-cell table:number-columns-repeated="56"/>
        </table:table-row>
        <table:table-row table:style-name="ro3">
          <table:table-cell table:style-name="ce9" table:formula="of:=[.A201]+1" office:value-type="float" office:value="200" calcext:value-type="float">
            <text:p>200</text:p>
          </table:table-cell>
          <table:table-cell table:style-name="ce15" table:formula="of:=RAND()*180" office:value-type="float" office:value="137.888322736478" calcext:value-type="float">
            <text:p>137.888322736478</text:p>
          </table:table-cell>
          <table:table-cell table:style-name="ce15" table:formula="of:=RAND()*180" office:value-type="float" office:value="169.475431075029" calcext:value-type="float">
            <text:p>169.475431075029</text:p>
          </table:table-cell>
          <table:table-cell table:style-name="ce15" table:formula="of:=RAND()*180" office:value-type="float" office:value="71.3042663062743" calcext:value-type="float">
            <text:p>71.304266306274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2]*EXP([.C202]/180)-[.D202]/([.C202]^2))/180" office:value-type="float" office:value="1.96405340501406" calcext:value-type="float">
            <text:p>1.96405340501406</text:p>
          </table:table-cell>
          <table:table-cell table:style-name="ce22" table:formula="of:=0.01*([.B202]+[.B202]^2*0.1+[.C202]*[.D202])/([.C202]*[.D202]-[.B202])" office:value-type="float" office:value="0.0118223812997888" calcext:value-type="float">
            <text:p>0.01182</text:p>
          </table:table-cell>
          <table:table-cell table:style-name="ce24" office:value-type="float" office:value="13.7055952157598" calcext:value-type="float">
            <text:p>14</text:p>
          </table:table-cell>
          <table:table-cell table:number-columns-repeated="56"/>
        </table:table-row>
        <table:table-row table:style-name="ro3">
          <table:table-cell table:style-name="ce9" table:formula="of:=[.A202]+1" office:value-type="float" office:value="201" calcext:value-type="float">
            <text:p>201</text:p>
          </table:table-cell>
          <table:table-cell table:style-name="ce15" table:formula="of:=RAND()*180" office:value-type="float" office:value="75.3139242250061" calcext:value-type="float">
            <text:p>75.3139242250061</text:p>
          </table:table-cell>
          <table:table-cell table:style-name="ce15" table:formula="of:=RAND()*180" office:value-type="float" office:value="125.959654902275" calcext:value-type="float">
            <text:p>125.959654902275</text:p>
          </table:table-cell>
          <table:table-cell table:style-name="ce15" table:formula="of:=RAND()*180" office:value-type="float" office:value="77.145334105068" calcext:value-type="float">
            <text:p>77.14533410506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3]*EXP([.C203]/180)-[.D203]/([.C203]^2))/180" office:value-type="float" office:value="0.84235981374732" calcext:value-type="float">
            <text:p>0.84235981374732</text:p>
          </table:table-cell>
          <table:table-cell table:style-name="ce22" table:formula="of:=0.01*([.B203]+[.B203]^2*0.1+[.C203]*[.D203])/([.C203]*[.D203]-[.B203])" office:value-type="float" office:value="0.0107445084771276" calcext:value-type="float">
            <text:p>0.01074</text:p>
          </table:table-cell>
          <table:table-cell table:style-name="ce24" office:value-type="float" office:value="14.0892519699812" calcext:value-type="float">
            <text:p>14</text:p>
          </table:table-cell>
          <table:table-cell table:number-columns-repeated="56"/>
        </table:table-row>
        <table:table-row table:style-name="ro3">
          <table:table-cell table:style-name="ce9" table:formula="of:=[.A203]+1" office:value-type="float" office:value="202" calcext:value-type="float">
            <text:p>202</text:p>
          </table:table-cell>
          <table:table-cell table:style-name="ce15" table:formula="of:=RAND()*180" office:value-type="float" office:value="30.1190055017368" calcext:value-type="float">
            <text:p>30.1190055017368</text:p>
          </table:table-cell>
          <table:table-cell table:style-name="ce15" table:formula="of:=RAND()*180" office:value-type="float" office:value="136.417610692123" calcext:value-type="float">
            <text:p>136.417610692123</text:p>
          </table:table-cell>
          <table:table-cell table:style-name="ce15" table:formula="of:=RAND()*180" office:value-type="float" office:value="65.2810587057855" calcext:value-type="float">
            <text:p>65.281058705785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4]*EXP([.C204]/180)-[.D204]/([.C204]^2))/180" office:value-type="float" office:value="0.357014301850818" calcext:value-type="float">
            <text:p>0.357014301850818</text:p>
          </table:table-cell>
          <table:table-cell table:style-name="ce22" table:formula="of:=0.01*([.B204]+[.B204]^2*0.1+[.C204]*[.D204])/([.C204]*[.D204]-[.B204])" office:value-type="float" office:value="0.0101700813717927" calcext:value-type="float">
            <text:p>0.01017</text:p>
          </table:table-cell>
          <table:table-cell table:style-name="ce24" office:value-type="float" office:value="14.4729087242026" calcext:value-type="float">
            <text:p>14</text:p>
          </table:table-cell>
          <table:table-cell table:number-columns-repeated="56"/>
        </table:table-row>
        <table:table-row table:style-name="ro3">
          <table:table-cell table:style-name="ce9" table:formula="of:=[.A204]+1" office:value-type="float" office:value="203" calcext:value-type="float">
            <text:p>203</text:p>
          </table:table-cell>
          <table:table-cell table:style-name="ce15" table:formula="of:=RAND()*180" office:value-type="float" office:value="120.500354518597" calcext:value-type="float">
            <text:p>120.500354518597</text:p>
          </table:table-cell>
          <table:table-cell table:style-name="ce15" table:formula="of:=RAND()*180" office:value-type="float" office:value="84.6702309309844" calcext:value-type="float">
            <text:p>84.6702309309844</text:p>
          </table:table-cell>
          <table:table-cell table:style-name="ce15" table:formula="of:=RAND()*180" office:value-type="float" office:value="124.291957810178" calcext:value-type="float">
            <text:p>124.29195781017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5]*EXP([.C205]/180)-[.D205]/([.C205]^2))/180" office:value-type="float" office:value="1.07143205535242" calcext:value-type="float">
            <text:p>1.07143205535242</text:p>
          </table:table-cell>
          <table:table-cell table:style-name="ce22" table:formula="of:=0.01*([.B205]+[.B205]^2*0.1+[.C205]*[.D205])/([.C205]*[.D205]-[.B205])" office:value-type="float" office:value="0.0116273967188447" calcext:value-type="float">
            <text:p>0.01163</text:p>
          </table:table-cell>
          <table:table-cell table:style-name="ce24" office:value-type="float" office:value="14.856565478424" calcext:value-type="float">
            <text:p>15</text:p>
          </table:table-cell>
          <table:table-cell table:number-columns-repeated="56"/>
        </table:table-row>
        <table:table-row table:style-name="ro3">
          <table:table-cell table:style-name="ce9" table:formula="of:=[.A205]+1" office:value-type="float" office:value="204" calcext:value-type="float">
            <text:p>204</text:p>
          </table:table-cell>
          <table:table-cell table:style-name="ce15" table:formula="of:=RAND()*180" office:value-type="float" office:value="47.4231973552712" calcext:value-type="float">
            <text:p>47.4231973552712</text:p>
          </table:table-cell>
          <table:table-cell table:style-name="ce15" table:formula="of:=RAND()*180" office:value-type="float" office:value="139.828878752872" calcext:value-type="float">
            <text:p>139.828878752872</text:p>
          </table:table-cell>
          <table:table-cell table:style-name="ce15" table:formula="of:=RAND()*180" office:value-type="float" office:value="122.422838854173" calcext:value-type="float">
            <text:p>122.42283885417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6]*EXP([.C206]/180)-[.D206]/([.C206]^2))/180" office:value-type="float" office:value="0.572880027487801" calcext:value-type="float">
            <text:p>0.572880027487801</text:p>
          </table:table-cell>
          <table:table-cell table:style-name="ce22" table:formula="of:=0.01*([.B206]+[.B206]^2*0.1+[.C206]*[.D206])/([.C206]*[.D206]-[.B206])" office:value-type="float" office:value="0.0101873034008031" calcext:value-type="float">
            <text:p>0.01019</text:p>
          </table:table-cell>
          <table:table-cell table:style-name="ce24" office:value-type="float" office:value="15.2402222326454" calcext:value-type="float">
            <text:p>15</text:p>
          </table:table-cell>
          <table:table-cell table:number-columns-repeated="56"/>
        </table:table-row>
        <table:table-row table:style-name="ro3">
          <table:table-cell table:style-name="ce9" table:formula="of:=[.A206]+1" office:value-type="float" office:value="205" calcext:value-type="float">
            <text:p>205</text:p>
          </table:table-cell>
          <table:table-cell table:style-name="ce15" table:formula="of:=RAND()*180" office:value-type="float" office:value="20.7397133275622" calcext:value-type="float">
            <text:p>20.7397133275622</text:p>
          </table:table-cell>
          <table:table-cell table:style-name="ce15" table:formula="of:=RAND()*180" office:value-type="float" office:value="149.817920327715" calcext:value-type="float">
            <text:p>149.817920327715</text:p>
          </table:table-cell>
          <table:table-cell table:style-name="ce15" table:formula="of:=RAND()*180" office:value-type="float" office:value="76.8342848660467" calcext:value-type="float">
            <text:p>76.834284866046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7]*EXP([.C207]/180)-[.D207]/([.C207]^2))/180" office:value-type="float" office:value="0.264832825846914" calcext:value-type="float">
            <text:p>0.264832825846914</text:p>
          </table:table-cell>
          <table:table-cell table:style-name="ce22" table:formula="of:=0.01*([.B207]+[.B207]^2*0.1+[.C207]*[.D207])/([.C207]*[.D207]-[.B207])" office:value-type="float" office:value="0.0100735334727658" calcext:value-type="float">
            <text:p>0.01007</text:p>
          </table:table-cell>
          <table:table-cell table:style-name="ce24" office:value-type="float" office:value="15.6238789868668" calcext:value-type="float">
            <text:p>16</text:p>
          </table:table-cell>
          <table:table-cell table:number-columns-repeated="56"/>
        </table:table-row>
        <table:table-row table:style-name="ro3">
          <table:table-cell table:style-name="ce9" table:formula="of:=[.A207]+1" office:value-type="float" office:value="206" calcext:value-type="float">
            <text:p>206</text:p>
          </table:table-cell>
          <table:table-cell table:style-name="ce15" table:formula="of:=RAND()*180" office:value-type="float" office:value="18.9543949506108" calcext:value-type="float">
            <text:p>18.9543949506108</text:p>
          </table:table-cell>
          <table:table-cell table:style-name="ce15" table:formula="of:=RAND()*180" office:value-type="float" office:value="141.421648107431" calcext:value-type="float">
            <text:p>141.421648107431</text:p>
          </table:table-cell>
          <table:table-cell table:style-name="ce15" table:formula="of:=RAND()*180" office:value-type="float" office:value="103.329566159201" calcext:value-type="float">
            <text:p>103.32956615920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8]*EXP([.C208]/180)-[.D208]/([.C208]^2))/180" office:value-type="float" office:value="0.230992635580023" calcext:value-type="float">
            <text:p>0.230992635580023</text:p>
          </table:table-cell>
          <table:table-cell table:style-name="ce22" table:formula="of:=0.01*([.B208]+[.B208]^2*0.1+[.C208]*[.D208])/([.C208]*[.D208]-[.B208])" office:value-type="float" office:value="0.0100505928998343" calcext:value-type="float">
            <text:p>0.01005</text:p>
          </table:table-cell>
          <table:table-cell table:style-name="ce24" office:value-type="float" office:value="16.0075357410882" calcext:value-type="float">
            <text:p>16</text:p>
          </table:table-cell>
          <table:table-cell table:number-columns-repeated="56"/>
        </table:table-row>
        <table:table-row table:style-name="ro3">
          <table:table-cell table:style-name="ce9" table:formula="of:=[.A208]+1" office:value-type="float" office:value="207" calcext:value-type="float">
            <text:p>207</text:p>
          </table:table-cell>
          <table:table-cell table:style-name="ce15" table:formula="of:=RAND()*180" office:value-type="float" office:value="47.4001329243231" calcext:value-type="float">
            <text:p>47.4001329243231</text:p>
          </table:table-cell>
          <table:table-cell table:style-name="ce15" table:formula="of:=RAND()*180" office:value-type="float" office:value="36.795561610103" calcext:value-type="float">
            <text:p>36.795561610103</text:p>
          </table:table-cell>
          <table:table-cell table:style-name="ce15" table:formula="of:=RAND()*180" office:value-type="float" office:value="56.004220600581" calcext:value-type="float">
            <text:p>56.00422060058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09]*EXP([.C209]/180)-[.D209]/([.C209]^2))/180" office:value-type="float" office:value="0.322831870640642" calcext:value-type="float">
            <text:p>0.322831870640642</text:p>
          </table:table-cell>
          <table:table-cell table:style-name="ce22" table:formula="of:=0.01*([.B209]+[.B209]^2*0.1+[.C209]*[.D209])/([.C209]*[.D209]-[.B209])" office:value-type="float" office:value="0.0115868299609073" calcext:value-type="float">
            <text:p>0.01159</text:p>
          </table:table-cell>
          <table:table-cell table:style-name="ce25" office:value-type="float" office:value="16.3911924953096" calcext:value-type="float">
            <text:p>16</text:p>
          </table:table-cell>
          <table:table-cell table:number-columns-repeated="56"/>
        </table:table-row>
        <table:table-row table:style-name="ro3">
          <table:table-cell table:style-name="ce9" table:formula="of:=[.A209]+1" office:value-type="float" office:value="208" calcext:value-type="float">
            <text:p>208</text:p>
          </table:table-cell>
          <table:table-cell table:style-name="ce15" table:formula="of:=RAND()*180" office:value-type="float" office:value="120.040097739609" calcext:value-type="float">
            <text:p>120.040097739609</text:p>
          </table:table-cell>
          <table:table-cell table:style-name="ce15" table:formula="of:=RAND()*180" office:value-type="float" office:value="119.694609070225" calcext:value-type="float">
            <text:p>119.694609070225</text:p>
          </table:table-cell>
          <table:table-cell table:style-name="ce15" table:formula="of:=RAND()*180" office:value-type="float" office:value="48.7426766293477" calcext:value-type="float">
            <text:p>48.742676629347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0]*EXP([.C210]/180)-[.D210]/([.C210]^2))/180" office:value-type="float" office:value="1.2967024410771" calcext:value-type="float">
            <text:p>1.2967024410771</text:p>
          </table:table-cell>
          <table:table-cell table:style-name="ce22" table:formula="of:=0.01*([.B210]+[.B210]^2*0.1+[.C210]*[.D210])/([.C210]*[.D210]-[.B210])" office:value-type="float" office:value="0.0129418711596977" calcext:value-type="float">
            <text:p>0.01294</text:p>
          </table:table-cell>
          <table:table-cell table:style-name="ce25" office:value-type="float" office:value="16.774849249531" calcext:value-type="float">
            <text:p>17</text:p>
          </table:table-cell>
          <table:table-cell table:number-columns-repeated="56"/>
        </table:table-row>
        <table:table-row table:style-name="ro3">
          <table:table-cell table:style-name="ce9" table:formula="of:=[.A210]+1" office:value-type="float" office:value="209" calcext:value-type="float">
            <text:p>209</text:p>
          </table:table-cell>
          <table:table-cell table:style-name="ce15" table:formula="of:=RAND()*180" office:value-type="float" office:value="123.479534981865" calcext:value-type="float">
            <text:p>123.479534981865</text:p>
          </table:table-cell>
          <table:table-cell table:style-name="ce15" table:formula="of:=RAND()*180" office:value-type="float" office:value="179.856498559293" calcext:value-type="float">
            <text:p>179.856498559293</text:p>
          </table:table-cell>
          <table:table-cell table:style-name="ce15" table:formula="of:=RAND()*180" office:value-type="float" office:value="119.333169062343" calcext:value-type="float">
            <text:p>119.33316906234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1]*EXP([.C211]/180)-[.D211]/([.C211]^2))/180" office:value-type="float" office:value="1.86322778724038" calcext:value-type="float">
            <text:p>1.86322778724038</text:p>
          </table:table-cell>
          <table:table-cell table:style-name="ce22" table:formula="of:=0.01*([.B211]+[.B211]^2*0.1+[.C211]*[.D211])/([.C211]*[.D211]-[.B211])" office:value-type="float" office:value="0.0108302395635744" calcext:value-type="float">
            <text:p>0.01083</text:p>
          </table:table-cell>
          <table:table-cell table:style-name="ce25" office:value-type="float" office:value="17.1585060037523" calcext:value-type="float">
            <text:p>17</text:p>
          </table:table-cell>
          <table:table-cell table:number-columns-repeated="56"/>
        </table:table-row>
        <table:table-row table:style-name="ro3">
          <table:table-cell table:style-name="ce9" table:formula="of:=[.A211]+1" office:value-type="float" office:value="210" calcext:value-type="float">
            <text:p>210</text:p>
          </table:table-cell>
          <table:table-cell table:style-name="ce15" table:formula="of:=RAND()*180" office:value-type="float" office:value="59.6122048582625" calcext:value-type="float">
            <text:p>59.6122048582625</text:p>
          </table:table-cell>
          <table:table-cell table:style-name="ce15" table:formula="of:=RAND()*180" office:value-type="float" office:value="12.7830790397343" calcext:value-type="float">
            <text:p>12.7830790397343</text:p>
          </table:table-cell>
          <table:table-cell table:style-name="ce15" table:formula="of:=RAND()*180" office:value-type="float" office:value="102.794582702323" calcext:value-type="float">
            <text:p>102.79458270232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2]*EXP([.C212]/180)-[.D212]/([.C212]^2))/180" office:value-type="float" office:value="0.35205871267148" calcext:value-type="float">
            <text:p>0.35205871267148</text:p>
          </table:table-cell>
          <table:table-cell table:style-name="ce22" table:formula="of:=0.01*([.B212]+[.B212]^2*0.1+[.C212]*[.D212])/([.C212]*[.D212]-[.B212])" office:value-type="float" office:value="0.0137833122727067" calcext:value-type="float">
            <text:p>0.01378</text:p>
          </table:table-cell>
          <table:table-cell table:style-name="ce25" office:value-type="float" office:value="17.5421627579737" calcext:value-type="float">
            <text:p>18</text:p>
          </table:table-cell>
          <table:table-cell table:number-columns-repeated="56"/>
        </table:table-row>
        <table:table-row table:style-name="ro3">
          <table:table-cell table:style-name="ce9" table:formula="of:=[.A212]+1" office:value-type="float" office:value="211" calcext:value-type="float">
            <text:p>211</text:p>
          </table:table-cell>
          <table:table-cell table:style-name="ce15" table:formula="of:=RAND()*180" office:value-type="float" office:value="112.322004023913" calcext:value-type="float">
            <text:p>112.322004023913</text:p>
          </table:table-cell>
          <table:table-cell table:style-name="ce15" table:formula="of:=RAND()*180" office:value-type="float" office:value="37.9484083567968" calcext:value-type="float">
            <text:p>37.9484083567968</text:p>
          </table:table-cell>
          <table:table-cell table:style-name="ce15" table:formula="of:=RAND()*180" office:value-type="float" office:value="154.532070420194" calcext:value-type="float">
            <text:p>154.53207042019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3]*EXP([.C213]/180)-[.D213]/([.C213]^2))/180" office:value-type="float" office:value="0.769867668390534" calcext:value-type="float">
            <text:p>0.769867668390534</text:p>
          </table:table-cell>
          <table:table-cell table:style-name="ce22" table:formula="of:=0.01*([.B213]+[.B213]^2*0.1+[.C213]*[.D213])/([.C213]*[.D213]-[.B213])" office:value-type="float" office:value="0.0125839479777654" calcext:value-type="float">
            <text:p>0.01258</text:p>
          </table:table-cell>
          <table:table-cell table:style-name="ce25" office:value-type="float" office:value="17.9258195121951" calcext:value-type="float">
            <text:p>18</text:p>
          </table:table-cell>
          <table:table-cell table:number-columns-repeated="56"/>
        </table:table-row>
        <table:table-row table:style-name="ro3">
          <table:table-cell table:style-name="ce9" table:formula="of:=[.A213]+1" office:value-type="float" office:value="212" calcext:value-type="float">
            <text:p>212</text:p>
          </table:table-cell>
          <table:table-cell table:style-name="ce15" table:formula="of:=RAND()*180" office:value-type="float" office:value="108.588239793555" calcext:value-type="float">
            <text:p>108.588239793555</text:p>
          </table:table-cell>
          <table:table-cell table:style-name="ce15" table:formula="of:=RAND()*180" office:value-type="float" office:value="67.0642178359755" calcext:value-type="float">
            <text:p>67.0642178359755</text:p>
          </table:table-cell>
          <table:table-cell table:style-name="ce15" table:formula="of:=RAND()*180" office:value-type="float" office:value="65.8438032741282" calcext:value-type="float">
            <text:p>65.843803274128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4]*EXP([.C214]/180)-[.D214]/([.C214]^2))/180" office:value-type="float" office:value="0.875545954773521" calcext:value-type="float">
            <text:p>0.875545954773521</text:p>
          </table:table-cell>
          <table:table-cell table:style-name="ce22" table:formula="of:=0.01*([.B214]+[.B214]^2*0.1+[.C214]*[.D214])/([.C214]*[.D214]-[.B214])" office:value-type="float" office:value="0.0132418396876846" calcext:value-type="float">
            <text:p>0.01324</text:p>
          </table:table-cell>
          <table:table-cell table:style-name="ce25" office:value-type="float" office:value="18.3094762664165" calcext:value-type="float">
            <text:p>18</text:p>
          </table:table-cell>
          <table:table-cell table:number-columns-repeated="56"/>
        </table:table-row>
        <table:table-row table:style-name="ro3">
          <table:table-cell table:style-name="ce9" table:formula="of:=[.A214]+1" office:value-type="float" office:value="213" calcext:value-type="float">
            <text:p>213</text:p>
          </table:table-cell>
          <table:table-cell table:style-name="ce15" table:formula="of:=RAND()*180" office:value-type="float" office:value="123.352271954219" calcext:value-type="float">
            <text:p>123.352271954219</text:p>
          </table:table-cell>
          <table:table-cell table:style-name="ce15" table:formula="of:=RAND()*180" office:value-type="float" office:value="15.4414295293598" calcext:value-type="float">
            <text:p>15.4414295293598</text:p>
          </table:table-cell>
          <table:table-cell table:style-name="ce15" table:formula="of:=RAND()*180" office:value-type="float" office:value="178.971167987204" calcext:value-type="float">
            <text:p>178.97116798720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5]*EXP([.C215]/180)-[.D215]/([.C215]^2))/180" office:value-type="float" office:value="0.742503804426686" calcext:value-type="float">
            <text:p>0.742503804426686</text:p>
          </table:table-cell>
          <table:table-cell table:style-name="ce22" table:formula="of:=0.01*([.B215]+[.B215]^2*0.1+[.C215]*[.D215])/([.C215]*[.D215]-[.B215])" office:value-type="float" office:value="0.0166974869931625" calcext:value-type="float">
            <text:p>0.01670</text:p>
          </table:table-cell>
          <table:table-cell table:style-name="ce25" office:value-type="float" office:value="18.6931330206379" calcext:value-type="float">
            <text:p>19</text:p>
          </table:table-cell>
          <table:table-cell table:number-columns-repeated="56"/>
        </table:table-row>
        <table:table-row table:style-name="ro3">
          <table:table-cell table:style-name="ce9" table:formula="of:=[.A215]+1" office:value-type="float" office:value="214" calcext:value-type="float">
            <text:p>214</text:p>
          </table:table-cell>
          <table:table-cell table:style-name="ce15" table:formula="of:=RAND()*180" office:value-type="float" office:value="47.3414893026997" calcext:value-type="float">
            <text:p>47.3414893026997</text:p>
          </table:table-cell>
          <table:table-cell table:style-name="ce15" table:formula="of:=RAND()*180" office:value-type="float" office:value="9.7898085763783" calcext:value-type="float">
            <text:p>9.7898085763783</text:p>
          </table:table-cell>
          <table:table-cell table:style-name="ce15" table:formula="of:=RAND()*180" office:value-type="float" office:value="178.610556671569" calcext:value-type="float">
            <text:p>178.61055667156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6]*EXP([.C216]/180)-[.D216]/([.C216]^2))/180" office:value-type="float" office:value="0.267355388118343" calcext:value-type="float">
            <text:p>0.267355388118343</text:p>
          </table:table-cell>
          <table:table-cell table:style-name="ce22" table:formula="of:=0.01*([.B216]+[.B216]^2*0.1+[.C216]*[.D216])/([.C216]*[.D216]-[.B216])" office:value-type="float" office:value="0.0118739747154856" calcext:value-type="float">
            <text:p>0.01187</text:p>
          </table:table-cell>
          <table:table-cell table:style-name="ce25" office:value-type="float" office:value="19.0767897748593" calcext:value-type="float">
            <text:p>19</text:p>
          </table:table-cell>
          <table:table-cell table:number-columns-repeated="56"/>
        </table:table-row>
        <table:table-row table:style-name="ro3">
          <table:table-cell table:style-name="ce9" table:formula="of:=[.A216]+1" office:value-type="float" office:value="215" calcext:value-type="float">
            <text:p>215</text:p>
          </table:table-cell>
          <table:table-cell table:style-name="ce15" table:formula="of:=RAND()*180" office:value-type="float" office:value="154.751992530587" calcext:value-type="float">
            <text:p>154.751992530587</text:p>
          </table:table-cell>
          <table:table-cell table:style-name="ce15" table:formula="of:=RAND()*180" office:value-type="float" office:value="73.5572519183168" calcext:value-type="float">
            <text:p>73.5572519183168</text:p>
          </table:table-cell>
          <table:table-cell table:style-name="ce15" table:formula="of:=RAND()*180" office:value-type="float" office:value="152.844998047877" calcext:value-type="float">
            <text:p>152.84499804787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17]*EXP([.C217]/180)-[.D217]/([.C217]^2))/180" office:value-type="float" office:value="1.29355859439202" calcext:value-type="float">
            <text:p>1.29355859439202</text:p>
          </table:table-cell>
          <table:table-cell table:style-name="ce22" table:formula="of:=0.01*([.B217]+[.B217]^2*0.1+[.C217]*[.D217])/([.C217]*[.D217]-[.B217])" office:value-type="float" office:value="0.012438939433074" calcext:value-type="float">
            <text:p>0.01244</text:p>
          </table:table-cell>
          <table:table-cell table:style-name="ce26" office:value-type="float" office:value="19.4604465290807" calcext:value-type="float">
            <text:p>19</text:p>
          </table:table-cell>
          <table:table-cell table:number-columns-repeated="56"/>
        </table:table-row>
        <table:table-row table:style-name="ro3">
          <table:table-cell table:style-name="ce9" table:formula="of:=[.A217]+1" office:value-type="float" office:value="216" calcext:value-type="float">
            <text:p>216</text:p>
          </table:table-cell>
          <table:table-cell table:style-name="ce15" table:formula="of:=RAND()*180" office:value-type="float" office:value="70.6608236045864" calcext:value-type="float">
            <text:p>70.6608236045864</text:p>
          </table:table-cell>
          <table:table-cell table:style-name="ce15" table:formula="of:=RAND()*180" office:value-type="float" office:value="8.24825892186064" calcext:value-type="float">
            <text:p>8.24825892186064</text:p>
          </table:table-cell>
          <table:table-cell table:style-name="ce15" table:formula="of:=RAND()*180" office:value-type="float" office:value="15.4667461248566" calcext:value-type="float">
            <text:p>15.466746124856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18]*EXP([.C218]/180)-[.D218]/([.C218]^2))/180" office:value-type="float" office:value="0.409704196282522" calcext:value-type="float">
            <text:p>0.409704196282522</text:p>
          </table:table-cell>
          <table:table-cell table:style-name="ce22" table:formula="of:=0.01*([.B218]+[.B218]^2*0.1+[.C218]*[.D218])/([.C218]*[.D218]-[.B218])" office:value-type="float" office:value="0.122560915263326" calcext:value-type="float">
            <text:p>0.12256</text:p>
          </table:table-cell>
          <table:table-cell table:style-name="ce26" office:value-type="float" office:value="19.8441032833021" calcext:value-type="float">
            <text:p>20</text:p>
          </table:table-cell>
          <table:table-cell table:number-columns-repeated="56"/>
        </table:table-row>
        <table:table-row table:style-name="ro3">
          <table:table-cell table:style-name="ce9" table:formula="of:=[.A218]+1" office:value-type="float" office:value="217" calcext:value-type="float">
            <text:p>217</text:p>
          </table:table-cell>
          <table:table-cell table:style-name="ce15" table:formula="of:=RAND()*180" office:value-type="float" office:value="102.069233633781" calcext:value-type="float">
            <text:p>102.069233633781</text:p>
          </table:table-cell>
          <table:table-cell table:style-name="ce15" table:formula="of:=RAND()*180" office:value-type="float" office:value="171.733526933669" calcext:value-type="float">
            <text:p>171.733526933669</text:p>
          </table:table-cell>
          <table:table-cell table:style-name="ce15" table:formula="of:=RAND()*180" office:value-type="float" office:value="147.814835562698" calcext:value-type="float">
            <text:p>147.81483556269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19]*EXP([.C219]/180)-[.D219]/([.C219]^2))/180" office:value-type="float" office:value="1.47218947223988" calcext:value-type="float">
            <text:p>1.47218947223988</text:p>
          </table:table-cell>
          <table:table-cell table:style-name="ce22" table:formula="of:=0.01*([.B219]+[.B219]^2*0.1+[.C219]*[.D219])/([.C219]*[.D219]-[.B219])" office:value-type="float" office:value="0.0104928079745207" calcext:value-type="float">
            <text:p>0.01049</text:p>
          </table:table-cell>
          <table:table-cell table:style-name="ce26" office:value-type="float" office:value="20.2277600375234" calcext:value-type="float">
            <text:p>20</text:p>
          </table:table-cell>
          <table:table-cell table:number-columns-repeated="56"/>
        </table:table-row>
        <table:table-row table:style-name="ro3">
          <table:table-cell table:style-name="ce9" table:formula="of:=[.A219]+1" office:value-type="float" office:value="218" calcext:value-type="float">
            <text:p>218</text:p>
          </table:table-cell>
          <table:table-cell table:style-name="ce15" table:formula="of:=RAND()*180" office:value-type="float" office:value="16.662093433233" calcext:value-type="float">
            <text:p>16.662093433233</text:p>
          </table:table-cell>
          <table:table-cell table:style-name="ce15" table:formula="of:=RAND()*180" office:value-type="float" office:value="8.68520140665207" calcext:value-type="float">
            <text:p>8.68520140665207</text:p>
          </table:table-cell>
          <table:table-cell table:style-name="ce15" table:formula="of:=RAND()*180" office:value-type="float" office:value="62.512278727436" calcext:value-type="float">
            <text:p>62.51227872743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0]*EXP([.C220]/180)-[.D220]/([.C220]^2))/180" office:value-type="float" office:value="0.0925391904968019" calcext:value-type="float">
            <text:p>0.092539190496802</text:p>
          </table:table-cell>
          <table:table-cell table:style-name="ce22" table:formula="of:=0.01*([.B220]+[.B220]^2*0.1+[.C220]*[.D220])/([.C220]*[.D220]-[.B220])" office:value-type="float" office:value="0.0111607495140862" calcext:value-type="float">
            <text:p>0.01116</text:p>
          </table:table-cell>
          <table:table-cell table:style-name="ce26" office:value-type="float" office:value="20.6114167917448" calcext:value-type="float">
            <text:p>21</text:p>
          </table:table-cell>
          <table:table-cell table:number-columns-repeated="56"/>
        </table:table-row>
        <table:table-row table:style-name="ro3">
          <table:table-cell table:style-name="ce9" table:formula="of:=[.A220]+1" office:value-type="float" office:value="219" calcext:value-type="float">
            <text:p>219</text:p>
          </table:table-cell>
          <table:table-cell table:style-name="ce15" table:formula="of:=RAND()*180" office:value-type="float" office:value="131.317062376777" calcext:value-type="float">
            <text:p>131.317062376777</text:p>
          </table:table-cell>
          <table:table-cell table:style-name="ce15" table:formula="of:=RAND()*180" office:value-type="float" office:value="1.32991397790869" calcext:value-type="float">
            <text:p>1.32991397790869</text:p>
          </table:table-cell>
          <table:table-cell table:style-name="ce15" table:formula="of:=RAND()*180" office:value-type="float" office:value="15.4119323916562" calcext:value-type="float">
            <text:p>15.411932391656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1]*EXP([.C221]/180)-[.D221]/([.C221]^2))/180" office:value-type="float" office:value="0.68653906431792" calcext:value-type="float">
            <text:p>0.68653906431792</text:p>
          </table:table-cell>
          <table:table-cell table:style-name="ce22" table:formula="of:=0.01*([.B221]+[.B221]^2*0.1+[.C221]*[.D221])/([.C221]*[.D221]-[.B221])" office:value-type="float" office:value="-0.16930354835185" calcext:value-type="float">
            <text:p>-0.16930</text:p>
          </table:table-cell>
          <table:table-cell table:style-name="ce26" office:value-type="float" office:value="20.9950735459662" calcext:value-type="float">
            <text:p>21</text:p>
          </table:table-cell>
          <table:table-cell table:number-columns-repeated="56"/>
        </table:table-row>
        <table:table-row table:style-name="ro3">
          <table:table-cell table:style-name="ce9" table:formula="of:=[.A221]+1" office:value-type="float" office:value="220" calcext:value-type="float">
            <text:p>220</text:p>
          </table:table-cell>
          <table:table-cell table:style-name="ce15" table:formula="of:=RAND()*180" office:value-type="float" office:value="106.140702618595" calcext:value-type="float">
            <text:p>106.140702618595</text:p>
          </table:table-cell>
          <table:table-cell table:style-name="ce15" table:formula="of:=RAND()*180" office:value-type="float" office:value="111.510548478138" calcext:value-type="float">
            <text:p>111.510548478138</text:p>
          </table:table-cell>
          <table:table-cell table:style-name="ce15" table:formula="of:=RAND()*180" office:value-type="float" office:value="61.9563097748425" calcext:value-type="float">
            <text:p>61.956309774842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2]*EXP([.C222]/180)-[.D222]/([.C222]^2))/180" office:value-type="float" office:value="1.0955828751056" calcext:value-type="float">
            <text:p>1.0955828751056</text:p>
          </table:table-cell>
          <table:table-cell table:style-name="ce22" table:formula="of:=0.01*([.B222]+[.B222]^2*0.1+[.C222]*[.D222])/([.C222]*[.D222]-[.B222])" office:value-type="float" office:value="0.0119681564928674" calcext:value-type="float">
            <text:p>0.01197</text:p>
          </table:table-cell>
          <table:table-cell table:style-name="ce26" office:value-type="float" office:value="21.3787303001876" calcext:value-type="float">
            <text:p>21</text:p>
          </table:table-cell>
          <table:table-cell table:number-columns-repeated="56"/>
        </table:table-row>
        <table:table-row table:style-name="ro3">
          <table:table-cell table:style-name="ce9" table:formula="of:=[.A222]+1" office:value-type="float" office:value="221" calcext:value-type="float">
            <text:p>221</text:p>
          </table:table-cell>
          <table:table-cell table:style-name="ce15" table:formula="of:=RAND()*180" office:value-type="float" office:value="79.3097091481332" calcext:value-type="float">
            <text:p>79.3097091481332</text:p>
          </table:table-cell>
          <table:table-cell table:style-name="ce15" table:formula="of:=RAND()*180" office:value-type="float" office:value="163.544592848929" calcext:value-type="float">
            <text:p>163.544592848929</text:p>
          </table:table-cell>
          <table:table-cell table:style-name="ce15" table:formula="of:=RAND()*180" office:value-type="float" office:value="0.830507712253679" calcext:value-type="float">
            <text:p>0.83050771225367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3]*EXP([.C223]/180)-[.D223]/([.C223]^2))/180" office:value-type="float" office:value="1.09306384431309" calcext:value-type="float">
            <text:p>1.09306384431309</text:p>
          </table:table-cell>
          <table:table-cell table:style-name="ce22" table:formula="of:=0.01*([.B223]+[.B223]^2*0.1+[.C223]*[.D223])/([.C223]*[.D223]-[.B223])" office:value-type="float" office:value="0.149364367877204" calcext:value-type="float">
            <text:p>0.14936</text:p>
          </table:table-cell>
          <table:table-cell table:style-name="ce26" office:value-type="float" office:value="21.762387054409" calcext:value-type="float">
            <text:p>22</text:p>
          </table:table-cell>
          <table:table-cell table:number-columns-repeated="56"/>
        </table:table-row>
        <table:table-row table:style-name="ro3">
          <table:table-cell table:style-name="ce9" table:formula="of:=[.A223]+1" office:value-type="float" office:value="222" calcext:value-type="float">
            <text:p>222</text:p>
          </table:table-cell>
          <table:table-cell table:style-name="ce15" table:formula="of:=RAND()*180" office:value-type="float" office:value="149.457999973722" calcext:value-type="float">
            <text:p>149.457999973722</text:p>
          </table:table-cell>
          <table:table-cell table:style-name="ce15" table:formula="of:=RAND()*180" office:value-type="float" office:value="33.8856596133095" calcext:value-type="float">
            <text:p>33.8856596133095</text:p>
          </table:table-cell>
          <table:table-cell table:style-name="ce15" table:formula="of:=RAND()*180" office:value-type="float" office:value="162.744432821099" calcext:value-type="float">
            <text:p>162.74443282109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4]*EXP([.C224]/180)-[.D224]/([.C224]^2))/180" office:value-type="float" office:value="1.00152749413386" calcext:value-type="float">
            <text:p>1.00152749413386</text:p>
          </table:table-cell>
          <table:table-cell table:style-name="ce22" table:formula="of:=0.01*([.B224]+[.B224]^2*0.1+[.C224]*[.D224])/([.C224]*[.D224]-[.B224])" office:value-type="float" office:value="0.0147205405028804" calcext:value-type="float">
            <text:p>0.01472</text:p>
          </table:table-cell>
          <table:table-cell table:style-name="ce26" office:value-type="float" office:value="22.1460438086304" calcext:value-type="float">
            <text:p>22</text:p>
          </table:table-cell>
          <table:table-cell table:number-columns-repeated="56"/>
        </table:table-row>
        <table:table-row table:style-name="ro3">
          <table:table-cell table:style-name="ce9" table:formula="of:=[.A224]+1" office:value-type="float" office:value="223" calcext:value-type="float">
            <text:p>223</text:p>
          </table:table-cell>
          <table:table-cell table:style-name="ce15" table:formula="of:=RAND()*180" office:value-type="float" office:value="71.8446853670576" calcext:value-type="float">
            <text:p>71.8446853670576</text:p>
          </table:table-cell>
          <table:table-cell table:style-name="ce15" table:formula="of:=RAND()*180" office:value-type="float" office:value="47.6045716658642" calcext:value-type="float">
            <text:p>47.6045716658642</text:p>
          </table:table-cell>
          <table:table-cell table:style-name="ce15" table:formula="of:=RAND()*180" office:value-type="float" office:value="75.4106340827691" calcext:value-type="float">
            <text:p>75.410634082769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5]*EXP([.C225]/180)-[.D225]/([.C225]^2))/180" office:value-type="float" office:value="0.519787104552907" calcext:value-type="float">
            <text:p>0.519787104552907</text:p>
          </table:table-cell>
          <table:table-cell table:style-name="ce22" table:formula="of:=0.01*([.B225]+[.B225]^2*0.1+[.C225]*[.D225])/([.C225]*[.D225]-[.B225])" office:value-type="float" office:value="0.0118756298398134" calcext:value-type="float">
            <text:p>0.01188</text:p>
          </table:table-cell>
          <table:table-cell table:style-name="ce27" office:value-type="float" office:value="22.5297005628518" calcext:value-type="float">
            <text:p>23</text:p>
          </table:table-cell>
          <table:table-cell table:number-columns-repeated="56"/>
        </table:table-row>
        <table:table-row table:style-name="ro3">
          <table:table-cell table:style-name="ce9" table:formula="of:=[.A225]+1" office:value-type="float" office:value="224" calcext:value-type="float">
            <text:p>224</text:p>
          </table:table-cell>
          <table:table-cell table:style-name="ce15" table:formula="of:=RAND()*180" office:value-type="float" office:value="86.236136844429" calcext:value-type="float">
            <text:p>86.236136844429</text:p>
          </table:table-cell>
          <table:table-cell table:style-name="ce15" table:formula="of:=RAND()*180" office:value-type="float" office:value="137.307457431579" calcext:value-type="float">
            <text:p>137.307457431579</text:p>
          </table:table-cell>
          <table:table-cell table:style-name="ce15" table:formula="of:=RAND()*180" office:value-type="float" office:value="96.3928340854617" calcext:value-type="float">
            <text:p>96.392834085461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6]*EXP([.C226]/180)-[.D226]/([.C226]^2))/180" office:value-type="float" office:value="1.02728974474131" calcext:value-type="float">
            <text:p>1.02728974474131</text:p>
          </table:table-cell>
          <table:table-cell table:style-name="ce22" table:formula="of:=0.01*([.B226]+[.B226]^2*0.1+[.C226]*[.D226])/([.C226]*[.D226]-[.B226])" office:value-type="float" office:value="0.010696725345888" calcext:value-type="float">
            <text:p>0.01070</text:p>
          </table:table-cell>
          <table:table-cell table:style-name="ce27" office:value-type="float" office:value="22.9133573170732" calcext:value-type="float">
            <text:p>23</text:p>
          </table:table-cell>
          <table:table-cell table:number-columns-repeated="56"/>
        </table:table-row>
        <table:table-row table:style-name="ro3">
          <table:table-cell table:style-name="ce9" table:formula="of:=[.A226]+1" office:value-type="float" office:value="225" calcext:value-type="float">
            <text:p>225</text:p>
          </table:table-cell>
          <table:table-cell table:style-name="ce15" table:formula="of:=RAND()*180" office:value-type="float" office:value="64.4697272107475" calcext:value-type="float">
            <text:p>64.4697272107475</text:p>
          </table:table-cell>
          <table:table-cell table:style-name="ce15" table:formula="of:=RAND()*180" office:value-type="float" office:value="108.186909888776" calcext:value-type="float">
            <text:p>108.186909888776</text:p>
          </table:table-cell>
          <table:table-cell table:style-name="ce15" table:formula="of:=RAND()*180" office:value-type="float" office:value="163.374501633338" calcext:value-type="float">
            <text:p>163.37450163333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7]*EXP([.C227]/180)-[.D227]/([.C227]^2))/180" office:value-type="float" office:value="0.653219933422048" calcext:value-type="float">
            <text:p>0.653219933422048</text:p>
          </table:table-cell>
          <table:table-cell table:style-name="ce22" table:formula="of:=0.01*([.B227]+[.B227]^2*0.1+[.C227]*[.D227])/([.C227]*[.D227]-[.B227])" office:value-type="float" office:value="0.0103092323514557" calcext:value-type="float">
            <text:p>0.01031</text:p>
          </table:table-cell>
          <table:table-cell table:style-name="ce27" office:value-type="float" office:value="23.2970140712945" calcext:value-type="float">
            <text:p>23</text:p>
          </table:table-cell>
          <table:table-cell table:number-columns-repeated="56"/>
        </table:table-row>
        <table:table-row table:style-name="ro3">
          <table:table-cell table:style-name="ce9" table:formula="of:=[.A227]+1" office:value-type="float" office:value="226" calcext:value-type="float">
            <text:p>226</text:p>
          </table:table-cell>
          <table:table-cell table:style-name="ce15" table:formula="of:=RAND()*180" office:value-type="float" office:value="72.8360465435361" calcext:value-type="float">
            <text:p>72.8360465435361</text:p>
          </table:table-cell>
          <table:table-cell table:style-name="ce15" table:formula="of:=RAND()*180" office:value-type="float" office:value="54.108472686394" calcext:value-type="float">
            <text:p>54.108472686394</text:p>
          </table:table-cell>
          <table:table-cell table:style-name="ce15" table:formula="of:=RAND()*180" office:value-type="float" office:value="28.0804316912328" calcext:value-type="float">
            <text:p>28.080431691232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8]*EXP([.C228]/180)-[.D228]/([.C228]^2))/180" office:value-type="float" office:value="0.546489193336879" calcext:value-type="float">
            <text:p>0.546489193336879</text:p>
          </table:table-cell>
          <table:table-cell table:style-name="ce22" table:formula="of:=0.01*([.B228]+[.B228]^2*0.1+[.C228]*[.D228])/([.C228]*[.D228]-[.B228])" office:value-type="float" office:value="0.0146744291822573" calcext:value-type="float">
            <text:p>0.01467</text:p>
          </table:table-cell>
          <table:table-cell table:style-name="ce27" office:value-type="float" office:value="23.6806708255159" calcext:value-type="float">
            <text:p>24</text:p>
          </table:table-cell>
          <table:table-cell table:number-columns-repeated="56"/>
        </table:table-row>
        <table:table-row table:style-name="ro3">
          <table:table-cell table:style-name="ce9" table:formula="of:=[.A228]+1" office:value-type="float" office:value="227" calcext:value-type="float">
            <text:p>227</text:p>
          </table:table-cell>
          <table:table-cell table:style-name="ce15" table:formula="of:=RAND()*180" office:value-type="float" office:value="143.427495040265" calcext:value-type="float">
            <text:p>143.427495040265</text:p>
          </table:table-cell>
          <table:table-cell table:style-name="ce15" table:formula="of:=RAND()*180" office:value-type="float" office:value="81.2160667480001" calcext:value-type="float">
            <text:p>81.2160667480001</text:p>
          </table:table-cell>
          <table:table-cell table:style-name="ce15" table:formula="of:=RAND()*180" office:value-type="float" office:value="83.8626619546725" calcext:value-type="float">
            <text:p>83.862661954672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9]*EXP([.C229]/180)-[.D229]/([.C229]^2))/180" office:value-type="float" office:value="1.25109192539596" calcext:value-type="float">
            <text:p>1.25109192539596</text:p>
          </table:table-cell>
          <table:table-cell table:style-name="ce22" table:formula="of:=0.01*([.B229]+[.B229]^2*0.1+[.C229]*[.D229])/([.C229]*[.D229]-[.B229])" office:value-type="float" office:value="0.013515524106794" calcext:value-type="float">
            <text:p>0.01352</text:p>
          </table:table-cell>
          <table:table-cell table:style-name="ce27" office:value-type="float" office:value="24.0643275797373" calcext:value-type="float">
            <text:p>24</text:p>
          </table:table-cell>
          <table:table-cell table:number-columns-repeated="56"/>
        </table:table-row>
        <table:table-row table:style-name="ro3">
          <table:table-cell table:style-name="ce9" table:formula="of:=[.A229]+1" office:value-type="float" office:value="228" calcext:value-type="float">
            <text:p>228</text:p>
          </table:table-cell>
          <table:table-cell table:style-name="ce15" table:formula="of:=RAND()*180" office:value-type="float" office:value="171.912377916" calcext:value-type="float">
            <text:p>171.912377916</text:p>
          </table:table-cell>
          <table:table-cell table:style-name="ce15" table:formula="of:=RAND()*180" office:value-type="float" office:value="80.9669482833249" calcext:value-type="float">
            <text:p>80.9669482833249</text:p>
          </table:table-cell>
          <table:table-cell table:style-name="ce15" table:formula="of:=RAND()*180" office:value-type="float" office:value="120.517455155637" calcext:value-type="float">
            <text:p>120.51745515563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30]*EXP([.C230]/180)-[.D230]/([.C230]^2))/180" office:value-type="float" office:value="1.49746884179522" calcext:value-type="float">
            <text:p>1.49746884179522</text:p>
          </table:table-cell>
          <table:table-cell table:style-name="ce22" table:formula="of:=0.01*([.B230]+[.B230]^2*0.1+[.C230]*[.D230])/([.C230]*[.D230]-[.B230])" office:value-type="float" office:value="0.0134416910771942" calcext:value-type="float">
            <text:p>0.01344</text:p>
          </table:table-cell>
          <table:table-cell table:style-name="ce27" office:value-type="float" office:value="24.4479843339587" calcext:value-type="float">
            <text:p>24</text:p>
          </table:table-cell>
          <table:table-cell table:number-columns-repeated="56"/>
        </table:table-row>
        <table:table-row table:style-name="ro3">
          <table:table-cell table:style-name="ce9" table:formula="of:=[.A230]+1" office:value-type="float" office:value="229" calcext:value-type="float">
            <text:p>229</text:p>
          </table:table-cell>
          <table:table-cell table:style-name="ce15" table:formula="of:=RAND()*180" office:value-type="float" office:value="107.756857002207" calcext:value-type="float">
            <text:p>107.756857002207</text:p>
          </table:table-cell>
          <table:table-cell table:style-name="ce15" table:formula="of:=RAND()*180" office:value-type="float" office:value="84.1480166048243" calcext:value-type="float">
            <text:p>84.1480166048243</text:p>
          </table:table-cell>
          <table:table-cell table:style-name="ce15" table:formula="of:=RAND()*180" office:value-type="float" office:value="85.5191907734559" calcext:value-type="float">
            <text:p>85.519190773455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31]*EXP([.C231]/180)-[.D231]/([.C231]^2))/180" office:value-type="float" office:value="0.955366030417502" calcext:value-type="float">
            <text:p>0.955366030417502</text:p>
          </table:table-cell>
          <table:table-cell table:style-name="ce22" table:formula="of:=0.01*([.B231]+[.B231]^2*0.1+[.C231]*[.D231])/([.C231]*[.D231]-[.B231])" office:value-type="float" office:value="0.0119421106428613" calcext:value-type="float">
            <text:p>0.01194</text:p>
          </table:table-cell>
          <table:table-cell table:style-name="ce27" office:value-type="float" office:value="24.8316410881801" calcext:value-type="float">
            <text:p>25</text:p>
          </table:table-cell>
          <table:table-cell table:number-columns-repeated="56"/>
        </table:table-row>
        <table:table-row table:style-name="ro3">
          <table:table-cell table:style-name="ce9" table:formula="of:=[.A231]+1" office:value-type="float" office:value="230" calcext:value-type="float">
            <text:p>230</text:p>
          </table:table-cell>
          <table:table-cell table:style-name="ce15" table:formula="of:=RAND()*180" office:value-type="float" office:value="148.280460595645" calcext:value-type="float">
            <text:p>148.280460595645</text:p>
          </table:table-cell>
          <table:table-cell table:style-name="ce15" table:formula="of:=RAND()*180" office:value-type="float" office:value="66.9130175689371" calcext:value-type="float">
            <text:p>66.9130175689371</text:p>
          </table:table-cell>
          <table:table-cell table:style-name="ce15" table:formula="of:=RAND()*180" office:value-type="float" office:value="157.118765765015" calcext:value-type="float">
            <text:p>157.11876576501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32]*EXP([.C232]/180)-[.D232]/([.C232]^2))/180" office:value-type="float" office:value="1.19449609949914" calcext:value-type="float">
            <text:p>1.19449609949914</text:p>
          </table:table-cell>
          <table:table-cell table:style-name="ce22" table:formula="of:=0.01*([.B232]+[.B232]^2*0.1+[.C232]*[.D232])/([.C232]*[.D232]-[.B232])" office:value-type="float" office:value="0.0124073979232119" calcext:value-type="float">
            <text:p>0.01241</text:p>
          </table:table-cell>
          <table:table-cell table:style-name="ce27" office:value-type="float" office:value="25.2152978424015" calcext:value-type="float">
            <text:p>25</text:p>
          </table:table-cell>
          <table:table-cell table:number-columns-repeated="56"/>
        </table:table-row>
        <table:table-row table:style-name="ro3">
          <table:table-cell table:style-name="ce9" table:formula="of:=[.A232]+1" office:value-type="float" office:value="231" calcext:value-type="float">
            <text:p>231</text:p>
          </table:table-cell>
          <table:table-cell table:style-name="ce15" table:formula="of:=RAND()*180" office:value-type="float" office:value="153.088637904298" calcext:value-type="float">
            <text:p>153.088637904298</text:p>
          </table:table-cell>
          <table:table-cell table:style-name="ce15" table:formula="of:=RAND()*180" office:value-type="float" office:value="134.590973247807" calcext:value-type="float">
            <text:p>134.590973247807</text:p>
          </table:table-cell>
          <table:table-cell table:style-name="ce15" table:formula="of:=RAND()*180" office:value-type="float" office:value="87.2149934064279" calcext:value-type="float">
            <text:p>87.214993406427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3]*EXP([.C233]/180)-[.D233]/([.C233]^2))/180" office:value-type="float" office:value="1.79637900505233" calcext:value-type="float">
            <text:p>1.79637900505233</text:p>
          </table:table-cell>
          <table:table-cell table:style-name="ce22" table:formula="of:=0.01*([.B233]+[.B233]^2*0.1+[.C233]*[.D233])/([.C233]*[.D233]-[.B233])" office:value-type="float" office:value="0.0122872079493104" calcext:value-type="float">
            <text:p>0.01229</text:p>
          </table:table-cell>
          <table:table-cell table:style-name="ce28" office:value-type="float" office:value="25.5989545966229" calcext:value-type="float">
            <text:p>26</text:p>
          </table:table-cell>
          <table:table-cell table:number-columns-repeated="56"/>
        </table:table-row>
        <table:table-row table:style-name="ro3">
          <table:table-cell table:style-name="ce9" table:formula="of:=[.A233]+1" office:value-type="float" office:value="232" calcext:value-type="float">
            <text:p>232</text:p>
          </table:table-cell>
          <table:table-cell table:style-name="ce15" table:formula="of:=RAND()*180" office:value-type="float" office:value="141.523127159283" calcext:value-type="float">
            <text:p>141.523127159283</text:p>
          </table:table-cell>
          <table:table-cell table:style-name="ce15" table:formula="of:=RAND()*180" office:value-type="float" office:value="25.3351421221418" calcext:value-type="float">
            <text:p>25.3351421221418</text:p>
          </table:table-cell>
          <table:table-cell table:style-name="ce15" table:formula="of:=RAND()*180" office:value-type="float" office:value="87.6540203109046" calcext:value-type="float">
            <text:p>87.654020310904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4]*EXP([.C234]/180)-[.D234]/([.C234]^2))/180" office:value-type="float" office:value="0.904311398737719" calcext:value-type="float">
            <text:p>0.904311398737719</text:p>
          </table:table-cell>
          <table:table-cell table:style-name="ce22" table:formula="of:=0.01*([.B234]+[.B234]^2*0.1+[.C234]*[.D234])/([.C234]*[.D234]-[.B234])" office:value-type="float" office:value="0.020994235668464" calcext:value-type="float">
            <text:p>0.02099</text:p>
          </table:table-cell>
          <table:table-cell table:style-name="ce28" office:value-type="float" office:value="25.9826113508443" calcext:value-type="float">
            <text:p>26</text:p>
          </table:table-cell>
          <table:table-cell table:number-columns-repeated="56"/>
        </table:table-row>
        <table:table-row table:style-name="ro3">
          <table:table-cell table:style-name="ce9" table:formula="of:=[.A234]+1" office:value-type="float" office:value="233" calcext:value-type="float">
            <text:p>233</text:p>
          </table:table-cell>
          <table:table-cell table:style-name="ce15" table:formula="of:=RAND()*180" office:value-type="float" office:value="107.364639167106" calcext:value-type="float">
            <text:p>107.364639167106</text:p>
          </table:table-cell>
          <table:table-cell table:style-name="ce15" table:formula="of:=RAND()*180" office:value-type="float" office:value="84.2224314306899" calcext:value-type="float">
            <text:p>84.2224314306899</text:p>
          </table:table-cell>
          <table:table-cell table:style-name="ce15" table:formula="of:=RAND()*180" office:value-type="float" office:value="43.2222698110808" calcext:value-type="float">
            <text:p>43.222269811080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5]*EXP([.C235]/180)-[.D235]/([.C235]^2))/180" office:value-type="float" office:value="0.952315285787116" calcext:value-type="float">
            <text:p>0.952315285787116</text:p>
          </table:table-cell>
          <table:table-cell table:style-name="ce22" table:formula="of:=0.01*([.B235]+[.B235]^2*0.1+[.C235]*[.D235])/([.C235]*[.D235]-[.B235])" office:value-type="float" office:value="0.0138705825390413" calcext:value-type="float">
            <text:p>0.01387</text:p>
          </table:table-cell>
          <table:table-cell table:style-name="ce28" office:value-type="float" office:value="26.3662681050657" calcext:value-type="float">
            <text:p>26</text:p>
          </table:table-cell>
          <table:table-cell table:number-columns-repeated="56"/>
        </table:table-row>
        <table:table-row table:style-name="ro3">
          <table:table-cell table:style-name="ce9" table:formula="of:=[.A235]+1" office:value-type="float" office:value="234" calcext:value-type="float">
            <text:p>234</text:p>
          </table:table-cell>
          <table:table-cell table:style-name="ce15" table:formula="of:=RAND()*180" office:value-type="float" office:value="145.432872291738" calcext:value-type="float">
            <text:p>145.432872291738</text:p>
          </table:table-cell>
          <table:table-cell table:style-name="ce15" table:formula="of:=RAND()*180" office:value-type="float" office:value="78.5079222095019" calcext:value-type="float">
            <text:p>78.5079222095019</text:p>
          </table:table-cell>
          <table:table-cell table:style-name="ce15" table:formula="of:=RAND()*180" office:value-type="float" office:value="51.82581031583" calcext:value-type="float">
            <text:p>51.8258103158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6]*EXP([.C236]/180)-[.D236]/([.C236]^2))/180" office:value-type="float" office:value="1.24966499743877" calcext:value-type="float">
            <text:p>1.24966499743877</text:p>
          </table:table-cell>
          <table:table-cell table:style-name="ce22" table:formula="of:=0.01*([.B236]+[.B236]^2*0.1+[.C236]*[.D236])/([.C236]*[.D236]-[.B236])" office:value-type="float" office:value="0.0161324279074812" calcext:value-type="float">
            <text:p>0.01613</text:p>
          </table:table-cell>
          <table:table-cell table:style-name="ce28" office:value-type="float" office:value="26.749924859287" calcext:value-type="float">
            <text:p>27</text:p>
          </table:table-cell>
          <table:table-cell table:number-columns-repeated="56"/>
        </table:table-row>
        <table:table-row table:style-name="ro3">
          <table:table-cell table:style-name="ce9" table:formula="of:=[.A236]+1" office:value-type="float" office:value="235" calcext:value-type="float">
            <text:p>235</text:p>
          </table:table-cell>
          <table:table-cell table:style-name="ce15" table:formula="of:=RAND()*180" office:value-type="float" office:value="176.969851579862" calcext:value-type="float">
            <text:p>176.969851579862</text:p>
          </table:table-cell>
          <table:table-cell table:style-name="ce15" table:formula="of:=RAND()*180" office:value-type="float" office:value="36.935880182674" calcext:value-type="float">
            <text:p>36.935880182674</text:p>
          </table:table-cell>
          <table:table-cell table:style-name="ce15" table:formula="of:=RAND()*180" office:value-type="float" office:value="114.463275837179" calcext:value-type="float">
            <text:p>114.46327583717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7]*EXP([.C237]/180)-[.D237]/([.C237]^2))/180" office:value-type="float" office:value="1.20663518802739" calcext:value-type="float">
            <text:p>1.20663518802739</text:p>
          </table:table-cell>
          <table:table-cell table:style-name="ce22" table:formula="of:=0.01*([.B237]+[.B237]^2*0.1+[.C237]*[.D237])/([.C237]*[.D237]-[.B237])" office:value-type="float" office:value="0.0186050780396083" calcext:value-type="float">
            <text:p>0.01861</text:p>
          </table:table-cell>
          <table:table-cell table:style-name="ce28" office:value-type="float" office:value="27.1335816135084" calcext:value-type="float">
            <text:p>27</text:p>
          </table:table-cell>
          <table:table-cell table:number-columns-repeated="56"/>
        </table:table-row>
        <table:table-row table:style-name="ro3">
          <table:table-cell table:style-name="ce9" table:formula="of:=[.A237]+1" office:value-type="float" office:value="236" calcext:value-type="float">
            <text:p>236</text:p>
          </table:table-cell>
          <table:table-cell table:style-name="ce15" table:formula="of:=RAND()*180" office:value-type="float" office:value="114.406390535573" calcext:value-type="float">
            <text:p>114.406390535573</text:p>
          </table:table-cell>
          <table:table-cell table:style-name="ce15" table:formula="of:=RAND()*180" office:value-type="float" office:value="142.700595218636" calcext:value-type="float">
            <text:p>142.700595218636</text:p>
          </table:table-cell>
          <table:table-cell table:style-name="ce15" table:formula="of:=RAND()*180" office:value-type="float" office:value="36.2702689376128" calcext:value-type="float">
            <text:p>36.270268937612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8]*EXP([.C238]/180)-[.D238]/([.C238]^2))/180" office:value-type="float" office:value="1.40434938765139" calcext:value-type="float">
            <text:p>1.40434938765139</text:p>
          </table:table-cell>
          <table:table-cell table:style-name="ce22" table:formula="of:=0.01*([.B238]+[.B238]^2*0.1+[.C238]*[.D238])/([.C238]*[.D238]-[.B238])" office:value-type="float" office:value="0.0130380928089122" calcext:value-type="float">
            <text:p>0.01304</text:p>
          </table:table-cell>
          <table:table-cell table:style-name="ce28" office:value-type="float" office:value="27.5172383677298" calcext:value-type="float">
            <text:p>28</text:p>
          </table:table-cell>
          <table:table-cell table:number-columns-repeated="56"/>
        </table:table-row>
        <table:table-row table:style-name="ro3">
          <table:table-cell table:style-name="ce9" table:formula="of:=[.A238]+1" office:value-type="float" office:value="237" calcext:value-type="float">
            <text:p>237</text:p>
          </table:table-cell>
          <table:table-cell table:style-name="ce15" table:formula="of:=RAND()*180" office:value-type="float" office:value="133.755819257445" calcext:value-type="float">
            <text:p>133.755819257445</text:p>
          </table:table-cell>
          <table:table-cell table:style-name="ce15" table:formula="of:=RAND()*180" office:value-type="float" office:value="58.1081904298153" calcext:value-type="float">
            <text:p>58.1081904298153</text:p>
          </table:table-cell>
          <table:table-cell table:style-name="ce15" table:formula="of:=RAND()*180" office:value-type="float" office:value="14.6759965742424" calcext:value-type="float">
            <text:p>14.675996574242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9]*EXP([.C239]/180)-[.D239]/([.C239]^2))/180" office:value-type="float" office:value="1.02619603157142" calcext:value-type="float">
            <text:p>1.02619603157142</text:p>
          </table:table-cell>
          <table:table-cell table:style-name="ce22" table:formula="of:=0.01*([.B239]+[.B239]^2*0.1+[.C239]*[.D239])/([.C239]*[.D239]-[.B239])" office:value-type="float" office:value="0.0386016657434301" calcext:value-type="float">
            <text:p>0.03860</text:p>
          </table:table-cell>
          <table:table-cell table:style-name="ce28" office:value-type="float" office:value="27.9008951219512" calcext:value-type="float">
            <text:p>28</text:p>
          </table:table-cell>
          <table:table-cell table:number-columns-repeated="56"/>
        </table:table-row>
        <table:table-row table:style-name="ro3">
          <table:table-cell table:style-name="ce9" table:formula="of:=[.A239]+1" office:value-type="float" office:value="238" calcext:value-type="float">
            <text:p>238</text:p>
          </table:table-cell>
          <table:table-cell table:style-name="ce15" table:formula="of:=RAND()*180" office:value-type="float" office:value="160.761152356598" calcext:value-type="float">
            <text:p>160.761152356598</text:p>
          </table:table-cell>
          <table:table-cell table:style-name="ce15" table:formula="of:=RAND()*180" office:value-type="float" office:value="91.464755703702" calcext:value-type="float">
            <text:p>91.464755703702</text:p>
          </table:table-cell>
          <table:table-cell table:style-name="ce15" table:formula="of:=RAND()*180" office:value-type="float" office:value="37.641224301577" calcext:value-type="float">
            <text:p>37.64122430157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40]*EXP([.C240]/180)-[.D240]/([.C240]^2))/180" office:value-type="float" office:value="1.48450826132948" calcext:value-type="float">
            <text:p>1.48450826132948</text:p>
          </table:table-cell>
          <table:table-cell table:style-name="ce22" table:formula="of:=0.01*([.B240]+[.B240]^2*0.1+[.C240]*[.D240])/([.C240]*[.D240]-[.B240])" office:value-type="float" office:value="0.0188539382578796" calcext:value-type="float">
            <text:p>0.01885</text:p>
          </table:table-cell>
          <table:table-cell table:style-name="ce28" office:value-type="float" office:value="28.2845518761726" calcext:value-type="float">
            <text:p>28</text:p>
          </table:table-cell>
          <table:table-cell table:number-columns-repeated="56"/>
        </table:table-row>
        <table:table-row table:style-name="ro3">
          <table:table-cell table:style-name="ce9" table:formula="of:=[.A240]+1" office:value-type="float" office:value="239" calcext:value-type="float">
            <text:p>239</text:p>
          </table:table-cell>
          <table:table-cell table:style-name="ce15" table:formula="of:=RAND()*180" office:value-type="float" office:value="1.22613782223781" calcext:value-type="float">
            <text:p>1.22613782223781</text:p>
          </table:table-cell>
          <table:table-cell table:style-name="ce15" table:formula="of:=RAND()*180" office:value-type="float" office:value="161.597222765328" calcext:value-type="float">
            <text:p>161.597222765328</text:p>
          </table:table-cell>
          <table:table-cell table:style-name="ce15" table:formula="of:=RAND()*180" office:value-type="float" office:value="42.8017143981466" calcext:value-type="float">
            <text:p>42.801714398146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1]*EXP([.C241]/180)-[.D241]/([.C241]^2))/180" office:value-type="float" office:value="0.016707958643721" calcext:value-type="float">
            <text:p>0.016707958643721</text:p>
          </table:table-cell>
          <table:table-cell table:style-name="ce22" table:formula="of:=0.01*([.B241]+[.B241]^2*0.1+[.C241]*[.D241])/([.C241]*[.D241]-[.B241])" office:value-type="float" office:value="0.0100037635024868" calcext:value-type="float">
            <text:p>0.01000</text:p>
          </table:table-cell>
          <table:table-cell table:style-name="ce24" office:value-type="string" calcext:value-type="string">
            <text:p>4,748,920,582</text:p>
          </table:table-cell>
          <table:table-cell table:number-columns-repeated="56"/>
        </table:table-row>
        <table:table-row table:style-name="ro3">
          <table:table-cell table:style-name="ce9" table:formula="of:=[.A241]+1" office:value-type="float" office:value="240" calcext:value-type="float">
            <text:p>240</text:p>
          </table:table-cell>
          <table:table-cell table:style-name="ce15" table:formula="of:=RAND()*180" office:value-type="float" office:value="125.530604389119" calcext:value-type="float">
            <text:p>125.530604389119</text:p>
          </table:table-cell>
          <table:table-cell table:style-name="ce15" table:formula="of:=RAND()*180" office:value-type="float" office:value="3.65971811031958" calcext:value-type="float">
            <text:p>3.65971811031958</text:p>
          </table:table-cell>
          <table:table-cell table:style-name="ce15" table:formula="of:=RAND()*180" office:value-type="float" office:value="87.122568664074" calcext:value-type="float">
            <text:p>87.12256866407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2]*EXP([.C242]/180)-[.D242]/([.C242]^2))/180" office:value-type="float" office:value="0.675578690940891" calcext:value-type="float">
            <text:p>0.675578690940891</text:p>
          </table:table-cell>
          <table:table-cell table:style-name="ce22" table:formula="of:=0.01*([.B242]+[.B242]^2*0.1+[.C242]*[.D242])/([.C242]*[.D242]-[.B242])" office:value-type="float" office:value="0.10450219766445" calcext:value-type="float">
            <text:p>0.10450</text:p>
          </table:table-cell>
          <table:table-cell table:style-name="ce24" office:value-type="string" calcext:value-type="string">
            <text:p>5,019,930,914</text:p>
          </table:table-cell>
          <table:table-cell table:number-columns-repeated="56"/>
        </table:table-row>
        <table:table-row table:style-name="ro3">
          <table:table-cell table:style-name="ce9" table:formula="of:=[.A242]+1" office:value-type="float" office:value="241" calcext:value-type="float">
            <text:p>241</text:p>
          </table:table-cell>
          <table:table-cell table:style-name="ce15" table:formula="of:=RAND()*180" office:value-type="float" office:value="133.371330398102" calcext:value-type="float">
            <text:p>133.371330398102</text:p>
          </table:table-cell>
          <table:table-cell table:style-name="ce15" table:formula="of:=RAND()*180" office:value-type="float" office:value="119.823153957137" calcext:value-type="float">
            <text:p>119.823153957137</text:p>
          </table:table-cell>
          <table:table-cell table:style-name="ce15" table:formula="of:=RAND()*180" office:value-type="float" office:value="13.0568054857879" calcext:value-type="float">
            <text:p>13.056805485787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3]*EXP([.C243]/180)-[.D243]/([.C243]^2))/180" office:value-type="float" office:value="1.4417548671533" calcext:value-type="float">
            <text:p>1.4417548671533</text:p>
          </table:table-cell>
          <table:table-cell table:style-name="ce22" table:formula="of:=0.01*([.B243]+[.B243]^2*0.1+[.C243]*[.D243])/([.C243]*[.D243]-[.B243])" office:value-type="float" office:value="0.0242930751010645" calcext:value-type="float">
            <text:p>0.02429</text:p>
          </table:table-cell>
          <table:table-cell table:style-name="ce24" office:value-type="string" calcext:value-type="string">
            <text:p>5,290,941,246</text:p>
          </table:table-cell>
          <table:table-cell table:number-columns-repeated="56"/>
        </table:table-row>
        <table:table-row table:style-name="ro3">
          <table:table-cell table:style-name="ce9" table:formula="of:=[.A243]+1" office:value-type="float" office:value="242" calcext:value-type="float">
            <text:p>242</text:p>
          </table:table-cell>
          <table:table-cell table:style-name="ce15" table:formula="of:=RAND()*180" office:value-type="float" office:value="66.7590480227624" calcext:value-type="float">
            <text:p>66.7590480227624</text:p>
          </table:table-cell>
          <table:table-cell table:style-name="ce15" table:formula="of:=RAND()*180" office:value-type="float" office:value="136.882871004907" calcext:value-type="float">
            <text:p>136.882871004907</text:p>
          </table:table-cell>
          <table:table-cell table:style-name="ce15" table:formula="of:=RAND()*180" office:value-type="float" office:value="11.9778087098556" calcext:value-type="float">
            <text:p>11.977808709855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4]*EXP([.C244]/180)-[.D244]/([.C244]^2))/180" office:value-type="float" office:value="0.793413231891056" calcext:value-type="float">
            <text:p>0.793413231891056</text:p>
          </table:table-cell>
          <table:table-cell table:style-name="ce22" table:formula="of:=0.01*([.B244]+[.B244]^2*0.1+[.C244]*[.D244])/([.C244]*[.D244]-[.B244])" office:value-type="float" office:value="0.0136825785654964" calcext:value-type="float">
            <text:p>0.01368</text:p>
          </table:table-cell>
          <table:table-cell table:style-name="ce24" office:value-type="string" calcext:value-type="string">
            <text:p>5,561,951,578</text:p>
          </table:table-cell>
          <table:table-cell table:number-columns-repeated="56"/>
        </table:table-row>
        <table:table-row table:style-name="ro3">
          <table:table-cell table:style-name="ce9" table:formula="of:=[.A244]+1" office:value-type="float" office:value="243" calcext:value-type="float">
            <text:p>243</text:p>
          </table:table-cell>
          <table:table-cell table:style-name="ce15" table:formula="of:=RAND()*180" office:value-type="float" office:value="39.1887159508227" calcext:value-type="float">
            <text:p>39.1887159508227</text:p>
          </table:table-cell>
          <table:table-cell table:style-name="ce15" table:formula="of:=RAND()*180" office:value-type="float" office:value="130.155069330838" calcext:value-type="float">
            <text:p>130.155069330838</text:p>
          </table:table-cell>
          <table:table-cell table:style-name="ce15" table:formula="of:=RAND()*180" office:value-type="float" office:value="35.1389914985489" calcext:value-type="float">
            <text:p>35.138991498548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5]*EXP([.C245]/180)-[.D245]/([.C245]^2))/180" office:value-type="float" office:value="0.44865100262788" calcext:value-type="float">
            <text:p>0.44865100262788</text:p>
          </table:table-cell>
          <table:table-cell table:style-name="ce22" table:formula="of:=0.01*([.B245]+[.B245]^2*0.1+[.C245]*[.D245])/([.C245]*[.D245]-[.B245])" office:value-type="float" office:value="0.0105115486096571" calcext:value-type="float">
            <text:p>0.01051</text:p>
          </table:table-cell>
          <table:table-cell table:style-name="ce24" office:value-type="string" calcext:value-type="string">
            <text:p>5,832,961,910</text:p>
          </table:table-cell>
          <table:table-cell table:number-columns-repeated="56"/>
        </table:table-row>
        <table:table-row table:style-name="ro3">
          <table:table-cell table:style-name="ce9" table:formula="of:=[.A245]+1" office:value-type="float" office:value="244" calcext:value-type="float">
            <text:p>244</text:p>
          </table:table-cell>
          <table:table-cell table:style-name="ce15" table:formula="of:=RAND()*180" office:value-type="float" office:value="132.100765708588" calcext:value-type="float">
            <text:p>132.100765708588</text:p>
          </table:table-cell>
          <table:table-cell table:style-name="ce15" table:formula="of:=RAND()*180" office:value-type="float" office:value="112.981150497058" calcext:value-type="float">
            <text:p>112.981150497058</text:p>
          </table:table-cell>
          <table:table-cell table:style-name="ce15" table:formula="of:=RAND()*180" office:value-type="float" office:value="155.855008036865" calcext:value-type="float">
            <text:p>155.85500803686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6]*EXP([.C246]/180)-[.D246]/([.C246]^2))/180" office:value-type="float" office:value="1.37469497904776" calcext:value-type="float">
            <text:p>1.37469497904776</text:p>
          </table:table-cell>
          <table:table-cell table:style-name="ce22" table:formula="of:=0.01*([.B246]+[.B246]^2*0.1+[.C246]*[.D246])/([.C246]*[.D246]-[.B246])" office:value-type="float" office:value="0.0111496889356021" calcext:value-type="float">
            <text:p>0.01115</text:p>
          </table:table-cell>
          <table:table-cell table:style-name="ce24" office:value-type="string" calcext:value-type="string">
            <text:p>6,103,972,242</text:p>
          </table:table-cell>
          <table:table-cell table:number-columns-repeated="56"/>
        </table:table-row>
        <table:table-row table:style-name="ro3">
          <table:table-cell table:style-name="ce9" table:formula="of:=[.A246]+1" office:value-type="float" office:value="245" calcext:value-type="float">
            <text:p>245</text:p>
          </table:table-cell>
          <table:table-cell table:style-name="ce15" table:formula="of:=RAND()*180" office:value-type="float" office:value="138.544993923358" calcext:value-type="float">
            <text:p>138.544993923358</text:p>
          </table:table-cell>
          <table:table-cell table:style-name="ce15" table:formula="of:=RAND()*180" office:value-type="float" office:value="126.562256534305" calcext:value-type="float">
            <text:p>126.562256534305</text:p>
          </table:table-cell>
          <table:table-cell table:style-name="ce15" table:formula="of:=RAND()*180" office:value-type="float" office:value="111.821865039398" calcext:value-type="float">
            <text:p>111.82186503939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7]*EXP([.C247]/180)-[.D247]/([.C247]^2))/180" office:value-type="float" office:value="1.55478456252223" calcext:value-type="float">
            <text:p>1.55478456252223</text:p>
          </table:table-cell>
          <table:table-cell table:style-name="ce22" table:formula="of:=0.01*([.B247]+[.B247]^2*0.1+[.C247]*[.D247])/([.C247]*[.D247]-[.B247])" office:value-type="float" office:value="0.0115674182441308" calcext:value-type="float">
            <text:p>0.01157</text:p>
          </table:table-cell>
          <table:table-cell table:style-name="ce24" office:value-type="string" calcext:value-type="string">
            <text:p>6,374,982,574</text:p>
          </table:table-cell>
          <table:table-cell table:number-columns-repeated="56"/>
        </table:table-row>
        <table:table-row table:style-name="ro3">
          <table:table-cell table:style-name="ce9" table:formula="of:=[.A247]+1" office:value-type="float" office:value="246" calcext:value-type="float">
            <text:p>246</text:p>
          </table:table-cell>
          <table:table-cell table:style-name="ce15" table:formula="of:=RAND()*180" office:value-type="float" office:value="54.8059848619147" calcext:value-type="float">
            <text:p>54.8059848619147</text:p>
          </table:table-cell>
          <table:table-cell table:style-name="ce15" table:formula="of:=RAND()*180" office:value-type="float" office:value="105.629527332946" calcext:value-type="float">
            <text:p>105.629527332946</text:p>
          </table:table-cell>
          <table:table-cell table:style-name="ce15" table:formula="of:=RAND()*180" office:value-type="float" office:value="59.8603800370102" calcext:value-type="float">
            <text:p>59.860380037010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8]*EXP([.C248]/180)-[.D248]/([.C248]^2))/180" office:value-type="float" office:value="0.547506371550125" calcext:value-type="float">
            <text:p>0.547506371550125</text:p>
          </table:table-cell>
          <table:table-cell table:style-name="ce22" table:formula="of:=0.01*([.B248]+[.B248]^2*0.1+[.C248]*[.D248])/([.C248]*[.D248]-[.B248])" office:value-type="float" office:value="0.0106540640248018" calcext:value-type="float">
            <text:p>0.01065</text:p>
          </table:table-cell>
          <table:table-cell table:style-name="ce24" office:value-type="string" calcext:value-type="string">
            <text:p>6,645,992,906</text:p>
          </table:table-cell>
          <table:table-cell table:number-columns-repeated="56"/>
        </table:table-row>
        <table:table-row table:style-name="ro3">
          <table:table-cell table:style-name="ce9" table:formula="of:=[.A248]+1" office:value-type="float" office:value="247" calcext:value-type="float">
            <text:p>247</text:p>
          </table:table-cell>
          <table:table-cell table:style-name="ce15" table:formula="of:=RAND()*180" office:value-type="float" office:value="145.934101331782" calcext:value-type="float">
            <text:p>145.934101331782</text:p>
          </table:table-cell>
          <table:table-cell table:style-name="ce15" table:formula="of:=RAND()*180" office:value-type="float" office:value="47.4392784542675" calcext:value-type="float">
            <text:p>47.4392784542675</text:p>
          </table:table-cell>
          <table:table-cell table:style-name="ce15" table:formula="of:=RAND()*180" office:value-type="float" office:value="157.403798277503" calcext:value-type="float">
            <text:p>157.40379827750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49]*EXP([.C249]/180)-[.D249]/([.C249]^2))/180" office:value-type="float" office:value="1.05483204356652" calcext:value-type="float">
            <text:p>1.05483204356652</text:p>
          </table:table-cell>
          <table:table-cell table:style-name="ce22" table:formula="of:=0.01*([.B249]+[.B249]^2*0.1+[.C249]*[.D249])/([.C249]*[.D249]-[.B249])" office:value-type="float" office:value="0.0133075837220721" calcext:value-type="float">
            <text:p>0.01331</text:p>
          </table:table-cell>
          <table:table-cell table:style-name="ce25" office:value-type="string" calcext:value-type="string">
            <text:p>6,917,003,238</text:p>
          </table:table-cell>
          <table:table-cell table:number-columns-repeated="56"/>
        </table:table-row>
        <table:table-row table:style-name="ro3">
          <table:table-cell table:style-name="ce9" table:formula="of:=[.A249]+1" office:value-type="float" office:value="248" calcext:value-type="float">
            <text:p>248</text:p>
          </table:table-cell>
          <table:table-cell table:style-name="ce15" table:formula="of:=RAND()*180" office:value-type="float" office:value="174.133437832524" calcext:value-type="float">
            <text:p>174.133437832524</text:p>
          </table:table-cell>
          <table:table-cell table:style-name="ce15" table:formula="of:=RAND()*180" office:value-type="float" office:value="64.0904174100534" calcext:value-type="float">
            <text:p>64.0904174100534</text:p>
          </table:table-cell>
          <table:table-cell table:style-name="ce15" table:formula="of:=RAND()*180" office:value-type="float" office:value="111.886825135168" calcext:value-type="float">
            <text:p>111.88682513516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0]*EXP([.C250]/180)-[.D250]/([.C250]^2))/180" office:value-type="float" office:value="1.38100754909501" calcext:value-type="float">
            <text:p>1.38100754909501</text:p>
          </table:table-cell>
          <table:table-cell table:style-name="ce22" table:formula="of:=0.01*([.B250]+[.B250]^2*0.1+[.C250]*[.D250])/([.C250]*[.D250]-[.B250])" office:value-type="float" office:value="0.0148315534763744" calcext:value-type="float">
            <text:p>0.01483</text:p>
          </table:table-cell>
          <table:table-cell table:style-name="ce25" office:value-type="string" calcext:value-type="string">
            <text:p>7,188,013,570</text:p>
          </table:table-cell>
          <table:table-cell table:number-columns-repeated="56"/>
        </table:table-row>
        <table:table-row table:style-name="ro3">
          <table:table-cell table:style-name="ce9" table:formula="of:=[.A250]+1" office:value-type="float" office:value="249" calcext:value-type="float">
            <text:p>249</text:p>
          </table:table-cell>
          <table:table-cell table:style-name="ce15" table:formula="of:=RAND()*180" office:value-type="float" office:value="60.247882006263" calcext:value-type="float">
            <text:p>60.247882006263</text:p>
          </table:table-cell>
          <table:table-cell table:style-name="ce15" table:formula="of:=RAND()*180" office:value-type="float" office:value="143.521452130727" calcext:value-type="float">
            <text:p>143.521452130727</text:p>
          </table:table-cell>
          <table:table-cell table:style-name="ce15" table:formula="of:=RAND()*180" office:value-type="float" office:value="176.789182771858" calcext:value-type="float">
            <text:p>176.78918277185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1]*EXP([.C251]/180)-[.D251]/([.C251]^2))/180" office:value-type="float" office:value="0.742886344875057" calcext:value-type="float">
            <text:p>0.742886344875057</text:p>
          </table:table-cell>
          <table:table-cell table:style-name="ce22" table:formula="of:=0.01*([.B251]+[.B251]^2*0.1+[.C251]*[.D251])/([.C251]*[.D251]-[.B251])" office:value-type="float" office:value="0.0101910008528272" calcext:value-type="float">
            <text:p>0.01019</text:p>
          </table:table-cell>
          <table:table-cell table:style-name="ce25" office:value-type="string" calcext:value-type="string">
            <text:p>7,459,023,902</text:p>
          </table:table-cell>
          <table:table-cell table:number-columns-repeated="56"/>
        </table:table-row>
        <table:table-row table:style-name="ro3">
          <table:table-cell table:style-name="ce9" table:formula="of:=[.A251]+1" office:value-type="float" office:value="250" calcext:value-type="float">
            <text:p>250</text:p>
          </table:table-cell>
          <table:table-cell table:style-name="ce15" table:formula="of:=RAND()*180" office:value-type="float" office:value="155.738322490469" calcext:value-type="float">
            <text:p>155.738322490469</text:p>
          </table:table-cell>
          <table:table-cell table:style-name="ce15" table:formula="of:=RAND()*180" office:value-type="float" office:value="137.507920572825" calcext:value-type="float">
            <text:p>137.507920572825</text:p>
          </table:table-cell>
          <table:table-cell table:style-name="ce15" table:formula="of:=RAND()*180" office:value-type="float" office:value="32.6376459005013" calcext:value-type="float">
            <text:p>32.637645900501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2]*EXP([.C252]/180)-[.D252]/([.C252]^2))/180" office:value-type="float" office:value="1.85734501574207" calcext:value-type="float">
            <text:p>1.85734501574207</text:p>
          </table:table-cell>
          <table:table-cell table:style-name="ce22" table:formula="of:=0.01*([.B252]+[.B252]^2*0.1+[.C252]*[.D252])/([.C252]*[.D252]-[.B252])" office:value-type="float" office:value="0.0163176246868335" calcext:value-type="float">
            <text:p>0.01632</text:p>
          </table:table-cell>
          <table:table-cell table:style-name="ce25" office:value-type="string" calcext:value-type="string">
            <text:p>7,730,034,234</text:p>
          </table:table-cell>
          <table:table-cell table:number-columns-repeated="56"/>
        </table:table-row>
        <table:table-row table:style-name="ro3">
          <table:table-cell table:style-name="ce9" table:formula="of:=[.A252]+1" office:value-type="float" office:value="251" calcext:value-type="float">
            <text:p>251</text:p>
          </table:table-cell>
          <table:table-cell table:style-name="ce15" table:formula="of:=RAND()*180" office:value-type="float" office:value="129.375618041691" calcext:value-type="float">
            <text:p>129.375618041691</text:p>
          </table:table-cell>
          <table:table-cell table:style-name="ce15" table:formula="of:=RAND()*180" office:value-type="float" office:value="37.9985248688636" calcext:value-type="float">
            <text:p>37.9985248688636</text:p>
          </table:table-cell>
          <table:table-cell table:style-name="ce15" table:formula="of:=RAND()*180" office:value-type="float" office:value="84.1014344089285" calcext:value-type="float">
            <text:p>84.101434408928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3]*EXP([.C253]/180)-[.D253]/([.C253]^2))/180" office:value-type="float" office:value="0.887365256244752" calcext:value-type="float">
            <text:p>0.887365256244752</text:p>
          </table:table-cell>
          <table:table-cell table:style-name="ce22" table:formula="of:=0.01*([.B253]+[.B253]^2*0.1+[.C253]*[.D253])/([.C253]*[.D253]-[.B253])" office:value-type="float" office:value="0.0163024548635592" calcext:value-type="float">
            <text:p>0.01630</text:p>
          </table:table-cell>
          <table:table-cell table:style-name="ce25" office:value-type="string" calcext:value-type="string">
            <text:p>8,001,044,566</text:p>
          </table:table-cell>
          <table:table-cell table:number-columns-repeated="56"/>
        </table:table-row>
        <table:table-row table:style-name="ro3">
          <table:table-cell table:style-name="ce9" table:formula="of:=[.A253]+1" office:value-type="float" office:value="252" calcext:value-type="float">
            <text:p>252</text:p>
          </table:table-cell>
          <table:table-cell table:style-name="ce15" table:formula="of:=RAND()*180" office:value-type="float" office:value="7.97109429607423" calcext:value-type="float">
            <text:p>7.97109429607423</text:p>
          </table:table-cell>
          <table:table-cell table:style-name="ce15" table:formula="of:=RAND()*180" office:value-type="float" office:value="111.874426834726" calcext:value-type="float">
            <text:p>111.874426834726</text:p>
          </table:table-cell>
          <table:table-cell table:style-name="ce15" table:formula="of:=RAND()*180" office:value-type="float" office:value="117.492116354772" calcext:value-type="float">
            <text:p>117.49211635477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4]*EXP([.C254]/180)-[.D254]/([.C254]^2))/180" office:value-type="float" office:value="0.0823939525461561" calcext:value-type="float">
            <text:p>0.082393952546156</text:p>
          </table:table-cell>
          <table:table-cell table:style-name="ce22" table:formula="of:=0.01*([.B254]+[.B254]^2*0.1+[.C254]*[.D254])/([.C254]*[.D254]-[.B254])" office:value-type="float" office:value="0.0100169727143368" calcext:value-type="float">
            <text:p>0.01002</text:p>
          </table:table-cell>
          <table:table-cell table:style-name="ce25" office:value-type="string" calcext:value-type="string">
            <text:p>8,272,054,898</text:p>
          </table:table-cell>
          <table:table-cell table:number-columns-repeated="56"/>
        </table:table-row>
        <table:table-row table:style-name="ro3">
          <table:table-cell table:style-name="ce9" table:formula="of:=[.A254]+1" office:value-type="float" office:value="253" calcext:value-type="float">
            <text:p>253</text:p>
          </table:table-cell>
          <table:table-cell table:style-name="ce15" table:formula="of:=RAND()*180" office:value-type="float" office:value="121.55914592843" calcext:value-type="float">
            <text:p>121.55914592843</text:p>
          </table:table-cell>
          <table:table-cell table:style-name="ce15" table:formula="of:=RAND()*180" office:value-type="float" office:value="118.171553700884" calcext:value-type="float">
            <text:p>118.171553700884</text:p>
          </table:table-cell>
          <table:table-cell table:style-name="ce15" table:formula="of:=RAND()*180" office:value-type="float" office:value="175.874617262436" calcext:value-type="float">
            <text:p>175.87461726243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5]*EXP([.C255]/180)-[.D255]/([.C255]^2))/180" office:value-type="float" office:value="1.30199666802876" calcext:value-type="float">
            <text:p>1.30199666802876</text:p>
          </table:table-cell>
          <table:table-cell table:style-name="ce22" table:formula="of:=0.01*([.B255]+[.B255]^2*0.1+[.C255]*[.D255])/([.C255]*[.D255]-[.B255])" office:value-type="float" office:value="0.0108328313212064" calcext:value-type="float">
            <text:p>0.01083</text:p>
          </table:table-cell>
          <table:table-cell table:style-name="ce25" office:value-type="string" calcext:value-type="string">
            <text:p>8,543,065,230</text:p>
          </table:table-cell>
          <table:table-cell table:number-columns-repeated="56"/>
        </table:table-row>
        <table:table-row table:style-name="ro3">
          <table:table-cell table:style-name="ce9" table:formula="of:=[.A255]+1" office:value-type="float" office:value="254" calcext:value-type="float">
            <text:p>254</text:p>
          </table:table-cell>
          <table:table-cell table:style-name="ce15" table:formula="of:=RAND()*180" office:value-type="float" office:value="172.104412979876" calcext:value-type="float">
            <text:p>172.104412979876</text:p>
          </table:table-cell>
          <table:table-cell table:style-name="ce15" table:formula="of:=RAND()*180" office:value-type="float" office:value="143.036278973484" calcext:value-type="float">
            <text:p>143.036278973484</text:p>
          </table:table-cell>
          <table:table-cell table:style-name="ce15" table:formula="of:=RAND()*180" office:value-type="float" office:value="105.24879059649" calcext:value-type="float">
            <text:p>105.2487905964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6]*EXP([.C256]/180)-[.D256]/([.C256]^2))/180" office:value-type="float" office:value="2.11652794734809" calcext:value-type="float">
            <text:p>2.11652794734809</text:p>
          </table:table-cell>
          <table:table-cell table:style-name="ce22" table:formula="of:=0.01*([.B256]+[.B256]^2*0.1+[.C256]*[.D256])/([.C256]*[.D256]-[.B256])" office:value-type="float" office:value="0.0122215677219802" calcext:value-type="float">
            <text:p>0.01222</text:p>
          </table:table-cell>
          <table:table-cell table:style-name="ce25" office:value-type="string" calcext:value-type="string">
            <text:p>8,814,075,562</text:p>
          </table:table-cell>
          <table:table-cell table:number-columns-repeated="56"/>
        </table:table-row>
        <table:table-row table:style-name="ro3">
          <table:table-cell table:style-name="ce9" table:formula="of:=[.A256]+1" office:value-type="float" office:value="255" calcext:value-type="float">
            <text:p>255</text:p>
          </table:table-cell>
          <table:table-cell table:style-name="ce15" table:formula="of:=RAND()*180" office:value-type="float" office:value="47.925297411816" calcext:value-type="float">
            <text:p>47.925297411816</text:p>
          </table:table-cell>
          <table:table-cell table:style-name="ce15" table:formula="of:=RAND()*180" office:value-type="float" office:value="132.189542805241" calcext:value-type="float">
            <text:p>132.189542805241</text:p>
          </table:table-cell>
          <table:table-cell table:style-name="ce15" table:formula="of:=RAND()*180" office:value-type="float" office:value="103.068933122671" calcext:value-type="float">
            <text:p>103.06893312267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57]*EXP([.C257]/180)-[.D257]/([.C257]^2))/180" office:value-type="float" office:value="0.554889624249327" calcext:value-type="float">
            <text:p>0.554889624249327</text:p>
          </table:table-cell>
          <table:table-cell table:style-name="ce22" table:formula="of:=0.01*([.B257]+[.B257]^2*0.1+[.C257]*[.D257])/([.C257]*[.D257]-[.B257])" office:value-type="float" office:value="0.0102397738565775" calcext:value-type="float">
            <text:p>0.01024</text:p>
          </table:table-cell>
          <table:table-cell table:style-name="ce26" office:value-type="string" calcext:value-type="string">
            <text:p>9,085,085,894</text:p>
          </table:table-cell>
          <table:table-cell table:number-columns-repeated="56"/>
        </table:table-row>
        <table:table-row table:style-name="ro3">
          <table:table-cell table:style-name="ce9" table:formula="of:=[.A257]+1" office:value-type="float" office:value="256" calcext:value-type="float">
            <text:p>256</text:p>
          </table:table-cell>
          <table:table-cell table:style-name="ce15" table:formula="of:=RAND()*180" office:value-type="float" office:value="25.2340005282528" calcext:value-type="float">
            <text:p>25.2340005282528</text:p>
          </table:table-cell>
          <table:table-cell table:style-name="ce15" table:formula="of:=RAND()*180" office:value-type="float" office:value="59.6344723991579" calcext:value-type="float">
            <text:p>59.6344723991579</text:p>
          </table:table-cell>
          <table:table-cell table:style-name="ce15" table:formula="of:=RAND()*180" office:value-type="float" office:value="29.8329837621651" calcext:value-type="float">
            <text:p>29.832983762165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58]*EXP([.C258]/180)-[.D258]/([.C258]^2))/180" office:value-type="float" office:value="0.195205850859976" calcext:value-type="float">
            <text:p>0.195205850859976</text:p>
          </table:table-cell>
          <table:table-cell table:style-name="ce22" table:formula="of:=0.01*([.B258]+[.B258]^2*0.1+[.C258]*[.D258])/([.C258]*[.D258]-[.B258])" office:value-type="float" office:value="0.0106508202760681" calcext:value-type="float">
            <text:p>0.01065</text:p>
          </table:table-cell>
          <table:table-cell table:style-name="ce26" office:value-type="string" calcext:value-type="string">
            <text:p>9,356,096,226</text:p>
          </table:table-cell>
          <table:table-cell table:number-columns-repeated="56"/>
        </table:table-row>
        <table:table-row table:style-name="ro3">
          <table:table-cell table:style-name="ce9" table:formula="of:=[.A258]+1" office:value-type="float" office:value="257" calcext:value-type="float">
            <text:p>257</text:p>
          </table:table-cell>
          <table:table-cell table:style-name="ce15" table:formula="of:=RAND()*180" office:value-type="float" office:value="109.48762852563" calcext:value-type="float">
            <text:p>109.48762852563</text:p>
          </table:table-cell>
          <table:table-cell table:style-name="ce15" table:formula="of:=RAND()*180" office:value-type="float" office:value="163.117182614547" calcext:value-type="float">
            <text:p>163.117182614547</text:p>
          </table:table-cell>
          <table:table-cell table:style-name="ce15" table:formula="of:=RAND()*180" office:value-type="float" office:value="69.0292583531109" calcext:value-type="float">
            <text:p>69.029258353110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59]*EXP([.C259]/180)-[.D259]/([.C259]^2))/180" office:value-type="float" office:value="1.50538955643332" calcext:value-type="float">
            <text:p>1.50538955643332</text:p>
          </table:table-cell>
          <table:table-cell table:style-name="ce22" table:formula="of:=0.01*([.B259]+[.B259]^2*0.1+[.C259]*[.D259])/([.C259]*[.D259]-[.B259])" office:value-type="float" office:value="0.0112714638814391" calcext:value-type="float">
            <text:p>0.01127</text:p>
          </table:table-cell>
          <table:table-cell table:style-name="ce26" office:value-type="string" calcext:value-type="string">
            <text:p>9,627,106,558</text:p>
          </table:table-cell>
          <table:table-cell table:number-columns-repeated="56"/>
        </table:table-row>
        <table:table-row table:style-name="ro3">
          <table:table-cell table:style-name="ce9" table:formula="of:=[.A259]+1" office:value-type="float" office:value="258" calcext:value-type="float">
            <text:p>258</text:p>
          </table:table-cell>
          <table:table-cell table:style-name="ce15" table:formula="of:=RAND()*180" office:value-type="float" office:value="151.850150785928" calcext:value-type="float">
            <text:p>151.850150785928</text:p>
          </table:table-cell>
          <table:table-cell table:style-name="ce15" table:formula="of:=RAND()*180" office:value-type="float" office:value="153.733430543657" calcext:value-type="float">
            <text:p>153.733430543657</text:p>
          </table:table-cell>
          <table:table-cell table:style-name="ce15" table:formula="of:=RAND()*180" office:value-type="float" office:value="165.677544600709" calcext:value-type="float">
            <text:p>165.67754460070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0]*EXP([.C260]/180)-[.D260]/([.C260]^2))/180" office:value-type="float" office:value="1.98177378801825" calcext:value-type="float">
            <text:p>1.98177378801825</text:p>
          </table:table-cell>
          <table:table-cell table:style-name="ce22" table:formula="of:=0.01*([.B260]+[.B260]^2*0.1+[.C260]*[.D260])/([.C260]*[.D260]-[.B260])" office:value-type="float" office:value="0.0110306949254686" calcext:value-type="float">
            <text:p>0.01103</text:p>
          </table:table-cell>
          <table:table-cell table:style-name="ce26" office:value-type="string" calcext:value-type="string">
            <text:p>9,898,116,890</text:p>
          </table:table-cell>
          <table:table-cell table:number-columns-repeated="56"/>
        </table:table-row>
        <table:table-row table:style-name="ro3">
          <table:table-cell table:style-name="ce9" table:formula="of:=[.A260]+1" office:value-type="float" office:value="259" calcext:value-type="float">
            <text:p>259</text:p>
          </table:table-cell>
          <table:table-cell table:style-name="ce15" table:formula="of:=RAND()*180" office:value-type="float" office:value="94.2354803170698" calcext:value-type="float">
            <text:p>94.2354803170698</text:p>
          </table:table-cell>
          <table:table-cell table:style-name="ce15" table:formula="of:=RAND()*180" office:value-type="float" office:value="173.231569339357" calcext:value-type="float">
            <text:p>173.231569339357</text:p>
          </table:table-cell>
          <table:table-cell table:style-name="ce15" table:formula="of:=RAND()*180" office:value-type="float" office:value="18.9924113468599" calcext:value-type="float">
            <text:p>18.992411346859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1]*EXP([.C261]/180)-[.D261]/([.C261]^2))/180" office:value-type="float" office:value="1.37058129211079" calcext:value-type="float">
            <text:p>1.37058129211079</text:p>
          </table:table-cell>
          <table:table-cell table:style-name="ce22" table:formula="of:=0.01*([.B261]+[.B261]^2*0.1+[.C261]*[.D261])/([.C261]*[.D261]-[.B261])" office:value-type="float" office:value="0.0133684422683059" calcext:value-type="float">
            <text:p>0.01337</text:p>
          </table:table-cell>
          <table:table-cell table:style-name="ce26" office:value-type="string" calcext:value-type="string">
            <text:p>1,016,912,723</text:p>
          </table:table-cell>
          <table:table-cell table:number-columns-repeated="56"/>
        </table:table-row>
        <table:table-row table:style-name="ro3">
          <table:table-cell table:style-name="ce9" table:formula="of:=[.A261]+1" office:value-type="float" office:value="260" calcext:value-type="float">
            <text:p>260</text:p>
          </table:table-cell>
          <table:table-cell table:style-name="ce15" table:formula="of:=RAND()*180" office:value-type="float" office:value="171.920783072287" calcext:value-type="float">
            <text:p>171.920783072287</text:p>
          </table:table-cell>
          <table:table-cell table:style-name="ce15" table:formula="of:=RAND()*180" office:value-type="float" office:value="137.443258636926" calcext:value-type="float">
            <text:p>137.443258636926</text:p>
          </table:table-cell>
          <table:table-cell table:style-name="ce15" table:formula="of:=RAND()*180" office:value-type="float" office:value="15.6679417208984" calcext:value-type="float">
            <text:p>15.667941720898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2]*EXP([.C262]/180)-[.D262]/([.C262]^2))/180" office:value-type="float" office:value="2.04960761448757" calcext:value-type="float">
            <text:p>2.04960761448757</text:p>
          </table:table-cell>
          <table:table-cell table:style-name="ce22" table:formula="of:=0.01*([.B262]+[.B262]^2*0.1+[.C262]*[.D262])/([.C262]*[.D262]-[.B262])" office:value-type="float" office:value="0.0266513426295498" calcext:value-type="float">
            <text:p>0.02665</text:p>
          </table:table-cell>
          <table:table-cell table:style-name="ce26" office:value-type="string" calcext:value-type="string">
            <text:p>1,044,013,756</text:p>
          </table:table-cell>
          <table:table-cell table:number-columns-repeated="56"/>
        </table:table-row>
        <table:table-row table:style-name="ro3">
          <table:table-cell table:style-name="ce9" table:formula="of:=[.A262]+1" office:value-type="float" office:value="261" calcext:value-type="float">
            <text:p>261</text:p>
          </table:table-cell>
          <table:table-cell table:style-name="ce15" table:formula="of:=RAND()*180" office:value-type="float" office:value="119.075873035844" calcext:value-type="float">
            <text:p>119.075873035844</text:p>
          </table:table-cell>
          <table:table-cell table:style-name="ce15" table:formula="of:=RAND()*180" office:value-type="float" office:value="179.337315112372" calcext:value-type="float">
            <text:p>179.337315112372</text:p>
          </table:table-cell>
          <table:table-cell table:style-name="ce15" table:formula="of:=RAND()*180" office:value-type="float" office:value="52.8960534382355" calcext:value-type="float">
            <text:p>52.896053438235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3]*EXP([.C263]/180)-[.D263]/([.C263]^2))/180" office:value-type="float" office:value="1.791614815878" calcext:value-type="float">
            <text:p>1.791614815878</text:p>
          </table:table-cell>
          <table:table-cell table:style-name="ce22" table:formula="of:=0.01*([.B263]+[.B263]^2*0.1+[.C263]*[.D263])/([.C263]*[.D263]-[.B263])" office:value-type="float" office:value="0.0117679403805905" calcext:value-type="float">
            <text:p>0.01177</text:p>
          </table:table-cell>
          <table:table-cell table:style-name="ce26" office:value-type="string" calcext:value-type="string">
            <text:p>1,071,114,789</text:p>
          </table:table-cell>
          <table:table-cell table:number-columns-repeated="56"/>
        </table:table-row>
        <table:table-row table:style-name="ro3">
          <table:table-cell table:style-name="ce9" table:formula="of:=[.A263]+1" office:value-type="float" office:value="262" calcext:value-type="float">
            <text:p>262</text:p>
          </table:table-cell>
          <table:table-cell table:style-name="ce15" table:formula="of:=RAND()*180" office:value-type="float" office:value="59.3551922263824" calcext:value-type="float">
            <text:p>59.3551922263824</text:p>
          </table:table-cell>
          <table:table-cell table:style-name="ce15" table:formula="of:=RAND()*180" office:value-type="float" office:value="94.5915612588368" calcext:value-type="float">
            <text:p>94.5915612588368</text:p>
          </table:table-cell>
          <table:table-cell table:style-name="ce15" table:formula="of:=RAND()*180" office:value-type="float" office:value="80.7660046826126" calcext:value-type="float">
            <text:p>80.766004682612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4]*EXP([.C264]/180)-[.D264]/([.C264]^2))/180" office:value-type="float" office:value="0.557664085200358" calcext:value-type="float">
            <text:p>0.557664085200358</text:p>
          </table:table-cell>
          <table:table-cell table:style-name="ce22" table:formula="of:=0.01*([.B264]+[.B264]^2*0.1+[.C264]*[.D264])/([.C264]*[.D264]-[.B264])" office:value-type="float" office:value="0.010621355829984" calcext:value-type="float">
            <text:p>0.01062</text:p>
          </table:table-cell>
          <table:table-cell table:style-name="ce26" office:value-type="string" calcext:value-type="string">
            <text:p>1,098,215,823</text:p>
          </table:table-cell>
          <table:table-cell table:number-columns-repeated="56"/>
        </table:table-row>
        <table:table-row table:style-name="ro3">
          <table:table-cell table:style-name="ce9" table:formula="of:=[.A264]+1" office:value-type="float" office:value="263" calcext:value-type="float">
            <text:p>263</text:p>
          </table:table-cell>
          <table:table-cell table:style-name="ce15" table:formula="of:=RAND()*180" office:value-type="float" office:value="40.4705773598061" calcext:value-type="float">
            <text:p>40.4705773598061</text:p>
          </table:table-cell>
          <table:table-cell table:style-name="ce15" table:formula="of:=RAND()*180" office:value-type="float" office:value="12.8945941102054" calcext:value-type="float">
            <text:p>12.8945941102054</text:p>
          </table:table-cell>
          <table:table-cell table:style-name="ce15" table:formula="of:=RAND()*180" office:value-type="float" office:value="128.763811218064" calcext:value-type="float">
            <text:p>128.76381121806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5]*EXP([.C265]/180)-[.D265]/([.C265]^2))/180" office:value-type="float" office:value="0.237231656745049" calcext:value-type="float">
            <text:p>0.237231656745049</text:p>
          </table:table-cell>
          <table:table-cell table:style-name="ce22" table:formula="of:=0.01*([.B265]+[.B265]^2*0.1+[.C265]*[.D265])/([.C265]*[.D265]-[.B265])" office:value-type="float" office:value="0.0115107720031092" calcext:value-type="float">
            <text:p>0.01151</text:p>
          </table:table-cell>
          <table:table-cell table:style-name="ce27" office:value-type="string" calcext:value-type="string">
            <text:p>1,125,316,856</text:p>
          </table:table-cell>
          <table:table-cell table:number-columns-repeated="56"/>
        </table:table-row>
        <table:table-row table:style-name="ro3">
          <table:table-cell table:style-name="ce9" table:formula="of:=[.A265]+1" office:value-type="float" office:value="264" calcext:value-type="float">
            <text:p>264</text:p>
          </table:table-cell>
          <table:table-cell table:style-name="ce15" table:formula="of:=RAND()*180" office:value-type="float" office:value="57.7817466759324" calcext:value-type="float">
            <text:p>57.7817466759324</text:p>
          </table:table-cell>
          <table:table-cell table:style-name="ce15" table:formula="of:=RAND()*180" office:value-type="float" office:value="115.623081867076" calcext:value-type="float">
            <text:p>115.623081867076</text:p>
          </table:table-cell>
          <table:table-cell table:style-name="ce15" table:formula="of:=RAND()*180" office:value-type="float" office:value="97.9762927304755" calcext:value-type="float">
            <text:p>97.976292730475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6]*EXP([.C266]/180)-[.D266]/([.C266]^2))/180" office:value-type="float" office:value="0.610180663249457" calcext:value-type="float">
            <text:p>0.610180663249457</text:p>
          </table:table-cell>
          <table:table-cell table:style-name="ce22" table:formula="of:=0.01*([.B266]+[.B266]^2*0.1+[.C266]*[.D266])/([.C266]*[.D266]-[.B266])" office:value-type="float" office:value="0.0103987710894" calcext:value-type="float">
            <text:p>0.01040</text:p>
          </table:table-cell>
          <table:table-cell table:style-name="ce27" office:value-type="string" calcext:value-type="string">
            <text:p>1,152,417,889</text:p>
          </table:table-cell>
          <table:table-cell table:number-columns-repeated="56"/>
        </table:table-row>
        <table:table-row table:style-name="ro3">
          <table:table-cell table:style-name="ce9" table:formula="of:=[.A266]+1" office:value-type="float" office:value="265" calcext:value-type="float">
            <text:p>265</text:p>
          </table:table-cell>
          <table:table-cell table:style-name="ce15" table:formula="of:=RAND()*180" office:value-type="float" office:value="95.7583750959712" calcext:value-type="float">
            <text:p>95.7583750959712</text:p>
          </table:table-cell>
          <table:table-cell table:style-name="ce15" table:formula="of:=RAND()*180" office:value-type="float" office:value="2.7905019786039" calcext:value-type="float">
            <text:p>2.7905019786039</text:p>
          </table:table-cell>
          <table:table-cell table:style-name="ce15" table:formula="of:=RAND()*180" office:value-type="float" office:value="97.2844075446385" calcext:value-type="float">
            <text:p>97.284407544638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7]*EXP([.C267]/180)-[.D267]/([.C267]^2))/180" office:value-type="float" office:value="0.470895130509383" calcext:value-type="float">
            <text:p>0.470895130509383</text:p>
          </table:table-cell>
          <table:table-cell table:style-name="ce22" table:formula="of:=0.01*([.B267]+[.B267]^2*0.1+[.C267]*[.D267])/([.C267]*[.D267]-[.B267])" office:value-type="float" office:value="0.0730845387276616" calcext:value-type="float">
            <text:p>0.07308</text:p>
          </table:table-cell>
          <table:table-cell table:style-name="ce27" office:value-type="string" calcext:value-type="string">
            <text:p>1,179,518,922</text:p>
          </table:table-cell>
          <table:table-cell table:number-columns-repeated="56"/>
        </table:table-row>
        <table:table-row table:style-name="ro3">
          <table:table-cell table:style-name="ce9" table:formula="of:=[.A267]+1" office:value-type="float" office:value="266" calcext:value-type="float">
            <text:p>266</text:p>
          </table:table-cell>
          <table:table-cell table:style-name="ce15" table:formula="of:=RAND()*180" office:value-type="float" office:value="25.5404331277337" calcext:value-type="float">
            <text:p>25.5404331277337</text:p>
          </table:table-cell>
          <table:table-cell table:style-name="ce15" table:formula="of:=RAND()*180" office:value-type="float" office:value="65.1007463551894" calcext:value-type="float">
            <text:p>65.1007463551894</text:p>
          </table:table-cell>
          <table:table-cell table:style-name="ce15" table:formula="of:=RAND()*180" office:value-type="float" office:value="101.226926517405" calcext:value-type="float">
            <text:p>101.22692651740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8]*EXP([.C268]/180)-[.D268]/([.C268]^2))/180" office:value-type="float" office:value="0.203584361846163" calcext:value-type="float">
            <text:p>0.203584361846163</text:p>
          </table:table-cell>
          <table:table-cell table:style-name="ce22" table:formula="of:=0.01*([.B268]+[.B268]^2*0.1+[.C268]*[.D268])/([.C268]*[.D268]-[.B268])" office:value-type="float" office:value="0.0101771861805074" calcext:value-type="float">
            <text:p>0.01018</text:p>
          </table:table-cell>
          <table:table-cell table:style-name="ce27" office:value-type="string" calcext:value-type="string">
            <text:p>1,206,619,955</text:p>
          </table:table-cell>
          <table:table-cell table:number-columns-repeated="56"/>
        </table:table-row>
        <table:table-row table:style-name="ro3">
          <table:table-cell table:style-name="ce9" table:formula="of:=[.A268]+1" office:value-type="float" office:value="267" calcext:value-type="float">
            <text:p>267</text:p>
          </table:table-cell>
          <table:table-cell table:style-name="ce15" table:formula="of:=RAND()*180" office:value-type="float" office:value="64.0938006011397" calcext:value-type="float">
            <text:p>64.0938006011397</text:p>
          </table:table-cell>
          <table:table-cell table:style-name="ce15" table:formula="of:=RAND()*180" office:value-type="float" office:value="10.0796012481156" calcext:value-type="float">
            <text:p>10.0796012481156</text:p>
          </table:table-cell>
          <table:table-cell table:style-name="ce15" table:formula="of:=RAND()*180" office:value-type="float" office:value="55.0782431276718" calcext:value-type="float">
            <text:p>55.078243127671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9]*EXP([.C269]/180)-[.D269]/([.C269]^2))/180" office:value-type="float" office:value="0.373573263653437" calcext:value-type="float">
            <text:p>0.373573263653437</text:p>
          </table:table-cell>
          <table:table-cell table:style-name="ce22" table:formula="of:=0.01*([.B269]+[.B269]^2*0.1+[.C269]*[.D269])/([.C269]*[.D269]-[.B269])" office:value-type="float" office:value="0.020975745118275" calcext:value-type="float">
            <text:p>0.02098</text:p>
          </table:table-cell>
          <table:table-cell table:style-name="ce27" office:value-type="string" calcext:value-type="string">
            <text:p>1,233,720,989</text:p>
          </table:table-cell>
          <table:table-cell table:number-columns-repeated="56"/>
        </table:table-row>
        <table:table-row table:style-name="ro3">
          <table:table-cell table:style-name="ce9" table:formula="of:=[.A269]+1" office:value-type="float" office:value="268" calcext:value-type="float">
            <text:p>268</text:p>
          </table:table-cell>
          <table:table-cell table:style-name="ce15" table:formula="of:=RAND()*180" office:value-type="float" office:value="68.9623997123041" calcext:value-type="float">
            <text:p>68.9623997123041</text:p>
          </table:table-cell>
          <table:table-cell table:style-name="ce15" table:formula="of:=RAND()*180" office:value-type="float" office:value="80.2781388591236" calcext:value-type="float">
            <text:p>80.2781388591236</text:p>
          </table:table-cell>
          <table:table-cell table:style-name="ce15" table:formula="of:=RAND()*180" office:value-type="float" office:value="142.914538884701" calcext:value-type="float">
            <text:p>142.91453888470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70]*EXP([.C270]/180)-[.D270]/([.C270]^2))/180" office:value-type="float" office:value="0.598330710358571" calcext:value-type="float">
            <text:p>0.598330710358571</text:p>
          </table:table-cell>
          <table:table-cell table:style-name="ce22" table:formula="of:=0.01*([.B270]+[.B270]^2*0.1+[.C270]*[.D270])/([.C270]*[.D270]-[.B270])" office:value-type="float" office:value="0.0105379767658658" calcext:value-type="float">
            <text:p>0.01054</text:p>
          </table:table-cell>
          <table:table-cell table:style-name="ce27" office:value-type="string" calcext:value-type="string">
            <text:p>1,260,822,022</text:p>
          </table:table-cell>
          <table:table-cell table:number-columns-repeated="56"/>
        </table:table-row>
        <table:table-row table:style-name="ro3">
          <table:table-cell table:style-name="ce9" table:formula="of:=[.A270]+1" office:value-type="float" office:value="269" calcext:value-type="float">
            <text:p>269</text:p>
          </table:table-cell>
          <table:table-cell table:style-name="ce15" table:formula="of:=RAND()*180" office:value-type="float" office:value="4.06055263056636" calcext:value-type="float">
            <text:p>4.06055263056636</text:p>
          </table:table-cell>
          <table:table-cell table:style-name="ce15" table:formula="of:=RAND()*180" office:value-type="float" office:value="10.3777264798045" calcext:value-type="float">
            <text:p>10.3777264798045</text:p>
          </table:table-cell>
          <table:table-cell table:style-name="ce15" table:formula="of:=RAND()*180" office:value-type="float" office:value="45.5620126265302" calcext:value-type="float">
            <text:p>45.562012626530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71]*EXP([.C271]/180)-[.D271]/([.C271]^2))/180" office:value-type="float" office:value="0.0215471305133193" calcext:value-type="float">
            <text:p>0.021547130513319</text:p>
          </table:table-cell>
          <table:table-cell table:style-name="ce22" table:formula="of:=0.01*([.B271]+[.B271]^2*0.1+[.C271]*[.D271])/([.C271]*[.D271]-[.B271])" office:value-type="float" office:value="0.0102084161392359" calcext:value-type="float">
            <text:p>0.01021</text:p>
          </table:table-cell>
          <table:table-cell table:style-name="ce27" office:value-type="string" calcext:value-type="string">
            <text:p>1,287,923,055</text:p>
          </table:table-cell>
          <table:table-cell table:number-columns-repeated="56"/>
        </table:table-row>
        <table:table-row table:style-name="ro3">
          <table:table-cell table:style-name="ce9" table:formula="of:=[.A271]+1" office:value-type="float" office:value="270" calcext:value-type="float">
            <text:p>270</text:p>
          </table:table-cell>
          <table:table-cell table:style-name="ce15" table:formula="of:=RAND()*180" office:value-type="float" office:value="177.50623454868" calcext:value-type="float">
            <text:p>177.50623454868</text:p>
          </table:table-cell>
          <table:table-cell table:style-name="ce15" table:formula="of:=RAND()*180" office:value-type="float" office:value="64.2605421457758" calcext:value-type="float">
            <text:p>64.2605421457758</text:p>
          </table:table-cell>
          <table:table-cell table:style-name="ce15" table:formula="of:=RAND()*180" office:value-type="float" office:value="140.072888305812" calcext:value-type="float">
            <text:p>140.07288830581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72]*EXP([.C272]/180)-[.D272]/([.C272]^2))/180" office:value-type="float" office:value="1.40905344203616" calcext:value-type="float">
            <text:p>1.40905344203616</text:p>
          </table:table-cell>
          <table:table-cell table:style-name="ce22" table:formula="of:=0.01*([.B272]+[.B272]^2*0.1+[.C272]*[.D272])/([.C272]*[.D272]-[.B272])" office:value-type="float" office:value="0.0139732507586802" calcext:value-type="float">
            <text:p>0.01397</text:p>
          </table:table-cell>
          <table:table-cell table:style-name="ce27" office:value-type="string" calcext:value-type="string">
            <text:p>1,315,024,088</text:p>
          </table:table-cell>
          <table:table-cell table:number-columns-repeated="56"/>
        </table:table-row>
        <table:table-row table:style-name="ro3">
          <table:table-cell table:style-name="ce9" table:formula="of:=[.A272]+1" office:value-type="float" office:value="271" calcext:value-type="float">
            <text:p>271</text:p>
          </table:table-cell>
          <table:table-cell table:style-name="ce15" table:formula="of:=RAND()*180" office:value-type="float" office:value="67.815181274976" calcext:value-type="float">
            <text:p>67.815181274976</text:p>
          </table:table-cell>
          <table:table-cell table:style-name="ce15" table:formula="of:=RAND()*180" office:value-type="float" office:value="9.21201546153175" calcext:value-type="float">
            <text:p>9.21201546153175</text:p>
          </table:table-cell>
          <table:table-cell table:style-name="ce15" table:formula="of:=RAND()*180" office:value-type="float" office:value="138.780146412695" calcext:value-type="float">
            <text:p>138.78014641269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3]*EXP([.C273]/180)-[.D273]/([.C273]^2))/180" office:value-type="float" office:value="0.387448801891698" calcext:value-type="float">
            <text:p>0.387448801891698</text:p>
          </table:table-cell>
          <table:table-cell table:style-name="ce22" table:formula="of:=0.01*([.B273]+[.B273]^2*0.1+[.C273]*[.D273])/([.C273]*[.D273]-[.B273])" office:value-type="float" office:value="0.0149190950532022" calcext:value-type="float">
            <text:p>0.01492</text:p>
          </table:table-cell>
          <table:table-cell table:style-name="ce28" office:value-type="string" calcext:value-type="string">
            <text:p>134,212,513</text:p>
          </table:table-cell>
          <table:table-cell table:number-columns-repeated="56"/>
        </table:table-row>
        <table:table-row table:style-name="ro3">
          <table:table-cell table:style-name="ce9" table:formula="of:=[.A273]+1" office:value-type="float" office:value="272" calcext:value-type="float">
            <text:p>272</text:p>
          </table:table-cell>
          <table:table-cell table:style-name="ce15" table:formula="of:=RAND()*180" office:value-type="float" office:value="150.876058471524" calcext:value-type="float">
            <text:p>150.876058471524</text:p>
          </table:table-cell>
          <table:table-cell table:style-name="ce15" table:formula="of:=RAND()*180" office:value-type="float" office:value="29.6115171416023" calcext:value-type="float">
            <text:p>29.6115171416023</text:p>
          </table:table-cell>
          <table:table-cell table:style-name="ce15" table:formula="of:=RAND()*180" office:value-type="float" office:value="34.551992111694" calcext:value-type="float">
            <text:p>34.55199211169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4]*EXP([.C274]/180)-[.D274]/([.C274]^2))/180" office:value-type="float" office:value="0.987862946109888" calcext:value-type="float">
            <text:p>0.987862946109888</text:p>
          </table:table-cell>
          <table:table-cell table:style-name="ce22" table:formula="of:=0.01*([.B274]+[.B274]^2*0.1+[.C274]*[.D274])/([.C274]*[.D274]-[.B274])" office:value-type="float" office:value="0.0395566472368123" calcext:value-type="float">
            <text:p>0.03956</text:p>
          </table:table-cell>
          <table:table-cell table:style-name="ce28" office:value-type="string" calcext:value-type="string">
            <text:p>1,369,226,155</text:p>
          </table:table-cell>
          <table:table-cell table:number-columns-repeated="56"/>
        </table:table-row>
        <table:table-row table:style-name="ro3">
          <table:table-cell table:style-name="ce9" table:formula="of:=[.A274]+1" office:value-type="float" office:value="273" calcext:value-type="float">
            <text:p>273</text:p>
          </table:table-cell>
          <table:table-cell table:style-name="ce15" table:formula="of:=RAND()*180" office:value-type="float" office:value="86.659927996316" calcext:value-type="float">
            <text:p>86.659927996316</text:p>
          </table:table-cell>
          <table:table-cell table:style-name="ce15" table:formula="of:=RAND()*180" office:value-type="float" office:value="28.3332259859097" calcext:value-type="float">
            <text:p>28.3332259859097</text:p>
          </table:table-cell>
          <table:table-cell table:style-name="ce15" table:formula="of:=RAND()*180" office:value-type="float" office:value="3.22657330924697" calcext:value-type="float">
            <text:p>3.2265733092469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5]*EXP([.C275]/180)-[.D275]/([.C275]^2))/180" office:value-type="float" office:value="0.563494289072764" calcext:value-type="float">
            <text:p>0.563494289072764</text:p>
          </table:table-cell>
          <table:table-cell table:style-name="ce22" table:formula="of:=0.01*([.B275]+[.B275]^2*0.1+[.C275]*[.D275])/([.C275]*[.D275]-[.B275])" office:value-type="float" office:value="1.95212097769999" calcext:value-type="float">
            <text:p>1.95212</text:p>
          </table:table-cell>
          <table:table-cell table:style-name="ce28" office:value-type="string" calcext:value-type="string">
            <text:p>1,396,327,188</text:p>
          </table:table-cell>
          <table:table-cell table:number-columns-repeated="56"/>
        </table:table-row>
        <table:table-row table:style-name="ro3">
          <table:table-cell table:style-name="ce9" table:formula="of:=[.A275]+1" office:value-type="float" office:value="274" calcext:value-type="float">
            <text:p>274</text:p>
          </table:table-cell>
          <table:table-cell table:style-name="ce15" table:formula="of:=RAND()*180" office:value-type="float" office:value="37.8198862211612" calcext:value-type="float">
            <text:p>37.8198862211612</text:p>
          </table:table-cell>
          <table:table-cell table:style-name="ce15" table:formula="of:=RAND()*180" office:value-type="float" office:value="99.9512568243492" calcext:value-type="float">
            <text:p>99.9512568243492</text:p>
          </table:table-cell>
          <table:table-cell table:style-name="ce15" table:formula="of:=RAND()*180" office:value-type="float" office:value="145.640358727" calcext:value-type="float">
            <text:p>145.64035872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6]*EXP([.C276]/180)-[.D276]/([.C276]^2))/180" office:value-type="float" office:value="0.366023301531919" calcext:value-type="float">
            <text:p>0.366023301531919</text:p>
          </table:table-cell>
          <table:table-cell table:style-name="ce22" table:formula="of:=0.01*([.B276]+[.B276]^2*0.1+[.C276]*[.D276])/([.C276]*[.D276]-[.B276])" office:value-type="float" office:value="0.0101506111918695" calcext:value-type="float">
            <text:p>0.01015</text:p>
          </table:table-cell>
          <table:table-cell table:style-name="ce28" office:value-type="string" calcext:value-type="string">
            <text:p>142,342,823</text:p>
          </table:table-cell>
          <table:table-cell table:number-columns-repeated="56"/>
        </table:table-row>
        <table:table-row table:style-name="ro3">
          <table:table-cell table:style-name="ce9" table:formula="of:=[.A276]+1" office:value-type="float" office:value="275" calcext:value-type="float">
            <text:p>275</text:p>
          </table:table-cell>
          <table:table-cell table:style-name="ce15" table:formula="of:=RAND()*180" office:value-type="float" office:value="44.7230307784866" calcext:value-type="float">
            <text:p>44.7230307784866</text:p>
          </table:table-cell>
          <table:table-cell table:style-name="ce15" table:formula="of:=RAND()*180" office:value-type="float" office:value="145.083769173404" calcext:value-type="float">
            <text:p>145.083769173404</text:p>
          </table:table-cell>
          <table:table-cell table:style-name="ce15" table:formula="of:=RAND()*180" office:value-type="float" office:value="175.586657221038" calcext:value-type="float">
            <text:p>175.58665722103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7]*EXP([.C277]/180)-[.D277]/([.C277]^2))/180" office:value-type="float" office:value="0.556253796229408" calcext:value-type="float">
            <text:p>0.556253796229408</text:p>
          </table:table-cell>
          <table:table-cell table:style-name="ce22" table:formula="of:=0.01*([.B277]+[.B277]^2*0.1+[.C277]*[.D277])/([.C277]*[.D277]-[.B277])" office:value-type="float" office:value="0.0101138263582652" calcext:value-type="float">
            <text:p>0.01011</text:p>
          </table:table-cell>
          <table:table-cell table:style-name="ce28" office:value-type="string" calcext:value-type="string">
            <text:p>1,450,529,254</text:p>
          </table:table-cell>
          <table:table-cell table:number-columns-repeated="56"/>
        </table:table-row>
        <table:table-row table:style-name="ro3">
          <table:table-cell table:style-name="ce9" table:formula="of:=[.A277]+1" office:value-type="float" office:value="276" calcext:value-type="float">
            <text:p>276</text:p>
          </table:table-cell>
          <table:table-cell table:style-name="ce15" table:formula="of:=RAND()*180" office:value-type="float" office:value="114.408754504461" calcext:value-type="float">
            <text:p>114.408754504461</text:p>
          </table:table-cell>
          <table:table-cell table:style-name="ce15" table:formula="of:=RAND()*180" office:value-type="float" office:value="95.2902304366552" calcext:value-type="float">
            <text:p>95.2902304366552</text:p>
          </table:table-cell>
          <table:table-cell table:style-name="ce15" table:formula="of:=RAND()*180" office:value-type="float" office:value="17.3935962585383" calcext:value-type="float">
            <text:p>17.393596258538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8]*EXP([.C278]/180)-[.D278]/([.C278]^2))/180" office:value-type="float" office:value="1.07917953059958" calcext:value-type="float">
            <text:p>1.07917953059958</text:p>
          </table:table-cell>
          <table:table-cell table:style-name="ce22" table:formula="of:=0.01*([.B278]+[.B278]^2*0.1+[.C278]*[.D278])/([.C278]*[.D278]-[.B278])" office:value-type="float" office:value="0.0199657996422746" calcext:value-type="float">
            <text:p>0.01997</text:p>
          </table:table-cell>
          <table:table-cell table:style-name="ce28" office:value-type="string" calcext:value-type="string">
            <text:p>1,477,630,287</text:p>
          </table:table-cell>
          <table:table-cell table:number-columns-repeated="56"/>
        </table:table-row>
        <table:table-row table:style-name="ro3">
          <table:table-cell table:style-name="ce9" table:formula="of:=[.A278]+1" office:value-type="float" office:value="277" calcext:value-type="float">
            <text:p>277</text:p>
          </table:table-cell>
          <table:table-cell table:style-name="ce15" table:formula="of:=RAND()*180" office:value-type="float" office:value="6.68245507922893" calcext:value-type="float">
            <text:p>6.68245507922893</text:p>
          </table:table-cell>
          <table:table-cell table:style-name="ce15" table:formula="of:=RAND()*180" office:value-type="float" office:value="92.7895151766894" calcext:value-type="float">
            <text:p>92.7895151766894</text:p>
          </table:table-cell>
          <table:table-cell table:style-name="ce15" table:formula="of:=RAND()*180" office:value-type="float" office:value="133.429390133166" calcext:value-type="float">
            <text:p>133.42939013316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9]*EXP([.C279]/180)-[.D279]/([.C279]^2))/180" office:value-type="float" office:value="0.0620782230974309" calcext:value-type="float">
            <text:p>0.062078223097431</text:p>
          </table:table-cell>
          <table:table-cell table:style-name="ce22" table:formula="of:=0.01*([.B279]+[.B279]^2*0.1+[.C279]*[.D279])/([.C279]*[.D279]-[.B279])" office:value-type="float" office:value="0.0100144094000327" calcext:value-type="float">
            <text:p>0.01001</text:p>
          </table:table-cell>
          <table:table-cell table:style-name="ce28" office:value-type="string" calcext:value-type="string">
            <text:p>150,473,133</text:p>
          </table:table-cell>
          <table:table-cell table:number-columns-repeated="56"/>
        </table:table-row>
        <table:table-row table:style-name="ro3">
          <table:table-cell table:style-name="ce9" table:formula="of:=[.A279]+1" office:value-type="float" office:value="278" calcext:value-type="float">
            <text:p>278</text:p>
          </table:table-cell>
          <table:table-cell table:style-name="ce15" table:formula="of:=RAND()*180" office:value-type="float" office:value="58.9400236294154" calcext:value-type="float">
            <text:p>58.9400236294154</text:p>
          </table:table-cell>
          <table:table-cell table:style-name="ce15" table:formula="of:=RAND()*180" office:value-type="float" office:value="92.0424631827153" calcext:value-type="float">
            <text:p>92.0424631827153</text:p>
          </table:table-cell>
          <table:table-cell table:style-name="ce15" table:formula="of:=RAND()*180" office:value-type="float" office:value="91.8067308329089" calcext:value-type="float">
            <text:p>91.806730832908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80]*EXP([.C280]/180)-[.D280]/([.C280]^2))/180" office:value-type="float" office:value="0.545965375712171" calcext:value-type="float">
            <text:p>0.545965375712171</text:p>
          </table:table-cell>
          <table:table-cell table:style-name="ce22" table:formula="of:=0.01*([.B280]+[.B280]^2*0.1+[.C280]*[.D280])/([.C280]*[.D280]-[.B280])" office:value-type="float" office:value="0.0105544784140307" calcext:value-type="float">
            <text:p>0.01055</text:p>
          </table:table-cell>
          <table:table-cell table:style-name="ce28" office:value-type="string" calcext:value-type="string">
            <text:p>1,531,832,354</text:p>
          </table:table-cell>
          <table:table-cell table:number-columns-repeated="56"/>
        </table:table-row>
        <table:table-row table:style-name="ro3">
          <table:table-cell table:style-name="ce9" table:formula="of:=[.A280]+1" office:value-type="float" office:value="279" calcext:value-type="float">
            <text:p>279</text:p>
          </table:table-cell>
          <table:table-cell table:style-name="ce15" table:formula="of:=RAND()*180" office:value-type="float" office:value="160.126863678943" calcext:value-type="float">
            <text:p>160.126863678943</text:p>
          </table:table-cell>
          <table:table-cell table:style-name="ce15" table:formula="of:=RAND()*180" office:value-type="float" office:value="161.616299188339" calcext:value-type="float">
            <text:p>161.616299188339</text:p>
          </table:table-cell>
          <table:table-cell table:style-name="ce15" table:formula="of:=RAND()*180" office:value-type="float" office:value="24.3786815619827" calcext:value-type="float">
            <text:p>24.378681561982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1]*EXP([.C281]/180)-[.D281]/([.C281]^2))/180" office:value-type="float" office:value="2.18338298540937" calcext:value-type="float">
            <text:p>2.18338298540937</text:p>
          </table:table-cell>
          <table:table-cell table:style-name="ce22" table:formula="of:=0.01*([.B281]+[.B281]^2*0.1+[.C281]*[.D281])/([.C281]*[.D281]-[.B281])" office:value-type="float" office:value="0.0176307345548427" calcext:value-type="float">
            <text:p>0.01763</text:p>
          </table:table-cell>
          <table:table-cell table:style-name="ce24" office:value-type="string" calcext:value-type="string">
            <text:p>1,558,933,387</text:p>
          </table:table-cell>
          <table:table-cell table:number-columns-repeated="56"/>
        </table:table-row>
        <table:table-row table:style-name="ro3">
          <table:table-cell table:style-name="ce9" table:formula="of:=[.A281]+1" office:value-type="float" office:value="280" calcext:value-type="float">
            <text:p>280</text:p>
          </table:table-cell>
          <table:table-cell table:style-name="ce15" table:formula="of:=RAND()*180" office:value-type="float" office:value="15.6257273266886" calcext:value-type="float">
            <text:p>15.6257273266886</text:p>
          </table:table-cell>
          <table:table-cell table:style-name="ce15" table:formula="of:=RAND()*180" office:value-type="float" office:value="106.293381151166" calcext:value-type="float">
            <text:p>106.293381151166</text:p>
          </table:table-cell>
          <table:table-cell table:style-name="ce15" table:formula="of:=RAND()*180" office:value-type="float" office:value="140.658238221057" calcext:value-type="float">
            <text:p>140.65823822105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2]*EXP([.C282]/180)-[.D282]/([.C282]^2))/180" office:value-type="float" office:value="0.15661560647574" calcext:value-type="float">
            <text:p>0.15661560647574</text:p>
          </table:table-cell>
          <table:table-cell table:style-name="ce22" table:formula="of:=0.01*([.B282]+[.B282]^2*0.1+[.C282]*[.D282])/([.C282]*[.D282]-[.B282])" office:value-type="float" office:value="0.0100372723448458" calcext:value-type="float">
            <text:p>0.01004</text:p>
          </table:table-cell>
          <table:table-cell table:style-name="ce24" office:value-type="string" calcext:value-type="string">
            <text:p>1,586,034,420</text:p>
          </table:table-cell>
          <table:table-cell table:number-columns-repeated="56"/>
        </table:table-row>
        <table:table-row table:style-name="ro3">
          <table:table-cell table:style-name="ce9" table:formula="of:=[.A282]+1" office:value-type="float" office:value="281" calcext:value-type="float">
            <text:p>281</text:p>
          </table:table-cell>
          <table:table-cell table:style-name="ce15" table:formula="of:=RAND()*180" office:value-type="float" office:value="58.9829178555694" calcext:value-type="float">
            <text:p>58.9829178555694</text:p>
          </table:table-cell>
          <table:table-cell table:style-name="ce15" table:formula="of:=RAND()*180" office:value-type="float" office:value="115.902768408975" calcext:value-type="float">
            <text:p>115.902768408975</text:p>
          </table:table-cell>
          <table:table-cell table:style-name="ce15" table:formula="of:=RAND()*180" office:value-type="float" office:value="18.3215412179989" calcext:value-type="float">
            <text:p>18.321541217998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3]*EXP([.C283]/180)-[.D283]/([.C283]^2))/180" office:value-type="float" office:value="0.623867761904713" calcext:value-type="float">
            <text:p>0.623867761904713</text:p>
          </table:table-cell>
          <table:table-cell table:style-name="ce22" table:formula="of:=0.01*([.B283]+[.B283]^2*0.1+[.C283]*[.D283])/([.C283]*[.D283]-[.B283])" office:value-type="float" office:value="0.0122565101779369" calcext:value-type="float">
            <text:p>0.01226</text:p>
          </table:table-cell>
          <table:table-cell table:style-name="ce24" office:value-type="string" calcext:value-type="string">
            <text:p>1,613,135,453</text:p>
          </table:table-cell>
          <table:table-cell table:number-columns-repeated="56"/>
        </table:table-row>
        <table:table-row table:style-name="ro3">
          <table:table-cell table:style-name="ce9" table:formula="of:=[.A283]+1" office:value-type="float" office:value="282" calcext:value-type="float">
            <text:p>282</text:p>
          </table:table-cell>
          <table:table-cell table:style-name="ce15" table:formula="of:=RAND()*180" office:value-type="float" office:value="39.8945278877034" calcext:value-type="float">
            <text:p>39.8945278877034</text:p>
          </table:table-cell>
          <table:table-cell table:style-name="ce15" table:formula="of:=RAND()*180" office:value-type="float" office:value="81.6908181617664" calcext:value-type="float">
            <text:p>81.6908181617664</text:p>
          </table:table-cell>
          <table:table-cell table:style-name="ce15" table:formula="of:=RAND()*180" office:value-type="float" office:value="127.522550099506" calcext:value-type="float">
            <text:p>127.52255009950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4]*EXP([.C284]/180)-[.D284]/([.C284]^2))/180" office:value-type="float" office:value="0.348825285133783" calcext:value-type="float">
            <text:p>0.348825285133783</text:p>
          </table:table-cell>
          <table:table-cell table:style-name="ce22" table:formula="of:=0.01*([.B284]+[.B284]^2*0.1+[.C284]*[.D284])/([.C284]*[.D284]-[.B284])" office:value-type="float" office:value="0.0102302536944186" calcext:value-type="float">
            <text:p>0.01023</text:p>
          </table:table-cell>
          <table:table-cell table:style-name="ce24" office:value-type="string" calcext:value-type="string">
            <text:p>1,640,236,487</text:p>
          </table:table-cell>
          <table:table-cell table:number-columns-repeated="56"/>
        </table:table-row>
        <table:table-row table:style-name="ro3">
          <table:table-cell table:style-name="ce9" table:formula="of:=[.A284]+1" office:value-type="float" office:value="283" calcext:value-type="float">
            <text:p>283</text:p>
          </table:table-cell>
          <table:table-cell table:style-name="ce15" table:formula="of:=RAND()*180" office:value-type="float" office:value="53.2598825988305" calcext:value-type="float">
            <text:p>53.2598825988305</text:p>
          </table:table-cell>
          <table:table-cell table:style-name="ce15" table:formula="of:=RAND()*180" office:value-type="float" office:value="95.3981023146935" calcext:value-type="float">
            <text:p>95.3981023146935</text:p>
          </table:table-cell>
          <table:table-cell table:style-name="ce15" table:formula="of:=RAND()*180" office:value-type="float" office:value="41.9073424500281" calcext:value-type="float">
            <text:p>41.907342450028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5]*EXP([.C285]/180)-[.D285]/([.C285]^2))/180" office:value-type="float" office:value="0.50266320306408" calcext:value-type="float">
            <text:p>0.50266320306408</text:p>
          </table:table-cell>
          <table:table-cell table:style-name="ce22" table:formula="of:=0.01*([.B285]+[.B285]^2*0.1+[.C285]*[.D285])/([.C285]*[.D285]-[.B285])" office:value-type="float" office:value="0.0109891476739806" calcext:value-type="float">
            <text:p>0.01099</text:p>
          </table:table-cell>
          <table:table-cell table:style-name="ce24" office:value-type="string" calcext:value-type="string">
            <text:p>1,667,337,520</text:p>
          </table:table-cell>
          <table:table-cell table:number-columns-repeated="56"/>
        </table:table-row>
        <table:table-row table:style-name="ro3">
          <table:table-cell table:style-name="ce9" table:formula="of:=[.A285]+1" office:value-type="float" office:value="284" calcext:value-type="float">
            <text:p>284</text:p>
          </table:table-cell>
          <table:table-cell table:style-name="ce15" table:formula="of:=RAND()*180" office:value-type="float" office:value="155.772722513465" calcext:value-type="float">
            <text:p>155.772722513465</text:p>
          </table:table-cell>
          <table:table-cell table:style-name="ce15" table:formula="of:=RAND()*180" office:value-type="float" office:value="90.9355551240777" calcext:value-type="float">
            <text:p>90.9355551240777</text:p>
          </table:table-cell>
          <table:table-cell table:style-name="ce15" table:formula="of:=RAND()*180" office:value-type="float" office:value="100.98156131161" calcext:value-type="float">
            <text:p>100.9815613116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6]*EXP([.C286]/180)-[.D286]/([.C286]^2))/180" office:value-type="float" office:value="1.43417735421821" calcext:value-type="float">
            <text:p>1.43417735421821</text:p>
          </table:table-cell>
          <table:table-cell table:style-name="ce22" table:formula="of:=0.01*([.B286]+[.B286]^2*0.1+[.C286]*[.D286])/([.C286]*[.D286]-[.B286])" office:value-type="float" office:value="0.0130331748433667" calcext:value-type="float">
            <text:p>0.01303</text:p>
          </table:table-cell>
          <table:table-cell table:style-name="ce24" office:value-type="string" calcext:value-type="string">
            <text:p>1,694,438,553</text:p>
          </table:table-cell>
          <table:table-cell table:number-columns-repeated="56"/>
        </table:table-row>
        <table:table-row table:style-name="ro3">
          <table:table-cell table:style-name="ce9" table:formula="of:=[.A286]+1" office:value-type="float" office:value="285" calcext:value-type="float">
            <text:p>285</text:p>
          </table:table-cell>
          <table:table-cell table:style-name="ce15" table:formula="of:=RAND()*180" office:value-type="float" office:value="144.679101925796" calcext:value-type="float">
            <text:p>144.679101925796</text:p>
          </table:table-cell>
          <table:table-cell table:style-name="ce15" table:formula="of:=RAND()*180" office:value-type="float" office:value="15.9107316200156" calcext:value-type="float">
            <text:p>15.9107316200156</text:p>
          </table:table-cell>
          <table:table-cell table:style-name="ce15" table:formula="of:=RAND()*180" office:value-type="float" office:value="109.302503749794" calcext:value-type="float">
            <text:p>109.30250374979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7]*EXP([.C287]/180)-[.D287]/([.C287]^2))/180" office:value-type="float" office:value="0.875656597335068" calcext:value-type="float">
            <text:p>0.875656597335068</text:p>
          </table:table-cell>
          <table:table-cell table:style-name="ce22" table:formula="of:=0.01*([.B287]+[.B287]^2*0.1+[.C287]*[.D287])/([.C287]*[.D287]-[.B287])" office:value-type="float" office:value="0.0249432822835979" calcext:value-type="float">
            <text:p>0.02494</text:p>
          </table:table-cell>
          <table:table-cell table:style-name="ce24" office:value-type="string" calcext:value-type="string">
            <text:p>1,721,539,586</text:p>
          </table:table-cell>
          <table:table-cell table:number-columns-repeated="56"/>
        </table:table-row>
        <table:table-row table:style-name="ro3">
          <table:table-cell table:style-name="ce9" table:formula="of:=[.A287]+1" office:value-type="float" office:value="286" calcext:value-type="float">
            <text:p>286</text:p>
          </table:table-cell>
          <table:table-cell table:style-name="ce15" table:formula="of:=RAND()*180" office:value-type="float" office:value="55.5966366153691" calcext:value-type="float">
            <text:p>55.5966366153691</text:p>
          </table:table-cell>
          <table:table-cell table:style-name="ce15" table:formula="of:=RAND()*180" office:value-type="float" office:value="103.392995451022" calcext:value-type="float">
            <text:p>103.392995451022</text:p>
          </table:table-cell>
          <table:table-cell table:style-name="ce15" table:formula="of:=RAND()*180" office:value-type="float" office:value="6.37884082884905" calcext:value-type="float">
            <text:p>6.3788408288490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8]*EXP([.C288]/180)-[.D288]/([.C288]^2))/180" office:value-type="float" office:value="0.548573143280132" calcext:value-type="float">
            <text:p>0.548573143280132</text:p>
          </table:table-cell>
          <table:table-cell table:style-name="ce22" table:formula="of:=0.01*([.B288]+[.B288]^2*0.1+[.C288]*[.D288])/([.C288]*[.D288]-[.B288])" office:value-type="float" office:value="0.016959271769119" calcext:value-type="float">
            <text:p>0.01696</text:p>
          </table:table-cell>
          <table:table-cell table:style-name="ce24" office:value-type="string" calcext:value-type="string">
            <text:p>1,748,640,619</text:p>
          </table:table-cell>
          <table:table-cell table:number-columns-repeated="56"/>
        </table:table-row>
        <table:table-row table:style-name="ro3">
          <table:table-cell table:style-name="ce9" table:formula="of:=[.A288]+1" office:value-type="float" office:value="287" calcext:value-type="float">
            <text:p>287</text:p>
          </table:table-cell>
          <table:table-cell table:style-name="ce15" table:formula="of:=RAND()*180" office:value-type="float" office:value="109.426099892495" calcext:value-type="float">
            <text:p>109.426099892495</text:p>
          </table:table-cell>
          <table:table-cell table:style-name="ce15" table:formula="of:=RAND()*180" office:value-type="float" office:value="145.923404499348" calcext:value-type="float">
            <text:p>145.923404499348</text:p>
          </table:table-cell>
          <table:table-cell table:style-name="ce15" table:formula="of:=RAND()*180" office:value-type="float" office:value="56.1783140465936" calcext:value-type="float">
            <text:p>56.178314046593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89]*EXP([.C289]/180)-[.D289]/([.C289]^2))/180" office:value-type="float" office:value="1.36747701345905" calcext:value-type="float">
            <text:p>1.36747701345905</text:p>
          </table:table-cell>
          <table:table-cell table:style-name="ce22" table:formula="of:=0.01*([.B289]+[.B289]^2*0.1+[.C289]*[.D289])/([.C289]*[.D289]-[.B289])" office:value-type="float" office:value="0.0117509965045027" calcext:value-type="float">
            <text:p>0.01175</text:p>
          </table:table-cell>
          <table:table-cell table:style-name="ce25" office:value-type="string" calcext:value-type="string">
            <text:p>1,775,741,653</text:p>
          </table:table-cell>
          <table:table-cell table:number-columns-repeated="56"/>
        </table:table-row>
        <table:table-row table:style-name="ro3">
          <table:table-cell table:style-name="ce9" table:formula="of:=[.A289]+1" office:value-type="float" office:value="288" calcext:value-type="float">
            <text:p>288</text:p>
          </table:table-cell>
          <table:table-cell table:style-name="ce15" table:formula="of:=RAND()*180" office:value-type="float" office:value="104.267582723256" calcext:value-type="float">
            <text:p>104.267582723256</text:p>
          </table:table-cell>
          <table:table-cell table:style-name="ce15" table:formula="of:=RAND()*180" office:value-type="float" office:value="135.768105119412" calcext:value-type="float">
            <text:p>135.768105119412</text:p>
          </table:table-cell>
          <table:table-cell table:style-name="ce15" table:formula="of:=RAND()*180" office:value-type="float" office:value="68.5585472992329" calcext:value-type="float">
            <text:p>68.558547299232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0]*EXP([.C290]/180)-[.D290]/([.C290]^2))/180" office:value-type="float" office:value="1.23152609407564" calcext:value-type="float">
            <text:p>1.23152609407564</text:p>
          </table:table-cell>
          <table:table-cell table:style-name="ce22" table:formula="of:=0.01*([.B290]+[.B290]^2*0.1+[.C290]*[.D290])/([.C290]*[.D290]-[.B290])" office:value-type="float" office:value="0.0114077973690806" calcext:value-type="float">
            <text:p>0.01141</text:p>
          </table:table-cell>
          <table:table-cell table:style-name="ce25" office:value-type="string" calcext:value-type="string">
            <text:p>1,802,842,686</text:p>
          </table:table-cell>
          <table:table-cell table:number-columns-repeated="56"/>
        </table:table-row>
        <table:table-row table:style-name="ro3">
          <table:table-cell table:style-name="ce9" table:formula="of:=[.A290]+1" office:value-type="float" office:value="289" calcext:value-type="float">
            <text:p>289</text:p>
          </table:table-cell>
          <table:table-cell table:style-name="ce15" table:formula="of:=RAND()*180" office:value-type="float" office:value="158.358369698329" calcext:value-type="float">
            <text:p>158.358369698329</text:p>
          </table:table-cell>
          <table:table-cell table:style-name="ce15" table:formula="of:=RAND()*180" office:value-type="float" office:value="98.7591866268061" calcext:value-type="float">
            <text:p>98.7591866268061</text:p>
          </table:table-cell>
          <table:table-cell table:style-name="ce15" table:formula="of:=RAND()*180" office:value-type="float" office:value="176.766166612356" calcext:value-type="float">
            <text:p>176.76616661235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1]*EXP([.C291]/180)-[.D291]/([.C291]^2))/180" office:value-type="float" office:value="1.52272242784288" calcext:value-type="float">
            <text:p>1.52272242784288</text:p>
          </table:table-cell>
          <table:table-cell table:style-name="ce22" table:formula="of:=0.01*([.B291]+[.B291]^2*0.1+[.C291]*[.D291])/([.C291]*[.D291]-[.B291])" office:value-type="float" office:value="0.0116327339135795" calcext:value-type="float">
            <text:p>0.01163</text:p>
          </table:table-cell>
          <table:table-cell table:style-name="ce25" office:value-type="string" calcext:value-type="string">
            <text:p>1,829,943,719</text:p>
          </table:table-cell>
          <table:table-cell table:number-columns-repeated="56"/>
        </table:table-row>
        <table:table-row table:style-name="ro3">
          <table:table-cell table:style-name="ce9" table:formula="of:=[.A291]+1" office:value-type="float" office:value="290" calcext:value-type="float">
            <text:p>290</text:p>
          </table:table-cell>
          <table:table-cell table:style-name="ce15" table:formula="of:=RAND()*180" office:value-type="float" office:value="98.0011600086442" calcext:value-type="float">
            <text:p>98.0011600086442</text:p>
          </table:table-cell>
          <table:table-cell table:style-name="ce15" table:formula="of:=RAND()*180" office:value-type="float" office:value="89.9855552397247" calcext:value-type="float">
            <text:p>89.9855552397247</text:p>
          </table:table-cell>
          <table:table-cell table:style-name="ce15" table:formula="of:=RAND()*180" office:value-type="float" office:value="128.111777504645" calcext:value-type="float">
            <text:p>128.11177750464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2]*EXP([.C292]/180)-[.D292]/([.C292]^2))/180" office:value-type="float" office:value="0.897487832922639" calcext:value-type="float">
            <text:p>0.897487832922639</text:p>
          </table:table-cell>
          <table:table-cell table:style-name="ce22" table:formula="of:=0.01*([.B292]+[.B292]^2*0.1+[.C292]*[.D292])/([.C292]*[.D292]-[.B292])" office:value-type="float" office:value="0.0110117270209373" calcext:value-type="float">
            <text:p>0.01101</text:p>
          </table:table-cell>
          <table:table-cell table:style-name="ce25" office:value-type="string" calcext:value-type="string">
            <text:p>1,857,044,752</text:p>
          </table:table-cell>
          <table:table-cell table:number-columns-repeated="56"/>
        </table:table-row>
        <table:table-row table:style-name="ro3">
          <table:table-cell table:style-name="ce9" table:formula="of:=[.A292]+1" office:value-type="float" office:value="291" calcext:value-type="float">
            <text:p>291</text:p>
          </table:table-cell>
          <table:table-cell table:style-name="ce15" table:formula="of:=RAND()*180" office:value-type="float" office:value="8.83017637048748" calcext:value-type="float">
            <text:p>8.83017637048748</text:p>
          </table:table-cell>
          <table:table-cell table:style-name="ce15" table:formula="of:=RAND()*180" office:value-type="float" office:value="120.218072650138" calcext:value-type="float">
            <text:p>120.218072650138</text:p>
          </table:table-cell>
          <table:table-cell table:style-name="ce15" table:formula="of:=RAND()*180" office:value-type="float" office:value="55.1622380197609" calcext:value-type="float">
            <text:p>55.162238019760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3]*EXP([.C293]/180)-[.D293]/([.C293]^2))/180" office:value-type="float" office:value="0.0956437086020295" calcext:value-type="float">
            <text:p>0.09564370860203</text:p>
          </table:table-cell>
          <table:table-cell table:style-name="ce22" table:formula="of:=0.01*([.B293]+[.B293]^2*0.1+[.C293]*[.D293])/([.C293]*[.D293]-[.B293])" office:value-type="float" office:value="0.0100384400292019" calcext:value-type="float">
            <text:p>0.01004</text:p>
          </table:table-cell>
          <table:table-cell table:style-name="ce25" office:value-type="string" calcext:value-type="string">
            <text:p>1,884,145,785</text:p>
          </table:table-cell>
          <table:table-cell table:number-columns-repeated="56"/>
        </table:table-row>
        <table:table-row table:style-name="ro3">
          <table:table-cell table:style-name="ce9" table:formula="of:=[.A293]+1" office:value-type="float" office:value="292" calcext:value-type="float">
            <text:p>292</text:p>
          </table:table-cell>
          <table:table-cell table:style-name="ce15" table:formula="of:=RAND()*180" office:value-type="float" office:value="151.752649919664" calcext:value-type="float">
            <text:p>151.752649919664</text:p>
          </table:table-cell>
          <table:table-cell table:style-name="ce15" table:formula="of:=RAND()*180" office:value-type="float" office:value="83.4566712829718" calcext:value-type="float">
            <text:p>83.4566712829718</text:p>
          </table:table-cell>
          <table:table-cell table:style-name="ce15" table:formula="of:=RAND()*180" office:value-type="float" office:value="62.7131020349676" calcext:value-type="float">
            <text:p>62.713102034967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4]*EXP([.C294]/180)-[.D294]/([.C294]^2))/180" office:value-type="float" office:value="1.3403166533748" calcext:value-type="float">
            <text:p>1.3403166533748</text:p>
          </table:table-cell>
          <table:table-cell table:style-name="ce22" table:formula="of:=0.01*([.B294]+[.B294]^2*0.1+[.C294]*[.D294])/([.C294]*[.D294]-[.B294])" office:value-type="float" office:value="0.0151285989313603" calcext:value-type="float">
            <text:p>0.01513</text:p>
          </table:table-cell>
          <table:table-cell table:style-name="ce25" office:value-type="string" calcext:value-type="string">
            <text:p>1,911,246,819</text:p>
          </table:table-cell>
          <table:table-cell table:number-columns-repeated="56"/>
        </table:table-row>
        <table:table-row table:style-name="ro3">
          <table:table-cell table:style-name="ce9" table:formula="of:=[.A294]+1" office:value-type="float" office:value="293" calcext:value-type="float">
            <text:p>293</text:p>
          </table:table-cell>
          <table:table-cell table:style-name="ce15" table:formula="of:=RAND()*180" office:value-type="float" office:value="67.3410013886142" calcext:value-type="float">
            <text:p>67.3410013886142</text:p>
          </table:table-cell>
          <table:table-cell table:style-name="ce15" table:formula="of:=RAND()*180" office:value-type="float" office:value="32.3935656527252" calcext:value-type="float">
            <text:p>32.3935656527252</text:p>
          </table:table-cell>
          <table:table-cell table:style-name="ce15" table:formula="of:=RAND()*180" office:value-type="float" office:value="166.488121346582" calcext:value-type="float">
            <text:p>166.48812134658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5]*EXP([.C295]/180)-[.D295]/([.C295]^2))/180" office:value-type="float" office:value="0.447001526943612" calcext:value-type="float">
            <text:p>0.447001526943612</text:p>
          </table:table-cell>
          <table:table-cell table:style-name="ce22" table:formula="of:=0.01*([.B295]+[.B295]^2*0.1+[.C295]*[.D295])/([.C295]*[.D295]-[.B295])" office:value-type="float" office:value="0.0111043650355913" calcext:value-type="float">
            <text:p>0.01110</text:p>
          </table:table-cell>
          <table:table-cell table:style-name="ce25" office:value-type="string" calcext:value-type="string">
            <text:p>1,938,347,852</text:p>
          </table:table-cell>
          <table:table-cell table:number-columns-repeated="56"/>
        </table:table-row>
        <table:table-row table:style-name="ro3">
          <table:table-cell table:style-name="ce9" table:formula="of:=[.A295]+1" office:value-type="float" office:value="294" calcext:value-type="float">
            <text:p>294</text:p>
          </table:table-cell>
          <table:table-cell table:style-name="ce15" table:formula="of:=RAND()*180" office:value-type="float" office:value="140.997387168006" calcext:value-type="float">
            <text:p>140.997387168006</text:p>
          </table:table-cell>
          <table:table-cell table:style-name="ce15" table:formula="of:=RAND()*180" office:value-type="float" office:value="171.653412248237" calcext:value-type="float">
            <text:p>171.653412248237</text:p>
          </table:table-cell>
          <table:table-cell table:style-name="ce15" table:formula="of:=RAND()*180" office:value-type="float" office:value="166.049448671054" calcext:value-type="float">
            <text:p>166.04944867105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6]*EXP([.C296]/180)-[.D296]/([.C296]^2))/180" office:value-type="float" office:value="2.03276955278378" calcext:value-type="float">
            <text:p>2.03276955278378</text:p>
          </table:table-cell>
          <table:table-cell table:style-name="ce22" table:formula="of:=0.01*([.B296]+[.B296]^2*0.1+[.C296]*[.D296])/([.C296]*[.D296]-[.B296])" office:value-type="float" office:value="0.0108003753361663" calcext:value-type="float">
            <text:p>0.01080</text:p>
          </table:table-cell>
          <table:table-cell table:style-name="ce25" office:value-type="string" calcext:value-type="string">
            <text:p>1,965,448,885</text:p>
          </table:table-cell>
          <table:table-cell table:number-columns-repeated="56"/>
        </table:table-row>
        <table:table-row table:style-name="ro3">
          <table:table-cell table:style-name="ce9" table:formula="of:=[.A296]+1" office:value-type="float" office:value="295" calcext:value-type="float">
            <text:p>295</text:p>
          </table:table-cell>
          <table:table-cell table:style-name="ce15" table:formula="of:=RAND()*180" office:value-type="float" office:value="113.612156622317" calcext:value-type="float">
            <text:p>113.612156622317</text:p>
          </table:table-cell>
          <table:table-cell table:style-name="ce15" table:formula="of:=RAND()*180" office:value-type="float" office:value="123.809744507233" calcext:value-type="float">
            <text:p>123.809744507233</text:p>
          </table:table-cell>
          <table:table-cell table:style-name="ce15" table:formula="of:=RAND()*180" office:value-type="float" office:value="12.3354342421912" calcext:value-type="float">
            <text:p>12.335434242191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97]*EXP([.C297]/180)-[.D297]/([.C297]^2))/180" office:value-type="float" office:value="1.25566086007076" calcext:value-type="float">
            <text:p>1.25566086007076</text:p>
          </table:table-cell>
          <table:table-cell table:style-name="ce22" table:formula="of:=0.01*([.B297]+[.B297]^2*0.1+[.C297]*[.D297])/([.C297]*[.D297]-[.B297])" office:value-type="float" office:value="0.0207382509315872" calcext:value-type="float">
            <text:p>0.02074</text:p>
          </table:table-cell>
          <table:table-cell table:style-name="ce26" office:value-type="string" calcext:value-type="string">
            <text:p>1,992,549,918</text:p>
          </table:table-cell>
          <table:table-cell table:number-columns-repeated="56"/>
        </table:table-row>
        <table:table-row table:style-name="ro3">
          <table:table-cell table:style-name="ce9" table:formula="of:=[.A297]+1" office:value-type="float" office:value="296" calcext:value-type="float">
            <text:p>296</text:p>
          </table:table-cell>
          <table:table-cell table:style-name="ce15" table:formula="of:=RAND()*180" office:value-type="float" office:value="151.115055226825" calcext:value-type="float">
            <text:p>151.115055226825</text:p>
          </table:table-cell>
          <table:table-cell table:style-name="ce15" table:formula="of:=RAND()*180" office:value-type="float" office:value="39.0388477552048" calcext:value-type="float">
            <text:p>39.0388477552048</text:p>
          </table:table-cell>
          <table:table-cell table:style-name="ce15" table:formula="of:=RAND()*180" office:value-type="float" office:value="112.789738073204" calcext:value-type="float">
            <text:p>112.78973807320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98]*EXP([.C298]/180)-[.D298]/([.C298]^2))/180" office:value-type="float" office:value="1.04244905553568" calcext:value-type="float">
            <text:p>1.04244905553568</text:p>
          </table:table-cell>
          <table:table-cell table:style-name="ce22" table:formula="of:=0.01*([.B298]+[.B298]^2*0.1+[.C298]*[.D298])/([.C298]*[.D298]-[.B298])" office:value-type="float" office:value="0.0160812929162165" calcext:value-type="float">
            <text:p>0.01608</text:p>
          </table:table-cell>
          <table:table-cell table:style-name="ce26" office:value-type="string" calcext:value-type="string">
            <text:p>201,965,096</text:p>
          </table:table-cell>
          <table:table-cell table:number-columns-repeated="56"/>
        </table:table-row>
        <table:table-row table:style-name="ro3">
          <table:table-cell table:style-name="ce9" table:formula="of:=[.A298]+1" office:value-type="float" office:value="297" calcext:value-type="float">
            <text:p>297</text:p>
          </table:table-cell>
          <table:table-cell table:style-name="ce15" table:formula="of:=RAND()*180" office:value-type="float" office:value="37.840773227564" calcext:value-type="float">
            <text:p>37.840773227564</text:p>
          </table:table-cell>
          <table:table-cell table:style-name="ce15" table:formula="of:=RAND()*180" office:value-type="float" office:value="10.9936464479548" calcext:value-type="float">
            <text:p>10.9936464479548</text:p>
          </table:table-cell>
          <table:table-cell table:style-name="ce15" table:formula="of:=RAND()*180" office:value-type="float" office:value="32.397526341807" calcext:value-type="float">
            <text:p>32.39752634180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99]*EXP([.C299]/180)-[.D299]/([.C299]^2))/180" office:value-type="float" office:value="0.22197726924201" calcext:value-type="float">
            <text:p>0.22197726924201</text:p>
          </table:table-cell>
          <table:table-cell table:style-name="ce22" table:formula="of:=0.01*([.B299]+[.B299]^2*0.1+[.C299]*[.D299])/([.C299]*[.D299]-[.B299])" office:value-type="float" office:value="0.0168757762949964" calcext:value-type="float">
            <text:p>0.01688</text:p>
          </table:table-cell>
          <table:table-cell table:style-name="ce26" office:value-type="string" calcext:value-type="string">
            <text:p>2,046,751,985</text:p>
          </table:table-cell>
          <table:table-cell table:number-columns-repeated="56"/>
        </table:table-row>
        <table:table-row table:style-name="ro3">
          <table:table-cell table:style-name="ce9" table:formula="of:=[.A299]+1" office:value-type="float" office:value="298" calcext:value-type="float">
            <text:p>298</text:p>
          </table:table-cell>
          <table:table-cell table:style-name="ce15" table:formula="of:=RAND()*180" office:value-type="float" office:value="2.43854773516598" calcext:value-type="float">
            <text:p>2.43854773516598</text:p>
          </table:table-cell>
          <table:table-cell table:style-name="ce15" table:formula="of:=RAND()*180" office:value-type="float" office:value="35.0164795165383" calcext:value-type="float">
            <text:p>35.0164795165383</text:p>
          </table:table-cell>
          <table:table-cell table:style-name="ce15" table:formula="of:=RAND()*180" office:value-type="float" office:value="0.745794856678475" calcext:value-type="float">
            <text:p>0.74579485667847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0]*EXP([.C300]/180)-[.D300]/([.C300]^2))/180" office:value-type="float" office:value="0.0164533934326438" calcext:value-type="float">
            <text:p>0.016453393432644</text:p>
          </table:table-cell>
          <table:table-cell table:style-name="ce22" table:formula="of:=0.01*([.B300]+[.B300]^2*0.1+[.C300]*[.D300])/([.C300]*[.D300]-[.B300])" office:value-type="float" office:value="0.0123110394322804" calcext:value-type="float">
            <text:p>0.01231</text:p>
          </table:table-cell>
          <table:table-cell table:style-name="ce26" office:value-type="string" calcext:value-type="string">
            <text:p>2,073,853,018</text:p>
          </table:table-cell>
          <table:table-cell table:number-columns-repeated="56"/>
        </table:table-row>
        <table:table-row table:style-name="ro3">
          <table:table-cell table:style-name="ce9" table:formula="of:=[.A300]+1" office:value-type="float" office:value="299" calcext:value-type="float">
            <text:p>299</text:p>
          </table:table-cell>
          <table:table-cell table:style-name="ce15" table:formula="of:=RAND()*180" office:value-type="float" office:value="3.78090599812456" calcext:value-type="float">
            <text:p>3.78090599812456</text:p>
          </table:table-cell>
          <table:table-cell table:style-name="ce15" table:formula="of:=RAND()*180" office:value-type="float" office:value="173.32651213311" calcext:value-type="float">
            <text:p>173.32651213311</text:p>
          </table:table-cell>
          <table:table-cell table:style-name="ce15" table:formula="of:=RAND()*180" office:value-type="float" office:value="28.6420400908892" calcext:value-type="float">
            <text:p>28.642040090889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1]*EXP([.C301]/180)-[.D301]/([.C301]^2))/180" office:value-type="float" office:value="0.0550141753211628" calcext:value-type="float">
            <text:p>0.055014175321163</text:p>
          </table:table-cell>
          <table:table-cell table:style-name="ce22" table:formula="of:=0.01*([.B301]+[.B301]^2*0.1+[.C301]*[.D301])/([.C301]*[.D301]-[.B301])" office:value-type="float" office:value="0.0100181253422073" calcext:value-type="float">
            <text:p>0.01002</text:p>
          </table:table-cell>
          <table:table-cell table:style-name="ce26" office:value-type="string" calcext:value-type="string">
            <text:p>210,095,406</text:p>
          </table:table-cell>
          <table:table-cell table:number-columns-repeated="56"/>
        </table:table-row>
        <table:table-row table:style-name="ro3">
          <table:table-cell table:style-name="ce9" table:formula="of:=[.A301]+1" office:value-type="float" office:value="300" calcext:value-type="float">
            <text:p>300</text:p>
          </table:table-cell>
          <table:table-cell table:style-name="ce15" table:formula="of:=RAND()*180" office:value-type="float" office:value="83.6044473852218" calcext:value-type="float">
            <text:p>83.6044473852218</text:p>
          </table:table-cell>
          <table:table-cell table:style-name="ce15" table:formula="of:=RAND()*180" office:value-type="float" office:value="143.834831633894" calcext:value-type="float">
            <text:p>143.834831633894</text:p>
          </table:table-cell>
          <table:table-cell table:style-name="ce15" table:formula="of:=RAND()*180" office:value-type="float" office:value="13.6808080844867" calcext:value-type="float">
            <text:p>13.680808084486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2]*EXP([.C302]/180)-[.D302]/([.C302]^2))/180" office:value-type="float" office:value="1.03274334866282" calcext:value-type="float">
            <text:p>1.03274334866282</text:p>
          </table:table-cell>
          <table:table-cell table:style-name="ce22" table:formula="of:=0.01*([.B302]+[.B302]^2*0.1+[.C302]*[.D302])/([.C302]*[.D302]-[.B302])" office:value-type="float" office:value="0.0145971340635609" calcext:value-type="float">
            <text:p>0.01460</text:p>
          </table:table-cell>
          <table:table-cell table:style-name="ce26" office:value-type="string" calcext:value-type="string">
            <text:p>2,128,055,084</text:p>
          </table:table-cell>
          <table:table-cell table:number-columns-repeated="56"/>
        </table:table-row>
        <table:table-row table:style-name="ro3">
          <table:table-cell table:style-name="ce9" table:formula="of:=[.A302]+1" office:value-type="float" office:value="301" calcext:value-type="float">
            <text:p>301</text:p>
          </table:table-cell>
          <table:table-cell table:style-name="ce15" table:formula="of:=RAND()*180" office:value-type="float" office:value="57.5279769084717" calcext:value-type="float">
            <text:p>57.5279769084717</text:p>
          </table:table-cell>
          <table:table-cell table:style-name="ce15" table:formula="of:=RAND()*180" office:value-type="float" office:value="148.89039356902" calcext:value-type="float">
            <text:p>148.89039356902</text:p>
          </table:table-cell>
          <table:table-cell table:style-name="ce15" table:formula="of:=RAND()*180" office:value-type="float" office:value="42.7382057637914" calcext:value-type="float">
            <text:p>42.738205763791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3]*EXP([.C303]/180)-[.D303]/([.C303]^2))/180" office:value-type="float" office:value="0.730861526167837" calcext:value-type="float">
            <text:p>0.730861526167837</text:p>
          </table:table-cell>
          <table:table-cell table:style-name="ce22" table:formula="of:=0.01*([.B303]+[.B303]^2*0.1+[.C303]*[.D303])/([.C303]*[.D303]-[.B303])" office:value-type="float" office:value="0.0107072919533156" calcext:value-type="float">
            <text:p>0.01071</text:p>
          </table:table-cell>
          <table:table-cell table:style-name="ce26" office:value-type="string" calcext:value-type="string">
            <text:p>2,155,156,117</text:p>
          </table:table-cell>
          <table:table-cell table:number-columns-repeated="56"/>
        </table:table-row>
        <table:table-row table:style-name="ro3">
          <table:table-cell table:style-name="ce9" table:formula="of:=[.A303]+1" office:value-type="float" office:value="302" calcext:value-type="float">
            <text:p>302</text:p>
          </table:table-cell>
          <table:table-cell table:style-name="ce15" table:formula="of:=RAND()*180" office:value-type="float" office:value="122.143339274579" calcext:value-type="float">
            <text:p>122.143339274579</text:p>
          </table:table-cell>
          <table:table-cell table:style-name="ce15" table:formula="of:=RAND()*180" office:value-type="float" office:value="98.3953088184633" calcext:value-type="float">
            <text:p>98.3953088184633</text:p>
          </table:table-cell>
          <table:table-cell table:style-name="ce15" table:formula="of:=RAND()*180" office:value-type="float" office:value="41.9062536985553" calcext:value-type="float">
            <text:p>41.906253698555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4]*EXP([.C304]/180)-[.D304]/([.C304]^2))/180" office:value-type="float" office:value="1.17217207994752" calcext:value-type="float">
            <text:p>1.17217207994752</text:p>
          </table:table-cell>
          <table:table-cell table:style-name="ce22" table:formula="of:=0.01*([.B304]+[.B304]^2*0.1+[.C304]*[.D304])/([.C304]*[.D304]-[.B304])" office:value-type="float" office:value="0.0143391253520225" calcext:value-type="float">
            <text:p>0.01434</text:p>
          </table:table-cell>
          <table:table-cell table:style-name="ce26" office:value-type="string" calcext:value-type="string">
            <text:p>218,225,716</text:p>
          </table:table-cell>
          <table:table-cell table:number-columns-repeated="56"/>
        </table:table-row>
        <table:table-row table:style-name="ro3">
          <table:table-cell table:style-name="ce9" table:formula="of:=[.A304]+1" office:value-type="float" office:value="303" calcext:value-type="float">
            <text:p>303</text:p>
          </table:table-cell>
          <table:table-cell table:style-name="ce15" table:formula="of:=RAND()*180" office:value-type="float" office:value="140.204119278496" calcext:value-type="float">
            <text:p>140.204119278496</text:p>
          </table:table-cell>
          <table:table-cell table:style-name="ce15" table:formula="of:=RAND()*180" office:value-type="float" office:value="95.0897800418566" calcext:value-type="float">
            <text:p>95.0897800418566</text:p>
          </table:table-cell>
          <table:table-cell table:style-name="ce15" table:formula="of:=RAND()*180" office:value-type="float" office:value="102.385670515468" calcext:value-type="float">
            <text:p>102.38567051546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5]*EXP([.C305]/180)-[.D305]/([.C305]^2))/180" office:value-type="float" office:value="1.32097676979041" calcext:value-type="float">
            <text:p>1.32097676979041</text:p>
          </table:table-cell>
          <table:table-cell table:style-name="ce22" table:formula="of:=0.01*([.B305]+[.B305]^2*0.1+[.C305]*[.D305])/([.C305]*[.D305]-[.B305])" office:value-type="float" office:value="0.0123407827323672" calcext:value-type="float">
            <text:p>0.01234</text:p>
          </table:table-cell>
          <table:table-cell table:style-name="ce27" office:value-type="string" calcext:value-type="string">
            <text:p>2,209,358,184</text:p>
          </table:table-cell>
          <table:table-cell table:number-columns-repeated="56"/>
        </table:table-row>
        <table:table-row table:style-name="ro3">
          <table:table-cell table:style-name="ce9" table:formula="of:=[.A305]+1" office:value-type="float" office:value="304" calcext:value-type="float">
            <text:p>304</text:p>
          </table:table-cell>
          <table:table-cell table:style-name="ce15" table:formula="of:=RAND()*180" office:value-type="float" office:value="15.2205180276429" calcext:value-type="float">
            <text:p>15.2205180276429</text:p>
          </table:table-cell>
          <table:table-cell table:style-name="ce15" table:formula="of:=RAND()*180" office:value-type="float" office:value="3.4849889773175" calcext:value-type="float">
            <text:p>3.4849889773175</text:p>
          </table:table-cell>
          <table:table-cell table:style-name="ce15" table:formula="of:=RAND()*180" office:value-type="float" office:value="179.712783376993" calcext:value-type="float">
            <text:p>179.71278337699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6]*EXP([.C306]/180)-[.D306]/([.C306]^2))/180" office:value-type="float" office:value="0.0040054998655086" calcext:value-type="float">
            <text:p>0.004005499865509</text:p>
          </table:table-cell>
          <table:table-cell table:style-name="ce22" table:formula="of:=0.01*([.B306]+[.B306]^2*0.1+[.C306]*[.D306])/([.C306]*[.D306]-[.B306])" office:value-type="float" office:value="0.0108772624781567" calcext:value-type="float">
            <text:p>0.01088</text:p>
          </table:table-cell>
          <table:table-cell table:style-name="ce27" office:value-type="string" calcext:value-type="string">
            <text:p>2,236,459,217</text:p>
          </table:table-cell>
          <table:table-cell table:number-columns-repeated="56"/>
        </table:table-row>
        <table:table-row table:style-name="ro3">
          <table:table-cell table:style-name="ce9" table:formula="of:=[.A306]+1" office:value-type="float" office:value="305" calcext:value-type="float">
            <text:p>305</text:p>
          </table:table-cell>
          <table:table-cell table:style-name="ce15" table:formula="of:=RAND()*180" office:value-type="float" office:value="17.7822337427645" calcext:value-type="float">
            <text:p>17.7822337427645</text:p>
          </table:table-cell>
          <table:table-cell table:style-name="ce15" table:formula="of:=RAND()*180" office:value-type="float" office:value="151.973170163537" calcext:value-type="float">
            <text:p>151.973170163537</text:p>
          </table:table-cell>
          <table:table-cell table:style-name="ce15" table:formula="of:=RAND()*180" office:value-type="float" office:value="81.1704083062344" calcext:value-type="float">
            <text:p>81.170408306234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7]*EXP([.C307]/180)-[.D307]/([.C307]^2))/180" office:value-type="float" office:value="0.229799849549187" calcext:value-type="float">
            <text:p>0.229799849549187</text:p>
          </table:table-cell>
          <table:table-cell table:style-name="ce22" table:formula="of:=0.01*([.B307]+[.B307]^2*0.1+[.C307]*[.D307])/([.C307]*[.D307]-[.B307])" office:value-type="float" office:value="0.0100545425940108" calcext:value-type="float">
            <text:p>0.01005</text:p>
          </table:table-cell>
          <table:table-cell table:style-name="ce27" office:value-type="string" calcext:value-type="string">
            <text:p>2,263,560,250</text:p>
          </table:table-cell>
          <table:table-cell table:number-columns-repeated="56"/>
        </table:table-row>
        <table:table-row table:style-name="ro3">
          <table:table-cell table:style-name="ce9" table:formula="of:=[.A307]+1" office:value-type="float" office:value="306" calcext:value-type="float">
            <text:p>306</text:p>
          </table:table-cell>
          <table:table-cell table:style-name="ce15" table:formula="of:=RAND()*180" office:value-type="float" office:value="147.239497182952" calcext:value-type="float">
            <text:p>147.239497182952</text:p>
          </table:table-cell>
          <table:table-cell table:style-name="ce15" table:formula="of:=RAND()*180" office:value-type="float" office:value="9.42614943113839" calcext:value-type="float">
            <text:p>9.42614943113839</text:p>
          </table:table-cell>
          <table:table-cell table:style-name="ce15" table:formula="of:=RAND()*180" office:value-type="float" office:value="95.8128037526636" calcext:value-type="float">
            <text:p>95.812803752663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8]*EXP([.C308]/180)-[.D308]/([.C308]^2))/180" office:value-type="float" office:value="0.855984363134196" calcext:value-type="float">
            <text:p>0.855984363134196</text:p>
          </table:table-cell>
          <table:table-cell table:style-name="ce22" table:formula="of:=0.01*([.B308]+[.B308]^2*0.1+[.C308]*[.D308])/([.C308]*[.D308]-[.B308])" office:value-type="float" office:value="0.0425758089336146" calcext:value-type="float">
            <text:p>0.04258</text:p>
          </table:table-cell>
          <table:table-cell table:style-name="ce27" office:value-type="string" calcext:value-type="string">
            <text:p>2,290,661,283</text:p>
          </table:table-cell>
          <table:table-cell table:number-columns-repeated="56"/>
        </table:table-row>
        <table:table-row table:style-name="ro3">
          <table:table-cell table:style-name="ce9" table:formula="of:=[.A308]+1" office:value-type="float" office:value="307" calcext:value-type="float">
            <text:p>307</text:p>
          </table:table-cell>
          <table:table-cell table:style-name="ce15" table:formula="of:=RAND()*180" office:value-type="float" office:value="47.934258146913" calcext:value-type="float">
            <text:p>47.934258146913</text:p>
          </table:table-cell>
          <table:table-cell table:style-name="ce15" table:formula="of:=RAND()*180" office:value-type="float" office:value="96.7715658483903" calcext:value-type="float">
            <text:p>96.7715658483903</text:p>
          </table:table-cell>
          <table:table-cell table:style-name="ce15" table:formula="of:=RAND()*180" office:value-type="float" office:value="47.6564072293648" calcext:value-type="float">
            <text:p>47.656407229364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9]*EXP([.C309]/180)-[.D309]/([.C309]^2))/180" office:value-type="float" office:value="0.45586042263546" calcext:value-type="float">
            <text:p>0.45586042263546</text:p>
          </table:table-cell>
          <table:table-cell table:style-name="ce22" table:formula="of:=0.01*([.B309]+[.B309]^2*0.1+[.C309]*[.D309])/([.C309]*[.D309]-[.B309])" office:value-type="float" office:value="0.0107135154815501" calcext:value-type="float">
            <text:p>0.01071</text:p>
          </table:table-cell>
          <table:table-cell table:style-name="ce27" office:value-type="string" calcext:value-type="string">
            <text:p>2,317,762,317</text:p>
          </table:table-cell>
          <table:table-cell table:number-columns-repeated="56"/>
        </table:table-row>
        <table:table-row table:style-name="ro3">
          <table:table-cell table:style-name="ce9" table:formula="of:=[.A309]+1" office:value-type="float" office:value="308" calcext:value-type="float">
            <text:p>308</text:p>
          </table:table-cell>
          <table:table-cell table:style-name="ce15" table:formula="of:=RAND()*180" office:value-type="float" office:value="77.430325654668" calcext:value-type="float">
            <text:p>77.430325654668</text:p>
          </table:table-cell>
          <table:table-cell table:style-name="ce15" table:formula="of:=RAND()*180" office:value-type="float" office:value="24.4884651916177" calcext:value-type="float">
            <text:p>24.4884651916177</text:p>
          </table:table-cell>
          <table:table-cell table:style-name="ce15" table:formula="of:=RAND()*180" office:value-type="float" office:value="124.006720956996" calcext:value-type="float">
            <text:p>124.00672095699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10]*EXP([.C310]/180)-[.D310]/([.C310]^2))/180" office:value-type="float" office:value="0.49171059840449" calcext:value-type="float">
            <text:p>0.49171059840449</text:p>
          </table:table-cell>
          <table:table-cell table:style-name="ce22" table:formula="of:=0.01*([.B310]+[.B310]^2*0.1+[.C310]*[.D310])/([.C310]*[.D310]-[.B310])" office:value-type="float" office:value="0.012549269012839" calcext:value-type="float">
            <text:p>0.01255</text:p>
          </table:table-cell>
          <table:table-cell table:style-name="ce27" office:value-type="string" calcext:value-type="string">
            <text:p>2,344,863,350</text:p>
          </table:table-cell>
          <table:table-cell table:number-columns-repeated="56"/>
        </table:table-row>
        <table:table-row table:style-name="ro3">
          <table:table-cell table:style-name="ce9" table:formula="of:=[.A310]+1" office:value-type="float" office:value="309" calcext:value-type="float">
            <text:p>309</text:p>
          </table:table-cell>
          <table:table-cell table:style-name="ce15" table:formula="of:=RAND()*180" office:value-type="float" office:value="72.8843577536683" calcext:value-type="float">
            <text:p>72.8843577536683</text:p>
          </table:table-cell>
          <table:table-cell table:style-name="ce15" table:formula="of:=RAND()*180" office:value-type="float" office:value="22.9706176767543" calcext:value-type="float">
            <text:p>22.9706176767543</text:p>
          </table:table-cell>
          <table:table-cell table:style-name="ce15" table:formula="of:=RAND()*180" office:value-type="float" office:value="31.1067011645772" calcext:value-type="float">
            <text:p>31.106701164577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11]*EXP([.C311]/180)-[.D311]/([.C311]^2))/180" office:value-type="float" office:value="0.459700324085266" calcext:value-type="float">
            <text:p>0.459700324085266</text:p>
          </table:table-cell>
          <table:table-cell table:style-name="ce22" table:formula="of:=0.01*([.B311]+[.B311]^2*0.1+[.C311]*[.D311])/([.C311]*[.D311]-[.B311])" office:value-type="float" office:value="0.0205505427542049" calcext:value-type="float">
            <text:p>0.02055</text:p>
          </table:table-cell>
          <table:table-cell table:style-name="ce27" office:value-type="string" calcext:value-type="string">
            <text:p>2,371,964,383</text:p>
          </table:table-cell>
          <table:table-cell table:number-columns-repeated="56"/>
        </table:table-row>
        <table:table-row table:style-name="ro3">
          <table:table-cell table:style-name="ce9" table:formula="of:=[.A311]+1" office:value-type="float" office:value="310" calcext:value-type="float">
            <text:p>310</text:p>
          </table:table-cell>
          <table:table-cell table:style-name="ce15" table:formula="of:=RAND()*180" office:value-type="float" office:value="76.1053801870363" calcext:value-type="float">
            <text:p>76.1053801870363</text:p>
          </table:table-cell>
          <table:table-cell table:style-name="ce15" table:formula="of:=RAND()*180" office:value-type="float" office:value="14.2278316995937" calcext:value-type="float">
            <text:p>14.2278316995937</text:p>
          </table:table-cell>
          <table:table-cell table:style-name="ce15" table:formula="of:=RAND()*180" office:value-type="float" office:value="63.5252079074409" calcext:value-type="float">
            <text:p>63.525207907440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12]*EXP([.C312]/180)-[.D312]/([.C312]^2))/180" office:value-type="float" office:value="0.455840797769286" calcext:value-type="float">
            <text:p>0.455840797769286</text:p>
          </table:table-cell>
          <table:table-cell table:style-name="ce22" table:formula="of:=0.01*([.B312]+[.B312]^2*0.1+[.C312]*[.D312])/([.C312]*[.D312]-[.B312])" office:value-type="float" office:value="0.0188364801063881" calcext:value-type="float">
            <text:p>0.01884</text:p>
          </table:table-cell>
          <table:table-cell table:style-name="ce27" office:value-type="string" calcext:value-type="string">
            <text:p>2,399,065,416</text:p>
          </table:table-cell>
          <table:table-cell table:number-columns-repeated="56"/>
        </table:table-row>
        <table:table-row table:style-name="ro3">
          <table:table-cell table:style-name="ce9" table:formula="of:=[.A312]+1" office:value-type="float" office:value="311" calcext:value-type="float">
            <text:p>311</text:p>
          </table:table-cell>
          <table:table-cell table:style-name="ce15" table:formula="of:=RAND()*180" office:value-type="float" office:value="126.094596701787" calcext:value-type="float">
            <text:p>126.094596701787</text:p>
          </table:table-cell>
          <table:table-cell table:style-name="ce15" table:formula="of:=RAND()*180" office:value-type="float" office:value="48.5491286297438" calcext:value-type="float">
            <text:p>48.5491286297438</text:p>
          </table:table-cell>
          <table:table-cell table:style-name="ce15" table:formula="of:=RAND()*180" office:value-type="float" office:value="115.831206362281" calcext:value-type="float">
            <text:p>115.83120636228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3]*EXP([.C313]/180)-[.D313]/([.C313]^2))/180" office:value-type="float" office:value="0.917131221030916" calcext:value-type="float">
            <text:p>0.917131221030916</text:p>
          </table:table-cell>
          <table:table-cell table:style-name="ce22" table:formula="of:=0.01*([.B313]+[.B313]^2*0.1+[.C313]*[.D313])/([.C313]*[.D313]-[.B313])" office:value-type="float" office:value="0.0133509854261928" calcext:value-type="float">
            <text:p>0.01335</text:p>
          </table:table-cell>
          <table:table-cell table:style-name="ce28" office:value-type="string" calcext:value-type="string">
            <text:p>2,426,166,449</text:p>
          </table:table-cell>
          <table:table-cell table:number-columns-repeated="56"/>
        </table:table-row>
        <table:table-row table:style-name="ro3">
          <table:table-cell table:style-name="ce9" table:formula="of:=[.A313]+1" office:value-type="float" office:value="312" calcext:value-type="float">
            <text:p>312</text:p>
          </table:table-cell>
          <table:table-cell table:style-name="ce15" table:formula="of:=RAND()*180" office:value-type="float" office:value="14.6618367924439" calcext:value-type="float">
            <text:p>14.6618367924439</text:p>
          </table:table-cell>
          <table:table-cell table:style-name="ce15" table:formula="of:=RAND()*180" office:value-type="float" office:value="129.871356342963" calcext:value-type="float">
            <text:p>129.871356342963</text:p>
          </table:table-cell>
          <table:table-cell table:style-name="ce15" table:formula="of:=RAND()*180" office:value-type="float" office:value="148.803435963706" calcext:value-type="float">
            <text:p>148.80343596370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4]*EXP([.C314]/180)-[.D314]/([.C314]^2))/180" office:value-type="float" office:value="0.16754658840667" calcext:value-type="float">
            <text:p>0.16754658840667</text:p>
          </table:table-cell>
          <table:table-cell table:style-name="ce22" table:formula="of:=0.01*([.B314]+[.B314]^2*0.1+[.C314]*[.D314])/([.C314]*[.D314]-[.B314])" office:value-type="float" office:value="0.0100263174154531" calcext:value-type="float">
            <text:p>0.01003</text:p>
          </table:table-cell>
          <table:table-cell table:style-name="ce28" office:value-type="string" calcext:value-type="string">
            <text:p>2,453,267,483</text:p>
          </table:table-cell>
          <table:table-cell table:number-columns-repeated="56"/>
        </table:table-row>
        <table:table-row table:style-name="ro3">
          <table:table-cell table:style-name="ce9" table:formula="of:=[.A314]+1" office:value-type="float" office:value="313" calcext:value-type="float">
            <text:p>313</text:p>
          </table:table-cell>
          <table:table-cell table:style-name="ce15" table:formula="of:=RAND()*180" office:value-type="float" office:value="134.756334981973" calcext:value-type="float">
            <text:p>134.756334981973</text:p>
          </table:table-cell>
          <table:table-cell table:style-name="ce15" table:formula="of:=RAND()*180" office:value-type="float" office:value="51.0326955183291" calcext:value-type="float">
            <text:p>51.0326955183291</text:p>
          </table:table-cell>
          <table:table-cell table:style-name="ce15" table:formula="of:=RAND()*180" office:value-type="float" office:value="94.7172926967975" calcext:value-type="float">
            <text:p>94.717292696797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5]*EXP([.C315]/180)-[.D315]/([.C315]^2))/180" office:value-type="float" office:value="0.993842102127874" calcext:value-type="float">
            <text:p>0.993842102127874</text:p>
          </table:table-cell>
          <table:table-cell table:style-name="ce22" table:formula="of:=0.01*([.B315]+[.B315]^2*0.1+[.C315]*[.D315])/([.C315]*[.D315]-[.B315])" office:value-type="float" office:value="0.0144381231775536" calcext:value-type="float">
            <text:p>0.01444</text:p>
          </table:table-cell>
          <table:table-cell table:style-name="ce28" office:value-type="string" calcext:value-type="string">
            <text:p>2,480,368,516</text:p>
          </table:table-cell>
          <table:table-cell table:number-columns-repeated="56"/>
        </table:table-row>
        <table:table-row table:style-name="ro3">
          <table:table-cell table:style-name="ce9" table:formula="of:=[.A315]+1" office:value-type="float" office:value="314" calcext:value-type="float">
            <text:p>314</text:p>
          </table:table-cell>
          <table:table-cell table:style-name="ce15" table:formula="of:=RAND()*180" office:value-type="float" office:value="173.223336711164" calcext:value-type="float">
            <text:p>173.223336711164</text:p>
          </table:table-cell>
          <table:table-cell table:style-name="ce15" table:formula="of:=RAND()*180" office:value-type="float" office:value="96.0566364123628" calcext:value-type="float">
            <text:p>96.0566364123628</text:p>
          </table:table-cell>
          <table:table-cell table:style-name="ce15" table:formula="of:=RAND()*180" office:value-type="float" office:value="61.3706141371346" calcext:value-type="float">
            <text:p>61.370614137134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6]*EXP([.C316]/180)-[.D316]/([.C316]^2))/180" office:value-type="float" office:value="1.64090896626558" calcext:value-type="float">
            <text:p>1.64090896626558</text:p>
          </table:table-cell>
          <table:table-cell table:style-name="ce22" table:formula="of:=0.01*([.B316]+[.B316]^2*0.1+[.C316]*[.D316])/([.C316]*[.D316]-[.B316])" office:value-type="float" office:value="0.0158496639605957" calcext:value-type="float">
            <text:p>0.01585</text:p>
          </table:table-cell>
          <table:table-cell table:style-name="ce28" office:value-type="string" calcext:value-type="string">
            <text:p>2,507,469,549</text:p>
          </table:table-cell>
          <table:table-cell table:number-columns-repeated="56"/>
        </table:table-row>
        <table:table-row table:style-name="ro3">
          <table:table-cell table:style-name="ce9" table:formula="of:=[.A316]+1" office:value-type="float" office:value="315" calcext:value-type="float">
            <text:p>315</text:p>
          </table:table-cell>
          <table:table-cell table:style-name="ce15" table:formula="of:=RAND()*180" office:value-type="float" office:value="37.3499519709048" calcext:value-type="float">
            <text:p>37.3499519709048</text:p>
          </table:table-cell>
          <table:table-cell table:style-name="ce15" table:formula="of:=RAND()*180" office:value-type="float" office:value="143.70752752845" calcext:value-type="float">
            <text:p>143.70752752845</text:p>
          </table:table-cell>
          <table:table-cell table:style-name="ce15" table:formula="of:=RAND()*180" office:value-type="float" office:value="89.8873038988906" calcext:value-type="float">
            <text:p>89.887303898890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7]*EXP([.C317]/180)-[.D317]/([.C317]^2))/180" office:value-type="float" office:value="0.461025224522458" calcext:value-type="float">
            <text:p>0.461025224522458</text:p>
          </table:table-cell>
          <table:table-cell table:style-name="ce22" table:formula="of:=0.01*([.B317]+[.B317]^2*0.1+[.C317]*[.D317])/([.C317]*[.D317]-[.B317])" office:value-type="float" office:value="0.0101663040340332" calcext:value-type="float">
            <text:p>0.01017</text:p>
          </table:table-cell>
          <table:table-cell table:style-name="ce28" office:value-type="string" calcext:value-type="string">
            <text:p>2,534,570,582</text:p>
          </table:table-cell>
          <table:table-cell table:number-columns-repeated="56"/>
        </table:table-row>
        <table:table-row table:style-name="ro3">
          <table:table-cell table:style-name="ce9" table:formula="of:=[.A317]+1" office:value-type="float" office:value="316" calcext:value-type="float">
            <text:p>316</text:p>
          </table:table-cell>
          <table:table-cell table:style-name="ce15" table:formula="of:=RAND()*180" office:value-type="float" office:value="84.7970209086401" calcext:value-type="float">
            <text:p>84.7970209086401</text:p>
          </table:table-cell>
          <table:table-cell table:style-name="ce15" table:formula="of:=RAND()*180" office:value-type="float" office:value="70.196081570676" calcext:value-type="float">
            <text:p>70.196081570676</text:p>
          </table:table-cell>
          <table:table-cell table:style-name="ce15" table:formula="of:=RAND()*180" office:value-type="float" office:value="100.610616224501" calcext:value-type="float">
            <text:p>100.61061622450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8]*EXP([.C318]/180)-[.D318]/([.C318]^2))/180" office:value-type="float" office:value="0.695669036819284" calcext:value-type="float">
            <text:p>0.695669036819284</text:p>
          </table:table-cell>
          <table:table-cell table:style-name="ce22" table:formula="of:=0.01*([.B318]+[.B318]^2*0.1+[.C318]*[.D318])/([.C318]*[.D318]-[.B318])" office:value-type="float" office:value="0.0112735583763324" calcext:value-type="float">
            <text:p>0.01127</text:p>
          </table:table-cell>
          <table:table-cell table:style-name="ce28" office:value-type="string" calcext:value-type="string">
            <text:p>2,561,671,615</text:p>
          </table:table-cell>
          <table:table-cell table:number-columns-repeated="56"/>
        </table:table-row>
        <table:table-row table:style-name="ro3">
          <table:table-cell table:style-name="ce9" table:formula="of:=[.A318]+1" office:value-type="float" office:value="317" calcext:value-type="float">
            <text:p>317</text:p>
          </table:table-cell>
          <table:table-cell table:style-name="ce15" table:formula="of:=RAND()*180" office:value-type="float" office:value="160.09303217251" calcext:value-type="float">
            <text:p>160.09303217251</text:p>
          </table:table-cell>
          <table:table-cell table:style-name="ce15" table:formula="of:=RAND()*180" office:value-type="float" office:value="34.0866812256082" calcext:value-type="float">
            <text:p>34.0866812256082</text:p>
          </table:table-cell>
          <table:table-cell table:style-name="ce15" table:formula="of:=RAND()*180" office:value-type="float" office:value="165.374672994563" calcext:value-type="float">
            <text:p>165.37467299456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9]*EXP([.C319]/180)-[.D319]/([.C319]^2))/180" office:value-type="float" office:value="1.07404592335311" calcext:value-type="float">
            <text:p>1.07404592335311</text:p>
          </table:table-cell>
          <table:table-cell table:style-name="ce22" table:formula="of:=0.01*([.B319]+[.B319]^2*0.1+[.C319]*[.D319])/([.C319]*[.D319]-[.B319])" office:value-type="float" office:value="0.015264148446072" calcext:value-type="float">
            <text:p>0.01526</text:p>
          </table:table-cell>
          <table:table-cell table:style-name="ce28" office:value-type="string" calcext:value-type="string">
            <text:p>2,588,772,649</text:p>
          </table:table-cell>
          <table:table-cell table:number-columns-repeated="56"/>
        </table:table-row>
        <table:table-row table:style-name="ro3">
          <table:table-cell table:style-name="ce9" table:formula="of:=[.A319]+1" office:value-type="float" office:value="318" calcext:value-type="float">
            <text:p>318</text:p>
          </table:table-cell>
          <table:table-cell table:style-name="ce15" table:formula="of:=RAND()*180" office:value-type="float" office:value="147.344137183003" calcext:value-type="float">
            <text:p>147.344137183003</text:p>
          </table:table-cell>
          <table:table-cell table:style-name="ce15" table:formula="of:=RAND()*180" office:value-type="float" office:value="53.3610950421614" calcext:value-type="float">
            <text:p>53.3610950421614</text:p>
          </table:table-cell>
          <table:table-cell table:style-name="ce15" table:formula="of:=RAND()*180" office:value-type="float" office:value="18.6967081169459" calcext:value-type="float">
            <text:p>18.696708116945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20]*EXP([.C320]/180)-[.D320]/([.C320]^2))/180" office:value-type="float" office:value="1.10101388120861" calcext:value-type="float">
            <text:p>1.10101388120861</text:p>
          </table:table-cell>
          <table:table-cell table:style-name="ce22" table:formula="of:=0.01*([.B320]+[.B320]^2*0.1+[.C320]*[.D320])/([.C320]*[.D320]-[.B320])" office:value-type="float" office:value="0.0389970949474295" calcext:value-type="float">
            <text:p>0.03900</text:p>
          </table:table-cell>
          <table:table-cell table:style-name="ce28" office:value-type="string" calcext:value-type="string">
            <text:p>2,615,873,682</text:p>
          </table:table-cell>
          <table:table-cell table:number-columns-repeated="56"/>
        </table:table-row>
        <table:table-row table:style-name="ro3">
          <table:table-cell table:style-name="ce9" table:formula="of:=[.A320]+1" office:value-type="float" office:value="319" calcext:value-type="float">
            <text:p>319</text:p>
          </table:table-cell>
          <table:table-cell table:style-name="ce15" table:formula="of:=RAND()*180" office:value-type="float" office:value="12.2669587486763" calcext:value-type="float">
            <text:p>12.2669587486763</text:p>
          </table:table-cell>
          <table:table-cell table:style-name="ce15" table:formula="of:=RAND()*180" office:value-type="float" office:value="7.0826850215699" calcext:value-type="float">
            <text:p>7.0826850215699</text:p>
          </table:table-cell>
          <table:table-cell table:style-name="ce15" table:formula="of:=RAND()*180" office:value-type="float" office:value="48.3468592562264" calcext:value-type="float">
            <text:p>48.346859256226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1]*EXP([.C321]/180)-[.D321]/([.C321]^2))/180" office:value-type="float" office:value="0.0655305359930466" calcext:value-type="float">
            <text:p>0.065530535993047</text:p>
          </table:table-cell>
          <table:table-cell table:style-name="ce22" table:formula="of:=0.01*([.B321]+[.B321]^2*0.1+[.C321]*[.D321])/([.C321]*[.D321]-[.B321])" office:value-type="float" office:value="0.0111988705772323" calcext:value-type="float">
            <text:p>0.01120</text:p>
          </table:table-cell>
          <table:table-cell table:style-name="ce24" office:value-type="string" calcext:value-type="string">
            <text:p>2,642,974,715</text:p>
          </table:table-cell>
          <table:table-cell table:number-columns-repeated="56"/>
        </table:table-row>
        <table:table-row table:style-name="ro3">
          <table:table-cell table:style-name="ce9" table:formula="of:=[.A321]+1" office:value-type="float" office:value="320" calcext:value-type="float">
            <text:p>320</text:p>
          </table:table-cell>
          <table:table-cell table:style-name="ce15" table:formula="of:=RAND()*180" office:value-type="float" office:value="96.2243646216337" calcext:value-type="float">
            <text:p>96.2243646216337</text:p>
          </table:table-cell>
          <table:table-cell table:style-name="ce15" table:formula="of:=RAND()*180" office:value-type="float" office:value="159.780953200564" calcext:value-type="float">
            <text:p>159.780953200564</text:p>
          </table:table-cell>
          <table:table-cell table:style-name="ce15" table:formula="of:=RAND()*180" office:value-type="float" office:value="38.567507770316" calcext:value-type="float">
            <text:p>38.56750777031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2]*EXP([.C322]/180)-[.D322]/([.C322]^2))/180" office:value-type="float" office:value="1.29873569026361" calcext:value-type="float">
            <text:p>1.29873569026361</text:p>
          </table:table-cell>
          <table:table-cell table:style-name="ce22" table:formula="of:=0.01*([.B322]+[.B322]^2*0.1+[.C322]*[.D322])/([.C322]*[.D322]-[.B322])" office:value-type="float" office:value="0.011843616584377" calcext:value-type="float">
            <text:p>0.01184</text:p>
          </table:table-cell>
          <table:table-cell table:style-name="ce24" office:value-type="string" calcext:value-type="string">
            <text:p>2,670,075,748</text:p>
          </table:table-cell>
          <table:table-cell table:number-columns-repeated="56"/>
        </table:table-row>
        <table:table-row table:style-name="ro3">
          <table:table-cell table:style-name="ce9" table:formula="of:=[.A322]+1" office:value-type="float" office:value="321" calcext:value-type="float">
            <text:p>321</text:p>
          </table:table-cell>
          <table:table-cell table:style-name="ce15" table:formula="of:=RAND()*180" office:value-type="float" office:value="75.0932773726791" calcext:value-type="float">
            <text:p>75.0932773726791</text:p>
          </table:table-cell>
          <table:table-cell table:style-name="ce15" table:formula="of:=RAND()*180" office:value-type="float" office:value="174.762028469653" calcext:value-type="float">
            <text:p>174.762028469653</text:p>
          </table:table-cell>
          <table:table-cell table:style-name="ce15" table:formula="of:=RAND()*180" office:value-type="float" office:value="99.3490703634551" calcext:value-type="float">
            <text:p>99.349070363455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3]*EXP([.C323]/180)-[.D323]/([.C323]^2))/180" office:value-type="float" office:value="1.10148353557818" calcext:value-type="float">
            <text:p>1.10148353557818</text:p>
          </table:table-cell>
          <table:table-cell table:style-name="ce22" table:formula="of:=0.01*([.B323]+[.B323]^2*0.1+[.C323]*[.D323])/([.C323]*[.D323]-[.B323])" office:value-type="float" office:value="0.0104130688113746" calcext:value-type="float">
            <text:p>0.01041</text:p>
          </table:table-cell>
          <table:table-cell table:style-name="ce24" office:value-type="string" calcext:value-type="string">
            <text:p>269,717,679</text:p>
          </table:table-cell>
          <table:table-cell table:number-columns-repeated="56"/>
        </table:table-row>
        <table:table-row table:style-name="ro3">
          <table:table-cell table:style-name="ce9" table:formula="of:=[.A323]+1" office:value-type="float" office:value="322" calcext:value-type="float">
            <text:p>322</text:p>
          </table:table-cell>
          <table:table-cell table:style-name="ce15" table:formula="of:=RAND()*180" office:value-type="float" office:value="16.5753769956576" calcext:value-type="float">
            <text:p>16.5753769956576</text:p>
          </table:table-cell>
          <table:table-cell table:style-name="ce15" table:formula="of:=RAND()*180" office:value-type="float" office:value="14.4508255756627" calcext:value-type="float">
            <text:p>14.4508255756627</text:p>
          </table:table-cell>
          <table:table-cell table:style-name="ce15" table:formula="of:=RAND()*180" office:value-type="float" office:value="5.17838133071918" calcext:value-type="float">
            <text:p>5.1783813307191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4]*EXP([.C324]/180)-[.D324]/([.C324]^2))/180" office:value-type="float" office:value="0.0996453600761039" calcext:value-type="float">
            <text:p>0.099645360076104</text:p>
          </table:table-cell>
          <table:table-cell table:style-name="ce22" table:formula="of:=0.01*([.B324]+[.B324]^2*0.1+[.C324]*[.D324])/([.C324]*[.D324]-[.B324])" office:value-type="float" office:value="0.0204065739491108" calcext:value-type="float">
            <text:p>0.02041</text:p>
          </table:table-cell>
          <table:table-cell table:style-name="ce24" office:value-type="string" calcext:value-type="string">
            <text:p>2,724,277,815</text:p>
          </table:table-cell>
          <table:table-cell table:number-columns-repeated="56"/>
        </table:table-row>
        <table:table-row table:style-name="ro3">
          <table:table-cell table:style-name="ce9" table:formula="of:=[.A324]+1" office:value-type="float" office:value="323" calcext:value-type="float">
            <text:p>323</text:p>
          </table:table-cell>
          <table:table-cell table:style-name="ce15" table:formula="of:=RAND()*180" office:value-type="float" office:value="91.9995668450268" calcext:value-type="float">
            <text:p>91.9995668450268</text:p>
          </table:table-cell>
          <table:table-cell table:style-name="ce15" table:formula="of:=RAND()*180" office:value-type="float" office:value="29.9143341089662" calcext:value-type="float">
            <text:p>29.9143341089662</text:p>
          </table:table-cell>
          <table:table-cell table:style-name="ce15" table:formula="of:=RAND()*180" office:value-type="float" office:value="46.9004284478917" calcext:value-type="float">
            <text:p>46.900428447891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5]*EXP([.C325]/180)-[.D325]/([.C325]^2))/180" office:value-type="float" office:value="0.603225126257851" calcext:value-type="float">
            <text:p>0.603225126257851</text:p>
          </table:table-cell>
          <table:table-cell table:style-name="ce22" table:formula="of:=0.01*([.B325]+[.B325]^2*0.1+[.C325]*[.D325])/([.C325]*[.D325]-[.B325])" office:value-type="float" office:value="0.0178596085818248" calcext:value-type="float">
            <text:p>0.01786</text:p>
          </table:table-cell>
          <table:table-cell table:style-name="ce24" office:value-type="string" calcext:value-type="string">
            <text:p>2,751,378,848</text:p>
          </table:table-cell>
          <table:table-cell table:number-columns-repeated="56"/>
        </table:table-row>
        <table:table-row table:style-name="ro3">
          <table:table-cell table:style-name="ce9" table:formula="of:=[.A325]+1" office:value-type="float" office:value="324" calcext:value-type="float">
            <text:p>324</text:p>
          </table:table-cell>
          <table:table-cell table:style-name="ce15" table:formula="of:=RAND()*180" office:value-type="float" office:value="20.0332077595925" calcext:value-type="float">
            <text:p>20.0332077595925</text:p>
          </table:table-cell>
          <table:table-cell table:style-name="ce15" table:formula="of:=RAND()*180" office:value-type="float" office:value="137.076926935345" calcext:value-type="float">
            <text:p>137.076926935345</text:p>
          </table:table-cell>
          <table:table-cell table:style-name="ce15" table:formula="of:=RAND()*180" office:value-type="float" office:value="16.1091061736727" calcext:value-type="float">
            <text:p>16.109106173672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6]*EXP([.C326]/180)-[.D326]/([.C326]^2))/180" office:value-type="float" office:value="0.238342380274493" calcext:value-type="float">
            <text:p>0.238342380274493</text:p>
          </table:table-cell>
          <table:table-cell table:style-name="ce22" table:formula="of:=0.01*([.B326]+[.B326]^2*0.1+[.C326]*[.D326])/([.C326]*[.D326]-[.B326])" office:value-type="float" office:value="0.01036651612674" calcext:value-type="float">
            <text:p>0.01037</text:p>
          </table:table-cell>
          <table:table-cell table:style-name="ce24" office:value-type="string" calcext:value-type="string">
            <text:p>277,847,989</text:p>
          </table:table-cell>
          <table:table-cell table:number-columns-repeated="56"/>
        </table:table-row>
        <table:table-row table:style-name="ro3">
          <table:table-cell table:style-name="ce9" table:formula="of:=[.A326]+1" office:value-type="float" office:value="325" calcext:value-type="float">
            <text:p>325</text:p>
          </table:table-cell>
          <table:table-cell table:style-name="ce15" table:formula="of:=RAND()*180" office:value-type="float" office:value="168.11663316325" calcext:value-type="float">
            <text:p>168.11663316325</text:p>
          </table:table-cell>
          <table:table-cell table:style-name="ce15" table:formula="of:=RAND()*180" office:value-type="float" office:value="14.2205809679001" calcext:value-type="float">
            <text:p>14.2205809679001</text:p>
          </table:table-cell>
          <table:table-cell table:style-name="ce15" table:formula="of:=RAND()*180" office:value-type="float" office:value="33.447185050355" calcext:value-type="float">
            <text:p>33.44718505035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7]*EXP([.C327]/180)-[.D327]/([.C327]^2))/180" office:value-type="float" office:value="1.00984299045328" calcext:value-type="float">
            <text:p>1.00984299045328</text:p>
          </table:table-cell>
          <table:table-cell table:style-name="ce22" table:formula="of:=0.01*([.B327]+[.B327]^2*0.1+[.C327]*[.D327])/([.C327]*[.D327]-[.B327])" office:value-type="float" office:value="0.112839987588728" calcext:value-type="float">
            <text:p>0.11284</text:p>
          </table:table-cell>
          <table:table-cell table:style-name="ce24" office:value-type="string" calcext:value-type="string">
            <text:p>2,805,580,914</text:p>
          </table:table-cell>
          <table:table-cell table:number-columns-repeated="56"/>
        </table:table-row>
        <table:table-row table:style-name="ro3">
          <table:table-cell table:style-name="ce9" table:formula="of:=[.A327]+1" office:value-type="float" office:value="326" calcext:value-type="float">
            <text:p>326</text:p>
          </table:table-cell>
          <table:table-cell table:style-name="ce15" table:formula="of:=RAND()*180" office:value-type="float" office:value="174.221233133072" calcext:value-type="float">
            <text:p>174.221233133072</text:p>
          </table:table-cell>
          <table:table-cell table:style-name="ce15" table:formula="of:=RAND()*180" office:value-type="float" office:value="9.66612078072073" calcext:value-type="float">
            <text:p>9.66612078072073</text:p>
          </table:table-cell>
          <table:table-cell table:style-name="ce15" table:formula="of:=RAND()*180" office:value-type="float" office:value="40.3216471989176" calcext:value-type="float">
            <text:p>40.321647198917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8]*EXP([.C328]/180)-[.D328]/([.C328]^2))/180" office:value-type="float" office:value="1.01889578625544" calcext:value-type="float">
            <text:p>1.01889578625544</text:p>
          </table:table-cell>
          <table:table-cell table:style-name="ce22" table:formula="of:=0.01*([.B328]+[.B328]^2*0.1+[.C328]*[.D328])/([.C328]*[.D328]-[.B328])" office:value-type="float" office:value="0.166994581658275" calcext:value-type="float">
            <text:p>0.16699</text:p>
          </table:table-cell>
          <table:table-cell table:style-name="ce24" office:value-type="string" calcext:value-type="string">
            <text:p>2,832,681,947</text:p>
          </table:table-cell>
          <table:table-cell table:number-columns-repeated="56"/>
        </table:table-row>
        <table:table-row table:style-name="ro3">
          <table:table-cell table:style-name="ce9" table:formula="of:=[.A328]+1" office:value-type="float" office:value="327" calcext:value-type="float">
            <text:p>327</text:p>
          </table:table-cell>
          <table:table-cell table:style-name="ce15" table:formula="of:=RAND()*180" office:value-type="float" office:value="134.727358343344" calcext:value-type="float">
            <text:p>134.727358343344</text:p>
          </table:table-cell>
          <table:table-cell table:style-name="ce15" table:formula="of:=RAND()*180" office:value-type="float" office:value="37.4346970191141" calcext:value-type="float">
            <text:p>37.4346970191141</text:p>
          </table:table-cell>
          <table:table-cell table:style-name="ce15" table:formula="of:=RAND()*180" office:value-type="float" office:value="150.128115449883" calcext:value-type="float">
            <text:p>150.12811544988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29]*EXP([.C329]/180)-[.D329]/([.C329]^2))/180" office:value-type="float" office:value="0.920922669245548" calcext:value-type="float">
            <text:p>0.920922669245548</text:p>
          </table:table-cell>
          <table:table-cell table:style-name="ce22" table:formula="of:=0.01*([.B329]+[.B329]^2*0.1+[.C329]*[.D329])/([.C329]*[.D329]-[.B329])" office:value-type="float" office:value="0.0138003591898173" calcext:value-type="float">
            <text:p>0.01380</text:p>
          </table:table-cell>
          <table:table-cell table:style-name="ce25" office:value-type="string" calcext:value-type="string">
            <text:p>285,978,299</text:p>
          </table:table-cell>
          <table:table-cell table:number-columns-repeated="56"/>
        </table:table-row>
        <table:table-row table:style-name="ro3">
          <table:table-cell table:style-name="ce9" table:formula="of:=[.A329]+1" office:value-type="float" office:value="328" calcext:value-type="float">
            <text:p>328</text:p>
          </table:table-cell>
          <table:table-cell table:style-name="ce15" table:formula="of:=RAND()*180" office:value-type="float" office:value="114.800233244493" calcext:value-type="float">
            <text:p>114.800233244493</text:p>
          </table:table-cell>
          <table:table-cell table:style-name="ce15" table:formula="of:=RAND()*180" office:value-type="float" office:value="164.204283857707" calcext:value-type="float">
            <text:p>164.204283857707</text:p>
          </table:table-cell>
          <table:table-cell table:style-name="ce15" table:formula="of:=RAND()*180" office:value-type="float" office:value="109.511927756635" calcext:value-type="float">
            <text:p>109.51192775663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0]*EXP([.C330]/180)-[.D330]/([.C330]^2))/180" office:value-type="float" office:value="1.58798906531604" calcext:value-type="float">
            <text:p>1.58798906531604</text:p>
          </table:table-cell>
          <table:table-cell table:style-name="ce22" table:formula="of:=0.01*([.B330]+[.B330]^2*0.1+[.C330]*[.D330])/([.C330]*[.D330]-[.B330])" office:value-type="float" office:value="0.0108661018303543" calcext:value-type="float">
            <text:p>0.01087</text:p>
          </table:table-cell>
          <table:table-cell table:style-name="ce25" office:value-type="string" calcext:value-type="string">
            <text:p>2,886,884,014</text:p>
          </table:table-cell>
          <table:table-cell table:number-columns-repeated="56"/>
        </table:table-row>
        <table:table-row table:style-name="ro3">
          <table:table-cell table:style-name="ce9" table:formula="of:=[.A330]+1" office:value-type="float" office:value="329" calcext:value-type="float">
            <text:p>329</text:p>
          </table:table-cell>
          <table:table-cell table:style-name="ce15" table:formula="of:=RAND()*180" office:value-type="float" office:value="93.3024551994896" calcext:value-type="float">
            <text:p>93.3024551994896</text:p>
          </table:table-cell>
          <table:table-cell table:style-name="ce15" table:formula="of:=RAND()*180" office:value-type="float" office:value="86.0515434490466" calcext:value-type="float">
            <text:p>86.0515434490466</text:p>
          </table:table-cell>
          <table:table-cell table:style-name="ce15" table:formula="of:=RAND()*180" office:value-type="float" office:value="49.8273711274829" calcext:value-type="float">
            <text:p>49.827371127482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1]*EXP([.C331]/180)-[.D331]/([.C331]^2))/180" office:value-type="float" office:value="0.836029806915734" calcext:value-type="float">
            <text:p>0.836029806915734</text:p>
          </table:table-cell>
          <table:table-cell table:style-name="ce22" table:formula="of:=0.01*([.B331]+[.B331]^2*0.1+[.C331]*[.D331])/([.C331]*[.D331]-[.B331])" office:value-type="float" office:value="0.0125203479658178" calcext:value-type="float">
            <text:p>0.01252</text:p>
          </table:table-cell>
          <table:table-cell table:style-name="ce25" office:value-type="string" calcext:value-type="string">
            <text:p>2,913,985,047</text:p>
          </table:table-cell>
          <table:table-cell table:number-columns-repeated="56"/>
        </table:table-row>
        <table:table-row table:style-name="ro3">
          <table:table-cell table:style-name="ce9" table:formula="of:=[.A331]+1" office:value-type="float" office:value="330" calcext:value-type="float">
            <text:p>330</text:p>
          </table:table-cell>
          <table:table-cell table:style-name="ce15" table:formula="of:=RAND()*180" office:value-type="float" office:value="119.082089276295" calcext:value-type="float">
            <text:p>119.082089276295</text:p>
          </table:table-cell>
          <table:table-cell table:style-name="ce15" table:formula="of:=RAND()*180" office:value-type="float" office:value="67.2113467959391" calcext:value-type="float">
            <text:p>67.2113467959391</text:p>
          </table:table-cell>
          <table:table-cell table:style-name="ce15" table:formula="of:=RAND()*180" office:value-type="float" office:value="107.003836027825" calcext:value-type="float">
            <text:p>107.00383602782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2]*EXP([.C332]/180)-[.D332]/([.C332]^2))/180" office:value-type="float" office:value="0.960900570823915" calcext:value-type="float">
            <text:p>0.960900570823915</text:p>
          </table:table-cell>
          <table:table-cell table:style-name="ce22" table:formula="of:=0.01*([.B332]+[.B332]^2*0.1+[.C332]*[.D332])/([.C332]*[.D332]-[.B332])" office:value-type="float" office:value="0.01234167650118" calcext:value-type="float">
            <text:p>0.01234</text:p>
          </table:table-cell>
          <table:table-cell table:style-name="ce25" office:value-type="string" calcext:value-type="string">
            <text:p>2,941,086,080</text:p>
          </table:table-cell>
          <table:table-cell table:number-columns-repeated="56"/>
        </table:table-row>
        <table:table-row table:style-name="ro3">
          <table:table-cell table:style-name="ce9" table:formula="of:=[.A332]+1" office:value-type="float" office:value="331" calcext:value-type="float">
            <text:p>331</text:p>
          </table:table-cell>
          <table:table-cell table:style-name="ce15" table:formula="of:=RAND()*180" office:value-type="float" office:value="131.218126535161" calcext:value-type="float">
            <text:p>131.218126535161</text:p>
          </table:table-cell>
          <table:table-cell table:style-name="ce15" table:formula="of:=RAND()*180" office:value-type="float" office:value="170.168351600524" calcext:value-type="float">
            <text:p>170.168351600524</text:p>
          </table:table-cell>
          <table:table-cell table:style-name="ce15" table:formula="of:=RAND()*180" office:value-type="float" office:value="12.6151459943861" calcext:value-type="float">
            <text:p>12.615145994386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3]*EXP([.C333]/180)-[.D333]/([.C333]^2))/180" office:value-type="float" office:value="1.87626409605003" calcext:value-type="float">
            <text:p>1.87626409605003</text:p>
          </table:table-cell>
          <table:table-cell table:style-name="ce22" table:formula="of:=0.01*([.B333]+[.B333]^2*0.1+[.C333]*[.D333])/([.C333]*[.D333]-[.B333])" office:value-type="float" office:value="0.019845076413565" calcext:value-type="float">
            <text:p>0.01985</text:p>
          </table:table-cell>
          <table:table-cell table:style-name="ce25" office:value-type="string" calcext:value-type="string">
            <text:p>2,968,187,113</text:p>
          </table:table-cell>
          <table:table-cell table:number-columns-repeated="56"/>
        </table:table-row>
        <table:table-row table:style-name="ro3">
          <table:table-cell table:style-name="ce9" table:formula="of:=[.A333]+1" office:value-type="float" office:value="332" calcext:value-type="float">
            <text:p>332</text:p>
          </table:table-cell>
          <table:table-cell table:style-name="ce15" table:formula="of:=RAND()*180" office:value-type="float" office:value="167.888051068557" calcext:value-type="float">
            <text:p>167.888051068557</text:p>
          </table:table-cell>
          <table:table-cell table:style-name="ce15" table:formula="of:=RAND()*180" office:value-type="float" office:value="89.1030112140912" calcext:value-type="float">
            <text:p>89.1030112140912</text:p>
          </table:table-cell>
          <table:table-cell table:style-name="ce15" table:formula="of:=RAND()*180" office:value-type="float" office:value="137.905010232913" calcext:value-type="float">
            <text:p>137.90501023291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4]*EXP([.C334]/180)-[.D334]/([.C334]^2))/180" office:value-type="float" office:value="1.53004049916475" calcext:value-type="float">
            <text:p>1.53004049916475</text:p>
          </table:table-cell>
          <table:table-cell table:style-name="ce22" table:formula="of:=0.01*([.B334]+[.B334]^2*0.1+[.C334]*[.D334])/([.C334]*[.D334]-[.B334])" office:value-type="float" office:value="0.0126026826453068" calcext:value-type="float">
            <text:p>0.01260</text:p>
          </table:table-cell>
          <table:table-cell table:style-name="ce25" office:value-type="string" calcext:value-type="string">
            <text:p>2,995,288,147</text:p>
          </table:table-cell>
          <table:table-cell table:number-columns-repeated="56"/>
        </table:table-row>
        <table:table-row table:style-name="ro3">
          <table:table-cell table:style-name="ce9" table:formula="of:=[.A334]+1" office:value-type="float" office:value="333" calcext:value-type="float">
            <text:p>333</text:p>
          </table:table-cell>
          <table:table-cell table:style-name="ce15" table:formula="of:=RAND()*180" office:value-type="float" office:value="15.552120838813" calcext:value-type="float">
            <text:p>15.552120838813</text:p>
          </table:table-cell>
          <table:table-cell table:style-name="ce15" table:formula="of:=RAND()*180" office:value-type="float" office:value="115.567573943349" calcext:value-type="float">
            <text:p>115.567573943349</text:p>
          </table:table-cell>
          <table:table-cell table:style-name="ce15" table:formula="of:=RAND()*180" office:value-type="float" office:value="130.327476721042" calcext:value-type="float">
            <text:p>130.32747672104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5]*EXP([.C335]/180)-[.D335]/([.C335]^2))/180" office:value-type="float" office:value="0.164137960642171" calcext:value-type="float">
            <text:p>0.164137960642171</text:p>
          </table:table-cell>
          <table:table-cell table:style-name="ce22" table:formula="of:=0.01*([.B335]+[.B335]^2*0.1+[.C335]*[.D335])/([.C335]*[.D335]-[.B335])" office:value-type="float" office:value="0.010036747840379" calcext:value-type="float">
            <text:p>0.01004</text:p>
          </table:table-cell>
          <table:table-cell table:style-name="ce25" office:value-type="string" calcext:value-type="string">
            <text:p>3,022,389,180</text:p>
          </table:table-cell>
          <table:table-cell table:number-columns-repeated="56"/>
        </table:table-row>
        <table:table-row table:style-name="ro3">
          <table:table-cell table:style-name="ce9" table:formula="of:=[.A335]+1" office:value-type="float" office:value="334" calcext:value-type="float">
            <text:p>334</text:p>
          </table:table-cell>
          <table:table-cell table:style-name="ce15" table:formula="of:=RAND()*180" office:value-type="float" office:value="43.4410703178266" calcext:value-type="float">
            <text:p>43.4410703178266</text:p>
          </table:table-cell>
          <table:table-cell table:style-name="ce15" table:formula="of:=RAND()*180" office:value-type="float" office:value="137.26443322669" calcext:value-type="float">
            <text:p>137.26443322669</text:p>
          </table:table-cell>
          <table:table-cell table:style-name="ce15" table:formula="of:=RAND()*180" office:value-type="float" office:value="150.963782669086" calcext:value-type="float">
            <text:p>150.96378266908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6]*EXP([.C336]/180)-[.D336]/([.C336]^2))/180" office:value-type="float" office:value="0.517338753401216" calcext:value-type="float">
            <text:p>0.517338753401216</text:p>
          </table:table-cell>
          <table:table-cell table:style-name="ce22" table:formula="of:=0.01*([.B336]+[.B336]^2*0.1+[.C336]*[.D336])/([.C336]*[.D336]-[.B336])" office:value-type="float" office:value="0.0101332759016187" calcext:value-type="float">
            <text:p>0.01013</text:p>
          </table:table-cell>
          <table:table-cell table:style-name="ce25" office:value-type="string" calcext:value-type="string">
            <text:p>3,049,490,213</text:p>
          </table:table-cell>
          <table:table-cell table:number-columns-repeated="56"/>
        </table:table-row>
        <table:table-row table:style-name="ro3">
          <table:table-cell table:style-name="ce9" table:formula="of:=[.A336]+1" office:value-type="float" office:value="335" calcext:value-type="float">
            <text:p>335</text:p>
          </table:table-cell>
          <table:table-cell table:style-name="ce15" table:formula="of:=RAND()*180" office:value-type="float" office:value="104.176493756055" calcext:value-type="float">
            <text:p>104.176493756055</text:p>
          </table:table-cell>
          <table:table-cell table:style-name="ce15" table:formula="of:=RAND()*180" office:value-type="float" office:value="131.705363905152" calcext:value-type="float">
            <text:p>131.705363905152</text:p>
          </table:table-cell>
          <table:table-cell table:style-name="ce15" table:formula="of:=RAND()*180" office:value-type="float" office:value="74.3298176101695" calcext:value-type="float">
            <text:p>74.329817610169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37]*EXP([.C337]/180)-[.D337]/([.C337]^2))/180" office:value-type="float" office:value="1.20298545052026" calcext:value-type="float">
            <text:p>1.20298545052026</text:p>
          </table:table-cell>
          <table:table-cell table:style-name="ce22" table:formula="of:=0.01*([.B337]+[.B337]^2*0.1+[.C337]*[.D337])/([.C337]*[.D337]-[.B337])" office:value-type="float" office:value="0.0113356384536045" calcext:value-type="float">
            <text:p>0.01134</text:p>
          </table:table-cell>
          <table:table-cell table:style-name="ce26" office:value-type="string" calcext:value-type="string">
            <text:p>3,076,591,246</text:p>
          </table:table-cell>
          <table:table-cell table:number-columns-repeated="56"/>
        </table:table-row>
        <table:table-row table:style-name="ro3">
          <table:table-cell table:style-name="ce9" table:formula="of:=[.A337]+1" office:value-type="float" office:value="336" calcext:value-type="float">
            <text:p>336</text:p>
          </table:table-cell>
          <table:table-cell table:style-name="ce15" table:formula="of:=RAND()*180" office:value-type="float" office:value="2.03733861332432" calcext:value-type="float">
            <text:p>2.03733861332432</text:p>
          </table:table-cell>
          <table:table-cell table:style-name="ce15" table:formula="of:=RAND()*180" office:value-type="float" office:value="68.3071515720888" calcext:value-type="float">
            <text:p>68.3071515720888</text:p>
          </table:table-cell>
          <table:table-cell table:style-name="ce15" table:formula="of:=RAND()*180" office:value-type="float" office:value="147.419126518694" calcext:value-type="float">
            <text:p>147.41912651869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38]*EXP([.C338]/180)-[.D338]/([.C338]^2))/180" office:value-type="float" office:value="0.0163668738790094" calcext:value-type="float">
            <text:p>0.01636687387901</text:p>
          </table:table-cell>
          <table:table-cell table:style-name="ce22" table:formula="of:=0.01*([.B338]+[.B338]^2*0.1+[.C338]*[.D338])/([.C338]*[.D338]-[.B338])" office:value-type="float" office:value="0.0100044595416905" calcext:value-type="float">
            <text:p>0.01000</text:p>
          </table:table-cell>
          <table:table-cell table:style-name="ce26" office:value-type="string" calcext:value-type="string">
            <text:p>3,103,692,279</text:p>
          </table:table-cell>
          <table:table-cell table:number-columns-repeated="56"/>
        </table:table-row>
        <table:table-row table:style-name="ro3">
          <table:table-cell table:style-name="ce9" table:formula="of:=[.A338]+1" office:value-type="float" office:value="337" calcext:value-type="float">
            <text:p>337</text:p>
          </table:table-cell>
          <table:table-cell table:style-name="ce15" table:formula="of:=RAND()*180" office:value-type="float" office:value="172.352154561876" calcext:value-type="float">
            <text:p>172.352154561876</text:p>
          </table:table-cell>
          <table:table-cell table:style-name="ce15" table:formula="of:=RAND()*180" office:value-type="float" office:value="172.028911230069" calcext:value-type="float">
            <text:p>172.028911230069</text:p>
          </table:table-cell>
          <table:table-cell table:style-name="ce15" table:formula="of:=RAND()*180" office:value-type="float" office:value="146.587662716675" calcext:value-type="float">
            <text:p>146.58766271667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39]*EXP([.C339]/180)-[.D339]/([.C339]^2))/180" office:value-type="float" office:value="2.4900133332031" calcext:value-type="float">
            <text:p>2.4900133332031</text:p>
          </table:table-cell>
          <table:table-cell table:style-name="ce22" table:formula="of:=0.01*([.B339]+[.B339]^2*0.1+[.C339]*[.D339])/([.C339]*[.D339]-[.B339])" office:value-type="float" office:value="0.011323711563553" calcext:value-type="float">
            <text:p>0.01132</text:p>
          </table:table-cell>
          <table:table-cell table:style-name="ce26" office:value-type="string" calcext:value-type="string">
            <text:p>3,130,793,313</text:p>
          </table:table-cell>
          <table:table-cell table:number-columns-repeated="56"/>
        </table:table-row>
        <table:table-row table:style-name="ro3">
          <table:table-cell table:style-name="ce9" table:formula="of:=[.A339]+1" office:value-type="float" office:value="338" calcext:value-type="float">
            <text:p>338</text:p>
          </table:table-cell>
          <table:table-cell table:style-name="ce15" table:formula="of:=RAND()*180" office:value-type="float" office:value="126.457340914981" calcext:value-type="float">
            <text:p>126.457340914981</text:p>
          </table:table-cell>
          <table:table-cell table:style-name="ce15" table:formula="of:=RAND()*180" office:value-type="float" office:value="162.9954464937" calcext:value-type="float">
            <text:p>162.9954464937</text:p>
          </table:table-cell>
          <table:table-cell table:style-name="ce15" table:formula="of:=RAND()*180" office:value-type="float" office:value="163.30399167554" calcext:value-type="float">
            <text:p>163.3039916755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0]*EXP([.C340]/180)-[.D340]/([.C340]^2))/180" office:value-type="float" office:value="1.737519948013" calcext:value-type="float">
            <text:p>1.737519948013</text:p>
          </table:table-cell>
          <table:table-cell table:style-name="ce22" table:formula="of:=0.01*([.B340]+[.B340]^2*0.1+[.C340]*[.D340])/([.C340]*[.D340]-[.B340])" office:value-type="float" office:value="0.0106991189992888" calcext:value-type="float">
            <text:p>0.01070</text:p>
          </table:table-cell>
          <table:table-cell table:style-name="ce26" office:value-type="string" calcext:value-type="string">
            <text:p>3,157,894,346</text:p>
          </table:table-cell>
          <table:table-cell table:number-columns-repeated="56"/>
        </table:table-row>
        <table:table-row table:style-name="ro3">
          <table:table-cell table:style-name="ce9" table:formula="of:=[.A340]+1" office:value-type="float" office:value="339" calcext:value-type="float">
            <text:p>339</text:p>
          </table:table-cell>
          <table:table-cell table:style-name="ce15" table:formula="of:=RAND()*180" office:value-type="float" office:value="127.542570376244" calcext:value-type="float">
            <text:p>127.542570376244</text:p>
          </table:table-cell>
          <table:table-cell table:style-name="ce15" table:formula="of:=RAND()*180" office:value-type="float" office:value="73.6086057160288" calcext:value-type="float">
            <text:p>73.6086057160288</text:p>
          </table:table-cell>
          <table:table-cell table:style-name="ce15" table:formula="of:=RAND()*180" office:value-type="float" office:value="81.4171833049924" calcext:value-type="float">
            <text:p>81.417183304992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1]*EXP([.C341]/180)-[.D341]/([.C341]^2))/180" office:value-type="float" office:value="1.06646748079191" calcext:value-type="float">
            <text:p>1.06646748079191</text:p>
          </table:table-cell>
          <table:table-cell table:style-name="ce22" table:formula="of:=0.01*([.B341]+[.B341]^2*0.1+[.C341]*[.D341])/([.C341]*[.D341]-[.B341])" office:value-type="float" office:value="0.0132082649554986" calcext:value-type="float">
            <text:p>0.01321</text:p>
          </table:table-cell>
          <table:table-cell table:style-name="ce26" office:value-type="string" calcext:value-type="string">
            <text:p>3,184,995,379</text:p>
          </table:table-cell>
          <table:table-cell table:number-columns-repeated="56"/>
        </table:table-row>
        <table:table-row table:style-name="ro3">
          <table:table-cell table:style-name="ce9" table:formula="of:=[.A341]+1" office:value-type="float" office:value="340" calcext:value-type="float">
            <text:p>340</text:p>
          </table:table-cell>
          <table:table-cell table:style-name="ce15" table:formula="of:=RAND()*180" office:value-type="float" office:value="112.810231382862" calcext:value-type="float">
            <text:p>112.810231382862</text:p>
          </table:table-cell>
          <table:table-cell table:style-name="ce15" table:formula="of:=RAND()*180" office:value-type="float" office:value="57.3321254508701" calcext:value-type="float">
            <text:p>57.3321254508701</text:p>
          </table:table-cell>
          <table:table-cell table:style-name="ce15" table:formula="of:=RAND()*180" office:value-type="float" office:value="131.636079689774" calcext:value-type="float">
            <text:p>131.63607968977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2]*EXP([.C342]/180)-[.D342]/([.C342]^2))/180" office:value-type="float" office:value="0.86157238414495" calcext:value-type="float">
            <text:p>0.86157238414495</text:p>
          </table:table-cell>
          <table:table-cell table:style-name="ce22" table:formula="of:=0.01*([.B342]+[.B342]^2*0.1+[.C342]*[.D342])/([.C342]*[.D342]-[.B342])" office:value-type="float" office:value="0.0120153374199282" calcext:value-type="float">
            <text:p>0.01202</text:p>
          </table:table-cell>
          <table:table-cell table:style-name="ce26" office:value-type="string" calcext:value-type="string">
            <text:p>3,212,096,412</text:p>
          </table:table-cell>
          <table:table-cell table:number-columns-repeated="56"/>
        </table:table-row>
        <table:table-row table:style-name="ro3">
          <table:table-cell table:style-name="ce9" table:formula="of:=[.A342]+1" office:value-type="float" office:value="341" calcext:value-type="float">
            <text:p>341</text:p>
          </table:table-cell>
          <table:table-cell table:style-name="ce15" table:formula="of:=RAND()*180" office:value-type="float" office:value="50.3751755106985" calcext:value-type="float">
            <text:p>50.3751755106985</text:p>
          </table:table-cell>
          <table:table-cell table:style-name="ce15" table:formula="of:=RAND()*180" office:value-type="float" office:value="173.441251108371" calcext:value-type="float">
            <text:p>173.441251108371</text:p>
          </table:table-cell>
          <table:table-cell table:style-name="ce15" table:formula="of:=RAND()*180" office:value-type="float" office:value="86.4193091253913" calcext:value-type="float">
            <text:p>86.419309125391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3]*EXP([.C343]/180)-[.D343]/([.C343]^2))/180" office:value-type="float" office:value="0.733507395730983" calcext:value-type="float">
            <text:p>0.733507395730983</text:p>
          </table:table-cell>
          <table:table-cell table:style-name="ce22" table:formula="of:=0.01*([.B343]+[.B343]^2*0.1+[.C343]*[.D343])/([.C343]*[.D343]-[.B343])" office:value-type="float" office:value="0.0102373203317501" calcext:value-type="float">
            <text:p>0.01024</text:p>
          </table:table-cell>
          <table:table-cell table:style-name="ce26" office:value-type="string" calcext:value-type="string">
            <text:p>3,239,197,445</text:p>
          </table:table-cell>
          <table:table-cell table:number-columns-repeated="56"/>
        </table:table-row>
        <table:table-row table:style-name="ro3">
          <table:table-cell table:style-name="ce9" table:formula="of:=[.A343]+1" office:value-type="float" office:value="342" calcext:value-type="float">
            <text:p>342</text:p>
          </table:table-cell>
          <table:table-cell table:style-name="ce15" table:formula="of:=RAND()*180" office:value-type="float" office:value="134.370414968442" calcext:value-type="float">
            <text:p>134.370414968442</text:p>
          </table:table-cell>
          <table:table-cell table:style-name="ce15" table:formula="of:=RAND()*180" office:value-type="float" office:value="82.4092853010201" calcext:value-type="float">
            <text:p>82.4092853010201</text:p>
          </table:table-cell>
          <table:table-cell table:style-name="ce15" table:formula="of:=RAND()*180" office:value-type="float" office:value="87.9846870341033" calcext:value-type="float">
            <text:p>87.984687034103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4]*EXP([.C344]/180)-[.D344]/([.C344]^2))/180" office:value-type="float" office:value="1.17987887957021" calcext:value-type="float">
            <text:p>1.17987887957021</text:p>
          </table:table-cell>
          <table:table-cell table:style-name="ce22" table:formula="of:=0.01*([.B344]+[.B344]^2*0.1+[.C344]*[.D344])/([.C344]*[.D344]-[.B344])" office:value-type="float" office:value="0.0129147969671335" calcext:value-type="float">
            <text:p>0.01291</text:p>
          </table:table-cell>
          <table:table-cell table:style-name="ce26" office:value-type="string" calcext:value-type="string">
            <text:p>3,266,298,479</text:p>
          </table:table-cell>
          <table:table-cell table:number-columns-repeated="56"/>
        </table:table-row>
        <table:table-row table:style-name="ro3">
          <table:table-cell table:style-name="ce9" table:formula="of:=[.A344]+1" office:value-type="float" office:value="343" calcext:value-type="float">
            <text:p>343</text:p>
          </table:table-cell>
          <table:table-cell table:style-name="ce15" table:formula="of:=RAND()*180" office:value-type="float" office:value="30.6479166859209" calcext:value-type="float">
            <text:p>30.6479166859209</text:p>
          </table:table-cell>
          <table:table-cell table:style-name="ce15" table:formula="of:=RAND()*180" office:value-type="float" office:value="148.569765792953" calcext:value-type="float">
            <text:p>148.569765792953</text:p>
          </table:table-cell>
          <table:table-cell table:style-name="ce15" table:formula="of:=RAND()*180" office:value-type="float" office:value="67.0842148696817" calcext:value-type="float">
            <text:p>67.084214869681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5]*EXP([.C345]/180)-[.D345]/([.C345]^2))/180" office:value-type="float" office:value="0.388660908565846" calcext:value-type="float">
            <text:p>0.388660908565846</text:p>
          </table:table-cell>
          <table:table-cell table:style-name="ce22" table:formula="of:=0.01*([.B345]+[.B345]^2*0.1+[.C345]*[.D345])/([.C345]*[.D345]-[.B345])" office:value-type="float" office:value="0.0101562245538494" calcext:value-type="float">
            <text:p>0.01016</text:p>
          </table:table-cell>
          <table:table-cell table:style-name="ce27" office:value-type="string" calcext:value-type="string">
            <text:p>3,293,399,512</text:p>
          </table:table-cell>
          <table:table-cell table:number-columns-repeated="56"/>
        </table:table-row>
        <table:table-row table:style-name="ro3">
          <table:table-cell table:style-name="ce9" table:formula="of:=[.A345]+1" office:value-type="float" office:value="344" calcext:value-type="float">
            <text:p>344</text:p>
          </table:table-cell>
          <table:table-cell table:style-name="ce15" table:formula="of:=RAND()*180" office:value-type="float" office:value="2.01324017373648" calcext:value-type="float">
            <text:p>2.01324017373648</text:p>
          </table:table-cell>
          <table:table-cell table:style-name="ce15" table:formula="of:=RAND()*180" office:value-type="float" office:value="148.894721262282" calcext:value-type="float">
            <text:p>148.894721262282</text:p>
          </table:table-cell>
          <table:table-cell table:style-name="ce15" table:formula="of:=RAND()*180" office:value-type="float" office:value="138.284854600682" calcext:value-type="float">
            <text:p>138.28485460068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6]*EXP([.C346]/180)-[.D346]/([.C346]^2))/180" office:value-type="float" office:value="0.0255434533927657" calcext:value-type="float">
            <text:p>0.025543453392766</text:p>
          </table:table-cell>
          <table:table-cell table:style-name="ce22" table:formula="of:=0.01*([.B346]+[.B346]^2*0.1+[.C346]*[.D346])/([.C346]*[.D346]-[.B346])" office:value-type="float" office:value="0.0100021526236537" calcext:value-type="float">
            <text:p>0.01000</text:p>
          </table:table-cell>
          <table:table-cell table:style-name="ce27" office:value-type="string" calcext:value-type="string">
            <text:p>3,320,500,545</text:p>
          </table:table-cell>
          <table:table-cell table:number-columns-repeated="56"/>
        </table:table-row>
        <table:table-row table:style-name="ro3">
          <table:table-cell table:style-name="ce9" table:formula="of:=[.A346]+1" office:value-type="float" office:value="345" calcext:value-type="float">
            <text:p>345</text:p>
          </table:table-cell>
          <table:table-cell table:style-name="ce15" table:formula="of:=RAND()*180" office:value-type="float" office:value="158.754526272042" calcext:value-type="float">
            <text:p>158.754526272042</text:p>
          </table:table-cell>
          <table:table-cell table:style-name="ce15" table:formula="of:=RAND()*180" office:value-type="float" office:value="31.7354188931434" calcext:value-type="float">
            <text:p>31.7354188931434</text:p>
          </table:table-cell>
          <table:table-cell table:style-name="ce15" table:formula="of:=RAND()*180" office:value-type="float" office:value="104.494742700837" calcext:value-type="float">
            <text:p>104.49474270083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7]*EXP([.C347]/180)-[.D347]/([.C347]^2))/180" office:value-type="float" office:value="1.0514415418798" calcext:value-type="float">
            <text:p>1.0514415418798</text:p>
          </table:table-cell>
          <table:table-cell table:style-name="ce22" table:formula="of:=0.01*([.B347]+[.B347]^2*0.1+[.C347]*[.D347])/([.C347]*[.D347]-[.B347])" office:value-type="float" office:value="0.0189877181717118" calcext:value-type="float">
            <text:p>0.01899</text:p>
          </table:table-cell>
          <table:table-cell table:style-name="ce27" office:value-type="string" calcext:value-type="string">
            <text:p>3,347,601,578</text:p>
          </table:table-cell>
          <table:table-cell table:number-columns-repeated="56"/>
        </table:table-row>
        <table:table-row table:style-name="ro3">
          <table:table-cell table:style-name="ce9" table:formula="of:=[.A347]+1" office:value-type="float" office:value="346" calcext:value-type="float">
            <text:p>346</text:p>
          </table:table-cell>
          <table:table-cell table:style-name="ce15" table:formula="of:=RAND()*180" office:value-type="float" office:value="67.4500753279564" calcext:value-type="float">
            <text:p>67.4500753279564</text:p>
          </table:table-cell>
          <table:table-cell table:style-name="ce15" table:formula="of:=RAND()*180" office:value-type="float" office:value="0.92943103603288" calcext:value-type="float">
            <text:p>0.92943103603288</text:p>
          </table:table-cell>
          <table:table-cell table:style-name="ce15" table:formula="of:=RAND()*180" office:value-type="float" office:value="44.6592191180583" calcext:value-type="float">
            <text:p>44.659219118058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8]*EXP([.C348]/180)-[.D348]/([.C348]^2))/180" office:value-type="float" office:value="0.0894494045608227" calcext:value-type="float">
            <text:p>0.089449404560823</text:p>
          </table:table-cell>
          <table:table-cell table:style-name="ce22" table:formula="of:=0.01*([.B348]+[.B348]^2*0.1+[.C348]*[.D348])/([.C348]*[.D348]-[.B348])" office:value-type="float" office:value="-0.217369544042379" calcext:value-type="float">
            <text:p>-0.21737</text:p>
          </table:table-cell>
          <table:table-cell table:style-name="ce27" office:value-type="string" calcext:value-type="string">
            <text:p>337,470,262</text:p>
          </table:table-cell>
          <table:table-cell table:number-columns-repeated="56"/>
        </table:table-row>
        <table:table-row table:style-name="ro3">
          <table:table-cell table:style-name="ce9" table:formula="of:=[.A348]+1" office:value-type="float" office:value="347" calcext:value-type="float">
            <text:p>347</text:p>
          </table:table-cell>
          <table:table-cell table:style-name="ce15" table:formula="of:=RAND()*180" office:value-type="float" office:value="54.1966276360406" calcext:value-type="float">
            <text:p>54.1966276360406</text:p>
          </table:table-cell>
          <table:table-cell table:style-name="ce15" table:formula="of:=RAND()*180" office:value-type="float" office:value="98.8195551591977" calcext:value-type="float">
            <text:p>98.8195551591977</text:p>
          </table:table-cell>
          <table:table-cell table:style-name="ce15" table:formula="of:=RAND()*180" office:value-type="float" office:value="32.9339488451467" calcext:value-type="float">
            <text:p>32.933948845146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9]*EXP([.C349]/180)-[.D349]/([.C349]^2))/180" office:value-type="float" office:value="0.521327635717217" calcext:value-type="float">
            <text:p>0.521327635717217</text:p>
          </table:table-cell>
          <table:table-cell table:style-name="ce22" table:formula="of:=0.01*([.B349]+[.B349]^2*0.1+[.C349]*[.D349])/([.C349]*[.D349]-[.B349])" office:value-type="float" office:value="0.0112565009299657" calcext:value-type="float">
            <text:p>0.01126</text:p>
          </table:table-cell>
          <table:table-cell table:style-name="ce27" office:value-type="string" calcext:value-type="string">
            <text:p>3,401,803,645</text:p>
          </table:table-cell>
          <table:table-cell table:number-columns-repeated="56"/>
        </table:table-row>
        <table:table-row table:style-name="ro3">
          <table:table-cell table:style-name="ce9" table:formula="of:=[.A349]+1" office:value-type="float" office:value="348" calcext:value-type="float">
            <text:p>348</text:p>
          </table:table-cell>
          <table:table-cell table:style-name="ce15" table:formula="of:=RAND()*180" office:value-type="float" office:value="136.252157849849" calcext:value-type="float">
            <text:p>136.252157849849</text:p>
          </table:table-cell>
          <table:table-cell table:style-name="ce15" table:formula="of:=RAND()*180" office:value-type="float" office:value="140.504816888519" calcext:value-type="float">
            <text:p>140.504816888519</text:p>
          </table:table-cell>
          <table:table-cell table:style-name="ce15" table:formula="of:=RAND()*180" office:value-type="float" office:value="161.858888791754" calcext:value-type="float">
            <text:p>161.85888879175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50]*EXP([.C350]/180)-[.D350]/([.C350]^2))/180" office:value-type="float" office:value="1.65219576094872" calcext:value-type="float">
            <text:p>1.65219576094872</text:p>
          </table:table-cell>
          <table:table-cell table:style-name="ce22" table:formula="of:=0.01*([.B350]+[.B350]^2*0.1+[.C350]*[.D350])/([.C350]*[.D350]-[.B350])" office:value-type="float" office:value="0.0109417842571603" calcext:value-type="float">
            <text:p>0.01094</text:p>
          </table:table-cell>
          <table:table-cell table:style-name="ce27" office:value-type="string" calcext:value-type="string">
            <text:p>3,428,904,678</text:p>
          </table:table-cell>
          <table:table-cell table:number-columns-repeated="56"/>
        </table:table-row>
        <table:table-row table:style-name="ro3">
          <table:table-cell table:style-name="ce9" table:formula="of:=[.A350]+1" office:value-type="float" office:value="349" calcext:value-type="float">
            <text:p>349</text:p>
          </table:table-cell>
          <table:table-cell table:style-name="ce15" table:formula="of:=RAND()*180" office:value-type="float" office:value="56.8350010889018" calcext:value-type="float">
            <text:p>56.8350010889018</text:p>
          </table:table-cell>
          <table:table-cell table:style-name="ce15" table:formula="of:=RAND()*180" office:value-type="float" office:value="10.0713753081632" calcext:value-type="float">
            <text:p>10.0713753081632</text:p>
          </table:table-cell>
          <table:table-cell table:style-name="ce15" table:formula="of:=RAND()*180" office:value-type="float" office:value="53.0856999223029" calcext:value-type="float">
            <text:p>53.085699922302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51]*EXP([.C351]/180)-[.D351]/([.C351]^2))/180" office:value-type="float" office:value="0.331012922925298" calcext:value-type="float">
            <text:p>0.331012922925298</text:p>
          </table:table-cell>
          <table:table-cell table:style-name="ce22" table:formula="of:=0.01*([.B351]+[.B351]^2*0.1+[.C351]*[.D351])/([.C351]*[.D351]-[.B351])" office:value-type="float" office:value="0.0191394239830086" calcext:value-type="float">
            <text:p>0.01914</text:p>
          </table:table-cell>
          <table:table-cell table:style-name="ce27" office:value-type="string" calcext:value-type="string">
            <text:p>345,600,572</text:p>
          </table:table-cell>
          <table:table-cell table:number-columns-repeated="56"/>
        </table:table-row>
        <table:table-row table:style-name="ro3">
          <table:table-cell table:style-name="ce9" table:formula="of:=[.A351]+1" office:value-type="float" office:value="350" calcext:value-type="float">
            <text:p>350</text:p>
          </table:table-cell>
          <table:table-cell table:style-name="ce15" table:formula="of:=RAND()*180" office:value-type="float" office:value="25.7082796508196" calcext:value-type="float">
            <text:p>25.7082796508196</text:p>
          </table:table-cell>
          <table:table-cell table:style-name="ce15" table:formula="of:=RAND()*180" office:value-type="float" office:value="23.9169677506013" calcext:value-type="float">
            <text:p>23.9169677506013</text:p>
          </table:table-cell>
          <table:table-cell table:style-name="ce15" table:formula="of:=RAND()*180" office:value-type="float" office:value="73.5893055165015" calcext:value-type="float">
            <text:p>73.589305516501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52]*EXP([.C352]/180)-[.D352]/([.C352]^2))/180" office:value-type="float" office:value="0.162404873921587" calcext:value-type="float">
            <text:p>0.162404873921587</text:p>
          </table:table-cell>
          <table:table-cell table:style-name="ce22" table:formula="of:=0.01*([.B352]+[.B352]^2*0.1+[.C352]*[.D352])/([.C352]*[.D352]-[.B352])" office:value-type="float" office:value="0.010677543939786" calcext:value-type="float">
            <text:p>0.01068</text:p>
          </table:table-cell>
          <table:table-cell table:style-name="ce27" office:value-type="string" calcext:value-type="string">
            <text:p>3,483,106,744</text:p>
          </table:table-cell>
          <table:table-cell table:number-columns-repeated="56"/>
        </table:table-row>
        <table:table-row table:style-name="ro3">
          <table:table-cell table:style-name="ce9" table:formula="of:=[.A352]+1" office:value-type="float" office:value="351" calcext:value-type="float">
            <text:p>351</text:p>
          </table:table-cell>
          <table:table-cell table:style-name="ce15" table:formula="of:=RAND()*180" office:value-type="float" office:value="158.717302324923" calcext:value-type="float">
            <text:p>158.717302324923</text:p>
          </table:table-cell>
          <table:table-cell table:style-name="ce15" table:formula="of:=RAND()*180" office:value-type="float" office:value="99.5852025681522" calcext:value-type="float">
            <text:p>99.5852025681522</text:p>
          </table:table-cell>
          <table:table-cell table:style-name="ce15" table:formula="of:=RAND()*180" office:value-type="float" office:value="25.094150975287" calcext:value-type="float">
            <text:p>25.09415097528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3]*EXP([.C353]/180)-[.D353]/([.C353]^2))/180" office:value-type="float" office:value="1.53328079971507" calcext:value-type="float">
            <text:p>1.53328079971507</text:p>
          </table:table-cell>
          <table:table-cell table:style-name="ce22" table:formula="of:=0.01*([.B353]+[.B353]^2*0.1+[.C353]*[.D353])/([.C353]*[.D353]-[.B353])" office:value-type="float" office:value="0.0221205246263621" calcext:value-type="float">
            <text:p>0.02212</text:p>
          </table:table-cell>
          <table:table-cell table:style-name="ce28" office:value-type="string" calcext:value-type="string">
            <text:p>3,510,207,777</text:p>
          </table:table-cell>
          <table:table-cell table:number-columns-repeated="56"/>
        </table:table-row>
        <table:table-row table:style-name="ro3">
          <table:table-cell table:style-name="ce9" table:formula="of:=[.A353]+1" office:value-type="float" office:value="352" calcext:value-type="float">
            <text:p>352</text:p>
          </table:table-cell>
          <table:table-cell table:style-name="ce15" table:formula="of:=RAND()*180" office:value-type="float" office:value="34.3206102864822" calcext:value-type="float">
            <text:p>34.3206102864822</text:p>
          </table:table-cell>
          <table:table-cell table:style-name="ce15" table:formula="of:=RAND()*180" office:value-type="float" office:value="48.7415581900083" calcext:value-type="float">
            <text:p>48.7415581900083</text:p>
          </table:table-cell>
          <table:table-cell table:style-name="ce15" table:formula="of:=RAND()*180" office:value-type="float" office:value="115.273035032485" calcext:value-type="float">
            <text:p>115.27303503248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4]*EXP([.C354]/180)-[.D354]/([.C354]^2))/180" office:value-type="float" office:value="0.249697941848147" calcext:value-type="float">
            <text:p>0.249697941848147</text:p>
          </table:table-cell>
          <table:table-cell table:style-name="ce22" table:formula="of:=0.01*([.B354]+[.B354]^2*0.1+[.C354]*[.D354])/([.C354]*[.D354]-[.B354])" office:value-type="float" office:value="0.0103338516200618" calcext:value-type="float">
            <text:p>0.01033</text:p>
          </table:table-cell>
          <table:table-cell table:style-name="ce28" office:value-type="string" calcext:value-type="string">
            <text:p>353,730,882</text:p>
          </table:table-cell>
          <table:table-cell table:number-columns-repeated="56"/>
        </table:table-row>
        <table:table-row table:style-name="ro3">
          <table:table-cell table:style-name="ce9" table:formula="of:=[.A354]+1" office:value-type="float" office:value="353" calcext:value-type="float">
            <text:p>353</text:p>
          </table:table-cell>
          <table:table-cell table:style-name="ce15" table:formula="of:=RAND()*180" office:value-type="float" office:value="48.2034380114168" calcext:value-type="float">
            <text:p>48.2034380114168</text:p>
          </table:table-cell>
          <table:table-cell table:style-name="ce15" table:formula="of:=RAND()*180" office:value-type="float" office:value="52.0039690090406" calcext:value-type="float">
            <text:p>52.0039690090406</text:p>
          </table:table-cell>
          <table:table-cell table:style-name="ce15" table:formula="of:=RAND()*180" office:value-type="float" office:value="13.7209465262944" calcext:value-type="float">
            <text:p>13.720946526294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5]*EXP([.C355]/180)-[.D355]/([.C355]^2))/180" office:value-type="float" office:value="0.357473369312439" calcext:value-type="float">
            <text:p>0.357473369312439</text:p>
          </table:table-cell>
          <table:table-cell table:style-name="ce22" table:formula="of:=0.01*([.B355]+[.B355]^2*0.1+[.C355]*[.D355])/([.C355]*[.D355]-[.B355])" office:value-type="float" office:value="0.0149412916867322" calcext:value-type="float">
            <text:p>0.01494</text:p>
          </table:table-cell>
          <table:table-cell table:style-name="ce28" office:value-type="string" calcext:value-type="string">
            <text:p>3,564,409,844</text:p>
          </table:table-cell>
          <table:table-cell table:number-columns-repeated="56"/>
        </table:table-row>
        <table:table-row table:style-name="ro3">
          <table:table-cell table:style-name="ce9" table:formula="of:=[.A355]+1" office:value-type="float" office:value="354" calcext:value-type="float">
            <text:p>354</text:p>
          </table:table-cell>
          <table:table-cell table:style-name="ce15" table:formula="of:=RAND()*180" office:value-type="float" office:value="176.823261411782" calcext:value-type="float">
            <text:p>176.823261411782</text:p>
          </table:table-cell>
          <table:table-cell table:style-name="ce15" table:formula="of:=RAND()*180" office:value-type="float" office:value="97.6915658321724" calcext:value-type="float">
            <text:p>97.6915658321724</text:p>
          </table:table-cell>
          <table:table-cell table:style-name="ce15" table:formula="of:=RAND()*180" office:value-type="float" office:value="66.4249366106519" calcext:value-type="float">
            <text:p>66.424936610651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6]*EXP([.C356]/180)-[.D356]/([.C356]^2))/180" office:value-type="float" office:value="1.69029303121245" calcext:value-type="float">
            <text:p>1.69029303121245</text:p>
          </table:table-cell>
          <table:table-cell table:style-name="ce22" table:formula="of:=0.01*([.B356]+[.B356]^2*0.1+[.C356]*[.D356])/([.C356]*[.D356]-[.B356])" office:value-type="float" office:value="0.0155134816353992" calcext:value-type="float">
            <text:p>0.01551</text:p>
          </table:table-cell>
          <table:table-cell table:style-name="ce28" office:value-type="string" calcext:value-type="string">
            <text:p>3,591,510,877</text:p>
          </table:table-cell>
          <table:table-cell table:number-columns-repeated="56"/>
        </table:table-row>
        <table:table-row table:style-name="ro3">
          <table:table-cell table:style-name="ce9" table:formula="of:=[.A356]+1" office:value-type="float" office:value="355" calcext:value-type="float">
            <text:p>355</text:p>
          </table:table-cell>
          <table:table-cell table:style-name="ce15" table:formula="of:=RAND()*180" office:value-type="float" office:value="177.118514038613" calcext:value-type="float">
            <text:p>177.118514038613</text:p>
          </table:table-cell>
          <table:table-cell table:style-name="ce15" table:formula="of:=RAND()*180" office:value-type="float" office:value="66.1318365177818" calcext:value-type="float">
            <text:p>66.1318365177818</text:p>
          </table:table-cell>
          <table:table-cell table:style-name="ce15" table:formula="of:=RAND()*180" office:value-type="float" office:value="61.5782404224253" calcext:value-type="float">
            <text:p>61.578240422425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7]*EXP([.C357]/180)-[.D357]/([.C357]^2))/180" office:value-type="float" office:value="1.42078035364279" calcext:value-type="float">
            <text:p>1.42078035364279</text:p>
          </table:table-cell>
          <table:table-cell table:style-name="ce22" table:formula="of:=0.01*([.B357]+[.B357]^2*0.1+[.C357]*[.D357])/([.C357]*[.D357]-[.B357])" office:value-type="float" office:value="0.0189632533444519" calcext:value-type="float">
            <text:p>0.01896</text:p>
          </table:table-cell>
          <table:table-cell table:style-name="ce28" office:value-type="string" calcext:value-type="string">
            <text:p>3,618,611,910</text:p>
          </table:table-cell>
          <table:table-cell table:number-columns-repeated="56"/>
        </table:table-row>
        <table:table-row table:style-name="ro3">
          <table:table-cell table:style-name="ce9" table:formula="of:=[.A357]+1" office:value-type="float" office:value="356" calcext:value-type="float">
            <text:p>356</text:p>
          </table:table-cell>
          <table:table-cell table:style-name="ce15" table:formula="of:=RAND()*180" office:value-type="float" office:value="152.805447504462" calcext:value-type="float">
            <text:p>152.805447504462</text:p>
          </table:table-cell>
          <table:table-cell table:style-name="ce15" table:formula="of:=RAND()*180" office:value-type="float" office:value="40.7332470461963" calcext:value-type="float">
            <text:p>40.7332470461963</text:p>
          </table:table-cell>
          <table:table-cell table:style-name="ce15" table:formula="of:=RAND()*180" office:value-type="float" office:value="23.4149770884554" calcext:value-type="float">
            <text:p>23.414977088455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8]*EXP([.C358]/180)-[.D358]/([.C358]^2))/180" office:value-type="float" office:value="1.06442084077822" calcext:value-type="float">
            <text:p>1.06442084077822</text:p>
          </table:table-cell>
          <table:table-cell table:style-name="ce22" table:formula="of:=0.01*([.B358]+[.B358]^2*0.1+[.C358]*[.D358])/([.C358]*[.D358]-[.B358])" office:value-type="float" office:value="0.0429673492570179" calcext:value-type="float">
            <text:p>0.04297</text:p>
          </table:table-cell>
          <table:table-cell table:style-name="ce28" office:value-type="string" calcext:value-type="string">
            <text:p>3,645,712,943</text:p>
          </table:table-cell>
          <table:table-cell table:number-columns-repeated="56"/>
        </table:table-row>
        <table:table-row table:style-name="ro3">
          <table:table-cell table:style-name="ce9" table:formula="of:=[.A358]+1" office:value-type="float" office:value="357" calcext:value-type="float">
            <text:p>357</text:p>
          </table:table-cell>
          <table:table-cell table:style-name="ce15" table:formula="of:=RAND()*180" office:value-type="float" office:value="42.5733109838505" calcext:value-type="float">
            <text:p>42.5733109838505</text:p>
          </table:table-cell>
          <table:table-cell table:style-name="ce15" table:formula="of:=RAND()*180" office:value-type="float" office:value="90.3502656869666" calcext:value-type="float">
            <text:p>90.3502656869666</text:p>
          </table:table-cell>
          <table:table-cell table:style-name="ce15" table:formula="of:=RAND()*180" office:value-type="float" office:value="96.9057599274879" calcext:value-type="float">
            <text:p>96.905759927487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9]*EXP([.C359]/180)-[.D359]/([.C359]^2))/180" office:value-type="float" office:value="0.390646513294101" calcext:value-type="float">
            <text:p>0.390646513294101</text:p>
          </table:table-cell>
          <table:table-cell table:style-name="ce22" table:formula="of:=0.01*([.B359]+[.B359]^2*0.1+[.C359]*[.D359])/([.C359]*[.D359]-[.B359])" office:value-type="float" office:value="0.0103057485732832" calcext:value-type="float">
            <text:p>0.01031</text:p>
          </table:table-cell>
          <table:table-cell table:style-name="ce28" office:value-type="string" calcext:value-type="string">
            <text:p>3,672,813,977</text:p>
          </table:table-cell>
          <table:table-cell table:number-columns-repeated="56"/>
        </table:table-row>
        <table:table-row table:style-name="ro3">
          <table:table-cell table:style-name="ce9" table:formula="of:=[.A359]+1" office:value-type="float" office:value="358" calcext:value-type="float">
            <text:p>358</text:p>
          </table:table-cell>
          <table:table-cell table:style-name="ce15" table:formula="of:=RAND()*180" office:value-type="float" office:value="21.1474754913159" calcext:value-type="float">
            <text:p>21.1474754913159</text:p>
          </table:table-cell>
          <table:table-cell table:style-name="ce15" table:formula="of:=RAND()*180" office:value-type="float" office:value="129.680778110164" calcext:value-type="float">
            <text:p>129.680778110164</text:p>
          </table:table-cell>
          <table:table-cell table:style-name="ce15" table:formula="of:=RAND()*180" office:value-type="float" office:value="26.2052029587541" calcext:value-type="float">
            <text:p>26.205202958754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60]*EXP([.C360]/180)-[.D360]/([.C360]^2))/180" office:value-type="float" office:value="0.241466773757646" calcext:value-type="float">
            <text:p>0.241466773757646</text:p>
          </table:table-cell>
          <table:table-cell table:style-name="ce22" table:formula="of:=0.01*([.B360]+[.B360]^2*0.1+[.C360]*[.D360])/([.C360]*[.D360]-[.B360])" office:value-type="float" office:value="0.0102576615537762" calcext:value-type="float">
            <text:p>0.01026</text:p>
          </table:table-cell>
          <table:table-cell table:style-name="ce28" office:value-type="string" calcext:value-type="string">
            <text:p>3,699,915,010</text:p>
          </table:table-cell>
          <table:table-cell table:number-columns-repeated="56"/>
        </table:table-row>
        <table:table-row table:style-name="ro3">
          <table:table-cell table:style-name="ce9" table:formula="of:=[.A360]+1" office:value-type="float" office:value="359" calcext:value-type="float">
            <text:p>359</text:p>
          </table:table-cell>
          <table:table-cell table:style-name="ce15" table:formula="of:=RAND()*180" office:value-type="float" office:value="35.1792609077907" calcext:value-type="float">
            <text:p>35.1792609077907</text:p>
          </table:table-cell>
          <table:table-cell table:style-name="ce15" table:formula="of:=RAND()*180" office:value-type="float" office:value="71.4565655909843" calcext:value-type="float">
            <text:p>71.4565655909843</text:p>
          </table:table-cell>
          <table:table-cell table:style-name="ce15" table:formula="of:=RAND()*180" office:value-type="float" office:value="33.9888900520758" calcext:value-type="float">
            <text:p>33.988890052075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1]*EXP([.C361]/180)-[.D361]/([.C361]^2))/180" office:value-type="float" office:value="0.290646818809438" calcext:value-type="float">
            <text:p>0.290646818809438</text:p>
          </table:table-cell>
          <table:table-cell table:style-name="ce22" table:formula="of:=0.01*([.B361]+[.B361]^2*0.1+[.C361]*[.D361])/([.C361]*[.D361]-[.B361])" office:value-type="float" office:value="0.0108109985347324" calcext:value-type="float">
            <text:p>0.01081</text:p>
          </table:table-cell>
          <table:table-cell table:style-name="ce24" office:value-type="string" calcext:value-type="string">
            <text:p>3,727,016,043</text:p>
          </table:table-cell>
          <table:table-cell table:number-columns-repeated="56"/>
        </table:table-row>
        <table:table-row table:style-name="ro3">
          <table:table-cell table:style-name="ce9" table:formula="of:=[.A361]+1" office:value-type="float" office:value="360" calcext:value-type="float">
            <text:p>360</text:p>
          </table:table-cell>
          <table:table-cell table:style-name="ce15" table:formula="of:=RAND()*180" office:value-type="float" office:value="176.455838169989" calcext:value-type="float">
            <text:p>176.455838169989</text:p>
          </table:table-cell>
          <table:table-cell table:style-name="ce15" table:formula="of:=RAND()*180" office:value-type="float" office:value="53.3825349799512" calcext:value-type="float">
            <text:p>53.3825349799512</text:p>
          </table:table-cell>
          <table:table-cell table:style-name="ce15" table:formula="of:=RAND()*180" office:value-type="float" office:value="2.53742552296632" calcext:value-type="float">
            <text:p>2.5374255229663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2]*EXP([.C362]/180)-[.D362]/([.C362]^2))/180" office:value-type="float" office:value="1.31874387431601" calcext:value-type="float">
            <text:p>1.31874387431601</text:p>
          </table:table-cell>
          <table:table-cell table:style-name="ce22" table:formula="of:=0.01*([.B362]+[.B362]^2*0.1+[.C362]*[.D362])/([.C362]*[.D362]-[.B362])" office:value-type="float" office:value="-0.835473176983846" calcext:value-type="float">
            <text:p>-0.83547</text:p>
          </table:table-cell>
          <table:table-cell table:style-name="ce24" office:value-type="string" calcext:value-type="string">
            <text:p>3,754,117,076</text:p>
          </table:table-cell>
          <table:table-cell table:number-columns-repeated="56"/>
        </table:table-row>
        <table:table-row table:style-name="ro3">
          <table:table-cell table:style-name="ce9" table:formula="of:=[.A362]+1" office:value-type="float" office:value="361" calcext:value-type="float">
            <text:p>361</text:p>
          </table:table-cell>
          <table:table-cell table:style-name="ce15" table:formula="of:=RAND()*180" office:value-type="float" office:value="60.1685659247535" calcext:value-type="float">
            <text:p>60.1685659247535</text:p>
          </table:table-cell>
          <table:table-cell table:style-name="ce15" table:formula="of:=RAND()*180" office:value-type="float" office:value="56.383728978333" calcext:value-type="float">
            <text:p>56.383728978333</text:p>
          </table:table-cell>
          <table:table-cell table:style-name="ce15" table:formula="of:=RAND()*180" office:value-type="float" office:value="7.89745822382998" calcext:value-type="float">
            <text:p>7.8974582238299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3]*EXP([.C363]/180)-[.D363]/([.C363]^2))/180" office:value-type="float" office:value="0.457218428343635" calcext:value-type="float">
            <text:p>0.457218428343635</text:p>
          </table:table-cell>
          <table:table-cell table:style-name="ce22" table:formula="of:=0.01*([.B363]+[.B363]^2*0.1+[.C363]*[.D363])/([.C363]*[.D363]-[.B363])" office:value-type="float" office:value="0.0225250127938563" calcext:value-type="float">
            <text:p>0.02253</text:p>
          </table:table-cell>
          <table:table-cell table:style-name="ce24" office:value-type="string" calcext:value-type="string">
            <text:p>3,781,218,109</text:p>
          </table:table-cell>
          <table:table-cell table:number-columns-repeated="56"/>
        </table:table-row>
        <table:table-row table:style-name="ro3">
          <table:table-cell table:style-name="ce9" table:formula="of:=[.A363]+1" office:value-type="float" office:value="362" calcext:value-type="float">
            <text:p>362</text:p>
          </table:table-cell>
          <table:table-cell table:style-name="ce15" table:formula="of:=RAND()*180" office:value-type="float" office:value="33.863468152284" calcext:value-type="float">
            <text:p>33.863468152284</text:p>
          </table:table-cell>
          <table:table-cell table:style-name="ce15" table:formula="of:=RAND()*180" office:value-type="float" office:value="64.9964637762248" calcext:value-type="float">
            <text:p>64.9964637762248</text:p>
          </table:table-cell>
          <table:table-cell table:style-name="ce15" table:formula="of:=RAND()*180" office:value-type="float" office:value="19.1179405135201" calcext:value-type="float">
            <text:p>19.117940513520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4]*EXP([.C364]/180)-[.D364]/([.C364]^2))/180" office:value-type="float" office:value="0.269922141462287" calcext:value-type="float">
            <text:p>0.269922141462287</text:p>
          </table:table-cell>
          <table:table-cell table:style-name="ce22" table:formula="of:=0.01*([.B364]+[.B364]^2*0.1+[.C364]*[.D364])/([.C364]*[.D364]-[.B364])" office:value-type="float" office:value="0.0115090187244847" calcext:value-type="float">
            <text:p>0.01151</text:p>
          </table:table-cell>
          <table:table-cell table:style-name="ce24" office:value-type="string" calcext:value-type="string">
            <text:p>3,808,319,143</text:p>
          </table:table-cell>
          <table:table-cell table:number-columns-repeated="56"/>
        </table:table-row>
        <table:table-row table:style-name="ro3">
          <table:table-cell table:style-name="ce9" table:formula="of:=[.A364]+1" office:value-type="float" office:value="363" calcext:value-type="float">
            <text:p>363</text:p>
          </table:table-cell>
          <table:table-cell table:style-name="ce15" table:formula="of:=RAND()*180" office:value-type="float" office:value="128.541546540046" calcext:value-type="float">
            <text:p>128.541546540046</text:p>
          </table:table-cell>
          <table:table-cell table:style-name="ce15" table:formula="of:=RAND()*180" office:value-type="float" office:value="140.113399643028" calcext:value-type="float">
            <text:p>140.113399643028</text:p>
          </table:table-cell>
          <table:table-cell table:style-name="ce15" table:formula="of:=RAND()*180" office:value-type="float" office:value="113.549372049495" calcext:value-type="float">
            <text:p>113.54937204949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5]*EXP([.C365]/180)-[.D365]/([.C365]^2))/180" office:value-type="float" office:value="1.55532174852676" calcext:value-type="float">
            <text:p>1.55532174852676</text:p>
          </table:table-cell>
          <table:table-cell table:style-name="ce22" table:formula="of:=0.01*([.B365]+[.B365]^2*0.1+[.C365]*[.D365])/([.C365]*[.D365]-[.B365])" office:value-type="float" office:value="0.0112099018613261" calcext:value-type="float">
            <text:p>0.01121</text:p>
          </table:table-cell>
          <table:table-cell table:style-name="ce24" office:value-type="string" calcext:value-type="string">
            <text:p>3,835,420,176</text:p>
          </table:table-cell>
          <table:table-cell table:number-columns-repeated="56"/>
        </table:table-row>
        <table:table-row table:style-name="ro3">
          <table:table-cell table:style-name="ce9" table:formula="of:=[.A365]+1" office:value-type="float" office:value="364" calcext:value-type="float">
            <text:p>364</text:p>
          </table:table-cell>
          <table:table-cell table:style-name="ce15" table:formula="of:=RAND()*180" office:value-type="float" office:value="89.9438913169665" calcext:value-type="float">
            <text:p>89.9438913169665</text:p>
          </table:table-cell>
          <table:table-cell table:style-name="ce15" table:formula="of:=RAND()*180" office:value-type="float" office:value="111.089515381595" calcext:value-type="float">
            <text:p>111.089515381595</text:p>
          </table:table-cell>
          <table:table-cell table:style-name="ce15" table:formula="of:=RAND()*180" office:value-type="float" office:value="32.7821225239802" calcext:value-type="float">
            <text:p>32.782122523980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6]*EXP([.C366]/180)-[.D366]/([.C366]^2))/180" office:value-type="float" office:value="0.926239199191854" calcext:value-type="float">
            <text:p>0.926239199191854</text:p>
          </table:table-cell>
          <table:table-cell table:style-name="ce22" table:formula="of:=0.01*([.B366]+[.B366]^2*0.1+[.C366]*[.D366])/([.C366]*[.D366]-[.B366])" office:value-type="float" office:value="0.0127841556713423" calcext:value-type="float">
            <text:p>0.01278</text:p>
          </table:table-cell>
          <table:table-cell table:style-name="ce24" office:value-type="string" calcext:value-type="string">
            <text:p>3,862,521,209</text:p>
          </table:table-cell>
          <table:table-cell table:number-columns-repeated="56"/>
        </table:table-row>
        <table:table-row table:style-name="ro3">
          <table:table-cell table:style-name="ce9" table:formula="of:=[.A366]+1" office:value-type="float" office:value="365" calcext:value-type="float">
            <text:p>365</text:p>
          </table:table-cell>
          <table:table-cell table:style-name="ce15" table:formula="of:=RAND()*180" office:value-type="float" office:value="173.794132457403" calcext:value-type="float">
            <text:p>173.794132457403</text:p>
          </table:table-cell>
          <table:table-cell table:style-name="ce15" table:formula="of:=RAND()*180" office:value-type="float" office:value="148.25724611264" calcext:value-type="float">
            <text:p>148.25724611264</text:p>
          </table:table-cell>
          <table:table-cell table:style-name="ce15" table:formula="of:=RAND()*180" office:value-type="float" office:value="12.5724676004931" calcext:value-type="float">
            <text:p>12.572467600493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7]*EXP([.C367]/180)-[.D367]/([.C367]^2))/180" office:value-type="float" office:value="2.20023577281931" calcext:value-type="float">
            <text:p>2.20023577281931</text:p>
          </table:table-cell>
          <table:table-cell table:style-name="ce22" table:formula="of:=0.01*([.B367]+[.B367]^2*0.1+[.C367]*[.D367])/([.C367]*[.D367]-[.B367])" office:value-type="float" office:value="0.029927212627345" calcext:value-type="float">
            <text:p>0.02993</text:p>
          </table:table-cell>
          <table:table-cell table:style-name="ce24" office:value-type="string" calcext:value-type="string">
            <text:p>3,889,622,242</text:p>
          </table:table-cell>
          <table:table-cell table:number-columns-repeated="56"/>
        </table:table-row>
        <table:table-row table:style-name="ro3">
          <table:table-cell table:style-name="ce9" table:formula="of:=[.A367]+1" office:value-type="float" office:value="366" calcext:value-type="float">
            <text:p>366</text:p>
          </table:table-cell>
          <table:table-cell table:style-name="ce15" table:formula="of:=RAND()*180" office:value-type="float" office:value="68.4725189943045" calcext:value-type="float">
            <text:p>68.4725189943045</text:p>
          </table:table-cell>
          <table:table-cell table:style-name="ce15" table:formula="of:=RAND()*180" office:value-type="float" office:value="83.5690850057562" calcext:value-type="float">
            <text:p>83.5690850057562</text:p>
          </table:table-cell>
          <table:table-cell table:style-name="ce15" table:formula="of:=RAND()*180" office:value-type="float" office:value="102.474910008294" calcext:value-type="float">
            <text:p>102.47491000829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8]*EXP([.C368]/180)-[.D368]/([.C368]^2))/180" office:value-type="float" office:value="0.605084968640905" calcext:value-type="float">
            <text:p>0.605084968640905</text:p>
          </table:table-cell>
          <table:table-cell table:style-name="ce22" table:formula="of:=0.01*([.B368]+[.B368]^2*0.1+[.C368]*[.D368])/([.C368]*[.D368]-[.B368])" office:value-type="float" office:value="0.0107130958733822" calcext:value-type="float">
            <text:p>0.01071</text:p>
          </table:table-cell>
          <table:table-cell table:style-name="ce24" office:value-type="string" calcext:value-type="string">
            <text:p>3,916,723,275</text:p>
          </table:table-cell>
          <table:table-cell table:number-columns-repeated="56"/>
        </table:table-row>
        <table:table-row table:style-name="ro3">
          <table:table-cell table:style-name="ce9" table:formula="of:=[.A368]+1" office:value-type="float" office:value="367" calcext:value-type="float">
            <text:p>367</text:p>
          </table:table-cell>
          <table:table-cell table:style-name="ce15" table:formula="of:=RAND()*180" office:value-type="float" office:value="166.707240128469" calcext:value-type="float">
            <text:p>166.707240128469</text:p>
          </table:table-cell>
          <table:table-cell table:style-name="ce15" table:formula="of:=RAND()*180" office:value-type="float" office:value="31.2457421936392" calcext:value-type="float">
            <text:p>31.2457421936392</text:p>
          </table:table-cell>
          <table:table-cell table:style-name="ce15" table:formula="of:=RAND()*180" office:value-type="float" office:value="29.0833581133597" calcext:value-type="float">
            <text:p>29.083358113359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69]*EXP([.C369]/180)-[.D369]/([.C369]^2))/180" office:value-type="float" office:value="1.10155145300048" calcext:value-type="float">
            <text:p>1.10155145300048</text:p>
          </table:table-cell>
          <table:table-cell table:style-name="ce22" table:formula="of:=0.01*([.B369]+[.B369]^2*0.1+[.C369]*[.D369])/([.C369]*[.D369]-[.B369])" office:value-type="float" office:value="0.0519466946936786" calcext:value-type="float">
            <text:p>0.05195</text:p>
          </table:table-cell>
          <table:table-cell table:style-name="ce25" office:value-type="string" calcext:value-type="string">
            <text:p>3,943,824,309</text:p>
          </table:table-cell>
          <table:table-cell table:number-columns-repeated="56"/>
        </table:table-row>
        <table:table-row table:style-name="ro3">
          <table:table-cell table:style-name="ce9" table:formula="of:=[.A369]+1" office:value-type="float" office:value="368" calcext:value-type="float">
            <text:p>368</text:p>
          </table:table-cell>
          <table:table-cell table:style-name="ce15" table:formula="of:=RAND()*180" office:value-type="float" office:value="21.3055471365203" calcext:value-type="float">
            <text:p>21.3055471365203</text:p>
          </table:table-cell>
          <table:table-cell table:style-name="ce15" table:formula="of:=RAND()*180" office:value-type="float" office:value="155.701555164865" calcext:value-type="float">
            <text:p>155.701555164865</text:p>
          </table:table-cell>
          <table:table-cell table:style-name="ce15" table:formula="of:=RAND()*180" office:value-type="float" office:value="78.1421307699892" calcext:value-type="float">
            <text:p>78.142130769989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0]*EXP([.C370]/180)-[.D370]/([.C370]^2))/180" office:value-type="float" office:value="0.281100100041701" calcext:value-type="float">
            <text:p>0.281100100041701</text:p>
          </table:table-cell>
          <table:table-cell table:style-name="ce22" table:formula="of:=0.01*([.B370]+[.B370]^2*0.1+[.C370]*[.D370])/([.C370]*[.D370]-[.B370])" office:value-type="float" office:value="0.01007245761537" calcext:value-type="float">
            <text:p>0.01007</text:p>
          </table:table-cell>
          <table:table-cell table:style-name="ce25" office:value-type="string" calcext:value-type="string">
            <text:p>3,970,925,342</text:p>
          </table:table-cell>
          <table:table-cell table:number-columns-repeated="56"/>
        </table:table-row>
        <table:table-row table:style-name="ro3">
          <table:table-cell table:style-name="ce9" table:formula="of:=[.A370]+1" office:value-type="float" office:value="369" calcext:value-type="float">
            <text:p>369</text:p>
          </table:table-cell>
          <table:table-cell table:style-name="ce15" table:formula="of:=RAND()*180" office:value-type="float" office:value="114.048489949868" calcext:value-type="float">
            <text:p>114.048489949868</text:p>
          </table:table-cell>
          <table:table-cell table:style-name="ce15" table:formula="of:=RAND()*180" office:value-type="float" office:value="25.0886277424713" calcext:value-type="float">
            <text:p>25.0886277424713</text:p>
          </table:table-cell>
          <table:table-cell table:style-name="ce15" table:formula="of:=RAND()*180" office:value-type="float" office:value="27.3160541521044" calcext:value-type="float">
            <text:p>27.316054152104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1]*EXP([.C371]/180)-[.D371]/([.C371]^2))/180" office:value-type="float" office:value="0.728124708331746" calcext:value-type="float">
            <text:p>0.728124708331746</text:p>
          </table:table-cell>
          <table:table-cell table:style-name="ce22" table:formula="of:=0.01*([.B371]+[.B371]^2*0.1+[.C371]*[.D371])/([.C371]*[.D371]-[.B371])" office:value-type="float" office:value="0.0367612959229348" calcext:value-type="float">
            <text:p>0.03676</text:p>
          </table:table-cell>
          <table:table-cell table:style-name="ce25" office:value-type="string" calcext:value-type="string">
            <text:p>3,998,026,375</text:p>
          </table:table-cell>
          <table:table-cell table:number-columns-repeated="56"/>
        </table:table-row>
        <table:table-row table:style-name="ro3">
          <table:table-cell table:style-name="ce9" table:formula="of:=[.A371]+1" office:value-type="float" office:value="370" calcext:value-type="float">
            <text:p>370</text:p>
          </table:table-cell>
          <table:table-cell table:style-name="ce15" table:formula="of:=RAND()*180" office:value-type="float" office:value="110.067228783288" calcext:value-type="float">
            <text:p>110.067228783288</text:p>
          </table:table-cell>
          <table:table-cell table:style-name="ce15" table:formula="of:=RAND()*180" office:value-type="float" office:value="105.04744905322" calcext:value-type="float">
            <text:p>105.04744905322</text:p>
          </table:table-cell>
          <table:table-cell table:style-name="ce15" table:formula="of:=RAND()*180" office:value-type="float" office:value="152.042310965454" calcext:value-type="float">
            <text:p>152.04231096545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2]*EXP([.C372]/180)-[.D372]/([.C372]^2))/180" office:value-type="float" office:value="1.09599387413181" calcext:value-type="float">
            <text:p>1.09599387413181</text:p>
          </table:table-cell>
          <table:table-cell table:style-name="ce22" table:formula="of:=0.01*([.B372]+[.B372]^2*0.1+[.C372]*[.D372])/([.C372]*[.D372]-[.B372])" office:value-type="float" office:value="0.0109025664962238" calcext:value-type="float">
            <text:p>0.01090</text:p>
          </table:table-cell>
          <table:table-cell table:style-name="ce25" office:value-type="string" calcext:value-type="string">
            <text:p>4,025,127,408</text:p>
          </table:table-cell>
          <table:table-cell table:number-columns-repeated="56"/>
        </table:table-row>
        <table:table-row table:style-name="ro3">
          <table:table-cell table:style-name="ce9" table:formula="of:=[.A372]+1" office:value-type="float" office:value="371" calcext:value-type="float">
            <text:p>371</text:p>
          </table:table-cell>
          <table:table-cell table:style-name="ce15" table:formula="of:=RAND()*180" office:value-type="float" office:value="168.878299034172" calcext:value-type="float">
            <text:p>168.878299034172</text:p>
          </table:table-cell>
          <table:table-cell table:style-name="ce15" table:formula="of:=RAND()*180" office:value-type="float" office:value="76.5231993614817" calcext:value-type="float">
            <text:p>76.5231993614817</text:p>
          </table:table-cell>
          <table:table-cell table:style-name="ce15" table:formula="of:=RAND()*180" office:value-type="float" office:value="115.353387802904" calcext:value-type="float">
            <text:p>115.35338780290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3]*EXP([.C373]/180)-[.D373]/([.C373]^2))/180" office:value-type="float" office:value="1.43515680227407" calcext:value-type="float">
            <text:p>1.43515680227407</text:p>
          </table:table-cell>
          <table:table-cell table:style-name="ce22" table:formula="of:=0.01*([.B373]+[.B373]^2*0.1+[.C373]*[.D373])/([.C373]*[.D373]-[.B373])" office:value-type="float" office:value="0.0136840174171855" calcext:value-type="float">
            <text:p>0.01368</text:p>
          </table:table-cell>
          <table:table-cell table:style-name="ce25" office:value-type="string" calcext:value-type="string">
            <text:p>405,222,845</text:p>
          </table:table-cell>
          <table:table-cell table:number-columns-repeated="56"/>
        </table:table-row>
        <table:table-row table:style-name="ro3">
          <table:table-cell table:style-name="ce9" table:formula="of:=[.A373]+1" office:value-type="float" office:value="372" calcext:value-type="float">
            <text:p>372</text:p>
          </table:table-cell>
          <table:table-cell table:style-name="ce15" table:formula="of:=RAND()*180" office:value-type="float" office:value="125.092106095237" calcext:value-type="float">
            <text:p>125.092106095237</text:p>
          </table:table-cell>
          <table:table-cell table:style-name="ce15" table:formula="of:=RAND()*180" office:value-type="float" office:value="127.515787417153" calcext:value-type="float">
            <text:p>127.515787417153</text:p>
          </table:table-cell>
          <table:table-cell table:style-name="ce15" table:formula="of:=RAND()*180" office:value-type="float" office:value="97.8759249933594" calcext:value-type="float">
            <text:p>97.875924993359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4]*EXP([.C374]/180)-[.D374]/([.C374]^2))/180" office:value-type="float" office:value="1.4112711313511" calcext:value-type="float">
            <text:p>1.4112711313511</text:p>
          </table:table-cell>
          <table:table-cell table:style-name="ce22" table:formula="of:=0.01*([.B374]+[.B374]^2*0.1+[.C374]*[.D374])/([.C374]*[.D374]-[.B374])" office:value-type="float" office:value="0.0114689556041398" calcext:value-type="float">
            <text:p>0.01147</text:p>
          </table:table-cell>
          <table:table-cell table:style-name="ce25" office:value-type="string" calcext:value-type="string">
            <text:p>4,079,329,475</text:p>
          </table:table-cell>
          <table:table-cell table:number-columns-repeated="56"/>
        </table:table-row>
        <table:table-row table:style-name="ro3">
          <table:table-cell table:style-name="ce9" table:formula="of:=[.A374]+1" office:value-type="float" office:value="373" calcext:value-type="float">
            <text:p>373</text:p>
          </table:table-cell>
          <table:table-cell table:style-name="ce15" table:formula="of:=RAND()*180" office:value-type="float" office:value="171.357859599557" calcext:value-type="float">
            <text:p>171.357859599557</text:p>
          </table:table-cell>
          <table:table-cell table:style-name="ce15" table:formula="of:=RAND()*180" office:value-type="float" office:value="22.1039358268885" calcext:value-type="float">
            <text:p>22.1039358268885</text:p>
          </table:table-cell>
          <table:table-cell table:style-name="ce15" table:formula="of:=RAND()*180" office:value-type="float" office:value="161.545923196359" calcext:value-type="float">
            <text:p>161.54592319635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5]*EXP([.C375]/180)-[.D375]/([.C375]^2))/180" office:value-type="float" office:value="1.07453594658706" calcext:value-type="float">
            <text:p>1.07453594658706</text:p>
          </table:table-cell>
          <table:table-cell table:style-name="ce22" table:formula="of:=0.01*([.B375]+[.B375]^2*0.1+[.C375]*[.D375])/([.C375]*[.D375]-[.B375])" office:value-type="float" office:value="0.0196458962808363" calcext:value-type="float">
            <text:p>0.01965</text:p>
          </table:table-cell>
          <table:table-cell table:style-name="ce25" office:value-type="string" calcext:value-type="string">
            <text:p>4,106,430,508</text:p>
          </table:table-cell>
          <table:table-cell table:number-columns-repeated="56"/>
        </table:table-row>
        <table:table-row table:style-name="ro3">
          <table:table-cell table:style-name="ce9" table:formula="of:=[.A375]+1" office:value-type="float" office:value="374" calcext:value-type="float">
            <text:p>374</text:p>
          </table:table-cell>
          <table:table-cell table:style-name="ce15" table:formula="of:=RAND()*180" office:value-type="float" office:value="88.2352305672503" calcext:value-type="float">
            <text:p>88.2352305672503</text:p>
          </table:table-cell>
          <table:table-cell table:style-name="ce15" table:formula="of:=RAND()*180" office:value-type="float" office:value="124.692325956988" calcext:value-type="float">
            <text:p>124.692325956988</text:p>
          </table:table-cell>
          <table:table-cell table:style-name="ce15" table:formula="of:=RAND()*180" office:value-type="float" office:value="120.506723744407" calcext:value-type="float">
            <text:p>120.50672374440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6]*EXP([.C376]/180)-[.D376]/([.C376]^2))/180" office:value-type="float" office:value="0.979944518496787" calcext:value-type="float">
            <text:p>0.979944518496787</text:p>
          </table:table-cell>
          <table:table-cell table:style-name="ce22" table:formula="of:=0.01*([.B376]+[.B376]^2*0.1+[.C376]*[.D376])/([.C376]*[.D376]-[.B376])" office:value-type="float" office:value="0.0106393186730601" calcext:value-type="float">
            <text:p>0.01064</text:p>
          </table:table-cell>
          <table:table-cell table:style-name="ce25" office:value-type="string" calcext:value-type="string">
            <text:p>413,353,155</text:p>
          </table:table-cell>
          <table:table-cell table:number-columns-repeated="56"/>
        </table:table-row>
        <table:table-row table:style-name="ro3">
          <table:table-cell table:style-name="ce9" table:formula="of:=[.A376]+1" office:value-type="float" office:value="375" calcext:value-type="float">
            <text:p>375</text:p>
          </table:table-cell>
          <table:table-cell table:style-name="ce15" table:formula="of:=RAND()*180" office:value-type="float" office:value="44.6111013865719" calcext:value-type="float">
            <text:p>44.6111013865719</text:p>
          </table:table-cell>
          <table:table-cell table:style-name="ce15" table:formula="of:=RAND()*180" office:value-type="float" office:value="82.5480677012968" calcext:value-type="float">
            <text:p>82.5480677012968</text:p>
          </table:table-cell>
          <table:table-cell table:style-name="ce15" table:formula="of:=RAND()*180" office:value-type="float" office:value="96.4901714679806" calcext:value-type="float">
            <text:p>96.490171467980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77]*EXP([.C377]/180)-[.D377]/([.C377]^2))/180" office:value-type="float" office:value="0.391968258429157" calcext:value-type="float">
            <text:p>0.391968258429157</text:p>
          </table:table-cell>
          <table:table-cell table:style-name="ce22" table:formula="of:=0.01*([.B377]+[.B377]^2*0.1+[.C377]*[.D377])/([.C377]*[.D377]-[.B377])" office:value-type="float" office:value="0.0103639144914296" calcext:value-type="float">
            <text:p>0.01036</text:p>
          </table:table-cell>
          <table:table-cell table:style-name="ce26" office:value-type="string" calcext:value-type="string">
            <text:p>4,160,632,574</text:p>
          </table:table-cell>
          <table:table-cell table:number-columns-repeated="56"/>
        </table:table-row>
        <table:table-row table:style-name="ro3">
          <table:table-cell table:style-name="ce9" table:formula="of:=[.A377]+1" office:value-type="float" office:value="376" calcext:value-type="float">
            <text:p>376</text:p>
          </table:table-cell>
          <table:table-cell table:style-name="ce15" table:formula="of:=RAND()*180" office:value-type="float" office:value="113.257794500541" calcext:value-type="float">
            <text:p>113.257794500541</text:p>
          </table:table-cell>
          <table:table-cell table:style-name="ce15" table:formula="of:=RAND()*180" office:value-type="float" office:value="172.690349191769" calcext:value-type="float">
            <text:p>172.690349191769</text:p>
          </table:table-cell>
          <table:table-cell table:style-name="ce15" table:formula="of:=RAND()*180" office:value-type="float" office:value="94.8906198956109" calcext:value-type="float">
            <text:p>94.890619895610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78]*EXP([.C378]/180)-[.D378]/([.C378]^2))/180" office:value-type="float" office:value="1.64228703155879" calcext:value-type="float">
            <text:p>1.64228703155879</text:p>
          </table:table-cell>
          <table:table-cell table:style-name="ce22" table:formula="of:=0.01*([.B378]+[.B378]^2*0.1+[.C378]*[.D378])/([.C378]*[.D378]-[.B378])" office:value-type="float" office:value="0.0109274306575712" calcext:value-type="float">
            <text:p>0.01093</text:p>
          </table:table-cell>
          <table:table-cell table:style-name="ce26" office:value-type="string" calcext:value-type="string">
            <text:p>4,187,733,607</text:p>
          </table:table-cell>
          <table:table-cell table:number-columns-repeated="56"/>
        </table:table-row>
        <table:table-row table:style-name="ro3">
          <table:table-cell table:style-name="ce9" table:formula="of:=[.A378]+1" office:value-type="float" office:value="377" calcext:value-type="float">
            <text:p>377</text:p>
          </table:table-cell>
          <table:table-cell table:style-name="ce15" table:formula="of:=RAND()*180" office:value-type="float" office:value="175.097744225011" calcext:value-type="float">
            <text:p>175.097744225011</text:p>
          </table:table-cell>
          <table:table-cell table:style-name="ce15" table:formula="of:=RAND()*180" office:value-type="float" office:value="22.1472696561889" calcext:value-type="float">
            <text:p>22.1472696561889</text:p>
          </table:table-cell>
          <table:table-cell table:style-name="ce15" table:formula="of:=RAND()*180" office:value-type="float" office:value="61.3655200922196" calcext:value-type="float">
            <text:p>61.365520092219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79]*EXP([.C379]/180)-[.D379]/([.C379]^2))/180" office:value-type="float" office:value="1.09943444883879" calcext:value-type="float">
            <text:p>1.09943444883879</text:p>
          </table:table-cell>
          <table:table-cell table:style-name="ce22" table:formula="of:=0.01*([.B379]+[.B379]^2*0.1+[.C379]*[.D379])/([.C379]*[.D379]-[.B379])" office:value-type="float" office:value="0.0388528072537822" calcext:value-type="float">
            <text:p>0.03885</text:p>
          </table:table-cell>
          <table:table-cell table:style-name="ce26" office:value-type="string" calcext:value-type="string">
            <text:p>421,483,465</text:p>
          </table:table-cell>
          <table:table-cell table:number-columns-repeated="56"/>
        </table:table-row>
        <table:table-row table:style-name="ro3">
          <table:table-cell table:style-name="ce9" table:formula="of:=[.A379]+1" office:value-type="float" office:value="378" calcext:value-type="float">
            <text:p>378</text:p>
          </table:table-cell>
          <table:table-cell table:style-name="ce15" table:formula="of:=RAND()*180" office:value-type="float" office:value="96.9823297597578" calcext:value-type="float">
            <text:p>96.9823297597578</text:p>
          </table:table-cell>
          <table:table-cell table:style-name="ce15" table:formula="of:=RAND()*180" office:value-type="float" office:value="158.889466375221" calcext:value-type="float">
            <text:p>158.889466375221</text:p>
          </table:table-cell>
          <table:table-cell table:style-name="ce15" table:formula="of:=RAND()*180" office:value-type="float" office:value="177.728704714" calcext:value-type="float">
            <text:p>177.72870471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0]*EXP([.C380]/180)-[.D380]/([.C380]^2))/180" office:value-type="float" office:value="1.30246832221823" calcext:value-type="float">
            <text:p>1.30246832221823</text:p>
          </table:table-cell>
          <table:table-cell table:style-name="ce22" table:formula="of:=0.01*([.B380]+[.B380]^2*0.1+[.C380]*[.D380])/([.C380]*[.D380]-[.B380])" office:value-type="float" office:value="0.010403138492259" calcext:value-type="float">
            <text:p>0.01040</text:p>
          </table:table-cell>
          <table:table-cell table:style-name="ce26" office:value-type="string" calcext:value-type="string">
            <text:p>4,241,935,674</text:p>
          </table:table-cell>
          <table:table-cell table:number-columns-repeated="56"/>
        </table:table-row>
        <table:table-row table:style-name="ro3">
          <table:table-cell table:style-name="ce9" table:formula="of:=[.A380]+1" office:value-type="float" office:value="379" calcext:value-type="float">
            <text:p>379</text:p>
          </table:table-cell>
          <table:table-cell table:style-name="ce15" table:formula="of:=RAND()*180" office:value-type="float" office:value="165.565382109938" calcext:value-type="float">
            <text:p>165.565382109938</text:p>
          </table:table-cell>
          <table:table-cell table:style-name="ce15" table:formula="of:=RAND()*180" office:value-type="float" office:value="91.4649843553544" calcext:value-type="float">
            <text:p>91.4649843553544</text:p>
          </table:table-cell>
          <table:table-cell table:style-name="ce15" table:formula="of:=RAND()*180" office:value-type="float" office:value="118.788353494717" calcext:value-type="float">
            <text:p>118.78835349471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1]*EXP([.C381]/180)-[.D381]/([.C381]^2))/180" office:value-type="float" office:value="1.52882050909804" calcext:value-type="float">
            <text:p>1.52882050909804</text:p>
          </table:table-cell>
          <table:table-cell table:style-name="ce22" table:formula="of:=0.01*([.B381]+[.B381]^2*0.1+[.C381]*[.D381])/([.C381]*[.D381]-[.B381])" office:value-type="float" office:value="0.0128714858853928" calcext:value-type="float">
            <text:p>0.01287</text:p>
          </table:table-cell>
          <table:table-cell table:style-name="ce26" office:value-type="string" calcext:value-type="string">
            <text:p>4,269,036,707</text:p>
          </table:table-cell>
          <table:table-cell table:number-columns-repeated="56"/>
        </table:table-row>
        <table:table-row table:style-name="ro3">
          <table:table-cell table:style-name="ce9" table:formula="of:=[.A381]+1" office:value-type="float" office:value="380" calcext:value-type="float">
            <text:p>380</text:p>
          </table:table-cell>
          <table:table-cell table:style-name="ce15" table:formula="of:=RAND()*180" office:value-type="float" office:value="9.12479627021599" calcext:value-type="float">
            <text:p>9.12479627021599</text:p>
          </table:table-cell>
          <table:table-cell table:style-name="ce15" table:formula="of:=RAND()*180" office:value-type="float" office:value="1.72839698405973" calcext:value-type="float">
            <text:p>1.72839698405973</text:p>
          </table:table-cell>
          <table:table-cell table:style-name="ce15" table:formula="of:=RAND()*180" office:value-type="float" office:value="81.5326061548038" calcext:value-type="float">
            <text:p>81.532606154803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2]*EXP([.C382]/180)-[.D382]/([.C382]^2))/180" office:value-type="float" office:value="-0.100442926474167" calcext:value-type="float">
            <text:p>-0.100442926474167</text:p>
          </table:table-cell>
          <table:table-cell table:style-name="ce22" table:formula="of:=0.01*([.B382]+[.B382]^2*0.1+[.C382]*[.D382])/([.C382]*[.D382]-[.B382])" office:value-type="float" office:value="0.0120164345288551" calcext:value-type="float">
            <text:p>0.01202</text:p>
          </table:table-cell>
          <table:table-cell table:style-name="ce26" office:value-type="string" calcext:value-type="string">
            <text:p>4,296,137,740</text:p>
          </table:table-cell>
          <table:table-cell table:number-columns-repeated="56"/>
        </table:table-row>
        <table:table-row table:style-name="ro3">
          <table:table-cell table:style-name="ce9" table:formula="of:=[.A382]+1" office:value-type="float" office:value="381" calcext:value-type="float">
            <text:p>381</text:p>
          </table:table-cell>
          <table:table-cell table:style-name="ce15" table:formula="of:=RAND()*180" office:value-type="float" office:value="132.284323904826" calcext:value-type="float">
            <text:p>132.284323904826</text:p>
          </table:table-cell>
          <table:table-cell table:style-name="ce15" table:formula="of:=RAND()*180" office:value-type="float" office:value="179.463141925506" calcext:value-type="float">
            <text:p>179.463141925506</text:p>
          </table:table-cell>
          <table:table-cell table:style-name="ce15" table:formula="of:=RAND()*180" office:value-type="float" office:value="87.9836593146954" calcext:value-type="float">
            <text:p>87.983659314695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3]*EXP([.C383]/180)-[.D383]/([.C383]^2))/180" office:value-type="float" office:value="1.99173587901035" calcext:value-type="float">
            <text:p>1.99173587901035</text:p>
          </table:table-cell>
          <table:table-cell table:style-name="ce22" table:formula="of:=0.01*([.B383]+[.B383]^2*0.1+[.C383]*[.D383])/([.C383]*[.D383]-[.B383])" office:value-type="float" office:value="0.0112865896765795" calcext:value-type="float">
            <text:p>0.01129</text:p>
          </table:table-cell>
          <table:table-cell table:style-name="ce26" office:value-type="string" calcext:value-type="string">
            <text:p>4,323,238,773</text:p>
          </table:table-cell>
          <table:table-cell table:number-columns-repeated="56"/>
        </table:table-row>
        <table:table-row table:style-name="ro3">
          <table:table-cell table:style-name="ce9" table:formula="of:=[.A383]+1" office:value-type="float" office:value="382" calcext:value-type="float">
            <text:p>382</text:p>
          </table:table-cell>
          <table:table-cell table:style-name="ce15" table:formula="of:=RAND()*180" office:value-type="float" office:value="8.26862445544547" calcext:value-type="float">
            <text:p>8.26862445544547</text:p>
          </table:table-cell>
          <table:table-cell table:style-name="ce15" table:formula="of:=RAND()*180" office:value-type="float" office:value="176.645855323896" calcext:value-type="float">
            <text:p>176.645855323896</text:p>
          </table:table-cell>
          <table:table-cell table:style-name="ce15" table:formula="of:=RAND()*180" office:value-type="float" office:value="111.837975046405" calcext:value-type="float">
            <text:p>111.83797504640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4]*EXP([.C384]/180)-[.D384]/([.C384]^2))/180" office:value-type="float" office:value="0.122543979664194" calcext:value-type="float">
            <text:p>0.122543979664194</text:p>
          </table:table-cell>
          <table:table-cell table:style-name="ce22" table:formula="of:=0.01*([.B384]+[.B384]^2*0.1+[.C384]*[.D384])/([.C384]*[.D384]-[.B384])" office:value-type="float" office:value="0.0100118366009403" calcext:value-type="float">
            <text:p>0.01001</text:p>
          </table:table-cell>
          <table:table-cell table:style-name="ce26" office:value-type="string" calcext:value-type="string">
            <text:p>4,350,339,807</text:p>
          </table:table-cell>
          <table:table-cell table:number-columns-repeated="56"/>
        </table:table-row>
        <table:table-row table:style-name="ro3">
          <table:table-cell table:style-name="ce9" table:formula="of:=[.A384]+1" office:value-type="float" office:value="383" calcext:value-type="float">
            <text:p>383</text:p>
          </table:table-cell>
          <table:table-cell table:style-name="ce15" table:formula="of:=RAND()*180" office:value-type="float" office:value="179.415398281256" calcext:value-type="float">
            <text:p>179.415398281256</text:p>
          </table:table-cell>
          <table:table-cell table:style-name="ce15" table:formula="of:=RAND()*180" office:value-type="float" office:value="116.893190097352" calcext:value-type="float">
            <text:p>116.893190097352</text:p>
          </table:table-cell>
          <table:table-cell table:style-name="ce15" table:formula="of:=RAND()*180" office:value-type="float" office:value="58.7621160131194" calcext:value-type="float">
            <text:p>58.762116013119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5]*EXP([.C385]/180)-[.D385]/([.C385]^2))/180" office:value-type="float" office:value="1.90816303621583" calcext:value-type="float">
            <text:p>1.90816303621583</text:p>
          </table:table-cell>
          <table:table-cell table:style-name="ce22" table:formula="of:=0.01*([.B385]+[.B385]^2*0.1+[.C385]*[.D385])/([.C385]*[.D385]-[.B385])" office:value-type="float" office:value="0.0153484300084401" calcext:value-type="float">
            <text:p>0.01535</text:p>
          </table:table-cell>
          <table:table-cell table:style-name="ce27" office:value-type="string" calcext:value-type="string">
            <text:p>4,377,440,840</text:p>
          </table:table-cell>
          <table:table-cell table:number-columns-repeated="56"/>
        </table:table-row>
        <table:table-row table:style-name="ro3">
          <table:table-cell table:style-name="ce9" table:formula="of:=[.A385]+1" office:value-type="float" office:value="384" calcext:value-type="float">
            <text:p>384</text:p>
          </table:table-cell>
          <table:table-cell table:style-name="ce15" table:formula="of:=RAND()*180" office:value-type="float" office:value="48.0393940702385" calcext:value-type="float">
            <text:p>48.0393940702385</text:p>
          </table:table-cell>
          <table:table-cell table:style-name="ce15" table:formula="of:=RAND()*180" office:value-type="float" office:value="169.812586036042" calcext:value-type="float">
            <text:p>169.812586036042</text:p>
          </table:table-cell>
          <table:table-cell table:style-name="ce15" table:formula="of:=RAND()*180" office:value-type="float" office:value="144.022675160764" calcext:value-type="float">
            <text:p>144.02267516076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6]*EXP([.C386]/180)-[.D386]/([.C386]^2))/180" office:value-type="float" office:value="0.685523371757334" calcext:value-type="float">
            <text:p>0.685523371757334</text:p>
          </table:table-cell>
          <table:table-cell table:style-name="ce22" table:formula="of:=0.01*([.B386]+[.B386]^2*0.1+[.C386]*[.D386])/([.C386]*[.D386]-[.B386])" office:value-type="float" office:value="0.0101339094143962" calcext:value-type="float">
            <text:p>0.01013</text:p>
          </table:table-cell>
          <table:table-cell table:style-name="ce27" office:value-type="string" calcext:value-type="string">
            <text:p>4,404,541,873</text:p>
          </table:table-cell>
          <table:table-cell table:number-columns-repeated="56"/>
        </table:table-row>
        <table:table-row table:style-name="ro3">
          <table:table-cell table:style-name="ce9" table:formula="of:=[.A386]+1" office:value-type="float" office:value="385" calcext:value-type="float">
            <text:p>385</text:p>
          </table:table-cell>
          <table:table-cell table:style-name="ce15" table:formula="of:=RAND()*180" office:value-type="float" office:value="138.170392605666" calcext:value-type="float">
            <text:p>138.170392605666</text:p>
          </table:table-cell>
          <table:table-cell table:style-name="ce15" table:formula="of:=RAND()*180" office:value-type="float" office:value="146.241046981331" calcext:value-type="float">
            <text:p>146.241046981331</text:p>
          </table:table-cell>
          <table:table-cell table:style-name="ce15" table:formula="of:=RAND()*180" office:value-type="float" office:value="144.985112871142" calcext:value-type="float">
            <text:p>144.98511287114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7]*EXP([.C387]/180)-[.D387]/([.C387]^2))/180" office:value-type="float" office:value="1.72971955592346" calcext:value-type="float">
            <text:p>1.72971955592346</text:p>
          </table:table-cell>
          <table:table-cell table:style-name="ce22" table:formula="of:=0.01*([.B387]+[.B387]^2*0.1+[.C387]*[.D387])/([.C387]*[.D387]-[.B387])" office:value-type="float" office:value="0.0110374970696293" calcext:value-type="float">
            <text:p>0.01104</text:p>
          </table:table-cell>
          <table:table-cell table:style-name="ce27" office:value-type="string" calcext:value-type="string">
            <text:p>4,431,642,906</text:p>
          </table:table-cell>
          <table:table-cell table:number-columns-repeated="56"/>
        </table:table-row>
        <table:table-row table:style-name="ro3">
          <table:table-cell table:style-name="ce9" table:formula="of:=[.A387]+1" office:value-type="float" office:value="386" calcext:value-type="float">
            <text:p>386</text:p>
          </table:table-cell>
          <table:table-cell table:style-name="ce15" table:formula="of:=RAND()*180" office:value-type="float" office:value="59.0326002663968" calcext:value-type="float">
            <text:p>59.0326002663968</text:p>
          </table:table-cell>
          <table:table-cell table:style-name="ce15" table:formula="of:=RAND()*180" office:value-type="float" office:value="149.110860441749" calcext:value-type="float">
            <text:p>149.110860441749</text:p>
          </table:table-cell>
          <table:table-cell table:style-name="ce15" table:formula="of:=RAND()*180" office:value-type="float" office:value="117.236538189289" calcext:value-type="float">
            <text:p>117.23653818928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8]*EXP([.C388]/180)-[.D388]/([.C388]^2))/180" office:value-type="float" office:value="0.750877801219391" calcext:value-type="float">
            <text:p>0.750877801219391</text:p>
          </table:table-cell>
          <table:table-cell table:style-name="ce22" table:formula="of:=0.01*([.B388]+[.B388]^2*0.1+[.C388]*[.D388])/([.C388]*[.D388]-[.B388])" office:value-type="float" office:value="0.0102677903839649" calcext:value-type="float">
            <text:p>0.01027</text:p>
          </table:table-cell>
          <table:table-cell table:style-name="ce27" office:value-type="string" calcext:value-type="string">
            <text:p>4,458,743,939</text:p>
          </table:table-cell>
          <table:table-cell table:number-columns-repeated="56"/>
        </table:table-row>
        <table:table-row table:style-name="ro3">
          <table:table-cell table:style-name="ce9" table:formula="of:=[.A388]+1" office:value-type="float" office:value="387" calcext:value-type="float">
            <text:p>387</text:p>
          </table:table-cell>
          <table:table-cell table:style-name="ce15" table:formula="of:=RAND()*180" office:value-type="float" office:value="69.7401437118615" calcext:value-type="float">
            <text:p>69.7401437118615</text:p>
          </table:table-cell>
          <table:table-cell table:style-name="ce15" table:formula="of:=RAND()*180" office:value-type="float" office:value="92.0892860741496" calcext:value-type="float">
            <text:p>92.0892860741496</text:p>
          </table:table-cell>
          <table:table-cell table:style-name="ce15" table:formula="of:=RAND()*180" office:value-type="float" office:value="77.1209905478932" calcext:value-type="float">
            <text:p>77.120990547893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9]*EXP([.C389]/180)-[.D389]/([.C389]^2))/180" office:value-type="float" office:value="0.646196407550168" calcext:value-type="float">
            <text:p>0.646196407550168</text:p>
          </table:table-cell>
          <table:table-cell table:style-name="ce22" table:formula="of:=0.01*([.B389]+[.B389]^2*0.1+[.C389]*[.D389])/([.C389]*[.D389]-[.B389])" office:value-type="float" office:value="0.0108899664620573" calcext:value-type="float">
            <text:p>0.01089</text:p>
          </table:table-cell>
          <table:table-cell table:style-name="ce27" office:value-type="string" calcext:value-type="string">
            <text:p>4,485,844,973</text:p>
          </table:table-cell>
          <table:table-cell table:number-columns-repeated="56"/>
        </table:table-row>
        <table:table-row table:style-name="ro3">
          <table:table-cell table:style-name="ce9" table:formula="of:=[.A389]+1" office:value-type="float" office:value="388" calcext:value-type="float">
            <text:p>388</text:p>
          </table:table-cell>
          <table:table-cell table:style-name="ce15" table:formula="of:=RAND()*180" office:value-type="float" office:value="159.890243794187" calcext:value-type="float">
            <text:p>159.890243794187</text:p>
          </table:table-cell>
          <table:table-cell table:style-name="ce15" table:formula="of:=RAND()*180" office:value-type="float" office:value="80.2887502614692" calcext:value-type="float">
            <text:p>80.2887502614692</text:p>
          </table:table-cell>
          <table:table-cell table:style-name="ce15" table:formula="of:=RAND()*180" office:value-type="float" office:value="105.314624549928" calcext:value-type="float">
            <text:p>105.31462454992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90]*EXP([.C390]/180)-[.D390]/([.C390]^2))/180" office:value-type="float" office:value="1.38751441196439" calcext:value-type="float">
            <text:p>1.38751441196439</text:p>
          </table:table-cell>
          <table:table-cell table:style-name="ce22" table:formula="of:=0.01*([.B390]+[.B390]^2*0.1+[.C390]*[.D390])/([.C390]*[.D390]-[.B390])" office:value-type="float" office:value="0.0134671856356083" calcext:value-type="float">
            <text:p>0.01347</text:p>
          </table:table-cell>
          <table:table-cell table:style-name="ce27" office:value-type="string" calcext:value-type="string">
            <text:p>4,512,946,006</text:p>
          </table:table-cell>
          <table:table-cell table:number-columns-repeated="56"/>
        </table:table-row>
        <table:table-row table:style-name="ro3">
          <table:table-cell table:style-name="ce9" table:formula="of:=[.A390]+1" office:value-type="float" office:value="389" calcext:value-type="float">
            <text:p>389</text:p>
          </table:table-cell>
          <table:table-cell table:style-name="ce15" table:formula="of:=RAND()*180" office:value-type="float" office:value="147.047782710637" calcext:value-type="float">
            <text:p>147.047782710637</text:p>
          </table:table-cell>
          <table:table-cell table:style-name="ce15" table:formula="of:=RAND()*180" office:value-type="float" office:value="103.286477902479" calcext:value-type="float">
            <text:p>103.286477902479</text:p>
          </table:table-cell>
          <table:table-cell table:style-name="ce15" table:formula="of:=RAND()*180" office:value-type="float" office:value="103.914555780353" calcext:value-type="float">
            <text:p>103.91455578035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91]*EXP([.C391]/180)-[.D391]/([.C391]^2))/180" office:value-type="float" office:value="1.45001975753467" calcext:value-type="float">
            <text:p>1.45001975753467</text:p>
          </table:table-cell>
          <table:table-cell table:style-name="ce22" table:formula="of:=0.01*([.B391]+[.B391]^2*0.1+[.C391]*[.D391])/([.C391]*[.D391]-[.B391])" office:value-type="float" office:value="0.0123204411577845" calcext:value-type="float">
            <text:p>0.01232</text:p>
          </table:table-cell>
          <table:table-cell table:style-name="ce27" office:value-type="string" calcext:value-type="string">
            <text:p>4,540,047,039</text:p>
          </table:table-cell>
          <table:table-cell table:number-columns-repeated="56"/>
        </table:table-row>
        <table:table-row table:style-name="ro3">
          <table:table-cell table:style-name="ce9" table:formula="of:=[.A391]+1" office:value-type="float" office:value="390" calcext:value-type="float">
            <text:p>390</text:p>
          </table:table-cell>
          <table:table-cell table:style-name="ce15" table:formula="of:=RAND()*180" office:value-type="float" office:value="65.5465244396607" calcext:value-type="float">
            <text:p>65.5465244396607</text:p>
          </table:table-cell>
          <table:table-cell table:style-name="ce15" table:formula="of:=RAND()*180" office:value-type="float" office:value="156.716717079472" calcext:value-type="float">
            <text:p>156.716717079472</text:p>
          </table:table-cell>
          <table:table-cell table:style-name="ce15" table:formula="of:=RAND()*180" office:value-type="float" office:value="85.769446946187" calcext:value-type="float">
            <text:p>85.76944694618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92]*EXP([.C392]/180)-[.D392]/([.C392]^2))/180" office:value-type="float" office:value="0.869731668178707" calcext:value-type="float">
            <text:p>0.869731668178707</text:p>
          </table:table-cell>
          <table:table-cell table:style-name="ce22" table:formula="of:=0.01*([.B392]+[.B392]^2*0.1+[.C392]*[.D392])/([.C392]*[.D392]-[.B392])" office:value-type="float" office:value="0.0104192056130107" calcext:value-type="float">
            <text:p>0.01042</text:p>
          </table:table-cell>
          <table:table-cell table:style-name="ce27" office:value-type="string" calcext:value-type="string">
            <text:p>4,567,148,072</text:p>
          </table:table-cell>
          <table:table-cell table:number-columns-repeated="56"/>
        </table:table-row>
        <table:table-row table:style-name="ro3">
          <table:table-cell table:style-name="ce9" table:formula="of:=[.A392]+1" office:value-type="float" office:value="391" calcext:value-type="float">
            <text:p>391</text:p>
          </table:table-cell>
          <table:table-cell table:style-name="ce15" table:formula="of:=RAND()*180" office:value-type="float" office:value="40.679001809365" calcext:value-type="float">
            <text:p>40.679001809365</text:p>
          </table:table-cell>
          <table:table-cell table:style-name="ce15" table:formula="of:=RAND()*180" office:value-type="float" office:value="52.944134547166" calcext:value-type="float">
            <text:p>52.944134547166</text:p>
          </table:table-cell>
          <table:table-cell table:style-name="ce15" table:formula="of:=RAND()*180" office:value-type="float" office:value="156.968936151146" calcext:value-type="float">
            <text:p>156.96893615114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3]*EXP([.C393]/180)-[.D393]/([.C393]^2))/180" office:value-type="float" office:value="0.302965278246761" calcext:value-type="float">
            <text:p>0.302965278246761</text:p>
          </table:table-cell>
          <table:table-cell table:style-name="ce22" table:formula="of:=0.01*([.B393]+[.B393]^2*0.1+[.C393]*[.D393])/([.C393]*[.D393]-[.B393])" office:value-type="float" office:value="0.0102984751436764" calcext:value-type="float">
            <text:p>0.01030</text:p>
          </table:table-cell>
          <table:table-cell table:style-name="ce28" office:value-type="string" calcext:value-type="string">
            <text:p>4,594,249,105</text:p>
          </table:table-cell>
          <table:table-cell table:number-columns-repeated="56"/>
        </table:table-row>
        <table:table-row table:style-name="ro3">
          <table:table-cell table:style-name="ce9" table:formula="of:=[.A393]+1" office:value-type="float" office:value="392" calcext:value-type="float">
            <text:p>392</text:p>
          </table:table-cell>
          <table:table-cell table:style-name="ce15" table:formula="of:=RAND()*180" office:value-type="float" office:value="14.7647226533233" calcext:value-type="float">
            <text:p>14.7647226533233</text:p>
          </table:table-cell>
          <table:table-cell table:style-name="ce15" table:formula="of:=RAND()*180" office:value-type="float" office:value="15.4762131538914" calcext:value-type="float">
            <text:p>15.4762131538914</text:p>
          </table:table-cell>
          <table:table-cell table:style-name="ce15" table:formula="of:=RAND()*180" office:value-type="float" office:value="53.9650907543768" calcext:value-type="float">
            <text:p>53.965090754376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4]*EXP([.C394]/180)-[.D394]/([.C394]^2))/180" office:value-type="float" office:value="0.0881391005210494" calcext:value-type="float">
            <text:p>0.088139100521049</text:p>
          </table:table-cell>
          <table:table-cell table:style-name="ce22" table:formula="of:=0.01*([.B394]+[.B394]^2*0.1+[.C394]*[.D394])/([.C394]*[.D394]-[.B394])" office:value-type="float" office:value="0.0106256520030196" calcext:value-type="float">
            <text:p>0.01063</text:p>
          </table:table-cell>
          <table:table-cell table:style-name="ce28" office:value-type="string" calcext:value-type="string">
            <text:p>4,621,350,139</text:p>
          </table:table-cell>
          <table:table-cell table:number-columns-repeated="56"/>
        </table:table-row>
        <table:table-row table:style-name="ro3">
          <table:table-cell table:style-name="ce9" table:formula="of:=[.A394]+1" office:value-type="float" office:value="393" calcext:value-type="float">
            <text:p>393</text:p>
          </table:table-cell>
          <table:table-cell table:style-name="ce15" table:formula="of:=RAND()*180" office:value-type="float" office:value="174.601771749864" calcext:value-type="float">
            <text:p>174.601771749864</text:p>
          </table:table-cell>
          <table:table-cell table:style-name="ce15" table:formula="of:=RAND()*180" office:value-type="float" office:value="65.9753765729645" calcext:value-type="float">
            <text:p>65.9753765729645</text:p>
          </table:table-cell>
          <table:table-cell table:style-name="ce15" table:formula="of:=RAND()*180" office:value-type="float" office:value="89.3078891807747" calcext:value-type="float">
            <text:p>89.307889180774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5]*EXP([.C395]/180)-[.D395]/([.C395]^2))/180" office:value-type="float" office:value="1.39933812313849" calcext:value-type="float">
            <text:p>1.39933812313849</text:p>
          </table:table-cell>
          <table:table-cell table:style-name="ce22" table:formula="of:=0.01*([.B395]+[.B395]^2*0.1+[.C395]*[.D395])/([.C395]*[.D395]-[.B395])" office:value-type="float" office:value="0.0159427540327189" calcext:value-type="float">
            <text:p>0.01594</text:p>
          </table:table-cell>
          <table:table-cell table:style-name="ce28" office:value-type="string" calcext:value-type="string">
            <text:p>4,648,451,172</text:p>
          </table:table-cell>
          <table:table-cell table:number-columns-repeated="56"/>
        </table:table-row>
        <table:table-row table:style-name="ro3">
          <table:table-cell table:style-name="ce9" table:formula="of:=[.A395]+1" office:value-type="float" office:value="394" calcext:value-type="float">
            <text:p>394</text:p>
          </table:table-cell>
          <table:table-cell table:style-name="ce15" table:formula="of:=RAND()*180" office:value-type="float" office:value="139.207208147026" calcext:value-type="float">
            <text:p>139.207208147026</text:p>
          </table:table-cell>
          <table:table-cell table:style-name="ce15" table:formula="of:=RAND()*180" office:value-type="float" office:value="72.6945769035551" calcext:value-type="float">
            <text:p>72.6945769035551</text:p>
          </table:table-cell>
          <table:table-cell table:style-name="ce15" table:formula="of:=RAND()*180" office:value-type="float" office:value="170.25631213244" calcext:value-type="float">
            <text:p>170.2563121324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6]*EXP([.C396]/180)-[.D396]/([.C396]^2))/180" office:value-type="float" office:value="1.1580191150009" calcext:value-type="float">
            <text:p>1.1580191150009</text:p>
          </table:table-cell>
          <table:table-cell table:style-name="ce22" table:formula="of:=0.01*([.B396]+[.B396]^2*0.1+[.C396]*[.D396])/([.C396]*[.D396]-[.B396])" office:value-type="float" office:value="0.011811054942949" calcext:value-type="float">
            <text:p>0.01181</text:p>
          </table:table-cell>
          <table:table-cell table:style-name="ce28" office:value-type="string" calcext:value-type="string">
            <text:p>4,675,552,205</text:p>
          </table:table-cell>
          <table:table-cell table:number-columns-repeated="56"/>
        </table:table-row>
        <table:table-row table:style-name="ro3">
          <table:table-cell table:style-name="ce9" table:formula="of:=[.A396]+1" office:value-type="float" office:value="395" calcext:value-type="float">
            <text:p>395</text:p>
          </table:table-cell>
          <table:table-cell table:style-name="ce15" table:formula="of:=RAND()*180" office:value-type="float" office:value="71.645993303528" calcext:value-type="float">
            <text:p>71.645993303528</text:p>
          </table:table-cell>
          <table:table-cell table:style-name="ce15" table:formula="of:=RAND()*180" office:value-type="float" office:value="87.0917293502221" calcext:value-type="float">
            <text:p>87.0917293502221</text:p>
          </table:table-cell>
          <table:table-cell table:style-name="ce15" table:formula="of:=RAND()*180" office:value-type="float" office:value="124.808293397573" calcext:value-type="float">
            <text:p>124.80829339757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7]*EXP([.C397]/180)-[.D397]/([.C397]^2))/180" office:value-type="float" office:value="0.645636739245786" calcext:value-type="float">
            <text:p>0.645636739245786</text:p>
          </table:table-cell>
          <table:table-cell table:style-name="ce22" table:formula="of:=0.01*([.B397]+[.B397]^2*0.1+[.C397]*[.D397])/([.C397]*[.D397]-[.B397])" office:value-type="float" office:value="0.010608074898197" calcext:value-type="float">
            <text:p>0.01061</text:p>
          </table:table-cell>
          <table:table-cell table:style-name="ce28" office:value-type="string" calcext:value-type="string">
            <text:p>4,702,653,238</text:p>
          </table:table-cell>
          <table:table-cell table:number-columns-repeated="56"/>
        </table:table-row>
        <table:table-row table:style-name="ro3">
          <table:table-cell table:style-name="ce9" table:formula="of:=[.A397]+1" office:value-type="float" office:value="396" calcext:value-type="float">
            <text:p>396</text:p>
          </table:table-cell>
          <table:table-cell table:style-name="ce15" table:formula="of:=RAND()*180" office:value-type="float" office:value="75.3046570353191" calcext:value-type="float">
            <text:p>75.3046570353191</text:p>
          </table:table-cell>
          <table:table-cell table:style-name="ce15" table:formula="of:=RAND()*180" office:value-type="float" office:value="148.530270895672" calcext:value-type="float">
            <text:p>148.530270895672</text:p>
          </table:table-cell>
          <table:table-cell table:style-name="ce15" table:formula="of:=RAND()*180" office:value-type="float" office:value="171.9873293025" calcext:value-type="float">
            <text:p>171.987329302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8]*EXP([.C398]/180)-[.D398]/([.C398]^2))/180" office:value-type="float" office:value="0.954763071879965" calcext:value-type="float">
            <text:p>0.954763071879965</text:p>
          </table:table-cell>
          <table:table-cell table:style-name="ce22" table:formula="of:=0.01*([.B398]+[.B398]^2*0.1+[.C398]*[.D398])/([.C398]*[.D398]-[.B398])" office:value-type="float" office:value="0.0102817777341606" calcext:value-type="float">
            <text:p>0.01028</text:p>
          </table:table-cell>
          <table:table-cell table:style-name="ce28" office:value-type="string" calcext:value-type="string">
            <text:p>472,975,428</text:p>
          </table:table-cell>
          <table:table-cell table:number-columns-repeated="56"/>
        </table:table-row>
        <table:table-row table:style-name="ro3">
          <table:table-cell table:style-name="ce9" table:formula="of:=[.A398]+1" office:value-type="float" office:value="397" calcext:value-type="float">
            <text:p>397</text:p>
          </table:table-cell>
          <table:table-cell table:style-name="ce15" table:formula="of:=RAND()*180" office:value-type="float" office:value="5.35973735868358" calcext:value-type="float">
            <text:p>5.35973735868358</text:p>
          </table:table-cell>
          <table:table-cell table:style-name="ce15" table:formula="of:=RAND()*180" office:value-type="float" office:value="135.676555349034" calcext:value-type="float">
            <text:p>135.676555349034</text:p>
          </table:table-cell>
          <table:table-cell table:style-name="ce15" table:formula="of:=RAND()*180" office:value-type="float" office:value="68.9973355898649" calcext:value-type="float">
            <text:p>68.997335589864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9]*EXP([.C399]/180)-[.D399]/([.C399]^2))/180" office:value-type="float" office:value="0.0632530210331259" calcext:value-type="float">
            <text:p>0.063253021033126</text:p>
          </table:table-cell>
          <table:table-cell table:style-name="ce22" table:formula="of:=0.01*([.B399]+[.B399]^2*0.1+[.C399]*[.D399])/([.C399]*[.D399]-[.B399])" office:value-type="float" office:value="0.0100145278000316" calcext:value-type="float">
            <text:p>0.01001</text:p>
          </table:table-cell>
          <table:table-cell table:style-name="ce28" office:value-type="string" calcext:value-type="string">
            <text:p>4,756,855,304</text:p>
          </table:table-cell>
          <table:table-cell table:number-columns-repeated="56"/>
        </table:table-row>
        <table:table-row table:style-name="ro3">
          <table:table-cell table:style-name="ce9" table:formula="of:=[.A399]+1" office:value-type="float" office:value="398" calcext:value-type="float">
            <text:p>398</text:p>
          </table:table-cell>
          <table:table-cell table:style-name="ce15" table:formula="of:=RAND()*180" office:value-type="float" office:value="133.968259765822" calcext:value-type="float">
            <text:p>133.968259765822</text:p>
          </table:table-cell>
          <table:table-cell table:style-name="ce15" table:formula="of:=RAND()*180" office:value-type="float" office:value="117.509716987822" calcext:value-type="float">
            <text:p>117.509716987822</text:p>
          </table:table-cell>
          <table:table-cell table:style-name="ce15" table:formula="of:=RAND()*180" office:value-type="float" office:value="154.675726683482" calcext:value-type="float">
            <text:p>154.67572668348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0]*EXP([.C400]/180)-[.D400]/([.C400]^2))/180" office:value-type="float" office:value="1.42965661692154" calcext:value-type="float">
            <text:p>1.42965661692154</text:p>
          </table:table-cell>
          <table:table-cell table:style-name="ce22" table:formula="of:=0.01*([.B400]+[.B400]^2*0.1+[.C400]*[.D400])/([.C400]*[.D400]-[.B400])" office:value-type="float" office:value="0.0111432732994026" calcext:value-type="float">
            <text:p>0.01114</text:p>
          </table:table-cell>
          <table:table-cell table:style-name="ce24" office:value-type="float" office:value="28.668208630394" calcext:value-type="float">
            <text:p>29</text:p>
          </table:table-cell>
          <table:table-cell table:number-columns-repeated="56"/>
        </table:table-row>
        <table:table-row table:style-name="ro3">
          <table:table-cell table:style-name="ce9" table:formula="of:=[.A400]+1" office:value-type="float" office:value="399" calcext:value-type="float">
            <text:p>399</text:p>
          </table:table-cell>
          <table:table-cell table:style-name="ce15" table:formula="of:=RAND()*180" office:value-type="float" office:value="128.8229953818" calcext:value-type="float">
            <text:p>128.8229953818</text:p>
          </table:table-cell>
          <table:table-cell table:style-name="ce15" table:formula="of:=RAND()*180" office:value-type="float" office:value="157.131846958389" calcext:value-type="float">
            <text:p>157.131846958389</text:p>
          </table:table-cell>
          <table:table-cell table:style-name="ce15" table:formula="of:=RAND()*180" office:value-type="float" office:value="14.849650324721" calcext:value-type="float">
            <text:p>14.84965032472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1]*EXP([.C401]/180)-[.D401]/([.C401]^2))/180" office:value-type="float" office:value="1.71332381880793" calcext:value-type="float">
            <text:p>1.71332381880793</text:p>
          </table:table-cell>
          <table:table-cell table:style-name="ce22" table:formula="of:=0.01*([.B401]+[.B401]^2*0.1+[.C401]*[.D401])/([.C401]*[.D401]-[.B401])" office:value-type="float" office:value="0.0186965585232805" calcext:value-type="float">
            <text:p>0.01870</text:p>
          </table:table-cell>
          <table:table-cell table:style-name="ce24" office:value-type="float" office:value="29.0518653846154" calcext:value-type="float">
            <text:p>29</text:p>
          </table:table-cell>
          <table:table-cell table:number-columns-repeated="56"/>
        </table:table-row>
        <table:table-row table:style-name="ro3">
          <table:table-cell table:style-name="ce9" table:formula="of:=[.A401]+1" office:value-type="float" office:value="400" calcext:value-type="float">
            <text:p>400</text:p>
          </table:table-cell>
          <table:table-cell table:style-name="ce15" table:formula="of:=RAND()*180" office:value-type="float" office:value="156.477510695668" calcext:value-type="float">
            <text:p>156.477510695668</text:p>
          </table:table-cell>
          <table:table-cell table:style-name="ce15" table:formula="of:=RAND()*180" office:value-type="float" office:value="57.0440013767144" calcext:value-type="float">
            <text:p>57.0440013767144</text:p>
          </table:table-cell>
          <table:table-cell table:style-name="ce15" table:formula="of:=RAND()*180" office:value-type="float" office:value="96.9711729165619" calcext:value-type="float">
            <text:p>96.971172916561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2]*EXP([.C402]/180)-[.D402]/([.C402]^2))/180" office:value-type="float" office:value="1.19330627465675" calcext:value-type="float">
            <text:p>1.19330627465675</text:p>
          </table:table-cell>
          <table:table-cell table:style-name="ce22" table:formula="of:=0.01*([.B402]+[.B402]^2*0.1+[.C402]*[.D402])/([.C402]*[.D402]-[.B402])" office:value-type="float" office:value="0.0151374903091323" calcext:value-type="float">
            <text:p>0.01514</text:p>
          </table:table-cell>
          <table:table-cell table:style-name="ce24" office:value-type="float" office:value="29.4355221388368" calcext:value-type="float">
            <text:p>29</text:p>
          </table:table-cell>
          <table:table-cell table:number-columns-repeated="56"/>
        </table:table-row>
        <table:table-row table:style-name="ro3">
          <table:table-cell table:style-name="ce9" table:formula="of:=[.A402]+1" office:value-type="float" office:value="401" calcext:value-type="float">
            <text:p>401</text:p>
          </table:table-cell>
          <table:table-cell table:style-name="ce15" table:formula="of:=RAND()*180" office:value-type="float" office:value="54.1878906755978" calcext:value-type="float">
            <text:p>54.1878906755978</text:p>
          </table:table-cell>
          <table:table-cell table:style-name="ce15" table:formula="of:=RAND()*180" office:value-type="float" office:value="83.2525236775424" calcext:value-type="float">
            <text:p>83.2525236775424</text:p>
          </table:table-cell>
          <table:table-cell table:style-name="ce15" table:formula="of:=RAND()*180" office:value-type="float" office:value="126.027237356934" calcext:value-type="float">
            <text:p>126.02723735693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3]*EXP([.C403]/180)-[.D403]/([.C403]^2))/180" office:value-type="float" office:value="0.47797507660195" calcext:value-type="float">
            <text:p>0.47797507660195</text:p>
          </table:table-cell>
          <table:table-cell table:style-name="ce22" table:formula="of:=0.01*([.B403]+[.B403]^2*0.1+[.C403]*[.D403])/([.C403]*[.D403]-[.B403])" office:value-type="float" office:value="0.0103851431998992" calcext:value-type="float">
            <text:p>0.01039</text:p>
          </table:table-cell>
          <table:table-cell table:style-name="ce24" office:value-type="float" office:value="29.8191788930581" calcext:value-type="float">
            <text:p>30</text:p>
          </table:table-cell>
          <table:table-cell table:number-columns-repeated="56"/>
        </table:table-row>
        <table:table-row table:style-name="ro3">
          <table:table-cell table:style-name="ce9" table:formula="of:=[.A403]+1" office:value-type="float" office:value="402" calcext:value-type="float">
            <text:p>402</text:p>
          </table:table-cell>
          <table:table-cell table:style-name="ce15" table:formula="of:=RAND()*180" office:value-type="float" office:value="104.732029538105" calcext:value-type="float">
            <text:p>104.732029538105</text:p>
          </table:table-cell>
          <table:table-cell table:style-name="ce15" table:formula="of:=RAND()*180" office:value-type="float" office:value="142.92112031171" calcext:value-type="float">
            <text:p>142.92112031171</text:p>
          </table:table-cell>
          <table:table-cell table:style-name="ce15" table:formula="of:=RAND()*180" office:value-type="float" office:value="139.200985083449" calcext:value-type="float">
            <text:p>139.20098508344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4]*EXP([.C404]/180)-[.D404]/([.C404]^2))/180" office:value-type="float" office:value="1.28714289003739" calcext:value-type="float">
            <text:p>1.28714289003739</text:p>
          </table:table-cell>
          <table:table-cell table:style-name="ce22" table:formula="of:=0.01*([.B404]+[.B404]^2*0.1+[.C404]*[.D404])/([.C404]*[.D404]-[.B404])" office:value-type="float" office:value="0.0106601020541854" calcext:value-type="float">
            <text:p>0.01066</text:p>
          </table:table-cell>
          <table:table-cell table:style-name="ce24" office:value-type="float" office:value="30.2028356472795" calcext:value-type="float">
            <text:p>30</text:p>
          </table:table-cell>
          <table:table-cell table:number-columns-repeated="56"/>
        </table:table-row>
        <table:table-row table:style-name="ro3">
          <table:table-cell table:style-name="ce9" table:formula="of:=[.A404]+1" office:value-type="float" office:value="403" calcext:value-type="float">
            <text:p>403</text:p>
          </table:table-cell>
          <table:table-cell table:style-name="ce15" table:formula="of:=RAND()*180" office:value-type="float" office:value="26.3396963579837" calcext:value-type="float">
            <text:p>26.3396963579837</text:p>
          </table:table-cell>
          <table:table-cell table:style-name="ce15" table:formula="of:=RAND()*180" office:value-type="float" office:value="74.4284890166256" calcext:value-type="float">
            <text:p>74.4284890166256</text:p>
          </table:table-cell>
          <table:table-cell table:style-name="ce15" table:formula="of:=RAND()*180" office:value-type="float" office:value="97.8323177115681" calcext:value-type="float">
            <text:p>97.832317711568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5]*EXP([.C405]/180)-[.D405]/([.C405]^2))/180" office:value-type="float" office:value="0.221168240928612" calcext:value-type="float">
            <text:p>0.221168240928612</text:p>
          </table:table-cell>
          <table:table-cell table:style-name="ce22" table:formula="of:=0.01*([.B405]+[.B405]^2*0.1+[.C405]*[.D405])/([.C405]*[.D405]-[.B405])" office:value-type="float" office:value="0.0101682349571103" calcext:value-type="float">
            <text:p>0.01017</text:p>
          </table:table-cell>
          <table:table-cell table:style-name="ce24" office:value-type="float" office:value="30.5864924015009" calcext:value-type="float">
            <text:p>31</text:p>
          </table:table-cell>
          <table:table-cell table:number-columns-repeated="56"/>
        </table:table-row>
        <table:table-row table:style-name="ro3">
          <table:table-cell table:style-name="ce9" table:formula="of:=[.A405]+1" office:value-type="float" office:value="404" calcext:value-type="float">
            <text:p>404</text:p>
          </table:table-cell>
          <table:table-cell table:style-name="ce15" table:formula="of:=RAND()*180" office:value-type="float" office:value="160.158780622924" calcext:value-type="float">
            <text:p>160.158780622924</text:p>
          </table:table-cell>
          <table:table-cell table:style-name="ce15" table:formula="of:=RAND()*180" office:value-type="float" office:value="76.2437236983563" calcext:value-type="float">
            <text:p>76.2437236983563</text:p>
          </table:table-cell>
          <table:table-cell table:style-name="ce15" table:formula="of:=RAND()*180" office:value-type="float" office:value="171.71950201269" calcext:value-type="float">
            <text:p>171.7195020126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6]*EXP([.C406]/180)-[.D406]/([.C406]^2))/180" office:value-type="float" office:value="1.35888475736229" calcext:value-type="float">
            <text:p>1.35888475736229</text:p>
          </table:table-cell>
          <table:table-cell table:style-name="ce22" table:formula="of:=0.01*([.B406]+[.B406]^2*0.1+[.C406]*[.D406])/([.C406]*[.D406]-[.B406])" office:value-type="float" office:value="0.0122311454425191" calcext:value-type="float">
            <text:p>0.01223</text:p>
          </table:table-cell>
          <table:table-cell table:style-name="ce24" office:value-type="float" office:value="30.9701491557223" calcext:value-type="float">
            <text:p>31</text:p>
          </table:table-cell>
          <table:table-cell table:number-columns-repeated="56"/>
        </table:table-row>
        <table:table-row table:style-name="ro3">
          <table:table-cell table:style-name="ce9" table:formula="of:=[.A406]+1" office:value-type="float" office:value="405" calcext:value-type="float">
            <text:p>405</text:p>
          </table:table-cell>
          <table:table-cell table:style-name="ce15" table:formula="of:=RAND()*180" office:value-type="float" office:value="144.992249251933" calcext:value-type="float">
            <text:p>144.992249251933</text:p>
          </table:table-cell>
          <table:table-cell table:style-name="ce15" table:formula="of:=RAND()*180" office:value-type="float" office:value="85.3702411071153" calcext:value-type="float">
            <text:p>85.3702411071153</text:p>
          </table:table-cell>
          <table:table-cell table:style-name="ce15" table:formula="of:=RAND()*180" office:value-type="float" office:value="4.7390782637007" calcext:value-type="float">
            <text:p>4.739078263700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7]*EXP([.C407]/180)-[.D407]/([.C407]^2))/180" office:value-type="float" office:value="1.29433851177305" calcext:value-type="float">
            <text:p>1.29433851177305</text:p>
          </table:table-cell>
          <table:table-cell table:style-name="ce22" table:formula="of:=0.01*([.B407]+[.B407]^2*0.1+[.C407]*[.D407])/([.C407]*[.D407]-[.B407])" office:value-type="float" office:value="0.102157439945541" calcext:value-type="float">
            <text:p>0.10216</text:p>
          </table:table-cell>
          <table:table-cell table:style-name="ce24" office:value-type="float" office:value="31.3538059099437" calcext:value-type="float">
            <text:p>31</text:p>
          </table:table-cell>
          <table:table-cell table:number-columns-repeated="56"/>
        </table:table-row>
        <table:table-row table:style-name="ro3">
          <table:table-cell table:style-name="ce9" table:formula="of:=[.A407]+1" office:value-type="float" office:value="406" calcext:value-type="float">
            <text:p>406</text:p>
          </table:table-cell>
          <table:table-cell table:style-name="ce15" table:formula="of:=RAND()*180" office:value-type="float" office:value="19.503534657584" calcext:value-type="float">
            <text:p>19.503534657584</text:p>
          </table:table-cell>
          <table:table-cell table:style-name="ce15" table:formula="of:=RAND()*180" office:value-type="float" office:value="7.59425588155576" calcext:value-type="float">
            <text:p>7.59425588155576</text:p>
          </table:table-cell>
          <table:table-cell table:style-name="ce15" table:formula="of:=RAND()*180" office:value-type="float" office:value="15.8640998304738" calcext:value-type="float">
            <text:p>15.864099830473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08]*EXP([.C408]/180)-[.D408]/([.C408]^2))/180" office:value-type="float" office:value="0.111494048926956" calcext:value-type="float">
            <text:p>0.111494048926956</text:p>
          </table:table-cell>
          <table:table-cell table:style-name="ce22" table:formula="of:=0.01*([.B408]+[.B408]^2*0.1+[.C408]*[.D408])/([.C408]*[.D408]-[.B408])" office:value-type="float" office:value="0.0176303802179579" calcext:value-type="float">
            <text:p>0.01763</text:p>
          </table:table-cell>
          <table:table-cell table:style-name="ce25" office:value-type="float" office:value="31.7374626641651" calcext:value-type="float">
            <text:p>32</text:p>
          </table:table-cell>
          <table:table-cell table:number-columns-repeated="56"/>
        </table:table-row>
        <table:table-row table:style-name="ro3">
          <table:table-cell table:style-name="ce9" table:formula="of:=[.A408]+1" office:value-type="float" office:value="407" calcext:value-type="float">
            <text:p>407</text:p>
          </table:table-cell>
          <table:table-cell table:style-name="ce15" table:formula="of:=RAND()*180" office:value-type="float" office:value="165.651495360254" calcext:value-type="float">
            <text:p>165.651495360254</text:p>
          </table:table-cell>
          <table:table-cell table:style-name="ce15" table:formula="of:=RAND()*180" office:value-type="float" office:value="90.1027480529993" calcext:value-type="float">
            <text:p>90.1027480529993</text:p>
          </table:table-cell>
          <table:table-cell table:style-name="ce15" table:formula="of:=RAND()*180" office:value-type="float" office:value="75.7775867377643" calcext:value-type="float">
            <text:p>75.777586737764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09]*EXP([.C409]/180)-[.D409]/([.C409]^2))/180" office:value-type="float" office:value="1.51810974236855" calcext:value-type="float">
            <text:p>1.51810974236855</text:p>
          </table:table-cell>
          <table:table-cell table:style-name="ce22" table:formula="of:=0.01*([.B409]+[.B409]^2*0.1+[.C409]*[.D409])/([.C409]*[.D409]-[.B409])" office:value-type="float" office:value="0.0146161672616683" calcext:value-type="float">
            <text:p>0.01462</text:p>
          </table:table-cell>
          <table:table-cell table:style-name="ce25" office:value-type="float" office:value="32.1211194183865" calcext:value-type="float">
            <text:p>32</text:p>
          </table:table-cell>
          <table:table-cell table:number-columns-repeated="56"/>
        </table:table-row>
        <table:table-row table:style-name="ro3">
          <table:table-cell table:style-name="ce9" table:formula="of:=[.A409]+1" office:value-type="float" office:value="408" calcext:value-type="float">
            <text:p>408</text:p>
          </table:table-cell>
          <table:table-cell table:style-name="ce15" table:formula="of:=RAND()*180" office:value-type="float" office:value="42.6975526745357" calcext:value-type="float">
            <text:p>42.6975526745357</text:p>
          </table:table-cell>
          <table:table-cell table:style-name="ce15" table:formula="of:=RAND()*180" office:value-type="float" office:value="150.811561523562" calcext:value-type="float">
            <text:p>150.811561523562</text:p>
          </table:table-cell>
          <table:table-cell table:style-name="ce15" table:formula="of:=RAND()*180" office:value-type="float" office:value="20.9102691514077" calcext:value-type="float">
            <text:p>20.910269151407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0]*EXP([.C410]/180)-[.D410]/([.C410]^2))/180" office:value-type="float" office:value="0.548272663838566" calcext:value-type="float">
            <text:p>0.548272663838566</text:p>
          </table:table-cell>
          <table:table-cell table:style-name="ce22" table:formula="of:=0.01*([.B410]+[.B410]^2*0.1+[.C410]*[.D410])/([.C410]*[.D410]-[.B410])" office:value-type="float" office:value="0.0108605571079538" calcext:value-type="float">
            <text:p>0.01086</text:p>
          </table:table-cell>
          <table:table-cell table:style-name="ce25" office:value-type="float" office:value="32.5047761726079" calcext:value-type="float">
            <text:p>33</text:p>
          </table:table-cell>
          <table:table-cell table:number-columns-repeated="56"/>
        </table:table-row>
        <table:table-row table:style-name="ro3">
          <table:table-cell table:style-name="ce9" table:formula="of:=[.A410]+1" office:value-type="float" office:value="409" calcext:value-type="float">
            <text:p>409</text:p>
          </table:table-cell>
          <table:table-cell table:style-name="ce15" table:formula="of:=RAND()*180" office:value-type="float" office:value="109.718634819421" calcext:value-type="float">
            <text:p>109.718634819421</text:p>
          </table:table-cell>
          <table:table-cell table:style-name="ce15" table:formula="of:=RAND()*180" office:value-type="float" office:value="119.82063728951" calcext:value-type="float">
            <text:p>119.82063728951</text:p>
          </table:table-cell>
          <table:table-cell table:style-name="ce15" table:formula="of:=RAND()*180" office:value-type="float" office:value="159.622834325489" calcext:value-type="float">
            <text:p>159.62283432548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1]*EXP([.C411]/180)-[.D411]/([.C411]^2))/180" office:value-type="float" office:value="1.18599312111166" calcext:value-type="float">
            <text:p>1.18599312111166</text:p>
          </table:table-cell>
          <table:table-cell table:style-name="ce22" table:formula="of:=0.01*([.B411]+[.B411]^2*0.1+[.C411]*[.D411])/([.C411]*[.D411]-[.B411])" office:value-type="float" office:value="0.0107484359912545" calcext:value-type="float">
            <text:p>0.01075</text:p>
          </table:table-cell>
          <table:table-cell table:style-name="ce25" office:value-type="float" office:value="32.8884329268292" calcext:value-type="float">
            <text:p>33</text:p>
          </table:table-cell>
          <table:table-cell table:number-columns-repeated="56"/>
        </table:table-row>
        <table:table-row table:style-name="ro3">
          <table:table-cell table:style-name="ce9" table:formula="of:=[.A411]+1" office:value-type="float" office:value="410" calcext:value-type="float">
            <text:p>410</text:p>
          </table:table-cell>
          <table:table-cell table:style-name="ce15" table:formula="of:=RAND()*180" office:value-type="float" office:value="157.71220900991" calcext:value-type="float">
            <text:p>157.71220900991</text:p>
          </table:table-cell>
          <table:table-cell table:style-name="ce15" table:formula="of:=RAND()*180" office:value-type="float" office:value="126.081081974486" calcext:value-type="float">
            <text:p>126.081081974486</text:p>
          </table:table-cell>
          <table:table-cell table:style-name="ce15" table:formula="of:=RAND()*180" office:value-type="float" office:value="164.475231284959" calcext:value-type="float">
            <text:p>164.47523128495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2]*EXP([.C412]/180)-[.D412]/([.C412]^2))/180" office:value-type="float" office:value="1.76514519506017" calcext:value-type="float">
            <text:p>1.76514519506017</text:p>
          </table:table-cell>
          <table:table-cell table:style-name="ce22" table:formula="of:=0.01*([.B412]+[.B412]^2*0.1+[.C412]*[.D412])/([.C412]*[.D412]-[.B412])" office:value-type="float" office:value="0.0113619077766052" calcext:value-type="float">
            <text:p>0.01136</text:p>
          </table:table-cell>
          <table:table-cell table:style-name="ce25" office:value-type="float" office:value="33.2720896810506" calcext:value-type="float">
            <text:p>33</text:p>
          </table:table-cell>
          <table:table-cell table:number-columns-repeated="56"/>
        </table:table-row>
        <table:table-row table:style-name="ro3">
          <table:table-cell table:style-name="ce9" table:formula="of:=[.A412]+1" office:value-type="float" office:value="411" calcext:value-type="float">
            <text:p>411</text:p>
          </table:table-cell>
          <table:table-cell table:style-name="ce15" table:formula="of:=RAND()*180" office:value-type="float" office:value="163.439186839042" calcext:value-type="float">
            <text:p>163.439186839042</text:p>
          </table:table-cell>
          <table:table-cell table:style-name="ce15" table:formula="of:=RAND()*180" office:value-type="float" office:value="21.2855129967177" calcext:value-type="float">
            <text:p>21.2855129967177</text:p>
          </table:table-cell>
          <table:table-cell table:style-name="ce15" table:formula="of:=RAND()*180" office:value-type="float" office:value="41.3577181411273" calcext:value-type="float">
            <text:p>41.357718141127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3]*EXP([.C413]/180)-[.D413]/([.C413]^2))/180" office:value-type="float" office:value="1.02146781750772" calcext:value-type="float">
            <text:p>1.02146781750772</text:p>
          </table:table-cell>
          <table:table-cell table:style-name="ce22" table:formula="of:=0.01*([.B413]+[.B413]^2*0.1+[.C413]*[.D413])/([.C413]*[.D413]-[.B413])" office:value-type="float" office:value="0.0518216538240535" calcext:value-type="float">
            <text:p>0.05182</text:p>
          </table:table-cell>
          <table:table-cell table:style-name="ce25" office:value-type="float" office:value="33.655746435272" calcext:value-type="float">
            <text:p>34</text:p>
          </table:table-cell>
          <table:table-cell table:number-columns-repeated="56"/>
        </table:table-row>
        <table:table-row table:style-name="ro3">
          <table:table-cell table:style-name="ce9" table:formula="of:=[.A413]+1" office:value-type="float" office:value="412" calcext:value-type="float">
            <text:p>412</text:p>
          </table:table-cell>
          <table:table-cell table:style-name="ce15" table:formula="of:=RAND()*180" office:value-type="float" office:value="145.179848098348" calcext:value-type="float">
            <text:p>145.179848098348</text:p>
          </table:table-cell>
          <table:table-cell table:style-name="ce15" table:formula="of:=RAND()*180" office:value-type="float" office:value="6.32545097884005" calcext:value-type="float">
            <text:p>6.32545097884005</text:p>
          </table:table-cell>
          <table:table-cell table:style-name="ce15" table:formula="of:=RAND()*180" office:value-type="float" office:value="167.113637974651" calcext:value-type="float">
            <text:p>167.11363797465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4]*EXP([.C414]/180)-[.D414]/([.C414]^2))/180" office:value-type="float" office:value="0.812198413368921" calcext:value-type="float">
            <text:p>0.812198413368921</text:p>
          </table:table-cell>
          <table:table-cell table:style-name="ce22" table:formula="of:=0.01*([.B414]+[.B414]^2*0.1+[.C414]*[.D414])/([.C414]*[.D414]-[.B414])" office:value-type="float" office:value="0.0362979134263138" calcext:value-type="float">
            <text:p>0.03630</text:p>
          </table:table-cell>
          <table:table-cell table:style-name="ce25" office:value-type="float" office:value="34.0394031894934" calcext:value-type="float">
            <text:p>34</text:p>
          </table:table-cell>
          <table:table-cell table:number-columns-repeated="56"/>
        </table:table-row>
        <table:table-row table:style-name="ro3">
          <table:table-cell table:style-name="ce9" table:formula="of:=[.A414]+1" office:value-type="float" office:value="413" calcext:value-type="float">
            <text:p>413</text:p>
          </table:table-cell>
          <table:table-cell table:style-name="ce15" table:formula="of:=RAND()*180" office:value-type="float" office:value="40.8853706137647" calcext:value-type="float">
            <text:p>40.8853706137647</text:p>
          </table:table-cell>
          <table:table-cell table:style-name="ce15" table:formula="of:=RAND()*180" office:value-type="float" office:value="159.838676358981" calcext:value-type="float">
            <text:p>159.838676358981</text:p>
          </table:table-cell>
          <table:table-cell table:style-name="ce15" table:formula="of:=RAND()*180" office:value-type="float" office:value="36.5154107559084" calcext:value-type="float">
            <text:p>36.515410755908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5]*EXP([.C415]/180)-[.D415]/([.C415]^2))/180" office:value-type="float" office:value="0.55200052772758" calcext:value-type="float">
            <text:p>0.55200052772758</text:p>
          </table:table-cell>
          <table:table-cell table:style-name="ce22" table:formula="of:=0.01*([.B415]+[.B415]^2*0.1+[.C415]*[.D415])/([.C415]*[.D415]-[.B415])" office:value-type="float" office:value="0.0104295124713737" calcext:value-type="float">
            <text:p>0.01043</text:p>
          </table:table-cell>
          <table:table-cell table:style-name="ce25" office:value-type="float" office:value="34.4230599437148" calcext:value-type="float">
            <text:p>34</text:p>
          </table:table-cell>
          <table:table-cell table:number-columns-repeated="56"/>
        </table:table-row>
        <table:table-row table:style-name="ro3">
          <table:table-cell table:style-name="ce9" table:formula="of:=[.A415]+1" office:value-type="float" office:value="414" calcext:value-type="float">
            <text:p>414</text:p>
          </table:table-cell>
          <table:table-cell table:style-name="ce15" table:formula="of:=RAND()*180" office:value-type="float" office:value="58.4480874402543" calcext:value-type="float">
            <text:p>58.4480874402543</text:p>
          </table:table-cell>
          <table:table-cell table:style-name="ce15" table:formula="of:=RAND()*180" office:value-type="float" office:value="123.973062429209" calcext:value-type="float">
            <text:p>123.973062429209</text:p>
          </table:table-cell>
          <table:table-cell table:style-name="ce15" table:formula="of:=RAND()*180" office:value-type="float" office:value="54.2268588300498" calcext:value-type="float">
            <text:p>54.226858830049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16]*EXP([.C416]/180)-[.D416]/([.C416]^2))/180" office:value-type="float" office:value="0.646547270633717" calcext:value-type="float">
            <text:p>0.646547270633717</text:p>
          </table:table-cell>
          <table:table-cell table:style-name="ce22" table:formula="of:=0.01*([.B416]+[.B416]^2*0.1+[.C416]*[.D416])/([.C416]*[.D416]-[.B416])" office:value-type="float" office:value="0.0106880234336284" calcext:value-type="float">
            <text:p>0.01069</text:p>
          </table:table-cell>
          <table:table-cell table:style-name="ce26" office:value-type="float" office:value="34.8067166979362" calcext:value-type="float">
            <text:p>35</text:p>
          </table:table-cell>
          <table:table-cell table:number-columns-repeated="56"/>
        </table:table-row>
        <table:table-row table:style-name="ro3">
          <table:table-cell table:style-name="ce9" table:formula="of:=[.A416]+1" office:value-type="float" office:value="415" calcext:value-type="float">
            <text:p>415</text:p>
          </table:table-cell>
          <table:table-cell table:style-name="ce15" table:formula="of:=RAND()*180" office:value-type="float" office:value="140.708526635141" calcext:value-type="float">
            <text:p>140.708526635141</text:p>
          </table:table-cell>
          <table:table-cell table:style-name="ce15" table:formula="of:=RAND()*180" office:value-type="float" office:value="144.939446985218" calcext:value-type="float">
            <text:p>144.939446985218</text:p>
          </table:table-cell>
          <table:table-cell table:style-name="ce15" table:formula="of:=RAND()*180" office:value-type="float" office:value="48.2509720849659" calcext:value-type="float">
            <text:p>48.250972084965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17]*EXP([.C417]/180)-[.D417]/([.C417]^2))/180" office:value-type="float" office:value="1.74882750525094" calcext:value-type="float">
            <text:p>1.74882750525094</text:p>
          </table:table-cell>
          <table:table-cell table:style-name="ce22" table:formula="of:=0.01*([.B417]+[.B417]^2*0.1+[.C417]*[.D417])/([.C417]*[.D417]-[.B417])" office:value-type="float" office:value="0.013299846739694" calcext:value-type="float">
            <text:p>0.01330</text:p>
          </table:table-cell>
          <table:table-cell table:style-name="ce26" office:value-type="float" office:value="35.1903734521576" calcext:value-type="float">
            <text:p>35</text:p>
          </table:table-cell>
          <table:table-cell table:number-columns-repeated="56"/>
        </table:table-row>
        <table:table-row table:style-name="ro3">
          <table:table-cell table:style-name="ce9" table:formula="of:=[.A417]+1" office:value-type="float" office:value="416" calcext:value-type="float">
            <text:p>416</text:p>
          </table:table-cell>
          <table:table-cell table:style-name="ce15" table:formula="of:=RAND()*180" office:value-type="float" office:value="100.480180588964" calcext:value-type="float">
            <text:p>100.480180588964</text:p>
          </table:table-cell>
          <table:table-cell table:style-name="ce15" table:formula="of:=RAND()*180" office:value-type="float" office:value="67.3758931458637" calcext:value-type="float">
            <text:p>67.3758931458637</text:p>
          </table:table-cell>
          <table:table-cell table:style-name="ce15" table:formula="of:=RAND()*180" office:value-type="float" office:value="5.18007446478854" calcext:value-type="float">
            <text:p>5.1800744647885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18]*EXP([.C418]/180)-[.D418]/([.C418]^2))/180" office:value-type="float" office:value="0.811643849455029" calcext:value-type="float">
            <text:p>0.811643849455029</text:p>
          </table:table-cell>
          <table:table-cell table:style-name="ce22" table:formula="of:=0.01*([.B418]+[.B418]^2*0.1+[.C418]*[.D418])/([.C418]*[.D418]-[.B418])" office:value-type="float" office:value="0.0587095106600318" calcext:value-type="float">
            <text:p>0.05871</text:p>
          </table:table-cell>
          <table:table-cell table:style-name="ce26" office:value-type="float" office:value="35.574030206379" calcext:value-type="float">
            <text:p>36</text:p>
          </table:table-cell>
          <table:table-cell table:number-columns-repeated="56"/>
        </table:table-row>
        <table:table-row table:style-name="ro3">
          <table:table-cell table:style-name="ce9" table:formula="of:=[.A418]+1" office:value-type="float" office:value="417" calcext:value-type="float">
            <text:p>417</text:p>
          </table:table-cell>
          <table:table-cell table:style-name="ce15" table:formula="of:=RAND()*180" office:value-type="float" office:value="124.981396309959" calcext:value-type="float">
            <text:p>124.981396309959</text:p>
          </table:table-cell>
          <table:table-cell table:style-name="ce15" table:formula="of:=RAND()*180" office:value-type="float" office:value="44.7676907417412" calcext:value-type="float">
            <text:p>44.7676907417412</text:p>
          </table:table-cell>
          <table:table-cell table:style-name="ce15" table:formula="of:=RAND()*180" office:value-type="float" office:value="53.8717093779055" calcext:value-type="float">
            <text:p>53.871709377905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19]*EXP([.C419]/180)-[.D419]/([.C419]^2))/180" office:value-type="float" office:value="0.890252373594114" calcext:value-type="float">
            <text:p>0.890252373594114</text:p>
          </table:table-cell>
          <table:table-cell table:style-name="ce22" table:formula="of:=0.01*([.B419]+[.B419]^2*0.1+[.C419]*[.D419])/([.C419]*[.D419]-[.B419])" office:value-type="float" office:value="0.0179239666977769" calcext:value-type="float">
            <text:p>0.01792</text:p>
          </table:table-cell>
          <table:table-cell table:style-name="ce26" office:value-type="float" office:value="35.9576869606004" calcext:value-type="float">
            <text:p>36</text:p>
          </table:table-cell>
          <table:table-cell table:number-columns-repeated="56"/>
        </table:table-row>
        <table:table-row table:style-name="ro3">
          <table:table-cell table:style-name="ce9" table:formula="of:=[.A419]+1" office:value-type="float" office:value="418" calcext:value-type="float">
            <text:p>418</text:p>
          </table:table-cell>
          <table:table-cell table:style-name="ce15" table:formula="of:=RAND()*180" office:value-type="float" office:value="147.423178090399" calcext:value-type="float">
            <text:p>147.423178090399</text:p>
          </table:table-cell>
          <table:table-cell table:style-name="ce15" table:formula="of:=RAND()*180" office:value-type="float" office:value="17.2142341433663" calcext:value-type="float">
            <text:p>17.2142341433663</text:p>
          </table:table-cell>
          <table:table-cell table:style-name="ce15" table:formula="of:=RAND()*180" office:value-type="float" office:value="24.2245916987301" calcext:value-type="float">
            <text:p>24.224591698730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20]*EXP([.C420]/180)-[.D420]/([.C420]^2))/180" office:value-type="float" office:value="0.900757616639462" calcext:value-type="float">
            <text:p>0.900757616639462</text:p>
          </table:table-cell>
          <table:table-cell table:style-name="ce22" table:formula="of:=0.01*([.B420]+[.B420]^2*0.1+[.C420]*[.D420])/([.C420]*[.D420]-[.B420])" office:value-type="float" office:value="0.101555881109497" calcext:value-type="float">
            <text:p>0.10156</text:p>
          </table:table-cell>
          <table:table-cell table:style-name="ce26" office:value-type="float" office:value="36.3413437148217" calcext:value-type="float">
            <text:p>36</text:p>
          </table:table-cell>
          <table:table-cell table:number-columns-repeated="56"/>
        </table:table-row>
        <table:table-row table:style-name="ro3">
          <table:table-cell table:style-name="ce9" table:formula="of:=[.A420]+1" office:value-type="float" office:value="419" calcext:value-type="float">
            <text:p>419</text:p>
          </table:table-cell>
          <table:table-cell table:style-name="ce15" table:formula="of:=RAND()*180" office:value-type="float" office:value="49.834973522899" calcext:value-type="float">
            <text:p>49.834973522899</text:p>
          </table:table-cell>
          <table:table-cell table:style-name="ce15" table:formula="of:=RAND()*180" office:value-type="float" office:value="18.5680778228824" calcext:value-type="float">
            <text:p>18.5680778228824</text:p>
          </table:table-cell>
          <table:table-cell table:style-name="ce15" table:formula="of:=RAND()*180" office:value-type="float" office:value="98.7138022865871" calcext:value-type="float">
            <text:p>98.713802286587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21]*EXP([.C421]/180)-[.D421]/([.C421]^2))/180" office:value-type="float" office:value="0.305355237766629" calcext:value-type="float">
            <text:p>0.305355237766629</text:p>
          </table:table-cell>
          <table:table-cell table:style-name="ce22" table:formula="of:=0.01*([.B421]+[.B421]^2*0.1+[.C421]*[.D421])/([.C421]*[.D421]-[.B421])" office:value-type="float" office:value="0.0119517931825377" calcext:value-type="float">
            <text:p>0.01195</text:p>
          </table:table-cell>
          <table:table-cell table:style-name="ce26" office:value-type="float" office:value="36.7250004690431" calcext:value-type="float">
            <text:p>37</text:p>
          </table:table-cell>
          <table:table-cell table:number-columns-repeated="56"/>
        </table:table-row>
        <table:table-row table:style-name="ro3">
          <table:table-cell table:style-name="ce9" table:formula="of:=[.A421]+1" office:value-type="float" office:value="420" calcext:value-type="float">
            <text:p>420</text:p>
          </table:table-cell>
          <table:table-cell table:style-name="ce15" table:formula="of:=RAND()*180" office:value-type="float" office:value="75.9379269143922" calcext:value-type="float">
            <text:p>75.9379269143922</text:p>
          </table:table-cell>
          <table:table-cell table:style-name="ce15" table:formula="of:=RAND()*180" office:value-type="float" office:value="40.7324109946932" calcext:value-type="float">
            <text:p>40.7324109946932</text:p>
          </table:table-cell>
          <table:table-cell table:style-name="ce15" table:formula="of:=RAND()*180" office:value-type="float" office:value="64.3661957289953" calcext:value-type="float">
            <text:p>64.366195728995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22]*EXP([.C422]/180)-[.D422]/([.C422]^2))/180" office:value-type="float" office:value="0.528793688607668" calcext:value-type="float">
            <text:p>0.528793688607668</text:p>
          </table:table-cell>
          <table:table-cell table:style-name="ce22" table:formula="of:=0.01*([.B422]+[.B422]^2*0.1+[.C422]*[.D422])/([.C422]*[.D422]-[.B422])" office:value-type="float" office:value="0.0128616455725824" calcext:value-type="float">
            <text:p>0.01286</text:p>
          </table:table-cell>
          <table:table-cell table:style-name="ce26" office:value-type="float" office:value="37.1086572232645" calcext:value-type="float">
            <text:p>37</text:p>
          </table:table-cell>
          <table:table-cell table:number-columns-repeated="56"/>
        </table:table-row>
        <table:table-row table:style-name="ro3">
          <table:table-cell table:style-name="ce9" table:formula="of:=[.A422]+1" office:value-type="float" office:value="421" calcext:value-type="float">
            <text:p>421</text:p>
          </table:table-cell>
          <table:table-cell table:style-name="ce15" table:formula="of:=RAND()*180" office:value-type="float" office:value="52.532331769203" calcext:value-type="float">
            <text:p>52.532331769203</text:p>
          </table:table-cell>
          <table:table-cell table:style-name="ce15" table:formula="of:=RAND()*180" office:value-type="float" office:value="26.5258600003011" calcext:value-type="float">
            <text:p>26.5258600003011</text:p>
          </table:table-cell>
          <table:table-cell table:style-name="ce15" table:formula="of:=RAND()*180" office:value-type="float" office:value="65.7307137078389" calcext:value-type="float">
            <text:p>65.730713707838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23]*EXP([.C423]/180)-[.D423]/([.C423]^2))/180" office:value-type="float" office:value="0.337666031853446" calcext:value-type="float">
            <text:p>0.337666031853446</text:p>
          </table:table-cell>
          <table:table-cell table:style-name="ce22" table:formula="of:=0.01*([.B423]+[.B423]^2*0.1+[.C423]*[.D423])/([.C423]*[.D423]-[.B423])" office:value-type="float" office:value="0.0122532358456471" calcext:value-type="float">
            <text:p>0.01225</text:p>
          </table:table-cell>
          <table:table-cell table:style-name="ce26" office:value-type="float" office:value="37.4923139774859" calcext:value-type="float">
            <text:p>37</text:p>
          </table:table-cell>
          <table:table-cell table:number-columns-repeated="56"/>
        </table:table-row>
        <table:table-row table:style-name="ro3">
          <table:table-cell table:style-name="ce9" table:formula="of:=[.A423]+1" office:value-type="float" office:value="422" calcext:value-type="float">
            <text:p>422</text:p>
          </table:table-cell>
          <table:table-cell table:style-name="ce15" table:formula="of:=RAND()*180" office:value-type="float" office:value="103.363455335659" calcext:value-type="float">
            <text:p>103.363455335659</text:p>
          </table:table-cell>
          <table:table-cell table:style-name="ce15" table:formula="of:=RAND()*180" office:value-type="float" office:value="40.9403053417355" calcext:value-type="float">
            <text:p>40.9403053417355</text:p>
          </table:table-cell>
          <table:table-cell table:style-name="ce15" table:formula="of:=RAND()*180" office:value-type="float" office:value="156.350423427618" calcext:value-type="float">
            <text:p>156.35042342761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4]*EXP([.C424]/180)-[.D424]/([.C424]^2))/180" office:value-type="float" office:value="0.720378600919609" calcext:value-type="float">
            <text:p>0.720378600919609</text:p>
          </table:table-cell>
          <table:table-cell table:style-name="ce22" table:formula="of:=0.01*([.B424]+[.B424]^2*0.1+[.C424]*[.D424])/([.C424]*[.D424]-[.B424])" office:value-type="float" office:value="0.0120247602287965" calcext:value-type="float">
            <text:p>0.01202</text:p>
          </table:table-cell>
          <table:table-cell table:style-name="ce27" office:value-type="float" office:value="37.8759707317073" calcext:value-type="float">
            <text:p>38</text:p>
          </table:table-cell>
          <table:table-cell table:number-columns-repeated="56"/>
        </table:table-row>
        <table:table-row table:style-name="ro3">
          <table:table-cell table:style-name="ce9" table:formula="of:=[.A424]+1" office:value-type="float" office:value="423" calcext:value-type="float">
            <text:p>423</text:p>
          </table:table-cell>
          <table:table-cell table:style-name="ce15" table:formula="of:=RAND()*180" office:value-type="float" office:value="23.4171064605778" calcext:value-type="float">
            <text:p>23.4171064605778</text:p>
          </table:table-cell>
          <table:table-cell table:style-name="ce15" table:formula="of:=RAND()*180" office:value-type="float" office:value="66.0225463241643" calcext:value-type="float">
            <text:p>66.0225463241643</text:p>
          </table:table-cell>
          <table:table-cell table:style-name="ce15" table:formula="of:=RAND()*180" office:value-type="float" office:value="47.0513133396648" calcext:value-type="float">
            <text:p>47.051313339664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5]*EXP([.C425]/180)-[.D425]/([.C425]^2))/180" office:value-type="float" office:value="0.187679868550695" calcext:value-type="float">
            <text:p>0.187679868550695</text:p>
          </table:table-cell>
          <table:table-cell table:style-name="ce22" table:formula="of:=0.01*([.B425]+[.B425]^2*0.1+[.C425]*[.D425])/([.C425]*[.D425]-[.B425])" office:value-type="float" office:value="0.0103297739138478" calcext:value-type="float">
            <text:p>0.01033</text:p>
          </table:table-cell>
          <table:table-cell table:style-name="ce27" office:value-type="float" office:value="38.2596274859287" calcext:value-type="float">
            <text:p>38</text:p>
          </table:table-cell>
          <table:table-cell table:number-columns-repeated="56"/>
        </table:table-row>
        <table:table-row table:style-name="ro3">
          <table:table-cell table:style-name="ce9" table:formula="of:=[.A425]+1" office:value-type="float" office:value="424" calcext:value-type="float">
            <text:p>424</text:p>
          </table:table-cell>
          <table:table-cell table:style-name="ce15" table:formula="of:=RAND()*180" office:value-type="float" office:value="159.413585281552" calcext:value-type="float">
            <text:p>159.413585281552</text:p>
          </table:table-cell>
          <table:table-cell table:style-name="ce15" table:formula="of:=RAND()*180" office:value-type="float" office:value="135.665193935605" calcext:value-type="float">
            <text:p>135.665193935605</text:p>
          </table:table-cell>
          <table:table-cell table:style-name="ce15" table:formula="of:=RAND()*180" office:value-type="float" office:value="148.871443183079" calcext:value-type="float">
            <text:p>148.87144318307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6]*EXP([.C426]/180)-[.D426]/([.C426]^2))/180" office:value-type="float" office:value="1.88177744871511" calcext:value-type="float">
            <text:p>1.88177744871511</text:p>
          </table:table-cell>
          <table:table-cell table:style-name="ce22" table:formula="of:=0.01*([.B426]+[.B426]^2*0.1+[.C426]*[.D426])/([.C426]*[.D426]-[.B426])" office:value-type="float" office:value="0.0114273889450119" calcext:value-type="float">
            <text:p>0.01143</text:p>
          </table:table-cell>
          <table:table-cell table:style-name="ce27" office:value-type="float" office:value="38.6432842401501" calcext:value-type="float">
            <text:p>39</text:p>
          </table:table-cell>
          <table:table-cell table:number-columns-repeated="56"/>
        </table:table-row>
        <table:table-row table:style-name="ro3">
          <table:table-cell table:style-name="ce9" table:formula="of:=[.A426]+1" office:value-type="float" office:value="425" calcext:value-type="float">
            <text:p>425</text:p>
          </table:table-cell>
          <table:table-cell table:style-name="ce15" table:formula="of:=RAND()*180" office:value-type="float" office:value="53.4289480953495" calcext:value-type="float">
            <text:p>53.4289480953495</text:p>
          </table:table-cell>
          <table:table-cell table:style-name="ce15" table:formula="of:=RAND()*180" office:value-type="float" office:value="103.550648589922" calcext:value-type="float">
            <text:p>103.550648589922</text:p>
          </table:table-cell>
          <table:table-cell table:style-name="ce15" table:formula="of:=RAND()*180" office:value-type="float" office:value="91.5858065747849" calcext:value-type="float">
            <text:p>91.585806574784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7]*EXP([.C427]/180)-[.D427]/([.C427]^2))/180" office:value-type="float" office:value="0.52760219089132" calcext:value-type="float">
            <text:p>0.52760219089132</text:p>
          </table:table-cell>
          <table:table-cell table:style-name="ce22" table:formula="of:=0.01*([.B427]+[.B427]^2*0.1+[.C427]*[.D427])/([.C427]*[.D427]-[.B427])" office:value-type="float" office:value="0.0104160222383429" calcext:value-type="float">
            <text:p>0.01042</text:p>
          </table:table-cell>
          <table:table-cell table:style-name="ce27" office:value-type="float" office:value="39.0269409943715" calcext:value-type="float">
            <text:p>39</text:p>
          </table:table-cell>
          <table:table-cell table:number-columns-repeated="56"/>
        </table:table-row>
        <table:table-row table:style-name="ro3">
          <table:table-cell table:style-name="ce9" table:formula="of:=[.A427]+1" office:value-type="float" office:value="426" calcext:value-type="float">
            <text:p>426</text:p>
          </table:table-cell>
          <table:table-cell table:style-name="ce15" table:formula="of:=RAND()*180" office:value-type="float" office:value="155.025641216872" calcext:value-type="float">
            <text:p>155.025641216872</text:p>
          </table:table-cell>
          <table:table-cell table:style-name="ce15" table:formula="of:=RAND()*180" office:value-type="float" office:value="83.0471096490081" calcext:value-type="float">
            <text:p>83.0471096490081</text:p>
          </table:table-cell>
          <table:table-cell table:style-name="ce15" table:formula="of:=RAND()*180" office:value-type="float" office:value="64.0222554608293" calcext:value-type="float">
            <text:p>64.022255460829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8]*EXP([.C428]/180)-[.D428]/([.C428]^2))/180" office:value-type="float" office:value="1.36611201654552" calcext:value-type="float">
            <text:p>1.36611201654552</text:p>
          </table:table-cell>
          <table:table-cell table:style-name="ce22" table:formula="of:=0.01*([.B428]+[.B428]^2*0.1+[.C428]*[.D428])/([.C428]*[.D428]-[.B428])" office:value-type="float" office:value="0.0152565509057812" calcext:value-type="float">
            <text:p>0.01526</text:p>
          </table:table-cell>
          <table:table-cell table:style-name="ce27" office:value-type="float" office:value="39.4105977485928" calcext:value-type="float">
            <text:p>39</text:p>
          </table:table-cell>
          <table:table-cell table:number-columns-repeated="56"/>
        </table:table-row>
        <table:table-row table:style-name="ro3">
          <table:table-cell table:style-name="ce9" table:formula="of:=[.A428]+1" office:value-type="float" office:value="427" calcext:value-type="float">
            <text:p>427</text:p>
          </table:table-cell>
          <table:table-cell table:style-name="ce15" table:formula="of:=RAND()*180" office:value-type="float" office:value="88.8453173366987" calcext:value-type="float">
            <text:p>88.8453173366987</text:p>
          </table:table-cell>
          <table:table-cell table:style-name="ce15" table:formula="of:=RAND()*180" office:value-type="float" office:value="164.58978640256" calcext:value-type="float">
            <text:p>164.58978640256</text:p>
          </table:table-cell>
          <table:table-cell table:style-name="ce15" table:formula="of:=RAND()*180" office:value-type="float" office:value="122.701918299292" calcext:value-type="float">
            <text:p>122.70191829929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9]*EXP([.C429]/180)-[.D429]/([.C429]^2))/180" office:value-type="float" office:value="1.23159154249668" calcext:value-type="float">
            <text:p>1.23159154249668</text:p>
          </table:table-cell>
          <table:table-cell table:style-name="ce22" table:formula="of:=0.01*([.B429]+[.B429]^2*0.1+[.C429]*[.D429])/([.C429]*[.D429]-[.B429])" office:value-type="float" office:value="0.0104809554506786" calcext:value-type="float">
            <text:p>0.01048</text:p>
          </table:table-cell>
          <table:table-cell table:style-name="ce27" office:value-type="float" office:value="39.7942545028142" calcext:value-type="float">
            <text:p>40</text:p>
          </table:table-cell>
          <table:table-cell table:number-columns-repeated="56"/>
        </table:table-row>
        <table:table-row table:style-name="ro3">
          <table:table-cell table:style-name="ce9" table:formula="of:=[.A429]+1" office:value-type="float" office:value="428" calcext:value-type="float">
            <text:p>428</text:p>
          </table:table-cell>
          <table:table-cell table:style-name="ce15" table:formula="of:=RAND()*180" office:value-type="float" office:value="24.6846159790939" calcext:value-type="float">
            <text:p>24.6846159790939</text:p>
          </table:table-cell>
          <table:table-cell table:style-name="ce15" table:formula="of:=RAND()*180" office:value-type="float" office:value="158.361527852393" calcext:value-type="float">
            <text:p>158.361527852393</text:p>
          </table:table-cell>
          <table:table-cell table:style-name="ce15" table:formula="of:=RAND()*180" office:value-type="float" office:value="64.2139569394877" calcext:value-type="float">
            <text:p>64.213956939487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30]*EXP([.C430]/180)-[.D430]/([.C430]^2))/180" office:value-type="float" office:value="0.330538080386837" calcext:value-type="float">
            <text:p>0.330538080386837</text:p>
          </table:table-cell>
          <table:table-cell table:style-name="ce22" table:formula="of:=0.01*([.B430]+[.B430]^2*0.1+[.C430]*[.D430])/([.C430]*[.D430]-[.B430])" office:value-type="float" office:value="0.0101087328551293" calcext:value-type="float">
            <text:p>0.01011</text:p>
          </table:table-cell>
          <table:table-cell table:style-name="ce27" office:value-type="float" office:value="40.1779112570356" calcext:value-type="float">
            <text:p>40</text:p>
          </table:table-cell>
          <table:table-cell table:number-columns-repeated="56"/>
        </table:table-row>
        <table:table-row table:style-name="ro3">
          <table:table-cell table:style-name="ce9" table:formula="of:=[.A430]+1" office:value-type="float" office:value="429" calcext:value-type="float">
            <text:p>429</text:p>
          </table:table-cell>
          <table:table-cell table:style-name="ce15" table:formula="of:=RAND()*180" office:value-type="float" office:value="161.36902792692" calcext:value-type="float">
            <text:p>161.36902792692</text:p>
          </table:table-cell>
          <table:table-cell table:style-name="ce15" table:formula="of:=RAND()*180" office:value-type="float" office:value="109.963662173974" calcext:value-type="float">
            <text:p>109.963662173974</text:p>
          </table:table-cell>
          <table:table-cell table:style-name="ce15" table:formula="of:=RAND()*180" office:value-type="float" office:value="87.4061222536" calcext:value-type="float">
            <text:p>87.406122253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31]*EXP([.C431]/180)-[.D431]/([.C431]^2))/180" office:value-type="float" office:value="1.65139751338836" calcext:value-type="float">
            <text:p>1.65139751338836</text:p>
          </table:table-cell>
          <table:table-cell table:style-name="ce22" table:formula="of:=0.01*([.B431]+[.B431]^2*0.1+[.C431]*[.D431])/([.C431]*[.D431]-[.B431])" office:value-type="float" office:value="0.0130970313726711" calcext:value-type="float">
            <text:p>0.01310</text:p>
          </table:table-cell>
          <table:table-cell table:style-name="ce27" office:value-type="float" office:value="40.561568011257" calcext:value-type="float">
            <text:p>41</text:p>
          </table:table-cell>
          <table:table-cell table:number-columns-repeated="56"/>
        </table:table-row>
        <table:table-row table:style-name="ro3">
          <table:table-cell table:style-name="ce9" table:formula="of:=[.A431]+1" office:value-type="float" office:value="430" calcext:value-type="float">
            <text:p>430</text:p>
          </table:table-cell>
          <table:table-cell table:style-name="ce15" table:formula="of:=RAND()*180" office:value-type="float" office:value="73.0617607380783" calcext:value-type="float">
            <text:p>73.0617607380783</text:p>
          </table:table-cell>
          <table:table-cell table:style-name="ce15" table:formula="of:=RAND()*180" office:value-type="float" office:value="100.682642797267" calcext:value-type="float">
            <text:p>100.682642797267</text:p>
          </table:table-cell>
          <table:table-cell table:style-name="ce15" table:formula="of:=RAND()*180" office:value-type="float" office:value="89.0025947288786" calcext:value-type="float">
            <text:p>89.002594728878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2]*EXP([.C432]/180)-[.D432]/([.C432]^2))/180" office:value-type="float" office:value="0.71008371684375" calcext:value-type="float">
            <text:p>0.71008371684375</text:p>
          </table:table-cell>
          <table:table-cell table:style-name="ce22" table:formula="of:=0.01*([.B432]+[.B432]^2*0.1+[.C432]*[.D432])/([.C432]*[.D432]-[.B432])" office:value-type="float" office:value="0.0107649967098437" calcext:value-type="float">
            <text:p>0.01076</text:p>
          </table:table-cell>
          <table:table-cell table:style-name="ce28" office:value-type="float" office:value="40.9452247654784" calcext:value-type="float">
            <text:p>41</text:p>
          </table:table-cell>
          <table:table-cell table:number-columns-repeated="56"/>
        </table:table-row>
        <table:table-row table:style-name="ro3">
          <table:table-cell table:style-name="ce9" table:formula="of:=[.A432]+1" office:value-type="float" office:value="431" calcext:value-type="float">
            <text:p>431</text:p>
          </table:table-cell>
          <table:table-cell table:style-name="ce15" table:formula="of:=RAND()*180" office:value-type="float" office:value="18.0259491953911" calcext:value-type="float">
            <text:p>18.0259491953911</text:p>
          </table:table-cell>
          <table:table-cell table:style-name="ce15" table:formula="of:=RAND()*180" office:value-type="float" office:value="47.5033972753543" calcext:value-type="float">
            <text:p>47.5033972753543</text:p>
          </table:table-cell>
          <table:table-cell table:style-name="ce15" table:formula="of:=RAND()*180" office:value-type="float" office:value="82.7424393693358" calcext:value-type="float">
            <text:p>82.742439369335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3]*EXP([.C433]/180)-[.D433]/([.C433]^2))/180" office:value-type="float" office:value="0.130184802799589" calcext:value-type="float">
            <text:p>0.130184802799589</text:p>
          </table:table-cell>
          <table:table-cell table:style-name="ce22" table:formula="of:=0.01*([.B433]+[.B433]^2*0.1+[.C433]*[.D433])/([.C433]*[.D433]-[.B433])" office:value-type="float" office:value="0.0101751949254334" calcext:value-type="float">
            <text:p>0.01018</text:p>
          </table:table-cell>
          <table:table-cell table:style-name="ce28" office:value-type="float" office:value="41.3288815196998" calcext:value-type="float">
            <text:p>41</text:p>
          </table:table-cell>
          <table:table-cell table:number-columns-repeated="56"/>
        </table:table-row>
        <table:table-row table:style-name="ro3">
          <table:table-cell table:style-name="ce9" table:formula="of:=[.A433]+1" office:value-type="float" office:value="432" calcext:value-type="float">
            <text:p>432</text:p>
          </table:table-cell>
          <table:table-cell table:style-name="ce15" table:formula="of:=RAND()*180" office:value-type="float" office:value="78.5774043867447" calcext:value-type="float">
            <text:p>78.5774043867447</text:p>
          </table:table-cell>
          <table:table-cell table:style-name="ce15" table:formula="of:=RAND()*180" office:value-type="float" office:value="31.2796658312104" calcext:value-type="float">
            <text:p>31.2796658312104</text:p>
          </table:table-cell>
          <table:table-cell table:style-name="ce15" table:formula="of:=RAND()*180" office:value-type="float" office:value="50.0522430990438" calcext:value-type="float">
            <text:p>50.052243099043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4]*EXP([.C434]/180)-[.D434]/([.C434]^2))/180" office:value-type="float" office:value="0.519107608495251" calcext:value-type="float">
            <text:p>0.519107608495251</text:p>
          </table:table-cell>
          <table:table-cell table:style-name="ce22" table:formula="of:=0.01*([.B434]+[.B434]^2*0.1+[.C434]*[.D434])/([.C434]*[.D434]-[.B434])" office:value-type="float" office:value="0.0152089764845256" calcext:value-type="float">
            <text:p>0.01521</text:p>
          </table:table-cell>
          <table:table-cell table:style-name="ce28" office:value-type="float" office:value="41.7125382739212" calcext:value-type="float">
            <text:p>42</text:p>
          </table:table-cell>
          <table:table-cell table:number-columns-repeated="56"/>
        </table:table-row>
        <table:table-row table:style-name="ro3">
          <table:table-cell table:style-name="ce9" table:formula="of:=[.A434]+1" office:value-type="float" office:value="433" calcext:value-type="float">
            <text:p>433</text:p>
          </table:table-cell>
          <table:table-cell table:style-name="ce15" table:formula="of:=RAND()*180" office:value-type="float" office:value="119.003732340113" calcext:value-type="float">
            <text:p>119.003732340113</text:p>
          </table:table-cell>
          <table:table-cell table:style-name="ce15" table:formula="of:=RAND()*180" office:value-type="float" office:value="161.079271489895" calcext:value-type="float">
            <text:p>161.079271489895</text:p>
          </table:table-cell>
          <table:table-cell table:style-name="ce15" table:formula="of:=RAND()*180" office:value-type="float" office:value="32.108618209691" calcext:value-type="float">
            <text:p>32.10861820969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5]*EXP([.C435]/180)-[.D435]/([.C435]^2))/180" office:value-type="float" office:value="1.61781843724722" calcext:value-type="float">
            <text:p>1.61781843724722</text:p>
          </table:table-cell>
          <table:table-cell table:style-name="ce22" table:formula="of:=0.01*([.B435]+[.B435]^2*0.1+[.C435]*[.D435])/([.C435]*[.D435]-[.B435])" office:value-type="float" office:value="0.0132736726107737" calcext:value-type="float">
            <text:p>0.01327</text:p>
          </table:table-cell>
          <table:table-cell table:style-name="ce28" office:value-type="float" office:value="42.0961950281426" calcext:value-type="float">
            <text:p>42</text:p>
          </table:table-cell>
          <table:table-cell table:number-columns-repeated="56"/>
        </table:table-row>
        <table:table-row table:style-name="ro3">
          <table:table-cell table:style-name="ce9" table:formula="of:=[.A435]+1" office:value-type="float" office:value="434" calcext:value-type="float">
            <text:p>434</text:p>
          </table:table-cell>
          <table:table-cell table:style-name="ce15" table:formula="of:=RAND()*180" office:value-type="float" office:value="107.857878479351" calcext:value-type="float">
            <text:p>107.857878479351</text:p>
          </table:table-cell>
          <table:table-cell table:style-name="ce15" table:formula="of:=RAND()*180" office:value-type="float" office:value="179.749363719298" calcext:value-type="float">
            <text:p>179.749363719298</text:p>
          </table:table-cell>
          <table:table-cell table:style-name="ce15" table:formula="of:=RAND()*180" office:value-type="float" office:value="36.0911131548969" calcext:value-type="float">
            <text:p>36.091113154896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6]*EXP([.C436]/180)-[.D436]/([.C436]^2))/180" office:value-type="float" office:value="1.62655020048562" calcext:value-type="float">
            <text:p>1.62655020048562</text:p>
          </table:table-cell>
          <table:table-cell table:style-name="ce22" table:formula="of:=0.01*([.B436]+[.B436]^2*0.1+[.C436]*[.D436])/([.C436]*[.D436]-[.B436])" office:value-type="float" office:value="0.012161687679528" calcext:value-type="float">
            <text:p>0.01216</text:p>
          </table:table-cell>
          <table:table-cell table:style-name="ce28" office:value-type="float" office:value="42.479851782364" calcext:value-type="float">
            <text:p>42</text:p>
          </table:table-cell>
          <table:table-cell table:number-columns-repeated="56"/>
        </table:table-row>
        <table:table-row table:style-name="ro3">
          <table:table-cell table:style-name="ce9" table:formula="of:=[.A436]+1" office:value-type="float" office:value="435" calcext:value-type="float">
            <text:p>435</text:p>
          </table:table-cell>
          <table:table-cell table:style-name="ce15" table:formula="of:=RAND()*180" office:value-type="float" office:value="19.8633052961309" calcext:value-type="float">
            <text:p>19.8633052961309</text:p>
          </table:table-cell>
          <table:table-cell table:style-name="ce15" table:formula="of:=RAND()*180" office:value-type="float" office:value="19.7212084428779" calcext:value-type="float">
            <text:p>19.7212084428779</text:p>
          </table:table-cell>
          <table:table-cell table:style-name="ce15" table:formula="of:=RAND()*180" office:value-type="float" office:value="43.6677842490228" calcext:value-type="float">
            <text:p>43.667784249022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7]*EXP([.C437]/180)-[.D437]/([.C437]^2))/180" office:value-type="float" office:value="0.122505503238296" calcext:value-type="float">
            <text:p>0.122505503238296</text:p>
          </table:table-cell>
          <table:table-cell table:style-name="ce22" table:formula="of:=0.01*([.B437]+[.B437]^2*0.1+[.C437]*[.D437])/([.C437]*[.D437]-[.B437])" office:value-type="float" office:value="0.0109411623703543" calcext:value-type="float">
            <text:p>0.01094</text:p>
          </table:table-cell>
          <table:table-cell table:style-name="ce28" office:value-type="float" office:value="42.8635085365853" calcext:value-type="float">
            <text:p>43</text:p>
          </table:table-cell>
          <table:table-cell table:number-columns-repeated="56"/>
        </table:table-row>
        <table:table-row table:style-name="ro3">
          <table:table-cell table:style-name="ce9" table:formula="of:=[.A437]+1" office:value-type="float" office:value="436" calcext:value-type="float">
            <text:p>436</text:p>
          </table:table-cell>
          <table:table-cell table:style-name="ce15" table:formula="of:=RAND()*180" office:value-type="float" office:value="100.414739502718" calcext:value-type="float">
            <text:p>100.414739502718</text:p>
          </table:table-cell>
          <table:table-cell table:style-name="ce15" table:formula="of:=RAND()*180" office:value-type="float" office:value="66.8550747197727" calcext:value-type="float">
            <text:p>66.8550747197727</text:p>
          </table:table-cell>
          <table:table-cell table:style-name="ce15" table:formula="of:=RAND()*180" office:value-type="float" office:value="36.7960092654912" calcext:value-type="float">
            <text:p>36.796009265491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8]*EXP([.C438]/180)-[.D438]/([.C438]^2))/180" office:value-type="float" office:value="0.808732302364712" calcext:value-type="float">
            <text:p>0.808732302364712</text:p>
          </table:table-cell>
          <table:table-cell table:style-name="ce22" table:formula="of:=0.01*([.B438]+[.B438]^2*0.1+[.C438]*[.D438])/([.C438]*[.D438]-[.B438])" office:value-type="float" office:value="0.0151243814597738" calcext:value-type="float">
            <text:p>0.01512</text:p>
          </table:table-cell>
          <table:table-cell table:style-name="ce28" office:value-type="float" office:value="43.2471652908067" calcext:value-type="float">
            <text:p>43</text:p>
          </table:table-cell>
          <table:table-cell table:number-columns-repeated="56"/>
        </table:table-row>
        <table:table-row table:style-name="ro3">
          <table:table-cell table:style-name="ce9" table:formula="of:=[.A438]+1" office:value-type="float" office:value="437" calcext:value-type="float">
            <text:p>437</text:p>
          </table:table-cell>
          <table:table-cell table:style-name="ce15" table:formula="of:=RAND()*180" office:value-type="float" office:value="90.1578318516862" calcext:value-type="float">
            <text:p>90.1578318516862</text:p>
          </table:table-cell>
          <table:table-cell table:style-name="ce15" table:formula="of:=RAND()*180" office:value-type="float" office:value="170.810611127277" calcext:value-type="float">
            <text:p>170.810611127277</text:p>
          </table:table-cell>
          <table:table-cell table:style-name="ce15" table:formula="of:=RAND()*180" office:value-type="float" office:value="96.1402752284699" calcext:value-type="float">
            <text:p>96.140275228469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9]*EXP([.C439]/180)-[.D439]/([.C439]^2))/180" office:value-type="float" office:value="1.29374182670935" calcext:value-type="float">
            <text:p>1.29374182670935</text:p>
          </table:table-cell>
          <table:table-cell table:style-name="ce22" table:formula="of:=0.01*([.B439]+[.B439]^2*0.1+[.C439]*[.D439])/([.C439]*[.D439]-[.B439])" office:value-type="float" office:value="0.0106081203499762" calcext:value-type="float">
            <text:p>0.01061</text:p>
          </table:table-cell>
          <table:table-cell table:style-name="ce28" office:value-type="float" office:value="43.6308220450281" calcext:value-type="float">
            <text:p>44</text:p>
          </table:table-cell>
          <table:table-cell table:number-columns-repeated="56"/>
        </table:table-row>
        <table:table-row table:style-name="ro3">
          <table:table-cell table:style-name="ce9" table:formula="of:=[.A439]+1" office:value-type="float" office:value="438" calcext:value-type="float">
            <text:p>438</text:p>
          </table:table-cell>
          <table:table-cell table:style-name="ce15" table:formula="of:=RAND()*180" office:value-type="float" office:value="67.5727675786329" calcext:value-type="float">
            <text:p>67.5727675786329</text:p>
          </table:table-cell>
          <table:table-cell table:style-name="ce15" table:formula="of:=RAND()*180" office:value-type="float" office:value="18.4262546526802" calcext:value-type="float">
            <text:p>18.4262546526802</text:p>
          </table:table-cell>
          <table:table-cell table:style-name="ce15" table:formula="of:=RAND()*180" office:value-type="float" office:value="103.622986421503" calcext:value-type="float">
            <text:p>103.62298642150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0]*EXP([.C440]/180)-[.D440]/([.C440]^2))/180" office:value-type="float" office:value="0.414173977648775" calcext:value-type="float">
            <text:p>0.414173977648775</text:p>
          </table:table-cell>
          <table:table-cell table:style-name="ce22" table:formula="of:=0.01*([.B440]+[.B440]^2*0.1+[.C440]*[.D440])/([.C440]*[.D440]-[.B440])" office:value-type="float" office:value="0.0132128893870723" calcext:value-type="float">
            <text:p>0.01321</text:p>
          </table:table-cell>
          <table:table-cell table:style-name="ce24" office:value-type="string" calcext:value-type="string">
            <text:p>4,748,920,583</text:p>
          </table:table-cell>
          <table:table-cell table:number-columns-repeated="56"/>
        </table:table-row>
        <table:table-row table:style-name="ro3">
          <table:table-cell table:style-name="ce9" table:formula="of:=[.A440]+1" office:value-type="float" office:value="439" calcext:value-type="float">
            <text:p>439</text:p>
          </table:table-cell>
          <table:table-cell table:style-name="ce15" table:formula="of:=RAND()*180" office:value-type="float" office:value="169.367306135105" calcext:value-type="float">
            <text:p>169.367306135105</text:p>
          </table:table-cell>
          <table:table-cell table:style-name="ce15" table:formula="of:=RAND()*180" office:value-type="float" office:value="174.484568791529" calcext:value-type="float">
            <text:p>174.484568791529</text:p>
          </table:table-cell>
          <table:table-cell table:style-name="ce15" table:formula="of:=RAND()*180" office:value-type="float" office:value="157.738025928069" calcext:value-type="float">
            <text:p>157.73802592806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1]*EXP([.C441]/180)-[.D441]/([.C441]^2))/180" office:value-type="float" office:value="2.48049968601195" calcext:value-type="float">
            <text:p>2.48049968601195</text:p>
          </table:table-cell>
          <table:table-cell table:style-name="ce22" table:formula="of:=0.01*([.B441]+[.B441]^2*0.1+[.C441]*[.D441])/([.C441]*[.D441]-[.B441])" office:value-type="float" office:value="0.0111725245075835" calcext:value-type="float">
            <text:p>0.01117</text:p>
          </table:table-cell>
          <table:table-cell table:style-name="ce24" office:value-type="string" calcext:value-type="string">
            <text:p>5,019,930,915</text:p>
          </table:table-cell>
          <table:table-cell table:number-columns-repeated="56"/>
        </table:table-row>
        <table:table-row table:style-name="ro3">
          <table:table-cell table:style-name="ce9" table:formula="of:=[.A441]+1" office:value-type="float" office:value="440" calcext:value-type="float">
            <text:p>440</text:p>
          </table:table-cell>
          <table:table-cell table:style-name="ce15" table:formula="of:=RAND()*180" office:value-type="float" office:value="65.6059346010562" calcext:value-type="float">
            <text:p>65.6059346010562</text:p>
          </table:table-cell>
          <table:table-cell table:style-name="ce15" table:formula="of:=RAND()*180" office:value-type="float" office:value="72.5104263960371" calcext:value-type="float">
            <text:p>72.5104263960371</text:p>
          </table:table-cell>
          <table:table-cell table:style-name="ce15" table:formula="of:=RAND()*180" office:value-type="float" office:value="165.617565593124" calcext:value-type="float">
            <text:p>165.61756559312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2]*EXP([.C442]/180)-[.D442]/([.C442]^2))/180" office:value-type="float" office:value="0.545105473401036" calcext:value-type="float">
            <text:p>0.545105473401036</text:p>
          </table:table-cell>
          <table:table-cell table:style-name="ce22" table:formula="of:=0.01*([.B442]+[.B442]^2*0.1+[.C442]*[.D442])/([.C442]*[.D442]-[.B442])" office:value-type="float" office:value="0.0104702396299706" calcext:value-type="float">
            <text:p>0.01047</text:p>
          </table:table-cell>
          <table:table-cell table:style-name="ce24" office:value-type="string" calcext:value-type="string">
            <text:p>5,290,941,247</text:p>
          </table:table-cell>
          <table:table-cell table:number-columns-repeated="56"/>
        </table:table-row>
        <table:table-row table:style-name="ro3">
          <table:table-cell table:style-name="ce9" table:formula="of:=[.A442]+1" office:value-type="float" office:value="441" calcext:value-type="float">
            <text:p>441</text:p>
          </table:table-cell>
          <table:table-cell table:style-name="ce15" table:formula="of:=RAND()*180" office:value-type="float" office:value="167.760384876923" calcext:value-type="float">
            <text:p>167.760384876923</text:p>
          </table:table-cell>
          <table:table-cell table:style-name="ce15" table:formula="of:=RAND()*180" office:value-type="float" office:value="151.0124901419" calcext:value-type="float">
            <text:p>151.0124901419</text:p>
          </table:table-cell>
          <table:table-cell table:style-name="ce15" table:formula="of:=RAND()*180" office:value-type="float" office:value="95.2846525264629" calcext:value-type="float">
            <text:p>95.284652526462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3]*EXP([.C443]/180)-[.D443]/([.C443]^2))/180" office:value-type="float" office:value="2.15658800388358" calcext:value-type="float">
            <text:p>2.15658800388358</text:p>
          </table:table-cell>
          <table:table-cell table:style-name="ce22" table:formula="of:=0.01*([.B443]+[.B443]^2*0.1+[.C443]*[.D443])/([.C443]*[.D443]-[.B443])" office:value-type="float" office:value="0.0122148823087083" calcext:value-type="float">
            <text:p>0.01221</text:p>
          </table:table-cell>
          <table:table-cell table:style-name="ce24" office:value-type="string" calcext:value-type="string">
            <text:p>5,561,951,579</text:p>
          </table:table-cell>
          <table:table-cell table:number-columns-repeated="56"/>
        </table:table-row>
        <table:table-row table:style-name="ro3">
          <table:table-cell table:style-name="ce9" table:formula="of:=[.A443]+1" office:value-type="float" office:value="442" calcext:value-type="float">
            <text:p>442</text:p>
          </table:table-cell>
          <table:table-cell table:style-name="ce15" table:formula="of:=RAND()*180" office:value-type="float" office:value="85.6225922914539" calcext:value-type="float">
            <text:p>85.6225922914539</text:p>
          </table:table-cell>
          <table:table-cell table:style-name="ce15" table:formula="of:=RAND()*180" office:value-type="float" office:value="157.127931566285" calcext:value-type="float">
            <text:p>157.127931566285</text:p>
          </table:table-cell>
          <table:table-cell table:style-name="ce15" table:formula="of:=RAND()*180" office:value-type="float" office:value="116.86117339599" calcext:value-type="float">
            <text:p>116.8611733959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4]*EXP([.C444]/180)-[.D444]/([.C444]^2))/180" office:value-type="float" office:value="1.13871699628115" calcext:value-type="float">
            <text:p>1.13871699628115</text:p>
          </table:table-cell>
          <table:table-cell table:style-name="ce22" table:formula="of:=0.01*([.B444]+[.B444]^2*0.1+[.C444]*[.D444])/([.C444]*[.D444]-[.B444])" office:value-type="float" office:value="0.0104948247415822" calcext:value-type="float">
            <text:p>0.01049</text:p>
          </table:table-cell>
          <table:table-cell table:style-name="ce24" office:value-type="string" calcext:value-type="string">
            <text:p>5,832,961,911</text:p>
          </table:table-cell>
          <table:table-cell table:number-columns-repeated="56"/>
        </table:table-row>
        <table:table-row table:style-name="ro3">
          <table:table-cell table:style-name="ce9" table:formula="of:=[.A444]+1" office:value-type="float" office:value="443" calcext:value-type="float">
            <text:p>443</text:p>
          </table:table-cell>
          <table:table-cell table:style-name="ce15" table:formula="of:=RAND()*180" office:value-type="float" office:value="60.5395039921355" calcext:value-type="float">
            <text:p>60.5395039921355</text:p>
          </table:table-cell>
          <table:table-cell table:style-name="ce15" table:formula="of:=RAND()*180" office:value-type="float" office:value="150.851603373477" calcext:value-type="float">
            <text:p>150.851603373477</text:p>
          </table:table-cell>
          <table:table-cell table:style-name="ce15" table:formula="of:=RAND()*180" office:value-type="float" office:value="17.1409897530724" calcext:value-type="float">
            <text:p>17.140989753072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5]*EXP([.C445]/180)-[.D445]/([.C445]^2))/180" office:value-type="float" office:value="0.777554408146057" calcext:value-type="float">
            <text:p>0.777554408146057</text:p>
          </table:table-cell>
          <table:table-cell table:style-name="ce22" table:formula="of:=0.01*([.B445]+[.B445]^2*0.1+[.C445]*[.D445])/([.C445]*[.D445]-[.B445])" office:value-type="float" office:value="0.0119308607201689" calcext:value-type="float">
            <text:p>0.01193</text:p>
          </table:table-cell>
          <table:table-cell table:style-name="ce24" office:value-type="string" calcext:value-type="string">
            <text:p>6,103,972,243</text:p>
          </table:table-cell>
          <table:table-cell table:number-columns-repeated="56"/>
        </table:table-row>
        <table:table-row table:style-name="ro3">
          <table:table-cell table:style-name="ce9" table:formula="of:=[.A445]+1" office:value-type="float" office:value="444" calcext:value-type="float">
            <text:p>444</text:p>
          </table:table-cell>
          <table:table-cell table:style-name="ce15" table:formula="of:=RAND()*180" office:value-type="float" office:value="20.3990292052766" calcext:value-type="float">
            <text:p>20.3990292052766</text:p>
          </table:table-cell>
          <table:table-cell table:style-name="ce15" table:formula="of:=RAND()*180" office:value-type="float" office:value="108.826204296839" calcext:value-type="float">
            <text:p>108.826204296839</text:p>
          </table:table-cell>
          <table:table-cell table:style-name="ce15" table:formula="of:=RAND()*180" office:value-type="float" office:value="87.8011644652237" calcext:value-type="float">
            <text:p>87.801164465223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6]*EXP([.C446]/180)-[.D446]/([.C446]^2))/180" office:value-type="float" office:value="0.207405787701888" calcext:value-type="float">
            <text:p>0.207405787701888</text:p>
          </table:table-cell>
          <table:table-cell table:style-name="ce22" table:formula="of:=0.01*([.B446]+[.B446]^2*0.1+[.C446]*[.D446])/([.C446]*[.D446]-[.B446])" office:value-type="float" office:value="0.0100864320539793" calcext:value-type="float">
            <text:p>0.01009</text:p>
          </table:table-cell>
          <table:table-cell table:style-name="ce24" office:value-type="string" calcext:value-type="string">
            <text:p>6,374,982,575</text:p>
          </table:table-cell>
          <table:table-cell table:number-columns-repeated="56"/>
        </table:table-row>
        <table:table-row table:style-name="ro3">
          <table:table-cell table:style-name="ce9" table:formula="of:=[.A446]+1" office:value-type="float" office:value="445" calcext:value-type="float">
            <text:p>445</text:p>
          </table:table-cell>
          <table:table-cell table:style-name="ce15" table:formula="of:=RAND()*180" office:value-type="float" office:value="121.983502823333" calcext:value-type="float">
            <text:p>121.983502823333</text:p>
          </table:table-cell>
          <table:table-cell table:style-name="ce15" table:formula="of:=RAND()*180" office:value-type="float" office:value="130.420633984782" calcext:value-type="float">
            <text:p>130.420633984782</text:p>
          </table:table-cell>
          <table:table-cell table:style-name="ce15" table:formula="of:=RAND()*180" office:value-type="float" office:value="9.64382888883989" calcext:value-type="float">
            <text:p>9.6438288888398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7]*EXP([.C447]/180)-[.D447]/([.C447]^2))/180" office:value-type="float" office:value="1.39861965223498" calcext:value-type="float">
            <text:p>1.39861965223498</text:p>
          </table:table-cell>
          <table:table-cell table:style-name="ce22" table:formula="of:=0.01*([.B447]+[.B447]^2*0.1+[.C447]*[.D447])/([.C447]*[.D447]-[.B447])" office:value-type="float" office:value="0.0252492434215373" calcext:value-type="float">
            <text:p>0.02525</text:p>
          </table:table-cell>
          <table:table-cell table:style-name="ce24" office:value-type="string" calcext:value-type="string">
            <text:p>6,645,992,907</text:p>
          </table:table-cell>
          <table:table-cell table:number-columns-repeated="56"/>
        </table:table-row>
        <table:table-row table:style-name="ro3">
          <table:table-cell table:style-name="ce9" table:formula="of:=[.A447]+1" office:value-type="float" office:value="446" calcext:value-type="float">
            <text:p>446</text:p>
          </table:table-cell>
          <table:table-cell table:style-name="ce15" table:formula="of:=RAND()*180" office:value-type="float" office:value="119.852474689413" calcext:value-type="float">
            <text:p>119.852474689413</text:p>
          </table:table-cell>
          <table:table-cell table:style-name="ce15" table:formula="of:=RAND()*180" office:value-type="float" office:value="79.3786049525428" calcext:value-type="float">
            <text:p>79.3786049525428</text:p>
          </table:table-cell>
          <table:table-cell table:style-name="ce15" table:formula="of:=RAND()*180" office:value-type="float" office:value="5.15155803375521" calcext:value-type="float">
            <text:p>5.1515580337552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48]*EXP([.C448]/180)-[.D448]/([.C448]^2))/180" office:value-type="float" office:value="1.03488738987009" calcext:value-type="float">
            <text:p>1.03488738987009</text:p>
          </table:table-cell>
          <table:table-cell table:style-name="ce22" table:formula="of:=0.01*([.B448]+[.B448]^2*0.1+[.C448]*[.D448])/([.C448]*[.D448]-[.B448])" office:value-type="float" office:value="0.0679845930314596" calcext:value-type="float">
            <text:p>0.06798</text:p>
          </table:table-cell>
          <table:table-cell table:style-name="ce25" office:value-type="string" calcext:value-type="string">
            <text:p>6,917,003,239</text:p>
          </table:table-cell>
          <table:table-cell table:number-columns-repeated="56"/>
        </table:table-row>
        <table:table-row table:style-name="ro3">
          <table:table-cell table:style-name="ce9" table:formula="of:=[.A448]+1" office:value-type="float" office:value="447" calcext:value-type="float">
            <text:p>447</text:p>
          </table:table-cell>
          <table:table-cell table:style-name="ce15" table:formula="of:=RAND()*180" office:value-type="float" office:value="63.3573454805789" calcext:value-type="float">
            <text:p>63.3573454805789</text:p>
          </table:table-cell>
          <table:table-cell table:style-name="ce15" table:formula="of:=RAND()*180" office:value-type="float" office:value="71.6655348750574" calcext:value-type="float">
            <text:p>71.6655348750574</text:p>
          </table:table-cell>
          <table:table-cell table:style-name="ce15" table:formula="of:=RAND()*180" office:value-type="float" office:value="103.324431278633" calcext:value-type="float">
            <text:p>103.32443127863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49]*EXP([.C449]/180)-[.D449]/([.C449]^2))/180" office:value-type="float" office:value="0.524013723409724" calcext:value-type="float">
            <text:p>0.524013723409724</text:p>
          </table:table-cell>
          <table:table-cell table:style-name="ce22" table:formula="of:=0.01*([.B449]+[.B449]^2*0.1+[.C449]*[.D449])/([.C449]*[.D449]-[.B449])" office:value-type="float" office:value="0.0107193817249477" calcext:value-type="float">
            <text:p>0.01072</text:p>
          </table:table-cell>
          <table:table-cell table:style-name="ce25" office:value-type="string" calcext:value-type="string">
            <text:p>7,188,013,571</text:p>
          </table:table-cell>
          <table:table-cell table:number-columns-repeated="56"/>
        </table:table-row>
        <table:table-row table:style-name="ro3">
          <table:table-cell table:style-name="ce9" table:formula="of:=[.A449]+1" office:value-type="float" office:value="448" calcext:value-type="float">
            <text:p>448</text:p>
          </table:table-cell>
          <table:table-cell table:style-name="ce15" table:formula="of:=RAND()*180" office:value-type="float" office:value="97.0793300166592" calcext:value-type="float">
            <text:p>97.0793300166592</text:p>
          </table:table-cell>
          <table:table-cell table:style-name="ce15" table:formula="of:=RAND()*180" office:value-type="float" office:value="150.66221573583" calcext:value-type="float">
            <text:p>150.66221573583</text:p>
          </table:table-cell>
          <table:table-cell table:style-name="ce15" table:formula="of:=RAND()*180" office:value-type="float" office:value="50.9051835602389" calcext:value-type="float">
            <text:p>50.905183560238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0]*EXP([.C450]/180)-[.D450]/([.C450]^2))/180" office:value-type="float" office:value="1.24554593460944" calcext:value-type="float">
            <text:p>1.24554593460944</text:p>
          </table:table-cell>
          <table:table-cell table:style-name="ce22" table:formula="of:=0.01*([.B450]+[.B450]^2*0.1+[.C450]*[.D450])/([.C450]*[.D450]-[.B450])" office:value-type="float" office:value="0.0115009733086223" calcext:value-type="float">
            <text:p>0.01150</text:p>
          </table:table-cell>
          <table:table-cell table:style-name="ce25" office:value-type="string" calcext:value-type="string">
            <text:p>7,459,023,903</text:p>
          </table:table-cell>
          <table:table-cell table:number-columns-repeated="56"/>
        </table:table-row>
        <table:table-row table:style-name="ro3">
          <table:table-cell table:style-name="ce9" table:formula="of:=[.A450]+1" office:value-type="float" office:value="449" calcext:value-type="float">
            <text:p>449</text:p>
          </table:table-cell>
          <table:table-cell table:style-name="ce15" table:formula="of:=RAND()*180" office:value-type="float" office:value="24.5574380126856" calcext:value-type="float">
            <text:p>24.5574380126856</text:p>
          </table:table-cell>
          <table:table-cell table:style-name="ce15" table:formula="of:=RAND()*180" office:value-type="float" office:value="35.4681630531284" calcext:value-type="float">
            <text:p>35.4681630531284</text:p>
          </table:table-cell>
          <table:table-cell table:style-name="ce15" table:formula="of:=RAND()*180" office:value-type="float" office:value="15.4693139260519" calcext:value-type="float">
            <text:p>15.469313926051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1]*EXP([.C451]/180)-[.D451]/([.C451]^2))/180" office:value-type="float" office:value="0.166076295375451" calcext:value-type="float">
            <text:p>0.166076295375451</text:p>
          </table:table-cell>
          <table:table-cell table:style-name="ce22" table:formula="of:=0.01*([.B451]+[.B451]^2*0.1+[.C451]*[.D451])/([.C451]*[.D451]-[.B451])" office:value-type="float" office:value="0.0120877583682112" calcext:value-type="float">
            <text:p>0.01209</text:p>
          </table:table-cell>
          <table:table-cell table:style-name="ce25" office:value-type="string" calcext:value-type="string">
            <text:p>7,730,034,235</text:p>
          </table:table-cell>
          <table:table-cell table:number-columns-repeated="56"/>
        </table:table-row>
        <table:table-row table:style-name="ro3">
          <table:table-cell table:style-name="ce9" table:formula="of:=[.A451]+1" office:value-type="float" office:value="450" calcext:value-type="float">
            <text:p>450</text:p>
          </table:table-cell>
          <table:table-cell table:style-name="ce15" table:formula="of:=RAND()*180" office:value-type="float" office:value="80.2052402877832" calcext:value-type="float">
            <text:p>80.2052402877832</text:p>
          </table:table-cell>
          <table:table-cell table:style-name="ce15" table:formula="of:=RAND()*180" office:value-type="float" office:value="171.796010908859" calcext:value-type="float">
            <text:p>171.796010908859</text:p>
          </table:table-cell>
          <table:table-cell table:style-name="ce15" table:formula="of:=RAND()*180" office:value-type="float" office:value="158.126335104545" calcext:value-type="float">
            <text:p>158.12633510454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2]*EXP([.C452]/180)-[.D452]/([.C452]^2))/180" office:value-type="float" office:value="1.15722924308303" calcext:value-type="float">
            <text:p>1.15722924308303</text:p>
          </table:table-cell>
          <table:table-cell table:style-name="ce22" table:formula="of:=0.01*([.B452]+[.B452]^2*0.1+[.C452]*[.D452])/([.C452]*[.D452]-[.B452])" office:value-type="float" office:value="0.0102967290289108" calcext:value-type="float">
            <text:p>0.01030</text:p>
          </table:table-cell>
          <table:table-cell table:style-name="ce25" office:value-type="string" calcext:value-type="string">
            <text:p>8,001,044,567</text:p>
          </table:table-cell>
          <table:table-cell table:number-columns-repeated="56"/>
        </table:table-row>
        <table:table-row table:style-name="ro3">
          <table:table-cell table:style-name="ce9" table:formula="of:=[.A452]+1" office:value-type="float" office:value="451" calcext:value-type="float">
            <text:p>451</text:p>
          </table:table-cell>
          <table:table-cell table:style-name="ce15" table:formula="of:=RAND()*180" office:value-type="float" office:value="177.256567156757" calcext:value-type="float">
            <text:p>177.256567156757</text:p>
          </table:table-cell>
          <table:table-cell table:style-name="ce15" table:formula="of:=RAND()*180" office:value-type="float" office:value="29.2439356607968" calcext:value-type="float">
            <text:p>29.2439356607968</text:p>
          </table:table-cell>
          <table:table-cell table:style-name="ce15" table:formula="of:=RAND()*180" office:value-type="float" office:value="125.514675438658" calcext:value-type="float">
            <text:p>125.51467543865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3]*EXP([.C453]/180)-[.D453]/([.C453]^2))/180" office:value-type="float" office:value="1.15766333174861" calcext:value-type="float">
            <text:p>1.15766333174861</text:p>
          </table:table-cell>
          <table:table-cell table:style-name="ce22" table:formula="of:=0.01*([.B453]+[.B453]^2*0.1+[.C453]*[.D453])/([.C453]*[.D453]-[.B453])" office:value-type="float" office:value="0.020009205281194" calcext:value-type="float">
            <text:p>0.02001</text:p>
          </table:table-cell>
          <table:table-cell table:style-name="ce25" office:value-type="string" calcext:value-type="string">
            <text:p>8,272,054,899</text:p>
          </table:table-cell>
          <table:table-cell table:number-columns-repeated="56"/>
        </table:table-row>
        <table:table-row table:style-name="ro3">
          <table:table-cell table:style-name="ce9" table:formula="of:=[.A453]+1" office:value-type="float" office:value="452" calcext:value-type="float">
            <text:p>452</text:p>
          </table:table-cell>
          <table:table-cell table:style-name="ce15" table:formula="of:=RAND()*180" office:value-type="float" office:value="75.8904069336357" calcext:value-type="float">
            <text:p>75.8904069336357</text:p>
          </table:table-cell>
          <table:table-cell table:style-name="ce15" table:formula="of:=RAND()*180" office:value-type="float" office:value="37.1423070440953" calcext:value-type="float">
            <text:p>37.1423070440953</text:p>
          </table:table-cell>
          <table:table-cell table:style-name="ce15" table:formula="of:=RAND()*180" office:value-type="float" office:value="49.8732721832091" calcext:value-type="float">
            <text:p>49.873272183209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4]*EXP([.C454]/180)-[.D454]/([.C454]^2))/180" office:value-type="float" office:value="0.518037295307662" calcext:value-type="float">
            <text:p>0.518037295307662</text:p>
          </table:table-cell>
          <table:table-cell table:style-name="ce22" table:formula="of:=0.01*([.B454]+[.B454]^2*0.1+[.C454]*[.D454])/([.C454]*[.D454]-[.B454])" office:value-type="float" office:value="0.0140963064139085" calcext:value-type="float">
            <text:p>0.01410</text:p>
          </table:table-cell>
          <table:table-cell table:style-name="ce25" office:value-type="string" calcext:value-type="string">
            <text:p>8,543,065,231</text:p>
          </table:table-cell>
          <table:table-cell table:number-columns-repeated="56"/>
        </table:table-row>
        <table:table-row table:style-name="ro3">
          <table:table-cell table:style-name="ce9" table:formula="of:=[.A454]+1" office:value-type="float" office:value="453" calcext:value-type="float">
            <text:p>453</text:p>
          </table:table-cell>
          <table:table-cell table:style-name="ce15" table:formula="of:=RAND()*180" office:value-type="float" office:value="158.079561815121" calcext:value-type="float">
            <text:p>158.079561815121</text:p>
          </table:table-cell>
          <table:table-cell table:style-name="ce15" table:formula="of:=RAND()*180" office:value-type="float" office:value="0.916764390461874" calcext:value-type="float">
            <text:p>0.916764390461874</text:p>
          </table:table-cell>
          <table:table-cell table:style-name="ce15" table:formula="of:=RAND()*180" office:value-type="float" office:value="78.1593301018061" calcext:value-type="float">
            <text:p>78.159330101806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5]*EXP([.C455]/180)-[.D455]/([.C455]^2))/180" office:value-type="float" office:value="0.36605835140759" calcext:value-type="float">
            <text:p>0.36605835140759</text:p>
          </table:table-cell>
          <table:table-cell table:style-name="ce22" table:formula="of:=0.01*([.B455]+[.B455]^2*0.1+[.C455]*[.D455])/([.C455]*[.D455]-[.B455])" office:value-type="float" office:value="-0.315721207210134" calcext:value-type="float">
            <text:p>-0.31572</text:p>
          </table:table-cell>
          <table:table-cell table:style-name="ce25" office:value-type="string" calcext:value-type="string">
            <text:p>8,814,075,563</text:p>
          </table:table-cell>
          <table:table-cell table:number-columns-repeated="56"/>
        </table:table-row>
        <table:table-row table:style-name="ro3">
          <table:table-cell table:style-name="ce9" table:formula="of:=[.A455]+1" office:value-type="float" office:value="454" calcext:value-type="float">
            <text:p>454</text:p>
          </table:table-cell>
          <table:table-cell table:style-name="ce15" table:formula="of:=RAND()*180" office:value-type="float" office:value="59.4219890160166" calcext:value-type="float">
            <text:p>59.4219890160166</text:p>
          </table:table-cell>
          <table:table-cell table:style-name="ce15" table:formula="of:=RAND()*180" office:value-type="float" office:value="58.1819986139" calcext:value-type="float">
            <text:p>58.1819986139</text:p>
          </table:table-cell>
          <table:table-cell table:style-name="ce15" table:formula="of:=RAND()*180" office:value-type="float" office:value="57.3251340478379" calcext:value-type="float">
            <text:p>57.325134047837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56]*EXP([.C456]/180)-[.D456]/([.C456]^2))/180" office:value-type="float" office:value="0.455998628972116" calcext:value-type="float">
            <text:p>0.455998628972116</text:p>
          </table:table-cell>
          <table:table-cell table:style-name="ce22" table:formula="of:=0.01*([.B456]+[.B456]^2*0.1+[.C456]*[.D456])/([.C456]*[.D456]-[.B456])" office:value-type="float" office:value="0.0114406597854844" calcext:value-type="float">
            <text:p>0.01144</text:p>
          </table:table-cell>
          <table:table-cell table:style-name="ce26" office:value-type="string" calcext:value-type="string">
            <text:p>9,085,085,895</text:p>
          </table:table-cell>
          <table:table-cell table:number-columns-repeated="56"/>
        </table:table-row>
        <table:table-row table:style-name="ro3">
          <table:table-cell table:style-name="ce9" table:formula="of:=[.A456]+1" office:value-type="float" office:value="455" calcext:value-type="float">
            <text:p>455</text:p>
          </table:table-cell>
          <table:table-cell table:style-name="ce15" table:formula="of:=RAND()*180" office:value-type="float" office:value="175.735006713928" calcext:value-type="float">
            <text:p>175.735006713928</text:p>
          </table:table-cell>
          <table:table-cell table:style-name="ce15" table:formula="of:=RAND()*180" office:value-type="float" office:value="35.3366644625066" calcext:value-type="float">
            <text:p>35.3366644625066</text:p>
          </table:table-cell>
          <table:table-cell table:style-name="ce15" table:formula="of:=RAND()*180" office:value-type="float" office:value="135.517266554304" calcext:value-type="float">
            <text:p>135.51726655430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57]*EXP([.C457]/180)-[.D457]/([.C457]^2))/180" office:value-type="float" office:value="1.18747303630965" calcext:value-type="float">
            <text:p>1.18747303630965</text:p>
          </table:table-cell>
          <table:table-cell table:style-name="ce22" table:formula="of:=0.01*([.B457]+[.B457]^2*0.1+[.C457]*[.D457])/([.C457]*[.D457]-[.B457])" office:value-type="float" office:value="0.0174566537275196" calcext:value-type="float">
            <text:p>0.01746</text:p>
          </table:table-cell>
          <table:table-cell table:style-name="ce26" office:value-type="string" calcext:value-type="string">
            <text:p>9,356,096,227</text:p>
          </table:table-cell>
          <table:table-cell table:number-columns-repeated="56"/>
        </table:table-row>
        <table:table-row table:style-name="ro3">
          <table:table-cell table:style-name="ce9" table:formula="of:=[.A457]+1" office:value-type="float" office:value="456" calcext:value-type="float">
            <text:p>456</text:p>
          </table:table-cell>
          <table:table-cell table:style-name="ce15" table:formula="of:=RAND()*180" office:value-type="float" office:value="42.8258069036536" calcext:value-type="float">
            <text:p>42.8258069036536</text:p>
          </table:table-cell>
          <table:table-cell table:style-name="ce15" table:formula="of:=RAND()*180" office:value-type="float" office:value="106.197623595697" calcext:value-type="float">
            <text:p>106.197623595697</text:p>
          </table:table-cell>
          <table:table-cell table:style-name="ce15" table:formula="of:=RAND()*180" office:value-type="float" office:value="137.103428581387" calcext:value-type="float">
            <text:p>137.10342858138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58]*EXP([.C458]/180)-[.D458]/([.C458]^2))/180" office:value-type="float" office:value="0.429133793261831" calcext:value-type="float">
            <text:p>0.429133793261831</text:p>
          </table:table-cell>
          <table:table-cell table:style-name="ce22" table:formula="of:=0.01*([.B458]+[.B458]^2*0.1+[.C458]*[.D458])/([.C458]*[.D458]-[.B458])" office:value-type="float" office:value="0.0101853360050478" calcext:value-type="float">
            <text:p>0.01019</text:p>
          </table:table-cell>
          <table:table-cell table:style-name="ce26" office:value-type="string" calcext:value-type="string">
            <text:p>9,627,106,559</text:p>
          </table:table-cell>
          <table:table-cell table:number-columns-repeated="56"/>
        </table:table-row>
        <table:table-row table:style-name="ro3">
          <table:table-cell table:style-name="ce9" table:formula="of:=[.A458]+1" office:value-type="float" office:value="457" calcext:value-type="float">
            <text:p>457</text:p>
          </table:table-cell>
          <table:table-cell table:style-name="ce15" table:formula="of:=RAND()*180" office:value-type="float" office:value="146.088158549383" calcext:value-type="float">
            <text:p>146.088158549383</text:p>
          </table:table-cell>
          <table:table-cell table:style-name="ce15" table:formula="of:=RAND()*180" office:value-type="float" office:value="90.5353458255674" calcext:value-type="float">
            <text:p>90.5353458255674</text:p>
          </table:table-cell>
          <table:table-cell table:style-name="ce15" table:formula="of:=RAND()*180" office:value-type="float" office:value="144.215693776225" calcext:value-type="float">
            <text:p>144.21569377622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59]*EXP([.C459]/180)-[.D459]/([.C459]^2))/180" office:value-type="float" office:value="1.34199152467263" calcext:value-type="float">
            <text:p>1.34199152467263</text:p>
          </table:table-cell>
          <table:table-cell table:style-name="ce22" table:formula="of:=0.01*([.B459]+[.B459]^2*0.1+[.C459]*[.D459])/([.C459]*[.D459]-[.B459])" office:value-type="float" office:value="0.0118793584835985" calcext:value-type="float">
            <text:p>0.01188</text:p>
          </table:table-cell>
          <table:table-cell table:style-name="ce26" office:value-type="string" calcext:value-type="string">
            <text:p>9,898,116,891</text:p>
          </table:table-cell>
          <table:table-cell table:number-columns-repeated="56"/>
        </table:table-row>
        <table:table-row table:style-name="ro3">
          <table:table-cell table:style-name="ce9" table:formula="of:=[.A459]+1" office:value-type="float" office:value="458" calcext:value-type="float">
            <text:p>458</text:p>
          </table:table-cell>
          <table:table-cell table:style-name="ce15" table:formula="of:=RAND()*180" office:value-type="float" office:value="125.525259839837" calcext:value-type="float">
            <text:p>125.525259839837</text:p>
          </table:table-cell>
          <table:table-cell table:style-name="ce15" table:formula="of:=RAND()*180" office:value-type="float" office:value="96.6596547220847" calcext:value-type="float">
            <text:p>96.6596547220847</text:p>
          </table:table-cell>
          <table:table-cell table:style-name="ce15" table:formula="of:=RAND()*180" office:value-type="float" office:value="170.171932093868" calcext:value-type="float">
            <text:p>170.17193209386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60]*EXP([.C460]/180)-[.D460]/([.C460]^2))/180" office:value-type="float" office:value="1.19299079646715" calcext:value-type="float">
            <text:p>1.19299079646715</text:p>
          </table:table-cell>
          <table:table-cell table:style-name="ce22" table:formula="of:=0.01*([.B460]+[.B460]^2*0.1+[.C460]*[.D460])/([.C460]*[.D460]-[.B460])" office:value-type="float" office:value="0.0111190855318867" calcext:value-type="float">
            <text:p>0.01112</text:p>
          </table:table-cell>
          <table:table-cell table:style-name="ce26" office:value-type="string" calcext:value-type="string">
            <text:p>1,016,912,724</text:p>
          </table:table-cell>
          <table:table-cell table:number-columns-repeated="56"/>
        </table:table-row>
        <table:table-row table:style-name="ro3">
          <table:table-cell table:style-name="ce9" table:formula="of:=[.A460]+1" office:value-type="float" office:value="459" calcext:value-type="float">
            <text:p>459</text:p>
          </table:table-cell>
          <table:table-cell table:style-name="ce15" table:formula="of:=RAND()*180" office:value-type="float" office:value="165.121221123691" calcext:value-type="float">
            <text:p>165.121221123691</text:p>
          </table:table-cell>
          <table:table-cell table:style-name="ce15" table:formula="of:=RAND()*180" office:value-type="float" office:value="38.7620981449806" calcext:value-type="float">
            <text:p>38.7620981449806</text:p>
          </table:table-cell>
          <table:table-cell table:style-name="ce15" table:formula="of:=RAND()*180" office:value-type="float" office:value="84.1775407777278" calcext:value-type="float">
            <text:p>84.177540777727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61]*EXP([.C461]/180)-[.D461]/([.C461]^2))/180" office:value-type="float" office:value="1.13745625856345" calcext:value-type="float">
            <text:p>1.13745625856345</text:p>
          </table:table-cell>
          <table:table-cell table:style-name="ce22" table:formula="of:=0.01*([.B461]+[.B461]^2*0.1+[.C461]*[.D461])/([.C461]*[.D461]-[.B461])" office:value-type="float" office:value="0.0198675415662214" calcext:value-type="float">
            <text:p>0.01987</text:p>
          </table:table-cell>
          <table:table-cell table:style-name="ce26" office:value-type="string" calcext:value-type="string">
            <text:p>1,044,013,757</text:p>
          </table:table-cell>
          <table:table-cell table:number-columns-repeated="56"/>
        </table:table-row>
        <table:table-row table:style-name="ro3">
          <table:table-cell table:style-name="ce9" table:formula="of:=[.A461]+1" office:value-type="float" office:value="460" calcext:value-type="float">
            <text:p>460</text:p>
          </table:table-cell>
          <table:table-cell table:style-name="ce15" table:formula="of:=RAND()*180" office:value-type="float" office:value="149.079349048339" calcext:value-type="float">
            <text:p>149.079349048339</text:p>
          </table:table-cell>
          <table:table-cell table:style-name="ce15" table:formula="of:=RAND()*180" office:value-type="float" office:value="163.159700155912" calcext:value-type="float">
            <text:p>163.159700155912</text:p>
          </table:table-cell>
          <table:table-cell table:style-name="ce15" table:formula="of:=RAND()*180" office:value-type="float" office:value="68.7508854636622" calcext:value-type="float">
            <text:p>68.750885463662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62]*EXP([.C462]/180)-[.D462]/([.C462]^2))/180" office:value-type="float" office:value="2.05024159598163" calcext:value-type="float">
            <text:p>2.05024159598163</text:p>
          </table:table-cell>
          <table:table-cell table:style-name="ce22" table:formula="of:=0.01*([.B462]+[.B462]^2*0.1+[.C462]*[.D462])/([.C462]*[.D462]-[.B462])" office:value-type="float" office:value="0.0122773372423303" calcext:value-type="float">
            <text:p>0.01228</text:p>
          </table:table-cell>
          <table:table-cell table:style-name="ce26" office:value-type="string" calcext:value-type="string">
            <text:p>1,071,114,790</text:p>
          </table:table-cell>
          <table:table-cell table:number-columns-repeated="56"/>
        </table:table-row>
        <table:table-row table:style-name="ro3">
          <table:table-cell table:style-name="ce9" table:formula="of:=[.A462]+1" office:value-type="float" office:value="461" calcext:value-type="float">
            <text:p>461</text:p>
          </table:table-cell>
          <table:table-cell table:style-name="ce15" table:formula="of:=RAND()*180" office:value-type="float" office:value="24.336970833931" calcext:value-type="float">
            <text:p>24.336970833931</text:p>
          </table:table-cell>
          <table:table-cell table:style-name="ce15" table:formula="of:=RAND()*180" office:value-type="float" office:value="172.087625870717" calcext:value-type="float">
            <text:p>172.087625870717</text:p>
          </table:table-cell>
          <table:table-cell table:style-name="ce15" table:formula="of:=RAND()*180" office:value-type="float" office:value="79.8029987428133" calcext:value-type="float">
            <text:p>79.802998742813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63]*EXP([.C463]/180)-[.D463]/([.C463]^2))/180" office:value-type="float" office:value="0.351705738594445" calcext:value-type="float">
            <text:p>0.351705738594445</text:p>
          </table:table-cell>
          <table:table-cell table:style-name="ce22" table:formula="of:=0.01*([.B463]+[.B463]^2*0.1+[.C463]*[.D463])/([.C463]*[.D463]-[.B463])" office:value-type="float" office:value="0.010078710740535" calcext:value-type="float">
            <text:p>0.01008</text:p>
          </table:table-cell>
          <table:table-cell table:style-name="ce26" office:value-type="string" calcext:value-type="string">
            <text:p>1,098,215,824</text:p>
          </table:table-cell>
          <table:table-cell table:number-columns-repeated="56"/>
        </table:table-row>
        <table:table-row table:style-name="ro3">
          <table:table-cell table:style-name="ce9" table:formula="of:=[.A463]+1" office:value-type="float" office:value="462" calcext:value-type="float">
            <text:p>462</text:p>
          </table:table-cell>
          <table:table-cell table:style-name="ce15" table:formula="of:=RAND()*180" office:value-type="float" office:value="151.835313308101" calcext:value-type="float">
            <text:p>151.835313308101</text:p>
          </table:table-cell>
          <table:table-cell table:style-name="ce15" table:formula="of:=RAND()*180" office:value-type="float" office:value="39.1403126509807" calcext:value-type="float">
            <text:p>39.1403126509807</text:p>
          </table:table-cell>
          <table:table-cell table:style-name="ce15" table:formula="of:=RAND()*180" office:value-type="float" office:value="123.726063025526" calcext:value-type="float">
            <text:p>123.72606302552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4]*EXP([.C464]/180)-[.D464]/([.C464]^2))/180" office:value-type="float" office:value="1.04797292049718" calcext:value-type="float">
            <text:p>1.04797292049718</text:p>
          </table:table-cell>
          <table:table-cell table:style-name="ce22" table:formula="of:=0.01*([.B464]+[.B464]^2*0.1+[.C464]*[.D464])/([.C464]*[.D464]-[.B464])" office:value-type="float" office:value="0.0155620444143681" calcext:value-type="float">
            <text:p>0.01556</text:p>
          </table:table-cell>
          <table:table-cell table:style-name="ce27" office:value-type="string" calcext:value-type="string">
            <text:p>1,125,316,857</text:p>
          </table:table-cell>
          <table:table-cell table:number-columns-repeated="56"/>
        </table:table-row>
        <table:table-row table:style-name="ro3">
          <table:table-cell table:style-name="ce9" table:formula="of:=[.A464]+1" office:value-type="float" office:value="463" calcext:value-type="float">
            <text:p>463</text:p>
          </table:table-cell>
          <table:table-cell table:style-name="ce15" table:formula="of:=RAND()*180" office:value-type="float" office:value="58.0116169768677" calcext:value-type="float">
            <text:p>58.0116169768677</text:p>
          </table:table-cell>
          <table:table-cell table:style-name="ce15" table:formula="of:=RAND()*180" office:value-type="float" office:value="38.4345128343552" calcext:value-type="float">
            <text:p>38.4345128343552</text:p>
          </table:table-cell>
          <table:table-cell table:style-name="ce15" table:formula="of:=RAND()*180" office:value-type="float" office:value="12.0410690987406" calcext:value-type="float">
            <text:p>12.041069098740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5]*EXP([.C465]/180)-[.D465]/([.C465]^2))/180" office:value-type="float" office:value="0.398956856398306" calcext:value-type="float">
            <text:p>0.398956856398306</text:p>
          </table:table-cell>
          <table:table-cell table:style-name="ce22" table:formula="of:=0.01*([.B465]+[.B465]^2*0.1+[.C465]*[.D465])/([.C465]*[.D465]-[.B465])" office:value-type="float" office:value="0.0211803171497092" calcext:value-type="float">
            <text:p>0.02118</text:p>
          </table:table-cell>
          <table:table-cell table:style-name="ce27" office:value-type="string" calcext:value-type="string">
            <text:p>1,152,417,890</text:p>
          </table:table-cell>
          <table:table-cell table:number-columns-repeated="56"/>
        </table:table-row>
        <table:table-row table:style-name="ro3">
          <table:table-cell table:style-name="ce9" table:formula="of:=[.A465]+1" office:value-type="float" office:value="464" calcext:value-type="float">
            <text:p>464</text:p>
          </table:table-cell>
          <table:table-cell table:style-name="ce15" table:formula="of:=RAND()*180" office:value-type="float" office:value="68.4827815073587" calcext:value-type="float">
            <text:p>68.4827815073587</text:p>
          </table:table-cell>
          <table:table-cell table:style-name="ce15" table:formula="of:=RAND()*180" office:value-type="float" office:value="126.046391278717" calcext:value-type="float">
            <text:p>126.046391278717</text:p>
          </table:table-cell>
          <table:table-cell table:style-name="ce15" table:formula="of:=RAND()*180" office:value-type="float" office:value="83.1749758678004" calcext:value-type="float">
            <text:p>83.174975867800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6]*EXP([.C466]/180)-[.D466]/([.C466]^2))/180" office:value-type="float" office:value="0.766320549173329" calcext:value-type="float">
            <text:p>0.766320549173329</text:p>
          </table:table-cell>
          <table:table-cell table:style-name="ce22" table:formula="of:=0.01*([.B466]+[.B466]^2*0.1+[.C466]*[.D466])/([.C466]*[.D466]-[.B466])" office:value-type="float" office:value="0.0105817859847049" calcext:value-type="float">
            <text:p>0.01058</text:p>
          </table:table-cell>
          <table:table-cell table:style-name="ce27" office:value-type="string" calcext:value-type="string">
            <text:p>1,179,518,923</text:p>
          </table:table-cell>
          <table:table-cell table:number-columns-repeated="56"/>
        </table:table-row>
        <table:table-row table:style-name="ro3">
          <table:table-cell table:style-name="ce9" table:formula="of:=[.A466]+1" office:value-type="float" office:value="465" calcext:value-type="float">
            <text:p>465</text:p>
          </table:table-cell>
          <table:table-cell table:style-name="ce15" table:formula="of:=RAND()*180" office:value-type="float" office:value="26.7644798792609" calcext:value-type="float">
            <text:p>26.7644798792609</text:p>
          </table:table-cell>
          <table:table-cell table:style-name="ce15" table:formula="of:=RAND()*180" office:value-type="float" office:value="120.545536320462" calcext:value-type="float">
            <text:p>120.545536320462</text:p>
          </table:table-cell>
          <table:table-cell table:style-name="ce15" table:formula="of:=RAND()*180" office:value-type="float" office:value="25.681983090066" calcext:value-type="float">
            <text:p>25.68198309006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7]*EXP([.C467]/180)-[.D467]/([.C467]^2))/180" office:value-type="float" office:value="0.290480858318697" calcext:value-type="float">
            <text:p>0.290480858318697</text:p>
          </table:table-cell>
          <table:table-cell table:style-name="ce22" table:formula="of:=0.01*([.B467]+[.B467]^2*0.1+[.C467]*[.D467])/([.C467]*[.D467]-[.B467])" office:value-type="float" office:value="0.010407817773324" calcext:value-type="float">
            <text:p>0.01041</text:p>
          </table:table-cell>
          <table:table-cell table:style-name="ce27" office:value-type="string" calcext:value-type="string">
            <text:p>1,206,619,956</text:p>
          </table:table-cell>
          <table:table-cell table:number-columns-repeated="56"/>
        </table:table-row>
        <table:table-row table:style-name="ro3">
          <table:table-cell table:style-name="ce9" table:formula="of:=[.A467]+1" office:value-type="float" office:value="466" calcext:value-type="float">
            <text:p>466</text:p>
          </table:table-cell>
          <table:table-cell table:style-name="ce15" table:formula="of:=RAND()*180" office:value-type="float" office:value="164.590277556585" calcext:value-type="float">
            <text:p>164.590277556585</text:p>
          </table:table-cell>
          <table:table-cell table:style-name="ce15" table:formula="of:=RAND()*180" office:value-type="float" office:value="151.334036401109" calcext:value-type="float">
            <text:p>151.334036401109</text:p>
          </table:table-cell>
          <table:table-cell table:style-name="ce15" table:formula="of:=RAND()*180" office:value-type="float" office:value="106.592915140704" calcext:value-type="float">
            <text:p>106.59291514070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8]*EXP([.C468]/180)-[.D468]/([.C468]^2))/180" office:value-type="float" office:value="2.11961573722327" calcext:value-type="float">
            <text:p>2.11961573722327</text:p>
          </table:table-cell>
          <table:table-cell table:style-name="ce22" table:formula="of:=0.01*([.B468]+[.B468]^2*0.1+[.C468]*[.D468])/([.C468]*[.D468]-[.B468])" office:value-type="float" office:value="0.0119028389330504" calcext:value-type="float">
            <text:p>0.01190</text:p>
          </table:table-cell>
          <table:table-cell table:style-name="ce27" office:value-type="string" calcext:value-type="string">
            <text:p>1,233,720,990</text:p>
          </table:table-cell>
          <table:table-cell table:number-columns-repeated="56"/>
        </table:table-row>
        <table:table-row table:style-name="ro3">
          <table:table-cell table:style-name="ce9" table:formula="of:=[.A468]+1" office:value-type="float" office:value="467" calcext:value-type="float">
            <text:p>467</text:p>
          </table:table-cell>
          <table:table-cell table:style-name="ce15" table:formula="of:=RAND()*180" office:value-type="float" office:value="58.7349370236451" calcext:value-type="float">
            <text:p>58.7349370236451</text:p>
          </table:table-cell>
          <table:table-cell table:style-name="ce15" table:formula="of:=RAND()*180" office:value-type="float" office:value="34.1427183250235" calcext:value-type="float">
            <text:p>34.1427183250235</text:p>
          </table:table-cell>
          <table:table-cell table:style-name="ce15" table:formula="of:=RAND()*180" office:value-type="float" office:value="171.634185141326" calcext:value-type="float">
            <text:p>171.63418514132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9]*EXP([.C469]/180)-[.D469]/([.C469]^2))/180" office:value-type="float" office:value="0.393640923751348" calcext:value-type="float">
            <text:p>0.393640923751348</text:p>
          </table:table-cell>
          <table:table-cell table:style-name="ce22" table:formula="of:=0.01*([.B469]+[.B469]^2*0.1+[.C469]*[.D469])/([.C469]*[.D469]-[.B469])" office:value-type="float" office:value="0.0107971443420458" calcext:value-type="float">
            <text:p>0.01080</text:p>
          </table:table-cell>
          <table:table-cell table:style-name="ce27" office:value-type="string" calcext:value-type="string">
            <text:p>1,260,822,023</text:p>
          </table:table-cell>
          <table:table-cell table:number-columns-repeated="56"/>
        </table:table-row>
        <table:table-row table:style-name="ro3">
          <table:table-cell table:style-name="ce9" table:formula="of:=[.A469]+1" office:value-type="float" office:value="468" calcext:value-type="float">
            <text:p>468</text:p>
          </table:table-cell>
          <table:table-cell table:style-name="ce15" table:formula="of:=RAND()*180" office:value-type="float" office:value="43.0223557669697" calcext:value-type="float">
            <text:p>43.0223557669697</text:p>
          </table:table-cell>
          <table:table-cell table:style-name="ce15" table:formula="of:=RAND()*180" office:value-type="float" office:value="138.19536055592" calcext:value-type="float">
            <text:p>138.19536055592</text:p>
          </table:table-cell>
          <table:table-cell table:style-name="ce15" table:formula="of:=RAND()*180" office:value-type="float" office:value="97.8799243263786" calcext:value-type="float">
            <text:p>97.879924326378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70]*EXP([.C470]/180)-[.D470]/([.C470]^2))/180" office:value-type="float" office:value="0.515024787213381" calcext:value-type="float">
            <text:p>0.515024787213381</text:p>
          </table:table-cell>
          <table:table-cell table:style-name="ce22" table:formula="of:=0.01*([.B470]+[.B470]^2*0.1+[.C470]*[.D470])/([.C470]*[.D470]-[.B470])" office:value-type="float" office:value="0.0102010875784414" calcext:value-type="float">
            <text:p>0.01020</text:p>
          </table:table-cell>
          <table:table-cell table:style-name="ce27" office:value-type="string" calcext:value-type="string">
            <text:p>1,287,923,056</text:p>
          </table:table-cell>
          <table:table-cell table:number-columns-repeated="56"/>
        </table:table-row>
        <table:table-row table:style-name="ro3">
          <table:table-cell table:style-name="ce9" table:formula="of:=[.A470]+1" office:value-type="float" office:value="469" calcext:value-type="float">
            <text:p>469</text:p>
          </table:table-cell>
          <table:table-cell table:style-name="ce15" table:formula="of:=RAND()*180" office:value-type="float" office:value="70.8314464999299" calcext:value-type="float">
            <text:p>70.8314464999299</text:p>
          </table:table-cell>
          <table:table-cell table:style-name="ce15" table:formula="of:=RAND()*180" office:value-type="float" office:value="86.9133951335633" calcext:value-type="float">
            <text:p>86.9133951335633</text:p>
          </table:table-cell>
          <table:table-cell table:style-name="ce15" table:formula="of:=RAND()*180" office:value-type="float" office:value="38.070262614974" calcext:value-type="float">
            <text:p>38.07026261497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71]*EXP([.C471]/180)-[.D471]/([.C471]^2))/180" office:value-type="float" office:value="0.637726674583792" calcext:value-type="float">
            <text:p>0.637726674583792</text:p>
          </table:table-cell>
          <table:table-cell table:style-name="ce22" table:formula="of:=0.01*([.B471]+[.B471]^2*0.1+[.C471]*[.D471])/([.C471]*[.D471]-[.B471])" office:value-type="float" office:value="0.0119869530194102" calcext:value-type="float">
            <text:p>0.01199</text:p>
          </table:table-cell>
          <table:table-cell table:style-name="ce27" office:value-type="string" calcext:value-type="string">
            <text:p>1,315,024,089</text:p>
          </table:table-cell>
          <table:table-cell table:number-columns-repeated="56"/>
        </table:table-row>
        <table:table-row table:style-name="ro3">
          <table:table-cell table:style-name="ce9" table:formula="of:=[.A471]+1" office:value-type="float" office:value="470" calcext:value-type="float">
            <text:p>470</text:p>
          </table:table-cell>
          <table:table-cell table:style-name="ce15" table:formula="of:=RAND()*180" office:value-type="float" office:value="95.4083895717415" calcext:value-type="float">
            <text:p>95.4083895717415</text:p>
          </table:table-cell>
          <table:table-cell table:style-name="ce15" table:formula="of:=RAND()*180" office:value-type="float" office:value="167.751696793294" calcext:value-type="float">
            <text:p>167.751696793294</text:p>
          </table:table-cell>
          <table:table-cell table:style-name="ce15" table:formula="of:=RAND()*180" office:value-type="float" office:value="151.041182385597" calcext:value-type="float">
            <text:p>151.04118238559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2]*EXP([.C472]/180)-[.D472]/([.C472]^2))/180" office:value-type="float" office:value="1.34600558767098" calcext:value-type="float">
            <text:p>1.34600558767098</text:p>
          </table:table-cell>
          <table:table-cell table:style-name="ce22" table:formula="of:=0.01*([.B472]+[.B472]^2*0.1+[.C472]*[.D472])/([.C472]*[.D472]-[.B472])" office:value-type="float" office:value="0.0104362144786298" calcext:value-type="float">
            <text:p>0.01044</text:p>
          </table:table-cell>
          <table:table-cell table:style-name="ce28" office:value-type="string" calcext:value-type="string">
            <text:p>134,212,514</text:p>
          </table:table-cell>
          <table:table-cell table:number-columns-repeated="56"/>
        </table:table-row>
        <table:table-row table:style-name="ro3">
          <table:table-cell table:style-name="ce9" table:formula="of:=[.A472]+1" office:value-type="float" office:value="471" calcext:value-type="float">
            <text:p>471</text:p>
          </table:table-cell>
          <table:table-cell table:style-name="ce15" table:formula="of:=RAND()*180" office:value-type="float" office:value="116.681968969777" calcext:value-type="float">
            <text:p>116.681968969777</text:p>
          </table:table-cell>
          <table:table-cell table:style-name="ce15" table:formula="of:=RAND()*180" office:value-type="float" office:value="75.8367986933613" calcext:value-type="float">
            <text:p>75.8367986933613</text:p>
          </table:table-cell>
          <table:table-cell table:style-name="ce15" table:formula="of:=RAND()*180" office:value-type="float" office:value="2.42144576150307" calcext:value-type="float">
            <text:p>2.4214457615030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3]*EXP([.C473]/180)-[.D473]/([.C473]^2))/180" office:value-type="float" office:value="0.987882366534282" calcext:value-type="float">
            <text:p>0.987882366534282</text:p>
          </table:table-cell>
          <table:table-cell table:style-name="ce22" table:formula="of:=0.01*([.B473]+[.B473]^2*0.1+[.C473]*[.D473])/([.C473]*[.D473]-[.B473])" office:value-type="float" office:value="0.24820271801259" calcext:value-type="float">
            <text:p>0.24820</text:p>
          </table:table-cell>
          <table:table-cell table:style-name="ce28" office:value-type="string" calcext:value-type="string">
            <text:p>1,369,226,156</text:p>
          </table:table-cell>
          <table:table-cell table:number-columns-repeated="56"/>
        </table:table-row>
        <table:table-row table:style-name="ro3">
          <table:table-cell table:style-name="ce9" table:formula="of:=[.A473]+1" office:value-type="float" office:value="472" calcext:value-type="float">
            <text:p>472</text:p>
          </table:table-cell>
          <table:table-cell table:style-name="ce15" table:formula="of:=RAND()*180" office:value-type="float" office:value="84.4151770971866" calcext:value-type="float">
            <text:p>84.4151770971866</text:p>
          </table:table-cell>
          <table:table-cell table:style-name="ce15" table:formula="of:=RAND()*180" office:value-type="float" office:value="49.7200479194416" calcext:value-type="float">
            <text:p>49.7200479194416</text:p>
          </table:table-cell>
          <table:table-cell table:style-name="ce15" table:formula="of:=RAND()*180" office:value-type="float" office:value="45.3568200534558" calcext:value-type="float">
            <text:p>45.356820053455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4]*EXP([.C474]/180)-[.D474]/([.C474]^2))/180" office:value-type="float" office:value="0.618070927784121" calcext:value-type="float">
            <text:p>0.618070927784121</text:p>
          </table:table-cell>
          <table:table-cell table:style-name="ce22" table:formula="of:=0.01*([.B474]+[.B474]^2*0.1+[.C474]*[.D474])/([.C474]*[.D474]-[.B474])" office:value-type="float" office:value="0.0140604927485832" calcext:value-type="float">
            <text:p>0.01406</text:p>
          </table:table-cell>
          <table:table-cell table:style-name="ce28" office:value-type="string" calcext:value-type="string">
            <text:p>1,396,327,189</text:p>
          </table:table-cell>
          <table:table-cell table:number-columns-repeated="56"/>
        </table:table-row>
        <table:table-row table:style-name="ro3">
          <table:table-cell table:style-name="ce9" table:formula="of:=[.A474]+1" office:value-type="float" office:value="473" calcext:value-type="float">
            <text:p>473</text:p>
          </table:table-cell>
          <table:table-cell table:style-name="ce15" table:formula="of:=RAND()*180" office:value-type="float" office:value="88.1006973103509" calcext:value-type="float">
            <text:p>88.1006973103509</text:p>
          </table:table-cell>
          <table:table-cell table:style-name="ce15" table:formula="of:=RAND()*180" office:value-type="float" office:value="41.9389162300838" calcext:value-type="float">
            <text:p>41.9389162300838</text:p>
          </table:table-cell>
          <table:table-cell table:style-name="ce15" table:formula="of:=RAND()*180" office:value-type="float" office:value="29.8951193702773" calcext:value-type="float">
            <text:p>29.895119370277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5]*EXP([.C475]/180)-[.D475]/([.C475]^2))/180" office:value-type="float" office:value="0.617772345683476" calcext:value-type="float">
            <text:p>0.617772345683476</text:p>
          </table:table-cell>
          <table:table-cell table:style-name="ce22" table:formula="of:=0.01*([.B475]+[.B475]^2*0.1+[.C475]*[.D475])/([.C475]*[.D475]-[.B475])" office:value-type="float" office:value="0.0181702037800726" calcext:value-type="float">
            <text:p>0.01817</text:p>
          </table:table-cell>
          <table:table-cell table:style-name="ce28" office:value-type="string" calcext:value-type="string">
            <text:p>142,342,824</text:p>
          </table:table-cell>
          <table:table-cell table:number-columns-repeated="56"/>
        </table:table-row>
        <table:table-row table:style-name="ro3">
          <table:table-cell table:style-name="ce9" table:formula="of:=[.A475]+1" office:value-type="float" office:value="474" calcext:value-type="float">
            <text:p>474</text:p>
          </table:table-cell>
          <table:table-cell table:style-name="ce15" table:formula="of:=RAND()*180" office:value-type="float" office:value="164.66901315103" calcext:value-type="float">
            <text:p>164.66901315103</text:p>
          </table:table-cell>
          <table:table-cell table:style-name="ce15" table:formula="of:=RAND()*180" office:value-type="float" office:value="70.9678858030396" calcext:value-type="float">
            <text:p>70.9678858030396</text:p>
          </table:table-cell>
          <table:table-cell table:style-name="ce15" table:formula="of:=RAND()*180" office:value-type="float" office:value="32.2574051521996" calcext:value-type="float">
            <text:p>32.257405152199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6]*EXP([.C476]/180)-[.D476]/([.C476]^2))/180" office:value-type="float" office:value="1.35692408672522" calcext:value-type="float">
            <text:p>1.35692408672522</text:p>
          </table:table-cell>
          <table:table-cell table:style-name="ce22" table:formula="of:=0.01*([.B476]+[.B476]^2*0.1+[.C476]*[.D476])/([.C476]*[.D476]-[.B476])" office:value-type="float" office:value="0.0243131326558943" calcext:value-type="float">
            <text:p>0.02431</text:p>
          </table:table-cell>
          <table:table-cell table:style-name="ce28" office:value-type="string" calcext:value-type="string">
            <text:p>1,450,529,255</text:p>
          </table:table-cell>
          <table:table-cell table:number-columns-repeated="56"/>
        </table:table-row>
        <table:table-row table:style-name="ro3">
          <table:table-cell table:style-name="ce9" table:formula="of:=[.A476]+1" office:value-type="float" office:value="475" calcext:value-type="float">
            <text:p>475</text:p>
          </table:table-cell>
          <table:table-cell table:style-name="ce15" table:formula="of:=RAND()*180" office:value-type="float" office:value="6.9149618706537" calcext:value-type="float">
            <text:p>6.9149618706537</text:p>
          </table:table-cell>
          <table:table-cell table:style-name="ce15" table:formula="of:=RAND()*180" office:value-type="float" office:value="134.205635578365" calcext:value-type="float">
            <text:p>134.205635578365</text:p>
          </table:table-cell>
          <table:table-cell table:style-name="ce15" table:formula="of:=RAND()*180" office:value-type="float" office:value="161.457682546871" calcext:value-type="float">
            <text:p>161.45768254687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7]*EXP([.C477]/180)-[.D477]/([.C477]^2))/180" office:value-type="float" office:value="0.080919714672184" calcext:value-type="float">
            <text:p>0.080919714672184</text:p>
          </table:table-cell>
          <table:table-cell table:style-name="ce22" table:formula="of:=0.01*([.B477]+[.B477]^2*0.1+[.C477]*[.D477])/([.C477]*[.D477]-[.B477])" office:value-type="float" office:value="0.0100085919691113" calcext:value-type="float">
            <text:p>0.01001</text:p>
          </table:table-cell>
          <table:table-cell table:style-name="ce28" office:value-type="string" calcext:value-type="string">
            <text:p>1,477,630,288</text:p>
          </table:table-cell>
          <table:table-cell table:number-columns-repeated="56"/>
        </table:table-row>
        <table:table-row table:style-name="ro3">
          <table:table-cell table:style-name="ce9" table:formula="of:=[.A477]+1" office:value-type="float" office:value="476" calcext:value-type="float">
            <text:p>476</text:p>
          </table:table-cell>
          <table:table-cell table:style-name="ce15" table:formula="of:=RAND()*180" office:value-type="float" office:value="139.677801941797" calcext:value-type="float">
            <text:p>139.677801941797</text:p>
          </table:table-cell>
          <table:table-cell table:style-name="ce15" table:formula="of:=RAND()*180" office:value-type="float" office:value="72.9861903621149" calcext:value-type="float">
            <text:p>72.9861903621149</text:p>
          </table:table-cell>
          <table:table-cell table:style-name="ce15" table:formula="of:=RAND()*180" office:value-type="float" office:value="151.895819391321" calcext:value-type="float">
            <text:p>151.89581939132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8]*EXP([.C478]/180)-[.D478]/([.C478]^2))/180" office:value-type="float" office:value="1.1638392478068" calcext:value-type="float">
            <text:p>1.1638392478068</text:p>
          </table:table-cell>
          <table:table-cell table:style-name="ce22" table:formula="of:=0.01*([.B478]+[.B478]^2*0.1+[.C478]*[.D478])/([.C478]*[.D478]-[.B478])" office:value-type="float" office:value="0.0120374732695901" calcext:value-type="float">
            <text:p>0.01204</text:p>
          </table:table-cell>
          <table:table-cell table:style-name="ce28" office:value-type="string" calcext:value-type="string">
            <text:p>150,473,134</text:p>
          </table:table-cell>
          <table:table-cell table:number-columns-repeated="56"/>
        </table:table-row>
        <table:table-row table:style-name="ro3">
          <table:table-cell table:style-name="ce9" table:formula="of:=[.A478]+1" office:value-type="float" office:value="477" calcext:value-type="float">
            <text:p>477</text:p>
          </table:table-cell>
          <table:table-cell table:style-name="ce15" table:formula="of:=RAND()*180" office:value-type="float" office:value="62.482636083228" calcext:value-type="float">
            <text:p>62.482636083228</text:p>
          </table:table-cell>
          <table:table-cell table:style-name="ce15" table:formula="of:=RAND()*180" office:value-type="float" office:value="87.4888438641314" calcext:value-type="float">
            <text:p>87.4888438641314</text:p>
          </table:table-cell>
          <table:table-cell table:style-name="ce15" table:formula="of:=RAND()*180" office:value-type="float" office:value="176.12034809532" calcext:value-type="float">
            <text:p>176.1203480953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9]*EXP([.C479]/180)-[.D479]/([.C479]^2))/180" office:value-type="float" office:value="0.564256952145074" calcext:value-type="float">
            <text:p>0.564256952145074</text:p>
          </table:table-cell>
          <table:table-cell table:style-name="ce22" table:formula="of:=0.01*([.B479]+[.B479]^2*0.1+[.C479]*[.D479])/([.C479]*[.D479]-[.B479])" office:value-type="float" office:value="0.0103358337455666" calcext:value-type="float">
            <text:p>0.01034</text:p>
          </table:table-cell>
          <table:table-cell table:style-name="ce28" office:value-type="string" calcext:value-type="string">
            <text:p>1,531,832,355</text:p>
          </table:table-cell>
          <table:table-cell table:number-columns-repeated="56"/>
        </table:table-row>
        <table:table-row table:style-name="ro3">
          <table:table-cell table:style-name="ce9" table:formula="of:=[.A479]+1" office:value-type="float" office:value="478" calcext:value-type="float">
            <text:p>478</text:p>
          </table:table-cell>
          <table:table-cell table:style-name="ce15" table:formula="of:=RAND()*180" office:value-type="float" office:value="10.7120274406217" calcext:value-type="float">
            <text:p>10.7120274406217</text:p>
          </table:table-cell>
          <table:table-cell table:style-name="ce15" table:formula="of:=RAND()*180" office:value-type="float" office:value="74.5636313472632" calcext:value-type="float">
            <text:p>74.5636313472632</text:p>
          </table:table-cell>
          <table:table-cell table:style-name="ce15" table:formula="of:=RAND()*180" office:value-type="float" office:value="110.573168817801" calcext:value-type="float">
            <text:p>110.57316881780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0]*EXP([.C480]/180)-[.D480]/([.C480]^2))/180" office:value-type="float" office:value="0.0899433752453603" calcext:value-type="float">
            <text:p>0.08994337524536</text:p>
          </table:table-cell>
          <table:table-cell table:style-name="ce22" table:formula="of:=0.01*([.B480]+[.B480]^2*0.1+[.C480]*[.D480])/([.C480]*[.D480]-[.B480])" office:value-type="float" office:value="0.0100399547101123" calcext:value-type="float">
            <text:p>0.01004</text:p>
          </table:table-cell>
          <table:table-cell table:style-name="ce24" office:value-type="string" calcext:value-type="string">
            <text:p>1,558,933,388</text:p>
          </table:table-cell>
          <table:table-cell table:number-columns-repeated="56"/>
        </table:table-row>
        <table:table-row table:style-name="ro3">
          <table:table-cell table:style-name="ce9" table:formula="of:=[.A480]+1" office:value-type="float" office:value="479" calcext:value-type="float">
            <text:p>479</text:p>
          </table:table-cell>
          <table:table-cell table:style-name="ce15" table:formula="of:=RAND()*180" office:value-type="float" office:value="175.997316011449" calcext:value-type="float">
            <text:p>175.997316011449</text:p>
          </table:table-cell>
          <table:table-cell table:style-name="ce15" table:formula="of:=RAND()*180" office:value-type="float" office:value="109.868606206181" calcext:value-type="float">
            <text:p>109.868606206181</text:p>
          </table:table-cell>
          <table:table-cell table:style-name="ce15" table:formula="of:=RAND()*180" office:value-type="float" office:value="105.171976338051" calcext:value-type="float">
            <text:p>105.17197633805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1]*EXP([.C481]/180)-[.D481]/([.C481]^2))/180" office:value-type="float" office:value="1.80014308090263" calcext:value-type="float">
            <text:p>1.80014308090263</text:p>
          </table:table-cell>
          <table:table-cell table:style-name="ce22" table:formula="of:=0.01*([.B481]+[.B481]^2*0.1+[.C481]*[.D481])/([.C481]*[.D481]-[.B481])" office:value-type="float" office:value="0.0130314346582021" calcext:value-type="float">
            <text:p>0.01303</text:p>
          </table:table-cell>
          <table:table-cell table:style-name="ce24" office:value-type="string" calcext:value-type="string">
            <text:p>1,586,034,421</text:p>
          </table:table-cell>
          <table:table-cell table:number-columns-repeated="56"/>
        </table:table-row>
        <table:table-row table:style-name="ro3">
          <table:table-cell table:style-name="ce9" table:formula="of:=[.A481]+1" office:value-type="float" office:value="480" calcext:value-type="float">
            <text:p>480</text:p>
          </table:table-cell>
          <table:table-cell table:style-name="ce15" table:formula="of:=RAND()*180" office:value-type="float" office:value="106.68524002997" calcext:value-type="float">
            <text:p>106.68524002997</text:p>
          </table:table-cell>
          <table:table-cell table:style-name="ce15" table:formula="of:=RAND()*180" office:value-type="float" office:value="132.246570954411" calcext:value-type="float">
            <text:p>132.246570954411</text:p>
          </table:table-cell>
          <table:table-cell table:style-name="ce15" table:formula="of:=RAND()*180" office:value-type="float" office:value="173.75254242674" calcext:value-type="float">
            <text:p>173.7525424267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2]*EXP([.C482]/180)-[.D482]/([.C482]^2))/180" office:value-type="float" office:value="1.23563433646459" calcext:value-type="float">
            <text:p>1.23563433646459</text:p>
          </table:table-cell>
          <table:table-cell table:style-name="ce22" table:formula="of:=0.01*([.B482]+[.B482]^2*0.1+[.C482]*[.D482])/([.C482]*[.D482]-[.B482])" office:value-type="float" office:value="0.0105909297405173" calcext:value-type="float">
            <text:p>0.01059</text:p>
          </table:table-cell>
          <table:table-cell table:style-name="ce24" office:value-type="string" calcext:value-type="string">
            <text:p>1,613,135,454</text:p>
          </table:table-cell>
          <table:table-cell table:number-columns-repeated="56"/>
        </table:table-row>
        <table:table-row table:style-name="ro3">
          <table:table-cell table:style-name="ce9" table:formula="of:=[.A482]+1" office:value-type="float" office:value="481" calcext:value-type="float">
            <text:p>481</text:p>
          </table:table-cell>
          <table:table-cell table:style-name="ce15" table:formula="of:=RAND()*180" office:value-type="float" office:value="163.056632661751" calcext:value-type="float">
            <text:p>163.056632661751</text:p>
          </table:table-cell>
          <table:table-cell table:style-name="ce15" table:formula="of:=RAND()*180" office:value-type="float" office:value="31.69264028972" calcext:value-type="float">
            <text:p>31.69264028972</text:p>
          </table:table-cell>
          <table:table-cell table:style-name="ce15" table:formula="of:=RAND()*180" office:value-type="float" office:value="146.214041135242" calcext:value-type="float">
            <text:p>146.21404113524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3]*EXP([.C483]/180)-[.D483]/([.C483]^2))/180" office:value-type="float" office:value="1.07946121570916" calcext:value-type="float">
            <text:p>1.07946121570916</text:p>
          </table:table-cell>
          <table:table-cell table:style-name="ce22" table:formula="of:=0.01*([.B483]+[.B483]^2*0.1+[.C483]*[.D483])/([.C483]*[.D483]-[.B483])" office:value-type="float" office:value="0.0166762656384735" calcext:value-type="float">
            <text:p>0.01668</text:p>
          </table:table-cell>
          <table:table-cell table:style-name="ce24" office:value-type="string" calcext:value-type="string">
            <text:p>1,640,236,488</text:p>
          </table:table-cell>
          <table:table-cell table:number-columns-repeated="56"/>
        </table:table-row>
        <table:table-row table:style-name="ro3">
          <table:table-cell table:style-name="ce9" table:formula="of:=[.A483]+1" office:value-type="float" office:value="482" calcext:value-type="float">
            <text:p>482</text:p>
          </table:table-cell>
          <table:table-cell table:style-name="ce15" table:formula="of:=RAND()*180" office:value-type="float" office:value="49.9453241882197" calcext:value-type="float">
            <text:p>49.9453241882197</text:p>
          </table:table-cell>
          <table:table-cell table:style-name="ce15" table:formula="of:=RAND()*180" office:value-type="float" office:value="135.703513935404" calcext:value-type="float">
            <text:p>135.703513935404</text:p>
          </table:table-cell>
          <table:table-cell table:style-name="ce15" table:formula="of:=RAND()*180" office:value-type="float" office:value="160.328570048063" calcext:value-type="float">
            <text:p>160.32857004806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4]*EXP([.C484]/180)-[.D484]/([.C484]^2))/180" office:value-type="float" office:value="0.589664485869027" calcext:value-type="float">
            <text:p>0.589664485869027</text:p>
          </table:table-cell>
          <table:table-cell table:style-name="ce22" table:formula="of:=0.01*([.B484]+[.B484]^2*0.1+[.C484]*[.D484])/([.C484]*[.D484]-[.B484])" office:value-type="float" office:value="0.0101609346707476" calcext:value-type="float">
            <text:p>0.01016</text:p>
          </table:table-cell>
          <table:table-cell table:style-name="ce24" office:value-type="string" calcext:value-type="string">
            <text:p>1,667,337,521</text:p>
          </table:table-cell>
          <table:table-cell table:number-columns-repeated="56"/>
        </table:table-row>
        <table:table-row table:style-name="ro3">
          <table:table-cell table:style-name="ce9" table:formula="of:=[.A484]+1" office:value-type="float" office:value="483" calcext:value-type="float">
            <text:p>483</text:p>
          </table:table-cell>
          <table:table-cell table:style-name="ce15" table:formula="of:=RAND()*180" office:value-type="float" office:value="94.3404979709517" calcext:value-type="float">
            <text:p>94.3404979709517</text:p>
          </table:table-cell>
          <table:table-cell table:style-name="ce15" table:formula="of:=RAND()*180" office:value-type="float" office:value="77.6506184261226" calcext:value-type="float">
            <text:p>77.6506184261226</text:p>
          </table:table-cell>
          <table:table-cell table:style-name="ce15" table:formula="of:=RAND()*180" office:value-type="float" office:value="155.587065148526" calcext:value-type="float">
            <text:p>155.58706514852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5]*EXP([.C485]/180)-[.D485]/([.C485]^2))/180" office:value-type="float" office:value="0.806677221574756" calcext:value-type="float">
            <text:p>0.806677221574756</text:p>
          </table:table-cell>
          <table:table-cell table:style-name="ce22" table:formula="of:=0.01*([.B485]+[.B485]^2*0.1+[.C485]*[.D485])/([.C485]*[.D485]-[.B485])" office:value-type="float" office:value="0.0108998796471921" calcext:value-type="float">
            <text:p>0.01090</text:p>
          </table:table-cell>
          <table:table-cell table:style-name="ce24" office:value-type="string" calcext:value-type="string">
            <text:p>1,694,438,554</text:p>
          </table:table-cell>
          <table:table-cell table:number-columns-repeated="56"/>
        </table:table-row>
        <table:table-row table:style-name="ro3">
          <table:table-cell table:style-name="ce9" table:formula="of:=[.A485]+1" office:value-type="float" office:value="484" calcext:value-type="float">
            <text:p>484</text:p>
          </table:table-cell>
          <table:table-cell table:style-name="ce15" table:formula="of:=RAND()*180" office:value-type="float" office:value="54.9233161888957" calcext:value-type="float">
            <text:p>54.9233161888957</text:p>
          </table:table-cell>
          <table:table-cell table:style-name="ce15" table:formula="of:=RAND()*180" office:value-type="float" office:value="67.2727183408955" calcext:value-type="float">
            <text:p>67.2727183408955</text:p>
          </table:table-cell>
          <table:table-cell table:style-name="ce15" table:formula="of:=RAND()*180" office:value-type="float" office:value="46.0988160463982" calcext:value-type="float">
            <text:p>46.098816046398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6]*EXP([.C486]/180)-[.D486]/([.C486]^2))/180" office:value-type="float" office:value="0.44334403802638" calcext:value-type="float">
            <text:p>0.44334403802638</text:p>
          </table:table-cell>
          <table:table-cell table:style-name="ce22" table:formula="of:=0.01*([.B486]+[.B486]^2*0.1+[.C486]*[.D486])/([.C486]*[.D486]-[.B486])" office:value-type="float" office:value="0.0113508447579892" calcext:value-type="float">
            <text:p>0.01135</text:p>
          </table:table-cell>
          <table:table-cell table:style-name="ce24" office:value-type="string" calcext:value-type="string">
            <text:p>1,721,539,587</text:p>
          </table:table-cell>
          <table:table-cell table:number-columns-repeated="56"/>
        </table:table-row>
        <table:table-row table:style-name="ro3">
          <table:table-cell table:style-name="ce9" table:formula="of:=[.A486]+1" office:value-type="float" office:value="485" calcext:value-type="float">
            <text:p>485</text:p>
          </table:table-cell>
          <table:table-cell table:style-name="ce15" table:formula="of:=RAND()*180" office:value-type="float" office:value="32.4385859577013" calcext:value-type="float">
            <text:p>32.4385859577013</text:p>
          </table:table-cell>
          <table:table-cell table:style-name="ce15" table:formula="of:=RAND()*180" office:value-type="float" office:value="176.063804232764" calcext:value-type="float">
            <text:p>176.063804232764</text:p>
          </table:table-cell>
          <table:table-cell table:style-name="ce15" table:formula="of:=RAND()*180" office:value-type="float" office:value="160.257728694149" calcext:value-type="float">
            <text:p>160.25772869414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7]*EXP([.C487]/180)-[.D487]/([.C487]^2))/180" office:value-type="float" office:value="0.479248563384111" calcext:value-type="float">
            <text:p>0.479248563384111</text:p>
          </table:table-cell>
          <table:table-cell table:style-name="ce22" table:formula="of:=0.01*([.B487]+[.B487]^2*0.1+[.C487]*[.D487])/([.C487]*[.D487]-[.B487])" office:value-type="float" office:value="0.0100603564105537" calcext:value-type="float">
            <text:p>0.01006</text:p>
          </table:table-cell>
          <table:table-cell table:style-name="ce24" office:value-type="string" calcext:value-type="string">
            <text:p>1,748,640,620</text:p>
          </table:table-cell>
          <table:table-cell table:number-columns-repeated="56"/>
        </table:table-row>
        <table:table-row table:style-name="ro3">
          <table:table-cell table:style-name="ce9" table:formula="of:=[.A487]+1" office:value-type="float" office:value="486" calcext:value-type="float">
            <text:p>486</text:p>
          </table:table-cell>
          <table:table-cell table:style-name="ce15" table:formula="of:=RAND()*180" office:value-type="float" office:value="154.204914983583" calcext:value-type="float">
            <text:p>154.204914983583</text:p>
          </table:table-cell>
          <table:table-cell table:style-name="ce15" table:formula="of:=RAND()*180" office:value-type="float" office:value="56.2299203294296" calcext:value-type="float">
            <text:p>56.2299203294296</text:p>
          </table:table-cell>
          <table:table-cell table:style-name="ce15" table:formula="of:=RAND()*180" office:value-type="float" office:value="128.968215981135" calcext:value-type="float">
            <text:p>128.96821598113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88]*EXP([.C488]/180)-[.D488]/([.C488]^2))/180" office:value-type="float" office:value="1.17060459920848" calcext:value-type="float">
            <text:p>1.17060459920848</text:p>
          </table:table-cell>
          <table:table-cell table:style-name="ce22" table:formula="of:=0.01*([.B488]+[.B488]^2*0.1+[.C488]*[.D488])/([.C488]*[.D488]-[.B488])" office:value-type="float" office:value="0.013784800252545" calcext:value-type="float">
            <text:p>0.01378</text:p>
          </table:table-cell>
          <table:table-cell table:style-name="ce25" office:value-type="string" calcext:value-type="string">
            <text:p>1,775,741,654</text:p>
          </table:table-cell>
          <table:table-cell table:number-columns-repeated="56"/>
        </table:table-row>
        <table:table-row table:style-name="ro3">
          <table:table-cell table:style-name="ce9" table:formula="of:=[.A488]+1" office:value-type="float" office:value="487" calcext:value-type="float">
            <text:p>487</text:p>
          </table:table-cell>
          <table:table-cell table:style-name="ce15" table:formula="of:=RAND()*180" office:value-type="float" office:value="89.2144512866695" calcext:value-type="float">
            <text:p>89.2144512866695</text:p>
          </table:table-cell>
          <table:table-cell table:style-name="ce15" table:formula="of:=RAND()*180" office:value-type="float" office:value="131.139077621499" calcext:value-type="float">
            <text:p>131.139077621499</text:p>
          </table:table-cell>
          <table:table-cell table:style-name="ce15" table:formula="of:=RAND()*180" office:value-type="float" office:value="110.220172959387" calcext:value-type="float">
            <text:p>110.22017295938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89]*EXP([.C489]/180)-[.D489]/([.C489]^2))/180" office:value-type="float" office:value="1.026958936235" calcext:value-type="float">
            <text:p>1.026958936235</text:p>
          </table:table-cell>
          <table:table-cell table:style-name="ce22" table:formula="of:=0.01*([.B489]+[.B489]^2*0.1+[.C489]*[.D489])/([.C489]*[.D489]-[.B489])" office:value-type="float" office:value="0.0106782830673241" calcext:value-type="float">
            <text:p>0.01068</text:p>
          </table:table-cell>
          <table:table-cell table:style-name="ce25" office:value-type="string" calcext:value-type="string">
            <text:p>1,802,842,687</text:p>
          </table:table-cell>
          <table:table-cell table:number-columns-repeated="56"/>
        </table:table-row>
        <table:table-row table:style-name="ro3">
          <table:table-cell table:style-name="ce9" table:formula="of:=[.A489]+1" office:value-type="float" office:value="488" calcext:value-type="float">
            <text:p>488</text:p>
          </table:table-cell>
          <table:table-cell table:style-name="ce15" table:formula="of:=RAND()*180" office:value-type="float" office:value="40.5464051699861" calcext:value-type="float">
            <text:p>40.5464051699861</text:p>
          </table:table-cell>
          <table:table-cell table:style-name="ce15" table:formula="of:=RAND()*180" office:value-type="float" office:value="48.9973432445786" calcext:value-type="float">
            <text:p>48.9973432445786</text:p>
          </table:table-cell>
          <table:table-cell table:style-name="ce15" table:formula="of:=RAND()*180" office:value-type="float" office:value="3.48935245254922" calcext:value-type="float">
            <text:p>3.4893524525492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0]*EXP([.C490]/180)-[.D490]/([.C490]^2))/180" office:value-type="float" office:value="0.295723740928497" calcext:value-type="float">
            <text:p>0.295723740928497</text:p>
          </table:table-cell>
          <table:table-cell table:style-name="ce22" table:formula="of:=0.01*([.B490]+[.B490]^2*0.1+[.C490]*[.D490])/([.C490]*[.D490]-[.B490])" office:value-type="float" office:value="0.028822958416197" calcext:value-type="float">
            <text:p>0.02882</text:p>
          </table:table-cell>
          <table:table-cell table:style-name="ce25" office:value-type="string" calcext:value-type="string">
            <text:p>1,829,943,720</text:p>
          </table:table-cell>
          <table:table-cell table:number-columns-repeated="56"/>
        </table:table-row>
        <table:table-row table:style-name="ro3">
          <table:table-cell table:style-name="ce9" table:formula="of:=[.A490]+1" office:value-type="float" office:value="489" calcext:value-type="float">
            <text:p>489</text:p>
          </table:table-cell>
          <table:table-cell table:style-name="ce15" table:formula="of:=RAND()*180" office:value-type="float" office:value="29.4646901086776" calcext:value-type="float">
            <text:p>29.4646901086776</text:p>
          </table:table-cell>
          <table:table-cell table:style-name="ce15" table:formula="of:=RAND()*180" office:value-type="float" office:value="0.467607051472262" calcext:value-type="float">
            <text:p>0.467607051472262</text:p>
          </table:table-cell>
          <table:table-cell table:style-name="ce15" table:formula="of:=RAND()*180" office:value-type="float" office:value="45.4383753652888" calcext:value-type="float">
            <text:p>45.438375365288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1]*EXP([.C491]/180)-[.D491]/([.C491]^2))/180" office:value-type="float" office:value="-0.990366193271764" calcext:value-type="float">
            <text:p>-0.990366193271764</text:p>
          </table:table-cell>
          <table:table-cell table:style-name="ce22" table:formula="of:=0.01*([.B491]+[.B491]^2*0.1+[.C491]*[.D491])/([.C491]*[.D491]-[.B491])" office:value-type="float" office:value="-0.167363199837972" calcext:value-type="float">
            <text:p>-0.16736</text:p>
          </table:table-cell>
          <table:table-cell table:style-name="ce25" office:value-type="string" calcext:value-type="string">
            <text:p>1,857,044,753</text:p>
          </table:table-cell>
          <table:table-cell table:number-columns-repeated="56"/>
        </table:table-row>
        <table:table-row table:style-name="ro3">
          <table:table-cell table:style-name="ce9" table:formula="of:=[.A491]+1" office:value-type="float" office:value="490" calcext:value-type="float">
            <text:p>490</text:p>
          </table:table-cell>
          <table:table-cell table:style-name="ce15" table:formula="of:=RAND()*180" office:value-type="float" office:value="88.0242180351599" calcext:value-type="float">
            <text:p>88.0242180351599</text:p>
          </table:table-cell>
          <table:table-cell table:style-name="ce15" table:formula="of:=RAND()*180" office:value-type="float" office:value="137.628923264994" calcext:value-type="float">
            <text:p>137.628923264994</text:p>
          </table:table-cell>
          <table:table-cell table:style-name="ce15" table:formula="of:=RAND()*180" office:value-type="float" office:value="3.47690157767796" calcext:value-type="float">
            <text:p>3.4769015776779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2]*EXP([.C492]/180)-[.D492]/([.C492]^2))/180" office:value-type="float" office:value="1.05049269681126" calcext:value-type="float">
            <text:p>1.05049269681126</text:p>
          </table:table-cell>
          <table:table-cell table:style-name="ce22" table:formula="of:=0.01*([.B492]+[.B492]^2*0.1+[.C492]*[.D492])/([.C492]*[.D492]-[.B492])" office:value-type="float" office:value="0.0343503097659598" calcext:value-type="float">
            <text:p>0.03435</text:p>
          </table:table-cell>
          <table:table-cell table:style-name="ce25" office:value-type="string" calcext:value-type="string">
            <text:p>1,884,145,786</text:p>
          </table:table-cell>
          <table:table-cell table:number-columns-repeated="56"/>
        </table:table-row>
        <table:table-row table:style-name="ro3">
          <table:table-cell table:style-name="ce9" table:formula="of:=[.A492]+1" office:value-type="float" office:value="491" calcext:value-type="float">
            <text:p>491</text:p>
          </table:table-cell>
          <table:table-cell table:style-name="ce15" table:formula="of:=RAND()*180" office:value-type="float" office:value="166.548977833663" calcext:value-type="float">
            <text:p>166.548977833663</text:p>
          </table:table-cell>
          <table:table-cell table:style-name="ce15" table:formula="of:=RAND()*180" office:value-type="float" office:value="68.9715028033927" calcext:value-type="float">
            <text:p>68.9715028033927</text:p>
          </table:table-cell>
          <table:table-cell table:style-name="ce15" table:formula="of:=RAND()*180" office:value-type="float" office:value="69.3989335033498" calcext:value-type="float">
            <text:p>69.398933503349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3]*EXP([.C493]/180)-[.D493]/([.C493]^2))/180" office:value-type="float" office:value="1.35723274207527" calcext:value-type="float">
            <text:p>1.35723274207527</text:p>
          </table:table-cell>
          <table:table-cell table:style-name="ce22" table:formula="of:=0.01*([.B493]+[.B493]^2*0.1+[.C493]*[.D493])/([.C493]*[.D493]-[.B493])" office:value-type="float" office:value="0.0167250093497576" calcext:value-type="float">
            <text:p>0.01673</text:p>
          </table:table-cell>
          <table:table-cell table:style-name="ce25" office:value-type="string" calcext:value-type="string">
            <text:p>1,911,246,820</text:p>
          </table:table-cell>
          <table:table-cell table:number-columns-repeated="56"/>
        </table:table-row>
        <table:table-row table:style-name="ro3">
          <table:table-cell table:style-name="ce9" table:formula="of:=[.A493]+1" office:value-type="float" office:value="492" calcext:value-type="float">
            <text:p>492</text:p>
          </table:table-cell>
          <table:table-cell table:style-name="ce15" table:formula="of:=RAND()*180" office:value-type="float" office:value="68.4856493144923" calcext:value-type="float">
            <text:p>68.4856493144923</text:p>
          </table:table-cell>
          <table:table-cell table:style-name="ce15" table:formula="of:=RAND()*180" office:value-type="float" office:value="127.220844307692" calcext:value-type="float">
            <text:p>127.220844307692</text:p>
          </table:table-cell>
          <table:table-cell table:style-name="ce15" table:formula="of:=RAND()*180" office:value-type="float" office:value="149.853697712117" calcext:value-type="float">
            <text:p>149.85369771211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4]*EXP([.C494]/180)-[.D494]/([.C494]^2))/180" office:value-type="float" office:value="0.771347077692778" calcext:value-type="float">
            <text:p>0.771347077692778</text:p>
          </table:table-cell>
          <table:table-cell table:style-name="ce22" table:formula="of:=0.01*([.B494]+[.B494]^2*0.1+[.C494]*[.D494])/([.C494]*[.D494]-[.B494])" office:value-type="float" office:value="0.0103190139040545" calcext:value-type="float">
            <text:p>0.01032</text:p>
          </table:table-cell>
          <table:table-cell table:style-name="ce25" office:value-type="string" calcext:value-type="string">
            <text:p>1,938,347,853</text:p>
          </table:table-cell>
          <table:table-cell table:number-columns-repeated="56"/>
        </table:table-row>
        <table:table-row table:style-name="ro3">
          <table:table-cell table:style-name="ce9" table:formula="of:=[.A494]+1" office:value-type="float" office:value="493" calcext:value-type="float">
            <text:p>493</text:p>
          </table:table-cell>
          <table:table-cell table:style-name="ce15" table:formula="of:=RAND()*180" office:value-type="float" office:value="135.369101286908" calcext:value-type="float">
            <text:p>135.369101286908</text:p>
          </table:table-cell>
          <table:table-cell table:style-name="ce15" table:formula="of:=RAND()*180" office:value-type="float" office:value="129.752937976023" calcext:value-type="float">
            <text:p>129.752937976023</text:p>
          </table:table-cell>
          <table:table-cell table:style-name="ce15" table:formula="of:=RAND()*180" office:value-type="float" office:value="56.7625912287412" calcext:value-type="float">
            <text:p>56.762591228741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5]*EXP([.C495]/180)-[.D495]/([.C495]^2))/180" office:value-type="float" office:value="1.54633222881788" calcext:value-type="float">
            <text:p>1.54633222881788</text:p>
          </table:table-cell>
          <table:table-cell table:style-name="ce22" table:formula="of:=0.01*([.B495]+[.B495]^2*0.1+[.C495]*[.D495])/([.C495]*[.D495]-[.B495])" office:value-type="float" office:value="0.0129091176623311" calcext:value-type="float">
            <text:p>0.01291</text:p>
          </table:table-cell>
          <table:table-cell table:style-name="ce25" office:value-type="string" calcext:value-type="string">
            <text:p>1,965,448,886</text:p>
          </table:table-cell>
          <table:table-cell table:number-columns-repeated="56"/>
        </table:table-row>
        <table:table-row table:style-name="ro3">
          <table:table-cell table:style-name="ce9" table:formula="of:=[.A495]+1" office:value-type="float" office:value="494" calcext:value-type="float">
            <text:p>494</text:p>
          </table:table-cell>
          <table:table-cell table:style-name="ce15" table:formula="of:=RAND()*180" office:value-type="float" office:value="83.0855483150838" calcext:value-type="float">
            <text:p>83.0855483150838</text:p>
          </table:table-cell>
          <table:table-cell table:style-name="ce15" table:formula="of:=RAND()*180" office:value-type="float" office:value="21.7687781704967" calcext:value-type="float">
            <text:p>21.7687781704967</text:p>
          </table:table-cell>
          <table:table-cell table:style-name="ce15" table:formula="of:=RAND()*180" office:value-type="float" office:value="129.127137857174" calcext:value-type="float">
            <text:p>129.12713785717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96]*EXP([.C496]/180)-[.D496]/([.C496]^2))/180" office:value-type="float" office:value="0.519411580501893" calcext:value-type="float">
            <text:p>0.519411580501893</text:p>
          </table:table-cell>
          <table:table-cell table:style-name="ce22" table:formula="of:=0.01*([.B496]+[.B496]^2*0.1+[.C496]*[.D496])/([.C496]*[.D496]-[.B496])" office:value-type="float" office:value="0.0131398006728874" calcext:value-type="float">
            <text:p>0.01314</text:p>
          </table:table-cell>
          <table:table-cell table:style-name="ce26" office:value-type="string" calcext:value-type="string">
            <text:p>1,992,549,919</text:p>
          </table:table-cell>
          <table:table-cell table:number-columns-repeated="56"/>
        </table:table-row>
        <table:table-row table:style-name="ro3">
          <table:table-cell table:style-name="ce9" table:formula="of:=[.A496]+1" office:value-type="float" office:value="495" calcext:value-type="float">
            <text:p>495</text:p>
          </table:table-cell>
          <table:table-cell table:style-name="ce15" table:formula="of:=RAND()*180" office:value-type="float" office:value="150.825351097735" calcext:value-type="float">
            <text:p>150.825351097735</text:p>
          </table:table-cell>
          <table:table-cell table:style-name="ce15" table:formula="of:=RAND()*180" office:value-type="float" office:value="91.5289285915096" calcext:value-type="float">
            <text:p>91.5289285915096</text:p>
          </table:table-cell>
          <table:table-cell table:style-name="ce15" table:formula="of:=RAND()*180" office:value-type="float" office:value="82.0062113589778" calcext:value-type="float">
            <text:p>82.006211358977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97]*EXP([.C497]/180)-[.D497]/([.C497]^2))/180" office:value-type="float" office:value="1.39322432110952" calcext:value-type="float">
            <text:p>1.39322432110952</text:p>
          </table:table-cell>
          <table:table-cell table:style-name="ce22" table:formula="of:=0.01*([.B497]+[.B497]^2*0.1+[.C497]*[.D497])/([.C497]*[.D497]-[.B497])" office:value-type="float" office:value="0.013502976154859" calcext:value-type="float">
            <text:p>0.01350</text:p>
          </table:table-cell>
          <table:table-cell table:style-name="ce26" office:value-type="string" calcext:value-type="string">
            <text:p>201,965,097</text:p>
          </table:table-cell>
          <table:table-cell table:number-columns-repeated="56"/>
        </table:table-row>
        <table:table-row table:style-name="ro3">
          <table:table-cell table:style-name="ce9" table:formula="of:=[.A497]+1" office:value-type="float" office:value="496" calcext:value-type="float">
            <text:p>496</text:p>
          </table:table-cell>
          <table:table-cell table:style-name="ce15" table:formula="of:=RAND()*180" office:value-type="float" office:value="25.7803790482235" calcext:value-type="float">
            <text:p>25.7803790482235</text:p>
          </table:table-cell>
          <table:table-cell table:style-name="ce15" table:formula="of:=RAND()*180" office:value-type="float" office:value="153.218912969808" calcext:value-type="float">
            <text:p>153.218912969808</text:p>
          </table:table-cell>
          <table:table-cell table:style-name="ce15" table:formula="of:=RAND()*180" office:value-type="float" office:value="64.9407142934936" calcext:value-type="float">
            <text:p>64.940714293493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98]*EXP([.C498]/180)-[.D498]/([.C498]^2))/180" office:value-type="float" office:value="0.335486764169568" calcext:value-type="float">
            <text:p>0.335486764169568</text:p>
          </table:table-cell>
          <table:table-cell table:style-name="ce22" table:formula="of:=0.01*([.B498]+[.B498]^2*0.1+[.C498]*[.D498])/([.C498]*[.D498]-[.B498])" office:value-type="float" office:value="0.0101189230235315" calcext:value-type="float">
            <text:p>0.01012</text:p>
          </table:table-cell>
          <table:table-cell table:style-name="ce26" office:value-type="string" calcext:value-type="string">
            <text:p>2,046,751,986</text:p>
          </table:table-cell>
          <table:table-cell table:number-columns-repeated="56"/>
        </table:table-row>
        <table:table-row table:style-name="ro3">
          <table:table-cell table:style-name="ce9" table:formula="of:=[.A498]+1" office:value-type="float" office:value="497" calcext:value-type="float">
            <text:p>497</text:p>
          </table:table-cell>
          <table:table-cell table:style-name="ce15" table:formula="of:=RAND()*180" office:value-type="float" office:value="48.9049158915375" calcext:value-type="float">
            <text:p>48.9049158915375</text:p>
          </table:table-cell>
          <table:table-cell table:style-name="ce15" table:formula="of:=RAND()*180" office:value-type="float" office:value="176.601750433045" calcext:value-type="float">
            <text:p>176.601750433045</text:p>
          </table:table-cell>
          <table:table-cell table:style-name="ce15" table:formula="of:=RAND()*180" office:value-type="float" office:value="126.452726225017" calcext:value-type="float">
            <text:p>126.45272622501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99]*EXP([.C499]/180)-[.D499]/([.C499]^2))/180" office:value-type="float" office:value="0.724706034946119" calcext:value-type="float">
            <text:p>0.724706034946119</text:p>
          </table:table-cell>
          <table:table-cell table:style-name="ce22" table:formula="of:=0.01*([.B499]+[.B499]^2*0.1+[.C499]*[.D499])/([.C499]*[.D499]-[.B499])" office:value-type="float" office:value="0.0101512278012849" calcext:value-type="float">
            <text:p>0.01015</text:p>
          </table:table-cell>
          <table:table-cell table:style-name="ce26" office:value-type="string" calcext:value-type="string">
            <text:p>2,073,853,019</text:p>
          </table:table-cell>
          <table:table-cell table:number-columns-repeated="56"/>
        </table:table-row>
        <table:table-row table:style-name="ro3">
          <table:table-cell table:style-name="ce9" table:formula="of:=[.A499]+1" office:value-type="float" office:value="498" calcext:value-type="float">
            <text:p>498</text:p>
          </table:table-cell>
          <table:table-cell table:style-name="ce15" table:formula="of:=RAND()*180" office:value-type="float" office:value="33.9981206672279" calcext:value-type="float">
            <text:p>33.9981206672279</text:p>
          </table:table-cell>
          <table:table-cell table:style-name="ce15" table:formula="of:=RAND()*180" office:value-type="float" office:value="111.268572267647" calcext:value-type="float">
            <text:p>111.268572267647</text:p>
          </table:table-cell>
          <table:table-cell table:style-name="ce15" table:formula="of:=RAND()*180" office:value-type="float" office:value="134.313421325874" calcext:value-type="float">
            <text:p>134.31342132587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00]*EXP([.C500]/180)-[.D500]/([.C500]^2))/180" office:value-type="float" office:value="0.350405279212183" calcext:value-type="float">
            <text:p>0.350405279212183</text:p>
          </table:table-cell>
          <table:table-cell table:style-name="ce22" table:formula="of:=0.01*([.B500]+[.B500]^2*0.1+[.C500]*[.D500])/([.C500]*[.D500]-[.B500])" office:value-type="float" office:value="0.0101231206025264" calcext:value-type="float">
            <text:p>0.01012</text:p>
          </table:table-cell>
          <table:table-cell table:style-name="ce26" office:value-type="string" calcext:value-type="string">
            <text:p>210,095,407</text:p>
          </table:table-cell>
          <table:table-cell table:number-columns-repeated="56"/>
        </table:table-row>
        <table:table-row table:style-name="ro3">
          <table:table-cell table:style-name="ce9" table:formula="of:=[.A500]+1" office:value-type="float" office:value="499" calcext:value-type="float">
            <text:p>499</text:p>
          </table:table-cell>
          <table:table-cell table:style-name="ce15" table:formula="of:=RAND()*180" office:value-type="float" office:value="69.9462670908419" calcext:value-type="float">
            <text:p>69.9462670908419</text:p>
          </table:table-cell>
          <table:table-cell table:style-name="ce15" table:formula="of:=RAND()*180" office:value-type="float" office:value="48.8613556057096" calcext:value-type="float">
            <text:p>48.8613556057096</text:p>
          </table:table-cell>
          <table:table-cell table:style-name="ce15" table:formula="of:=RAND()*180" office:value-type="float" office:value="74.3709994988641" calcext:value-type="float">
            <text:p>74.370999498864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01]*EXP([.C501]/180)-[.D501]/([.C501]^2))/180" office:value-type="float" office:value="0.509606162700036" calcext:value-type="float">
            <text:p>0.509606162700036</text:p>
          </table:table-cell>
          <table:table-cell table:style-name="ce22" table:formula="of:=0.01*([.B501]+[.B501]^2*0.1+[.C501]*[.D501])/([.C501]*[.D501]-[.B501])" office:value-type="float" office:value="0.0117653041655476" calcext:value-type="float">
            <text:p>0.01177</text:p>
          </table:table-cell>
          <table:table-cell table:style-name="ce26" office:value-type="string" calcext:value-type="string">
            <text:p>2,128,055,085</text:p>
          </table:table-cell>
          <table:table-cell table:number-columns-repeated="56"/>
        </table:table-row>
        <table:table-row table:style-name="ro3">
          <table:table-cell table:style-name="ce9" table:formula="of:=[.A501]+1" office:value-type="float" office:value="500" calcext:value-type="float">
            <text:p>500</text:p>
          </table:table-cell>
          <table:table-cell table:style-name="ce15" table:formula="of:=RAND()*180" office:value-type="float" office:value="113.617597015688" calcext:value-type="float">
            <text:p>113.617597015688</text:p>
          </table:table-cell>
          <table:table-cell table:style-name="ce15" table:formula="of:=RAND()*180" office:value-type="float" office:value="47.336901527557" calcext:value-type="float">
            <text:p>47.336901527557</text:p>
          </table:table-cell>
          <table:table-cell table:style-name="ce15" table:formula="of:=RAND()*180" office:value-type="float" office:value="15.9531794867619" calcext:value-type="float">
            <text:p>15.953179486761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02]*EXP([.C502]/180)-[.D502]/([.C502]^2))/180" office:value-type="float" office:value="0.821039679771872" calcext:value-type="float">
            <text:p>0.821039679771872</text:p>
          </table:table-cell>
          <table:table-cell table:style-name="ce22" table:formula="of:=0.01*([.B502]+[.B502]^2*0.1+[.C502]*[.D502])/([.C502]*[.D502]-[.B502])" office:value-type="float" office:value="0.0336632479645195" calcext:value-type="float">
            <text:p>0.03366</text:p>
          </table:table-cell>
          <table:table-cell table:style-name="ce26" office:value-type="string" calcext:value-type="string">
            <text:p>2,155,156,118</text:p>
          </table:table-cell>
          <table:table-cell table:number-columns-repeated="56"/>
        </table:table-row>
        <table:table-row table:style-name="ro3">
          <table:table-cell table:style-name="ce9" table:formula="of:=[.A502]+1" office:value-type="float" office:value="501" calcext:value-type="float">
            <text:p>501</text:p>
          </table:table-cell>
          <table:table-cell table:style-name="ce15" table:formula="of:=RAND()*180" office:value-type="float" office:value="136.852640150412" calcext:value-type="float">
            <text:p>136.852640150412</text:p>
          </table:table-cell>
          <table:table-cell table:style-name="ce15" table:formula="of:=RAND()*180" office:value-type="float" office:value="3.44027272747517" calcext:value-type="float">
            <text:p>3.44027272747517</text:p>
          </table:table-cell>
          <table:table-cell table:style-name="ce15" table:formula="of:=RAND()*180" office:value-type="float" office:value="105.611134252764" calcext:value-type="float">
            <text:p>105.61113425276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03]*EXP([.C503]/180)-[.D503]/([.C503]^2))/180" office:value-type="float" office:value="0.725389670164219" calcext:value-type="float">
            <text:p>0.725389670164219</text:p>
          </table:table-cell>
          <table:table-cell table:style-name="ce22" table:formula="of:=0.01*([.B503]+[.B503]^2*0.1+[.C503]*[.D503])/([.C503]*[.D503]-[.B503])" office:value-type="float" office:value="0.104780304803218" calcext:value-type="float">
            <text:p>0.10478</text:p>
          </table:table-cell>
          <table:table-cell table:style-name="ce26" office:value-type="string" calcext:value-type="string">
            <text:p>218,225,717</text:p>
          </table:table-cell>
          <table:table-cell table:number-columns-repeated="56"/>
        </table:table-row>
        <table:table-row table:style-name="ro3">
          <table:table-cell table:style-name="ce9" table:formula="of:=[.A503]+1" office:value-type="float" office:value="502" calcext:value-type="float">
            <text:p>502</text:p>
          </table:table-cell>
          <table:table-cell table:style-name="ce15" table:formula="of:=RAND()*180" office:value-type="float" office:value="72.0245121946637" calcext:value-type="float">
            <text:p>72.0245121946637</text:p>
          </table:table-cell>
          <table:table-cell table:style-name="ce15" table:formula="of:=RAND()*180" office:value-type="float" office:value="92.5837410053933" calcext:value-type="float">
            <text:p>92.5837410053933</text:p>
          </table:table-cell>
          <table:table-cell table:style-name="ce15" table:formula="of:=RAND()*180" office:value-type="float" office:value="11.4442428950419" calcext:value-type="float">
            <text:p>11.444242895041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4]*EXP([.C504]/180)-[.D504]/([.C504]^2))/180" office:value-type="float" office:value="0.669243499996092" calcext:value-type="float">
            <text:p>0.669243499996092</text:p>
          </table:table-cell>
          <table:table-cell table:style-name="ce22" table:formula="of:=0.01*([.B504]+[.B504]^2*0.1+[.C504]*[.D504])/([.C504]*[.D504]-[.B504])" office:value-type="float" office:value="0.0167117407881293" calcext:value-type="float">
            <text:p>0.01671</text:p>
          </table:table-cell>
          <table:table-cell table:style-name="ce27" office:value-type="string" calcext:value-type="string">
            <text:p>2,209,358,185</text:p>
          </table:table-cell>
          <table:table-cell table:number-columns-repeated="56"/>
        </table:table-row>
        <table:table-row table:style-name="ro3">
          <table:table-cell table:style-name="ce9" table:formula="of:=[.A504]+1" office:value-type="float" office:value="503" calcext:value-type="float">
            <text:p>503</text:p>
          </table:table-cell>
          <table:table-cell table:style-name="ce15" table:formula="of:=RAND()*180" office:value-type="float" office:value="159.634270393024" calcext:value-type="float">
            <text:p>159.634270393024</text:p>
          </table:table-cell>
          <table:table-cell table:style-name="ce15" table:formula="of:=RAND()*180" office:value-type="float" office:value="131.619927911982" calcext:value-type="float">
            <text:p>131.619927911982</text:p>
          </table:table-cell>
          <table:table-cell table:style-name="ce15" table:formula="of:=RAND()*180" office:value-type="float" office:value="78.0806229883554" calcext:value-type="float">
            <text:p>78.080622988355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5]*EXP([.C505]/180)-[.D505]/([.C505]^2))/180" office:value-type="float" office:value="1.84252473528432" calcext:value-type="float">
            <text:p>1.84252473528432</text:p>
          </table:table-cell>
          <table:table-cell table:style-name="ce22" table:formula="of:=0.01*([.B505]+[.B505]^2*0.1+[.C505]*[.D505])/([.C505]*[.D505]-[.B505])" office:value-type="float" office:value="0.0128343229762429" calcext:value-type="float">
            <text:p>0.01283</text:p>
          </table:table-cell>
          <table:table-cell table:style-name="ce27" office:value-type="string" calcext:value-type="string">
            <text:p>2,236,459,218</text:p>
          </table:table-cell>
          <table:table-cell table:number-columns-repeated="56"/>
        </table:table-row>
        <table:table-row table:style-name="ro3">
          <table:table-cell table:style-name="ce9" table:formula="of:=[.A505]+1" office:value-type="float" office:value="504" calcext:value-type="float">
            <text:p>504</text:p>
          </table:table-cell>
          <table:table-cell table:style-name="ce15" table:formula="of:=RAND()*180" office:value-type="float" office:value="59.6459121862357" calcext:value-type="float">
            <text:p>59.6459121862357</text:p>
          </table:table-cell>
          <table:table-cell table:style-name="ce15" table:formula="of:=RAND()*180" office:value-type="float" office:value="113.996538280459" calcext:value-type="float">
            <text:p>113.996538280459</text:p>
          </table:table-cell>
          <table:table-cell table:style-name="ce15" table:formula="of:=RAND()*180" office:value-type="float" office:value="140.24927381196" calcext:value-type="float">
            <text:p>140.2492738119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6]*EXP([.C506]/180)-[.D506]/([.C506]^2))/180" office:value-type="float" office:value="0.624182062399022" calcext:value-type="float">
            <text:p>0.624182062399022</text:p>
          </table:table-cell>
          <table:table-cell table:style-name="ce22" table:formula="of:=0.01*([.B506]+[.B506]^2*0.1+[.C506]*[.D506])/([.C506]*[.D506]-[.B506])" office:value-type="float" office:value="0.0102982463489344" calcext:value-type="float">
            <text:p>0.01030</text:p>
          </table:table-cell>
          <table:table-cell table:style-name="ce27" office:value-type="string" calcext:value-type="string">
            <text:p>2,263,560,251</text:p>
          </table:table-cell>
          <table:table-cell table:number-columns-repeated="56"/>
        </table:table-row>
        <table:table-row table:style-name="ro3">
          <table:table-cell table:style-name="ce9" table:formula="of:=[.A506]+1" office:value-type="float" office:value="505" calcext:value-type="float">
            <text:p>505</text:p>
          </table:table-cell>
          <table:table-cell table:style-name="ce15" table:formula="of:=RAND()*180" office:value-type="float" office:value="121.928531277965" calcext:value-type="float">
            <text:p>121.928531277965</text:p>
          </table:table-cell>
          <table:table-cell table:style-name="ce15" table:formula="of:=RAND()*180" office:value-type="float" office:value="56.6616316975012" calcext:value-type="float">
            <text:p>56.6616316975012</text:p>
          </table:table-cell>
          <table:table-cell table:style-name="ce15" table:formula="of:=RAND()*180" office:value-type="float" office:value="27.0006505361763" calcext:value-type="float">
            <text:p>27.000650536176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7]*EXP([.C507]/180)-[.D507]/([.C507]^2))/180" office:value-type="float" office:value="0.927942700441655" calcext:value-type="float">
            <text:p>0.927942700441655</text:p>
          </table:table-cell>
          <table:table-cell table:style-name="ce22" table:formula="of:=0.01*([.B507]+[.B507]^2*0.1+[.C507]*[.D507])/([.C507]*[.D507]-[.B507])" office:value-type="float" office:value="0.0222908215740415" calcext:value-type="float">
            <text:p>0.02229</text:p>
          </table:table-cell>
          <table:table-cell table:style-name="ce27" office:value-type="string" calcext:value-type="string">
            <text:p>2,290,661,284</text:p>
          </table:table-cell>
          <table:table-cell table:number-columns-repeated="56"/>
        </table:table-row>
        <table:table-row table:style-name="ro3">
          <table:table-cell table:style-name="ce9" table:formula="of:=[.A507]+1" office:value-type="float" office:value="506" calcext:value-type="float">
            <text:p>506</text:p>
          </table:table-cell>
          <table:table-cell table:style-name="ce15" table:formula="of:=RAND()*180" office:value-type="float" office:value="121.583785051456" calcext:value-type="float">
            <text:p>121.583785051456</text:p>
          </table:table-cell>
          <table:table-cell table:style-name="ce15" table:formula="of:=RAND()*180" office:value-type="float" office:value="99.2364045314322" calcext:value-type="float">
            <text:p>99.2364045314322</text:p>
          </table:table-cell>
          <table:table-cell table:style-name="ce15" table:formula="of:=RAND()*180" office:value-type="float" office:value="125.720095515202" calcext:value-type="float">
            <text:p>125.72009551520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8]*EXP([.C508]/180)-[.D508]/([.C508]^2))/180" office:value-type="float" office:value="1.17222027320123" calcext:value-type="float">
            <text:p>1.17222027320123</text:p>
          </table:table-cell>
          <table:table-cell table:style-name="ce22" table:formula="of:=0.01*([.B508]+[.B508]^2*0.1+[.C508]*[.D508])/([.C508]*[.D508]-[.B508])" office:value-type="float" office:value="0.0113933704270742" calcext:value-type="float">
            <text:p>0.01139</text:p>
          </table:table-cell>
          <table:table-cell table:style-name="ce27" office:value-type="string" calcext:value-type="string">
            <text:p>2,317,762,318</text:p>
          </table:table-cell>
          <table:table-cell table:number-columns-repeated="56"/>
        </table:table-row>
        <table:table-row table:style-name="ro3">
          <table:table-cell table:style-name="ce9" table:formula="of:=[.A508]+1" office:value-type="float" office:value="507" calcext:value-type="float">
            <text:p>507</text:p>
          </table:table-cell>
          <table:table-cell table:style-name="ce15" table:formula="of:=RAND()*180" office:value-type="float" office:value="156.918005435593" calcext:value-type="float">
            <text:p>156.918005435593</text:p>
          </table:table-cell>
          <table:table-cell table:style-name="ce15" table:formula="of:=RAND()*180" office:value-type="float" office:value="104.524991387141" calcext:value-type="float">
            <text:p>104.524991387141</text:p>
          </table:table-cell>
          <table:table-cell table:style-name="ce15" table:formula="of:=RAND()*180" office:value-type="float" office:value="45.3673632959606" calcext:value-type="float">
            <text:p>45.367363295960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9]*EXP([.C509]/180)-[.D509]/([.C509]^2))/180" office:value-type="float" office:value="1.55806731123941" calcext:value-type="float">
            <text:p>1.55806731123941</text:p>
          </table:table-cell>
          <table:table-cell table:style-name="ce22" table:formula="of:=0.01*([.B509]+[.B509]^2*0.1+[.C509]*[.D509])/([.C509]*[.D509]-[.B509])" office:value-type="float" office:value="0.0160547400791895" calcext:value-type="float">
            <text:p>0.01605</text:p>
          </table:table-cell>
          <table:table-cell table:style-name="ce27" office:value-type="string" calcext:value-type="string">
            <text:p>2,344,863,351</text:p>
          </table:table-cell>
          <table:table-cell table:number-columns-repeated="56"/>
        </table:table-row>
        <table:table-row table:style-name="ro3">
          <table:table-cell table:style-name="ce9" table:formula="of:=[.A509]+1" office:value-type="float" office:value="508" calcext:value-type="float">
            <text:p>508</text:p>
          </table:table-cell>
          <table:table-cell table:style-name="ce15" table:formula="of:=RAND()*180" office:value-type="float" office:value="133.912275177256" calcext:value-type="float">
            <text:p>133.912275177256</text:p>
          </table:table-cell>
          <table:table-cell table:style-name="ce15" table:formula="of:=RAND()*180" office:value-type="float" office:value="25.7979297768975" calcext:value-type="float">
            <text:p>25.7979297768975</text:p>
          </table:table-cell>
          <table:table-cell table:style-name="ce15" table:formula="of:=RAND()*180" office:value-type="float" office:value="145.424562565184" calcext:value-type="float">
            <text:p>145.42456256518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10]*EXP([.C510]/180)-[.D510]/([.C510]^2))/180" office:value-type="float" office:value="0.857387805151268" calcext:value-type="float">
            <text:p>0.857387805151268</text:p>
          </table:table-cell>
          <table:table-cell table:style-name="ce22" table:formula="of:=0.01*([.B510]+[.B510]^2*0.1+[.C510]*[.D510])/([.C510]*[.D510]-[.B510])" office:value-type="float" office:value="0.0156971315779465" calcext:value-type="float">
            <text:p>0.01570</text:p>
          </table:table-cell>
          <table:table-cell table:style-name="ce27" office:value-type="string" calcext:value-type="string">
            <text:p>2,371,964,384</text:p>
          </table:table-cell>
          <table:table-cell table:number-columns-repeated="56"/>
        </table:table-row>
        <table:table-row table:style-name="ro3">
          <table:table-cell table:style-name="ce9" table:formula="of:=[.A510]+1" office:value-type="float" office:value="509" calcext:value-type="float">
            <text:p>509</text:p>
          </table:table-cell>
          <table:table-cell table:style-name="ce15" table:formula="of:=RAND()*180" office:value-type="float" office:value="96.613461408085" calcext:value-type="float">
            <text:p>96.613461408085</text:p>
          </table:table-cell>
          <table:table-cell table:style-name="ce15" table:formula="of:=RAND()*180" office:value-type="float" office:value="106.422777656907" calcext:value-type="float">
            <text:p>106.422777656907</text:p>
          </table:table-cell>
          <table:table-cell table:style-name="ce15" table:formula="of:=RAND()*180" office:value-type="float" office:value="94.4122594982721" calcext:value-type="float">
            <text:p>94.412259498272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11]*EXP([.C511]/180)-[.D511]/([.C511]^2))/180" office:value-type="float" office:value="0.969428182119135" calcext:value-type="float">
            <text:p>0.969428182119135</text:p>
          </table:table-cell>
          <table:table-cell table:style-name="ce22" table:formula="of:=0.01*([.B511]+[.B511]^2*0.1+[.C511]*[.D511])/([.C511]*[.D511]-[.B511])" office:value-type="float" office:value="0.011132190586262" calcext:value-type="float">
            <text:p>0.01113</text:p>
          </table:table-cell>
          <table:table-cell table:style-name="ce27" office:value-type="string" calcext:value-type="string">
            <text:p>2,399,065,417</text:p>
          </table:table-cell>
          <table:table-cell table:number-columns-repeated="56"/>
        </table:table-row>
        <table:table-row table:style-name="ro3">
          <table:table-cell table:style-name="ce9" table:formula="of:=[.A511]+1" office:value-type="float" office:value="510" calcext:value-type="float">
            <text:p>510</text:p>
          </table:table-cell>
          <table:table-cell table:style-name="ce15" table:formula="of:=RAND()*180" office:value-type="float" office:value="133.323164228867" calcext:value-type="float">
            <text:p>133.323164228867</text:p>
          </table:table-cell>
          <table:table-cell table:style-name="ce15" table:formula="of:=RAND()*180" office:value-type="float" office:value="156.669448920009" calcext:value-type="float">
            <text:p>156.669448920009</text:p>
          </table:table-cell>
          <table:table-cell table:style-name="ce15" table:formula="of:=RAND()*180" office:value-type="float" office:value="158.679487218456" calcext:value-type="float">
            <text:p>158.67948721845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2]*EXP([.C512]/180)-[.D512]/([.C512]^2))/180" office:value-type="float" office:value="1.76859360380764" calcext:value-type="float">
            <text:p>1.76859360380764</text:p>
          </table:table-cell>
          <table:table-cell table:style-name="ce22" table:formula="of:=0.01*([.B512]+[.B512]^2*0.1+[.C512]*[.D512])/([.C512]*[.D512]-[.B512])" office:value-type="float" office:value="0.0108266918035749" calcext:value-type="float">
            <text:p>0.01083</text:p>
          </table:table-cell>
          <table:table-cell table:style-name="ce28" office:value-type="string" calcext:value-type="string">
            <text:p>2,426,166,450</text:p>
          </table:table-cell>
          <table:table-cell table:number-columns-repeated="56"/>
        </table:table-row>
        <table:table-row table:style-name="ro3">
          <table:table-cell table:style-name="ce9" table:formula="of:=[.A512]+1" office:value-type="float" office:value="511" calcext:value-type="float">
            <text:p>511</text:p>
          </table:table-cell>
          <table:table-cell table:style-name="ce15" table:formula="of:=RAND()*180" office:value-type="float" office:value="22.779759359456" calcext:value-type="float">
            <text:p>22.779759359456</text:p>
          </table:table-cell>
          <table:table-cell table:style-name="ce15" table:formula="of:=RAND()*180" office:value-type="float" office:value="21.1000378308382" calcext:value-type="float">
            <text:p>21.1000378308382</text:p>
          </table:table-cell>
          <table:table-cell table:style-name="ce15" table:formula="of:=RAND()*180" office:value-type="float" office:value="75.3719248995235" calcext:value-type="float">
            <text:p>75.371924899523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3]*EXP([.C513]/180)-[.D513]/([.C513]^2))/180" office:value-type="float" office:value="0.141353177690866" calcext:value-type="float">
            <text:p>0.141353177690866</text:p>
          </table:table-cell>
          <table:table-cell table:style-name="ce22" table:formula="of:=0.01*([.B513]+[.B513]^2*0.1+[.C513]*[.D513])/([.C513]*[.D513]-[.B513])" office:value-type="float" office:value="0.0106216706009249" calcext:value-type="float">
            <text:p>0.01062</text:p>
          </table:table-cell>
          <table:table-cell table:style-name="ce28" office:value-type="string" calcext:value-type="string">
            <text:p>2,453,267,484</text:p>
          </table:table-cell>
          <table:table-cell table:number-columns-repeated="56"/>
        </table:table-row>
        <table:table-row table:style-name="ro3">
          <table:table-cell table:style-name="ce9" table:formula="of:=[.A513]+1" office:value-type="float" office:value="512" calcext:value-type="float">
            <text:p>512</text:p>
          </table:table-cell>
          <table:table-cell table:style-name="ce15" table:formula="of:=RAND()*180" office:value-type="float" office:value="6.55396618377497" calcext:value-type="float">
            <text:p>6.55396618377497</text:p>
          </table:table-cell>
          <table:table-cell table:style-name="ce15" table:formula="of:=RAND()*180" office:value-type="float" office:value="83.3511917291302" calcext:value-type="float">
            <text:p>83.3511917291302</text:p>
          </table:table-cell>
          <table:table-cell table:style-name="ce15" table:formula="of:=RAND()*180" office:value-type="float" office:value="9.68123696103572" calcext:value-type="float">
            <text:p>9.6812369610357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4]*EXP([.C514]/180)-[.D514]/([.C514]^2))/180" office:value-type="float" office:value="0.0578467442703001" calcext:value-type="float">
            <text:p>0.0578467442703</text:p>
          </table:table-cell>
          <table:table-cell table:style-name="ce22" table:formula="of:=0.01*([.B514]+[.B514]^2*0.1+[.C514]*[.D514])/([.C514]*[.D514]-[.B514])" office:value-type="float" office:value="0.0102174366061351" calcext:value-type="float">
            <text:p>0.01022</text:p>
          </table:table-cell>
          <table:table-cell table:style-name="ce28" office:value-type="string" calcext:value-type="string">
            <text:p>2,480,368,517</text:p>
          </table:table-cell>
          <table:table-cell table:number-columns-repeated="56"/>
        </table:table-row>
        <table:table-row table:style-name="ro3">
          <table:table-cell table:style-name="ce9" table:formula="of:=[.A514]+1" office:value-type="float" office:value="513" calcext:value-type="float">
            <text:p>513</text:p>
          </table:table-cell>
          <table:table-cell table:style-name="ce15" table:formula="of:=RAND()*180" office:value-type="float" office:value="5.22144755156147" calcext:value-type="float">
            <text:p>5.22144755156147</text:p>
          </table:table-cell>
          <table:table-cell table:style-name="ce15" table:formula="of:=RAND()*180" office:value-type="float" office:value="49.2287682768445" calcext:value-type="float">
            <text:p>49.2287682768445</text:p>
          </table:table-cell>
          <table:table-cell table:style-name="ce15" table:formula="of:=RAND()*180" office:value-type="float" office:value="49.3625583807302" calcext:value-type="float">
            <text:p>49.362558380730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5]*EXP([.C515]/180)-[.D515]/([.C515]^2))/180" office:value-type="float" office:value="0.038019315579109" calcext:value-type="float">
            <text:p>0.038019315579109</text:p>
          </table:table-cell>
          <table:table-cell table:style-name="ce22" table:formula="of:=0.01*([.B515]+[.B515]^2*0.1+[.C515]*[.D515])/([.C515]*[.D515]-[.B515])" office:value-type="float" office:value="0.0100543098330697" calcext:value-type="float">
            <text:p>0.01005</text:p>
          </table:table-cell>
          <table:table-cell table:style-name="ce28" office:value-type="string" calcext:value-type="string">
            <text:p>2,507,469,550</text:p>
          </table:table-cell>
          <table:table-cell table:number-columns-repeated="56"/>
        </table:table-row>
        <table:table-row table:style-name="ro3">
          <table:table-cell table:style-name="ce9" table:formula="of:=[.A515]+1" office:value-type="float" office:value="514" calcext:value-type="float">
            <text:p>514</text:p>
          </table:table-cell>
          <table:table-cell table:style-name="ce15" table:formula="of:=RAND()*180" office:value-type="float" office:value="150.614574032782" calcext:value-type="float">
            <text:p>150.614574032782</text:p>
          </table:table-cell>
          <table:table-cell table:style-name="ce15" table:formula="of:=RAND()*180" office:value-type="float" office:value="154.875031097822" calcext:value-type="float">
            <text:p>154.875031097822</text:p>
          </table:table-cell>
          <table:table-cell table:style-name="ce15" table:formula="of:=RAND()*180" office:value-type="float" office:value="138.611381329458" calcext:value-type="float">
            <text:p>138.61138132945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6]*EXP([.C516]/180)-[.D516]/([.C516]^2))/180" office:value-type="float" office:value="1.97816143098143" calcext:value-type="float">
            <text:p>1.97816143098143</text:p>
          </table:table-cell>
          <table:table-cell table:style-name="ce22" table:formula="of:=0.01*([.B516]+[.B516]^2*0.1+[.C516]*[.D516])/([.C516]*[.D516]-[.B516])" office:value-type="float" office:value="0.0112054815139972" calcext:value-type="float">
            <text:p>0.01121</text:p>
          </table:table-cell>
          <table:table-cell table:style-name="ce28" office:value-type="string" calcext:value-type="string">
            <text:p>2,534,570,583</text:p>
          </table:table-cell>
          <table:table-cell table:number-columns-repeated="56"/>
        </table:table-row>
        <table:table-row table:style-name="ro3">
          <table:table-cell table:style-name="ce9" table:formula="of:=[.A516]+1" office:value-type="float" office:value="515" calcext:value-type="float">
            <text:p>515</text:p>
          </table:table-cell>
          <table:table-cell table:style-name="ce15" table:formula="of:=RAND()*180" office:value-type="float" office:value="3.68083191008659" calcext:value-type="float">
            <text:p>3.68083191008659</text:p>
          </table:table-cell>
          <table:table-cell table:style-name="ce15" table:formula="of:=RAND()*180" office:value-type="float" office:value="93.0989381297512" calcext:value-type="float">
            <text:p>93.0989381297512</text:p>
          </table:table-cell>
          <table:table-cell table:style-name="ce15" table:formula="of:=RAND()*180" office:value-type="float" office:value="105.150278152231" calcext:value-type="float">
            <text:p>105.15027815223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7]*EXP([.C517]/180)-[.D517]/([.C517]^2))/180" office:value-type="float" office:value="0.0342328825555824" calcext:value-type="float">
            <text:p>0.034232882555582</text:p>
          </table:table-cell>
          <table:table-cell table:style-name="ce22" table:formula="of:=0.01*([.B517]+[.B517]^2*0.1+[.C517]*[.D517])/([.C517]*[.D517]-[.B517])" office:value-type="float" office:value="0.0100089074032447" calcext:value-type="float">
            <text:p>0.01001</text:p>
          </table:table-cell>
          <table:table-cell table:style-name="ce28" office:value-type="string" calcext:value-type="string">
            <text:p>2,561,671,616</text:p>
          </table:table-cell>
          <table:table-cell table:number-columns-repeated="56"/>
        </table:table-row>
        <table:table-row table:style-name="ro3">
          <table:table-cell table:style-name="ce9" table:formula="of:=[.A517]+1" office:value-type="float" office:value="516" calcext:value-type="float">
            <text:p>516</text:p>
          </table:table-cell>
          <table:table-cell table:style-name="ce15" table:formula="of:=RAND()*180" office:value-type="float" office:value="2.42630616494805" calcext:value-type="float">
            <text:p>2.42630616494805</text:p>
          </table:table-cell>
          <table:table-cell table:style-name="ce15" table:formula="of:=RAND()*180" office:value-type="float" office:value="58.4492994207873" calcext:value-type="float">
            <text:p>58.4492994207873</text:p>
          </table:table-cell>
          <table:table-cell table:style-name="ce15" table:formula="of:=RAND()*180" office:value-type="float" office:value="1.29524783430897" calcext:value-type="float">
            <text:p>1.2952478343089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8]*EXP([.C518]/180)-[.D518]/([.C518]^2))/180" office:value-type="float" office:value="0.0186486512005362" calcext:value-type="float">
            <text:p>0.018648651200536</text:p>
          </table:table-cell>
          <table:table-cell table:style-name="ce22" table:formula="of:=0.01*([.B518]+[.B518]^2*0.1+[.C518]*[.D518])/([.C518]*[.D518]-[.B518])" office:value-type="float" office:value="0.0107425364127543" calcext:value-type="float">
            <text:p>0.01074</text:p>
          </table:table-cell>
          <table:table-cell table:style-name="ce28" office:value-type="string" calcext:value-type="string">
            <text:p>2,588,772,650</text:p>
          </table:table-cell>
          <table:table-cell table:number-columns-repeated="56"/>
        </table:table-row>
        <table:table-row table:style-name="ro3">
          <table:table-cell table:style-name="ce9" table:formula="of:=[.A518]+1" office:value-type="float" office:value="517" calcext:value-type="float">
            <text:p>517</text:p>
          </table:table-cell>
          <table:table-cell table:style-name="ce15" table:formula="of:=RAND()*180" office:value-type="float" office:value="6.82243897148975" calcext:value-type="float">
            <text:p>6.82243897148975</text:p>
          </table:table-cell>
          <table:table-cell table:style-name="ce15" table:formula="of:=RAND()*180" office:value-type="float" office:value="110.509973087574" calcext:value-type="float">
            <text:p>110.509973087574</text:p>
          </table:table-cell>
          <table:table-cell table:style-name="ce15" table:formula="of:=RAND()*180" office:value-type="float" office:value="0.0215157351349368" calcext:value-type="float">
            <text:p>0.02151573513493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9]*EXP([.C519]/180)-[.D519]/([.C519]^2))/180" office:value-type="float" office:value="0.0700325134199501" calcext:value-type="float">
            <text:p>0.07003251341995</text:p>
          </table:table-cell>
          <table:table-cell table:style-name="ce22" table:formula="of:=0.01*([.B519]+[.B519]^2*0.1+[.C519]*[.D519])/([.C519]*[.D519]-[.B519])" office:value-type="float" office:value="-0.0311710542349456" calcext:value-type="float">
            <text:p>-0.03117</text:p>
          </table:table-cell>
          <table:table-cell table:style-name="ce28" office:value-type="string" calcext:value-type="string">
            <text:p>2,615,873,683</text:p>
          </table:table-cell>
          <table:table-cell table:number-columns-repeated="56"/>
        </table:table-row>
        <table:table-row table:style-name="ro3">
          <table:table-cell table:style-name="ce9" table:formula="of:=[.A519]+1" office:value-type="float" office:value="518" calcext:value-type="float">
            <text:p>518</text:p>
          </table:table-cell>
          <table:table-cell table:style-name="ce15" table:formula="of:=RAND()*180" office:value-type="float" office:value="116.15690207625" calcext:value-type="float">
            <text:p>116.15690207625</text:p>
          </table:table-cell>
          <table:table-cell table:style-name="ce15" table:formula="of:=RAND()*180" office:value-type="float" office:value="148.680129770875" calcext:value-type="float">
            <text:p>148.680129770875</text:p>
          </table:table-cell>
          <table:table-cell table:style-name="ce15" table:formula="of:=RAND()*180" office:value-type="float" office:value="169.707258530434" calcext:value-type="float">
            <text:p>169.70725853043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0]*EXP([.C520]/180)-[.D520]/([.C520]^2))/180" office:value-type="float" office:value="1.47396613117214" calcext:value-type="float">
            <text:p>1.47396613117214</text:p>
          </table:table-cell>
          <table:table-cell table:style-name="ce22" table:formula="of:=0.01*([.B520]+[.B520]^2*0.1+[.C520]*[.D520])/([.C520]*[.D520]-[.B520])" office:value-type="float" office:value="0.010629702242497" calcext:value-type="float">
            <text:p>0.01063</text:p>
          </table:table-cell>
          <table:table-cell table:style-name="ce24" office:value-type="string" calcext:value-type="string">
            <text:p>2,642,974,716</text:p>
          </table:table-cell>
          <table:table-cell table:number-columns-repeated="56"/>
        </table:table-row>
        <table:table-row table:style-name="ro3">
          <table:table-cell table:style-name="ce9" table:formula="of:=[.A520]+1" office:value-type="float" office:value="519" calcext:value-type="float">
            <text:p>519</text:p>
          </table:table-cell>
          <table:table-cell table:style-name="ce15" table:formula="of:=RAND()*180" office:value-type="float" office:value="4.68789518988143" calcext:value-type="float">
            <text:p>4.68789518988143</text:p>
          </table:table-cell>
          <table:table-cell table:style-name="ce15" table:formula="of:=RAND()*180" office:value-type="float" office:value="122.963720411557" calcext:value-type="float">
            <text:p>122.963720411557</text:p>
          </table:table-cell>
          <table:table-cell table:style-name="ce15" table:formula="of:=RAND()*180" office:value-type="float" office:value="54.4740510292399" calcext:value-type="float">
            <text:p>54.474051029239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1]*EXP([.C521]/180)-[.D521]/([.C521]^2))/180" office:value-type="float" office:value="0.0515486332768852" calcext:value-type="float">
            <text:p>0.051548633276885</text:p>
          </table:table-cell>
          <table:table-cell table:style-name="ce22" table:formula="of:=0.01*([.B521]+[.B521]^2*0.1+[.C521]*[.D521])/([.C521]*[.D521]-[.B521])" office:value-type="float" office:value="0.0100172901731306" calcext:value-type="float">
            <text:p>0.01002</text:p>
          </table:table-cell>
          <table:table-cell table:style-name="ce24" office:value-type="string" calcext:value-type="string">
            <text:p>2,670,075,749</text:p>
          </table:table-cell>
          <table:table-cell table:number-columns-repeated="56"/>
        </table:table-row>
        <table:table-row table:style-name="ro3">
          <table:table-cell table:style-name="ce9" table:formula="of:=[.A521]+1" office:value-type="float" office:value="520" calcext:value-type="float">
            <text:p>520</text:p>
          </table:table-cell>
          <table:table-cell table:style-name="ce15" table:formula="of:=RAND()*180" office:value-type="float" office:value="177.4057343297" calcext:value-type="float">
            <text:p>177.4057343297</text:p>
          </table:table-cell>
          <table:table-cell table:style-name="ce15" table:formula="of:=RAND()*180" office:value-type="float" office:value="91.7809433047748" calcext:value-type="float">
            <text:p>91.7809433047748</text:p>
          </table:table-cell>
          <table:table-cell table:style-name="ce15" table:formula="of:=RAND()*180" office:value-type="float" office:value="170.154356364205" calcext:value-type="float">
            <text:p>170.15435636420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2]*EXP([.C522]/180)-[.D522]/([.C522]^2))/180" office:value-type="float" office:value="1.64100406679857" calcext:value-type="float">
            <text:p>1.64100406679857</text:p>
          </table:table-cell>
          <table:table-cell table:style-name="ce22" table:formula="of:=0.01*([.B522]+[.B522]^2*0.1+[.C522]*[.D522])/([.C522]*[.D522]-[.B522])" office:value-type="float" office:value="0.0122682638857939" calcext:value-type="float">
            <text:p>0.01227</text:p>
          </table:table-cell>
          <table:table-cell table:style-name="ce24" office:value-type="string" calcext:value-type="string">
            <text:p>269,717,680</text:p>
          </table:table-cell>
          <table:table-cell table:number-columns-repeated="56"/>
        </table:table-row>
        <table:table-row table:style-name="ro3">
          <table:table-cell table:style-name="ce9" table:formula="of:=[.A522]+1" office:value-type="float" office:value="521" calcext:value-type="float">
            <text:p>521</text:p>
          </table:table-cell>
          <table:table-cell table:style-name="ce15" table:formula="of:=RAND()*180" office:value-type="float" office:value="29.2263506098853" calcext:value-type="float">
            <text:p>29.2263506098853</text:p>
          </table:table-cell>
          <table:table-cell table:style-name="ce15" table:formula="of:=RAND()*180" office:value-type="float" office:value="110.475169065625" calcext:value-type="float">
            <text:p>110.475169065625</text:p>
          </table:table-cell>
          <table:table-cell table:style-name="ce15" table:formula="of:=RAND()*180" office:value-type="float" office:value="68.2043775943733" calcext:value-type="float">
            <text:p>68.204377594373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3]*EXP([.C523]/180)-[.D523]/([.C523]^2))/180" office:value-type="float" office:value="0.299920241568932" calcext:value-type="float">
            <text:p>0.299920241568932</text:p>
          </table:table-cell>
          <table:table-cell table:style-name="ce22" table:formula="of:=0.01*([.B523]+[.B523]^2*0.1+[.C523]*[.D523])/([.C523]*[.D523]-[.B523])" office:value-type="float" office:value="0.0101916827906814" calcext:value-type="float">
            <text:p>0.01019</text:p>
          </table:table-cell>
          <table:table-cell table:style-name="ce24" office:value-type="string" calcext:value-type="string">
            <text:p>2,724,277,816</text:p>
          </table:table-cell>
          <table:table-cell table:number-columns-repeated="56"/>
        </table:table-row>
        <table:table-row table:style-name="ro3">
          <table:table-cell table:style-name="ce9" table:formula="of:=[.A523]+1" office:value-type="float" office:value="522" calcext:value-type="float">
            <text:p>522</text:p>
          </table:table-cell>
          <table:table-cell table:style-name="ce15" table:formula="of:=RAND()*180" office:value-type="float" office:value="63.8281761562233" calcext:value-type="float">
            <text:p>63.8281761562233</text:p>
          </table:table-cell>
          <table:table-cell table:style-name="ce15" table:formula="of:=RAND()*180" office:value-type="float" office:value="49.7424563335201" calcext:value-type="float">
            <text:p>49.7424563335201</text:p>
          </table:table-cell>
          <table:table-cell table:style-name="ce15" table:formula="of:=RAND()*180" office:value-type="float" office:value="9.49506740560646" calcext:value-type="float">
            <text:p>9.4950674056064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4]*EXP([.C524]/180)-[.D524]/([.C524]^2))/180" office:value-type="float" office:value="0.467450998315659" calcext:value-type="float">
            <text:p>0.467450998315659</text:p>
          </table:table-cell>
          <table:table-cell table:style-name="ce22" table:formula="of:=0.01*([.B524]+[.B524]^2*0.1+[.C524]*[.D524])/([.C524]*[.D524]-[.B524])" office:value-type="float" office:value="0.0230988107591269" calcext:value-type="float">
            <text:p>0.02310</text:p>
          </table:table-cell>
          <table:table-cell table:style-name="ce24" office:value-type="string" calcext:value-type="string">
            <text:p>2,751,378,849</text:p>
          </table:table-cell>
          <table:table-cell table:number-columns-repeated="56"/>
        </table:table-row>
        <table:table-row table:style-name="ro3">
          <table:table-cell table:style-name="ce9" table:formula="of:=[.A524]+1" office:value-type="float" office:value="523" calcext:value-type="float">
            <text:p>523</text:p>
          </table:table-cell>
          <table:table-cell table:style-name="ce15" table:formula="of:=RAND()*180" office:value-type="float" office:value="78.2606342906701" calcext:value-type="float">
            <text:p>78.2606342906701</text:p>
          </table:table-cell>
          <table:table-cell table:style-name="ce15" table:formula="of:=RAND()*180" office:value-type="float" office:value="39.4333158591919" calcext:value-type="float">
            <text:p>39.4333158591919</text:p>
          </table:table-cell>
          <table:table-cell table:style-name="ce15" table:formula="of:=RAND()*180" office:value-type="float" office:value="11.3438792311129" calcext:value-type="float">
            <text:p>11.343879231112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5]*EXP([.C525]/180)-[.D525]/([.C525]^2))/180" office:value-type="float" office:value="0.541228874088929" calcext:value-type="float">
            <text:p>0.541228874088929</text:p>
          </table:table-cell>
          <table:table-cell table:style-name="ce22" table:formula="of:=0.01*([.B525]+[.B525]^2*0.1+[.C525]*[.D525])/([.C525]*[.D525]-[.B525])" office:value-type="float" office:value="0.0308362099993255" calcext:value-type="float">
            <text:p>0.03084</text:p>
          </table:table-cell>
          <table:table-cell table:style-name="ce24" office:value-type="string" calcext:value-type="string">
            <text:p>277,847,990</text:p>
          </table:table-cell>
          <table:table-cell table:number-columns-repeated="56"/>
        </table:table-row>
        <table:table-row table:style-name="ro3">
          <table:table-cell table:style-name="ce9" table:formula="of:=[.A525]+1" office:value-type="float" office:value="524" calcext:value-type="float">
            <text:p>524</text:p>
          </table:table-cell>
          <table:table-cell table:style-name="ce15" table:formula="of:=RAND()*180" office:value-type="float" office:value="43.7477774062539" calcext:value-type="float">
            <text:p>43.7477774062539</text:p>
          </table:table-cell>
          <table:table-cell table:style-name="ce15" table:formula="of:=RAND()*180" office:value-type="float" office:value="101.355401983816" calcext:value-type="float">
            <text:p>101.355401983816</text:p>
          </table:table-cell>
          <table:table-cell table:style-name="ce15" table:formula="of:=RAND()*180" office:value-type="float" office:value="56.8407730779653" calcext:value-type="float">
            <text:p>56.840773077965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6]*EXP([.C526]/180)-[.D526]/([.C526]^2))/180" office:value-type="float" office:value="0.426773223412045" calcext:value-type="float">
            <text:p>0.426773223412045</text:p>
          </table:table-cell>
          <table:table-cell table:style-name="ce22" table:formula="of:=0.01*([.B526]+[.B526]^2*0.1+[.C526]*[.D526])/([.C526]*[.D526]-[.B526])" office:value-type="float" office:value="0.0104877807073011" calcext:value-type="float">
            <text:p>0.01049</text:p>
          </table:table-cell>
          <table:table-cell table:style-name="ce24" office:value-type="string" calcext:value-type="string">
            <text:p>2,805,580,915</text:p>
          </table:table-cell>
          <table:table-cell table:number-columns-repeated="56"/>
        </table:table-row>
        <table:table-row table:style-name="ro3">
          <table:table-cell table:style-name="ce9" table:formula="of:=[.A526]+1" office:value-type="float" office:value="525" calcext:value-type="float">
            <text:p>525</text:p>
          </table:table-cell>
          <table:table-cell table:style-name="ce15" table:formula="of:=RAND()*180" office:value-type="float" office:value="171.916471385391" calcext:value-type="float">
            <text:p>171.916471385391</text:p>
          </table:table-cell>
          <table:table-cell table:style-name="ce15" table:formula="of:=RAND()*180" office:value-type="float" office:value="50.6740395109247" calcext:value-type="float">
            <text:p>50.6740395109247</text:p>
          </table:table-cell>
          <table:table-cell table:style-name="ce15" table:formula="of:=RAND()*180" office:value-type="float" office:value="10.0015064007657" calcext:value-type="float">
            <text:p>10.001506400765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7]*EXP([.C527]/180)-[.D527]/([.C527]^2))/180" office:value-type="float" office:value="1.26561379928997" calcext:value-type="float">
            <text:p>1.26561379928997</text:p>
          </table:table-cell>
          <table:table-cell table:style-name="ce22" table:formula="of:=0.01*([.B527]+[.B527]^2*0.1+[.C527]*[.D527])/([.C527]*[.D527]-[.B527])" office:value-type="float" office:value="0.108517697915352" calcext:value-type="float">
            <text:p>0.10852</text:p>
          </table:table-cell>
          <table:table-cell table:style-name="ce24" office:value-type="string" calcext:value-type="string">
            <text:p>2,832,681,948</text:p>
          </table:table-cell>
          <table:table-cell table:number-columns-repeated="56"/>
        </table:table-row>
        <table:table-row table:style-name="ro3">
          <table:table-cell table:style-name="ce9" table:formula="of:=[.A527]+1" office:value-type="float" office:value="526" calcext:value-type="float">
            <text:p>526</text:p>
          </table:table-cell>
          <table:table-cell table:style-name="ce15" table:formula="of:=RAND()*180" office:value-type="float" office:value="123.658711010564" calcext:value-type="float">
            <text:p>123.658711010564</text:p>
          </table:table-cell>
          <table:table-cell table:style-name="ce15" table:formula="of:=RAND()*180" office:value-type="float" office:value="165.659123099027" calcext:value-type="float">
            <text:p>165.659123099027</text:p>
          </table:table-cell>
          <table:table-cell table:style-name="ce15" table:formula="of:=RAND()*180" office:value-type="float" office:value="63.4453562480804" calcext:value-type="float">
            <text:p>63.445356248080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28]*EXP([.C528]/180)-[.D528]/([.C528]^2))/180" office:value-type="float" office:value="1.7244180012434" calcext:value-type="float">
            <text:p>1.7244180012434</text:p>
          </table:table-cell>
          <table:table-cell table:style-name="ce22" table:formula="of:=0.01*([.B528]+[.B528]^2*0.1+[.C528]*[.D528])/([.C528]*[.D528]-[.B528])" office:value-type="float" office:value="0.0117103360919024" calcext:value-type="float">
            <text:p>0.01171</text:p>
          </table:table-cell>
          <table:table-cell table:style-name="ce25" office:value-type="string" calcext:value-type="string">
            <text:p>285,978,300</text:p>
          </table:table-cell>
          <table:table-cell table:number-columns-repeated="56"/>
        </table:table-row>
        <table:table-row table:style-name="ro3">
          <table:table-cell table:style-name="ce9" table:formula="of:=[.A528]+1" office:value-type="float" office:value="527" calcext:value-type="float">
            <text:p>527</text:p>
          </table:table-cell>
          <table:table-cell table:style-name="ce15" table:formula="of:=RAND()*180" office:value-type="float" office:value="151.444275513406" calcext:value-type="float">
            <text:p>151.444275513406</text:p>
          </table:table-cell>
          <table:table-cell table:style-name="ce15" table:formula="of:=RAND()*180" office:value-type="float" office:value="149.987239958542" calcext:value-type="float">
            <text:p>149.987239958542</text:p>
          </table:table-cell>
          <table:table-cell table:style-name="ce15" table:formula="of:=RAND()*180" office:value-type="float" office:value="145.70266186519" calcext:value-type="float">
            <text:p>145.7026618651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29]*EXP([.C529]/180)-[.D529]/([.C529]^2))/180" office:value-type="float" office:value="1.93576915647216" calcext:value-type="float">
            <text:p>1.93576915647216</text:p>
          </table:table-cell>
          <table:table-cell table:style-name="ce22" table:formula="of:=0.01*([.B529]+[.B529]^2*0.1+[.C529]*[.D529])/([.C529]*[.D529]-[.B529])" office:value-type="float" office:value="0.0111963938550789" calcext:value-type="float">
            <text:p>0.01120</text:p>
          </table:table-cell>
          <table:table-cell table:style-name="ce25" office:value-type="string" calcext:value-type="string">
            <text:p>2,886,884,015</text:p>
          </table:table-cell>
          <table:table-cell table:number-columns-repeated="56"/>
        </table:table-row>
        <table:table-row table:style-name="ro3">
          <table:table-cell table:style-name="ce9" table:formula="of:=[.A529]+1" office:value-type="float" office:value="528" calcext:value-type="float">
            <text:p>528</text:p>
          </table:table-cell>
          <table:table-cell table:style-name="ce15" table:formula="of:=RAND()*180" office:value-type="float" office:value="168.823154805054" calcext:value-type="float">
            <text:p>168.823154805054</text:p>
          </table:table-cell>
          <table:table-cell table:style-name="ce15" table:formula="of:=RAND()*180" office:value-type="float" office:value="62.0029483465957" calcext:value-type="float">
            <text:p>62.0029483465957</text:p>
          </table:table-cell>
          <table:table-cell table:style-name="ce15" table:formula="of:=RAND()*180" office:value-type="float" office:value="177.077938563585" calcext:value-type="float">
            <text:p>177.07793856358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0]*EXP([.C530]/180)-[.D530]/([.C530]^2))/180" office:value-type="float" office:value="1.32334466028692" calcext:value-type="float">
            <text:p>1.32334466028692</text:p>
          </table:table-cell>
          <table:table-cell table:style-name="ce22" table:formula="of:=0.01*([.B530]+[.B530]^2*0.1+[.C530]*[.D530])/([.C530]*[.D530]-[.B530])" office:value-type="float" office:value="0.0129487654520323" calcext:value-type="float">
            <text:p>0.01295</text:p>
          </table:table-cell>
          <table:table-cell table:style-name="ce25" office:value-type="string" calcext:value-type="string">
            <text:p>2,913,985,048</text:p>
          </table:table-cell>
          <table:table-cell table:number-columns-repeated="56"/>
        </table:table-row>
        <table:table-row table:style-name="ro3">
          <table:table-cell table:style-name="ce9" table:formula="of:=[.A530]+1" office:value-type="float" office:value="529" calcext:value-type="float">
            <text:p>529</text:p>
          </table:table-cell>
          <table:table-cell table:style-name="ce15" table:formula="of:=RAND()*180" office:value-type="float" office:value="49.5127379217095" calcext:value-type="float">
            <text:p>49.5127379217095</text:p>
          </table:table-cell>
          <table:table-cell table:style-name="ce15" table:formula="of:=RAND()*180" office:value-type="float" office:value="17.4765631487518" calcext:value-type="float">
            <text:p>17.4765631487518</text:p>
          </table:table-cell>
          <table:table-cell table:style-name="ce15" table:formula="of:=RAND()*180" office:value-type="float" office:value="167.924319683472" calcext:value-type="float">
            <text:p>167.92431968347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1]*EXP([.C531]/180)-[.D531]/([.C531]^2))/180" office:value-type="float" office:value="0.300063046134001" calcext:value-type="float">
            <text:p>0.300063046134001</text:p>
          </table:table-cell>
          <table:table-cell table:style-name="ce22" table:formula="of:=0.01*([.B531]+[.B531]^2*0.1+[.C531]*[.D531])/([.C531]*[.D531]-[.B531])" office:value-type="float" office:value="0.0111928925140217" calcext:value-type="float">
            <text:p>0.01119</text:p>
          </table:table-cell>
          <table:table-cell table:style-name="ce25" office:value-type="string" calcext:value-type="string">
            <text:p>2,941,086,081</text:p>
          </table:table-cell>
          <table:table-cell table:number-columns-repeated="56"/>
        </table:table-row>
        <table:table-row table:style-name="ro3">
          <table:table-cell table:style-name="ce9" table:formula="of:=[.A531]+1" office:value-type="float" office:value="530" calcext:value-type="float">
            <text:p>530</text:p>
          </table:table-cell>
          <table:table-cell table:style-name="ce15" table:formula="of:=RAND()*180" office:value-type="float" office:value="162.402270219952" calcext:value-type="float">
            <text:p>162.402270219952</text:p>
          </table:table-cell>
          <table:table-cell table:style-name="ce15" table:formula="of:=RAND()*180" office:value-type="float" office:value="63.1047769035517" calcext:value-type="float">
            <text:p>63.1047769035517</text:p>
          </table:table-cell>
          <table:table-cell table:style-name="ce15" table:formula="of:=RAND()*180" office:value-type="float" office:value="3.96781662511656" calcext:value-type="float">
            <text:p>3.9678166251165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2]*EXP([.C532]/180)-[.D532]/([.C532]^2))/180" office:value-type="float" office:value="1.28107212996808" calcext:value-type="float">
            <text:p>1.28107212996808</text:p>
          </table:table-cell>
          <table:table-cell table:style-name="ce22" table:formula="of:=0.01*([.B532]+[.B532]^2*0.1+[.C532]*[.D532])/([.C532]*[.D532]-[.B532])" office:value-type="float" office:value="0.346673699996093" calcext:value-type="float">
            <text:p>0.34667</text:p>
          </table:table-cell>
          <table:table-cell table:style-name="ce25" office:value-type="string" calcext:value-type="string">
            <text:p>2,968,187,114</text:p>
          </table:table-cell>
          <table:table-cell table:number-columns-repeated="56"/>
        </table:table-row>
        <table:table-row table:style-name="ro3">
          <table:table-cell table:style-name="ce9" table:formula="of:=[.A532]+1" office:value-type="float" office:value="531" calcext:value-type="float">
            <text:p>531</text:p>
          </table:table-cell>
          <table:table-cell table:style-name="ce15" table:formula="of:=RAND()*180" office:value-type="float" office:value="139.124237565367" calcext:value-type="float">
            <text:p>139.124237565367</text:p>
          </table:table-cell>
          <table:table-cell table:style-name="ce15" table:formula="of:=RAND()*180" office:value-type="float" office:value="34.5461811069938" calcext:value-type="float">
            <text:p>34.5461811069938</text:p>
          </table:table-cell>
          <table:table-cell table:style-name="ce15" table:formula="of:=RAND()*180" office:value-type="float" office:value="78.7851679947709" calcext:value-type="float">
            <text:p>78.785167994770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3]*EXP([.C533]/180)-[.D533]/([.C533]^2))/180" office:value-type="float" office:value="0.936076558227731" calcext:value-type="float">
            <text:p>0.936076558227731</text:p>
          </table:table-cell>
          <table:table-cell table:style-name="ce22" table:formula="of:=0.01*([.B533]+[.B533]^2*0.1+[.C533]*[.D533])/([.C533]*[.D533]-[.B533])" office:value-type="float" office:value="0.018571988412838" calcext:value-type="float">
            <text:p>0.01857</text:p>
          </table:table-cell>
          <table:table-cell table:style-name="ce25" office:value-type="string" calcext:value-type="string">
            <text:p>2,995,288,148</text:p>
          </table:table-cell>
          <table:table-cell table:number-columns-repeated="56"/>
        </table:table-row>
        <table:table-row table:style-name="ro3">
          <table:table-cell table:style-name="ce9" table:formula="of:=[.A533]+1" office:value-type="float" office:value="532" calcext:value-type="float">
            <text:p>532</text:p>
          </table:table-cell>
          <table:table-cell table:style-name="ce15" table:formula="of:=RAND()*180" office:value-type="float" office:value="61.3074779909905" calcext:value-type="float">
            <text:p>61.3074779909905</text:p>
          </table:table-cell>
          <table:table-cell table:style-name="ce15" table:formula="of:=RAND()*180" office:value-type="float" office:value="118.062247465134" calcext:value-type="float">
            <text:p>118.062247465134</text:p>
          </table:table-cell>
          <table:table-cell table:style-name="ce15" table:formula="of:=RAND()*180" office:value-type="float" office:value="87.1996279641222" calcext:value-type="float">
            <text:p>87.199627964122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4]*EXP([.C534]/180)-[.D534]/([.C534]^2))/180" office:value-type="float" office:value="0.656254499259248" calcext:value-type="float">
            <text:p>0.656254499259248</text:p>
          </table:table-cell>
          <table:table-cell table:style-name="ce22" table:formula="of:=0.01*([.B534]+[.B534]^2*0.1+[.C534]*[.D534])/([.C534]*[.D534]-[.B534])" office:value-type="float" office:value="0.0104870934096508" calcext:value-type="float">
            <text:p>0.01049</text:p>
          </table:table-cell>
          <table:table-cell table:style-name="ce25" office:value-type="string" calcext:value-type="string">
            <text:p>3,022,389,181</text:p>
          </table:table-cell>
          <table:table-cell table:number-columns-repeated="56"/>
        </table:table-row>
        <table:table-row table:style-name="ro3">
          <table:table-cell table:style-name="ce9" table:formula="of:=[.A534]+1" office:value-type="float" office:value="533" calcext:value-type="float">
            <text:p>533</text:p>
          </table:table-cell>
          <table:table-cell table:style-name="ce15" table:formula="of:=RAND()*180" office:value-type="float" office:value="115.410291898756" calcext:value-type="float">
            <text:p>115.410291898756</text:p>
          </table:table-cell>
          <table:table-cell table:style-name="ce15" table:formula="of:=RAND()*180" office:value-type="float" office:value="80.4232391104966" calcext:value-type="float">
            <text:p>80.4232391104966</text:p>
          </table:table-cell>
          <table:table-cell table:style-name="ce15" table:formula="of:=RAND()*180" office:value-type="float" office:value="12.243818282668" calcext:value-type="float">
            <text:p>12.24381828266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5]*EXP([.C535]/180)-[.D535]/([.C535]^2))/180" office:value-type="float" office:value="1.00232466215813" calcext:value-type="float">
            <text:p>1.00232466215813</text:p>
          </table:table-cell>
          <table:table-cell table:style-name="ce22" table:formula="of:=0.01*([.B535]+[.B535]^2*0.1+[.C535]*[.D535])/([.C535]*[.D535]-[.B535])" office:value-type="float" office:value="0.0279778564448089" calcext:value-type="float">
            <text:p>0.02798</text:p>
          </table:table-cell>
          <table:table-cell table:style-name="ce25" office:value-type="string" calcext:value-type="string">
            <text:p>3,049,490,214</text:p>
          </table:table-cell>
          <table:table-cell table:number-columns-repeated="56"/>
        </table:table-row>
        <table:table-row table:style-name="ro3">
          <table:table-cell table:style-name="ce9" table:formula="of:=[.A535]+1" office:value-type="float" office:value="534" calcext:value-type="float">
            <text:p>534</text:p>
          </table:table-cell>
          <table:table-cell table:style-name="ce15" table:formula="of:=RAND()*180" office:value-type="float" office:value="79.4505404411025" calcext:value-type="float">
            <text:p>79.4505404411025</text:p>
          </table:table-cell>
          <table:table-cell table:style-name="ce15" table:formula="of:=RAND()*180" office:value-type="float" office:value="87.9168015232833" calcext:value-type="float">
            <text:p>87.9168015232833</text:p>
          </table:table-cell>
          <table:table-cell table:style-name="ce15" table:formula="of:=RAND()*180" office:value-type="float" office:value="15.9463609920509" calcext:value-type="float">
            <text:p>15.946360992050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36]*EXP([.C536]/180)-[.D536]/([.C536]^2))/180" office:value-type="float" office:value="0.719347006619617" calcext:value-type="float">
            <text:p>0.719347006619617</text:p>
          </table:table-cell>
          <table:table-cell table:style-name="ce22" table:formula="of:=0.01*([.B536]+[.B536]^2*0.1+[.C536]*[.D536])/([.C536]*[.D536]-[.B536])" office:value-type="float" office:value="0.0159745815997059" calcext:value-type="float">
            <text:p>0.01597</text:p>
          </table:table-cell>
          <table:table-cell table:style-name="ce26" office:value-type="string" calcext:value-type="string">
            <text:p>3,076,591,247</text:p>
          </table:table-cell>
          <table:table-cell table:number-columns-repeated="56"/>
        </table:table-row>
        <table:table-row table:style-name="ro3">
          <table:table-cell table:style-name="ce9" table:formula="of:=[.A536]+1" office:value-type="float" office:value="535" calcext:value-type="float">
            <text:p>535</text:p>
          </table:table-cell>
          <table:table-cell table:style-name="ce15" table:formula="of:=RAND()*180" office:value-type="float" office:value="0.291323627613203" calcext:value-type="float">
            <text:p>0.291323627613203</text:p>
          </table:table-cell>
          <table:table-cell table:style-name="ce15" table:formula="of:=RAND()*180" office:value-type="float" office:value="52.6430655729192" calcext:value-type="float">
            <text:p>52.6430655729192</text:p>
          </table:table-cell>
          <table:table-cell table:style-name="ce15" table:formula="of:=RAND()*180" office:value-type="float" office:value="129.553812283992" calcext:value-type="float">
            <text:p>129.55381228399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37]*EXP([.C537]/180)-[.D537]/([.C537]^2))/180" office:value-type="float" office:value="0.00190857721656679" calcext:value-type="float">
            <text:p>0.001908577216567</text:p>
          </table:table-cell>
          <table:table-cell table:style-name="ce22" table:formula="of:=0.01*([.B537]+[.B537]^2*0.1+[.C537]*[.D537])/([.C537]*[.D537]-[.B537])" office:value-type="float" office:value="0.0100008667887566" calcext:value-type="float">
            <text:p>0.01000</text:p>
          </table:table-cell>
          <table:table-cell table:style-name="ce26" office:value-type="string" calcext:value-type="string">
            <text:p>3,103,692,280</text:p>
          </table:table-cell>
          <table:table-cell table:number-columns-repeated="56"/>
        </table:table-row>
        <table:table-row table:style-name="ro3">
          <table:table-cell table:style-name="ce9" table:formula="of:=[.A537]+1" office:value-type="float" office:value="536" calcext:value-type="float">
            <text:p>536</text:p>
          </table:table-cell>
          <table:table-cell table:style-name="ce15" table:formula="of:=RAND()*180" office:value-type="float" office:value="13.2226354551599" calcext:value-type="float">
            <text:p>13.2226354551599</text:p>
          </table:table-cell>
          <table:table-cell table:style-name="ce15" table:formula="of:=RAND()*180" office:value-type="float" office:value="80.7521533724188" calcext:value-type="float">
            <text:p>80.7521533724188</text:p>
          </table:table-cell>
          <table:table-cell table:style-name="ce15" table:formula="of:=RAND()*180" office:value-type="float" office:value="59.9199936875045" calcext:value-type="float">
            <text:p>59.919993687504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38]*EXP([.C538]/180)-[.D538]/([.C538]^2))/180" office:value-type="float" office:value="0.114997208031872" calcext:value-type="float">
            <text:p>0.114997208031872</text:p>
          </table:table-cell>
          <table:table-cell table:style-name="ce22" table:formula="of:=0.01*([.B538]+[.B538]^2*0.1+[.C538]*[.D538])/([.C538]*[.D538]-[.B538])" office:value-type="float" office:value="0.0100910363120764" calcext:value-type="float">
            <text:p>0.01009</text:p>
          </table:table-cell>
          <table:table-cell table:style-name="ce26" office:value-type="string" calcext:value-type="string">
            <text:p>3,130,793,314</text:p>
          </table:table-cell>
          <table:table-cell table:number-columns-repeated="56"/>
        </table:table-row>
        <table:table-row table:style-name="ro3">
          <table:table-cell table:style-name="ce9" table:formula="of:=[.A538]+1" office:value-type="float" office:value="537" calcext:value-type="float">
            <text:p>537</text:p>
          </table:table-cell>
          <table:table-cell table:style-name="ce15" table:formula="of:=RAND()*180" office:value-type="float" office:value="125.71835079031" calcext:value-type="float">
            <text:p>125.71835079031</text:p>
          </table:table-cell>
          <table:table-cell table:style-name="ce15" table:formula="of:=RAND()*180" office:value-type="float" office:value="154.881030127969" calcext:value-type="float">
            <text:p>154.881030127969</text:p>
          </table:table-cell>
          <table:table-cell table:style-name="ce15" table:formula="of:=RAND()*180" office:value-type="float" office:value="160.983078552485" calcext:value-type="float">
            <text:p>160.98307855248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39]*EXP([.C539]/180)-[.D539]/([.C539]^2))/180" office:value-type="float" office:value="1.65122069806794" calcext:value-type="float">
            <text:p>1.65122069806794</text:p>
          </table:table-cell>
          <table:table-cell table:style-name="ce22" table:formula="of:=0.01*([.B539]+[.B539]^2*0.1+[.C539]*[.D539])/([.C539]*[.D539]-[.B539])" office:value-type="float" office:value="0.0107384648111238" calcext:value-type="float">
            <text:p>0.01074</text:p>
          </table:table-cell>
          <table:table-cell table:style-name="ce26" office:value-type="string" calcext:value-type="string">
            <text:p>3,157,894,347</text:p>
          </table:table-cell>
          <table:table-cell table:number-columns-repeated="56"/>
        </table:table-row>
        <table:table-row table:style-name="ro3">
          <table:table-cell table:style-name="ce9" table:formula="of:=[.A539]+1" office:value-type="float" office:value="538" calcext:value-type="float">
            <text:p>538</text:p>
          </table:table-cell>
          <table:table-cell table:style-name="ce15" table:formula="of:=RAND()*180" office:value-type="float" office:value="28.674891139137" calcext:value-type="float">
            <text:p>28.674891139137</text:p>
          </table:table-cell>
          <table:table-cell table:style-name="ce15" table:formula="of:=RAND()*180" office:value-type="float" office:value="21.4914917614954" calcext:value-type="float">
            <text:p>21.4914917614954</text:p>
          </table:table-cell>
          <table:table-cell table:style-name="ce15" table:formula="of:=RAND()*180" office:value-type="float" office:value="130.702762799189" calcext:value-type="float">
            <text:p>130.70276279918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40]*EXP([.C540]/180)-[.D540]/([.C540]^2))/180" office:value-type="float" office:value="0.177935490137235" calcext:value-type="float">
            <text:p>0.177935490137235</text:p>
          </table:table-cell>
          <table:table-cell table:style-name="ce22" table:formula="of:=0.01*([.B540]+[.B540]^2*0.1+[.C540]*[.D540])/([.C540]*[.D540]-[.B540])" office:value-type="float" office:value="0.0105020091105707" calcext:value-type="float">
            <text:p>0.01050</text:p>
          </table:table-cell>
          <table:table-cell table:style-name="ce26" office:value-type="string" calcext:value-type="string">
            <text:p>3,184,995,380</text:p>
          </table:table-cell>
          <table:table-cell table:number-columns-repeated="56"/>
        </table:table-row>
        <table:table-row table:style-name="ro3">
          <table:table-cell table:style-name="ce9" table:formula="of:=[.A540]+1" office:value-type="float" office:value="539" calcext:value-type="float">
            <text:p>539</text:p>
          </table:table-cell>
          <table:table-cell table:style-name="ce15" table:formula="of:=RAND()*180" office:value-type="float" office:value="32.9837372220503" calcext:value-type="float">
            <text:p>32.9837372220503</text:p>
          </table:table-cell>
          <table:table-cell table:style-name="ce15" table:formula="of:=RAND()*180" office:value-type="float" office:value="10.2293720108541" calcext:value-type="float">
            <text:p>10.2293720108541</text:p>
          </table:table-cell>
          <table:table-cell table:style-name="ce15" table:formula="of:=RAND()*180" office:value-type="float" office:value="143.95355110913" calcext:value-type="float">
            <text:p>143.9535511091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41]*EXP([.C541]/180)-[.D541]/([.C541]^2))/180" office:value-type="float" office:value="0.18631545436518" calcext:value-type="float">
            <text:p>0.18631545436518</text:p>
          </table:table-cell>
          <table:table-cell table:style-name="ce22" table:formula="of:=0.01*([.B541]+[.B541]^2*0.1+[.C541]*[.D541])/([.C541]*[.D541]-[.B541])" office:value-type="float" office:value="0.0112139741927888" calcext:value-type="float">
            <text:p>0.01121</text:p>
          </table:table-cell>
          <table:table-cell table:style-name="ce26" office:value-type="string" calcext:value-type="string">
            <text:p>3,212,096,413</text:p>
          </table:table-cell>
          <table:table-cell table:number-columns-repeated="56"/>
        </table:table-row>
        <table:table-row table:style-name="ro3">
          <table:table-cell table:style-name="ce9" table:formula="of:=[.A541]+1" office:value-type="float" office:value="540" calcext:value-type="float">
            <text:p>540</text:p>
          </table:table-cell>
          <table:table-cell table:style-name="ce15" table:formula="of:=RAND()*180" office:value-type="float" office:value="6.46146690718866" calcext:value-type="float">
            <text:p>6.46146690718866</text:p>
          </table:table-cell>
          <table:table-cell table:style-name="ce15" table:formula="of:=RAND()*180" office:value-type="float" office:value="30.278107130819" calcext:value-type="float">
            <text:p>30.278107130819</text:p>
          </table:table-cell>
          <table:table-cell table:style-name="ce15" table:formula="of:=RAND()*180" office:value-type="float" office:value="27.4706986836626" calcext:value-type="float">
            <text:p>27.470698683662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42]*EXP([.C542]/180)-[.D542]/([.C542]^2))/180" office:value-type="float" office:value="0.0423064402878723" calcext:value-type="float">
            <text:p>0.042306440287872</text:p>
          </table:table-cell>
          <table:table-cell table:style-name="ce22" table:formula="of:=0.01*([.B542]+[.B542]^2*0.1+[.C542]*[.D542])/([.C542]*[.D542]-[.B542])" office:value-type="float" office:value="0.0102071731972188" calcext:value-type="float">
            <text:p>0.01021</text:p>
          </table:table-cell>
          <table:table-cell table:style-name="ce26" office:value-type="string" calcext:value-type="string">
            <text:p>3,239,197,446</text:p>
          </table:table-cell>
          <table:table-cell table:number-columns-repeated="56"/>
        </table:table-row>
        <table:table-row table:style-name="ro3">
          <table:table-cell table:style-name="ce9" table:formula="of:=[.A542]+1" office:value-type="float" office:value="541" calcext:value-type="float">
            <text:p>541</text:p>
          </table:table-cell>
          <table:table-cell table:style-name="ce15" table:formula="of:=RAND()*180" office:value-type="float" office:value="23.4647965849509" calcext:value-type="float">
            <text:p>23.4647965849509</text:p>
          </table:table-cell>
          <table:table-cell table:style-name="ce15" table:formula="of:=RAND()*180" office:value-type="float" office:value="3.66871918540049" calcext:value-type="float">
            <text:p>3.66871918540049</text:p>
          </table:table-cell>
          <table:table-cell table:style-name="ce15" table:formula="of:=RAND()*180" office:value-type="float" office:value="21.9280815534837" calcext:value-type="float">
            <text:p>21.928081553483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43]*EXP([.C543]/180)-[.D543]/([.C543]^2))/180" office:value-type="float" office:value="0.12399315562783" calcext:value-type="float">
            <text:p>0.12399315562783</text:p>
          </table:table-cell>
          <table:table-cell table:style-name="ce22" table:formula="of:=0.01*([.B543]+[.B543]^2*0.1+[.C543]*[.D543])/([.C543]*[.D543]-[.B543])" office:value-type="float" office:value="0.0278981353057019" calcext:value-type="float">
            <text:p>0.02790</text:p>
          </table:table-cell>
          <table:table-cell table:style-name="ce26" office:value-type="string" calcext:value-type="string">
            <text:p>3,266,298,480</text:p>
          </table:table-cell>
          <table:table-cell table:number-columns-repeated="56"/>
        </table:table-row>
        <table:table-row table:style-name="ro3">
          <table:table-cell table:style-name="ce9" table:formula="of:=[.A543]+1" office:value-type="float" office:value="542" calcext:value-type="float">
            <text:p>542</text:p>
          </table:table-cell>
          <table:table-cell table:style-name="ce15" table:formula="of:=RAND()*180" office:value-type="float" office:value="130.313919387776" calcext:value-type="float">
            <text:p>130.313919387776</text:p>
          </table:table-cell>
          <table:table-cell table:style-name="ce15" table:formula="of:=RAND()*180" office:value-type="float" office:value="104.21049907113" calcext:value-type="float">
            <text:p>104.21049907113</text:p>
          </table:table-cell>
          <table:table-cell table:style-name="ce15" table:formula="of:=RAND()*180" office:value-type="float" office:value="25.9066939559034" calcext:value-type="float">
            <text:p>25.906693955903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4]*EXP([.C544]/180)-[.D544]/([.C544]^2))/180" office:value-type="float" office:value="1.29165767113271" calcext:value-type="float">
            <text:p>1.29165767113271</text:p>
          </table:table-cell>
          <table:table-cell table:style-name="ce22" table:formula="of:=0.01*([.B544]+[.B544]^2*0.1+[.C544]*[.D544])/([.C544]*[.D544]-[.B544])" office:value-type="float" office:value="0.0176234625505928" calcext:value-type="float">
            <text:p>0.01762</text:p>
          </table:table-cell>
          <table:table-cell table:style-name="ce27" office:value-type="string" calcext:value-type="string">
            <text:p>3,293,399,513</text:p>
          </table:table-cell>
          <table:table-cell table:number-columns-repeated="56"/>
        </table:table-row>
        <table:table-row table:style-name="ro3">
          <table:table-cell table:style-name="ce9" table:formula="of:=[.A544]+1" office:value-type="float" office:value="543" calcext:value-type="float">
            <text:p>543</text:p>
          </table:table-cell>
          <table:table-cell table:style-name="ce15" table:formula="of:=RAND()*180" office:value-type="float" office:value="16.4281061239086" calcext:value-type="float">
            <text:p>16.4281061239086</text:p>
          </table:table-cell>
          <table:table-cell table:style-name="ce15" table:formula="of:=RAND()*180" office:value-type="float" office:value="39.0437072017451" calcext:value-type="float">
            <text:p>39.0437072017451</text:p>
          </table:table-cell>
          <table:table-cell table:style-name="ce15" table:formula="of:=RAND()*180" office:value-type="float" office:value="30.5013306769847" calcext:value-type="float">
            <text:p>30.501330676984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5]*EXP([.C545]/180)-[.D545]/([.C545]^2))/180" office:value-type="float" office:value="0.113263915955365" calcext:value-type="float">
            <text:p>0.113263915955365</text:p>
          </table:table-cell>
          <table:table-cell table:style-name="ce22" table:formula="of:=0.01*([.B545]+[.B545]^2*0.1+[.C545]*[.D545])/([.C545]*[.D545]-[.B545])" office:value-type="float" office:value="0.0105095502304749" calcext:value-type="float">
            <text:p>0.01051</text:p>
          </table:table-cell>
          <table:table-cell table:style-name="ce27" office:value-type="string" calcext:value-type="string">
            <text:p>3,320,500,546</text:p>
          </table:table-cell>
          <table:table-cell table:number-columns-repeated="56"/>
        </table:table-row>
        <table:table-row table:style-name="ro3">
          <table:table-cell table:style-name="ce9" table:formula="of:=[.A545]+1" office:value-type="float" office:value="544" calcext:value-type="float">
            <text:p>544</text:p>
          </table:table-cell>
          <table:table-cell table:style-name="ce15" table:formula="of:=RAND()*180" office:value-type="float" office:value="2.77831764772666" calcext:value-type="float">
            <text:p>2.77831764772666</text:p>
          </table:table-cell>
          <table:table-cell table:style-name="ce15" table:formula="of:=RAND()*180" office:value-type="float" office:value="141.485591536535" calcext:value-type="float">
            <text:p>141.485591536535</text:p>
          </table:table-cell>
          <table:table-cell table:style-name="ce15" table:formula="of:=RAND()*180" office:value-type="float" office:value="139.106690064727" calcext:value-type="float">
            <text:p>139.10669006472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6]*EXP([.C546]/180)-[.D546]/([.C546]^2))/180" office:value-type="float" office:value="0.0338363196304379" calcext:value-type="float">
            <text:p>0.033836319630438</text:p>
          </table:table-cell>
          <table:table-cell table:style-name="ce22" table:formula="of:=0.01*([.B546]+[.B546]^2*0.1+[.C546]*[.D546])/([.C546]*[.D546]-[.B546])" office:value-type="float" office:value="0.0100032159154441" calcext:value-type="float">
            <text:p>0.01000</text:p>
          </table:table-cell>
          <table:table-cell table:style-name="ce27" office:value-type="string" calcext:value-type="string">
            <text:p>3,347,601,579</text:p>
          </table:table-cell>
          <table:table-cell table:number-columns-repeated="56"/>
        </table:table-row>
        <table:table-row table:style-name="ro3">
          <table:table-cell table:style-name="ce9" table:formula="of:=[.A546]+1" office:value-type="float" office:value="545" calcext:value-type="float">
            <text:p>545</text:p>
          </table:table-cell>
          <table:table-cell table:style-name="ce15" table:formula="of:=RAND()*180" office:value-type="float" office:value="139.738333622203" calcext:value-type="float">
            <text:p>139.738333622203</text:p>
          </table:table-cell>
          <table:table-cell table:style-name="ce15" table:formula="of:=RAND()*180" office:value-type="float" office:value="125.679144124683" calcext:value-type="float">
            <text:p>125.679144124683</text:p>
          </table:table-cell>
          <table:table-cell table:style-name="ce15" table:formula="of:=RAND()*180" office:value-type="float" office:value="92.9679315317511" calcext:value-type="float">
            <text:p>92.967931531751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7]*EXP([.C547]/180)-[.D547]/([.C547]^2))/180" office:value-type="float" office:value="1.56050781516511" calcext:value-type="float">
            <text:p>1.56050781516511</text:p>
          </table:table-cell>
          <table:table-cell table:style-name="ce22" table:formula="of:=0.01*([.B547]+[.B547]^2*0.1+[.C547]*[.D547])/([.C547]*[.D547]-[.B547])" office:value-type="float" office:value="0.0119335421972421" calcext:value-type="float">
            <text:p>0.01193</text:p>
          </table:table-cell>
          <table:table-cell table:style-name="ce27" office:value-type="string" calcext:value-type="string">
            <text:p>337,470,263</text:p>
          </table:table-cell>
          <table:table-cell table:number-columns-repeated="56"/>
        </table:table-row>
        <table:table-row table:style-name="ro3">
          <table:table-cell table:style-name="ce9" table:formula="of:=[.A547]+1" office:value-type="float" office:value="546" calcext:value-type="float">
            <text:p>546</text:p>
          </table:table-cell>
          <table:table-cell table:style-name="ce15" table:formula="of:=RAND()*180" office:value-type="float" office:value="3.29413549477342" calcext:value-type="float">
            <text:p>3.29413549477342</text:p>
          </table:table-cell>
          <table:table-cell table:style-name="ce15" table:formula="of:=RAND()*180" office:value-type="float" office:value="75.8501912107591" calcext:value-type="float">
            <text:p>75.8501912107591</text:p>
          </table:table-cell>
          <table:table-cell table:style-name="ce15" table:formula="of:=RAND()*180" office:value-type="float" office:value="125.088802411072" calcext:value-type="float">
            <text:p>125.08880241107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8]*EXP([.C548]/180)-[.D548]/([.C548]^2))/180" office:value-type="float" office:value="0.027770992967207" calcext:value-type="float">
            <text:p>0.027770992967207</text:p>
          </table:table-cell>
          <table:table-cell table:style-name="ce22" table:formula="of:=0.01*([.B548]+[.B548]^2*0.1+[.C548]*[.D548])/([.C548]*[.D548]-[.B548])" office:value-type="float" office:value="0.0100080902836772" calcext:value-type="float">
            <text:p>0.01001</text:p>
          </table:table-cell>
          <table:table-cell table:style-name="ce27" office:value-type="string" calcext:value-type="string">
            <text:p>3,401,803,646</text:p>
          </table:table-cell>
          <table:table-cell table:number-columns-repeated="56"/>
        </table:table-row>
        <table:table-row table:style-name="ro3">
          <table:table-cell table:style-name="ce9" table:formula="of:=[.A548]+1" office:value-type="float" office:value="547" calcext:value-type="float">
            <text:p>547</text:p>
          </table:table-cell>
          <table:table-cell table:style-name="ce15" table:formula="of:=RAND()*180" office:value-type="float" office:value="158.721905856066" calcext:value-type="float">
            <text:p>158.721905856066</text:p>
          </table:table-cell>
          <table:table-cell table:style-name="ce15" table:formula="of:=RAND()*180" office:value-type="float" office:value="18.4884790829783" calcext:value-type="float">
            <text:p>18.4884790829783</text:p>
          </table:table-cell>
          <table:table-cell table:style-name="ce15" table:formula="of:=RAND()*180" office:value-type="float" office:value="30.0179645079104" calcext:value-type="float">
            <text:p>30.017964507910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9]*EXP([.C549]/180)-[.D549]/([.C549]^2))/180" office:value-type="float" office:value="0.976687221423586" calcext:value-type="float">
            <text:p>0.976687221423586</text:p>
          </table:table-cell>
          <table:table-cell table:style-name="ce22" table:formula="of:=0.01*([.B549]+[.B549]^2*0.1+[.C549]*[.D549])/([.C549]*[.D549]-[.B549])" office:value-type="float" office:value="0.0815862110733708" calcext:value-type="float">
            <text:p>0.08159</text:p>
          </table:table-cell>
          <table:table-cell table:style-name="ce27" office:value-type="string" calcext:value-type="string">
            <text:p>3,428,904,679</text:p>
          </table:table-cell>
          <table:table-cell table:number-columns-repeated="56"/>
        </table:table-row>
        <table:table-row table:style-name="ro3">
          <table:table-cell table:style-name="ce9" table:formula="of:=[.A549]+1" office:value-type="float" office:value="548" calcext:value-type="float">
            <text:p>548</text:p>
          </table:table-cell>
          <table:table-cell table:style-name="ce15" table:formula="of:=RAND()*180" office:value-type="float" office:value="88.95840832446" calcext:value-type="float">
            <text:p>88.95840832446</text:p>
          </table:table-cell>
          <table:table-cell table:style-name="ce15" table:formula="of:=RAND()*180" office:value-type="float" office:value="124.039788696047" calcext:value-type="float">
            <text:p>124.039788696047</text:p>
          </table:table-cell>
          <table:table-cell table:style-name="ce15" table:formula="of:=RAND()*180" office:value-type="float" office:value="90.6820274351975" calcext:value-type="float">
            <text:p>90.682027435197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50]*EXP([.C550]/180)-[.D550]/([.C550]^2))/180" office:value-type="float" office:value="0.984411540690902" calcext:value-type="float">
            <text:p>0.984411540690902</text:p>
          </table:table-cell>
          <table:table-cell table:style-name="ce22" table:formula="of:=0.01*([.B550]+[.B550]^2*0.1+[.C550]*[.D550])/([.C550]*[.D550]-[.B550])" office:value-type="float" office:value="0.0108685880922807" calcext:value-type="float">
            <text:p>0.01087</text:p>
          </table:table-cell>
          <table:table-cell table:style-name="ce27" office:value-type="string" calcext:value-type="string">
            <text:p>345,600,573</text:p>
          </table:table-cell>
          <table:table-cell table:number-columns-repeated="56"/>
        </table:table-row>
        <table:table-row table:style-name="ro3">
          <table:table-cell table:style-name="ce9" table:formula="of:=[.A550]+1" office:value-type="float" office:value="549" calcext:value-type="float">
            <text:p>549</text:p>
          </table:table-cell>
          <table:table-cell table:style-name="ce15" table:formula="of:=RAND()*180" office:value-type="float" office:value="129.938174610317" calcext:value-type="float">
            <text:p>129.938174610317</text:p>
          </table:table-cell>
          <table:table-cell table:style-name="ce15" table:formula="of:=RAND()*180" office:value-type="float" office:value="8.38472037627052" calcext:value-type="float">
            <text:p>8.38472037627052</text:p>
          </table:table-cell>
          <table:table-cell table:style-name="ce15" table:formula="of:=RAND()*180" office:value-type="float" office:value="24.1381668867686" calcext:value-type="float">
            <text:p>24.138166886768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51]*EXP([.C551]/180)-[.D551]/([.C551]^2))/180" office:value-type="float" office:value="0.754393180820209" calcext:value-type="float">
            <text:p>0.754393180820209</text:p>
          </table:table-cell>
          <table:table-cell table:style-name="ce22" table:formula="of:=0.01*([.B551]+[.B551]^2*0.1+[.C551]*[.D551])/([.C551]*[.D551]-[.B551])" office:value-type="float" office:value="0.278898872292748" calcext:value-type="float">
            <text:p>0.27890</text:p>
          </table:table-cell>
          <table:table-cell table:style-name="ce27" office:value-type="string" calcext:value-type="string">
            <text:p>3,483,106,745</text:p>
          </table:table-cell>
          <table:table-cell table:number-columns-repeated="56"/>
        </table:table-row>
        <table:table-row table:style-name="ro3">
          <table:table-cell table:style-name="ce9" table:formula="of:=[.A551]+1" office:value-type="float" office:value="550" calcext:value-type="float">
            <text:p>550</text:p>
          </table:table-cell>
          <table:table-cell table:style-name="ce15" table:formula="of:=RAND()*180" office:value-type="float" office:value="70.605540749521" calcext:value-type="float">
            <text:p>70.605540749521</text:p>
          </table:table-cell>
          <table:table-cell table:style-name="ce15" table:formula="of:=RAND()*180" office:value-type="float" office:value="82.020690946064" calcext:value-type="float">
            <text:p>82.020690946064</text:p>
          </table:table-cell>
          <table:table-cell table:style-name="ce15" table:formula="of:=RAND()*180" office:value-type="float" office:value="114.66439031527" calcext:value-type="float">
            <text:p>114.6643903152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2]*EXP([.C552]/180)-[.D552]/([.C552]^2))/180" office:value-type="float" office:value="0.618578738213356" calcext:value-type="float">
            <text:p>0.618578738213356</text:p>
          </table:table-cell>
          <table:table-cell table:style-name="ce22" table:formula="of:=0.01*([.B552]+[.B552]^2*0.1+[.C552]*[.D552])/([.C552]*[.D552]-[.B552])" office:value-type="float" office:value="0.010685352895992" calcext:value-type="float">
            <text:p>0.01069</text:p>
          </table:table-cell>
          <table:table-cell table:style-name="ce28" office:value-type="string" calcext:value-type="string">
            <text:p>3,510,207,778</text:p>
          </table:table-cell>
          <table:table-cell table:number-columns-repeated="56"/>
        </table:table-row>
        <table:table-row table:style-name="ro3">
          <table:table-cell table:style-name="ce9" table:formula="of:=[.A552]+1" office:value-type="float" office:value="551" calcext:value-type="float">
            <text:p>551</text:p>
          </table:table-cell>
          <table:table-cell table:style-name="ce15" table:formula="of:=RAND()*180" office:value-type="float" office:value="42.5694499994637" calcext:value-type="float">
            <text:p>42.5694499994637</text:p>
          </table:table-cell>
          <table:table-cell table:style-name="ce15" table:formula="of:=RAND()*180" office:value-type="float" office:value="101.168221687674" calcext:value-type="float">
            <text:p>101.168221687674</text:p>
          </table:table-cell>
          <table:table-cell table:style-name="ce15" table:formula="of:=RAND()*180" office:value-type="float" office:value="17.6240305476646" calcext:value-type="float">
            <text:p>17.624030547664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3]*EXP([.C553]/180)-[.D553]/([.C553]^2))/180" office:value-type="float" office:value="0.414866966215842" calcext:value-type="float">
            <text:p>0.414866966215842</text:p>
          </table:table-cell>
          <table:table-cell table:style-name="ce22" table:formula="of:=0.01*([.B553]+[.B553]^2*0.1+[.C553]*[.D553])/([.C553]*[.D553]-[.B553])" office:value-type="float" office:value="0.0115304026796337" calcext:value-type="float">
            <text:p>0.01153</text:p>
          </table:table-cell>
          <table:table-cell table:style-name="ce28" office:value-type="string" calcext:value-type="string">
            <text:p>353,730,883</text:p>
          </table:table-cell>
          <table:table-cell table:number-columns-repeated="56"/>
        </table:table-row>
        <table:table-row table:style-name="ro3">
          <table:table-cell table:style-name="ce9" table:formula="of:=[.A553]+1" office:value-type="float" office:value="552" calcext:value-type="float">
            <text:p>552</text:p>
          </table:table-cell>
          <table:table-cell table:style-name="ce15" table:formula="of:=RAND()*180" office:value-type="float" office:value="5.32362539731296" calcext:value-type="float">
            <text:p>5.32362539731296</text:p>
          </table:table-cell>
          <table:table-cell table:style-name="ce15" table:formula="of:=RAND()*180" office:value-type="float" office:value="55.1254602458085" calcext:value-type="float">
            <text:p>55.1254602458085</text:p>
          </table:table-cell>
          <table:table-cell table:style-name="ce15" table:formula="of:=RAND()*180" office:value-type="float" office:value="32.5724057377053" calcext:value-type="float">
            <text:p>32.572405737705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4]*EXP([.C554]/180)-[.D554]/([.C554]^2))/180" office:value-type="float" office:value="0.0401138687696461" calcext:value-type="float">
            <text:p>0.040113868769646</text:p>
          </table:table-cell>
          <table:table-cell table:style-name="ce22" table:formula="of:=0.01*([.B554]+[.B554]^2*0.1+[.C554]*[.D554])/([.C554]*[.D554]-[.B554])" office:value-type="float" office:value="0.0100753044850459" calcext:value-type="float">
            <text:p>0.01008</text:p>
          </table:table-cell>
          <table:table-cell table:style-name="ce28" office:value-type="string" calcext:value-type="string">
            <text:p>3,564,409,845</text:p>
          </table:table-cell>
          <table:table-cell table:number-columns-repeated="56"/>
        </table:table-row>
        <table:table-row table:style-name="ro3">
          <table:table-cell table:style-name="ce9" table:formula="of:=[.A554]+1" office:value-type="float" office:value="553" calcext:value-type="float">
            <text:p>553</text:p>
          </table:table-cell>
          <table:table-cell table:style-name="ce15" table:formula="of:=RAND()*180" office:value-type="float" office:value="6.90845301495595" calcext:value-type="float">
            <text:p>6.90845301495595</text:p>
          </table:table-cell>
          <table:table-cell table:style-name="ce15" table:formula="of:=RAND()*180" office:value-type="float" office:value="82.6558468885195" calcext:value-type="float">
            <text:p>82.6558468885195</text:p>
          </table:table-cell>
          <table:table-cell table:style-name="ce15" table:formula="of:=RAND()*180" office:value-type="float" office:value="92.9827385057009" calcext:value-type="float">
            <text:p>92.982738505700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5]*EXP([.C555]/180)-[.D555]/([.C555]^2))/180" office:value-type="float" office:value="0.060672945495531" calcext:value-type="float">
            <text:p>0.060672945495531</text:p>
          </table:table-cell>
          <table:table-cell table:style-name="ce22" table:formula="of:=0.01*([.B555]+[.B555]^2*0.1+[.C555]*[.D555])/([.C555]*[.D555]-[.B555])" office:value-type="float" office:value="0.0100242094087514" calcext:value-type="float">
            <text:p>0.01002</text:p>
          </table:table-cell>
          <table:table-cell table:style-name="ce28" office:value-type="string" calcext:value-type="string">
            <text:p>3,591,510,878</text:p>
          </table:table-cell>
          <table:table-cell table:number-columns-repeated="56"/>
        </table:table-row>
        <table:table-row table:style-name="ro3">
          <table:table-cell table:style-name="ce9" table:formula="of:=[.A555]+1" office:value-type="float" office:value="554" calcext:value-type="float">
            <text:p>554</text:p>
          </table:table-cell>
          <table:table-cell table:style-name="ce15" table:formula="of:=RAND()*180" office:value-type="float" office:value="169.2555937286" calcext:value-type="float">
            <text:p>169.2555937286</text:p>
          </table:table-cell>
          <table:table-cell table:style-name="ce15" table:formula="of:=RAND()*180" office:value-type="float" office:value="126.551425052319" calcext:value-type="float">
            <text:p>126.551425052319</text:p>
          </table:table-cell>
          <table:table-cell table:style-name="ce15" table:formula="of:=RAND()*180" office:value-type="float" office:value="145.519420345048" calcext:value-type="float">
            <text:p>145.51942034504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6]*EXP([.C556]/180)-[.D556]/([.C556]^2))/180" office:value-type="float" office:value="1.89930875255504" calcext:value-type="float">
            <text:p>1.89930875255504</text:p>
          </table:table-cell>
          <table:table-cell table:style-name="ce22" table:formula="of:=0.01*([.B556]+[.B556]^2*0.1+[.C556]*[.D556])/([.C556]*[.D556]-[.B556])" office:value-type="float" office:value="0.0117555521883959" calcext:value-type="float">
            <text:p>0.01176</text:p>
          </table:table-cell>
          <table:table-cell table:style-name="ce28" office:value-type="string" calcext:value-type="string">
            <text:p>3,618,611,911</text:p>
          </table:table-cell>
          <table:table-cell table:number-columns-repeated="56"/>
        </table:table-row>
        <table:table-row table:style-name="ro3">
          <table:table-cell table:style-name="ce9" table:formula="of:=[.A556]+1" office:value-type="float" office:value="555" calcext:value-type="float">
            <text:p>555</text:p>
          </table:table-cell>
          <table:table-cell table:style-name="ce15" table:formula="of:=RAND()*180" office:value-type="float" office:value="7.22373931070374" calcext:value-type="float">
            <text:p>7.22373931070374</text:p>
          </table:table-cell>
          <table:table-cell table:style-name="ce15" table:formula="of:=RAND()*180" office:value-type="float" office:value="30.5451245818745" calcext:value-type="float">
            <text:p>30.5451245818745</text:p>
          </table:table-cell>
          <table:table-cell table:style-name="ce15" table:formula="of:=RAND()*180" office:value-type="float" office:value="45.4886096368229" calcext:value-type="float">
            <text:p>45.488609636822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7]*EXP([.C557]/180)-[.D557]/([.C557]^2))/180" office:value-type="float" office:value="0.0472831574379024" calcext:value-type="float">
            <text:p>0.047283157437902</text:p>
          </table:table-cell>
          <table:table-cell table:style-name="ce22" table:formula="of:=0.01*([.B557]+[.B557]^2*0.1+[.C557]*[.D557])/([.C557]*[.D557]-[.B557])" office:value-type="float" office:value="0.0101422751503985" calcext:value-type="float">
            <text:p>0.01014</text:p>
          </table:table-cell>
          <table:table-cell table:style-name="ce28" office:value-type="string" calcext:value-type="string">
            <text:p>3,645,712,944</text:p>
          </table:table-cell>
          <table:table-cell table:number-columns-repeated="56"/>
        </table:table-row>
        <table:table-row table:style-name="ro3">
          <table:table-cell table:style-name="ce9" table:formula="of:=[.A557]+1" office:value-type="float" office:value="556" calcext:value-type="float">
            <text:p>556</text:p>
          </table:table-cell>
          <table:table-cell table:style-name="ce15" table:formula="of:=RAND()*180" office:value-type="float" office:value="169.99735691721" calcext:value-type="float">
            <text:p>169.99735691721</text:p>
          </table:table-cell>
          <table:table-cell table:style-name="ce15" table:formula="of:=RAND()*180" office:value-type="float" office:value="46.5320584185638" calcext:value-type="float">
            <text:p>46.5320584185638</text:p>
          </table:table-cell>
          <table:table-cell table:style-name="ce15" table:formula="of:=RAND()*180" office:value-type="float" office:value="179.498964691535" calcext:value-type="float">
            <text:p>179.49896469153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8]*EXP([.C558]/180)-[.D558]/([.C558]^2))/180" office:value-type="float" office:value="1.22257688709258" calcext:value-type="float">
            <text:p>1.22257688709258</text:p>
          </table:table-cell>
          <table:table-cell table:style-name="ce22" table:formula="of:=0.01*([.B558]+[.B558]^2*0.1+[.C558]*[.D558])/([.C558]*[.D558]-[.B558])" office:value-type="float" office:value="0.0139473523396873" calcext:value-type="float">
            <text:p>0.01395</text:p>
          </table:table-cell>
          <table:table-cell table:style-name="ce28" office:value-type="string" calcext:value-type="string">
            <text:p>3,672,813,978</text:p>
          </table:table-cell>
          <table:table-cell table:number-columns-repeated="56"/>
        </table:table-row>
        <table:table-row table:style-name="ro3">
          <table:table-cell table:style-name="ce9" table:formula="of:=[.A558]+1" office:value-type="float" office:value="557" calcext:value-type="float">
            <text:p>557</text:p>
          </table:table-cell>
          <table:table-cell table:style-name="ce15" table:formula="of:=RAND()*180" office:value-type="float" office:value="10.6392760001843" calcext:value-type="float">
            <text:p>10.6392760001843</text:p>
          </table:table-cell>
          <table:table-cell table:style-name="ce15" table:formula="of:=RAND()*180" office:value-type="float" office:value="139.255321322718" calcext:value-type="float">
            <text:p>139.255321322718</text:p>
          </table:table-cell>
          <table:table-cell table:style-name="ce15" table:formula="of:=RAND()*180" office:value-type="float" office:value="145.235500047393" calcext:value-type="float">
            <text:p>145.23550004739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9]*EXP([.C559]/180)-[.D559]/([.C559]^2))/180" office:value-type="float" office:value="0.128081494333871" calcext:value-type="float">
            <text:p>0.128081494333871</text:p>
          </table:table-cell>
          <table:table-cell table:style-name="ce22" table:formula="of:=0.01*([.B559]+[.B559]^2*0.1+[.C559]*[.D559])/([.C559]*[.D559]-[.B559])" office:value-type="float" office:value="0.0100161262916917" calcext:value-type="float">
            <text:p>0.01002</text:p>
          </table:table-cell>
          <table:table-cell table:style-name="ce28" office:value-type="string" calcext:value-type="string">
            <text:p>3,699,915,011</text:p>
          </table:table-cell>
          <table:table-cell table:number-columns-repeated="56"/>
        </table:table-row>
        <table:table-row table:style-name="ro3">
          <table:table-cell table:style-name="ce9" table:formula="of:=[.A559]+1" office:value-type="float" office:value="558" calcext:value-type="float">
            <text:p>558</text:p>
          </table:table-cell>
          <table:table-cell table:style-name="ce15" table:formula="of:=RAND()*180" office:value-type="float" office:value="7.36486983061351" calcext:value-type="float">
            <text:p>7.36486983061351</text:p>
          </table:table-cell>
          <table:table-cell table:style-name="ce15" table:formula="of:=RAND()*180" office:value-type="float" office:value="165.060099497406" calcext:value-type="float">
            <text:p>165.060099497406</text:p>
          </table:table-cell>
          <table:table-cell table:style-name="ce15" table:formula="of:=RAND()*180" office:value-type="float" office:value="86.5040460942512" calcext:value-type="float">
            <text:p>86.504046094251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0]*EXP([.C560]/180)-[.D560]/([.C560]^2))/180" office:value-type="float" office:value="0.102344852778695" calcext:value-type="float">
            <text:p>0.102344852778695</text:p>
          </table:table-cell>
          <table:table-cell table:style-name="ce22" table:formula="of:=0.01*([.B560]+[.B560]^2*0.1+[.C560]*[.D560])/([.C560]*[.D560]-[.B560])" office:value-type="float" office:value="0.0100141222536504" calcext:value-type="float">
            <text:p>0.01001</text:p>
          </table:table-cell>
          <table:table-cell table:style-name="ce24" office:value-type="string" calcext:value-type="string">
            <text:p>3,727,016,044</text:p>
          </table:table-cell>
          <table:table-cell table:number-columns-repeated="56"/>
        </table:table-row>
        <table:table-row table:style-name="ro3">
          <table:table-cell table:style-name="ce9" table:formula="of:=[.A560]+1" office:value-type="float" office:value="559" calcext:value-type="float">
            <text:p>559</text:p>
          </table:table-cell>
          <table:table-cell table:style-name="ce15" table:formula="of:=RAND()*180" office:value-type="float" office:value="165.696844715313" calcext:value-type="float">
            <text:p>165.696844715313</text:p>
          </table:table-cell>
          <table:table-cell table:style-name="ce15" table:formula="of:=RAND()*180" office:value-type="float" office:value="163.328306647942" calcext:value-type="float">
            <text:p>163.328306647942</text:p>
          </table:table-cell>
          <table:table-cell table:style-name="ce15" table:formula="of:=RAND()*180" office:value-type="float" office:value="76.6607844648887" calcext:value-type="float">
            <text:p>76.660784464888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1]*EXP([.C561]/180)-[.D561]/([.C561]^2))/180" office:value-type="float" office:value="2.28091234233494" calcext:value-type="float">
            <text:p>2.28091234233494</text:p>
          </table:table-cell>
          <table:table-cell table:style-name="ce22" table:formula="of:=0.01*([.B561]+[.B561]^2*0.1+[.C561]*[.D561])/([.C561]*[.D561]-[.B561])" office:value-type="float" office:value="0.0124904034635918" calcext:value-type="float">
            <text:p>0.01249</text:p>
          </table:table-cell>
          <table:table-cell table:style-name="ce24" office:value-type="string" calcext:value-type="string">
            <text:p>3,754,117,077</text:p>
          </table:table-cell>
          <table:table-cell table:number-columns-repeated="56"/>
        </table:table-row>
        <table:table-row table:style-name="ro3">
          <table:table-cell table:style-name="ce9" table:formula="of:=[.A561]+1" office:value-type="float" office:value="560" calcext:value-type="float">
            <text:p>560</text:p>
          </table:table-cell>
          <table:table-cell table:style-name="ce15" table:formula="of:=RAND()*180" office:value-type="float" office:value="22.2995818342317" calcext:value-type="float">
            <text:p>22.2995818342317</text:p>
          </table:table-cell>
          <table:table-cell table:style-name="ce15" table:formula="of:=RAND()*180" office:value-type="float" office:value="101.177360782906" calcext:value-type="float">
            <text:p>101.177360782906</text:p>
          </table:table-cell>
          <table:table-cell table:style-name="ce15" table:formula="of:=RAND()*180" office:value-type="float" office:value="61.205969418946" calcext:value-type="float">
            <text:p>61.20596941894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2]*EXP([.C562]/180)-[.D562]/([.C562]^2))/180" office:value-type="float" office:value="0.217306752086151" calcext:value-type="float">
            <text:p>0.217306752086151</text:p>
          </table:table-cell>
          <table:table-cell table:style-name="ce22" table:formula="of:=0.01*([.B562]+[.B562]^2*0.1+[.C562]*[.D562])/([.C562]*[.D562]-[.B562])" office:value-type="float" office:value="0.0101528700367069" calcext:value-type="float">
            <text:p>0.01015</text:p>
          </table:table-cell>
          <table:table-cell table:style-name="ce24" office:value-type="string" calcext:value-type="string">
            <text:p>3,781,218,110</text:p>
          </table:table-cell>
          <table:table-cell table:number-columns-repeated="56"/>
        </table:table-row>
        <table:table-row table:style-name="ro3">
          <table:table-cell table:style-name="ce9" table:formula="of:=[.A562]+1" office:value-type="float" office:value="561" calcext:value-type="float">
            <text:p>561</text:p>
          </table:table-cell>
          <table:table-cell table:style-name="ce15" table:formula="of:=RAND()*180" office:value-type="float" office:value="47.5568862424461" calcext:value-type="float">
            <text:p>47.5568862424461</text:p>
          </table:table-cell>
          <table:table-cell table:style-name="ce15" table:formula="of:=RAND()*180" office:value-type="float" office:value="150.407185057685" calcext:value-type="float">
            <text:p>150.407185057685</text:p>
          </table:table-cell>
          <table:table-cell table:style-name="ce15" table:formula="of:=RAND()*180" office:value-type="float" office:value="126.721626106234" calcext:value-type="float">
            <text:p>126.72162610623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3]*EXP([.C563]/180)-[.D563]/([.C563]^2))/180" office:value-type="float" office:value="0.609274816313442" calcext:value-type="float">
            <text:p>0.609274816313442</text:p>
          </table:table-cell>
          <table:table-cell table:style-name="ce22" table:formula="of:=0.01*([.B563]+[.B563]^2*0.1+[.C563]*[.D563])/([.C563]*[.D563]-[.B563])" office:value-type="float" office:value="0.0101689852089914" calcext:value-type="float">
            <text:p>0.01017</text:p>
          </table:table-cell>
          <table:table-cell table:style-name="ce24" office:value-type="string" calcext:value-type="string">
            <text:p>3,808,319,144</text:p>
          </table:table-cell>
          <table:table-cell table:number-columns-repeated="56"/>
        </table:table-row>
        <table:table-row table:style-name="ro3">
          <table:table-cell table:style-name="ce9" table:formula="of:=[.A563]+1" office:value-type="float" office:value="562" calcext:value-type="float">
            <text:p>562</text:p>
          </table:table-cell>
          <table:table-cell table:style-name="ce15" table:formula="of:=RAND()*180" office:value-type="float" office:value="14.0607479097214" calcext:value-type="float">
            <text:p>14.0607479097214</text:p>
          </table:table-cell>
          <table:table-cell table:style-name="ce15" table:formula="of:=RAND()*180" office:value-type="float" office:value="161.401155442874" calcext:value-type="float">
            <text:p>161.401155442874</text:p>
          </table:table-cell>
          <table:table-cell table:style-name="ce15" table:formula="of:=RAND()*180" office:value-type="float" office:value="62.3141901002682" calcext:value-type="float">
            <text:p>62.314190100268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4]*EXP([.C564]/180)-[.D564]/([.C564]^2))/180" office:value-type="float" office:value="0.191481116019244" calcext:value-type="float">
            <text:p>0.191481116019244</text:p>
          </table:table-cell>
          <table:table-cell table:style-name="ce22" table:formula="of:=0.01*([.B564]+[.B564]^2*0.1+[.C564]*[.D564])/([.C564]*[.D564]-[.B564])" office:value-type="float" office:value="0.0100476844290439" calcext:value-type="float">
            <text:p>0.01005</text:p>
          </table:table-cell>
          <table:table-cell table:style-name="ce24" office:value-type="string" calcext:value-type="string">
            <text:p>3,835,420,177</text:p>
          </table:table-cell>
          <table:table-cell table:number-columns-repeated="56"/>
        </table:table-row>
        <table:table-row table:style-name="ro3">
          <table:table-cell table:style-name="ce9" table:formula="of:=[.A564]+1" office:value-type="float" office:value="563" calcext:value-type="float">
            <text:p>563</text:p>
          </table:table-cell>
          <table:table-cell table:style-name="ce15" table:formula="of:=RAND()*180" office:value-type="float" office:value="37.8339294112032" calcext:value-type="float">
            <text:p>37.8339294112032</text:p>
          </table:table-cell>
          <table:table-cell table:style-name="ce15" table:formula="of:=RAND()*180" office:value-type="float" office:value="133.937268086037" calcext:value-type="float">
            <text:p>133.937268086037</text:p>
          </table:table-cell>
          <table:table-cell table:style-name="ce15" table:formula="of:=RAND()*180" office:value-type="float" office:value="119.647191304989" calcext:value-type="float">
            <text:p>119.64719130498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5]*EXP([.C565]/180)-[.D565]/([.C565]^2))/180" office:value-type="float" office:value="0.442312611142032" calcext:value-type="float">
            <text:p>0.442312611142032</text:p>
          </table:table-cell>
          <table:table-cell table:style-name="ce22" table:formula="of:=0.01*([.B565]+[.B565]^2*0.1+[.C565]*[.D565])/([.C565]*[.D565]-[.B565])" office:value-type="float" office:value="0.010136863216759" calcext:value-type="float">
            <text:p>0.01014</text:p>
          </table:table-cell>
          <table:table-cell table:style-name="ce24" office:value-type="string" calcext:value-type="string">
            <text:p>3,862,521,210</text:p>
          </table:table-cell>
          <table:table-cell table:number-columns-repeated="56"/>
        </table:table-row>
        <table:table-row table:style-name="ro3">
          <table:table-cell table:style-name="ce9" table:formula="of:=[.A565]+1" office:value-type="float" office:value="564" calcext:value-type="float">
            <text:p>564</text:p>
          </table:table-cell>
          <table:table-cell table:style-name="ce15" table:formula="of:=RAND()*180" office:value-type="float" office:value="70.0589917020643" calcext:value-type="float">
            <text:p>70.0589917020643</text:p>
          </table:table-cell>
          <table:table-cell table:style-name="ce15" table:formula="of:=RAND()*180" office:value-type="float" office:value="73.1332849342894" calcext:value-type="float">
            <text:p>73.1332849342894</text:p>
          </table:table-cell>
          <table:table-cell table:style-name="ce15" table:formula="of:=RAND()*180" office:value-type="float" office:value="102.953179763196" calcext:value-type="float">
            <text:p>102.95317976319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6]*EXP([.C566]/180)-[.D566]/([.C566]^2))/180" office:value-type="float" office:value="0.584203304615138" calcext:value-type="float">
            <text:p>0.584203304615138</text:p>
          </table:table-cell>
          <table:table-cell table:style-name="ce22" table:formula="of:=0.01*([.B566]+[.B566]^2*0.1+[.C566]*[.D566])/([.C566]*[.D566]-[.B566])" office:value-type="float" office:value="0.0108458553044379" calcext:value-type="float">
            <text:p>0.01085</text:p>
          </table:table-cell>
          <table:table-cell table:style-name="ce24" office:value-type="string" calcext:value-type="string">
            <text:p>3,889,622,243</text:p>
          </table:table-cell>
          <table:table-cell table:number-columns-repeated="56"/>
        </table:table-row>
        <table:table-row table:style-name="ro3">
          <table:table-cell table:style-name="ce9" table:formula="of:=[.A566]+1" office:value-type="float" office:value="565" calcext:value-type="float">
            <text:p>565</text:p>
          </table:table-cell>
          <table:table-cell table:style-name="ce15" table:formula="of:=RAND()*180" office:value-type="float" office:value="134.711397537225" calcext:value-type="float">
            <text:p>134.711397537225</text:p>
          </table:table-cell>
          <table:table-cell table:style-name="ce15" table:formula="of:=RAND()*180" office:value-type="float" office:value="49.0088164844477" calcext:value-type="float">
            <text:p>49.0088164844477</text:p>
          </table:table-cell>
          <table:table-cell table:style-name="ce15" table:formula="of:=RAND()*180" office:value-type="float" office:value="81.6947810450206" calcext:value-type="float">
            <text:p>81.694781045020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7]*EXP([.C567]/180)-[.D567]/([.C567]^2))/180" office:value-type="float" office:value="0.982413205230108" calcext:value-type="float">
            <text:p>0.982413205230108</text:p>
          </table:table-cell>
          <table:table-cell table:style-name="ce22" table:formula="of:=0.01*([.B567]+[.B567]^2*0.1+[.C567]*[.D567])/([.C567]*[.D567]-[.B567])" office:value-type="float" office:value="0.0153866896765217" calcext:value-type="float">
            <text:p>0.01539</text:p>
          </table:table-cell>
          <table:table-cell table:style-name="ce24" office:value-type="string" calcext:value-type="string">
            <text:p>3,916,723,276</text:p>
          </table:table-cell>
          <table:table-cell table:number-columns-repeated="56"/>
        </table:table-row>
        <table:table-row table:style-name="ro3">
          <table:table-cell table:style-name="ce9" table:formula="of:=[.A567]+1" office:value-type="float" office:value="566" calcext:value-type="float">
            <text:p>566</text:p>
          </table:table-cell>
          <table:table-cell table:style-name="ce15" table:formula="of:=RAND()*180" office:value-type="float" office:value="19.7229584718218" calcext:value-type="float">
            <text:p>19.7229584718218</text:p>
          </table:table-cell>
          <table:table-cell table:style-name="ce15" table:formula="of:=RAND()*180" office:value-type="float" office:value="164.310273896658" calcext:value-type="float">
            <text:p>164.310273896658</text:p>
          </table:table-cell>
          <table:table-cell table:style-name="ce15" table:formula="of:=RAND()*180" office:value-type="float" office:value="146.117350436136" calcext:value-type="float">
            <text:p>146.11735043613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68]*EXP([.C568]/180)-[.D568]/([.C568]^2))/180" office:value-type="float" office:value="0.27295487671844" calcext:value-type="float">
            <text:p>0.27295487671844</text:p>
          </table:table-cell>
          <table:table-cell table:style-name="ce22" table:formula="of:=0.01*([.B568]+[.B568]^2*0.1+[.C568]*[.D568])/([.C568]*[.D568]-[.B568])" office:value-type="float" office:value="0.0100326590882529" calcext:value-type="float">
            <text:p>0.01003</text:p>
          </table:table-cell>
          <table:table-cell table:style-name="ce25" office:value-type="string" calcext:value-type="string">
            <text:p>3,943,824,310</text:p>
          </table:table-cell>
          <table:table-cell table:number-columns-repeated="56"/>
        </table:table-row>
        <table:table-row table:style-name="ro3">
          <table:table-cell table:style-name="ce9" table:formula="of:=[.A568]+1" office:value-type="float" office:value="567" calcext:value-type="float">
            <text:p>567</text:p>
          </table:table-cell>
          <table:table-cell table:style-name="ce15" table:formula="of:=RAND()*180" office:value-type="float" office:value="42.4598057226088" calcext:value-type="float">
            <text:p>42.4598057226088</text:p>
          </table:table-cell>
          <table:table-cell table:style-name="ce15" table:formula="of:=RAND()*180" office:value-type="float" office:value="45.9138880568816" calcext:value-type="float">
            <text:p>45.9138880568816</text:p>
          </table:table-cell>
          <table:table-cell table:style-name="ce15" table:formula="of:=RAND()*180" office:value-type="float" office:value="130.001519638132" calcext:value-type="float">
            <text:p>130.00151963813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69]*EXP([.C569]/180)-[.D569]/([.C569]^2))/180" office:value-type="float" office:value="0.304085052222842" calcext:value-type="float">
            <text:p>0.304085052222842</text:p>
          </table:table-cell>
          <table:table-cell table:style-name="ce22" table:formula="of:=0.01*([.B569]+[.B569]^2*0.1+[.C569]*[.D569])/([.C569]*[.D569]-[.B569])" office:value-type="float" office:value="0.0104474933043192" calcext:value-type="float">
            <text:p>0.01045</text:p>
          </table:table-cell>
          <table:table-cell table:style-name="ce25" office:value-type="string" calcext:value-type="string">
            <text:p>3,970,925,343</text:p>
          </table:table-cell>
          <table:table-cell table:number-columns-repeated="56"/>
        </table:table-row>
        <table:table-row table:style-name="ro3">
          <table:table-cell table:style-name="ce9" table:formula="of:=[.A569]+1" office:value-type="float" office:value="568" calcext:value-type="float">
            <text:p>568</text:p>
          </table:table-cell>
          <table:table-cell table:style-name="ce15" table:formula="of:=RAND()*180" office:value-type="float" office:value="19.9306664519466" calcext:value-type="float">
            <text:p>19.9306664519466</text:p>
          </table:table-cell>
          <table:table-cell table:style-name="ce15" table:formula="of:=RAND()*180" office:value-type="float" office:value="61.0053497538561" calcext:value-type="float">
            <text:p>61.0053497538561</text:p>
          </table:table-cell>
          <table:table-cell table:style-name="ce15" table:formula="of:=RAND()*180" office:value-type="float" office:value="59.8946223654107" calcext:value-type="float">
            <text:p>59.894622365410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0]*EXP([.C570]/180)-[.D570]/([.C570]^2))/180" office:value-type="float" office:value="0.155306577928838" calcext:value-type="float">
            <text:p>0.155306577928838</text:p>
          </table:table-cell>
          <table:table-cell table:style-name="ce22" table:formula="of:=0.01*([.B570]+[.B570]^2*0.1+[.C570]*[.D570])/([.C570]*[.D570]-[.B570])" office:value-type="float" office:value="0.0102190019751792" calcext:value-type="float">
            <text:p>0.01022</text:p>
          </table:table-cell>
          <table:table-cell table:style-name="ce25" office:value-type="string" calcext:value-type="string">
            <text:p>3,998,026,376</text:p>
          </table:table-cell>
          <table:table-cell table:number-columns-repeated="56"/>
        </table:table-row>
        <table:table-row table:style-name="ro3">
          <table:table-cell table:style-name="ce9" table:formula="of:=[.A570]+1" office:value-type="float" office:value="569" calcext:value-type="float">
            <text:p>569</text:p>
          </table:table-cell>
          <table:table-cell table:style-name="ce15" table:formula="of:=RAND()*180" office:value-type="float" office:value="53.8534677032283" calcext:value-type="float">
            <text:p>53.8534677032283</text:p>
          </table:table-cell>
          <table:table-cell table:style-name="ce15" table:formula="of:=RAND()*180" office:value-type="float" office:value="67.0275003553133" calcext:value-type="float">
            <text:p>67.0275003553133</text:p>
          </table:table-cell>
          <table:table-cell table:style-name="ce15" table:formula="of:=RAND()*180" office:value-type="float" office:value="165.609317138947" calcext:value-type="float">
            <text:p>165.60931713894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1]*EXP([.C571]/180)-[.D571]/([.C571]^2))/180" office:value-type="float" office:value="0.433966975979147" calcext:value-type="float">
            <text:p>0.433966975979147</text:p>
          </table:table-cell>
          <table:table-cell table:style-name="ce22" table:formula="of:=0.01*([.B571]+[.B571]^2*0.1+[.C571]*[.D571])/([.C571]*[.D571]-[.B571])" office:value-type="float" office:value="0.0103600467389773" calcext:value-type="float">
            <text:p>0.01036</text:p>
          </table:table-cell>
          <table:table-cell table:style-name="ce25" office:value-type="string" calcext:value-type="string">
            <text:p>4,025,127,409</text:p>
          </table:table-cell>
          <table:table-cell table:number-columns-repeated="56"/>
        </table:table-row>
        <table:table-row table:style-name="ro3">
          <table:table-cell table:style-name="ce9" table:formula="of:=[.A571]+1" office:value-type="float" office:value="570" calcext:value-type="float">
            <text:p>570</text:p>
          </table:table-cell>
          <table:table-cell table:style-name="ce15" table:formula="of:=RAND()*180" office:value-type="float" office:value="130.886876031143" calcext:value-type="float">
            <text:p>130.886876031143</text:p>
          </table:table-cell>
          <table:table-cell table:style-name="ce15" table:formula="of:=RAND()*180" office:value-type="float" office:value="32.3250782477532" calcext:value-type="float">
            <text:p>32.3250782477532</text:p>
          </table:table-cell>
          <table:table-cell table:style-name="ce15" table:formula="of:=RAND()*180" office:value-type="float" office:value="163.313800568788" calcext:value-type="float">
            <text:p>163.31380056878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2]*EXP([.C572]/180)-[.D572]/([.C572]^2))/180" office:value-type="float" office:value="0.869325200497302" calcext:value-type="float">
            <text:p>0.869325200497302</text:p>
          </table:table-cell>
          <table:table-cell table:style-name="ce22" table:formula="of:=0.01*([.B572]+[.B572]^2*0.1+[.C572]*[.D572])/([.C572]*[.D572]-[.B572])" office:value-type="float" office:value="0.0138360866143158" calcext:value-type="float">
            <text:p>0.01384</text:p>
          </table:table-cell>
          <table:table-cell table:style-name="ce25" office:value-type="string" calcext:value-type="string">
            <text:p>405,222,846</text:p>
          </table:table-cell>
          <table:table-cell table:number-columns-repeated="56"/>
        </table:table-row>
        <table:table-row table:style-name="ro3">
          <table:table-cell table:style-name="ce9" table:formula="of:=[.A572]+1" office:value-type="float" office:value="571" calcext:value-type="float">
            <text:p>571</text:p>
          </table:table-cell>
          <table:table-cell table:style-name="ce15" table:formula="of:=RAND()*180" office:value-type="float" office:value="11.9169627168388" calcext:value-type="float">
            <text:p>11.9169627168388</text:p>
          </table:table-cell>
          <table:table-cell table:style-name="ce15" table:formula="of:=RAND()*180" office:value-type="float" office:value="63.3989899166368" calcext:value-type="float">
            <text:p>63.3989899166368</text:p>
          </table:table-cell>
          <table:table-cell table:style-name="ce15" table:formula="of:=RAND()*180" office:value-type="float" office:value="102.956103086161" calcext:value-type="float">
            <text:p>102.95610308616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3]*EXP([.C573]/180)-[.D573]/([.C573]^2))/180" office:value-type="float" office:value="0.0940160394537319" calcext:value-type="float">
            <text:p>0.094016039453732</text:p>
          </table:table-cell>
          <table:table-cell table:style-name="ce22" table:formula="of:=0.01*([.B573]+[.B573]^2*0.1+[.C573]*[.D573])/([.C573]*[.D573]-[.B573])" office:value-type="float" office:value="0.010058377611426" calcext:value-type="float">
            <text:p>0.01006</text:p>
          </table:table-cell>
          <table:table-cell table:style-name="ce25" office:value-type="string" calcext:value-type="string">
            <text:p>4,079,329,476</text:p>
          </table:table-cell>
          <table:table-cell table:number-columns-repeated="56"/>
        </table:table-row>
        <table:table-row table:style-name="ro3">
          <table:table-cell table:style-name="ce9" table:formula="of:=[.A573]+1" office:value-type="float" office:value="572" calcext:value-type="float">
            <text:p>572</text:p>
          </table:table-cell>
          <table:table-cell table:style-name="ce15" table:formula="of:=RAND()*180" office:value-type="float" office:value="167.156079621363" calcext:value-type="float">
            <text:p>167.156079621363</text:p>
          </table:table-cell>
          <table:table-cell table:style-name="ce15" table:formula="of:=RAND()*180" office:value-type="float" office:value="23.380022726845" calcext:value-type="float">
            <text:p>23.380022726845</text:p>
          </table:table-cell>
          <table:table-cell table:style-name="ce15" table:formula="of:=RAND()*180" office:value-type="float" office:value="145.468028315389" calcext:value-type="float">
            <text:p>145.46802831538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4]*EXP([.C574]/180)-[.D574]/([.C574]^2))/180" office:value-type="float" office:value="1.0559713426245" calcext:value-type="float">
            <text:p>1.0559713426245</text:p>
          </table:table-cell>
          <table:table-cell table:style-name="ce22" table:formula="of:=0.01*([.B574]+[.B574]^2*0.1+[.C574]*[.D574])/([.C574]*[.D574]-[.B574])" office:value-type="float" office:value="0.0196738847561381" calcext:value-type="float">
            <text:p>0.01967</text:p>
          </table:table-cell>
          <table:table-cell table:style-name="ce25" office:value-type="string" calcext:value-type="string">
            <text:p>4,106,430,509</text:p>
          </table:table-cell>
          <table:table-cell table:number-columns-repeated="56"/>
        </table:table-row>
        <table:table-row table:style-name="ro3">
          <table:table-cell table:style-name="ce9" table:formula="of:=[.A574]+1" office:value-type="float" office:value="573" calcext:value-type="float">
            <text:p>573</text:p>
          </table:table-cell>
          <table:table-cell table:style-name="ce15" table:formula="of:=RAND()*180" office:value-type="float" office:value="56.9370851529215" calcext:value-type="float">
            <text:p>56.9370851529215</text:p>
          </table:table-cell>
          <table:table-cell table:style-name="ce15" table:formula="of:=RAND()*180" office:value-type="float" office:value="98.9586926616988" calcext:value-type="float">
            <text:p>98.9586926616988</text:p>
          </table:table-cell>
          <table:table-cell table:style-name="ce15" table:formula="of:=RAND()*180" office:value-type="float" office:value="10.85261678298" calcext:value-type="float">
            <text:p>10.8526167829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5]*EXP([.C575]/180)-[.D575]/([.C575]^2))/180" office:value-type="float" office:value="0.548125677683741" calcext:value-type="float">
            <text:p>0.548125677683741</text:p>
          </table:table-cell>
          <table:table-cell table:style-name="ce22" table:formula="of:=0.01*([.B575]+[.B575]^2*0.1+[.C575]*[.D575])/([.C575]*[.D575]-[.B575])" office:value-type="float" office:value="0.0143072481390517" calcext:value-type="float">
            <text:p>0.01431</text:p>
          </table:table-cell>
          <table:table-cell table:style-name="ce25" office:value-type="string" calcext:value-type="string">
            <text:p>413,353,156</text:p>
          </table:table-cell>
          <table:table-cell table:number-columns-repeated="56"/>
        </table:table-row>
        <table:table-row table:style-name="ro3">
          <table:table-cell table:style-name="ce9" table:formula="of:=[.A575]+1" office:value-type="float" office:value="574" calcext:value-type="float">
            <text:p>574</text:p>
          </table:table-cell>
          <table:table-cell table:style-name="ce15" table:formula="of:=RAND()*180" office:value-type="float" office:value="32.2404505013602" calcext:value-type="float">
            <text:p>32.2404505013602</text:p>
          </table:table-cell>
          <table:table-cell table:style-name="ce15" table:formula="of:=RAND()*180" office:value-type="float" office:value="38.5761726701138" calcext:value-type="float">
            <text:p>38.5761726701138</text:p>
          </table:table-cell>
          <table:table-cell table:style-name="ce15" table:formula="of:=RAND()*180" office:value-type="float" office:value="43.5262075358608" calcext:value-type="float">
            <text:p>43.526207535860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76]*EXP([.C576]/180)-[.D576]/([.C576]^2))/180" office:value-type="float" office:value="0.221760929860837" calcext:value-type="float">
            <text:p>0.221760929860837</text:p>
          </table:table-cell>
          <table:table-cell table:style-name="ce22" table:formula="of:=0.01*([.B576]+[.B576]^2*0.1+[.C576]*[.D576])/([.C576]*[.D576]-[.B576])" office:value-type="float" office:value="0.0110227233652031" calcext:value-type="float">
            <text:p>0.01102</text:p>
          </table:table-cell>
          <table:table-cell table:style-name="ce26" office:value-type="string" calcext:value-type="string">
            <text:p>4,160,632,575</text:p>
          </table:table-cell>
          <table:table-cell table:number-columns-repeated="56"/>
        </table:table-row>
        <table:table-row table:style-name="ro3">
          <table:table-cell table:style-name="ce9" table:formula="of:=[.A576]+1" office:value-type="float" office:value="575" calcext:value-type="float">
            <text:p>575</text:p>
          </table:table-cell>
          <table:table-cell table:style-name="ce15" table:formula="of:=RAND()*180" office:value-type="float" office:value="31.1953961443427" calcext:value-type="float">
            <text:p>31.1953961443427</text:p>
          </table:table-cell>
          <table:table-cell table:style-name="ce15" table:formula="of:=RAND()*180" office:value-type="float" office:value="65.3965128145208" calcext:value-type="float">
            <text:p>65.3965128145208</text:p>
          </table:table-cell>
          <table:table-cell table:style-name="ce15" table:formula="of:=RAND()*180" office:value-type="float" office:value="152.256870031462" calcext:value-type="float">
            <text:p>152.25687003146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77]*EXP([.C577]/180)-[.D577]/([.C577]^2))/180" office:value-type="float" office:value="0.249033895893987" calcext:value-type="float">
            <text:p>0.249033895893987</text:p>
          </table:table-cell>
          <table:table-cell table:style-name="ce22" table:formula="of:=0.01*([.B577]+[.B577]^2*0.1+[.C577]*[.D577])/([.C577]*[.D577]-[.B577])" office:value-type="float" office:value="0.0101608987613053" calcext:value-type="float">
            <text:p>0.01016</text:p>
          </table:table-cell>
          <table:table-cell table:style-name="ce26" office:value-type="string" calcext:value-type="string">
            <text:p>4,187,733,608</text:p>
          </table:table-cell>
          <table:table-cell table:number-columns-repeated="56"/>
        </table:table-row>
        <table:table-row table:style-name="ro3">
          <table:table-cell table:style-name="ce9" table:formula="of:=[.A577]+1" office:value-type="float" office:value="576" calcext:value-type="float">
            <text:p>576</text:p>
          </table:table-cell>
          <table:table-cell table:style-name="ce15" table:formula="of:=RAND()*180" office:value-type="float" office:value="47.4536328693781" calcext:value-type="float">
            <text:p>47.4536328693781</text:p>
          </table:table-cell>
          <table:table-cell table:style-name="ce15" table:formula="of:=RAND()*180" office:value-type="float" office:value="26.3889485586763" calcext:value-type="float">
            <text:p>26.3889485586763</text:p>
          </table:table-cell>
          <table:table-cell table:style-name="ce15" table:formula="of:=RAND()*180" office:value-type="float" office:value="161.863950024093" calcext:value-type="float">
            <text:p>161.86395002409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78]*EXP([.C578]/180)-[.D578]/([.C578]^2))/180" office:value-type="float" office:value="0.303966516830106" calcext:value-type="float">
            <text:p>0.303966516830106</text:p>
          </table:table-cell>
          <table:table-cell table:style-name="ce22" table:formula="of:=0.01*([.B578]+[.B578]^2*0.1+[.C578]*[.D578])/([.C578]*[.D578]-[.B578])" office:value-type="float" office:value="0.0107577996764048" calcext:value-type="float">
            <text:p>0.01076</text:p>
          </table:table-cell>
          <table:table-cell table:style-name="ce26" office:value-type="string" calcext:value-type="string">
            <text:p>421,483,466</text:p>
          </table:table-cell>
          <table:table-cell table:number-columns-repeated="56"/>
        </table:table-row>
        <table:table-row table:style-name="ro3">
          <table:table-cell table:style-name="ce9" table:formula="of:=[.A578]+1" office:value-type="float" office:value="577" calcext:value-type="float">
            <text:p>577</text:p>
          </table:table-cell>
          <table:table-cell table:style-name="ce15" table:formula="of:=RAND()*180" office:value-type="float" office:value="58.8097773634597" calcext:value-type="float">
            <text:p>58.8097773634597</text:p>
          </table:table-cell>
          <table:table-cell table:style-name="ce15" table:formula="of:=RAND()*180" office:value-type="float" office:value="152.982756024156" calcext:value-type="float">
            <text:p>152.982756024156</text:p>
          </table:table-cell>
          <table:table-cell table:style-name="ce15" table:formula="of:=RAND()*180" office:value-type="float" office:value="151.02128639232" calcext:value-type="float">
            <text:p>151.0212863923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79]*EXP([.C579]/180)-[.D579]/([.C579]^2))/180" office:value-type="float" office:value="0.764302648503662" calcext:value-type="float">
            <text:p>0.764302648503662</text:p>
          </table:table-cell>
          <table:table-cell table:style-name="ce22" table:formula="of:=0.01*([.B579]+[.B579]^2*0.1+[.C579]*[.D579])/([.C579]*[.D579]-[.B579])" office:value-type="float" office:value="0.0102011202894438" calcext:value-type="float">
            <text:p>0.01020</text:p>
          </table:table-cell>
          <table:table-cell table:style-name="ce26" office:value-type="string" calcext:value-type="string">
            <text:p>4,241,935,675</text:p>
          </table:table-cell>
          <table:table-cell table:number-columns-repeated="56"/>
        </table:table-row>
        <table:table-row table:style-name="ro3">
          <table:table-cell table:style-name="ce9" table:formula="of:=[.A579]+1" office:value-type="float" office:value="578" calcext:value-type="float">
            <text:p>578</text:p>
          </table:table-cell>
          <table:table-cell table:style-name="ce15" table:formula="of:=RAND()*180" office:value-type="float" office:value="80.4220746776431" calcext:value-type="float">
            <text:p>80.4220746776431</text:p>
          </table:table-cell>
          <table:table-cell table:style-name="ce15" table:formula="of:=RAND()*180" office:value-type="float" office:value="119.08246515631" calcext:value-type="float">
            <text:p>119.08246515631</text:p>
          </table:table-cell>
          <table:table-cell table:style-name="ce15" table:formula="of:=RAND()*180" office:value-type="float" office:value="13.7489606841497" calcext:value-type="float">
            <text:p>13.748960684149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0]*EXP([.C580]/180)-[.D580]/([.C580]^2))/180" office:value-type="float" office:value="0.865796728816772" calcext:value-type="float">
            <text:p>0.865796728816772</text:p>
          </table:table-cell>
          <table:table-cell table:style-name="ce22" table:formula="of:=0.01*([.B580]+[.B580]^2*0.1+[.C580]*[.D580])/([.C580]*[.D580]-[.B580])" office:value-type="float" office:value="0.0151875347940459" calcext:value-type="float">
            <text:p>0.01519</text:p>
          </table:table-cell>
          <table:table-cell table:style-name="ce26" office:value-type="string" calcext:value-type="string">
            <text:p>4,269,036,708</text:p>
          </table:table-cell>
          <table:table-cell table:number-columns-repeated="56"/>
        </table:table-row>
        <table:table-row table:style-name="ro3">
          <table:table-cell table:style-name="ce9" table:formula="of:=[.A580]+1" office:value-type="float" office:value="579" calcext:value-type="float">
            <text:p>579</text:p>
          </table:table-cell>
          <table:table-cell table:style-name="ce15" table:formula="of:=RAND()*180" office:value-type="float" office:value="169.539451794612" calcext:value-type="float">
            <text:p>169.539451794612</text:p>
          </table:table-cell>
          <table:table-cell table:style-name="ce15" table:formula="of:=RAND()*180" office:value-type="float" office:value="155.0764384169" calcext:value-type="float">
            <text:p>155.0764384169</text:p>
          </table:table-cell>
          <table:table-cell table:style-name="ce15" table:formula="of:=RAND()*180" office:value-type="float" office:value="122.168665296766" calcext:value-type="float">
            <text:p>122.16866529676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1]*EXP([.C581]/180)-[.D581]/([.C581]^2))/180" office:value-type="float" office:value="2.2292203635802" calcext:value-type="float">
            <text:p>2.2292203635802</text:p>
          </table:table-cell>
          <table:table-cell table:style-name="ce22" table:formula="of:=0.01*([.B581]+[.B581]^2*0.1+[.C581]*[.D581])/([.C581]*[.D581]-[.B581])" office:value-type="float" office:value="0.0117114675081323" calcext:value-type="float">
            <text:p>0.01171</text:p>
          </table:table-cell>
          <table:table-cell table:style-name="ce26" office:value-type="string" calcext:value-type="string">
            <text:p>4,296,137,741</text:p>
          </table:table-cell>
          <table:table-cell table:number-columns-repeated="56"/>
        </table:table-row>
        <table:table-row table:style-name="ro3">
          <table:table-cell table:style-name="ce9" table:formula="of:=[.A581]+1" office:value-type="float" office:value="580" calcext:value-type="float">
            <text:p>580</text:p>
          </table:table-cell>
          <table:table-cell table:style-name="ce15" table:formula="of:=RAND()*180" office:value-type="float" office:value="121.12277903102" calcext:value-type="float">
            <text:p>121.12277903102</text:p>
          </table:table-cell>
          <table:table-cell table:style-name="ce15" table:formula="of:=RAND()*180" office:value-type="float" office:value="10.0744052708996" calcext:value-type="float">
            <text:p>10.0744052708996</text:p>
          </table:table-cell>
          <table:table-cell table:style-name="ce15" table:formula="of:=RAND()*180" office:value-type="float" office:value="4.93242664236074" calcext:value-type="float">
            <text:p>4.9324266423607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2]*EXP([.C582]/180)-[.D582]/([.C582]^2))/180" office:value-type="float" office:value="0.711369948197701" calcext:value-type="float">
            <text:p>0.711369948197701</text:p>
          </table:table-cell>
          <table:table-cell table:style-name="ce22" table:formula="of:=0.01*([.B582]+[.B582]^2*0.1+[.C582]*[.D582])/([.C582]*[.D582]-[.B582])" office:value-type="float" office:value="-0.229294706322618" calcext:value-type="float">
            <text:p>-0.22929</text:p>
          </table:table-cell>
          <table:table-cell table:style-name="ce26" office:value-type="string" calcext:value-type="string">
            <text:p>4,323,238,774</text:p>
          </table:table-cell>
          <table:table-cell table:number-columns-repeated="56"/>
        </table:table-row>
        <table:table-row table:style-name="ro3">
          <table:table-cell table:style-name="ce9" table:formula="of:=[.A582]+1" office:value-type="float" office:value="581" calcext:value-type="float">
            <text:p>581</text:p>
          </table:table-cell>
          <table:table-cell table:style-name="ce15" table:formula="of:=RAND()*180" office:value-type="float" office:value="178.313149775236" calcext:value-type="float">
            <text:p>178.313149775236</text:p>
          </table:table-cell>
          <table:table-cell table:style-name="ce15" table:formula="of:=RAND()*180" office:value-type="float" office:value="96.1713983559777" calcext:value-type="float">
            <text:p>96.1713983559777</text:p>
          </table:table-cell>
          <table:table-cell table:style-name="ce15" table:formula="of:=RAND()*180" office:value-type="float" office:value="117.798660943564" calcext:value-type="float">
            <text:p>117.79866094356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3]*EXP([.C583]/180)-[.D583]/([.C583]^2))/180" office:value-type="float" office:value="1.69016829173945" calcext:value-type="float">
            <text:p>1.69016829173945</text:p>
          </table:table-cell>
          <table:table-cell table:style-name="ce22" table:formula="of:=0.01*([.B583]+[.B583]^2*0.1+[.C583]*[.D583])/([.C583]*[.D583]-[.B583])" office:value-type="float" office:value="0.0131713095938193" calcext:value-type="float">
            <text:p>0.01317</text:p>
          </table:table-cell>
          <table:table-cell table:style-name="ce26" office:value-type="string" calcext:value-type="string">
            <text:p>4,350,339,808</text:p>
          </table:table-cell>
          <table:table-cell table:number-columns-repeated="56"/>
        </table:table-row>
        <table:table-row table:style-name="ro3">
          <table:table-cell table:style-name="ce9" table:formula="of:=[.A583]+1" office:value-type="float" office:value="582" calcext:value-type="float">
            <text:p>582</text:p>
          </table:table-cell>
          <table:table-cell table:style-name="ce15" table:formula="of:=RAND()*180" office:value-type="float" office:value="120.299668822804" calcext:value-type="float">
            <text:p>120.299668822804</text:p>
          </table:table-cell>
          <table:table-cell table:style-name="ce15" table:formula="of:=RAND()*180" office:value-type="float" office:value="11.8264874256143" calcext:value-type="float">
            <text:p>11.8264874256143</text:p>
          </table:table-cell>
          <table:table-cell table:style-name="ce15" table:formula="of:=RAND()*180" office:value-type="float" office:value="162.477831492" calcext:value-type="float">
            <text:p>162.47783149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4]*EXP([.C584]/180)-[.D584]/([.C584]^2))/180" office:value-type="float" office:value="0.707263624056896" calcext:value-type="float">
            <text:p>0.707263624056896</text:p>
          </table:table-cell>
          <table:table-cell table:style-name="ce22" table:formula="of:=0.01*([.B584]+[.B584]^2*0.1+[.C584]*[.D584])/([.C584]*[.D584]-[.B584])" office:value-type="float" office:value="0.0193702013948698" calcext:value-type="float">
            <text:p>0.01937</text:p>
          </table:table-cell>
          <table:table-cell table:style-name="ce27" office:value-type="string" calcext:value-type="string">
            <text:p>4,377,440,841</text:p>
          </table:table-cell>
          <table:table-cell table:number-columns-repeated="56"/>
        </table:table-row>
        <table:table-row table:style-name="ro3">
          <table:table-cell table:style-name="ce9" table:formula="of:=[.A584]+1" office:value-type="float" office:value="583" calcext:value-type="float">
            <text:p>583</text:p>
          </table:table-cell>
          <table:table-cell table:style-name="ce15" table:formula="of:=RAND()*180" office:value-type="float" office:value="172.321887493723" calcext:value-type="float">
            <text:p>172.321887493723</text:p>
          </table:table-cell>
          <table:table-cell table:style-name="ce15" table:formula="of:=RAND()*180" office:value-type="float" office:value="45.5555787010457" calcext:value-type="float">
            <text:p>45.5555787010457</text:p>
          </table:table-cell>
          <table:table-cell table:style-name="ce15" table:formula="of:=RAND()*180" office:value-type="float" office:value="108.857434388555" calcext:value-type="float">
            <text:p>108.85743438855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5]*EXP([.C585]/180)-[.D585]/([.C585]^2))/180" office:value-type="float" office:value="1.23276240068011" calcext:value-type="float">
            <text:p>1.23276240068011</text:p>
          </table:table-cell>
          <table:table-cell table:style-name="ce22" table:formula="of:=0.01*([.B585]+[.B585]^2*0.1+[.C585]*[.D585])/([.C585]*[.D585]-[.B585])" office:value-type="float" office:value="0.0169235554996657" calcext:value-type="float">
            <text:p>0.01692</text:p>
          </table:table-cell>
          <table:table-cell table:style-name="ce27" office:value-type="string" calcext:value-type="string">
            <text:p>4,404,541,874</text:p>
          </table:table-cell>
          <table:table-cell table:number-columns-repeated="56"/>
        </table:table-row>
        <table:table-row table:style-name="ro3">
          <table:table-cell table:style-name="ce9" table:formula="of:=[.A585]+1" office:value-type="float" office:value="584" calcext:value-type="float">
            <text:p>584</text:p>
          </table:table-cell>
          <table:table-cell table:style-name="ce15" table:formula="of:=RAND()*180" office:value-type="float" office:value="74.7546584236199" calcext:value-type="float">
            <text:p>74.7546584236199</text:p>
          </table:table-cell>
          <table:table-cell table:style-name="ce15" table:formula="of:=RAND()*180" office:value-type="float" office:value="172.104096737595" calcext:value-type="float">
            <text:p>172.104096737595</text:p>
          </table:table-cell>
          <table:table-cell table:style-name="ce15" table:formula="of:=RAND()*180" office:value-type="float" office:value="2.8695174629417" calcext:value-type="float">
            <text:p>2.869517462941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6]*EXP([.C586]/180)-[.D586]/([.C586]^2))/180" office:value-type="float" office:value="1.08046127033867" calcext:value-type="float">
            <text:p>1.08046127033867</text:p>
          </table:table-cell>
          <table:table-cell table:style-name="ce22" table:formula="of:=0.01*([.B586]+[.B586]^2*0.1+[.C586]*[.D586])/([.C586]*[.D586]-[.B586])" office:value-type="float" office:value="0.0269012988166309" calcext:value-type="float">
            <text:p>0.02690</text:p>
          </table:table-cell>
          <table:table-cell table:style-name="ce27" office:value-type="string" calcext:value-type="string">
            <text:p>4,431,642,907</text:p>
          </table:table-cell>
          <table:table-cell table:number-columns-repeated="56"/>
        </table:table-row>
        <table:table-row table:style-name="ro3">
          <table:table-cell table:style-name="ce9" table:formula="of:=[.A586]+1" office:value-type="float" office:value="585" calcext:value-type="float">
            <text:p>585</text:p>
          </table:table-cell>
          <table:table-cell table:style-name="ce15" table:formula="of:=RAND()*180" office:value-type="float" office:value="76.9553574219692" calcext:value-type="float">
            <text:p>76.9553574219692</text:p>
          </table:table-cell>
          <table:table-cell table:style-name="ce15" table:formula="of:=RAND()*180" office:value-type="float" office:value="79.3152332992032" calcext:value-type="float">
            <text:p>79.3152332992032</text:p>
          </table:table-cell>
          <table:table-cell table:style-name="ce15" table:formula="of:=RAND()*180" office:value-type="float" office:value="45.9183917193846" calcext:value-type="float">
            <text:p>45.918391719384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7]*EXP([.C587]/180)-[.D587]/([.C587]^2))/180" office:value-type="float" office:value="0.664213108040205" calcext:value-type="float">
            <text:p>0.664213108040205</text:p>
          </table:table-cell>
          <table:table-cell table:style-name="ce22" table:formula="of:=0.01*([.B587]+[.B587]^2*0.1+[.C587]*[.D587])/([.C587]*[.D587]-[.B587])" office:value-type="float" office:value="0.0120928701973251" calcext:value-type="float">
            <text:p>0.01209</text:p>
          </table:table-cell>
          <table:table-cell table:style-name="ce27" office:value-type="string" calcext:value-type="string">
            <text:p>4,458,743,940</text:p>
          </table:table-cell>
          <table:table-cell table:number-columns-repeated="56"/>
        </table:table-row>
        <table:table-row table:style-name="ro3">
          <table:table-cell table:style-name="ce9" table:formula="of:=[.A587]+1" office:value-type="float" office:value="586" calcext:value-type="float">
            <text:p>586</text:p>
          </table:table-cell>
          <table:table-cell table:style-name="ce15" table:formula="of:=RAND()*180" office:value-type="float" office:value="94.532261229045" calcext:value-type="float">
            <text:p>94.532261229045</text:p>
          </table:table-cell>
          <table:table-cell table:style-name="ce15" table:formula="of:=RAND()*180" office:value-type="float" office:value="120.295822082402" calcext:value-type="float">
            <text:p>120.295822082402</text:p>
          </table:table-cell>
          <table:table-cell table:style-name="ce15" table:formula="of:=RAND()*180" office:value-type="float" office:value="51.2474524476813" calcext:value-type="float">
            <text:p>51.247452447681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8]*EXP([.C588]/180)-[.D588]/([.C588]^2))/180" office:value-type="float" office:value="1.02457227667939" calcext:value-type="float">
            <text:p>1.02457227667939</text:p>
          </table:table-cell>
          <table:table-cell table:style-name="ce22" table:formula="of:=0.01*([.B588]+[.B588]^2*0.1+[.C588]*[.D588])/([.C588]*[.D588]-[.B588])" office:value-type="float" office:value="0.0117835945689905" calcext:value-type="float">
            <text:p>0.01178</text:p>
          </table:table-cell>
          <table:table-cell table:style-name="ce27" office:value-type="string" calcext:value-type="string">
            <text:p>4,485,844,974</text:p>
          </table:table-cell>
          <table:table-cell table:number-columns-repeated="56"/>
        </table:table-row>
        <table:table-row table:style-name="ro3">
          <table:table-cell table:style-name="ce9" table:formula="of:=[.A588]+1" office:value-type="float" office:value="587" calcext:value-type="float">
            <text:p>587</text:p>
          </table:table-cell>
          <table:table-cell table:style-name="ce15" table:formula="of:=RAND()*180" office:value-type="float" office:value="140.742152649599" calcext:value-type="float">
            <text:p>140.742152649599</text:p>
          </table:table-cell>
          <table:table-cell table:style-name="ce15" table:formula="of:=RAND()*180" office:value-type="float" office:value="40.0131333695993" calcext:value-type="float">
            <text:p>40.0131333695993</text:p>
          </table:table-cell>
          <table:table-cell table:style-name="ce15" table:formula="of:=RAND()*180" office:value-type="float" office:value="37.409612488491" calcext:value-type="float">
            <text:p>37.40961248849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9]*EXP([.C589]/180)-[.D589]/([.C589]^2))/180" office:value-type="float" office:value="0.97641742990814" calcext:value-type="float">
            <text:p>0.97641742990814</text:p>
          </table:table-cell>
          <table:table-cell table:style-name="ce22" table:formula="of:=0.01*([.B589]+[.B589]^2*0.1+[.C589]*[.D589])/([.C589]*[.D589]-[.B589])" office:value-type="float" office:value="0.0266821289327238" calcext:value-type="float">
            <text:p>0.02668</text:p>
          </table:table-cell>
          <table:table-cell table:style-name="ce27" office:value-type="string" calcext:value-type="string">
            <text:p>4,512,946,007</text:p>
          </table:table-cell>
          <table:table-cell table:number-columns-repeated="56"/>
        </table:table-row>
        <table:table-row table:style-name="ro3">
          <table:table-cell table:style-name="ce9" table:formula="of:=[.A589]+1" office:value-type="float" office:value="588" calcext:value-type="float">
            <text:p>588</text:p>
          </table:table-cell>
          <table:table-cell table:style-name="ce15" table:formula="of:=RAND()*180" office:value-type="float" office:value="59.1556151987138" calcext:value-type="float">
            <text:p>59.1556151987138</text:p>
          </table:table-cell>
          <table:table-cell table:style-name="ce15" table:formula="of:=RAND()*180" office:value-type="float" office:value="6.86712797957092" calcext:value-type="float">
            <text:p>6.86712797957092</text:p>
          </table:table-cell>
          <table:table-cell table:style-name="ce15" table:formula="of:=RAND()*180" office:value-type="float" office:value="161.450806021428" calcext:value-type="float">
            <text:p>161.45080602142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90]*EXP([.C590]/180)-[.D590]/([.C590]^2))/180" office:value-type="float" office:value="0.32240217766803" calcext:value-type="float">
            <text:p>0.32240217766803</text:p>
          </table:table-cell>
          <table:table-cell table:style-name="ce22" table:formula="of:=0.01*([.B590]+[.B590]^2*0.1+[.C590]*[.D590])/([.C590]*[.D590]-[.B590])" office:value-type="float" office:value="0.0144614446490173" calcext:value-type="float">
            <text:p>0.01446</text:p>
          </table:table-cell>
          <table:table-cell table:style-name="ce27" office:value-type="string" calcext:value-type="string">
            <text:p>4,540,047,040</text:p>
          </table:table-cell>
          <table:table-cell table:number-columns-repeated="56"/>
        </table:table-row>
        <table:table-row table:style-name="ro3">
          <table:table-cell table:style-name="ce9" table:formula="of:=[.A590]+1" office:value-type="float" office:value="589" calcext:value-type="float">
            <text:p>589</text:p>
          </table:table-cell>
          <table:table-cell table:style-name="ce15" table:formula="of:=RAND()*180" office:value-type="float" office:value="76.1374168042663" calcext:value-type="float">
            <text:p>76.1374168042663</text:p>
          </table:table-cell>
          <table:table-cell table:style-name="ce15" table:formula="of:=RAND()*180" office:value-type="float" office:value="38.3118783384921" calcext:value-type="float">
            <text:p>38.3118783384921</text:p>
          </table:table-cell>
          <table:table-cell table:style-name="ce15" table:formula="of:=RAND()*180" office:value-type="float" office:value="117.567448594109" calcext:value-type="float">
            <text:p>117.56744859410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91]*EXP([.C591]/180)-[.D591]/([.C591]^2))/180" office:value-type="float" office:value="0.522869197754233" calcext:value-type="float">
            <text:p>0.522869197754233</text:p>
          </table:table-cell>
          <table:table-cell table:style-name="ce22" table:formula="of:=0.01*([.B591]+[.B591]^2*0.1+[.C591]*[.D591])/([.C591]*[.D591]-[.B591])" office:value-type="float" office:value="0.0116530040391221" calcext:value-type="float">
            <text:p>0.01165</text:p>
          </table:table-cell>
          <table:table-cell table:style-name="ce27" office:value-type="string" calcext:value-type="string">
            <text:p>4,567,148,073</text:p>
          </table:table-cell>
          <table:table-cell table:number-columns-repeated="56"/>
        </table:table-row>
        <table:table-row table:style-name="ro3">
          <table:table-cell table:style-name="ce9" table:formula="of:=[.A591]+1" office:value-type="float" office:value="590" calcext:value-type="float">
            <text:p>590</text:p>
          </table:table-cell>
          <table:table-cell table:style-name="ce15" table:formula="of:=RAND()*180" office:value-type="float" office:value="84.3199882378373" calcext:value-type="float">
            <text:p>84.3199882378373</text:p>
          </table:table-cell>
          <table:table-cell table:style-name="ce15" table:formula="of:=RAND()*180" office:value-type="float" office:value="20.2115942192893" calcext:value-type="float">
            <text:p>20.2115942192893</text:p>
          </table:table-cell>
          <table:table-cell table:style-name="ce15" table:formula="of:=RAND()*180" office:value-type="float" office:value="29.4942350800763" calcext:value-type="float">
            <text:p>29.494235080076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2]*EXP([.C592]/180)-[.D592]/([.C592]^2))/180" office:value-type="float" office:value="0.523710159387882" calcext:value-type="float">
            <text:p>0.523710159387882</text:p>
          </table:table-cell>
          <table:table-cell table:style-name="ce22" table:formula="of:=0.01*([.B592]+[.B592]^2*0.1+[.C592]*[.D592])/([.C592]*[.D592]-[.B592])" office:value-type="float" office:value="0.0271867238350048" calcext:value-type="float">
            <text:p>0.02719</text:p>
          </table:table-cell>
          <table:table-cell table:style-name="ce28" office:value-type="string" calcext:value-type="string">
            <text:p>4,594,249,106</text:p>
          </table:table-cell>
          <table:table-cell table:number-columns-repeated="56"/>
        </table:table-row>
        <table:table-row table:style-name="ro3">
          <table:table-cell table:style-name="ce9" table:formula="of:=[.A592]+1" office:value-type="float" office:value="591" calcext:value-type="float">
            <text:p>591</text:p>
          </table:table-cell>
          <table:table-cell table:style-name="ce15" table:formula="of:=RAND()*180" office:value-type="float" office:value="111.483554243574" calcext:value-type="float">
            <text:p>111.483554243574</text:p>
          </table:table-cell>
          <table:table-cell table:style-name="ce15" table:formula="of:=RAND()*180" office:value-type="float" office:value="177.086735009777" calcext:value-type="float">
            <text:p>177.086735009777</text:p>
          </table:table-cell>
          <table:table-cell table:style-name="ce15" table:formula="of:=RAND()*180" office:value-type="float" office:value="139.566169847168" calcext:value-type="float">
            <text:p>139.56616984716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3]*EXP([.C593]/180)-[.D593]/([.C593]^2))/180" office:value-type="float" office:value="1.65652246161016" calcext:value-type="float">
            <text:p>1.65652246161016</text:p>
          </table:table-cell>
          <table:table-cell table:style-name="ce22" table:formula="of:=0.01*([.B593]+[.B593]^2*0.1+[.C593]*[.D593])/([.C593]*[.D593]-[.B593])" office:value-type="float" office:value="0.0105957711339477" calcext:value-type="float">
            <text:p>0.01060</text:p>
          </table:table-cell>
          <table:table-cell table:style-name="ce28" office:value-type="string" calcext:value-type="string">
            <text:p>4,621,350,140</text:p>
          </table:table-cell>
          <table:table-cell table:number-columns-repeated="56"/>
        </table:table-row>
        <table:table-row table:style-name="ro3">
          <table:table-cell table:style-name="ce9" table:formula="of:=[.A593]+1" office:value-type="float" office:value="592" calcext:value-type="float">
            <text:p>592</text:p>
          </table:table-cell>
          <table:table-cell table:style-name="ce15" table:formula="of:=RAND()*180" office:value-type="float" office:value="29.9700891352364" calcext:value-type="float">
            <text:p>29.9700891352364</text:p>
          </table:table-cell>
          <table:table-cell table:style-name="ce15" table:formula="of:=RAND()*180" office:value-type="float" office:value="97.2579014781639" calcext:value-type="float">
            <text:p>97.2579014781639</text:p>
          </table:table-cell>
          <table:table-cell table:style-name="ce15" table:formula="of:=RAND()*180" office:value-type="float" office:value="168.76819025419" calcext:value-type="float">
            <text:p>168.7681902541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4]*EXP([.C594]/180)-[.D594]/([.C594]^2))/180" office:value-type="float" office:value="0.285708793155111" calcext:value-type="float">
            <text:p>0.285708793155111</text:p>
          </table:table-cell>
          <table:table-cell table:style-name="ce22" table:formula="of:=0.01*([.B594]+[.B594]^2*0.1+[.C594]*[.D594])/([.C594]*[.D594]-[.B594])" office:value-type="float" office:value="0.0100914063496898" calcext:value-type="float">
            <text:p>0.01009</text:p>
          </table:table-cell>
          <table:table-cell table:style-name="ce28" office:value-type="string" calcext:value-type="string">
            <text:p>4,648,451,173</text:p>
          </table:table-cell>
          <table:table-cell table:number-columns-repeated="56"/>
        </table:table-row>
        <table:table-row table:style-name="ro3">
          <table:table-cell table:style-name="ce9" table:formula="of:=[.A594]+1" office:value-type="float" office:value="593" calcext:value-type="float">
            <text:p>593</text:p>
          </table:table-cell>
          <table:table-cell table:style-name="ce15" table:formula="of:=RAND()*180" office:value-type="float" office:value="134.380362645513" calcext:value-type="float">
            <text:p>134.380362645513</text:p>
          </table:table-cell>
          <table:table-cell table:style-name="ce15" table:formula="of:=RAND()*180" office:value-type="float" office:value="19.579787530222" calcext:value-type="float">
            <text:p>19.579787530222</text:p>
          </table:table-cell>
          <table:table-cell table:style-name="ce15" table:formula="of:=RAND()*180" office:value-type="float" office:value="157.879226226174" calcext:value-type="float">
            <text:p>157.87922622617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5]*EXP([.C595]/180)-[.D595]/([.C595]^2))/180" office:value-type="float" office:value="0.830059028114101" calcext:value-type="float">
            <text:p>0.830059028114101</text:p>
          </table:table-cell>
          <table:table-cell table:style-name="ce22" table:formula="of:=0.01*([.B595]+[.B595]^2*0.1+[.C595]*[.D595])/([.C595]*[.D595]-[.B595])" office:value-type="float" office:value="0.0170161183484921" calcext:value-type="float">
            <text:p>0.01702</text:p>
          </table:table-cell>
          <table:table-cell table:style-name="ce28" office:value-type="string" calcext:value-type="string">
            <text:p>4,675,552,206</text:p>
          </table:table-cell>
          <table:table-cell table:number-columns-repeated="56"/>
        </table:table-row>
        <table:table-row table:style-name="ro3">
          <table:table-cell table:style-name="ce9" table:formula="of:=[.A595]+1" office:value-type="float" office:value="594" calcext:value-type="float">
            <text:p>594</text:p>
          </table:table-cell>
          <table:table-cell table:style-name="ce15" table:formula="of:=RAND()*180" office:value-type="float" office:value="169.612054567959" calcext:value-type="float">
            <text:p>169.612054567959</text:p>
          </table:table-cell>
          <table:table-cell table:style-name="ce15" table:formula="of:=RAND()*180" office:value-type="float" office:value="158.046373499921" calcext:value-type="float">
            <text:p>158.046373499921</text:p>
          </table:table-cell>
          <table:table-cell table:style-name="ce15" table:formula="of:=RAND()*180" office:value-type="float" office:value="32.9173591337" calcext:value-type="float">
            <text:p>32.917359133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6]*EXP([.C596]/180)-[.D596]/([.C596]^2))/180" office:value-type="float" office:value="2.26729870637465" calcext:value-type="float">
            <text:p>2.26729870637465</text:p>
          </table:table-cell>
          <table:table-cell table:style-name="ce22" table:formula="of:=0.01*([.B596]+[.B596]^2*0.1+[.C596]*[.D596])/([.C596]*[.D596]-[.B596])" office:value-type="float" office:value="0.0163901058553802" calcext:value-type="float">
            <text:p>0.01639</text:p>
          </table:table-cell>
          <table:table-cell table:style-name="ce28" office:value-type="string" calcext:value-type="string">
            <text:p>4,702,653,239</text:p>
          </table:table-cell>
          <table:table-cell table:number-columns-repeated="56"/>
        </table:table-row>
        <table:table-row table:style-name="ro3">
          <table:table-cell table:style-name="ce9" table:formula="of:=[.A596]+1" office:value-type="float" office:value="595" calcext:value-type="float">
            <text:p>595</text:p>
          </table:table-cell>
          <table:table-cell table:style-name="ce15" table:formula="of:=RAND()*180" office:value-type="float" office:value="69.3419724037949" calcext:value-type="float">
            <text:p>69.3419724037949</text:p>
          </table:table-cell>
          <table:table-cell table:style-name="ce15" table:formula="of:=RAND()*180" office:value-type="float" office:value="123.214517143918" calcext:value-type="float">
            <text:p>123.214517143918</text:p>
          </table:table-cell>
          <table:table-cell table:style-name="ce15" table:formula="of:=RAND()*180" office:value-type="float" office:value="4.74615538194828" calcext:value-type="float">
            <text:p>4.7461553819482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7]*EXP([.C597]/180)-[.D597]/([.C597]^2))/180" office:value-type="float" office:value="0.763850152810346" calcext:value-type="float">
            <text:p>0.763850152810346</text:p>
          </table:table-cell>
          <table:table-cell table:style-name="ce22" table:formula="of:=0.01*([.B597]+[.B597]^2*0.1+[.C597]*[.D597])/([.C597]*[.D597]-[.B597])" office:value-type="float" office:value="0.0220188364885626" calcext:value-type="float">
            <text:p>0.02202</text:p>
          </table:table-cell>
          <table:table-cell table:style-name="ce28" office:value-type="string" calcext:value-type="string">
            <text:p>472,975,429</text:p>
          </table:table-cell>
          <table:table-cell table:number-columns-repeated="56"/>
        </table:table-row>
        <table:table-row table:style-name="ro3">
          <table:table-cell table:style-name="ce9" table:formula="of:=[.A597]+1" office:value-type="float" office:value="596" calcext:value-type="float">
            <text:p>596</text:p>
          </table:table-cell>
          <table:table-cell table:style-name="ce15" table:formula="of:=RAND()*180" office:value-type="float" office:value="29.9356536428472" calcext:value-type="float">
            <text:p>29.9356536428472</text:p>
          </table:table-cell>
          <table:table-cell table:style-name="ce15" table:formula="of:=RAND()*180" office:value-type="float" office:value="40.0618067959873" calcext:value-type="float">
            <text:p>40.0618067959873</text:p>
          </table:table-cell>
          <table:table-cell table:style-name="ce15" table:formula="of:=RAND()*180" office:value-type="float" office:value="28.754719565758" calcext:value-type="float">
            <text:p>28.75471956575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8]*EXP([.C598]/180)-[.D598]/([.C598]^2))/180" office:value-type="float" office:value="0.207666833746125" calcext:value-type="float">
            <text:p>0.207666833746125</text:p>
          </table:table-cell>
          <table:table-cell table:style-name="ce22" table:formula="of:=0.01*([.B598]+[.B598]^2*0.1+[.C598]*[.D598])/([.C598]*[.D598]-[.B598])" office:value-type="float" office:value="0.011332278053323" calcext:value-type="float">
            <text:p>0.01133</text:p>
          </table:table-cell>
          <table:table-cell table:style-name="ce28" office:value-type="string" calcext:value-type="string">
            <text:p>4,756,855,305</text:p>
          </table:table-cell>
          <table:table-cell table:number-columns-repeated="56"/>
        </table:table-row>
        <table:table-row table:style-name="ro3">
          <table:table-cell table:style-name="ce9" table:formula="of:=[.A598]+1" office:value-type="float" office:value="597" calcext:value-type="float">
            <text:p>597</text:p>
          </table:table-cell>
          <table:table-cell table:style-name="ce15" table:formula="of:=RAND()*180" office:value-type="float" office:value="6.88256940462222" calcext:value-type="float">
            <text:p>6.88256940462222</text:p>
          </table:table-cell>
          <table:table-cell table:style-name="ce15" table:formula="of:=RAND()*180" office:value-type="float" office:value="52.0238680646665" calcext:value-type="float">
            <text:p>52.0238680646665</text:p>
          </table:table-cell>
          <table:table-cell table:style-name="ce15" table:formula="of:=RAND()*180" office:value-type="float" office:value="128.6024650786" calcext:value-type="float">
            <text:p>128.602465078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99]*EXP([.C599]/180)-[.D599]/([.C599]^2))/180" office:value-type="float" office:value="0.0507863471887475" calcext:value-type="float">
            <text:p>0.050786347188748</text:p>
          </table:table-cell>
          <table:table-cell table:style-name="ce22" table:formula="of:=0.01*([.B599]+[.B599]^2*0.1+[.C599]*[.D599])/([.C599]*[.D599]-[.B599])" office:value-type="float" office:value="0.010027683209621" calcext:value-type="float">
            <text:p>0.01003</text:p>
          </table:table-cell>
          <table:table-cell table:style-name="ce24" office:value-type="float" office:value="44.0144787992495" calcext:value-type="float">
            <text:p>44</text:p>
          </table:table-cell>
          <table:table-cell table:number-columns-repeated="56"/>
        </table:table-row>
        <table:table-row table:style-name="ro3">
          <table:table-cell table:style-name="ce9" table:formula="of:=[.A599]+1" office:value-type="float" office:value="598" calcext:value-type="float">
            <text:p>598</text:p>
          </table:table-cell>
          <table:table-cell table:style-name="ce15" table:formula="of:=RAND()*180" office:value-type="float" office:value="77.7207363532233" calcext:value-type="float">
            <text:p>77.7207363532233</text:p>
          </table:table-cell>
          <table:table-cell table:style-name="ce15" table:formula="of:=RAND()*180" office:value-type="float" office:value="105.6301862398" calcext:value-type="float">
            <text:p>105.6301862398</text:p>
          </table:table-cell>
          <table:table-cell table:style-name="ce15" table:formula="of:=RAND()*180" office:value-type="float" office:value="77.1130418713687" calcext:value-type="float">
            <text:p>77.113041871368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0]*EXP([.C600]/180)-[.D600]/([.C600]^2))/180" office:value-type="float" office:value="0.776429188263959" calcext:value-type="float">
            <text:p>0.776429188263959</text:p>
          </table:table-cell>
          <table:table-cell table:style-name="ce22" table:formula="of:=0.01*([.B600]+[.B600]^2*0.1+[.C600]*[.D600])/([.C600]*[.D600]-[.B600])" office:value-type="float" office:value="0.0109413941942463" calcext:value-type="float">
            <text:p>0.01094</text:p>
          </table:table-cell>
          <table:table-cell table:style-name="ce24" office:value-type="float" office:value="44.3981355534709" calcext:value-type="float">
            <text:p>44</text:p>
          </table:table-cell>
          <table:table-cell table:number-columns-repeated="56"/>
        </table:table-row>
        <table:table-row table:style-name="ro3">
          <table:table-cell table:style-name="ce9" table:formula="of:=[.A600]+1" office:value-type="float" office:value="599" calcext:value-type="float">
            <text:p>599</text:p>
          </table:table-cell>
          <table:table-cell table:style-name="ce15" table:formula="of:=RAND()*180" office:value-type="float" office:value="131.790932096283" calcext:value-type="float">
            <text:p>131.790932096283</text:p>
          </table:table-cell>
          <table:table-cell table:style-name="ce15" table:formula="of:=RAND()*180" office:value-type="float" office:value="177.107597031231" calcext:value-type="float">
            <text:p>177.107597031231</text:p>
          </table:table-cell>
          <table:table-cell table:style-name="ce15" table:formula="of:=RAND()*180" office:value-type="float" office:value="118.713263234229" calcext:value-type="float">
            <text:p>118.71326323422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1]*EXP([.C601]/180)-[.D601]/([.C601]^2))/180" office:value-type="float" office:value="1.9585028461619" calcext:value-type="float">
            <text:p>1.9585028461619</text:p>
          </table:table-cell>
          <table:table-cell table:style-name="ce22" table:formula="of:=0.01*([.B601]+[.B601]^2*0.1+[.C601]*[.D601])/([.C601]*[.D601]-[.B601])" office:value-type="float" office:value="0.0109574713226971" calcext:value-type="float">
            <text:p>0.01096</text:p>
          </table:table-cell>
          <table:table-cell table:style-name="ce24" office:value-type="float" office:value="44.7817923076923" calcext:value-type="float">
            <text:p>45</text:p>
          </table:table-cell>
          <table:table-cell table:number-columns-repeated="56"/>
        </table:table-row>
        <table:table-row table:style-name="ro3">
          <table:table-cell table:style-name="ce9" table:formula="of:=[.A601]+1" office:value-type="float" office:value="600" calcext:value-type="float">
            <text:p>600</text:p>
          </table:table-cell>
          <table:table-cell table:style-name="ce15" table:formula="of:=RAND()*180" office:value-type="float" office:value="21.8627717456322" calcext:value-type="float">
            <text:p>21.8627717456322</text:p>
          </table:table-cell>
          <table:table-cell table:style-name="ce15" table:formula="of:=RAND()*180" office:value-type="float" office:value="46.3242172441599" calcext:value-type="float">
            <text:p>46.3242172441599</text:p>
          </table:table-cell>
          <table:table-cell table:style-name="ce15" table:formula="of:=RAND()*180" office:value-type="float" office:value="154.80751090398" calcext:value-type="float">
            <text:p>154.8075109039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2]*EXP([.C602]/180)-[.D602]/([.C602]^2))/180" office:value-type="float" office:value="0.156708321250432" calcext:value-type="float">
            <text:p>0.156708321250432</text:p>
          </table:table-cell>
          <table:table-cell table:style-name="ce22" table:formula="of:=0.01*([.B602]+[.B602]^2*0.1+[.C602]*[.D602])/([.C602]*[.D602]-[.B602])" office:value-type="float" office:value="0.0101280144838671" calcext:value-type="float">
            <text:p>0.01013</text:p>
          </table:table-cell>
          <table:table-cell table:style-name="ce24" office:value-type="float" office:value="45.1654490619137" calcext:value-type="float">
            <text:p>45</text:p>
          </table:table-cell>
          <table:table-cell table:number-columns-repeated="56"/>
        </table:table-row>
        <table:table-row table:style-name="ro3">
          <table:table-cell table:style-name="ce9" table:formula="of:=[.A602]+1" office:value-type="float" office:value="601" calcext:value-type="float">
            <text:p>601</text:p>
          </table:table-cell>
          <table:table-cell table:style-name="ce15" table:formula="of:=RAND()*180" office:value-type="float" office:value="118.5522400733" calcext:value-type="float">
            <text:p>118.5522400733</text:p>
          </table:table-cell>
          <table:table-cell table:style-name="ce15" table:formula="of:=RAND()*180" office:value-type="float" office:value="97.8278197212599" calcext:value-type="float">
            <text:p>97.8278197212599</text:p>
          </table:table-cell>
          <table:table-cell table:style-name="ce15" table:formula="of:=RAND()*180" office:value-type="float" office:value="175.243250449103" calcext:value-type="float">
            <text:p>175.24325044910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3]*EXP([.C603]/180)-[.D603]/([.C603]^2))/180" office:value-type="float" office:value="1.13404971459557" calcext:value-type="float">
            <text:p>1.13404971459557</text:p>
          </table:table-cell>
          <table:table-cell table:style-name="ce22" table:formula="of:=0.01*([.B603]+[.B603]^2*0.1+[.C603]*[.D603])/([.C603]*[.D603]-[.B603])" office:value-type="float" office:value="0.0109647911618052" calcext:value-type="float">
            <text:p>0.01096</text:p>
          </table:table-cell>
          <table:table-cell table:style-name="ce24" office:value-type="float" office:value="45.5491058161351" calcext:value-type="float">
            <text:p>46</text:p>
          </table:table-cell>
          <table:table-cell table:number-columns-repeated="56"/>
        </table:table-row>
        <table:table-row table:style-name="ro3">
          <table:table-cell table:style-name="ce9" table:formula="of:=[.A603]+1" office:value-type="float" office:value="602" calcext:value-type="float">
            <text:p>602</text:p>
          </table:table-cell>
          <table:table-cell table:style-name="ce15" table:formula="of:=RAND()*180" office:value-type="float" office:value="35.6933539437358" calcext:value-type="float">
            <text:p>35.6933539437358</text:p>
          </table:table-cell>
          <table:table-cell table:style-name="ce15" table:formula="of:=RAND()*180" office:value-type="float" office:value="17.4715045487897" calcext:value-type="float">
            <text:p>17.4715045487897</text:p>
          </table:table-cell>
          <table:table-cell table:style-name="ce15" table:formula="of:=RAND()*180" office:value-type="float" office:value="108.780107616253" calcext:value-type="float">
            <text:p>108.78010761625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4]*EXP([.C604]/180)-[.D604]/([.C604]^2))/180" office:value-type="float" office:value="0.216529145233045" calcext:value-type="float">
            <text:p>0.216529145233045</text:p>
          </table:table-cell>
          <table:table-cell table:style-name="ce22" table:formula="of:=0.01*([.B604]+[.B604]^2*0.1+[.C604]*[.D604])/([.C604]*[.D604]-[.B604])" office:value-type="float" office:value="0.0110659695008136" calcext:value-type="float">
            <text:p>0.01107</text:p>
          </table:table-cell>
          <table:table-cell table:style-name="ce24" office:value-type="float" office:value="45.9327625703564" calcext:value-type="float">
            <text:p>46</text:p>
          </table:table-cell>
          <table:table-cell table:number-columns-repeated="56"/>
        </table:table-row>
        <table:table-row table:style-name="ro3">
          <table:table-cell table:style-name="ce9" table:formula="of:=[.A604]+1" office:value-type="float" office:value="603" calcext:value-type="float">
            <text:p>603</text:p>
          </table:table-cell>
          <table:table-cell table:style-name="ce15" table:formula="of:=RAND()*180" office:value-type="float" office:value="43.4234850795195" calcext:value-type="float">
            <text:p>43.4234850795195</text:p>
          </table:table-cell>
          <table:table-cell table:style-name="ce15" table:formula="of:=RAND()*180" office:value-type="float" office:value="135.368975833463" calcext:value-type="float">
            <text:p>135.368975833463</text:p>
          </table:table-cell>
          <table:table-cell table:style-name="ce15" table:formula="of:=RAND()*180" office:value-type="float" office:value="43.0579316233655" calcext:value-type="float">
            <text:p>43.057931623365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5]*EXP([.C605]/180)-[.D605]/([.C605]^2))/180" office:value-type="float" office:value="0.511743340344396" calcext:value-type="float">
            <text:p>0.511743340344396</text:p>
          </table:table-cell>
          <table:table-cell table:style-name="ce22" table:formula="of:=0.01*([.B605]+[.B605]^2*0.1+[.C605]*[.D605])/([.C605]*[.D605]-[.B605])" office:value-type="float" office:value="0.0104760472368786" calcext:value-type="float">
            <text:p>0.01048</text:p>
          </table:table-cell>
          <table:table-cell table:style-name="ce24" office:value-type="float" office:value="46.3164193245778" calcext:value-type="float">
            <text:p>46</text:p>
          </table:table-cell>
          <table:table-cell table:number-columns-repeated="56"/>
        </table:table-row>
        <table:table-row table:style-name="ro3">
          <table:table-cell table:style-name="ce9" table:formula="of:=[.A605]+1" office:value-type="float" office:value="604" calcext:value-type="float">
            <text:p>604</text:p>
          </table:table-cell>
          <table:table-cell table:style-name="ce15" table:formula="of:=RAND()*180" office:value-type="float" office:value="26.1261507951175" calcext:value-type="float">
            <text:p>26.1261507951175</text:p>
          </table:table-cell>
          <table:table-cell table:style-name="ce15" table:formula="of:=RAND()*180" office:value-type="float" office:value="166.79198540349" calcext:value-type="float">
            <text:p>166.79198540349</text:p>
          </table:table-cell>
          <table:table-cell table:style-name="ce15" table:formula="of:=RAND()*180" office:value-type="float" office:value="107.249159236576" calcext:value-type="float">
            <text:p>107.24915923657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6]*EXP([.C606]/180)-[.D606]/([.C606]^2))/180" office:value-type="float" office:value="0.366610108669937" calcext:value-type="float">
            <text:p>0.366610108669937</text:p>
          </table:table-cell>
          <table:table-cell table:style-name="ce22" table:formula="of:=0.01*([.B606]+[.B606]^2*0.1+[.C606]*[.D606])/([.C606]*[.D606]-[.B606])" office:value-type="float" office:value="0.0100674665227101" calcext:value-type="float">
            <text:p>0.01007</text:p>
          </table:table-cell>
          <table:table-cell table:style-name="ce24" office:value-type="float" office:value="46.7000760787992" calcext:value-type="float">
            <text:p>47</text:p>
          </table:table-cell>
          <table:table-cell table:number-columns-repeated="56"/>
        </table:table-row>
        <table:table-row table:style-name="ro3">
          <table:table-cell table:style-name="ce9" table:formula="of:=[.A606]+1" office:value-type="float" office:value="605" calcext:value-type="float">
            <text:p>605</text:p>
          </table:table-cell>
          <table:table-cell table:style-name="ce15" table:formula="of:=RAND()*180" office:value-type="float" office:value="5.54991367771304" calcext:value-type="float">
            <text:p>5.54991367771304</text:p>
          </table:table-cell>
          <table:table-cell table:style-name="ce15" table:formula="of:=RAND()*180" office:value-type="float" office:value="135.722389743122" calcext:value-type="float">
            <text:p>135.722389743122</text:p>
          </table:table-cell>
          <table:table-cell table:style-name="ce15" table:formula="of:=RAND()*180" office:value-type="float" office:value="20.1946231593885" calcext:value-type="float">
            <text:p>20.194623159388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07]*EXP([.C607]/180)-[.D607]/([.C607]^2))/180" office:value-type="float" office:value="0.0655295468886495" calcext:value-type="float">
            <text:p>0.06552954688865</text:p>
          </table:table-cell>
          <table:table-cell table:style-name="ce22" table:formula="of:=0.01*([.B607]+[.B607]^2*0.1+[.C607]*[.D607])/([.C607]*[.D607]-[.B607])" office:value-type="float" office:value="0.0100518404424079" calcext:value-type="float">
            <text:p>0.01005</text:p>
          </table:table-cell>
          <table:table-cell table:style-name="ce25" office:value-type="float" office:value="47.0837328330206" calcext:value-type="float">
            <text:p>47</text:p>
          </table:table-cell>
          <table:table-cell table:number-columns-repeated="56"/>
        </table:table-row>
        <table:table-row table:style-name="ro3">
          <table:table-cell table:style-name="ce9" table:formula="of:=[.A607]+1" office:value-type="float" office:value="606" calcext:value-type="float">
            <text:p>606</text:p>
          </table:table-cell>
          <table:table-cell table:style-name="ce15" table:formula="of:=RAND()*180" office:value-type="float" office:value="76.7620381091674" calcext:value-type="float">
            <text:p>76.7620381091674</text:p>
          </table:table-cell>
          <table:table-cell table:style-name="ce15" table:formula="of:=RAND()*180" office:value-type="float" office:value="4.47048490496469" calcext:value-type="float">
            <text:p>4.47048490496469</text:p>
          </table:table-cell>
          <table:table-cell table:style-name="ce15" table:formula="of:=RAND()*180" office:value-type="float" office:value="18.8347143341133" calcext:value-type="float">
            <text:p>18.834714334113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08]*EXP([.C608]/180)-[.D608]/([.C608]^2))/180" office:value-type="float" office:value="0.431944124663344" calcext:value-type="float">
            <text:p>0.431944124663344</text:p>
          </table:table-cell>
          <table:table-cell table:style-name="ce22" table:formula="of:=0.01*([.B608]+[.B608]^2*0.1+[.C608]*[.D608])/([.C608]*[.D608]-[.B608])" office:value-type="float" office:value="1.00857268467122" calcext:value-type="float">
            <text:p>1.00857</text:p>
          </table:table-cell>
          <table:table-cell table:style-name="ce25" office:value-type="float" office:value="47.467389587242" calcext:value-type="float">
            <text:p>47</text:p>
          </table:table-cell>
          <table:table-cell table:number-columns-repeated="56"/>
        </table:table-row>
        <table:table-row table:style-name="ro3">
          <table:table-cell table:style-name="ce9" table:formula="of:=[.A608]+1" office:value-type="float" office:value="607" calcext:value-type="float">
            <text:p>607</text:p>
          </table:table-cell>
          <table:table-cell table:style-name="ce15" table:formula="of:=RAND()*180" office:value-type="float" office:value="153.554794226607" calcext:value-type="float">
            <text:p>153.554794226607</text:p>
          </table:table-cell>
          <table:table-cell table:style-name="ce15" table:formula="of:=RAND()*180" office:value-type="float" office:value="34.4964029521587" calcext:value-type="float">
            <text:p>34.4964029521587</text:p>
          </table:table-cell>
          <table:table-cell table:style-name="ce15" table:formula="of:=RAND()*180" office:value-type="float" office:value="102.012096950368" calcext:value-type="float">
            <text:p>102.01209695036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09]*EXP([.C609]/180)-[.D609]/([.C609]^2))/180" office:value-type="float" office:value="1.03281314898449" calcext:value-type="float">
            <text:p>1.03281314898449</text:p>
          </table:table-cell>
          <table:table-cell table:style-name="ce22" table:formula="of:=0.01*([.B609]+[.B609]^2*0.1+[.C609]*[.D609])/([.C609]*[.D609]-[.B609])" office:value-type="float" office:value="0.0179186467068412" calcext:value-type="float">
            <text:p>0.01792</text:p>
          </table:table-cell>
          <table:table-cell table:style-name="ce25" office:value-type="float" office:value="47.8510463414634" calcext:value-type="float">
            <text:p>48</text:p>
          </table:table-cell>
          <table:table-cell table:number-columns-repeated="56"/>
        </table:table-row>
        <table:table-row table:style-name="ro3">
          <table:table-cell table:style-name="ce9" table:formula="of:=[.A609]+1" office:value-type="float" office:value="608" calcext:value-type="float">
            <text:p>608</text:p>
          </table:table-cell>
          <table:table-cell table:style-name="ce15" table:formula="of:=RAND()*180" office:value-type="float" office:value="112.331052297985" calcext:value-type="float">
            <text:p>112.331052297985</text:p>
          </table:table-cell>
          <table:table-cell table:style-name="ce15" table:formula="of:=RAND()*180" office:value-type="float" office:value="121.520924317442" calcext:value-type="float">
            <text:p>121.520924317442</text:p>
          </table:table-cell>
          <table:table-cell table:style-name="ce15" table:formula="of:=RAND()*180" office:value-type="float" office:value="22.8082117592421" calcext:value-type="float">
            <text:p>22.808211759242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0]*EXP([.C610]/180)-[.D610]/([.C610]^2))/180" office:value-type="float" office:value="1.22581107990733" calcext:value-type="float">
            <text:p>1.22581107990733</text:p>
          </table:table-cell>
          <table:table-cell table:style-name="ce22" table:formula="of:=0.01*([.B610]+[.B610]^2*0.1+[.C610]*[.D610])/([.C610]*[.D610]-[.B610])" office:value-type="float" office:value="0.0155896818118835" calcext:value-type="float">
            <text:p>0.01559</text:p>
          </table:table-cell>
          <table:table-cell table:style-name="ce25" office:value-type="float" office:value="48.2347030956848" calcext:value-type="float">
            <text:p>48</text:p>
          </table:table-cell>
          <table:table-cell table:number-columns-repeated="56"/>
        </table:table-row>
        <table:table-row table:style-name="ro3">
          <table:table-cell table:style-name="ce9" table:formula="of:=[.A610]+1" office:value-type="float" office:value="609" calcext:value-type="float">
            <text:p>609</text:p>
          </table:table-cell>
          <table:table-cell table:style-name="ce15" table:formula="of:=RAND()*180" office:value-type="float" office:value="22.9115125708846" calcext:value-type="float">
            <text:p>22.9115125708846</text:p>
          </table:table-cell>
          <table:table-cell table:style-name="ce15" table:formula="of:=RAND()*180" office:value-type="float" office:value="173.031390340509" calcext:value-type="float">
            <text:p>173.031390340509</text:p>
          </table:table-cell>
          <table:table-cell table:style-name="ce15" table:formula="of:=RAND()*180" office:value-type="float" office:value="121.931481729624" calcext:value-type="float">
            <text:p>121.93148172962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1]*EXP([.C611]/180)-[.D611]/([.C611]^2))/180" office:value-type="float" office:value="0.332837862518386" calcext:value-type="float">
            <text:p>0.332837862518386</text:p>
          </table:table-cell>
          <table:table-cell table:style-name="ce22" table:formula="of:=0.01*([.B611]+[.B611]^2*0.1+[.C611]*[.D611])/([.C611]*[.D611]-[.B611])" office:value-type="float" office:value="0.0100466507593586" calcext:value-type="float">
            <text:p>0.01005</text:p>
          </table:table-cell>
          <table:table-cell table:style-name="ce25" office:value-type="float" office:value="48.6183598499062" calcext:value-type="float">
            <text:p>49</text:p>
          </table:table-cell>
          <table:table-cell table:number-columns-repeated="56"/>
        </table:table-row>
        <table:table-row table:style-name="ro3">
          <table:table-cell table:style-name="ce9" table:formula="of:=[.A611]+1" office:value-type="float" office:value="610" calcext:value-type="float">
            <text:p>610</text:p>
          </table:table-cell>
          <table:table-cell table:style-name="ce15" table:formula="of:=RAND()*180" office:value-type="float" office:value="104.19339319022" calcext:value-type="float">
            <text:p>104.19339319022</text:p>
          </table:table-cell>
          <table:table-cell table:style-name="ce15" table:formula="of:=RAND()*180" office:value-type="float" office:value="114.535200032446" calcext:value-type="float">
            <text:p>114.535200032446</text:p>
          </table:table-cell>
          <table:table-cell table:style-name="ce15" table:formula="of:=RAND()*180" office:value-type="float" office:value="168.635937556804" calcext:value-type="float">
            <text:p>168.63593755680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2]*EXP([.C612]/180)-[.D612]/([.C612]^2))/180" office:value-type="float" office:value="1.09366368598866" calcext:value-type="float">
            <text:p>1.09366368598866</text:p>
          </table:table-cell>
          <table:table-cell table:style-name="ce22" table:formula="of:=0.01*([.B612]+[.B612]^2*0.1+[.C612]*[.D612])/([.C612]*[.D612]-[.B612])" office:value-type="float" office:value="0.0106735947711895" calcext:value-type="float">
            <text:p>0.01067</text:p>
          </table:table-cell>
          <table:table-cell table:style-name="ce25" office:value-type="float" office:value="49.0020166041276" calcext:value-type="float">
            <text:p>49</text:p>
          </table:table-cell>
          <table:table-cell table:number-columns-repeated="56"/>
        </table:table-row>
        <table:table-row table:style-name="ro3">
          <table:table-cell table:style-name="ce9" table:formula="of:=[.A612]+1" office:value-type="float" office:value="611" calcext:value-type="float">
            <text:p>611</text:p>
          </table:table-cell>
          <table:table-cell table:style-name="ce15" table:formula="of:=RAND()*180" office:value-type="float" office:value="78.6117682623567" calcext:value-type="float">
            <text:p>78.6117682623567</text:p>
          </table:table-cell>
          <table:table-cell table:style-name="ce15" table:formula="of:=RAND()*180" office:value-type="float" office:value="80.6851468577198" calcext:value-type="float">
            <text:p>80.6851468577198</text:p>
          </table:table-cell>
          <table:table-cell table:style-name="ce15" table:formula="of:=RAND()*180" office:value-type="float" office:value="6.74794564639221" calcext:value-type="float">
            <text:p>6.7479456463922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3]*EXP([.C613]/180)-[.D613]/([.C613]^2))/180" office:value-type="float" office:value="0.68372940555132" calcext:value-type="float">
            <text:p>0.68372940555132</text:p>
          </table:table-cell>
          <table:table-cell table:style-name="ce22" table:formula="of:=0.01*([.B613]+[.B613]^2*0.1+[.C613]*[.D613])/([.C613]*[.D613]-[.B613])" office:value-type="float" office:value="0.0266407465544118" calcext:value-type="float">
            <text:p>0.02664</text:p>
          </table:table-cell>
          <table:table-cell table:style-name="ce25" office:value-type="float" office:value="49.3856733583489" calcext:value-type="float">
            <text:p>49</text:p>
          </table:table-cell>
          <table:table-cell table:number-columns-repeated="56"/>
        </table:table-row>
        <table:table-row table:style-name="ro3">
          <table:table-cell table:style-name="ce9" table:formula="of:=[.A613]+1" office:value-type="float" office:value="612" calcext:value-type="float">
            <text:p>612</text:p>
          </table:table-cell>
          <table:table-cell table:style-name="ce15" table:formula="of:=RAND()*180" office:value-type="float" office:value="107.238366206221" calcext:value-type="float">
            <text:p>107.238366206221</text:p>
          </table:table-cell>
          <table:table-cell table:style-name="ce15" table:formula="of:=RAND()*180" office:value-type="float" office:value="4.03324282231455" calcext:value-type="float">
            <text:p>4.03324282231455</text:p>
          </table:table-cell>
          <table:table-cell table:style-name="ce15" table:formula="of:=RAND()*180" office:value-type="float" office:value="157.566012022727" calcext:value-type="float">
            <text:p>157.56601202272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4]*EXP([.C614]/180)-[.D614]/([.C614]^2))/180" office:value-type="float" office:value="0.555456447212131" calcext:value-type="float">
            <text:p>0.555456447212131</text:p>
          </table:table-cell>
          <table:table-cell table:style-name="ce22" table:formula="of:=0.01*([.B614]+[.B614]^2*0.1+[.C614]*[.D614])/([.C614]*[.D614]-[.B614])" office:value-type="float" office:value="0.0358295933560412" calcext:value-type="float">
            <text:p>0.03583</text:p>
          </table:table-cell>
          <table:table-cell table:style-name="ce25" office:value-type="float" office:value="49.7693301125703" calcext:value-type="float">
            <text:p>50</text:p>
          </table:table-cell>
          <table:table-cell table:number-columns-repeated="56"/>
        </table:table-row>
        <table:table-row table:style-name="ro3">
          <table:table-cell table:style-name="ce9" table:formula="of:=[.A614]+1" office:value-type="float" office:value="613" calcext:value-type="float">
            <text:p>613</text:p>
          </table:table-cell>
          <table:table-cell table:style-name="ce15" table:formula="of:=RAND()*180" office:value-type="float" office:value="169.510619562384" calcext:value-type="float">
            <text:p>169.510619562384</text:p>
          </table:table-cell>
          <table:table-cell table:style-name="ce15" table:formula="of:=RAND()*180" office:value-type="float" office:value="46.9195423291072" calcext:value-type="float">
            <text:p>46.9195423291072</text:p>
          </table:table-cell>
          <table:table-cell table:style-name="ce15" table:formula="of:=RAND()*180" office:value-type="float" office:value="112.979415096186" calcext:value-type="float">
            <text:p>112.97941509618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5]*EXP([.C615]/180)-[.D615]/([.C615]^2))/180" office:value-type="float" office:value="1.22187863171987" calcext:value-type="float">
            <text:p>1.22187863171987</text:p>
          </table:table-cell>
          <table:table-cell table:style-name="ce22" table:formula="of:=0.01*([.B615]+[.B615]^2*0.1+[.C615]*[.D615])/([.C615]*[.D615]-[.B615])" office:value-type="float" office:value="0.0162602532010392" calcext:value-type="float">
            <text:p>0.01626</text:p>
          </table:table-cell>
          <table:table-cell table:style-name="ce26" office:value-type="float" office:value="50.1529868667917" calcext:value-type="float">
            <text:p>50</text:p>
          </table:table-cell>
          <table:table-cell table:number-columns-repeated="56"/>
        </table:table-row>
        <table:table-row table:style-name="ro3">
          <table:table-cell table:style-name="ce9" table:formula="of:=[.A615]+1" office:value-type="float" office:value="614" calcext:value-type="float">
            <text:p>614</text:p>
          </table:table-cell>
          <table:table-cell table:style-name="ce15" table:formula="of:=RAND()*180" office:value-type="float" office:value="160.977710784237" calcext:value-type="float">
            <text:p>160.977710784237</text:p>
          </table:table-cell>
          <table:table-cell table:style-name="ce15" table:formula="of:=RAND()*180" office:value-type="float" office:value="114.50636159466" calcext:value-type="float">
            <text:p>114.50636159466</text:p>
          </table:table-cell>
          <table:table-cell table:style-name="ce15" table:formula="of:=RAND()*180" office:value-type="float" office:value="69.2673679197306" calcext:value-type="float">
            <text:p>69.267367919730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6]*EXP([.C616]/180)-[.D616]/([.C616]^2))/180" office:value-type="float" office:value="1.68950932099242" calcext:value-type="float">
            <text:p>1.68950932099242</text:p>
          </table:table-cell>
          <table:table-cell table:style-name="ce22" table:formula="of:=0.01*([.B616]+[.B616]^2*0.1+[.C616]*[.D616])/([.C616]*[.D616]-[.B616])" office:value-type="float" office:value="0.0137491912387758" calcext:value-type="float">
            <text:p>0.01375</text:p>
          </table:table-cell>
          <table:table-cell table:style-name="ce26" office:value-type="float" office:value="50.5366436210131" calcext:value-type="float">
            <text:p>51</text:p>
          </table:table-cell>
          <table:table-cell table:number-columns-repeated="56"/>
        </table:table-row>
        <table:table-row table:style-name="ro3">
          <table:table-cell table:style-name="ce9" table:formula="of:=[.A616]+1" office:value-type="float" office:value="615" calcext:value-type="float">
            <text:p>615</text:p>
          </table:table-cell>
          <table:table-cell table:style-name="ce15" table:formula="of:=RAND()*180" office:value-type="float" office:value="76.9878969720187" calcext:value-type="float">
            <text:p>76.9878969720187</text:p>
          </table:table-cell>
          <table:table-cell table:style-name="ce15" table:formula="of:=RAND()*180" office:value-type="float" office:value="42.1837761716675" calcext:value-type="float">
            <text:p>42.1837761716675</text:p>
          </table:table-cell>
          <table:table-cell table:style-name="ce15" table:formula="of:=RAND()*180" office:value-type="float" office:value="23.006801894148" calcext:value-type="float">
            <text:p>23.00680189414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7]*EXP([.C617]/180)-[.D617]/([.C617]^2))/180" office:value-type="float" office:value="0.540593769095474" calcext:value-type="float">
            <text:p>0.540593769095474</text:p>
          </table:table-cell>
          <table:table-cell table:style-name="ce22" table:formula="of:=0.01*([.B617]+[.B617]^2*0.1+[.C617]*[.D617])/([.C617]*[.D617]-[.B617])" office:value-type="float" office:value="0.0183566624634716" calcext:value-type="float">
            <text:p>0.01836</text:p>
          </table:table-cell>
          <table:table-cell table:style-name="ce26" office:value-type="float" office:value="50.9203003752345" calcext:value-type="float">
            <text:p>51</text:p>
          </table:table-cell>
          <table:table-cell table:number-columns-repeated="56"/>
        </table:table-row>
        <table:table-row table:style-name="ro3">
          <table:table-cell table:style-name="ce9" table:formula="of:=[.A617]+1" office:value-type="float" office:value="616" calcext:value-type="float">
            <text:p>616</text:p>
          </table:table-cell>
          <table:table-cell table:style-name="ce15" table:formula="of:=RAND()*180" office:value-type="float" office:value="20.3406463430953" calcext:value-type="float">
            <text:p>20.3406463430953</text:p>
          </table:table-cell>
          <table:table-cell table:style-name="ce15" table:formula="of:=RAND()*180" office:value-type="float" office:value="48.427444657297" calcext:value-type="float">
            <text:p>48.427444657297</text:p>
          </table:table-cell>
          <table:table-cell table:style-name="ce15" table:formula="of:=RAND()*180" office:value-type="float" office:value="120.459146493433" calcext:value-type="float">
            <text:p>120.45914649343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8]*EXP([.C618]/180)-[.D618]/([.C618]^2))/180" office:value-type="float" office:value="0.147603492354902" calcext:value-type="float">
            <text:p>0.147603492354902</text:p>
          </table:table-cell>
          <table:table-cell table:style-name="ce22" table:formula="of:=0.01*([.B618]+[.B618]^2*0.1+[.C618]*[.D618])/([.C618]*[.D618]-[.B618])" office:value-type="float" office:value="0.0101411540139355" calcext:value-type="float">
            <text:p>0.01014</text:p>
          </table:table-cell>
          <table:table-cell table:style-name="ce26" office:value-type="float" office:value="51.3039571294559" calcext:value-type="float">
            <text:p>51</text:p>
          </table:table-cell>
          <table:table-cell table:number-columns-repeated="56"/>
        </table:table-row>
        <table:table-row table:style-name="ro3">
          <table:table-cell table:style-name="ce9" table:formula="of:=[.A618]+1" office:value-type="float" office:value="617" calcext:value-type="float">
            <text:p>617</text:p>
          </table:table-cell>
          <table:table-cell table:style-name="ce15" table:formula="of:=RAND()*180" office:value-type="float" office:value="27.7499942634921" calcext:value-type="float">
            <text:p>27.7499942634921</text:p>
          </table:table-cell>
          <table:table-cell table:style-name="ce15" table:formula="of:=RAND()*180" office:value-type="float" office:value="2.36201039382853" calcext:value-type="float">
            <text:p>2.36201039382853</text:p>
          </table:table-cell>
          <table:table-cell table:style-name="ce15" table:formula="of:=RAND()*180" office:value-type="float" office:value="154.371107045034" calcext:value-type="float">
            <text:p>154.37110704503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9]*EXP([.C619]/180)-[.D619]/([.C619]^2))/180" office:value-type="float" office:value="0.00248315079636268" calcext:value-type="float">
            <text:p>0.002483150796363</text:p>
          </table:table-cell>
          <table:table-cell table:style-name="ce22" table:formula="of:=0.01*([.B619]+[.B619]^2*0.1+[.C619]*[.D619])/([.C619]*[.D619]-[.B619])" office:value-type="float" office:value="0.0139333802869802" calcext:value-type="float">
            <text:p>0.01393</text:p>
          </table:table-cell>
          <table:table-cell table:style-name="ce26" office:value-type="float" office:value="51.6876138836773" calcext:value-type="float">
            <text:p>52</text:p>
          </table:table-cell>
          <table:table-cell table:number-columns-repeated="56"/>
        </table:table-row>
        <table:table-row table:style-name="ro3">
          <table:table-cell table:style-name="ce9" table:formula="of:=[.A619]+1" office:value-type="float" office:value="618" calcext:value-type="float">
            <text:p>618</text:p>
          </table:table-cell>
          <table:table-cell table:style-name="ce15" table:formula="of:=RAND()*180" office:value-type="float" office:value="55.1968497555995" calcext:value-type="float">
            <text:p>55.1968497555995</text:p>
          </table:table-cell>
          <table:table-cell table:style-name="ce15" table:formula="of:=RAND()*180" office:value-type="float" office:value="10.5607756180356" calcext:value-type="float">
            <text:p>10.5607756180356</text:p>
          </table:table-cell>
          <table:table-cell table:style-name="ce15" table:formula="of:=RAND()*180" office:value-type="float" office:value="74.5043368845515" calcext:value-type="float">
            <text:p>74.504336884551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20]*EXP([.C620]/180)-[.D620]/([.C620]^2))/180" office:value-type="float" office:value="0.321467606663243" calcext:value-type="float">
            <text:p>0.321467606663243</text:p>
          </table:table-cell>
          <table:table-cell table:style-name="ce22" table:formula="of:=0.01*([.B620]+[.B620]^2*0.1+[.C620]*[.D620])/([.C620]*[.D620]-[.B620])" office:value-type="float" office:value="0.0156731513782429" calcext:value-type="float">
            <text:p>0.01567</text:p>
          </table:table-cell>
          <table:table-cell table:style-name="ce26" office:value-type="float" office:value="52.0712706378987" calcext:value-type="float">
            <text:p>52</text:p>
          </table:table-cell>
          <table:table-cell table:number-columns-repeated="56"/>
        </table:table-row>
        <table:table-row table:style-name="ro3">
          <table:table-cell table:style-name="ce9" table:formula="of:=[.A620]+1" office:value-type="float" office:value="619" calcext:value-type="float">
            <text:p>619</text:p>
          </table:table-cell>
          <table:table-cell table:style-name="ce15" table:formula="of:=RAND()*180" office:value-type="float" office:value="93.0455477476454" calcext:value-type="float">
            <text:p>93.0455477476454</text:p>
          </table:table-cell>
          <table:table-cell table:style-name="ce15" table:formula="of:=RAND()*180" office:value-type="float" office:value="131.185050741875" calcext:value-type="float">
            <text:p>131.185050741875</text:p>
          </table:table-cell>
          <table:table-cell table:style-name="ce15" table:formula="of:=RAND()*180" office:value-type="float" office:value="145.598492235024" calcext:value-type="float">
            <text:p>145.59849223502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21]*EXP([.C621]/180)-[.D621]/([.C621]^2))/180" office:value-type="float" office:value="1.07132290938955" calcext:value-type="float">
            <text:p>1.07132290938955</text:p>
          </table:table-cell>
          <table:table-cell table:style-name="ce22" table:formula="of:=0.01*([.B621]+[.B621]^2*0.1+[.C621]*[.D621])/([.C621]*[.D621]-[.B621])" office:value-type="float" office:value="0.0105533865875868" calcext:value-type="float">
            <text:p>0.01055</text:p>
          </table:table-cell>
          <table:table-cell table:style-name="ce26" office:value-type="float" office:value="52.45492739212" calcext:value-type="float">
            <text:p>52</text:p>
          </table:table-cell>
          <table:table-cell table:number-columns-repeated="56"/>
        </table:table-row>
        <table:table-row table:style-name="ro3">
          <table:table-cell table:style-name="ce9" table:formula="of:=[.A621]+1" office:value-type="float" office:value="620" calcext:value-type="float">
            <text:p>620</text:p>
          </table:table-cell>
          <table:table-cell table:style-name="ce15" table:formula="of:=RAND()*180" office:value-type="float" office:value="17.1776030246629" calcext:value-type="float">
            <text:p>17.1776030246629</text:p>
          </table:table-cell>
          <table:table-cell table:style-name="ce15" table:formula="of:=RAND()*180" office:value-type="float" office:value="2.10536498575385" calcext:value-type="float">
            <text:p>2.10536498575385</text:p>
          </table:table-cell>
          <table:table-cell table:style-name="ce15" table:formula="of:=RAND()*180" office:value-type="float" office:value="104.706262453001" calcext:value-type="float">
            <text:p>104.70626245300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22]*EXP([.C622]/180)-[.D622]/([.C622]^2))/180" office:value-type="float" office:value="-0.0346798072718433" calcext:value-type="float">
            <text:p>-0.034679807271843</text:p>
          </table:table-cell>
          <table:table-cell table:style-name="ce22" table:formula="of:=0.01*([.B622]+[.B622]^2*0.1+[.C622]*[.D622])/([.C622]*[.D622]-[.B622])" office:value-type="float" office:value="0.0131417848299852" calcext:value-type="float">
            <text:p>0.01314</text:p>
          </table:table-cell>
          <table:table-cell table:style-name="ce26" office:value-type="float" office:value="52.8385841463414" calcext:value-type="float">
            <text:p>53</text:p>
          </table:table-cell>
          <table:table-cell table:number-columns-repeated="56"/>
        </table:table-row>
        <table:table-row table:style-name="ro3">
          <table:table-cell table:style-name="ce9" table:formula="of:=[.A622]+1" office:value-type="float" office:value="621" calcext:value-type="float">
            <text:p>621</text:p>
          </table:table-cell>
          <table:table-cell table:style-name="ce15" table:formula="of:=RAND()*180" office:value-type="float" office:value="141.578808957996" calcext:value-type="float">
            <text:p>141.578808957996</text:p>
          </table:table-cell>
          <table:table-cell table:style-name="ce15" table:formula="of:=RAND()*180" office:value-type="float" office:value="59.7427257656837" calcext:value-type="float">
            <text:p>59.7427257656837</text:p>
          </table:table-cell>
          <table:table-cell table:style-name="ce15" table:formula="of:=RAND()*180" office:value-type="float" office:value="6.52506144510575" calcext:value-type="float">
            <text:p>6.5250614451057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3]*EXP([.C623]/180)-[.D623]/([.C623]^2))/180" office:value-type="float" office:value="1.09613946699304" calcext:value-type="float">
            <text:p>1.09613946699304</text:p>
          </table:table-cell>
          <table:table-cell table:style-name="ce22" table:formula="of:=0.01*([.B623]+[.B623]^2*0.1+[.C623]*[.D623])/([.C623]*[.D623]-[.B623])" office:value-type="float" office:value="0.102151018454318" calcext:value-type="float">
            <text:p>0.10215</text:p>
          </table:table-cell>
          <table:table-cell table:style-name="ce27" office:value-type="float" office:value="53.2222409005628" calcext:value-type="float">
            <text:p>53</text:p>
          </table:table-cell>
          <table:table-cell table:number-columns-repeated="56"/>
        </table:table-row>
        <table:table-row table:style-name="ro3">
          <table:table-cell table:style-name="ce9" table:formula="of:=[.A623]+1" office:value-type="float" office:value="622" calcext:value-type="float">
            <text:p>622</text:p>
          </table:table-cell>
          <table:table-cell table:style-name="ce15" table:formula="of:=RAND()*180" office:value-type="float" office:value="156.887003451816" calcext:value-type="float">
            <text:p>156.887003451816</text:p>
          </table:table-cell>
          <table:table-cell table:style-name="ce15" table:formula="of:=RAND()*180" office:value-type="float" office:value="6.61019744827939" calcext:value-type="float">
            <text:p>6.61019744827939</text:p>
          </table:table-cell>
          <table:table-cell table:style-name="ce15" table:formula="of:=RAND()*180" office:value-type="float" office:value="69.5516043948944" calcext:value-type="float">
            <text:p>69.551604394894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4]*EXP([.C624]/180)-[.D624]/([.C624]^2))/180" office:value-type="float" office:value="0.895354157830113" calcext:value-type="float">
            <text:p>0.895354157830113</text:p>
          </table:table-cell>
          <table:table-cell table:style-name="ce22" table:formula="of:=0.01*([.B624]+[.B624]^2*0.1+[.C624]*[.D624])/([.C624]*[.D624]-[.B624])" office:value-type="float" office:value="0.101629836233156" calcext:value-type="float">
            <text:p>0.10163</text:p>
          </table:table-cell>
          <table:table-cell table:style-name="ce27" office:value-type="float" office:value="53.6058976547842" calcext:value-type="float">
            <text:p>54</text:p>
          </table:table-cell>
          <table:table-cell table:number-columns-repeated="56"/>
        </table:table-row>
        <table:table-row table:style-name="ro3">
          <table:table-cell table:style-name="ce9" table:formula="of:=[.A624]+1" office:value-type="float" office:value="623" calcext:value-type="float">
            <text:p>623</text:p>
          </table:table-cell>
          <table:table-cell table:style-name="ce15" table:formula="of:=RAND()*180" office:value-type="float" office:value="107.812497451528" calcext:value-type="float">
            <text:p>107.812497451528</text:p>
          </table:table-cell>
          <table:table-cell table:style-name="ce15" table:formula="of:=RAND()*180" office:value-type="float" office:value="85.5919974803269" calcext:value-type="float">
            <text:p>85.5919974803269</text:p>
          </table:table-cell>
          <table:table-cell table:style-name="ce15" table:formula="of:=RAND()*180" office:value-type="float" office:value="115.684363345092" calcext:value-type="float">
            <text:p>115.68436334509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5]*EXP([.C625]/180)-[.D625]/([.C625]^2))/180" office:value-type="float" office:value="0.963538133977811" calcext:value-type="float">
            <text:p>0.963538133977811</text:p>
          </table:table-cell>
          <table:table-cell table:style-name="ce22" table:formula="of:=0.01*([.B625]+[.B625]^2*0.1+[.C625]*[.D625])/([.C625]*[.D625]-[.B625])" office:value-type="float" office:value="0.011406984390112" calcext:value-type="float">
            <text:p>0.01141</text:p>
          </table:table-cell>
          <table:table-cell table:style-name="ce27" office:value-type="float" office:value="53.9895544090056" calcext:value-type="float">
            <text:p>54</text:p>
          </table:table-cell>
          <table:table-cell table:number-columns-repeated="56"/>
        </table:table-row>
        <table:table-row table:style-name="ro3">
          <table:table-cell table:style-name="ce9" table:formula="of:=[.A625]+1" office:value-type="float" office:value="624" calcext:value-type="float">
            <text:p>624</text:p>
          </table:table-cell>
          <table:table-cell table:style-name="ce15" table:formula="of:=RAND()*180" office:value-type="float" office:value="113.982952366159" calcext:value-type="float">
            <text:p>113.982952366159</text:p>
          </table:table-cell>
          <table:table-cell table:style-name="ce15" table:formula="of:=RAND()*180" office:value-type="float" office:value="109.965890612132" calcext:value-type="float">
            <text:p>109.965890612132</text:p>
          </table:table-cell>
          <table:table-cell table:style-name="ce15" table:formula="of:=RAND()*180" office:value-type="float" office:value="93.1068263460846" calcext:value-type="float">
            <text:p>93.106826346084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6]*EXP([.C626]/180)-[.D626]/([.C626]^2))/180" office:value-type="float" office:value="1.16646404607355" calcext:value-type="float">
            <text:p>1.16646404607355</text:p>
          </table:table-cell>
          <table:table-cell table:style-name="ce22" table:formula="of:=0.01*([.B626]+[.B626]^2*0.1+[.C626]*[.D626])/([.C626]*[.D626]-[.B626])" office:value-type="float" office:value="0.0115083839707391" calcext:value-type="float">
            <text:p>0.01151</text:p>
          </table:table-cell>
          <table:table-cell table:style-name="ce27" office:value-type="float" office:value="54.373211163227" calcext:value-type="float">
            <text:p>54</text:p>
          </table:table-cell>
          <table:table-cell table:number-columns-repeated="56"/>
        </table:table-row>
        <table:table-row table:style-name="ro3">
          <table:table-cell table:style-name="ce9" table:formula="of:=[.A626]+1" office:value-type="float" office:value="625" calcext:value-type="float">
            <text:p>625</text:p>
          </table:table-cell>
          <table:table-cell table:style-name="ce15" table:formula="of:=RAND()*180" office:value-type="float" office:value="42.9858112529267" calcext:value-type="float">
            <text:p>42.9858112529267</text:p>
          </table:table-cell>
          <table:table-cell table:style-name="ce15" table:formula="of:=RAND()*180" office:value-type="float" office:value="136.251932101208" calcext:value-type="float">
            <text:p>136.251932101208</text:p>
          </table:table-cell>
          <table:table-cell table:style-name="ce15" table:formula="of:=RAND()*180" office:value-type="float" office:value="158.532989844298" calcext:value-type="float">
            <text:p>158.53298984429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7]*EXP([.C627]/180)-[.D627]/([.C627]^2))/180" office:value-type="float" office:value="0.509041987237038" calcext:value-type="float">
            <text:p>0.509041987237038</text:p>
          </table:table-cell>
          <table:table-cell table:style-name="ce22" table:formula="of:=0.01*([.B627]+[.B627]^2*0.1+[.C627]*[.D627])/([.C627]*[.D627]-[.B627])" office:value-type="float" office:value="0.0101255945116543" calcext:value-type="float">
            <text:p>0.01013</text:p>
          </table:table-cell>
          <table:table-cell table:style-name="ce27" office:value-type="float" office:value="54.7568679174484" calcext:value-type="float">
            <text:p>55</text:p>
          </table:table-cell>
          <table:table-cell table:number-columns-repeated="56"/>
        </table:table-row>
        <table:table-row table:style-name="ro3">
          <table:table-cell table:style-name="ce9" table:formula="of:=[.A627]+1" office:value-type="float" office:value="626" calcext:value-type="float">
            <text:p>626</text:p>
          </table:table-cell>
          <table:table-cell table:style-name="ce15" table:formula="of:=RAND()*180" office:value-type="float" office:value="9.24885300826698" calcext:value-type="float">
            <text:p>9.24885300826698</text:p>
          </table:table-cell>
          <table:table-cell table:style-name="ce15" table:formula="of:=RAND()*180" office:value-type="float" office:value="14.419505609801" calcext:value-type="float">
            <text:p>14.419505609801</text:p>
          </table:table-cell>
          <table:table-cell table:style-name="ce15" table:formula="of:=RAND()*180" office:value-type="float" office:value="108.011854578305" calcext:value-type="float">
            <text:p>108.01185457830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8]*EXP([.C628]/180)-[.D628]/([.C628]^2))/180" office:value-type="float" office:value="0.0527820356753982" calcext:value-type="float">
            <text:p>0.052782035675398</text:p>
          </table:table-cell>
          <table:table-cell table:style-name="ce22" table:formula="of:=0.01*([.B628]+[.B628]^2*0.1+[.C628]*[.D628])/([.C628]*[.D628]-[.B628])" office:value-type="float" office:value="0.010174727638029" calcext:value-type="float">
            <text:p>0.01017</text:p>
          </table:table-cell>
          <table:table-cell table:style-name="ce27" office:value-type="float" office:value="55.1405246716698" calcext:value-type="float">
            <text:p>55</text:p>
          </table:table-cell>
          <table:table-cell table:number-columns-repeated="56"/>
        </table:table-row>
        <table:table-row table:style-name="ro3">
          <table:table-cell table:style-name="ce9" table:formula="of:=[.A628]+1" office:value-type="float" office:value="627" calcext:value-type="float">
            <text:p>627</text:p>
          </table:table-cell>
          <table:table-cell table:style-name="ce15" table:formula="of:=RAND()*180" office:value-type="float" office:value="32.556648542759" calcext:value-type="float">
            <text:p>32.556648542759</text:p>
          </table:table-cell>
          <table:table-cell table:style-name="ce15" table:formula="of:=RAND()*180" office:value-type="float" office:value="33.9178945148157" calcext:value-type="float">
            <text:p>33.9178945148157</text:p>
          </table:table-cell>
          <table:table-cell table:style-name="ce15" table:formula="of:=RAND()*180" office:value-type="float" office:value="13.2114747089508" calcext:value-type="float">
            <text:p>13.211474708950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9]*EXP([.C629]/180)-[.D629]/([.C629]^2))/180" office:value-type="float" office:value="0.218310983986657" calcext:value-type="float">
            <text:p>0.218310983986657</text:p>
          </table:table-cell>
          <table:table-cell table:style-name="ce22" table:formula="of:=0.01*([.B629]+[.B629]^2*0.1+[.C629]*[.D629])/([.C629]*[.D629]-[.B629])" office:value-type="float" office:value="0.0141176114867001" calcext:value-type="float">
            <text:p>0.01412</text:p>
          </table:table-cell>
          <table:table-cell table:style-name="ce27" office:value-type="float" office:value="55.5241814258911" calcext:value-type="float">
            <text:p>56</text:p>
          </table:table-cell>
          <table:table-cell table:number-columns-repeated="56"/>
        </table:table-row>
        <table:table-row table:style-name="ro3">
          <table:table-cell table:style-name="ce9" table:formula="of:=[.A629]+1" office:value-type="float" office:value="628" calcext:value-type="float">
            <text:p>628</text:p>
          </table:table-cell>
          <table:table-cell table:style-name="ce15" table:formula="of:=RAND()*180" office:value-type="float" office:value="173.581553160199" calcext:value-type="float">
            <text:p>173.581553160199</text:p>
          </table:table-cell>
          <table:table-cell table:style-name="ce15" table:formula="of:=RAND()*180" office:value-type="float" office:value="89.432409742352" calcext:value-type="float">
            <text:p>89.432409742352</text:p>
          </table:table-cell>
          <table:table-cell table:style-name="ce15" table:formula="of:=RAND()*180" office:value-type="float" office:value="2.51585554499532" calcext:value-type="float">
            <text:p>2.5158555449953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30]*EXP([.C630]/180)-[.D630]/([.C630]^2))/180" office:value-type="float" office:value="1.58492375693352" calcext:value-type="float">
            <text:p>1.58492375693352</text:p>
          </table:table-cell>
          <table:table-cell table:style-name="ce22" table:formula="of:=0.01*([.B630]+[.B630]^2*0.1+[.C630]*[.D630])/([.C630]*[.D630]-[.B630])" office:value-type="float" office:value="0.663516910553368" calcext:value-type="float">
            <text:p>0.66352</text:p>
          </table:table-cell>
          <table:table-cell table:style-name="ce27" office:value-type="float" office:value="55.9078381801125" calcext:value-type="float">
            <text:p>56</text:p>
          </table:table-cell>
          <table:table-cell table:number-columns-repeated="56"/>
        </table:table-row>
        <table:table-row table:style-name="ro3">
          <table:table-cell table:style-name="ce9" table:formula="of:=[.A630]+1" office:value-type="float" office:value="629" calcext:value-type="float">
            <text:p>629</text:p>
          </table:table-cell>
          <table:table-cell table:style-name="ce15" table:formula="of:=RAND()*180" office:value-type="float" office:value="18.6464903330698" calcext:value-type="float">
            <text:p>18.6464903330698</text:p>
          </table:table-cell>
          <table:table-cell table:style-name="ce15" table:formula="of:=RAND()*180" office:value-type="float" office:value="36.0066389639928" calcext:value-type="float">
            <text:p>36.0066389639928</text:p>
          </table:table-cell>
          <table:table-cell table:style-name="ce15" table:formula="of:=RAND()*180" office:value-type="float" office:value="27.6767430667703" calcext:value-type="float">
            <text:p>27.676743066770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1]*EXP([.C631]/180)-[.D631]/([.C631]^2))/180" office:value-type="float" office:value="0.126413150610154" calcext:value-type="float">
            <text:p>0.126413150610154</text:p>
          </table:table-cell>
          <table:table-cell table:style-name="ce22" table:formula="of:=0.01*([.B631]+[.B631]^2*0.1+[.C631]*[.D631])/([.C631]*[.D631]-[.B631])" office:value-type="float" office:value="0.0107369070505566" calcext:value-type="float">
            <text:p>0.01074</text:p>
          </table:table-cell>
          <table:table-cell table:style-name="ce28" office:value-type="float" office:value="56.2914949343339" calcext:value-type="float">
            <text:p>56</text:p>
          </table:table-cell>
          <table:table-cell table:number-columns-repeated="56"/>
        </table:table-row>
        <table:table-row table:style-name="ro3">
          <table:table-cell table:style-name="ce9" table:formula="of:=[.A631]+1" office:value-type="float" office:value="630" calcext:value-type="float">
            <text:p>630</text:p>
          </table:table-cell>
          <table:table-cell table:style-name="ce15" table:formula="of:=RAND()*180" office:value-type="float" office:value="13.3615499822582" calcext:value-type="float">
            <text:p>13.3615499822582</text:p>
          </table:table-cell>
          <table:table-cell table:style-name="ce15" table:formula="of:=RAND()*180" office:value-type="float" office:value="71.7870871275213" calcext:value-type="float">
            <text:p>71.7870871275213</text:p>
          </table:table-cell>
          <table:table-cell table:style-name="ce15" table:formula="of:=RAND()*180" office:value-type="float" office:value="90.4703587901016" calcext:value-type="float">
            <text:p>90.470358790101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2]*EXP([.C632]/180)-[.D632]/([.C632]^2))/180" office:value-type="float" office:value="0.110510949119883" calcext:value-type="float">
            <text:p>0.110510949119883</text:p>
          </table:table-cell>
          <table:table-cell table:style-name="ce22" table:formula="of:=0.01*([.B632]+[.B632]^2*0.1+[.C632]*[.D632])/([.C632]*[.D632]-[.B632])" office:value-type="float" office:value="0.0100687772527275" calcext:value-type="float">
            <text:p>0.01007</text:p>
          </table:table-cell>
          <table:table-cell table:style-name="ce28" office:value-type="float" office:value="56.6751516885553" calcext:value-type="float">
            <text:p>57</text:p>
          </table:table-cell>
          <table:table-cell table:number-columns-repeated="56"/>
        </table:table-row>
        <table:table-row table:style-name="ro3">
          <table:table-cell table:style-name="ce9" table:formula="of:=[.A632]+1" office:value-type="float" office:value="631" calcext:value-type="float">
            <text:p>631</text:p>
          </table:table-cell>
          <table:table-cell table:style-name="ce15" table:formula="of:=RAND()*180" office:value-type="float" office:value="9.67869194410777" calcext:value-type="float">
            <text:p>9.67869194410777</text:p>
          </table:table-cell>
          <table:table-cell table:style-name="ce15" table:formula="of:=RAND()*180" office:value-type="float" office:value="36.7276033028097" calcext:value-type="float">
            <text:p>36.7276033028097</text:p>
          </table:table-cell>
          <table:table-cell table:style-name="ce15" table:formula="of:=RAND()*180" office:value-type="float" office:value="8.8333298220434" calcext:value-type="float">
            <text:p>8.833329822043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3]*EXP([.C633]/180)-[.D633]/([.C633]^2))/180" office:value-type="float" office:value="0.0659050831105804" calcext:value-type="float">
            <text:p>0.065905083110581</text:p>
          </table:table-cell>
          <table:table-cell table:style-name="ce22" table:formula="of:=0.01*([.B633]+[.B633]^2*0.1+[.C633]*[.D633])/([.C633]*[.D633]-[.B633])" office:value-type="float" office:value="0.010912636791566" calcext:value-type="float">
            <text:p>0.01091</text:p>
          </table:table-cell>
          <table:table-cell table:style-name="ce28" office:value-type="float" office:value="57.0588084427767" calcext:value-type="float">
            <text:p>57</text:p>
          </table:table-cell>
          <table:table-cell table:number-columns-repeated="56"/>
        </table:table-row>
        <table:table-row table:style-name="ro3">
          <table:table-cell table:style-name="ce9" table:formula="of:=[.A633]+1" office:value-type="float" office:value="632" calcext:value-type="float">
            <text:p>632</text:p>
          </table:table-cell>
          <table:table-cell table:style-name="ce15" table:formula="of:=RAND()*180" office:value-type="float" office:value="170.339122347461" calcext:value-type="float">
            <text:p>170.339122347461</text:p>
          </table:table-cell>
          <table:table-cell table:style-name="ce15" table:formula="of:=RAND()*180" office:value-type="float" office:value="157.643634715925" calcext:value-type="float">
            <text:p>157.643634715925</text:p>
          </table:table-cell>
          <table:table-cell table:style-name="ce15" table:formula="of:=RAND()*180" office:value-type="float" office:value="79.9189083639472" calcext:value-type="float">
            <text:p>79.918908363947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4]*EXP([.C634]/180)-[.D634]/([.C634]^2))/180" office:value-type="float" office:value="2.27191830599816" calcext:value-type="float">
            <text:p>2.27191830599816</text:p>
          </table:table-cell>
          <table:table-cell table:style-name="ce22" table:formula="of:=0.01*([.B634]+[.B634]^2*0.1+[.C634]*[.D634])/([.C634]*[.D634]-[.B634])" office:value-type="float" office:value="0.0126087253655708" calcext:value-type="float">
            <text:p>0.01261</text:p>
          </table:table-cell>
          <table:table-cell table:style-name="ce28" office:value-type="float" office:value="57.4424651969981" calcext:value-type="float">
            <text:p>57</text:p>
          </table:table-cell>
          <table:table-cell table:number-columns-repeated="56"/>
        </table:table-row>
        <table:table-row table:style-name="ro3">
          <table:table-cell table:style-name="ce9" table:formula="of:=[.A634]+1" office:value-type="float" office:value="633" calcext:value-type="float">
            <text:p>633</text:p>
          </table:table-cell>
          <table:table-cell table:style-name="ce15" table:formula="of:=RAND()*180" office:value-type="float" office:value="167.256282713932" calcext:value-type="float">
            <text:p>167.256282713932</text:p>
          </table:table-cell>
          <table:table-cell table:style-name="ce15" table:formula="of:=RAND()*180" office:value-type="float" office:value="162.485328183794" calcext:value-type="float">
            <text:p>162.485328183794</text:p>
          </table:table-cell>
          <table:table-cell table:style-name="ce15" table:formula="of:=RAND()*180" office:value-type="float" office:value="90.6790335421276" calcext:value-type="float">
            <text:p>90.679033542127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5]*EXP([.C635]/180)-[.D635]/([.C635]^2))/180" office:value-type="float" office:value="2.29161853881034" calcext:value-type="float">
            <text:p>2.29161853881034</text:p>
          </table:table-cell>
          <table:table-cell table:style-name="ce22" table:formula="of:=0.01*([.B635]+[.B635]^2*0.1+[.C635]*[.D635])/([.C635]*[.D635]-[.B635])" office:value-type="float" office:value="0.0121500867620587" calcext:value-type="float">
            <text:p>0.01215</text:p>
          </table:table-cell>
          <table:table-cell table:style-name="ce28" office:value-type="float" office:value="57.8261219512195" calcext:value-type="float">
            <text:p>58</text:p>
          </table:table-cell>
          <table:table-cell table:number-columns-repeated="56"/>
        </table:table-row>
        <table:table-row table:style-name="ro3">
          <table:table-cell table:style-name="ce9" table:formula="of:=[.A635]+1" office:value-type="float" office:value="634" calcext:value-type="float">
            <text:p>634</text:p>
          </table:table-cell>
          <table:table-cell table:style-name="ce15" table:formula="of:=RAND()*180" office:value-type="float" office:value="98.8641911925499" calcext:value-type="float">
            <text:p>98.8641911925499</text:p>
          </table:table-cell>
          <table:table-cell table:style-name="ce15" table:formula="of:=RAND()*180" office:value-type="float" office:value="87.2474231155365" calcext:value-type="float">
            <text:p>87.2474231155365</text:p>
          </table:table-cell>
          <table:table-cell table:style-name="ce15" table:formula="of:=RAND()*180" office:value-type="float" office:value="42.9131183756294" calcext:value-type="float">
            <text:p>42.913118375629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6]*EXP([.C636]/180)-[.D636]/([.C636]^2))/180" office:value-type="float" office:value="0.891778975950643" calcext:value-type="float">
            <text:p>0.891778975950643</text:p>
          </table:table-cell>
          <table:table-cell table:style-name="ce22" table:formula="of:=0.01*([.B636]+[.B636]^2*0.1+[.C636]*[.D636])/([.C636]*[.D636]-[.B636])" office:value-type="float" office:value="0.0132238090837024" calcext:value-type="float">
            <text:p>0.01322</text:p>
          </table:table-cell>
          <table:table-cell table:style-name="ce28" office:value-type="float" office:value="58.2097787054409" calcext:value-type="float">
            <text:p>58</text:p>
          </table:table-cell>
          <table:table-cell table:number-columns-repeated="56"/>
        </table:table-row>
        <table:table-row table:style-name="ro3">
          <table:table-cell table:style-name="ce9" table:formula="of:=[.A636]+1" office:value-type="float" office:value="635" calcext:value-type="float">
            <text:p>635</text:p>
          </table:table-cell>
          <table:table-cell table:style-name="ce15" table:formula="of:=RAND()*180" office:value-type="float" office:value="32.2824888189131" calcext:value-type="float">
            <text:p>32.2824888189131</text:p>
          </table:table-cell>
          <table:table-cell table:style-name="ce15" table:formula="of:=RAND()*180" office:value-type="float" office:value="20.2136637955102" calcext:value-type="float">
            <text:p>20.2136637955102</text:p>
          </table:table-cell>
          <table:table-cell table:style-name="ce15" table:formula="of:=RAND()*180" office:value-type="float" office:value="37.2439902892609" calcext:value-type="float">
            <text:p>37.243990289260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7]*EXP([.C637]/180)-[.D637]/([.C637]^2))/180" office:value-type="float" office:value="0.200155520045554" calcext:value-type="float">
            <text:p>0.200155520045554</text:p>
          </table:table-cell>
          <table:table-cell table:style-name="ce22" table:formula="of:=0.01*([.B637]+[.B637]^2*0.1+[.C637]*[.D637])/([.C637]*[.D637]-[.B637])" office:value-type="float" office:value="0.0123423733635287" calcext:value-type="float">
            <text:p>0.01234</text:p>
          </table:table-cell>
          <table:table-cell table:style-name="ce28" office:value-type="float" office:value="58.5934354596623" calcext:value-type="float">
            <text:p>59</text:p>
          </table:table-cell>
          <table:table-cell table:number-columns-repeated="56"/>
        </table:table-row>
        <table:table-row table:style-name="ro3">
          <table:table-cell table:style-name="ce9" table:formula="of:=[.A637]+1" office:value-type="float" office:value="636" calcext:value-type="float">
            <text:p>636</text:p>
          </table:table-cell>
          <table:table-cell table:style-name="ce15" table:formula="of:=RAND()*180" office:value-type="float" office:value="94.480660973775" calcext:value-type="float">
            <text:p>94.480660973775</text:p>
          </table:table-cell>
          <table:table-cell table:style-name="ce15" table:formula="of:=RAND()*180" office:value-type="float" office:value="135.422200899437" calcext:value-type="float">
            <text:p>135.422200899437</text:p>
          </table:table-cell>
          <table:table-cell table:style-name="ce15" table:formula="of:=RAND()*180" office:value-type="float" office:value="110.360168999472" calcext:value-type="float">
            <text:p>110.36016899947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8]*EXP([.C638]/180)-[.D638]/([.C638]^2))/180" office:value-type="float" office:value="1.11377356872331" calcext:value-type="float">
            <text:p>1.11377356872331</text:p>
          </table:table-cell>
          <table:table-cell table:style-name="ce22" table:formula="of:=0.01*([.B638]+[.B638]^2*0.1+[.C638]*[.D638])/([.C638]*[.D638]-[.B638])" office:value-type="float" office:value="0.0107283280967995" calcext:value-type="float">
            <text:p>0.01073</text:p>
          </table:table-cell>
          <table:table-cell table:style-name="ce28" office:value-type="float" office:value="58.9770922138836" calcext:value-type="float">
            <text:p>59</text:p>
          </table:table-cell>
          <table:table-cell table:number-columns-repeated="56"/>
        </table:table-row>
        <table:table-row table:style-name="ro3">
          <table:table-cell table:style-name="ce9" table:formula="of:=[.A638]+1" office:value-type="float" office:value="637" calcext:value-type="float">
            <text:p>637</text:p>
          </table:table-cell>
          <table:table-cell table:style-name="ce15" table:formula="of:=RAND()*180" office:value-type="float" office:value="17.3744871311125" calcext:value-type="float">
            <text:p>17.3744871311125</text:p>
          </table:table-cell>
          <table:table-cell table:style-name="ce15" table:formula="of:=RAND()*180" office:value-type="float" office:value="90.0659020711024" calcext:value-type="float">
            <text:p>90.0659020711024</text:p>
          </table:table-cell>
          <table:table-cell table:style-name="ce15" table:formula="of:=RAND()*180" office:value-type="float" office:value="127.053924139777" calcext:value-type="float">
            <text:p>127.05392413977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39]*EXP([.C639]/180)-[.D639]/([.C639]^2))/180" office:value-type="float" office:value="0.159113964061644" calcext:value-type="float">
            <text:p>0.159113964061644</text:p>
          </table:table-cell>
          <table:table-cell table:style-name="ce22" table:formula="of:=0.01*([.B639]+[.B639]^2*0.1+[.C639]*[.D639])/([.C639]*[.D639]-[.B639])" office:value-type="float" office:value="0.0100568327470838" calcext:value-type="float">
            <text:p>0.01006</text:p>
          </table:table-cell>
          <table:table-cell table:style-name="ce24" office:value-type="string" calcext:value-type="string">
            <text:p>4,748,920,584</text:p>
          </table:table-cell>
          <table:table-cell table:number-columns-repeated="56"/>
        </table:table-row>
        <table:table-row table:style-name="ro3">
          <table:table-cell table:style-name="ce9" table:formula="of:=[.A639]+1" office:value-type="float" office:value="638" calcext:value-type="float">
            <text:p>638</text:p>
          </table:table-cell>
          <table:table-cell table:style-name="ce15" table:formula="of:=RAND()*180" office:value-type="float" office:value="53.5237417626222" calcext:value-type="float">
            <text:p>53.5237417626222</text:p>
          </table:table-cell>
          <table:table-cell table:style-name="ce15" table:formula="of:=RAND()*180" office:value-type="float" office:value="87.2445053468335" calcext:value-type="float">
            <text:p>87.2445053468335</text:p>
          </table:table-cell>
          <table:table-cell table:style-name="ce15" table:formula="of:=RAND()*180" office:value-type="float" office:value="100.089765124922" calcext:value-type="float">
            <text:p>100.08976512492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0]*EXP([.C640]/180)-[.D640]/([.C640]^2))/180" office:value-type="float" office:value="0.482733204584324" calcext:value-type="float">
            <text:p>0.482733204584324</text:p>
          </table:table-cell>
          <table:table-cell table:style-name="ce22" table:formula="of:=0.01*([.B640]+[.B640]^2*0.1+[.C640]*[.D640])/([.C640]*[.D640]-[.B640])" office:value-type="float" office:value="0.010453436497295" calcext:value-type="float">
            <text:p>0.01045</text:p>
          </table:table-cell>
          <table:table-cell table:style-name="ce24" office:value-type="string" calcext:value-type="string">
            <text:p>5,019,930,916</text:p>
          </table:table-cell>
          <table:table-cell table:number-columns-repeated="56"/>
        </table:table-row>
        <table:table-row table:style-name="ro3">
          <table:table-cell table:style-name="ce9" table:formula="of:=[.A640]+1" office:value-type="float" office:value="639" calcext:value-type="float">
            <text:p>639</text:p>
          </table:table-cell>
          <table:table-cell table:style-name="ce15" table:formula="of:=RAND()*180" office:value-type="float" office:value="129.537860822743" calcext:value-type="float">
            <text:p>129.537860822743</text:p>
          </table:table-cell>
          <table:table-cell table:style-name="ce15" table:formula="of:=RAND()*180" office:value-type="float" office:value="12.4887421010883" calcext:value-type="float">
            <text:p>12.4887421010883</text:p>
          </table:table-cell>
          <table:table-cell table:style-name="ce15" table:formula="of:=RAND()*180" office:value-type="float" office:value="111.844350517372" calcext:value-type="float">
            <text:p>111.84435051737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1]*EXP([.C641]/180)-[.D641]/([.C641]^2))/180" office:value-type="float" office:value="0.767374857207974" calcext:value-type="float">
            <text:p>0.767374857207974</text:p>
          </table:table-cell>
          <table:table-cell table:style-name="ce22" table:formula="of:=0.01*([.B641]+[.B641]^2*0.1+[.C641]*[.D641])/([.C641]*[.D641]-[.B641])" office:value-type="float" office:value="0.0252856197821815" calcext:value-type="float">
            <text:p>0.02529</text:p>
          </table:table-cell>
          <table:table-cell table:style-name="ce24" office:value-type="string" calcext:value-type="string">
            <text:p>5,290,941,248</text:p>
          </table:table-cell>
          <table:table-cell table:number-columns-repeated="56"/>
        </table:table-row>
        <table:table-row table:style-name="ro3">
          <table:table-cell table:style-name="ce9" table:formula="of:=[.A641]+1" office:value-type="float" office:value="640" calcext:value-type="float">
            <text:p>640</text:p>
          </table:table-cell>
          <table:table-cell table:style-name="ce15" table:formula="of:=RAND()*180" office:value-type="float" office:value="63.8725207044313" calcext:value-type="float">
            <text:p>63.8725207044313</text:p>
          </table:table-cell>
          <table:table-cell table:style-name="ce15" table:formula="of:=RAND()*180" office:value-type="float" office:value="134.419619732467" calcext:value-type="float">
            <text:p>134.419619732467</text:p>
          </table:table-cell>
          <table:table-cell table:style-name="ce15" table:formula="of:=RAND()*180" office:value-type="float" office:value="77.2412455476755" calcext:value-type="float">
            <text:p>77.241245547675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2]*EXP([.C642]/180)-[.D642]/([.C642]^2))/180" office:value-type="float" office:value="0.74876981181926" calcext:value-type="float">
            <text:p>0.74876981181926</text:p>
          </table:table-cell>
          <table:table-cell table:style-name="ce22" table:formula="of:=0.01*([.B642]+[.B642]^2*0.1+[.C642]*[.D642])/([.C642]*[.D642]-[.B642])" office:value-type="float" office:value="0.0105191606463442" calcext:value-type="float">
            <text:p>0.01052</text:p>
          </table:table-cell>
          <table:table-cell table:style-name="ce24" office:value-type="string" calcext:value-type="string">
            <text:p>5,561,951,580</text:p>
          </table:table-cell>
          <table:table-cell table:number-columns-repeated="56"/>
        </table:table-row>
        <table:table-row table:style-name="ro3">
          <table:table-cell table:style-name="ce9" table:formula="of:=[.A642]+1" office:value-type="float" office:value="641" calcext:value-type="float">
            <text:p>641</text:p>
          </table:table-cell>
          <table:table-cell table:style-name="ce15" table:formula="of:=RAND()*180" office:value-type="float" office:value="172.872420602637" calcext:value-type="float">
            <text:p>172.872420602637</text:p>
          </table:table-cell>
          <table:table-cell table:style-name="ce15" table:formula="of:=RAND()*180" office:value-type="float" office:value="123.142186602616" calcext:value-type="float">
            <text:p>123.142186602616</text:p>
          </table:table-cell>
          <table:table-cell table:style-name="ce15" table:formula="of:=RAND()*180" office:value-type="float" office:value="108.745864499223" calcext:value-type="float">
            <text:p>108.74586449922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3]*EXP([.C643]/180)-[.D643]/([.C643]^2))/180" office:value-type="float" office:value="1.90350961377726" calcext:value-type="float">
            <text:p>1.90350961377726</text:p>
          </table:table-cell>
          <table:table-cell table:style-name="ce22" table:formula="of:=0.01*([.B643]+[.B643]^2*0.1+[.C643]*[.D643])/([.C643]*[.D643]-[.B643])" office:value-type="float" office:value="0.0125224305488996" calcext:value-type="float">
            <text:p>0.01252</text:p>
          </table:table-cell>
          <table:table-cell table:style-name="ce24" office:value-type="string" calcext:value-type="string">
            <text:p>5,832,961,912</text:p>
          </table:table-cell>
          <table:table-cell table:number-columns-repeated="56"/>
        </table:table-row>
        <table:table-row table:style-name="ro3">
          <table:table-cell table:style-name="ce9" table:formula="of:=[.A643]+1" office:value-type="float" office:value="642" calcext:value-type="float">
            <text:p>642</text:p>
          </table:table-cell>
          <table:table-cell table:style-name="ce15" table:formula="of:=RAND()*180" office:value-type="float" office:value="22.2811512825853" calcext:value-type="float">
            <text:p>22.2811512825853</text:p>
          </table:table-cell>
          <table:table-cell table:style-name="ce15" table:formula="of:=RAND()*180" office:value-type="float" office:value="17.0603363673423" calcext:value-type="float">
            <text:p>17.0603363673423</text:p>
          </table:table-cell>
          <table:table-cell table:style-name="ce15" table:formula="of:=RAND()*180" office:value-type="float" office:value="106.755298036114" calcext:value-type="float">
            <text:p>106.75529803611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4]*EXP([.C644]/180)-[.D644]/([.C644]^2))/180" office:value-type="float" office:value="0.134052664465661" calcext:value-type="float">
            <text:p>0.134052664465661</text:p>
          </table:table-cell>
          <table:table-cell table:style-name="ce22" table:formula="of:=0.01*([.B644]+[.B644]^2*0.1+[.C644]*[.D644])/([.C644]*[.D644]-[.B644])" office:value-type="float" office:value="0.0105236646212669" calcext:value-type="float">
            <text:p>0.01052</text:p>
          </table:table-cell>
          <table:table-cell table:style-name="ce24" office:value-type="string" calcext:value-type="string">
            <text:p>6,103,972,244</text:p>
          </table:table-cell>
          <table:table-cell table:number-columns-repeated="56"/>
        </table:table-row>
        <table:table-row table:style-name="ro3">
          <table:table-cell table:style-name="ce9" table:formula="of:=[.A644]+1" office:value-type="float" office:value="643" calcext:value-type="float">
            <text:p>643</text:p>
          </table:table-cell>
          <table:table-cell table:style-name="ce15" table:formula="of:=RAND()*180" office:value-type="float" office:value="53.476249714372" calcext:value-type="float">
            <text:p>53.476249714372</text:p>
          </table:table-cell>
          <table:table-cell table:style-name="ce15" table:formula="of:=RAND()*180" office:value-type="float" office:value="15.3345219595874" calcext:value-type="float">
            <text:p>15.3345219595874</text:p>
          </table:table-cell>
          <table:table-cell table:style-name="ce15" table:formula="of:=RAND()*180" office:value-type="float" office:value="117.177868900577" calcext:value-type="float">
            <text:p>117.17786890057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5]*EXP([.C645]/180)-[.D645]/([.C645]^2))/180" office:value-type="float" office:value="0.320740869498365" calcext:value-type="float">
            <text:p>0.320740869498365</text:p>
          </table:table-cell>
          <table:table-cell table:style-name="ce22" table:formula="of:=0.01*([.B645]+[.B645]^2*0.1+[.C645]*[.D645])/([.C645]*[.D645]-[.B645])" office:value-type="float" office:value="0.0122537891577279" calcext:value-type="float">
            <text:p>0.01225</text:p>
          </table:table-cell>
          <table:table-cell table:style-name="ce24" office:value-type="string" calcext:value-type="string">
            <text:p>6,374,982,576</text:p>
          </table:table-cell>
          <table:table-cell table:number-columns-repeated="56"/>
        </table:table-row>
        <table:table-row table:style-name="ro3">
          <table:table-cell table:style-name="ce9" table:formula="of:=[.A645]+1" office:value-type="float" office:value="644" calcext:value-type="float">
            <text:p>644</text:p>
          </table:table-cell>
          <table:table-cell table:style-name="ce15" table:formula="of:=RAND()*180" office:value-type="float" office:value="66.6870710023764" calcext:value-type="float">
            <text:p>66.6870710023764</text:p>
          </table:table-cell>
          <table:table-cell table:style-name="ce15" table:formula="of:=RAND()*180" office:value-type="float" office:value="165.852998806049" calcext:value-type="float">
            <text:p>165.852998806049</text:p>
          </table:table-cell>
          <table:table-cell table:style-name="ce15" table:formula="of:=RAND()*180" office:value-type="float" office:value="82.4862836001249" calcext:value-type="float">
            <text:p>82.486283600124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6]*EXP([.C646]/180)-[.D646]/([.C646]^2))/180" office:value-type="float" office:value="0.93094218729878" calcext:value-type="float">
            <text:p>0.93094218729878</text:p>
          </table:table-cell>
          <table:table-cell table:style-name="ce22" table:formula="of:=0.01*([.B646]+[.B646]^2*0.1+[.C646]*[.D646])/([.C646]*[.D646]-[.B646])" office:value-type="float" office:value="0.0104246323560748" calcext:value-type="float">
            <text:p>0.01042</text:p>
          </table:table-cell>
          <table:table-cell table:style-name="ce24" office:value-type="string" calcext:value-type="string">
            <text:p>6,645,992,908</text:p>
          </table:table-cell>
          <table:table-cell table:number-columns-repeated="56"/>
        </table:table-row>
        <table:table-row table:style-name="ro3">
          <table:table-cell table:style-name="ce9" table:formula="of:=[.A646]+1" office:value-type="float" office:value="645" calcext:value-type="float">
            <text:p>645</text:p>
          </table:table-cell>
          <table:table-cell table:style-name="ce15" table:formula="of:=RAND()*180" office:value-type="float" office:value="160.423447769105" calcext:value-type="float">
            <text:p>160.423447769105</text:p>
          </table:table-cell>
          <table:table-cell table:style-name="ce15" table:formula="of:=RAND()*180" office:value-type="float" office:value="123.435241305095" calcext:value-type="float">
            <text:p>123.435241305095</text:p>
          </table:table-cell>
          <table:table-cell table:style-name="ce15" table:formula="of:=RAND()*180" office:value-type="float" office:value="61.4816172795277" calcext:value-type="float">
            <text:p>61.481617279527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47]*EXP([.C647]/180)-[.D647]/([.C647]^2))/180" office:value-type="float" office:value="1.76932600747571" calcext:value-type="float">
            <text:p>1.76932600747571</text:p>
          </table:table-cell>
          <table:table-cell table:style-name="ce22" table:formula="of:=0.01*([.B647]+[.B647]^2*0.1+[.C647]*[.D647])/([.C647]*[.D647]-[.B647])" office:value-type="float" office:value="0.0138963263159764" calcext:value-type="float">
            <text:p>0.01390</text:p>
          </table:table-cell>
          <table:table-cell table:style-name="ce25" office:value-type="string" calcext:value-type="string">
            <text:p>6,917,003,240</text:p>
          </table:table-cell>
          <table:table-cell table:number-columns-repeated="56"/>
        </table:table-row>
        <table:table-row table:style-name="ro3">
          <table:table-cell table:style-name="ce9" table:formula="of:=[.A647]+1" office:value-type="float" office:value="646" calcext:value-type="float">
            <text:p>646</text:p>
          </table:table-cell>
          <table:table-cell table:style-name="ce15" table:formula="of:=RAND()*180" office:value-type="float" office:value="159.445235583357" calcext:value-type="float">
            <text:p>159.445235583357</text:p>
          </table:table-cell>
          <table:table-cell table:style-name="ce15" table:formula="of:=RAND()*180" office:value-type="float" office:value="112.993141774394" calcext:value-type="float">
            <text:p>112.993141774394</text:p>
          </table:table-cell>
          <table:table-cell table:style-name="ce15" table:formula="of:=RAND()*180" office:value-type="float" office:value="129.133110149635" calcext:value-type="float">
            <text:p>129.13311014963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48]*EXP([.C648]/180)-[.D648]/([.C648]^2))/180" office:value-type="float" office:value="1.65938902417102" calcext:value-type="float">
            <text:p>1.65938902417102</text:p>
          </table:table-cell>
          <table:table-cell table:style-name="ce22" table:formula="of:=0.01*([.B648]+[.B648]^2*0.1+[.C648]*[.D648])/([.C648]*[.D648]-[.B648])" office:value-type="float" office:value="0.0119825569317495" calcext:value-type="float">
            <text:p>0.01198</text:p>
          </table:table-cell>
          <table:table-cell table:style-name="ce25" office:value-type="string" calcext:value-type="string">
            <text:p>7,188,013,572</text:p>
          </table:table-cell>
          <table:table-cell table:number-columns-repeated="56"/>
        </table:table-row>
        <table:table-row table:style-name="ro3">
          <table:table-cell table:style-name="ce9" table:formula="of:=[.A648]+1" office:value-type="float" office:value="647" calcext:value-type="float">
            <text:p>647</text:p>
          </table:table-cell>
          <table:table-cell table:style-name="ce15" table:formula="of:=RAND()*180" office:value-type="float" office:value="118.43814762696" calcext:value-type="float">
            <text:p>118.43814762696</text:p>
          </table:table-cell>
          <table:table-cell table:style-name="ce15" table:formula="of:=RAND()*180" office:value-type="float" office:value="80.8436721001973" calcext:value-type="float">
            <text:p>80.8436721001973</text:p>
          </table:table-cell>
          <table:table-cell table:style-name="ce15" table:formula="of:=RAND()*180" office:value-type="float" office:value="118.959840397247" calcext:value-type="float">
            <text:p>118.95984039724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49]*EXP([.C649]/180)-[.D649]/([.C649]^2))/180" office:value-type="float" office:value="1.03093632595957" calcext:value-type="float">
            <text:p>1.03093632595957</text:p>
          </table:table-cell>
          <table:table-cell table:style-name="ce22" table:formula="of:=0.01*([.B649]+[.B649]^2*0.1+[.C649]*[.D649])/([.C649]*[.D649]-[.B649])" office:value-type="float" office:value="0.0117261663950597" calcext:value-type="float">
            <text:p>0.01173</text:p>
          </table:table-cell>
          <table:table-cell table:style-name="ce25" office:value-type="string" calcext:value-type="string">
            <text:p>7,459,023,904</text:p>
          </table:table-cell>
          <table:table-cell table:number-columns-repeated="56"/>
        </table:table-row>
        <table:table-row table:style-name="ro3">
          <table:table-cell table:style-name="ce9" table:formula="of:=[.A649]+1" office:value-type="float" office:value="648" calcext:value-type="float">
            <text:p>648</text:p>
          </table:table-cell>
          <table:table-cell table:style-name="ce15" table:formula="of:=RAND()*180" office:value-type="float" office:value="22.8349950742638" calcext:value-type="float">
            <text:p>22.8349950742638</text:p>
          </table:table-cell>
          <table:table-cell table:style-name="ce15" table:formula="of:=RAND()*180" office:value-type="float" office:value="141.445775947934" calcext:value-type="float">
            <text:p>141.445775947934</text:p>
          </table:table-cell>
          <table:table-cell table:style-name="ce15" table:formula="of:=RAND()*180" office:value-type="float" office:value="18.6539546364948" calcext:value-type="float">
            <text:p>18.653954636494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50]*EXP([.C650]/180)-[.D650]/([.C650]^2))/180" office:value-type="float" office:value="0.278351280926866" calcext:value-type="float">
            <text:p>0.278351280926866</text:p>
          </table:table-cell>
          <table:table-cell table:style-name="ce22" table:formula="of:=0.01*([.B650]+[.B650]^2*0.1+[.C650]*[.D650])/([.C650]*[.D650]-[.B650])" office:value-type="float" office:value="0.0103739501296623" calcext:value-type="float">
            <text:p>0.01037</text:p>
          </table:table-cell>
          <table:table-cell table:style-name="ce25" office:value-type="string" calcext:value-type="string">
            <text:p>7,730,034,236</text:p>
          </table:table-cell>
          <table:table-cell table:number-columns-repeated="56"/>
        </table:table-row>
        <table:table-row table:style-name="ro3">
          <table:table-cell table:style-name="ce9" table:formula="of:=[.A650]+1" office:value-type="float" office:value="649" calcext:value-type="float">
            <text:p>649</text:p>
          </table:table-cell>
          <table:table-cell table:style-name="ce15" table:formula="of:=RAND()*180" office:value-type="float" office:value="119.662923091365" calcext:value-type="float">
            <text:p>119.662923091365</text:p>
          </table:table-cell>
          <table:table-cell table:style-name="ce15" table:formula="of:=RAND()*180" office:value-type="float" office:value="121.330058838494" calcext:value-type="float">
            <text:p>121.330058838494</text:p>
          </table:table-cell>
          <table:table-cell table:style-name="ce15" table:formula="of:=RAND()*180" office:value-type="float" office:value="74.2096348896366" calcext:value-type="float">
            <text:p>74.209634889636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51]*EXP([.C651]/180)-[.D651]/([.C651]^2))/180" office:value-type="float" office:value="1.30441723475506" calcext:value-type="float">
            <text:p>1.30441723475506</text:p>
          </table:table-cell>
          <table:table-cell table:style-name="ce22" table:formula="of:=0.01*([.B651]+[.B651]^2*0.1+[.C651]*[.D651])/([.C651]*[.D651]-[.B651])" office:value-type="float" office:value="0.0118811463399186" calcext:value-type="float">
            <text:p>0.01188</text:p>
          </table:table-cell>
          <table:table-cell table:style-name="ce25" office:value-type="string" calcext:value-type="string">
            <text:p>8,001,044,568</text:p>
          </table:table-cell>
          <table:table-cell table:number-columns-repeated="56"/>
        </table:table-row>
        <table:table-row table:style-name="ro3" table:number-rows-repeated="349">
          <table:table-cell table:number-columns-repeated="6"/>
          <table:table-cell table:style-name="ce23"/>
          <table:table-cell table:number-columns-repeated="57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ultiplesimulations" table:style-name="ta4">
        <table:table-column table:style-name="co3" table:number-columns-repeated="26" table:default-cell-style-name="Default"/>
        <table:table-column table:style-name="co1" table:number-columns-repeated="38" table:default-cell-style-name="Default"/>
        <table:table-row table:style-name="ro3">
          <table:table-cell table:style-name="ce2" office:value-type="string" calcext:value-type="string">
            <text:p># 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# 09/03/2021 12:55:53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# </text:p>
          </table:table-cell>
          <table:table-cell table:style-name="ce2" office:value-type="string" calcext:value-type="string">
            <text:p>P4 - Inflation First Layer Height [mm]</text:p>
          </table:table-cell>
          <table:table-cell table:style-name="ce2" office:value-type="string" calcext:value-type="string">
            <text:p>P5 - INLET_VELOCITY [m s^-1]</text:p>
          </table:table-cell>
          <table:table-cell table:style-name="ce2" office:value-type="string" calcext:value-type="string">
            <text:p>P10 - PITCH.FD9 [degree]</text:p>
          </table:table-cell>
          <table:table-cell table:style-name="ce2" office:value-type="string" calcext:value-type="string">
            <text:p>P11 - ROLL.FD9 [degree]</text:p>
          </table:table-cell>
          <table:table-cell table:style-name="ce2" office:value-type="string" calcext:value-type="string">
            <text:p>P26 - YAW.FD9 [degree]</text:p>
          </table:table-cell>
          <table:table-cell table:style-name="ce2" office:value-type="string" calcext:value-type="string">
            <text:p>P2 - Mesh Nodes</text:p>
          </table:table-cell>
          <table:table-cell table:style-name="ce2" office:value-type="string" calcext:value-type="string">
            <text:p>P3 - Mesh Elements</text:p>
          </table:table-cell>
          <table:table-cell table:style-name="ce2" office:value-type="string" calcext:value-type="string">
            <text:p>P20 - CM_MARVIN</text:p>
          </table:table-cell>
          <table:table-cell table:style-name="ce2" office:value-type="string" calcext:value-type="string">
            <text:p>P21 - CL_MARVIN</text:p>
          </table:table-cell>
          <table:table-cell table:style-name="ce2" office:value-type="string" calcext:value-type="string">
            <text:p>P22 - CD_MARVIN</text:p>
          </table:table-cell>
          <table:table-cell table:style-name="ce2" office:value-type="string" calcext:value-type="string">
            <text:p>P23 - cd-1-op</text:p>
          </table:table-cell>
          <table:table-cell table:style-name="ce2" office:value-type="string" calcext:value-type="string">
            <text:p>P24 - cyaw_marvin-op</text:p>
          </table:table-cell>
          <table:table-cell table:style-name="ce2" office:value-type="string" calcext:value-type="string">
            <text:p>P25 - croll_marvin-op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23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9" calcext:value-type="float">
            <text:p>-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55400" calcext:value-type="float">
            <text:p>4055400</text:p>
          </table:table-cell>
          <table:table-cell table:style-name="ce2" office:value-type="float" office:value="14016391" calcext:value-type="float">
            <text:p>14016391</text:p>
          </table:table-cell>
          <table:table-cell table:style-name="ce2" office:value-type="float" office:value="0.01513806" calcext:value-type="float">
            <text:p>0.01513806</text:p>
          </table:table-cell>
          <table:table-cell table:style-name="ce2" office:value-type="float" office:value="-0.001613261" calcext:value-type="float">
            <text:p>-0.001613261</text:p>
          </table:table-cell>
          <table:table-cell table:number-columns-repeated="2" table:style-name="ce2" office:value-type="float" office:value="0.016900215" calcext:value-type="float">
            <text:p>0.016900215</text:p>
          </table:table-cell>
          <table:table-cell table:style-name="ce29" office:value-type="float" office:value="0.000078462712" calcext:value-type="float">
            <text:p>7.85E-05</text:p>
          </table:table-cell>
          <table:table-cell table:style-name="ce29" office:value-type="float" office:value="0.000049907858" calcext:value-type="float">
            <text:p>4.99E-05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25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6" calcext:value-type="float">
            <text:p>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81074" calcext:value-type="float">
            <text:p>4081074</text:p>
          </table:table-cell>
          <table:table-cell table:style-name="ce2" office:value-type="float" office:value="14078911" calcext:value-type="float">
            <text:p>14078911</text:p>
          </table:table-cell>
          <table:table-cell table:style-name="ce2" office:value-type="float" office:value="0.012670598" calcext:value-type="float">
            <text:p>0.012670598</text:p>
          </table:table-cell>
          <table:table-cell table:style-name="ce2" office:value-type="float" office:value="0.13196394" calcext:value-type="float">
            <text:p>0.13196394</text:p>
          </table:table-cell>
          <table:table-cell table:number-columns-repeated="2" table:style-name="ce2" office:value-type="float" office:value="0.01588815" calcext:value-type="float">
            <text:p>0.01588815</text:p>
          </table:table-cell>
          <table:table-cell table:style-name="ce29" office:value-type="float" office:value="-0.000024652894" calcext:value-type="float">
            <text:p>-2.47E-05</text:p>
          </table:table-cell>
          <table:table-cell table:style-name="ce29" office:value-type="float" office:value="0.00000046425005" calcext:value-type="float">
            <text:p>4.64E-07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26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83031" calcext:value-type="float">
            <text:p>4083031</text:p>
          </table:table-cell>
          <table:table-cell table:style-name="ce2" office:value-type="float" office:value="14090720" calcext:value-type="float">
            <text:p>14090720</text:p>
          </table:table-cell>
          <table:table-cell table:style-name="ce2" office:value-type="float" office:value="0.0084695793" calcext:value-type="float">
            <text:p>0.0084695793</text:p>
          </table:table-cell>
          <table:table-cell table:style-name="ce2" office:value-type="float" office:value="0.2706181" calcext:value-type="float">
            <text:p>0.2706181</text:p>
          </table:table-cell>
          <table:table-cell table:number-columns-repeated="2" table:style-name="ce2" office:value-type="float" office:value="0.020654851" calcext:value-type="float">
            <text:p>0.020654851</text:p>
          </table:table-cell>
          <table:table-cell table:style-name="ce29" office:value-type="float" office:value="0.000063089851" calcext:value-type="float">
            <text:p>6.31E-05</text:p>
          </table:table-cell>
          <table:table-cell table:style-name="ce29" office:value-type="float" office:value="-0.000022802235" calcext:value-type="float">
            <text:p>-2.28E-05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0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076915" calcext:value-type="float">
            <text:p>4076915</text:p>
          </table:table-cell>
          <table:table-cell table:style-name="ce2" office:value-type="float" office:value="14069920" calcext:value-type="float">
            <text:p>14069920</text:p>
          </table:table-cell>
          <table:table-cell table:style-name="ce2" office:value-type="float" office:value="0.0043153513" calcext:value-type="float">
            <text:p>0.0043153513</text:p>
          </table:table-cell>
          <table:table-cell table:style-name="ce2" office:value-type="float" office:value="0.38862579" calcext:value-type="float">
            <text:p>0.38862579</text:p>
          </table:table-cell>
          <table:table-cell table:number-columns-repeated="2" table:style-name="ce2" office:value-type="float" office:value="0.029660698" calcext:value-type="float">
            <text:p>0.029660698</text:p>
          </table:table-cell>
          <table:table-cell table:style-name="ce2" office:value-type="float" office:value="0.00017189135" calcext:value-type="float">
            <text:p>0.00017189135</text:p>
          </table:table-cell>
          <table:table-cell table:style-name="ce2" office:value-type="float" office:value="-0.0047227223" calcext:value-type="float">
            <text:p>-0.0047227223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27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81570" calcext:value-type="float">
            <text:p>4081570</text:p>
          </table:table-cell>
          <table:table-cell table:style-name="ce2" office:value-type="float" office:value="14066931" calcext:value-type="float">
            <text:p>14066931</text:p>
          </table:table-cell>
          <table:table-cell table:style-name="ce2" office:value-type="float" office:value="0.0006566902" calcext:value-type="float">
            <text:p>0.0006566902</text:p>
          </table:table-cell>
          <table:table-cell table:style-name="ce2" office:value-type="float" office:value="0.53136356" calcext:value-type="float">
            <text:p>0.53136356</text:p>
          </table:table-cell>
          <table:table-cell table:number-columns-repeated="2" table:style-name="ce2" office:value-type="float" office:value="0.043881946" calcext:value-type="float">
            <text:p>0.043881946</text:p>
          </table:table-cell>
          <table:table-cell table:style-name="ce29" office:value-type="float" office:value="-0.0000007456802" calcext:value-type="float">
            <text:p>-7.46E-07</text:p>
          </table:table-cell>
          <table:table-cell table:style-name="ce2" office:value-type="float" office:value="-0.00014576367" calcext:value-type="float">
            <text:p>-0.00014576367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28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69571" calcext:value-type="float">
            <text:p>4069571</text:p>
          </table:table-cell>
          <table:table-cell table:style-name="ce2" office:value-type="float" office:value="14060886" calcext:value-type="float">
            <text:p>14060886</text:p>
          </table:table-cell>
          <table:table-cell table:style-name="ce2" office:value-type="float" office:value="-0.0018275929" calcext:value-type="float">
            <text:p>-0.0018275929</text:p>
          </table:table-cell>
          <table:table-cell table:style-name="ce2" office:value-type="float" office:value="0.6531929" calcext:value-type="float">
            <text:p>0.6531929</text:p>
          </table:table-cell>
          <table:table-cell table:number-columns-repeated="2" table:style-name="ce2" office:value-type="float" office:value="0.062089177" calcext:value-type="float">
            <text:p>0.062089177</text:p>
          </table:table-cell>
          <table:table-cell table:style-name="ce29" office:value-type="float" office:value="-0.000021252629" calcext:value-type="float">
            <text:p>-2.13E-05</text:p>
          </table:table-cell>
          <table:table-cell table:style-name="ce2" office:value-type="float" office:value="-0.0011311386" calcext:value-type="float">
            <text:p>-0.0011311386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0</text:p>
          </table:table-cell>
          <table:table-cell table:style-name="ce2" office:value-type="float" office:value="0.062" calcext:value-type="float">
            <text:p>0.06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17750" calcext:value-type="float">
            <text:p>4017750</text:p>
          </table:table-cell>
          <table:table-cell table:style-name="ce2" office:value-type="float" office:value="13943738" calcext:value-type="float">
            <text:p>13943738</text:p>
          </table:table-cell>
          <table:table-cell table:style-name="ce2" office:value-type="float" office:value="-0.0075851024" calcext:value-type="float">
            <text:p>-0.0075851024</text:p>
          </table:table-cell>
          <table:table-cell table:style-name="ce2" office:value-type="float" office:value="0.76616181" calcext:value-type="float">
            <text:p>0.76616181</text:p>
          </table:table-cell>
          <table:table-cell table:number-columns-repeated="2" table:style-name="ce2" office:value-type="float" office:value="0.084774782" calcext:value-type="float">
            <text:p>0.084774782</text:p>
          </table:table-cell>
          <table:table-cell table:style-name="ce29" office:value-type="float" office:value="0.0000086883796" calcext:value-type="float">
            <text:p>8.69E-06</text:p>
          </table:table-cell>
          <table:table-cell table:style-name="ce2" office:value-type="float" office:value="0.00010798103" calcext:value-type="float">
            <text:p>0.00010798103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1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65593" calcext:value-type="float">
            <text:p>4065593</text:p>
          </table:table-cell>
          <table:table-cell table:style-name="ce2" office:value-type="float" office:value="14041644" calcext:value-type="float">
            <text:p>14041644</text:p>
          </table:table-cell>
          <table:table-cell table:style-name="ce2" office:value-type="float" office:value="-0.039285833" calcext:value-type="float">
            <text:p>-0.039285833</text:p>
          </table:table-cell>
          <table:table-cell table:style-name="ce2" office:value-type="float" office:value="0.70870571" calcext:value-type="float">
            <text:p>0.70870571</text:p>
          </table:table-cell>
          <table:table-cell table:number-columns-repeated="2" table:style-name="ce2" office:value-type="float" office:value="0.14580469" calcext:value-type="float">
            <text:p>0.14580469</text:p>
          </table:table-cell>
          <table:table-cell table:style-name="ce2" office:value-type="float" office:value="0.00023649294" calcext:value-type="float">
            <text:p>0.00023649294</text:p>
          </table:table-cell>
          <table:table-cell table:style-name="ce2" office:value-type="float" office:value="0.000943649" calcext:value-type="float">
            <text:p>0.000943649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3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-9" calcext:value-type="float">
            <text:p>-9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87678" calcext:value-type="float">
            <text:p>4087678</text:p>
          </table:table-cell>
          <table:table-cell table:style-name="ce2" office:value-type="float" office:value="14110745" calcext:value-type="float">
            <text:p>14110745</text:p>
          </table:table-cell>
          <table:table-cell table:style-name="ce2" office:value-type="float" office:value="0.014789174" calcext:value-type="float">
            <text:p>0.014789174</text:p>
          </table:table-cell>
          <table:table-cell table:style-name="ce2" office:value-type="float" office:value="-0.25701713" calcext:value-type="float">
            <text:p>-0.25701713</text:p>
          </table:table-cell>
          <table:table-cell table:number-columns-repeated="2" table:style-name="ce2" office:value-type="float" office:value="0.11853197" calcext:value-type="float">
            <text:p>0.11853197</text:p>
          </table:table-cell>
          <table:table-cell table:style-name="ce2" office:value-type="float" office:value="-0.040407514" calcext:value-type="float">
            <text:p>-0.040407514</text:p>
          </table:table-cell>
          <table:table-cell table:style-name="ce2" office:value-type="float" office:value="0.024934585" calcext:value-type="float">
            <text:p>0.024934585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4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-6" calcext:value-type="float">
            <text:p>-6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73873" calcext:value-type="float">
            <text:p>4073873</text:p>
          </table:table-cell>
          <table:table-cell table:style-name="ce2" office:value-type="float" office:value="14074774" calcext:value-type="float">
            <text:p>14074774</text:p>
          </table:table-cell>
          <table:table-cell table:style-name="ce2" office:value-type="float" office:value="0.01264923" calcext:value-type="float">
            <text:p>0.01264923</text:p>
          </table:table-cell>
          <table:table-cell table:style-name="ce2" office:value-type="float" office:value="-0.096447767" calcext:value-type="float">
            <text:p>-0.096447767</text:p>
          </table:table-cell>
          <table:table-cell table:number-columns-repeated="2" table:style-name="ce2" office:value-type="float" office:value="0.086788152" calcext:value-type="float">
            <text:p>0.086788152</text:p>
          </table:table-cell>
          <table:table-cell table:style-name="ce2" office:value-type="float" office:value="-0.04042804" calcext:value-type="float">
            <text:p>-0.04042804</text:p>
          </table:table-cell>
          <table:table-cell table:style-name="ce2" office:value-type="float" office:value="0.019120353" calcext:value-type="float">
            <text:p>0.019120353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5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70832" calcext:value-type="float">
            <text:p>4070832</text:p>
          </table:table-cell>
          <table:table-cell table:style-name="ce2" office:value-type="float" office:value="14064148" calcext:value-type="float">
            <text:p>14064148</text:p>
          </table:table-cell>
          <table:table-cell table:style-name="ce2" office:value-type="float" office:value="0.011088297" calcext:value-type="float">
            <text:p>0.011088297</text:p>
          </table:table-cell>
          <table:table-cell table:style-name="ce2" office:value-type="float" office:value="0.051530009" calcext:value-type="float">
            <text:p>0.051530009</text:p>
          </table:table-cell>
          <table:table-cell table:number-columns-repeated="2" table:style-name="ce2" office:value-type="float" office:value="0.07999334" calcext:value-type="float">
            <text:p>0.07999334</text:p>
          </table:table-cell>
          <table:table-cell table:style-name="ce2" office:value-type="float" office:value="-0.038525019" calcext:value-type="float">
            <text:p>-0.038525019</text:p>
          </table:table-cell>
          <table:table-cell table:style-name="ce2" office:value-type="float" office:value="0.016487927" calcext:value-type="float">
            <text:p>0.016487927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2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87489" calcext:value-type="float">
            <text:p>4087489</text:p>
          </table:table-cell>
          <table:table-cell table:style-name="ce2" office:value-type="float" office:value="14103237" calcext:value-type="float">
            <text:p>14103237</text:p>
          </table:table-cell>
          <table:table-cell table:style-name="ce2" office:value-type="float" office:value="0.0064179529" calcext:value-type="float">
            <text:p>0.0064179529</text:p>
          </table:table-cell>
          <table:table-cell table:style-name="ce2" office:value-type="float" office:value="0.20876848" calcext:value-type="float">
            <text:p>0.20876848</text:p>
          </table:table-cell>
          <table:table-cell table:number-columns-repeated="2" table:style-name="ce2" office:value-type="float" office:value="0.084434505" calcext:value-type="float">
            <text:p>0.084434505</text:p>
          </table:table-cell>
          <table:table-cell table:style-name="ce2" office:value-type="float" office:value="-0.038128946" calcext:value-type="float">
            <text:p>-0.038128946</text:p>
          </table:table-cell>
          <table:table-cell table:style-name="ce2" office:value-type="float" office:value="0.00715118" calcext:value-type="float">
            <text:p>0.00715118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6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67080" calcext:value-type="float">
            <text:p>4067080</text:p>
          </table:table-cell>
          <table:table-cell table:style-name="ce2" office:value-type="float" office:value="14046084" calcext:value-type="float">
            <text:p>14046084</text:p>
          </table:table-cell>
          <table:table-cell table:style-name="ce2" office:value-type="float" office:value="0.0049068459" calcext:value-type="float">
            <text:p>0.0049068459</text:p>
          </table:table-cell>
          <table:table-cell table:style-name="ce2" office:value-type="float" office:value="0.35405122" calcext:value-type="float">
            <text:p>0.35405122</text:p>
          </table:table-cell>
          <table:table-cell table:number-columns-repeated="2" table:style-name="ce2" office:value-type="float" office:value="0.097253253" calcext:value-type="float">
            <text:p>0.097253253</text:p>
          </table:table-cell>
          <table:table-cell table:style-name="ce2" office:value-type="float" office:value="-0.038195743" calcext:value-type="float">
            <text:p>-0.038195743</text:p>
          </table:table-cell>
          <table:table-cell table:style-name="ce2" office:value-type="float" office:value="-0.0025667754" calcext:value-type="float">
            <text:p>-0.0025667754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7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64669" calcext:value-type="float">
            <text:p>4064669</text:p>
          </table:table-cell>
          <table:table-cell table:style-name="ce2" office:value-type="float" office:value="14050317" calcext:value-type="float">
            <text:p>14050317</text:p>
          </table:table-cell>
          <table:table-cell table:style-name="ce2" office:value-type="float" office:value="-0.0006273917" calcext:value-type="float">
            <text:p>-0.0006273917</text:p>
          </table:table-cell>
          <table:table-cell table:style-name="ce2" office:value-type="float" office:value="0.49029642" calcext:value-type="float">
            <text:p>0.49029642</text:p>
          </table:table-cell>
          <table:table-cell table:number-columns-repeated="2" table:style-name="ce2" office:value-type="float" office:value="0.12159473" calcext:value-type="float">
            <text:p>0.12159473</text:p>
          </table:table-cell>
          <table:table-cell table:style-name="ce2" office:value-type="float" office:value="-0.037288765" calcext:value-type="float">
            <text:p>-0.037288765</text:p>
          </table:table-cell>
          <table:table-cell table:style-name="ce2" office:value-type="float" office:value="-0.017718107" calcext:value-type="float">
            <text:p>-0.017718107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8</text:p>
          </table:table-cell>
          <table:table-cell table:style-name="ce2" office:value-type="float" office:value="0.062" calcext:value-type="float">
            <text:p>0.062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104591" calcext:value-type="float">
            <text:p>4104591</text:p>
          </table:table-cell>
          <table:table-cell table:style-name="ce2" office:value-type="float" office:value="14140725" calcext:value-type="float">
            <text:p>14140725</text:p>
          </table:table-cell>
          <table:table-cell table:style-name="ce2" office:value-type="float" office:value="-0.01423566" calcext:value-type="float">
            <text:p>-0.01423566</text:p>
          </table:table-cell>
          <table:table-cell table:style-name="ce2" office:value-type="float" office:value="0.63279937" calcext:value-type="float">
            <text:p>0.63279937</text:p>
          </table:table-cell>
          <table:table-cell table:number-columns-repeated="2" table:style-name="ce2" office:value-type="float" office:value="0.1733838" calcext:value-type="float">
            <text:p>0.1733838</text:p>
          </table:table-cell>
          <table:table-cell table:style-name="ce2" office:value-type="float" office:value="-0.035338523" calcext:value-type="float">
            <text:p>-0.035338523</text:p>
          </table:table-cell>
          <table:table-cell table:style-name="ce2" office:value-type="float" office:value="-0.034136109" calcext:value-type="float">
            <text:p>-0.034136109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39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81106" calcext:value-type="float">
            <text:p>4081106</text:p>
          </table:table-cell>
          <table:table-cell table:style-name="ce2" office:value-type="float" office:value="14092784" calcext:value-type="float">
            <text:p>14092784</text:p>
          </table:table-cell>
          <table:table-cell table:style-name="ce2" office:value-type="float" office:value="-0.0056842967" calcext:value-type="float">
            <text:p>-0.0056842967</text:p>
          </table:table-cell>
          <table:table-cell table:style-name="ce2" office:value-type="float" office:value="0.65123791" calcext:value-type="float">
            <text:p>0.65123791</text:p>
          </table:table-cell>
          <table:table-cell table:number-columns-repeated="2" table:style-name="ce2" office:value-type="float" office:value="0.24592411" calcext:value-type="float">
            <text:p>0.24592411</text:p>
          </table:table-cell>
          <table:table-cell table:style-name="ce2" office:value-type="float" office:value="-0.032925034" calcext:value-type="float">
            <text:p>-0.032925034</text:p>
          </table:table-cell>
          <table:table-cell table:style-name="ce2" office:value-type="float" office:value="-0.072077255" calcext:value-type="float">
            <text:p>-0.072077255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41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91720" calcext:value-type="float">
            <text:p>4091720</text:p>
          </table:table-cell>
          <table:table-cell table:style-name="ce2" office:value-type="float" office:value="14103774" calcext:value-type="float">
            <text:p>14103774</text:p>
          </table:table-cell>
          <table:table-cell table:style-name="ce2" office:value-type="float" office:value="0.046990457" calcext:value-type="float">
            <text:p>0.046990457</text:p>
          </table:table-cell>
          <table:table-cell table:style-name="ce2" office:value-type="float" office:value="0.19831453" calcext:value-type="float">
            <text:p>0.19831453</text:p>
          </table:table-cell>
          <table:table-cell table:number-columns-repeated="2" table:style-name="ce2" office:value-type="float" office:value="0.033287347" calcext:value-type="float">
            <text:p>0.033287347</text:p>
          </table:table-cell>
          <table:table-cell table:style-name="ce2" office:value-type="float" office:value="0.00022244069" calcext:value-type="float">
            <text:p>0.00022244069</text:p>
          </table:table-cell>
          <table:table-cell table:style-name="ce2" office:value-type="float" office:value="-0.00034007117" calcext:value-type="float">
            <text:p>-0.00034007117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42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81330" calcext:value-type="float">
            <text:p>4081330</text:p>
          </table:table-cell>
          <table:table-cell table:style-name="ce2" office:value-type="float" office:value="14076458" calcext:value-type="float">
            <text:p>14076458</text:p>
          </table:table-cell>
          <table:table-cell table:style-name="ce2" office:value-type="float" office:value="0.018076072" calcext:value-type="float">
            <text:p>0.018076072</text:p>
          </table:table-cell>
          <table:table-cell table:style-name="ce2" office:value-type="float" office:value="0.048950545" calcext:value-type="float">
            <text:p>0.048950545</text:p>
          </table:table-cell>
          <table:table-cell table:number-columns-repeated="2" table:style-name="ce2" office:value-type="float" office:value="0.027592059" calcext:value-type="float">
            <text:p>0.027592059</text:p>
          </table:table-cell>
          <table:table-cell table:style-name="ce29" office:value-type="float" office:value="-0.000021812351" calcext:value-type="float">
            <text:p>-2.18E-05</text:p>
          </table:table-cell>
          <table:table-cell table:style-name="ce2" office:value-type="float" office:value="0.0010579641" calcext:value-type="float">
            <text:p>0.0010579641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43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900084" calcext:value-type="float">
            <text:p>3900084</text:p>
          </table:table-cell>
          <table:table-cell table:style-name="ce2" office:value-type="float" office:value="13609078" calcext:value-type="float">
            <text:p>13609078</text:p>
          </table:table-cell>
          <table:table-cell table:style-name="ce2" office:value-type="float" office:value="-0.019165217" calcext:value-type="float">
            <text:p>-0.019165217</text:p>
          </table:table-cell>
          <table:table-cell table:style-name="ce2" office:value-type="float" office:value="-0.082053049" calcext:value-type="float">
            <text:p>-0.082053049</text:p>
          </table:table-cell>
          <table:table-cell table:number-columns-repeated="2" table:style-name="ce2" office:value-type="float" office:value="0.033135126" calcext:value-type="float">
            <text:p>0.033135126</text:p>
          </table:table-cell>
          <table:table-cell table:style-name="ce29" office:value-type="float" office:value="0.000055620624" calcext:value-type="float">
            <text:p>5.56E-05</text:p>
          </table:table-cell>
          <table:table-cell table:style-name="ce2" office:value-type="float" office:value="-0.0012735957" calcext:value-type="float">
            <text:p>-0.0012735957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40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67444" calcext:value-type="float">
            <text:p>4067444</text:p>
          </table:table-cell>
          <table:table-cell table:style-name="ce2" office:value-type="float" office:value="14033156" calcext:value-type="float">
            <text:p>14033156</text:p>
          </table:table-cell>
          <table:table-cell table:style-name="ce2" office:value-type="float" office:value="-0.05221411" calcext:value-type="float">
            <text:p>-0.05221411</text:p>
          </table:table-cell>
          <table:table-cell table:style-name="ce2" office:value-type="float" office:value="-0.22344077" calcext:value-type="float">
            <text:p>-0.22344077</text:p>
          </table:table-cell>
          <table:table-cell table:number-columns-repeated="2" table:style-name="ce2" office:value-type="float" office:value="0.051945476" calcext:value-type="float">
            <text:p>0.051945476</text:p>
          </table:table-cell>
          <table:table-cell table:style-name="ce2" office:value-type="float" office:value="-0.00016175248" calcext:value-type="float">
            <text:p>-0.00016175248</text:p>
          </table:table-cell>
          <table:table-cell table:style-name="ce2" office:value-type="float" office:value="0.00085278348" calcext:value-type="float">
            <text:p>0.00085278348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44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78057" calcext:value-type="float">
            <text:p>4078057</text:p>
          </table:table-cell>
          <table:table-cell table:style-name="ce2" office:value-type="float" office:value="14076776" calcext:value-type="float">
            <text:p>14076776</text:p>
          </table:table-cell>
          <table:table-cell table:style-name="ce2" office:value-type="float" office:value="-0.063307866" calcext:value-type="float">
            <text:p>-0.063307866</text:p>
          </table:table-cell>
          <table:table-cell table:style-name="ce2" office:value-type="float" office:value="-0.27694347" calcext:value-type="float">
            <text:p>-0.27694347</text:p>
          </table:table-cell>
          <table:table-cell table:number-columns-repeated="2" table:style-name="ce2" office:value-type="float" office:value="0.075719085" calcext:value-type="float">
            <text:p>0.075719085</text:p>
          </table:table-cell>
          <table:table-cell table:style-name="ce2" office:value-type="float" office:value="0.00036548138" calcext:value-type="float">
            <text:p>0.00036548138</text:p>
          </table:table-cell>
          <table:table-cell table:style-name="ce2" office:value-type="float" office:value="-0.00091914616" calcext:value-type="float">
            <text:p>-0.00091914616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45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54731" calcext:value-type="float">
            <text:p>4054731</text:p>
          </table:table-cell>
          <table:table-cell table:style-name="ce2" office:value-type="float" office:value="14015290" calcext:value-type="float">
            <text:p>14015290</text:p>
          </table:table-cell>
          <table:table-cell table:style-name="ce2" office:value-type="float" office:value="-0.077549836" calcext:value-type="float">
            <text:p>-0.077549836</text:p>
          </table:table-cell>
          <table:table-cell table:style-name="ce2" office:value-type="float" office:value="-0.23573378" calcext:value-type="float">
            <text:p>-0.23573378</text:p>
          </table:table-cell>
          <table:table-cell table:number-columns-repeated="2" table:style-name="ce2" office:value-type="float" office:value="0.096687044" calcext:value-type="float">
            <text:p>0.096687044</text:p>
          </table:table-cell>
          <table:table-cell table:style-name="ce2" office:value-type="float" office:value="-0.0009437771" calcext:value-type="float">
            <text:p>-0.0009437771</text:p>
          </table:table-cell>
          <table:table-cell table:style-name="ce2" office:value-type="float" office:value="0.00928487" calcext:value-type="float">
            <text:p>0.00928487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46</text:p>
          </table:table-cell>
          <table:table-cell table:style-name="ce2" office:value-type="float" office:value="0.062" calcext:value-type="float">
            <text:p>0.06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16966" calcext:value-type="float">
            <text:p>4016966</text:p>
          </table:table-cell>
          <table:table-cell table:style-name="ce2" office:value-type="float" office:value="13929663" calcext:value-type="float">
            <text:p>13929663</text:p>
          </table:table-cell>
          <table:table-cell table:style-name="ce2" office:value-type="float" office:value="-0.082693324" calcext:value-type="float">
            <text:p>-0.082693324</text:p>
          </table:table-cell>
          <table:table-cell table:style-name="ce2" office:value-type="float" office:value="-0.21893423" calcext:value-type="float">
            <text:p>-0.21893423</text:p>
          </table:table-cell>
          <table:table-cell table:number-columns-repeated="2" table:style-name="ce2" office:value-type="float" office:value="0.11566676" calcext:value-type="float">
            <text:p>0.11566676</text:p>
          </table:table-cell>
          <table:table-cell table:style-name="ce2" office:value-type="float" office:value="0.0011835345" calcext:value-type="float">
            <text:p>0.0011835345</text:p>
          </table:table-cell>
          <table:table-cell table:style-name="ce2" office:value-type="float" office:value="-0.011749597" calcext:value-type="float">
            <text:p>-0.011749597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DP 47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94063" calcext:value-type="float">
            <text:p>4094063</text:p>
          </table:table-cell>
          <table:table-cell table:style-name="ce2" office:value-type="float" office:value="14116846" calcext:value-type="float">
            <text:p>14116846</text:p>
          </table:table-cell>
          <table:table-cell table:style-name="ce2" office:value-type="float" office:value="-142898.71" calcext:value-type="float">
            <text:p>-142898.71</text:p>
          </table:table-cell>
          <table:table-cell table:style-name="ce2" office:value-type="float" office:value="2301566.2" calcext:value-type="float">
            <text:p>2301566.2</text:p>
          </table:table-cell>
          <table:table-cell table:number-columns-repeated="2" table:style-name="ce2" office:value-type="float" office:value="433694.37" calcext:value-type="float">
            <text:p>433694.37</text:p>
          </table:table-cell>
          <table:table-cell table:style-name="ce2" office:value-type="float" office:value="78720.482" calcext:value-type="float">
            <text:p>78720.482</text:p>
          </table:table-cell>
          <table:table-cell table:style-name="ce2" office:value-type="float" office:value="-145188.51" calcext:value-type="float">
            <text:p>-145188.51</text:p>
          </table:table-cell>
          <table:table-cell table:number-columns-repeated="50"/>
        </table:table-row>
        <table:table-row table:style-name="ro3" table:number-rows-repeated="969">
          <table:table-cell table:number-columns-repeated="64"/>
        </table:table-row>
        <table:table-row table:style-name="ro2" table:number-rows-repeated="104757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5" loext:min-decimal-places="5" number:min-integer-digits="1" number:grouping="true"/>
    </number:number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currency-symbol/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4" loext:min-decimal-places="4" number:min-integer-digits="1"/>
    </number:number-style>
    <number:number-style style:name="N156">
      <number:number number:decimal-places="3" loext:min-decimal-places="3" number:min-integer-digits="1"/>
    </number:number-style>
    <number:number-style style:name="N157">
      <number:number number:decimal-places="3" loext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uebas_20__28_no_20_tocar_29_" style:display-name="PageStyle_Pruebas (no toca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esimulations" style:display-name="PageStyle_multiplesimu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a_20_definita_20_SIM" style:display-name="PageStyle_Tabla definita S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ores_20_aleatorios_20_para_20_entrena" style:display-name="PageStyle_Valores aleatorios para entre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0T13:44:17.411228414</dc:date>
    <meta:editing-duration>PT4M43S</meta:editing-duration>
    <meta:editing-cycles>1</meta:editing-cycles>
    <meta:document-statistic meta:table-count="4" meta:cell-count="7461" meta:object-count="0"/>
  </office:meta>
</office:document-meta>
</file>